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meta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50/content.xml" manifest:media-type="text/xml"/>
  <manifest:file-entry manifest:full-path="Object 50/meta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6/content.xml" manifest:media-type="text/xml"/>
  <manifest:file-entry manifest:full-path="Object 56/meta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58/content.xml" manifest:media-type="text/xml"/>
  <manifest:file-entry manifest:full-path="Object 58/meta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48/content.xml" manifest:media-type="text/xml"/>
  <manifest:file-entry manifest:full-path="Object 48/meta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aa61a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f5822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omp_time_log" table:style-name="ta1">
        <table:shapes>
          <draw:frame draw:z-index="0" draw:style-name="gr1" draw:text-style-name="P1" svg:width="230.59mm" svg:height="172.91mm" svg:x="888.29mm" svg:y="0mm">
            <draw:object draw:notify-on-update-of-ranges="omp_time_log.P9:omp_time_log.P39 omp_time_log.Q8:omp_time_log.Q8 omp_time_log.Q9:omp_time_log.Q39 omp_time_log.Q40:omp_time_log.Q40 omp_time_log.Q41:omp_time_log.Q71 omp_time_log.Q72:omp_time_log.Q72 omp_time_log.Q73:omp_time_log.Q103 omp_time_log.Q104:omp_time_log.Q104 omp_time_log.Q105:omp_time_log.Q135 omp_time_log.Q136:omp_time_log.Q136 omp_time_log.Q137:omp_time_log.Q1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322.93mm" svg:height="181.65mm" svg:x="776.08mm" svg:y="99.8mm">
            <draw:object draw:notify-on-update-of-ranges="omp_time_log.R9:omp_time_log.R39 omp_time_log.S7:omp_time_log.S8 omp_time_log.S9:omp_time_log.S39 omp_time_log.S40:omp_time_log.S40 omp_time_log.S41:omp_time_log.S71 omp_time_log.S72:omp_time_log.S72 omp_time_log.S73:omp_time_log.S103 omp_time_log.S104:omp_time_log.S104 omp_time_log.S105:omp_time_log.S135 omp_time_log.S136:omp_time_log.S136 omp_time_log.S137:omp_time_log.S16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55.96mm" svg:height="200.23mm" svg:x="634.05mm" svg:y="288.28mm">
            <draw:object draw:notify-on-update-of-ranges="omp_time_log.V9:omp_time_log.V39 omp_time_log.W8:omp_time_log.W8 omp_time_log.W9:omp_time_log.W39 omp_time_log.W40:omp_time_log.W40 omp_time_log.W41:omp_time_log.W71 omp_time_log.W72:omp_time_log.W72 omp_time_log.W73:omp_time_log.W103 omp_time_log.W104:omp_time_log.W104 omp_time_log.W105:omp_time_log.W135 omp_time_log.W136:omp_time_log.W136 omp_time_log.W137:omp_time_log.W167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159.99mm" svg:height="89.99mm" svg:x="444.42mm" svg:y="242.57mm">
            <draw:object draw:notify-on-update-of-ranges="omp_time_log.AE9:omp_time_log.AE16 omp_time_log.AF8:omp_time_log.AF8 omp_time_log.AF9:omp_time_log.AF16 omp_time_log.AF17:omp_time_log.AF17 omp_time_log.AF18:omp_time_log.AF25 omp_time_log.AF26:omp_time_log.AF26 omp_time_log.AF27:omp_time_log.AF34 omp_time_log.AF35:omp_time_log.AF35 omp_time_log.AF36:omp_time_log.AF43 omp_time_log.AF44:omp_time_log.AF44 omp_time_log.AF45:omp_time_log.AF52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4" draw:style-name="gr1" draw:text-style-name="P1" svg:width="159.99mm" svg:height="89.99mm" svg:x="451.64mm" svg:y="432.22mm">
            <draw:object draw:notify-on-update-of-ranges="omp_time_log.AL9:omp_time_log.AL16 omp_time_log.AM8:omp_time_log.AM8 omp_time_log.AM9:omp_time_log.AM16 omp_time_log.AM17:omp_time_log.AM17 omp_time_log.AM18:omp_time_log.AM25 omp_time_log.AM26:omp_time_log.AM26 omp_time_log.AM27:omp_time_log.AM34 omp_time_log.AM35:omp_time_log.AM35 omp_time_log.AM36:omp_time_log.AM43 omp_time_log.AM44:omp_time_log.AM44 omp_time_log.AM45:omp_time_log.AM52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5" draw:style-name="gr1" draw:text-style-name="P1" svg:width="223.71mm" svg:height="125.83mm" svg:x="772.61mm" svg:y="49.69mm">
            <draw:object draw:notify-on-update-of-ranges="omp_time_log.AI10:omp_time_log.AI16 omp_time_log.AJ9:omp_time_log.AJ9 omp_time_log.AJ10:omp_time_log.AJ16 omp_time_log.AJ17:omp_time_log.AJ17 omp_time_log.AJ19:omp_time_log.AJ25 omp_time_log.AJ26:omp_time_log.AJ26 omp_time_log.AJ28:omp_time_log.AJ34 omp_time_log.AJ35:omp_time_log.AJ35 omp_time_log.AJ37:omp_time_log.AJ43 omp_time_log.AJ44:omp_time_log.AJ44 omp_time_log.AJ46:omp_time_log.AJ5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25" table:default-cell-style-name="Default"/>
        <table:table-row table:style-name="ro1">
          <table:table-cell office:value-type="float" office:value="3.7119" calcext:value-type="float">
            <text:p>3,711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322" calcext:value-type="float">
            <text:p>0,03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3.7225" calcext:value-type="float">
            <text:p>3,7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  <table:table-cell office:value-type="float" office:value="3.7225" calcext:value-type="float">
            <text:p>3,7225</text:p>
          </table:table-cell>
          <table:table-cell table:number-columns-repeated="19"/>
        </table:table-row>
        <table:table-row table:style-name="ro1">
          <table:table-cell office:value-type="float" office:value="6.605" calcext:value-type="float">
            <text:p>6,60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495" calcext:value-type="float">
            <text:p>0,049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328" calcext:value-type="float">
            <text:p>0,0328</text:p>
          </table:table-cell>
          <table:table-cell office:value-type="float" office:value="0" calcext:value-type="float">
            <text:p>0</text:p>
          </table:table-cell>
          <table:table-cell office:value-type="float" office:value="6.6545" calcext:value-type="float">
            <text:p>6,65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6545" calcext:value-type="float">
            <text:p>6,6545</text:p>
          </table:table-cell>
          <table:table-cell table:number-columns-repeated="19"/>
        </table:table-row>
        <table:table-row table:style-name="ro1">
          <table:table-cell office:value-type="float" office:value="13.8624" calcext:value-type="float">
            <text:p>13,8624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37" calcext:value-type="float">
            <text:p>0,0537</text:p>
          </table:table-cell>
          <table:table-cell office:value-type="float" office:value="0" calcext:value-type="float">
            <text:p>0</text:p>
          </table:table-cell>
          <table:table-cell office:value-type="float" office:value="13.9493" calcext:value-type="float">
            <text:p>13,949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.9493" calcext:value-type="float">
            <text:p>13,9493</text:p>
          </table:table-cell>
          <table:table-cell table:number-columns-repeated="19"/>
        </table:table-row>
        <table:table-row table:style-name="ro1">
          <table:table-cell office:value-type="float" office:value="25.0121" calcext:value-type="float">
            <text:p>25,0121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301" calcext:value-type="float">
            <text:p>0,0301</text:p>
          </table:table-cell>
          <table:table-cell office:value-type="float" office:value="4.4523" calcext:value-type="float">
            <text:p>4,4523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office:value-type="float" office:value="4.3496" calcext:value-type="float">
            <text:p>4,3496</text:p>
          </table:table-cell>
          <table:table-cell office:value-type="float" office:value="0" calcext:value-type="float">
            <text:p>0</text:p>
          </table:table-cell>
          <table:table-cell office:value-type="float" office:value="29.4644" calcext:value-type="float">
            <text:p>29,464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.4644" calcext:value-type="float">
            <text:p>29,4644</text:p>
          </table:table-cell>
          <table:table-cell table:number-columns-repeated="19"/>
        </table:table-row>
        <table:table-row table:style-name="ro1">
          <table:table-cell office:value-type="float" office:value="47.8349" calcext:value-type="float">
            <text:p>47,8349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478" calcext:value-type="float">
            <text:p>0,047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331" calcext:value-type="float">
            <text:p>0,0331</text:p>
          </table:table-cell>
          <table:table-cell office:value-type="float" office:value="5.8306" calcext:value-type="float">
            <text:p>5,8306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office:value-type="float" office:value="5.7301" calcext:value-type="float">
            <text:p>5,7301</text:p>
          </table:table-cell>
          <table:table-cell office:value-type="float" office:value="0" calcext:value-type="float">
            <text:p>0</text:p>
          </table:table-cell>
          <table:table-cell office:value-type="float" office:value="53.6655" calcext:value-type="float">
            <text:p>53,665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3.6655" calcext:value-type="float">
            <text:p>53,6655</text:p>
          </table:table-cell>
          <table:table-cell table:number-columns-repeated="19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3"/>
          <table:table-cell office:value-type="string" calcext:value-type="string">
            <text:p>outer threads</text:p>
          </table:table-cell>
          <table:table-cell office:value-type="string" calcext:value-type="string">
            <text:p>inner threads</text:p>
          </table:table-cell>
          <table:table-cell office:value-type="string" calcext:value-type="string">
            <text:p>tot threads</text:p>
          </table:table-cell>
          <table:table-cell table:style-name="ce1" office:value-type="string" calcext:value-type="string">
            <text:p>speedup</text:p>
          </table:table-cell>
          <table:table-cell table:style-name="ce1"/>
          <table:table-cell table:style-name="ce1" office:value-type="string" calcext:value-type="string">
            <text:p>efficiency</text:p>
          </table:table-cell>
          <table:table-cell table:number-columns-repeated="3"/>
          <table:table-cell table:style-name="ce1" office:value-type="string" calcext:value-type="string">
            <text:p>Efficiency 8 core</text:p>
          </table:table-cell>
          <table:table-cell table:number-columns-repeated="8"/>
          <table:table-cell office:value-type="string" calcext:value-type="string">
            <text:p>Speedup 4 nested threads</text:p>
          </table:table-cell>
          <table:table-cell table:number-columns-repeated="3"/>
          <table:table-cell office:value-type="string" calcext:value-type="string">
            <text:p>efficiency on threads</text:p>
          </table:table-cell>
          <table:table-cell table:number-columns-repeated="2"/>
          <table:table-cell office:value-type="string" calcext:value-type="string">
            <text:p>efficiancy on core</text:p>
          </table:table-cell>
        </table:table-row>
        <table:table-row table:style-name="ro1">
          <table:table-cell office:value-type="float" office:value="3.6787" calcext:value-type="float">
            <text:p>3,678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3.6861" calcext:value-type="float">
            <text:p>3,68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8]+[.O8]-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table:formula="of:=[.N8]+[.O8]-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 table:number-columns-repeated="8"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</table:table-row>
        <table:table-row table:style-name="ro1">
          <table:table-cell office:value-type="float" office:value="1.9515" calcext:value-type="float">
            <text:p>1,951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9588" calcext:value-type="float">
            <text:p>1,95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9]+[.O9]-1" office:value-type="float" office:value="2" calcext:value-type="float">
            <text:p>2</text:p>
          </table:table-cell>
          <table:table-cell table:formula="of:=[.T9]/[.M9]" office:value-type="float" office:value="1.90039820298142" calcext:value-type="float">
            <text:p>1,90039820298142</text:p>
          </table:table-cell>
          <table:table-cell table:formula="of:=[.N9]+[.O9]-1" office:value-type="float" office:value="2" calcext:value-type="float">
            <text:p>2</text:p>
          </table:table-cell>
          <table:table-cell table:formula="of:=[.T9]/([.M9]*([.N9]+[.O9]-1))" office:value-type="float" office:value="0.950199101490709" calcext:value-type="float">
            <text:p>0,950199101490709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9]+[.O9]-1" office:value-type="float" office:value="2" calcext:value-type="float">
            <text:p>2</text:p>
          </table:table-cell>
          <table:table-cell table:formula="of:=[.T9]/([.M9]*8)" office:value-type="float" office:value="0.237549775372677" calcext:value-type="float">
            <text:p>0,237549775372677</text:p>
          </table:table-cell>
          <table:table-cell/>
          <table:table-cell office:value-type="float" office:value="2.5514" calcext:value-type="float">
            <text:p>2,5514</text:p>
          </table:table-cell>
          <table:table-cell/>
          <table:table-cell table:formula="of:=[.Y9]/[.M9]" office:value-type="float" office:value="1.3025321625485" calcext:value-type="float">
            <text:p>1,3025321625485</text:p>
          </table:table-cell>
          <table:table-cell table:number-columns-repeated="2"/>
          <table:table-cell office:value-type="float" office:value="0.8431" calcext:value-type="float">
            <text:p>0,8431</text:p>
          </table:table-cell>
          <table:table-cell office:value-type="float" office:value="1" calcext:value-type="float">
            <text:p>1</text:p>
          </table:table-cell>
          <table:table-cell table:formula="of:=[.AG9]/[.AD9]" office:value-type="float" office:value="3.02621278614636" calcext:value-type="float">
            <text:p>3,02621278614636</text:p>
          </table:table-cell>
          <table:table-cell office:value-type="float" office:value="2.5514" calcext:value-type="float">
            <text:p>2,5514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9]/8" office:value-type="float" office:value="0.378276598268296" calcext:value-type="float">
            <text:p>0,378276598268296</text:p>
          </table:table-cell>
        </table:table-row>
        <table:table-row table:style-name="ro1">
          <table:table-cell office:value-type="float" office:value="1.1316" calcext:value-type="float">
            <text:p>1,1316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0]+[.O10]-1" office:value-type="float" office:value="4" calcext:value-type="float">
            <text:p>4</text:p>
          </table:table-cell>
          <table:table-cell table:formula="of:=[.T10]/[.M10]" office:value-type="float" office:value="3.26821773485514" calcext:value-type="float">
            <text:p>3,26821773485514</text:p>
          </table:table-cell>
          <table:table-cell table:formula="of:=[.N10]+[.O10]-1" office:value-type="float" office:value="4" calcext:value-type="float">
            <text:p>4</text:p>
          </table:table-cell>
          <table:table-cell table:formula="of:=[.T10]/([.M10]*([.N10]+[.O10]-1))" office:value-type="float" office:value="0.817054433713784" calcext:value-type="float">
            <text:p>0,817054433713784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0]+[.O10]-1" office:value-type="float" office:value="4" calcext:value-type="float">
            <text:p>4</text:p>
          </table:table-cell>
          <table:table-cell table:formula="of:=[.T10]/([.M10]*8)" office:value-type="float" office:value="0.408527216856892" calcext:value-type="float">
            <text:p>0,408527216856892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8615" calcext:value-type="float">
            <text:p>0,8615</text:p>
          </table:table-cell>
          <table:table-cell office:value-type="float" office:value="2" calcext:value-type="float">
            <text:p>2</text:p>
          </table:table-cell>
          <table:table-cell table:formula="of:=[.AG10]/[.AD10]" office:value-type="float" office:value="2.96157864190366" calcext:value-type="float">
            <text:p>2,9615786419036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0]*4" office:value-type="float" office:value="8" calcext:value-type="float">
            <text:p>8</text:p>
          </table:table-cell>
          <table:table-cell table:formula="of:=[.AF10]/[.AI10]" office:value-type="float" office:value="0.370197330237957" calcext:value-type="float">
            <text:p>0,37019733023795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10]/8" office:value-type="float" office:value="0.370197330237957" calcext:value-type="float">
            <text:p>0,370197330237957</text:p>
          </table:table-cell>
        </table:table-row>
        <table:table-row table:style-name="ro1">
          <table:table-cell office:value-type="float" office:value="2.1731" calcext:value-type="float">
            <text:p>2,17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" calcext:value-type="float">
            <text:p>0</text:p>
          </table:table-cell>
          <table:table-cell office:value-type="float" office:value="2.1836" calcext:value-type="float">
            <text:p>2,1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1]+[.O11]-1" office:value-type="float" office:value="8" calcext:value-type="float">
            <text:p>8</text:p>
          </table:table-cell>
          <table:table-cell table:formula="of:=[.T11]/[.M11]" office:value-type="float" office:value="1.70475361787873" calcext:value-type="float">
            <text:p>1,70475361787873</text:p>
          </table:table-cell>
          <table:table-cell table:formula="of:=[.N11]+[.O11]-1" office:value-type="float" office:value="8" calcext:value-type="float">
            <text:p>8</text:p>
          </table:table-cell>
          <table:table-cell table:formula="of:=[.T11]/([.M11]*([.N11]+[.O11]-1))" office:value-type="float" office:value="0.213094202234842" calcext:value-type="float">
            <text:p>0,213094202234842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1]+[.O11]-1" office:value-type="float" office:value="8" calcext:value-type="float">
            <text:p>8</text:p>
          </table:table-cell>
          <table:table-cell table:formula="of:=[.T11]/([.M11]*8)" office:value-type="float" office:value="0.213094202234842" calcext:value-type="float">
            <text:p>0,213094202234842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7408" calcext:value-type="float">
            <text:p>0,7408</text:p>
          </table:table-cell>
          <table:table-cell office:value-type="float" office:value="4" calcext:value-type="float">
            <text:p>4</text:p>
          </table:table-cell>
          <table:table-cell table:formula="of:=[.AG11]/[.AD11]" office:value-type="float" office:value="3.44411447084233" calcext:value-type="float">
            <text:p>3,44411447084233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1]*4" office:value-type="float" office:value="16" calcext:value-type="float">
            <text:p>16</text:p>
          </table:table-cell>
          <table:table-cell table:formula="of:=[.AF11]/[.AI11]" office:value-type="float" office:value="0.215257154427646" calcext:value-type="float">
            <text:p>0,21525715442764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11]/8" office:value-type="float" office:value="0.430514308855292" calcext:value-type="float">
            <text:p>0,430514308855292</text:p>
          </table:table-cell>
        </table:table-row>
        <table:table-row table:style-name="ro1">
          <table:table-cell office:value-type="float" office:value="2.4658" calcext:value-type="float">
            <text:p>2,4658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405" calcext:value-type="float">
            <text:p>0,0405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2.4753" calcext:value-type="float">
            <text:p>2,47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2]+[.O12]-1" office:value-type="float" office:value="2" calcext:value-type="float">
            <text:p>2</text:p>
          </table:table-cell>
          <table:table-cell table:formula="of:=[.T12]/[.M12]" office:value-type="float" office:value="1.50385811820789" calcext:value-type="float">
            <text:p>1,50385811820789</text:p>
          </table:table-cell>
          <table:table-cell table:formula="of:=[.N12]+[.O12]-1" office:value-type="float" office:value="2" calcext:value-type="float">
            <text:p>2</text:p>
          </table:table-cell>
          <table:table-cell table:formula="of:=[.T12]/([.M12]*([.N12]+[.O12]-1))" office:value-type="float" office:value="0.751929059103947" calcext:value-type="float">
            <text:p>0,751929059103947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2]+[.O12]-1" office:value-type="float" office:value="2" calcext:value-type="float">
            <text:p>2</text:p>
          </table:table-cell>
          <table:table-cell table:formula="of:=[.T12]/([.M12]*8)" office:value-type="float" office:value="0.187982264775987" calcext:value-type="float">
            <text:p>0,187982264775987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7333" calcext:value-type="float">
            <text:p>0,7333</text:p>
          </table:table-cell>
          <table:table-cell office:value-type="float" office:value="8" calcext:value-type="float">
            <text:p>8</text:p>
          </table:table-cell>
          <table:table-cell table:formula="of:=[.AG12]/[.AD12]" office:value-type="float" office:value="3.47933996999864" calcext:value-type="float">
            <text:p>3,47933996999864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2]*4" office:value-type="float" office:value="32" calcext:value-type="float">
            <text:p>32</text:p>
          </table:table-cell>
          <table:table-cell table:formula="of:=[.AF12]/[.AI12]" office:value-type="float" office:value="0.108729374062457" calcext:value-type="float">
            <text:p>0,10872937406245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12]/8" office:value-type="float" office:value="0.43491749624983" calcext:value-type="float">
            <text:p>0,43491749624983</text:p>
          </table:table-cell>
        </table:table-row>
        <table:table-row table:style-name="ro1">
          <table:table-cell office:value-type="float" office:value="1.3804" calcext:value-type="float">
            <text:p>1,380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1.3872" calcext:value-type="float">
            <text:p>1,387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3]+[.O13]-1" office:value-type="float" office:value="3" calcext:value-type="float">
            <text:p>3</text:p>
          </table:table-cell>
          <table:table-cell table:formula="of:=[.T13]/[.M13]" office:value-type="float" office:value="2.6834630911188" calcext:value-type="float">
            <text:p>2,6834630911188</text:p>
          </table:table-cell>
          <table:table-cell table:formula="of:=[.N13]+[.O13]-1" office:value-type="float" office:value="3" calcext:value-type="float">
            <text:p>3</text:p>
          </table:table-cell>
          <table:table-cell table:formula="of:=[.T13]/([.M13]*([.N13]+[.O13]-1))" office:value-type="float" office:value="0.8944876970396" calcext:value-type="float">
            <text:p>0,8944876970396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3]+[.O13]-1" office:value-type="float" office:value="3" calcext:value-type="float">
            <text:p>3</text:p>
          </table:table-cell>
          <table:table-cell table:formula="of:=[.T13]/([.M13]*8)" office:value-type="float" office:value="0.33543288638985" calcext:value-type="float">
            <text:p>0,33543288638985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7753" calcext:value-type="float">
            <text:p>0,7753</text:p>
          </table:table-cell>
          <table:table-cell office:value-type="float" office:value="12" calcext:value-type="float">
            <text:p>12</text:p>
          </table:table-cell>
          <table:table-cell table:formula="of:=[.AG13]/[.AD13]" office:value-type="float" office:value="3.29085515284406" calcext:value-type="float">
            <text:p>3,2908551528440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3]*4" office:value-type="float" office:value="48" calcext:value-type="float">
            <text:p>48</text:p>
          </table:table-cell>
          <table:table-cell table:formula="of:=[.AF13]/[.AI13]" office:value-type="float" office:value="0.0685594823509179" calcext:value-type="float">
            <text:p>0,068559482350917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13]/8" office:value-type="float" office:value="0.411356894105508" calcext:value-type="float">
            <text:p>0,411356894105508</text:p>
          </table:table-cell>
        </table:table-row>
        <table:table-row table:style-name="ro1">
          <table:table-cell office:value-type="float" office:value="1.1018" calcext:value-type="float">
            <text:p>1,101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1.1097" calcext:value-type="float">
            <text:p>1,10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4]+[.O14]-1" office:value-type="float" office:value="5" calcext:value-type="float">
            <text:p>5</text:p>
          </table:table-cell>
          <table:table-cell table:formula="of:=[.T14]/[.M14]" office:value-type="float" office:value="3.35451022798955" calcext:value-type="float">
            <text:p>3,35451022798955</text:p>
          </table:table-cell>
          <table:table-cell table:formula="of:=[.N14]+[.O14]-1" office:value-type="float" office:value="5" calcext:value-type="float">
            <text:p>5</text:p>
          </table:table-cell>
          <table:table-cell table:formula="of:=[.T14]/([.M14]*([.N14]+[.O14]-1))" office:value-type="float" office:value="0.670902045597909" calcext:value-type="float">
            <text:p>0,670902045597909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4]+[.O14]-1" office:value-type="float" office:value="5" calcext:value-type="float">
            <text:p>5</text:p>
          </table:table-cell>
          <table:table-cell table:formula="of:=[.T14]/([.M14]*8)" office:value-type="float" office:value="0.419313778498693" calcext:value-type="float">
            <text:p>0,419313778498693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8266" calcext:value-type="float">
            <text:p>0,8266</text:p>
          </table:table-cell>
          <table:table-cell office:value-type="float" office:value="16" calcext:value-type="float">
            <text:p>16</text:p>
          </table:table-cell>
          <table:table-cell table:formula="of:=[.AG14]/[.AD14]" office:value-type="float" office:value="3.0866198887007" calcext:value-type="float">
            <text:p>3,0866198887007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4]*4" office:value-type="float" office:value="64" calcext:value-type="float">
            <text:p>64</text:p>
          </table:table-cell>
          <table:table-cell table:formula="of:=[.AF14]/[.AI14]" office:value-type="float" office:value="0.0482284357609485" calcext:value-type="float">
            <text:p>0,048228435760948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14]/8" office:value-type="float" office:value="0.385827486087588" calcext:value-type="float">
            <text:p>0,385827486087588</text:p>
          </table:table-cell>
        </table:table-row>
        <table:table-row table:style-name="ro1">
          <table:table-cell office:value-type="float" office:value="1.2252" calcext:value-type="float">
            <text:p>1,225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2336" calcext:value-type="float">
            <text:p>1,23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5]+[.O15]-1" office:value-type="float" office:value="9" calcext:value-type="float">
            <text:p>9</text:p>
          </table:table-cell>
          <table:table-cell table:formula="of:=[.T15]/[.M15]" office:value-type="float" office:value="3.01759079118029" calcext:value-type="float">
            <text:p>3,01759079118029</text:p>
          </table:table-cell>
          <table:table-cell table:formula="of:=[.N15]+[.O15]-1" office:value-type="float" office:value="9" calcext:value-type="float">
            <text:p>9</text:p>
          </table:table-cell>
          <table:table-cell table:formula="of:=[.T15]/([.M15]*([.N15]+[.O15]-1))" office:value-type="float" office:value="0.335287865686698" calcext:value-type="float">
            <text:p>0,335287865686698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5]+[.O15]-1" office:value-type="float" office:value="9" calcext:value-type="float">
            <text:p>9</text:p>
          </table:table-cell>
          <table:table-cell table:formula="of:=[.T15]/([.M15]*8)" office:value-type="float" office:value="0.377198848897536" calcext:value-type="float">
            <text:p>0,377198848897536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8684" calcext:value-type="float">
            <text:p>0,8684</text:p>
          </table:table-cell>
          <table:table-cell office:value-type="float" office:value="32" calcext:value-type="float">
            <text:p>32</text:p>
          </table:table-cell>
          <table:table-cell table:formula="of:=[.AG15]/[.AD15]" office:value-type="float" office:value="2.93804698295716" calcext:value-type="float">
            <text:p>2,9380469829571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5]*4" office:value-type="float" office:value="128" calcext:value-type="float">
            <text:p>128</text:p>
          </table:table-cell>
          <table:table-cell table:formula="of:=[.AF15]/[.AI15]" office:value-type="float" office:value="0.0229534920543528" calcext:value-type="float">
            <text:p>0,022953492054352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15]/8" office:value-type="float" office:value="0.367255872869645" calcext:value-type="float">
            <text:p>0,367255872869645</text:p>
          </table:table-cell>
        </table:table-row>
        <table:table-row table:style-name="ro1">
          <table:table-cell office:value-type="float" office:value="1.1551" calcext:value-type="float">
            <text:p>1,155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1627" calcext:value-type="float">
            <text:p>1,16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6]+[.O16]-1" office:value-type="float" office:value="4" calcext:value-type="float">
            <text:p>4</text:p>
          </table:table-cell>
          <table:table-cell table:formula="of:=[.T16]/[.M16]" office:value-type="float" office:value="3.20159972477853" calcext:value-type="float">
            <text:p>3,20159972477853</text:p>
          </table:table-cell>
          <table:table-cell table:formula="of:=[.N16]+[.O16]-1" office:value-type="float" office:value="4" calcext:value-type="float">
            <text:p>4</text:p>
          </table:table-cell>
          <table:table-cell table:formula="of:=[.T16]/([.M16]*([.N16]+[.O16]-1))" office:value-type="float" office:value="0.800399931194633" calcext:value-type="float">
            <text:p>0,800399931194633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6]+[.O16]-1" office:value-type="float" office:value="4" calcext:value-type="float">
            <text:p>4</text:p>
          </table:table-cell>
          <table:table-cell table:formula="of:=[.T16]/([.M16]*8)" office:value-type="float" office:value="0.400199965597317" calcext:value-type="float">
            <text:p>0,400199965597317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0.9626" calcext:value-type="float">
            <text:p>0,9626</text:p>
          </table:table-cell>
          <table:table-cell office:value-type="float" office:value="64" calcext:value-type="float">
            <text:p>64</text:p>
          </table:table-cell>
          <table:table-cell table:formula="of:=[.AG16]/[.AD16]" office:value-type="float" office:value="2.65052981508415" calcext:value-type="float">
            <text:p>2,65052981508415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AE16]*4" office:value-type="float" office:value="256" calcext:value-type="float">
            <text:p>256</text:p>
          </table:table-cell>
          <table:table-cell table:formula="of:=[.AF16]/[.AI16]" office:value-type="float" office:value="0.0103536320901724" calcext:value-type="float">
            <text:p>0,010353632090172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16]/8" office:value-type="float" office:value="0.331316226885518" calcext:value-type="float">
            <text:p>0,331316226885518</text:p>
          </table:table-cell>
        </table:table-row>
        <table:table-row table:style-name="ro1">
          <table:table-cell office:value-type="float" office:value="1.034" calcext:value-type="float">
            <text:p>1,03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0417" calcext:value-type="float">
            <text:p>1,04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7]+[.O17]-1" office:value-type="float" office:value="5" calcext:value-type="float">
            <text:p>5</text:p>
          </table:table-cell>
          <table:table-cell table:formula="of:=[.T17]/[.M17]" office:value-type="float" office:value="3.57348564845925" calcext:value-type="float">
            <text:p>3,57348564845925</text:p>
          </table:table-cell>
          <table:table-cell table:formula="of:=[.N17]+[.O17]-1" office:value-type="float" office:value="5" calcext:value-type="float">
            <text:p>5</text:p>
          </table:table-cell>
          <table:table-cell table:formula="of:=[.T17]/([.M17]*([.N17]+[.O17]-1))" office:value-type="float" office:value="0.71469712969185" calcext:value-type="float">
            <text:p>0,71469712969185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7]+[.O17]-1" office:value-type="float" office:value="5" calcext:value-type="float">
            <text:p>5</text:p>
          </table:table-cell>
          <table:table-cell table:formula="of:=[.T17]/([.M17]*8)" office:value-type="float" office:value="0.446685706057406" calcext:value-type="float">
            <text:p>0,446685706057406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6"/>
          <table:table-cell office:value-type="string" calcext:value-type="string">
            <text:p>small</text:p>
          </table:table-cell>
          <table:table-cell table:number-columns-repeated="2"/>
          <table:table-cell table:formula="of:=[.AE17]*4" office:value-type="float" office:value="0" calcext:value-type="float">
            <text:p>0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.2933" calcext:value-type="float">
            <text:p>1,2933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49" calcext:value-type="float">
            <text:p>0,0149</text:p>
          </table:table-cell>
          <table:table-cell office:value-type="float" office:value="0" calcext:value-type="float">
            <text:p>0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1.3074" calcext:value-type="float">
            <text:p>1,307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8]+[.O18]-1" office:value-type="float" office:value="7" calcext:value-type="float">
            <text:p>7</text:p>
          </table:table-cell>
          <table:table-cell table:formula="of:=[.T18]/[.M18]" office:value-type="float" office:value="2.84725409209117" calcext:value-type="float">
            <text:p>2,84725409209117</text:p>
          </table:table-cell>
          <table:table-cell table:formula="of:=[.N18]+[.O18]-1" office:value-type="float" office:value="7" calcext:value-type="float">
            <text:p>7</text:p>
          </table:table-cell>
          <table:table-cell table:formula="of:=[.T18]/([.M18]*([.N18]+[.O18]-1))" office:value-type="float" office:value="0.406750584584453" calcext:value-type="float">
            <text:p>0,406750584584453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8]+[.O18]-1" office:value-type="float" office:value="7" calcext:value-type="float">
            <text:p>7</text:p>
          </table:table-cell>
          <table:table-cell table:formula="of:=[.T18]/([.M18]*8)" office:value-type="float" office:value="0.355906761511397" calcext:value-type="float">
            <text:p>0,355906761511397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8327" calcext:value-type="float">
            <text:p>1,8327</text:p>
          </table:table-cell>
          <table:table-cell office:value-type="float" office:value="1" calcext:value-type="float">
            <text:p>1</text:p>
          </table:table-cell>
          <table:table-cell table:formula="of:=[.AG18]/[.AD18]" office:value-type="float" office:value="2.87515687237409" calcext:value-type="float">
            <text:p>2,8751568723740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18]*4" office:value-type="float" office:value="4" calcext:value-type="float">
            <text:p>4</text:p>
          </table:table-cell>
          <table:table-cell table:formula="of:=[.AF18]/[.AI18]" office:value-type="float" office:value="0.718789218093523" calcext:value-type="float">
            <text:p>0,71878921809352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18]/8" office:value-type="float" office:value="0.359394609046762" calcext:value-type="float">
            <text:p>0,359394609046762</text:p>
          </table:table-cell>
        </table:table-row>
        <table:table-row table:style-name="ro1">
          <table:table-cell office:value-type="float" office:value="1.2761" calcext:value-type="float">
            <text:p>1,276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2836" calcext:value-type="float">
            <text:p>1,28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9]+[.O19]-1" office:value-type="float" office:value="11" calcext:value-type="float">
            <text:p>11</text:p>
          </table:table-cell>
          <table:table-cell table:formula="of:=[.T19]/[.M19]" office:value-type="float" office:value="2.90004674353381" calcext:value-type="float">
            <text:p>2,90004674353381</text:p>
          </table:table-cell>
          <table:table-cell table:formula="of:=[.N19]+[.O19]-1" office:value-type="float" office:value="11" calcext:value-type="float">
            <text:p>11</text:p>
          </table:table-cell>
          <table:table-cell table:formula="of:=[.T19]/([.M19]*([.N19]+[.O19]-1))" office:value-type="float" office:value="0.263640613048528" calcext:value-type="float">
            <text:p>0,263640613048528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19]+[.O19]-1" office:value-type="float" office:value="11" calcext:value-type="float">
            <text:p>11</text:p>
          </table:table-cell>
          <table:table-cell table:formula="of:=[.T19]/([.M19]*8)" office:value-type="float" office:value="0.362505842941726" calcext:value-type="float">
            <text:p>0,362505842941726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7798" calcext:value-type="float">
            <text:p>1,7798</text:p>
          </table:table-cell>
          <table:table-cell office:value-type="float" office:value="2" calcext:value-type="float">
            <text:p>2</text:p>
          </table:table-cell>
          <table:table-cell table:formula="of:=[.AG19]/[.AD19]" office:value-type="float" office:value="2.9606135520845" calcext:value-type="float">
            <text:p>2,9606135520845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19]*4" office:value-type="float" office:value="8" calcext:value-type="float">
            <text:p>8</text:p>
          </table:table-cell>
          <table:table-cell table:formula="of:=[.AF19]/[.AI19]" office:value-type="float" office:value="0.370076694010563" calcext:value-type="float">
            <text:p>0,37007669401056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19]/8" office:value-type="float" office:value="0.370076694010563" calcext:value-type="float">
            <text:p>0,370076694010563</text:p>
          </table:table-cell>
        </table:table-row>
        <table:table-row table:style-name="ro1">
          <table:table-cell office:value-type="float" office:value="0.9923" calcext:value-type="float">
            <text:p>0,992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57" calcext:value-type="float">
            <text:p>0,0057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" calcext:value-type="float">
            <text:p>0</text:p>
          </table:table-cell>
          <table:table-cell office:value-type="float" office:value="1.0078" calcext:value-type="float">
            <text:p>1,00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0]+[.O20]-1" office:value-type="float" office:value="8" calcext:value-type="float">
            <text:p>8</text:p>
          </table:table-cell>
          <table:table-cell table:formula="of:=[.T20]/[.M20]" office:value-type="float" office:value="3.69368922405239" calcext:value-type="float">
            <text:p>3,69368922405239</text:p>
          </table:table-cell>
          <table:table-cell table:formula="of:=[.N20]+[.O20]-1" office:value-type="float" office:value="8" calcext:value-type="float">
            <text:p>8</text:p>
          </table:table-cell>
          <table:table-cell table:formula="of:=[.T20]/([.M20]*([.N20]+[.O20]-1))" office:value-type="float" office:value="0.461711153006549" calcext:value-type="float">
            <text:p>0,461711153006549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0]+[.O20]-1" office:value-type="float" office:value="8" calcext:value-type="float">
            <text:p>8</text:p>
          </table:table-cell>
          <table:table-cell table:formula="of:=[.T20]/([.M20]*8)" office:value-type="float" office:value="0.461711153006549" calcext:value-type="float">
            <text:p>0,461711153006549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5711" calcext:value-type="float">
            <text:p>1,5711</text:p>
          </table:table-cell>
          <table:table-cell office:value-type="float" office:value="4" calcext:value-type="float">
            <text:p>4</text:p>
          </table:table-cell>
          <table:table-cell table:formula="of:=[.AG20]/[.AD20]" office:value-type="float" office:value="3.35389217745529" calcext:value-type="float">
            <text:p>3,3538921774552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20]*4" office:value-type="float" office:value="16" calcext:value-type="float">
            <text:p>16</text:p>
          </table:table-cell>
          <table:table-cell table:formula="of:=[.AF20]/[.AI20]" office:value-type="float" office:value="0.209618261090955" calcext:value-type="float">
            <text:p>0,20961826109095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20]/8" office:value-type="float" office:value="0.419236522181911" calcext:value-type="float">
            <text:p>0,419236522181911</text:p>
          </table:table-cell>
        </table:table-row>
        <table:table-row table:style-name="ro1">
          <table:table-cell office:value-type="float" office:value="1.0685" calcext:value-type="float">
            <text:p>1,0685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34" calcext:value-type="float">
            <text:p>0,0234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1.078" calcext:value-type="float">
            <text:p>1,0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1]+[.O21]-1" office:value-type="float" office:value="9" calcext:value-type="float">
            <text:p>9</text:p>
          </table:table-cell>
          <table:table-cell table:formula="of:=[.T21]/[.M21]" office:value-type="float" office:value="3.45315398886827" calcext:value-type="float">
            <text:p>3,45315398886827</text:p>
          </table:table-cell>
          <table:table-cell table:formula="of:=[.N21]+[.O21]-1" office:value-type="float" office:value="9" calcext:value-type="float">
            <text:p>9</text:p>
          </table:table-cell>
          <table:table-cell table:formula="of:=[.T21]/([.M21]*([.N21]+[.O21]-1))" office:value-type="float" office:value="0.383683776540919" calcext:value-type="float">
            <text:p>0,383683776540919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1]+[.O21]-1" office:value-type="float" office:value="9" calcext:value-type="float">
            <text:p>9</text:p>
          </table:table-cell>
          <table:table-cell table:formula="of:=[.T21]/([.M21]*8)" office:value-type="float" office:value="0.431644248608534" calcext:value-type="float">
            <text:p>0,431644248608534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5522" calcext:value-type="float">
            <text:p>1,5522</text:p>
          </table:table-cell>
          <table:table-cell office:value-type="float" office:value="8" calcext:value-type="float">
            <text:p>8</text:p>
          </table:table-cell>
          <table:table-cell table:formula="of:=[.AG21]/[.AD21]" office:value-type="float" office:value="3.39473006055921" calcext:value-type="float">
            <text:p>3,39473006055921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21]*4" office:value-type="float" office:value="32" calcext:value-type="float">
            <text:p>32</text:p>
          </table:table-cell>
          <table:table-cell table:formula="of:=[.AF21]/[.AI21]" office:value-type="float" office:value="0.106085314392475" calcext:value-type="float">
            <text:p>0,1060853143924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21]/8" office:value-type="float" office:value="0.424341257569901" calcext:value-type="float">
            <text:p>0,424341257569901</text:p>
          </table:table-cell>
        </table:table-row>
        <table:table-row table:style-name="ro1">
          <table:table-cell office:value-type="float" office:value="1.0602" calcext:value-type="float">
            <text:p>1,0602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1.0764" calcext:value-type="float">
            <text:p>1,07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2]+[.O22]-1" office:value-type="float" office:value="11" calcext:value-type="float">
            <text:p>11</text:p>
          </table:table-cell>
          <table:table-cell table:formula="of:=[.T22]/[.M22]" office:value-type="float" office:value="3.45828688219993" calcext:value-type="float">
            <text:p>3,45828688219993</text:p>
          </table:table-cell>
          <table:table-cell table:formula="of:=[.N22]+[.O22]-1" office:value-type="float" office:value="11" calcext:value-type="float">
            <text:p>11</text:p>
          </table:table-cell>
          <table:table-cell table:formula="of:=[.T22]/([.M22]*([.N22]+[.O22]-1))" office:value-type="float" office:value="0.31438971656363" calcext:value-type="float">
            <text:p>0,31438971656363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2]+[.O22]-1" office:value-type="float" office:value="11" calcext:value-type="float">
            <text:p>11</text:p>
          </table:table-cell>
          <table:table-cell table:formula="of:=[.T22]/([.M22]*8)" office:value-type="float" office:value="0.432285860274991" calcext:value-type="float">
            <text:p>0,432285860274991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5943" calcext:value-type="float">
            <text:p>1,5943</text:p>
          </table:table-cell>
          <table:table-cell office:value-type="float" office:value="12" calcext:value-type="float">
            <text:p>12</text:p>
          </table:table-cell>
          <table:table-cell table:formula="of:=[.AG22]/[.AD22]" office:value-type="float" office:value="3.30508687198143" calcext:value-type="float">
            <text:p>3,30508687198143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22]*4" office:value-type="float" office:value="48" calcext:value-type="float">
            <text:p>48</text:p>
          </table:table-cell>
          <table:table-cell table:formula="of:=[.AF22]/[.AI22]" office:value-type="float" office:value="0.0688559764996132" calcext:value-type="float">
            <text:p>0,068855976499613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22]/8" office:value-type="float" office:value="0.413135858997679" calcext:value-type="float">
            <text:p>0,413135858997679</text:p>
          </table:table-cell>
        </table:table-row>
        <table:table-row table:style-name="ro1">
          <table:table-cell office:value-type="float" office:value="1.1655" calcext:value-type="float">
            <text:p>1,1655</text:p>
          </table:table-cell>
          <table:table-cell office:value-type="float" office:value="0.01" calcext:value-type="float">
            <text:p>0,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1.1774" calcext:value-type="float">
            <text:p>1,177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3]+[.O23]-1" office:value-type="float" office:value="15" calcext:value-type="float">
            <text:p>15</text:p>
          </table:table-cell>
          <table:table-cell table:formula="of:=[.T23]/[.M23]" office:value-type="float" office:value="3.16162731442161" calcext:value-type="float">
            <text:p>3,16162731442161</text:p>
          </table:table-cell>
          <table:table-cell table:formula="of:=[.N23]+[.O23]-1" office:value-type="float" office:value="15" calcext:value-type="float">
            <text:p>15</text:p>
          </table:table-cell>
          <table:table-cell table:formula="of:=[.T23]/([.M23]*([.N23]+[.O23]-1))" office:value-type="float" office:value="0.210775154294774" calcext:value-type="float">
            <text:p>0,210775154294774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3]+[.O23]-1" office:value-type="float" office:value="15" calcext:value-type="float">
            <text:p>15</text:p>
          </table:table-cell>
          <table:table-cell table:formula="of:=[.T23]/([.M23]*8)" office:value-type="float" office:value="0.395203414302701" calcext:value-type="float">
            <text:p>0,395203414302701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6857" calcext:value-type="float">
            <text:p>1,6857</text:p>
          </table:table-cell>
          <table:table-cell office:value-type="float" office:value="16" calcext:value-type="float">
            <text:p>16</text:p>
          </table:table-cell>
          <table:table-cell table:formula="of:=[.AG23]/[.AD23]" office:value-type="float" office:value="3.1258824227324" calcext:value-type="float">
            <text:p>3,1258824227324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23]*4" office:value-type="float" office:value="64" calcext:value-type="float">
            <text:p>64</text:p>
          </table:table-cell>
          <table:table-cell table:formula="of:=[.AF23]/[.AI23]" office:value-type="float" office:value="0.0488419128551937" calcext:value-type="float">
            <text:p>0,048841912855193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23]/8" office:value-type="float" office:value="0.390735302841549" calcext:value-type="float">
            <text:p>0,390735302841549</text:p>
          </table:table-cell>
        </table:table-row>
        <table:table-row table:style-name="ro1">
          <table:table-cell office:value-type="float" office:value="1.1335" calcext:value-type="float">
            <text:p>1,133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" calcext:value-type="float">
            <text:p>0</text:p>
          </table:table-cell>
          <table:table-cell office:value-type="float" office:value="1.1554" calcext:value-type="float">
            <text:p>1,15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4]+[.O24]-1" office:value-type="float" office:value="12" calcext:value-type="float">
            <text:p>12</text:p>
          </table:table-cell>
          <table:table-cell table:formula="of:=[.T24]/[.M24]" office:value-type="float" office:value="3.22182793837632" calcext:value-type="float">
            <text:p>3,22182793837632</text:p>
          </table:table-cell>
          <table:table-cell table:formula="of:=[.N24]+[.O24]-1" office:value-type="float" office:value="12" calcext:value-type="float">
            <text:p>12</text:p>
          </table:table-cell>
          <table:table-cell table:formula="of:=[.T24]/([.M24]*([.N24]+[.O24]-1))" office:value-type="float" office:value="0.26848566153136" calcext:value-type="float">
            <text:p>0,26848566153136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4]+[.O24]-1" office:value-type="float" office:value="12" calcext:value-type="float">
            <text:p>12</text:p>
          </table:table-cell>
          <table:table-cell table:formula="of:=[.T24]/([.M24]*8)" office:value-type="float" office:value="0.40272849229704" calcext:value-type="float">
            <text:p>0,40272849229704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7986" calcext:value-type="float">
            <text:p>1,7986</text:p>
          </table:table-cell>
          <table:table-cell office:value-type="float" office:value="32" calcext:value-type="float">
            <text:p>32</text:p>
          </table:table-cell>
          <table:table-cell table:formula="of:=[.AG24]/[.AD24]" office:value-type="float" office:value="2.92966751918159" calcext:value-type="float">
            <text:p>2,9296675191815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24]*4" office:value-type="float" office:value="128" calcext:value-type="float">
            <text:p>128</text:p>
          </table:table-cell>
          <table:table-cell table:formula="of:=[.AF24]/[.AI24]" office:value-type="float" office:value="0.0228880274936061" calcext:value-type="float">
            <text:p>0,022888027493606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24]/8" office:value-type="float" office:value="0.366208439897698" calcext:value-type="float">
            <text:p>0,366208439897698</text:p>
          </table:table-cell>
        </table:table-row>
        <table:table-row table:style-name="ro1">
          <table:table-cell office:value-type="float" office:value="1.0416" calcext:value-type="float">
            <text:p>1,0416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17" calcext:value-type="float">
            <text:p>0,0217</text:p>
          </table:table-cell>
          <table:table-cell office:value-type="float" office:value="0" calcext:value-type="float">
            <text:p>0</text:p>
          </table:table-cell>
          <table:table-cell office:value-type="float" office:value="0.1184" calcext:value-type="float">
            <text:p>0,1184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1.058" calcext:value-type="float">
            <text:p>1,0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5]+[.O25]-1" office:value-type="float" office:value="13" calcext:value-type="float">
            <text:p>13</text:p>
          </table:table-cell>
          <table:table-cell table:formula="of:=[.T25]/[.M25]" office:value-type="float" office:value="3.51843100189036" calcext:value-type="float">
            <text:p>3,51843100189036</text:p>
          </table:table-cell>
          <table:table-cell table:formula="of:=[.N25]+[.O25]-1" office:value-type="float" office:value="13" calcext:value-type="float">
            <text:p>13</text:p>
          </table:table-cell>
          <table:table-cell table:formula="of:=[.T25]/([.M25]*([.N25]+[.O25]-1))" office:value-type="float" office:value="0.270648538606951" calcext:value-type="float">
            <text:p>0,270648538606951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5]+[.O25]-1" office:value-type="float" office:value="13" calcext:value-type="float">
            <text:p>13</text:p>
          </table:table-cell>
          <table:table-cell table:formula="of:=[.T25]/([.M25]*8)" office:value-type="float" office:value="0.439803875236295" calcext:value-type="float">
            <text:p>0,439803875236295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.9667" calcext:value-type="float">
            <text:p>1,9667</text:p>
          </table:table-cell>
          <table:table-cell office:value-type="float" office:value="64" calcext:value-type="float">
            <text:p>64</text:p>
          </table:table-cell>
          <table:table-cell table:formula="of:=[.AG25]/[.AD25]" office:value-type="float" office:value="2.67925967356485" calcext:value-type="float">
            <text:p>2,67925967356485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AE25]*4" office:value-type="float" office:value="256" calcext:value-type="float">
            <text:p>256</text:p>
          </table:table-cell>
          <table:table-cell table:formula="of:=[.AF25]/[.AI25]" office:value-type="float" office:value="0.0104658580998627" calcext:value-type="float">
            <text:p>0,010465858099862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25]/8" office:value-type="float" office:value="0.334907459195607" calcext:value-type="float">
            <text:p>0,334907459195607</text:p>
          </table:table-cell>
        </table:table-row>
        <table:table-row table:style-name="ro1">
          <table:table-cell office:value-type="float" office:value="1.1904" calcext:value-type="float">
            <text:p>1,19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362" calcext:value-type="float">
            <text:p>0,0362</text:p>
          </table:table-cell>
          <table:table-cell office:value-type="float" office:value="0" calcext:value-type="float">
            <text:p>0</text:p>
          </table:table-cell>
          <table:table-cell office:value-type="float" office:value="0.1481" calcext:value-type="float">
            <text:p>0,1481</text:p>
          </table:table-cell>
          <table:table-cell office:value-type="float" office:value="0.0947" calcext:value-type="float">
            <text:p>0,094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82" calcext:value-type="float">
            <text:p>0,0082</text:p>
          </table:table-cell>
          <table:table-cell office:value-type="float" office:value="0" calcext:value-type="float">
            <text:p>0</text:p>
          </table:table-cell>
          <table:table-cell office:value-type="float" office:value="1.2055" calcext:value-type="float">
            <text:p>1,205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6]+[.O26]-1" office:value-type="float" office:value="15" calcext:value-type="float">
            <text:p>15</text:p>
          </table:table-cell>
          <table:table-cell table:formula="of:=[.T26]/[.M26]" office:value-type="float" office:value="3.08793031936956" calcext:value-type="float">
            <text:p>3,08793031936956</text:p>
          </table:table-cell>
          <table:table-cell table:formula="of:=[.N26]+[.O26]-1" office:value-type="float" office:value="15" calcext:value-type="float">
            <text:p>15</text:p>
          </table:table-cell>
          <table:table-cell table:formula="of:=[.T26]/([.M26]*([.N26]+[.O26]-1))" office:value-type="float" office:value="0.205862021291304" calcext:value-type="float">
            <text:p>0,205862021291304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6]+[.O26]-1" office:value-type="float" office:value="15" calcext:value-type="float">
            <text:p>15</text:p>
          </table:table-cell>
          <table:table-cell table:formula="of:=[.T26]/([.M26]*8)" office:value-type="float" office:value="0.385991289921194" calcext:value-type="float">
            <text:p>0,385991289921194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6"/>
          <table:table-cell office:value-type="string" calcext:value-type="string">
            <text:p>medium</text:p>
          </table:table-cell>
          <table:table-cell table:number-columns-repeated="2"/>
          <table:table-cell table:formula="of:=[.AE26]*4"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.1526" calcext:value-type="float">
            <text:p>1,1526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407" calcext:value-type="float">
            <text:p>0,0407</text:p>
          </table:table-cell>
          <table:table-cell office:value-type="float" office:value="0" calcext:value-type="float">
            <text:p>0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1.1712" calcext:value-type="float">
            <text:p>1,17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7]+[.O27]-1" office:value-type="float" office:value="19" calcext:value-type="float">
            <text:p>19</text:p>
          </table:table-cell>
          <table:table-cell table:formula="of:=[.T27]/[.M27]" office:value-type="float" office:value="3.17836407103825" calcext:value-type="float">
            <text:p>3,17836407103825</text:p>
          </table:table-cell>
          <table:table-cell table:formula="of:=[.N27]+[.O27]-1" office:value-type="float" office:value="19" calcext:value-type="float">
            <text:p>19</text:p>
          </table:table-cell>
          <table:table-cell table:formula="of:=[.T27]/([.M27]*([.N27]+[.O27]-1))" office:value-type="float" office:value="0.167282319528329" calcext:value-type="float">
            <text:p>0,167282319528329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7]+[.O27]-1" office:value-type="float" office:value="19" calcext:value-type="float">
            <text:p>19</text:p>
          </table:table-cell>
          <table:table-cell table:formula="of:=[.T27]/([.M27]*8)" office:value-type="float" office:value="0.397295508879781" calcext:value-type="float">
            <text:p>0,397295508879781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2228" calcext:value-type="float">
            <text:p>4,2228</text:p>
          </table:table-cell>
          <table:table-cell office:value-type="float" office:value="1" calcext:value-type="float">
            <text:p>1</text:p>
          </table:table-cell>
          <table:table-cell table:formula="of:=[.AG27]/[.AD27]" office:value-type="float" office:value="2.45839253575826" calcext:value-type="float">
            <text:p>2,45839253575826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27]*4" office:value-type="float" office:value="4" calcext:value-type="float">
            <text:p>4</text:p>
          </table:table-cell>
          <table:table-cell table:formula="of:=[.AF27]/[.AI27]" office:value-type="float" office:value="0.614598133939566" calcext:value-type="float">
            <text:p>0,61459813393956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27]/8" office:value-type="float" office:value="0.307299066969783" calcext:value-type="float">
            <text:p>0,307299066969783</text:p>
          </table:table-cell>
        </table:table-row>
        <table:table-row table:style-name="ro1">
          <table:table-cell office:value-type="float" office:value="1.1972" calcext:value-type="float">
            <text:p>1,197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37" calcext:value-type="float">
            <text:p>0,0337</text:p>
          </table:table-cell>
          <table:table-cell office:value-type="float" office:value="0" calcext:value-type="float">
            <text:p>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251" calcext:value-type="float">
            <text:p>0,225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1.2192" calcext:value-type="float">
            <text:p>1,2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8]+[.O28]-1" office:value-type="float" office:value="16" calcext:value-type="float">
            <text:p>16</text:p>
          </table:table-cell>
          <table:table-cell table:formula="of:=[.T28]/[.M28]" office:value-type="float" office:value="3.05323162729659" calcext:value-type="float">
            <text:p>3,05323162729659</text:p>
          </table:table-cell>
          <table:table-cell table:formula="of:=[.N28]+[.O28]-1" office:value-type="float" office:value="16" calcext:value-type="float">
            <text:p>16</text:p>
          </table:table-cell>
          <table:table-cell table:formula="of:=[.T28]/([.M28]*([.N28]+[.O28]-1))" office:value-type="float" office:value="0.190826976706037" calcext:value-type="float">
            <text:p>0,190826976706037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8]+[.O28]-1" office:value-type="float" office:value="16" calcext:value-type="float">
            <text:p>16</text:p>
          </table:table-cell>
          <table:table-cell table:formula="of:=[.T28]/([.M28]*8)" office:value-type="float" office:value="0.381653953412073" calcext:value-type="float">
            <text:p>0,381653953412073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4675" calcext:value-type="float">
            <text:p>4,4675</text:p>
          </table:table-cell>
          <table:table-cell office:value-type="float" office:value="2" calcext:value-type="float">
            <text:p>2</text:p>
          </table:table-cell>
          <table:table-cell table:formula="of:=[.AG28]/[.AD28]" office:value-type="float" office:value="2.32373810856184" calcext:value-type="float">
            <text:p>2,3237381085618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28]*4" office:value-type="float" office:value="8" calcext:value-type="float">
            <text:p>8</text:p>
          </table:table-cell>
          <table:table-cell table:formula="of:=[.AF28]/[.AI28]" office:value-type="float" office:value="0.290467263570229" calcext:value-type="float">
            <text:p>0,2904672635702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28]/8" office:value-type="float" office:value="0.290467263570229" calcext:value-type="float">
            <text:p>0,290467263570229</text:p>
          </table:table-cell>
        </table:table-row>
        <table:table-row table:style-name="ro1">
          <table:table-cell office:value-type="float" office:value="1.1786" calcext:value-type="float">
            <text:p>1,178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245" calcext:value-type="float">
            <text:p>0,0245</text:p>
          </table:table-cell>
          <table:table-cell office:value-type="float" office:value="0" calcext:value-type="float">
            <text:p>0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21" calcext:value-type="float">
            <text:p>0,0121</text:p>
          </table:table-cell>
          <table:table-cell office:value-type="float" office:value="0" calcext:value-type="float">
            <text:p>0</text:p>
          </table:table-cell>
          <table:table-cell office:value-type="float" office:value="1.1992" calcext:value-type="float">
            <text:p>1,19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9]+[.O29]-1" office:value-type="float" office:value="17" calcext:value-type="float">
            <text:p>17</text:p>
          </table:table-cell>
          <table:table-cell table:formula="of:=[.T29]/[.M29]" office:value-type="float" office:value="3.10415276851234" calcext:value-type="float">
            <text:p>3,10415276851234</text:p>
          </table:table-cell>
          <table:table-cell table:formula="of:=[.N29]+[.O29]-1" office:value-type="float" office:value="17" calcext:value-type="float">
            <text:p>17</text:p>
          </table:table-cell>
          <table:table-cell table:formula="of:=[.T29]/([.M29]*([.N29]+[.O29]-1))" office:value-type="float" office:value="0.182597221677197" calcext:value-type="float">
            <text:p>0,182597221677197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29]+[.O29]-1" office:value-type="float" office:value="17" calcext:value-type="float">
            <text:p>17</text:p>
          </table:table-cell>
          <table:table-cell table:formula="of:=[.T29]/([.M29]*8)" office:value-type="float" office:value="0.388019096064043" calcext:value-type="float">
            <text:p>0,388019096064043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3897" calcext:value-type="float">
            <text:p>4,3897</text:p>
          </table:table-cell>
          <table:table-cell office:value-type="float" office:value="4" calcext:value-type="float">
            <text:p>4</text:p>
          </table:table-cell>
          <table:table-cell table:formula="of:=[.AG29]/[.AD29]" office:value-type="float" office:value="2.36492243205686" calcext:value-type="float">
            <text:p>2,36492243205686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29]*4" office:value-type="float" office:value="16" calcext:value-type="float">
            <text:p>16</text:p>
          </table:table-cell>
          <table:table-cell table:formula="of:=[.AF29]/[.AI29]" office:value-type="float" office:value="0.147807652003554" calcext:value-type="float">
            <text:p>0,14780765200355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29]/8" office:value-type="float" office:value="0.295615304007107" calcext:value-type="float">
            <text:p>0,295615304007107</text:p>
          </table:table-cell>
        </table:table-row>
        <table:table-row table:style-name="ro1">
          <table:table-cell office:value-type="float" office:value="1.2234" calcext:value-type="float">
            <text:p>1,223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679" calcext:value-type="float">
            <text:p>0,0679</text:p>
          </table:table-cell>
          <table:table-cell office:value-type="float" office:value="0" calcext:value-type="float">
            <text:p>0</text:p>
          </table:table-cell>
          <table:table-cell office:value-type="float" office:value="0.2227" calcext:value-type="float">
            <text:p>0,2227</text:p>
          </table:table-cell>
          <table:table-cell office:value-type="float" office:value="0.0986" calcext:value-type="float">
            <text:p>0,0986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18" calcext:value-type="float">
            <text:p>0,0118</text:p>
          </table:table-cell>
          <table:table-cell office:value-type="float" office:value="0" calcext:value-type="float">
            <text:p>0</text:p>
          </table:table-cell>
          <table:table-cell office:value-type="float" office:value="1.2442" calcext:value-type="float">
            <text:p>1,244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30]+[.O30]-1" office:value-type="float" office:value="19" calcext:value-type="float">
            <text:p>19</text:p>
          </table:table-cell>
          <table:table-cell table:formula="of:=[.T30]/[.M30]" office:value-type="float" office:value="2.9918823340299" calcext:value-type="float">
            <text:p>2,9918823340299</text:p>
          </table:table-cell>
          <table:table-cell table:formula="of:=[.N30]+[.O30]-1" office:value-type="float" office:value="19" calcext:value-type="float">
            <text:p>19</text:p>
          </table:table-cell>
          <table:table-cell table:formula="of:=[.T30]/([.M30]*([.N30]+[.O30]-1))" office:value-type="float" office:value="0.157467491264732" calcext:value-type="float">
            <text:p>0,157467491264732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0]+[.O30]-1" office:value-type="float" office:value="19" calcext:value-type="float">
            <text:p>19</text:p>
          </table:table-cell>
          <table:table-cell table:formula="of:=[.T30]/([.M30]*8)" office:value-type="float" office:value="0.373985291753737" calcext:value-type="float">
            <text:p>0,373985291753737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2074" calcext:value-type="float">
            <text:p>4,2074</text:p>
          </table:table-cell>
          <table:table-cell office:value-type="float" office:value="8" calcext:value-type="float">
            <text:p>8</text:p>
          </table:table-cell>
          <table:table-cell table:formula="of:=[.AG30]/[.AD30]" office:value-type="float" office:value="2.46739078765984" calcext:value-type="float">
            <text:p>2,4673907876598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30]*4" office:value-type="float" office:value="32" calcext:value-type="float">
            <text:p>32</text:p>
          </table:table-cell>
          <table:table-cell table:formula="of:=[.AF30]/[.AI30]" office:value-type="float" office:value="0.0771059621143699" calcext:value-type="float">
            <text:p>0,077105962114369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30]/8" office:value-type="float" office:value="0.30842384845748" calcext:value-type="float">
            <text:p>0,30842384845748</text:p>
          </table:table-cell>
        </table:table-row>
        <table:table-row table:style-name="ro1">
          <table:table-cell office:value-type="float" office:value="1.1641" calcext:value-type="float">
            <text:p>1,164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611" calcext:value-type="float">
            <text:p>0,0611</text:p>
          </table:table-cell>
          <table:table-cell office:value-type="float" office:value="0" calcext:value-type="float">
            <text:p>0</text:p>
          </table:table-cell>
          <table:table-cell office:value-type="float" office:value="0.1963" calcext:value-type="float">
            <text:p>0,1963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1.1865" calcext:value-type="float">
            <text:p>1,186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31]+[.O31]-1" office:value-type="float" office:value="23" calcext:value-type="float">
            <text:p>23</text:p>
          </table:table-cell>
          <table:table-cell table:formula="of:=[.T31]/[.M31]" office:value-type="float" office:value="3.13737884534345" calcext:value-type="float">
            <text:p>3,13737884534345</text:p>
          </table:table-cell>
          <table:table-cell table:formula="of:=[.N31]+[.O31]-1" office:value-type="float" office:value="23" calcext:value-type="float">
            <text:p>23</text:p>
          </table:table-cell>
          <table:table-cell table:formula="of:=[.T31]/([.M31]*([.N31]+[.O31]-1))" office:value-type="float" office:value="0.136407775884498" calcext:value-type="float">
            <text:p>0,136407775884498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1]+[.O31]-1" office:value-type="float" office:value="23" calcext:value-type="float">
            <text:p>23</text:p>
          </table:table-cell>
          <table:table-cell table:formula="of:=[.T31]/([.M31]*8)" office:value-type="float" office:value="0.392172355667931" calcext:value-type="float">
            <text:p>0,392172355667931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3.6984" calcext:value-type="float">
            <text:p>3,6984</text:p>
          </table:table-cell>
          <table:table-cell office:value-type="float" office:value="12" calcext:value-type="float">
            <text:p>12</text:p>
          </table:table-cell>
          <table:table-cell table:formula="of:=[.AG31]/[.AD31]" office:value-type="float" office:value="2.80697058187324" calcext:value-type="float">
            <text:p>2,8069705818732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31]*4" office:value-type="float" office:value="48" calcext:value-type="float">
            <text:p>48</text:p>
          </table:table-cell>
          <table:table-cell table:formula="of:=[.AF31]/[.AI31]" office:value-type="float" office:value="0.0584785537890259" calcext:value-type="float">
            <text:p>0,058478553789025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31]/8" office:value-type="float" office:value="0.350871322734155" calcext:value-type="float">
            <text:p>0,350871322734155</text:p>
          </table:table-cell>
        </table:table-row>
        <table:table-row table:style-name="ro1">
          <table:table-cell office:value-type="float" office:value="1.2545" calcext:value-type="float">
            <text:p>1,2545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381" calcext:value-type="float">
            <text:p>0,0381</text:p>
          </table:table-cell>
          <table:table-cell office:value-type="float" office:value="0" calcext:value-type="float">
            <text:p>0</text:p>
          </table:table-cell>
          <table:table-cell office:value-type="float" office:value="0.6097" calcext:value-type="float">
            <text:p>0,6097</text:p>
          </table:table-cell>
          <table:table-cell office:value-type="float" office:value="0.2714" calcext:value-type="float">
            <text:p>0,2714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1.2902" calcext:value-type="float">
            <text:p>1,29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32]+[.O32]-1" office:value-type="float" office:value="32" calcext:value-type="float">
            <text:p>32</text:p>
          </table:table-cell>
          <table:table-cell table:formula="of:=[.T32]/[.M32]" office:value-type="float" office:value="2.88521159510153" calcext:value-type="float">
            <text:p>2,88521159510153</text:p>
          </table:table-cell>
          <table:table-cell table:formula="of:=[.N32]+[.O32]-1" office:value-type="float" office:value="32" calcext:value-type="float">
            <text:p>32</text:p>
          </table:table-cell>
          <table:table-cell table:formula="of:=[.T32]/([.M32]*([.N32]+[.O32]-1))" office:value-type="float" office:value="0.090162862346923" calcext:value-type="float">
            <text:p>0,090162862346923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2]+[.O32]-1" office:value-type="float" office:value="32" calcext:value-type="float">
            <text:p>32</text:p>
          </table:table-cell>
          <table:table-cell table:formula="of:=[.T32]/([.M32]*8)" office:value-type="float" office:value="0.360651449387692" calcext:value-type="float">
            <text:p>0,360651449387692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4012" calcext:value-type="float">
            <text:p>4,4012</text:p>
          </table:table-cell>
          <table:table-cell office:value-type="float" office:value="16" calcext:value-type="float">
            <text:p>16</text:p>
          </table:table-cell>
          <table:table-cell table:formula="of:=[.AG32]/[.AD32]" office:value-type="float" office:value="2.3587430700718" calcext:value-type="float">
            <text:p>2,3587430700718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32]*4" office:value-type="float" office:value="64" calcext:value-type="float">
            <text:p>64</text:p>
          </table:table-cell>
          <table:table-cell table:formula="of:=[.AF32]/[.AI32]" office:value-type="float" office:value="0.0368553604698718" calcext:value-type="float">
            <text:p>0,036855360469871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32]/8" office:value-type="float" office:value="0.294842883758975" calcext:value-type="float">
            <text:p>0,294842883758975</text:p>
          </table:table-cell>
        </table:table-row>
        <table:table-row table:style-name="ro1">
          <table:table-cell office:value-type="float" office:value="1.3273" calcext:value-type="float">
            <text:p>1,327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401" calcext:value-type="float">
            <text:p>0,0401</text:p>
          </table:table-cell>
          <table:table-cell office:value-type="float" office:value="0" calcext:value-type="float">
            <text:p>0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1.3632" calcext:value-type="float">
            <text:p>1,36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33]+[.O33]-1" office:value-type="float" office:value="33" calcext:value-type="float">
            <text:p>33</text:p>
          </table:table-cell>
          <table:table-cell table:formula="of:=[.T33]/[.M33]" office:value-type="float" office:value="2.73070715962441" calcext:value-type="float">
            <text:p>2,73070715962441</text:p>
          </table:table-cell>
          <table:table-cell table:formula="of:=[.N33]+[.O33]-1" office:value-type="float" office:value="33" calcext:value-type="float">
            <text:p>33</text:p>
          </table:table-cell>
          <table:table-cell table:formula="of:=[.T33]/([.M33]*([.N33]+[.O33]-1))" office:value-type="float" office:value="0.0827487018068004" calcext:value-type="float">
            <text:p>0,0827487018068004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3]+[.O33]-1" office:value-type="float" office:value="33" calcext:value-type="float">
            <text:p>33</text:p>
          </table:table-cell>
          <table:table-cell table:formula="of:=[.T33]/([.M33]*8)" office:value-type="float" office:value="0.341338394953052" calcext:value-type="float">
            <text:p>0,341338394953052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0758" calcext:value-type="float">
            <text:p>4,0758</text:p>
          </table:table-cell>
          <table:table-cell office:value-type="float" office:value="32" calcext:value-type="float">
            <text:p>32</text:p>
          </table:table-cell>
          <table:table-cell table:formula="of:=[.AG33]/[.AD33]" office:value-type="float" office:value="2.54705824623387" calcext:value-type="float">
            <text:p>2,54705824623387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33]*4" office:value-type="float" office:value="128" calcext:value-type="float">
            <text:p>128</text:p>
          </table:table-cell>
          <table:table-cell table:formula="of:=[.AF33]/[.AI33]" office:value-type="float" office:value="0.0198988925487021" calcext:value-type="float">
            <text:p>0,01989889254870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33]/8" office:value-type="float" office:value="0.318382280779233" calcext:value-type="float">
            <text:p>0,318382280779233</text:p>
          </table:table-cell>
        </table:table-row>
        <table:table-row table:style-name="ro1">
          <table:table-cell office:value-type="float" office:value="1.1445" calcext:value-type="float">
            <text:p>1,144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1071" calcext:value-type="float">
            <text:p>0,1071</text:p>
          </table:table-cell>
          <table:table-cell office:value-type="float" office:value="0" calcext:value-type="float">
            <text:p>0</text:p>
          </table:table-cell>
          <table:table-cell office:value-type="float" office:value="0.4524" calcext:value-type="float">
            <text:p>0,452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271" calcext:value-type="float">
            <text:p>0,0271</text:p>
          </table:table-cell>
          <table:table-cell office:value-type="float" office:value="0" calcext:value-type="float">
            <text:p>0</text:p>
          </table:table-cell>
          <table:table-cell office:value-type="float" office:value="1.1832" calcext:value-type="float">
            <text:p>1,18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34]+[.O34]-1" office:value-type="float" office:value="35" calcext:value-type="float">
            <text:p>35</text:p>
          </table:table-cell>
          <table:table-cell table:formula="of:=[.T34]/[.M34]" office:value-type="float" office:value="3.1461291413117" calcext:value-type="float">
            <text:p>3,1461291413117</text:p>
          </table:table-cell>
          <table:table-cell table:formula="of:=[.N34]+[.O34]-1" office:value-type="float" office:value="35" calcext:value-type="float">
            <text:p>35</text:p>
          </table:table-cell>
          <table:table-cell table:formula="of:=[.T34]/([.M34]*([.N34]+[.O34]-1))" office:value-type="float" office:value="0.0898894040374771" calcext:value-type="float">
            <text:p>0,0898894040374771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4]+[.O34]-1" office:value-type="float" office:value="35" calcext:value-type="float">
            <text:p>35</text:p>
          </table:table-cell>
          <table:table-cell table:formula="of:=[.T34]/([.M34]*8)" office:value-type="float" office:value="0.393266142663962" calcext:value-type="float">
            <text:p>0,393266142663962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4.5172" calcext:value-type="float">
            <text:p>4,5172</text:p>
          </table:table-cell>
          <table:table-cell office:value-type="float" office:value="64" calcext:value-type="float">
            <text:p>64</text:p>
          </table:table-cell>
          <table:table-cell table:formula="of:=[.AG34]/[.AD34]" office:value-type="float" office:value="2.29817143363145" calcext:value-type="float">
            <text:p>2,29817143363145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AE34]*4" office:value-type="float" office:value="256" calcext:value-type="float">
            <text:p>256</text:p>
          </table:table-cell>
          <table:table-cell table:formula="of:=[.AF34]/[.AI34]" office:value-type="float" office:value="0.00897723216262286" calcext:value-type="float">
            <text:p>0,0089772321626228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34]/8" office:value-type="float" office:value="0.287271429203932" calcext:value-type="float">
            <text:p>0,287271429203932</text:p>
          </table:table-cell>
        </table:table-row>
        <table:table-row table:style-name="ro1">
          <table:table-cell office:value-type="float" office:value="1.324" calcext:value-type="float">
            <text:p>1,324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1568" calcext:value-type="float">
            <text:p>0,1568</text:p>
          </table:table-cell>
          <table:table-cell office:value-type="float" office:value="0" calcext:value-type="float">
            <text:p>0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161" calcext:value-type="float">
            <text:p>0,161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242" calcext:value-type="float">
            <text:p>0,0242</text:p>
          </table:table-cell>
          <table:table-cell office:value-type="float" office:value="0" calcext:value-type="float">
            <text:p>0</text:p>
          </table:table-cell>
          <table:table-cell office:value-type="float" office:value="1.3559" calcext:value-type="float">
            <text:p>1,355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35]+[.O35]-1" office:value-type="float" office:value="39" calcext:value-type="float">
            <text:p>39</text:p>
          </table:table-cell>
          <table:table-cell table:formula="of:=[.T35]/[.M35]" office:value-type="float" office:value="2.74540895346264" calcext:value-type="float">
            <text:p>2,74540895346264</text:p>
          </table:table-cell>
          <table:table-cell table:formula="of:=[.N35]+[.O35]-1" office:value-type="float" office:value="39" calcext:value-type="float">
            <text:p>39</text:p>
          </table:table-cell>
          <table:table-cell table:formula="of:=[.T35]/([.M35]*([.N35]+[.O35]-1))" office:value-type="float" office:value="0.070395101370837" calcext:value-type="float">
            <text:p>0,070395101370837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5]+[.O35]-1" office:value-type="float" office:value="39" calcext:value-type="float">
            <text:p>39</text:p>
          </table:table-cell>
          <table:table-cell table:formula="of:=[.T35]/([.M35]*8)" office:value-type="float" office:value="0.343176119182831" calcext:value-type="float">
            <text:p>0,343176119182831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6"/>
          <table:table-cell office:value-type="string" calcext:value-type="string">
            <text:p>large</text:p>
          </table:table-cell>
          <table:table-cell table:number-columns-repeated="2"/>
          <table:table-cell table:formula="of:=[.AE35]*4" office:value-type="float" office:value="0" calcext:value-type="float">
            <text:p>0</text:p>
          </table:table-cell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.2973" calcext:value-type="float">
            <text:p>1,297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146" calcext:value-type="float">
            <text:p>0,0146</text:p>
          </table:table-cell>
          <table:table-cell office:value-type="float" office:value="0" calcext:value-type="float">
            <text:p>0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535" calcext:value-type="float">
            <text:p>0,0535</text:p>
          </table:table-cell>
          <table:table-cell office:value-type="float" office:value="0" calcext:value-type="float">
            <text:p>0</text:p>
          </table:table-cell>
          <table:table-cell office:value-type="float" office:value="1.3617" calcext:value-type="float">
            <text:p>1,361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36]+[.O36]-1" office:value-type="float" office:value="64" calcext:value-type="float">
            <text:p>64</text:p>
          </table:table-cell>
          <table:table-cell table:formula="of:=[.T36]/[.M36]" office:value-type="float" office:value="2.73371520893001" calcext:value-type="float">
            <text:p>2,73371520893001</text:p>
          </table:table-cell>
          <table:table-cell table:formula="of:=[.N36]+[.O36]-1" office:value-type="float" office:value="64" calcext:value-type="float">
            <text:p>64</text:p>
          </table:table-cell>
          <table:table-cell table:formula="of:=[.T36]/([.M36]*([.N36]+[.O36]-1))" office:value-type="float" office:value="0.0427143001395315" calcext:value-type="float">
            <text:p>0,0427143001395315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6]+[.O36]-1" office:value-type="float" office:value="64" calcext:value-type="float">
            <text:p>64</text:p>
          </table:table-cell>
          <table:table-cell table:formula="of:=[.T36]/([.M36]*8)" office:value-type="float" office:value="0.341714401116252" calcext:value-type="float">
            <text:p>0,341714401116252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4.2703" calcext:value-type="float">
            <text:p>14,2703</text:p>
          </table:table-cell>
          <table:table-cell office:value-type="float" office:value="1" calcext:value-type="float">
            <text:p>1</text:p>
          </table:table-cell>
          <table:table-cell table:formula="of:=[.AG36]/[.AD36]" office:value-type="float" office:value="1.65847249181867" calcext:value-type="float">
            <text:p>1,65847249181867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36]*4" office:value-type="float" office:value="4" calcext:value-type="float">
            <text:p>4</text:p>
          </table:table-cell>
          <table:table-cell table:formula="of:=[.AF36]/[.AI36]" office:value-type="float" office:value="0.414618122954668" calcext:value-type="float">
            <text:p>0,41461812295466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36]/8" office:value-type="float" office:value="0.207309061477334" calcext:value-type="float">
            <text:p>0,207309061477334</text:p>
          </table:table-cell>
        </table:table-row>
        <table:table-row table:style-name="ro1">
          <table:table-cell office:value-type="float" office:value="1.2068" calcext:value-type="float">
            <text:p>1,206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655" calcext:value-type="float">
            <text:p>0,0655</text:p>
          </table:table-cell>
          <table:table-cell office:value-type="float" office:value="0" calcext:value-type="float">
            <text:p>0</text:p>
          </table:table-cell>
          <table:table-cell office:value-type="float" office:value="1.0291" calcext:value-type="float">
            <text:p>1,0291</text:p>
          </table:table-cell>
          <table:table-cell office:value-type="float" office:value="0.1426" calcext:value-type="float">
            <text:p>0,1426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575" calcext:value-type="float">
            <text:p>0,0575</text:p>
          </table:table-cell>
          <table:table-cell office:value-type="float" office:value="0" calcext:value-type="float">
            <text:p>0</text:p>
          </table:table-cell>
          <table:table-cell office:value-type="float" office:value="1.276" calcext:value-type="float">
            <text:p>1,2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37]+[.O37]-1" office:value-type="float" office:value="65" calcext:value-type="float">
            <text:p>65</text:p>
          </table:table-cell>
          <table:table-cell table:formula="of:=[.T37]/[.M37]" office:value-type="float" office:value="2.9173197492163" calcext:value-type="float">
            <text:p>2,9173197492163</text:p>
          </table:table-cell>
          <table:table-cell table:formula="of:=[.N37]+[.O37]-1" office:value-type="float" office:value="65" calcext:value-type="float">
            <text:p>65</text:p>
          </table:table-cell>
          <table:table-cell table:formula="of:=[.T37]/([.M37]*([.N37]+[.O37]-1))" office:value-type="float" office:value="0.0448818422956354" calcext:value-type="float">
            <text:p>0,0448818422956354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7]+[.O37]-1" office:value-type="float" office:value="65" calcext:value-type="float">
            <text:p>65</text:p>
          </table:table-cell>
          <table:table-cell table:formula="of:=[.T37]/([.M37]*8)" office:value-type="float" office:value="0.364664968652038" calcext:value-type="float">
            <text:p>0,364664968652038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10.8698" calcext:value-type="float">
            <text:p>10,8698</text:p>
          </table:table-cell>
          <table:table-cell office:value-type="float" office:value="2" calcext:value-type="float">
            <text:p>2</text:p>
          </table:table-cell>
          <table:table-cell table:formula="of:=[.AG37]/[.AD37]" office:value-type="float" office:value="2.17730777015216" calcext:value-type="float">
            <text:p>2,17730777015216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37]*4" office:value-type="float" office:value="8" calcext:value-type="float">
            <text:p>8</text:p>
          </table:table-cell>
          <table:table-cell table:formula="of:=[.AF37]/[.AI37]" office:value-type="float" office:value="0.272163471269021" calcext:value-type="float">
            <text:p>0,27216347126902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37]/8" office:value-type="float" office:value="0.272163471269021" calcext:value-type="float">
            <text:p>0,272163471269021</text:p>
          </table:table-cell>
        </table:table-row>
        <table:table-row table:style-name="ro1">
          <table:table-cell office:value-type="float" office:value="1.3318" calcext:value-type="float">
            <text:p>1,331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1471" calcext:value-type="float">
            <text:p>0,1471</text:p>
          </table:table-cell>
          <table:table-cell office:value-type="float" office:value="0" calcext:value-type="float">
            <text:p>0</text:p>
          </table:table-cell>
          <table:table-cell office:value-type="float" office:value="1.1439" calcext:value-type="float">
            <text:p>1,1439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452" calcext:value-type="float">
            <text:p>0,0452</text:p>
          </table:table-cell>
          <table:table-cell office:value-type="float" office:value="0" calcext:value-type="float">
            <text:p>0</text:p>
          </table:table-cell>
          <table:table-cell office:value-type="float" office:value="1.3864" calcext:value-type="float">
            <text:p>1,386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38]+[.O38]-1" office:value-type="float" office:value="67" calcext:value-type="float">
            <text:p>67</text:p>
          </table:table-cell>
          <table:table-cell table:formula="of:=[.T38]/[.M38]" office:value-type="float" office:value="2.6850115406809" calcext:value-type="float">
            <text:p>2,6850115406809</text:p>
          </table:table-cell>
          <table:table-cell table:formula="of:=[.N38]+[.O38]-1" office:value-type="float" office:value="67" calcext:value-type="float">
            <text:p>67</text:p>
          </table:table-cell>
          <table:table-cell table:formula="of:=[.T38]/([.M38]*([.N38]+[.O38]-1))" office:value-type="float" office:value="0.0400747991146403" calcext:value-type="float">
            <text:p>0,0400747991146403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8]+[.O38]-1" office:value-type="float" office:value="67" calcext:value-type="float">
            <text:p>67</text:p>
          </table:table-cell>
          <table:table-cell table:formula="of:=[.T38]/([.M38]*8)" office:value-type="float" office:value="0.335626442585113" calcext:value-type="float">
            <text:p>0,335626442585113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9.9194" calcext:value-type="float">
            <text:p>9,9194</text:p>
          </table:table-cell>
          <table:table-cell office:value-type="float" office:value="4" calcext:value-type="float">
            <text:p>4</text:p>
          </table:table-cell>
          <table:table-cell table:formula="of:=[.AG38]/[.AD38]" office:value-type="float" office:value="2.38592051938625" calcext:value-type="float">
            <text:p>2,38592051938625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38]*4" office:value-type="float" office:value="16" calcext:value-type="float">
            <text:p>16</text:p>
          </table:table-cell>
          <table:table-cell table:formula="of:=[.AF38]/[.AI38]" office:value-type="float" office:value="0.149120032461641" calcext:value-type="float">
            <text:p>0,14912003246164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38]/8" office:value-type="float" office:value="0.298240064923282" calcext:value-type="float">
            <text:p>0,298240064923282</text:p>
          </table:table-cell>
        </table:table-row>
        <table:table-row table:style-name="ro1">
          <table:table-cell office:value-type="float" office:value="1.4422" calcext:value-type="float">
            <text:p>1,4422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2884" calcext:value-type="float">
            <text:p>0,2884</text:p>
          </table:table-cell>
          <table:table-cell office:value-type="float" office:value="0" calcext:value-type="float">
            <text:p>0</text:p>
          </table:table-cell>
          <table:table-cell office:value-type="float" office:value="0.9713" calcext:value-type="float">
            <text:p>0,9713</text:p>
          </table:table-cell>
          <table:table-cell office:value-type="float" office:value="0.4008" calcext:value-type="float">
            <text:p>0,4008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59" calcext:value-type="float">
            <text:p>0,045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39]+[.O39]-1" office:value-type="float" office:value="71" calcext:value-type="float">
            <text:p>71</text:p>
          </table:table-cell>
          <table:table-cell table:formula="of:=[.T39]/[.M39]" office:value-type="float" office:value="2.48166666666667" calcext:value-type="float">
            <text:p>2,48166666666667</text:p>
          </table:table-cell>
          <table:table-cell table:formula="of:=[.N39]+[.O39]-1" office:value-type="float" office:value="71" calcext:value-type="float">
            <text:p>71</text:p>
          </table:table-cell>
          <table:table-cell table:formula="of:=[.T39]/([.M39]*([.N39]+[.O39]-1))" office:value-type="float" office:value="0.0349530516431925" calcext:value-type="float">
            <text:p>0,0349530516431925</text:p>
          </table:table-cell>
          <table:table-cell office:value-type="float" office:value="3.7225" calcext:value-type="float">
            <text:p>3,7225</text:p>
          </table:table-cell>
          <table:table-cell/>
          <table:table-cell table:formula="of:=[.N39]+[.O39]-1" office:value-type="float" office:value="71" calcext:value-type="float">
            <text:p>71</text:p>
          </table:table-cell>
          <table:table-cell table:formula="of:=[.T39]/([.M39]*8)" office:value-type="float" office:value="0.310208333333333" calcext:value-type="float">
            <text:p>0,310208333333333</text:p>
          </table:table-cell>
          <table:table-cell/>
          <table:table-cell office:value-type="float" office:value="2.5514" calcext:value-type="float">
            <text:p>2,5514</text:p>
          </table:table-cell>
          <table:table-cell table:number-columns-repeated="4"/>
          <table:table-cell office:value-type="float" office:value="9.4303" calcext:value-type="float">
            <text:p>9,4303</text:p>
          </table:table-cell>
          <table:table-cell office:value-type="float" office:value="8" calcext:value-type="float">
            <text:p>8</text:p>
          </table:table-cell>
          <table:table-cell table:formula="of:=[.AG39]/[.AD39]" office:value-type="float" office:value="2.50966565220619" calcext:value-type="float">
            <text:p>2,50966565220619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39]*4" office:value-type="float" office:value="32" calcext:value-type="float">
            <text:p>32</text:p>
          </table:table-cell>
          <table:table-cell table:formula="of:=[.AF39]/[.AI39]" office:value-type="float" office:value="0.0784270516314433" calcext:value-type="float">
            <text:p>0,07842705163144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39]/8" office:value-type="float" office:value="0.313708206525773" calcext:value-type="float">
            <text:p>0,313708206525773</text:p>
          </table:table-cell>
        </table:table-row>
        <table:table-row table:style-name="ro1">
          <table:table-cell office:value-type="float" office:value="7.3597" calcext:value-type="float">
            <text:p>7,3597</text:p>
          </table:table-cell>
          <table:table-cell table:number-columns-repeated="2" office:value-type="float" office:value="0.0084" calcext:value-type="float">
            <text:p>0,008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7.4094" calcext:value-type="float">
            <text:p>7,40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40]+[.O40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formula="of:=[.N40]+[.O40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0]+[.O40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0.2031" calcext:value-type="float">
            <text:p>10,2031</text:p>
          </table:table-cell>
          <table:table-cell office:value-type="float" office:value="12" calcext:value-type="float">
            <text:p>12</text:p>
          </table:table-cell>
          <table:table-cell table:formula="of:=[.AG40]/[.AD40]" office:value-type="float" office:value="2.31957934353285" calcext:value-type="float">
            <text:p>2,31957934353285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40]*4" office:value-type="float" office:value="48" calcext:value-type="float">
            <text:p>48</text:p>
          </table:table-cell>
          <table:table-cell table:formula="of:=[.AF40]/[.AI40]" office:value-type="float" office:value="0.0483245696569343" calcext:value-type="float">
            <text:p>0,048324569656934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40]/8" office:value-type="float" office:value="0.289947417941606" calcext:value-type="float">
            <text:p>0,289947417941606</text:p>
          </table:table-cell>
        </table:table-row>
        <table:table-row table:style-name="ro1">
          <table:table-cell office:value-type="float" office:value="3.0919" calcext:value-type="float">
            <text:p>3,0919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05" calcext:value-type="float">
            <text:p>0,0305</text:p>
          </table:table-cell>
          <table:table-cell office:value-type="float" office:value="0" calcext:value-type="float">
            <text:p>0</text:p>
          </table:table-cell>
          <table:table-cell office:value-type="float" office:value="3.1313" calcext:value-type="float">
            <text:p>3,1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41]+[.O41]-1" office:value-type="float" office:value="2" calcext:value-type="float">
            <text:p>2</text:p>
          </table:table-cell>
          <table:table-cell table:formula="of:=[.T41]/[.M41]" office:value-type="float" office:value="2.12515568613675" calcext:value-type="float">
            <text:p>2,12515568613675</text:p>
          </table:table-cell>
          <table:table-cell table:formula="of:=[.N41]+[.O41]-1" office:value-type="float" office:value="2" calcext:value-type="float">
            <text:p>2</text:p>
          </table:table-cell>
          <table:table-cell table:formula="of:=[.T41]/([.M41]*([.N41]+[.O41]-1))" office:value-type="float" office:value="1.06257784306837" calcext:value-type="float">
            <text:p>1,06257784306837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1]+[.O41]-1" office:value-type="float" office:value="2" calcext:value-type="float">
            <text:p>2</text:p>
          </table:table-cell>
          <table:table-cell table:formula="of:=[.T41]/([.M41]*8)" office:value-type="float" office:value="0.265644460767094" calcext:value-type="float">
            <text:p>0,265644460767094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0.4357" calcext:value-type="float">
            <text:p>10,4357</text:p>
          </table:table-cell>
          <table:table-cell office:value-type="float" office:value="16" calcext:value-type="float">
            <text:p>16</text:p>
          </table:table-cell>
          <table:table-cell table:formula="of:=[.AG41]/[.AD41]" office:value-type="float" office:value="2.2678785323457" calcext:value-type="float">
            <text:p>2,2678785323457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41]*4" office:value-type="float" office:value="64" calcext:value-type="float">
            <text:p>64</text:p>
          </table:table-cell>
          <table:table-cell table:formula="of:=[.AF41]/[.AI41]" office:value-type="float" office:value="0.0354356020679015" calcext:value-type="float">
            <text:p>0,03543560206790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41]/8" office:value-type="float" office:value="0.283484816543212" calcext:value-type="float">
            <text:p>0,283484816543212</text:p>
          </table:table-cell>
        </table:table-row>
        <table:table-row table:style-name="ro1">
          <table:table-cell office:value-type="float" office:value="2.2779" calcext:value-type="float">
            <text:p>2,2779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2.3276" calcext:value-type="float">
            <text:p>2,32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42]+[.O42]-1" office:value-type="float" office:value="4" calcext:value-type="float">
            <text:p>4</text:p>
          </table:table-cell>
          <table:table-cell table:formula="of:=[.T42]/[.M42]" office:value-type="float" office:value="2.85895342842413" calcext:value-type="float">
            <text:p>2,85895342842413</text:p>
          </table:table-cell>
          <table:table-cell table:formula="of:=[.N42]+[.O42]-1" office:value-type="float" office:value="4" calcext:value-type="float">
            <text:p>4</text:p>
          </table:table-cell>
          <table:table-cell table:formula="of:=[.T42]/([.M42]*([.N42]+[.O42]-1))" office:value-type="float" office:value="0.714738357106032" calcext:value-type="float">
            <text:p>0,714738357106032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2]+[.O42]-1" office:value-type="float" office:value="4" calcext:value-type="float">
            <text:p>4</text:p>
          </table:table-cell>
          <table:table-cell table:formula="of:=[.T42]/([.M42]*8)" office:value-type="float" office:value="0.357369178553016" calcext:value-type="float">
            <text:p>0,357369178553016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0.7693" calcext:value-type="float">
            <text:p>10,7693</text:p>
          </table:table-cell>
          <table:table-cell office:value-type="float" office:value="32" calcext:value-type="float">
            <text:p>32</text:p>
          </table:table-cell>
          <table:table-cell table:formula="of:=[.AG42]/[.AD42]" office:value-type="float" office:value="2.19762658668623" calcext:value-type="float">
            <text:p>2,19762658668623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42]*4" office:value-type="float" office:value="128" calcext:value-type="float">
            <text:p>128</text:p>
          </table:table-cell>
          <table:table-cell table:formula="of:=[.AF42]/[.AI42]" office:value-type="float" office:value="0.0171689577084862" calcext:value-type="float">
            <text:p>0,017168957708486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42]/8" office:value-type="float" office:value="0.274703323335779" calcext:value-type="float">
            <text:p>0,274703323335779</text:p>
          </table:table-cell>
        </table:table-row>
        <table:table-row table:style-name="ro1">
          <table:table-cell office:value-type="float" office:value="4.2002" calcext:value-type="float">
            <text:p>4,200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38" calcext:value-type="float">
            <text:p>0,0438</text:p>
          </table:table-cell>
          <table:table-cell office:value-type="float" office:value="0" calcext:value-type="float">
            <text:p>0</text:p>
          </table:table-cell>
          <table:table-cell office:value-type="float" office:value="4.2571" calcext:value-type="float">
            <text:p>4,25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43]+[.O43]-1" office:value-type="float" office:value="8" calcext:value-type="float">
            <text:p>8</text:p>
          </table:table-cell>
          <table:table-cell table:formula="of:=[.T43]/[.M43]" office:value-type="float" office:value="1.56315332033544" calcext:value-type="float">
            <text:p>1,56315332033544</text:p>
          </table:table-cell>
          <table:table-cell table:formula="of:=[.N43]+[.O43]-1" office:value-type="float" office:value="8" calcext:value-type="float">
            <text:p>8</text:p>
          </table:table-cell>
          <table:table-cell table:formula="of:=[.T43]/([.M43]*([.N43]+[.O43]-1))" office:value-type="float" office:value="0.19539416504193" calcext:value-type="float">
            <text:p>0,1953941650419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3]+[.O43]-1" office:value-type="float" office:value="8" calcext:value-type="float">
            <text:p>8</text:p>
          </table:table-cell>
          <table:table-cell table:formula="of:=[.T43]/([.M43]*8)" office:value-type="float" office:value="0.19539416504193" calcext:value-type="float">
            <text:p>0,19539416504193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1.6963" calcext:value-type="float">
            <text:p>11,6963</text:p>
          </table:table-cell>
          <table:table-cell office:value-type="float" office:value="64" calcext:value-type="float">
            <text:p>64</text:p>
          </table:table-cell>
          <table:table-cell table:formula="of:=[.AG43]/[.AD43]" office:value-type="float" office:value="2.02345186084488" calcext:value-type="float">
            <text:p>2,02345186084488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AE43]*4" office:value-type="float" office:value="256" calcext:value-type="float">
            <text:p>256</text:p>
          </table:table-cell>
          <table:table-cell table:formula="of:=[.AF43]/[.AI43]" office:value-type="float" office:value="0.00790410883142532" calcext:value-type="float">
            <text:p>0,0079041088314253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43]/8" office:value-type="float" office:value="0.25293148260561" calcext:value-type="float">
            <text:p>0,25293148260561</text:p>
          </table:table-cell>
        </table:table-row>
        <table:table-row table:style-name="ro1">
          <table:table-cell office:value-type="float" office:value="4.0046" calcext:value-type="float">
            <text:p>4,004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206" calcext:value-type="float">
            <text:p>0,0206</text:p>
          </table:table-cell>
          <table:table-cell office:value-type="float" office:value="0" calcext:value-type="float">
            <text:p>0</text:p>
          </table:table-cell>
          <table:table-cell office:value-type="float" office:value="4.0379" calcext:value-type="float">
            <text:p>4,0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44]+[.O44]-1" office:value-type="float" office:value="2" calcext:value-type="float">
            <text:p>2</text:p>
          </table:table-cell>
          <table:table-cell table:formula="of:=[.T44]/[.M44]" office:value-type="float" office:value="1.64801010426212" calcext:value-type="float">
            <text:p>1,64801010426212</text:p>
          </table:table-cell>
          <table:table-cell table:formula="of:=[.N44]+[.O44]-1" office:value-type="float" office:value="2" calcext:value-type="float">
            <text:p>2</text:p>
          </table:table-cell>
          <table:table-cell table:formula="of:=[.T44]/([.M44]*([.N44]+[.O44]-1))" office:value-type="float" office:value="0.824005052131058" calcext:value-type="float">
            <text:p>0,824005052131058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4]+[.O44]-1" office:value-type="float" office:value="2" calcext:value-type="float">
            <text:p>2</text:p>
          </table:table-cell>
          <table:table-cell table:formula="of:=[.T44]/([.M44]*8)" office:value-type="float" office:value="0.206001263032765" calcext:value-type="float">
            <text:p>0,206001263032765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6"/>
          <table:table-cell office:value-type="string" calcext:value-type="string">
            <text:p>verylarge</text:p>
          </table:table-cell>
          <table:table-cell table:number-columns-repeated="2"/>
          <table:table-cell table:formula="of:=[.AE44]*4" office:value-type="float" office:value="0" calcext:value-type="float">
            <text:p>0</text:p>
          </table:table-cell>
          <table:table-cell office:value-type="string" calcext:value-type="string">
            <text:p>verylarge</text:p>
          </table:table-cell>
          <table:table-cell table:number-columns-repeated="2"/>
          <table:table-cell office:value-type="string" calcext:value-type="string">
            <text:p>verylarge</text:p>
          </table:table-cell>
        </table:table-row>
        <table:table-row table:style-name="ro1">
          <table:table-cell office:value-type="float" office:value="2.2313" calcext:value-type="float">
            <text:p>2,231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84" calcext:value-type="float">
            <text:p>0,0284</text:p>
          </table:table-cell>
          <table:table-cell office:value-type="float" office:value="0" calcext:value-type="float">
            <text:p>0</text:p>
          </table:table-cell>
          <table:table-cell office:value-type="float" office:value="2.276" calcext:value-type="float">
            <text:p>2,27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45]+[.O45]-1" office:value-type="float" office:value="3" calcext:value-type="float">
            <text:p>3</text:p>
          </table:table-cell>
          <table:table-cell table:formula="of:=[.T45]/[.M45]" office:value-type="float" office:value="2.923769771529" calcext:value-type="float">
            <text:p>2,923769771529</text:p>
          </table:table-cell>
          <table:table-cell table:formula="of:=[.N45]+[.O45]-1" office:value-type="float" office:value="3" calcext:value-type="float">
            <text:p>3</text:p>
          </table:table-cell>
          <table:table-cell table:formula="of:=[.T45]/([.M45]*([.N45]+[.O45]-1))" office:value-type="float" office:value="0.974589923843" calcext:value-type="float">
            <text:p>0,97458992384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5]+[.O45]-1" office:value-type="float" office:value="3" calcext:value-type="float">
            <text:p>3</text:p>
          </table:table-cell>
          <table:table-cell table:formula="of:=[.T45]/([.M45]*8)" office:value-type="float" office:value="0.365471221441125" calcext:value-type="float">
            <text:p>0,365471221441125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27.7749" calcext:value-type="float">
            <text:p>27,7749</text:p>
          </table:table-cell>
          <table:table-cell office:value-type="float" office:value="1" calcext:value-type="float">
            <text:p>1</text:p>
          </table:table-cell>
          <table:table-cell table:formula="of:=[.AG45]/[.AD45]" office:value-type="float" office:value="1.74576686144685" calcext:value-type="float">
            <text:p>1,74576686144685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45]*4" office:value-type="float" office:value="4" calcext:value-type="float">
            <text:p>4</text:p>
          </table:table-cell>
          <table:table-cell table:formula="of:=[.AF45]/[.AI45]" office:value-type="float" office:value="0.436441715361712" calcext:value-type="float">
            <text:p>0,4364417153617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45]/8" office:value-type="float" office:value="0.218220857680856" calcext:value-type="float">
            <text:p>0,218220857680856</text:p>
          </table:table-cell>
        </table:table-row>
        <table:table-row table:style-name="ro1">
          <table:table-cell office:value-type="float" office:value="2.0125" calcext:value-type="float">
            <text:p>2,012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71" calcext:value-type="float">
            <text:p>0,0071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207" calcext:value-type="float">
            <text:p>0,0207</text:p>
          </table:table-cell>
          <table:table-cell office:value-type="float" office:value="0" calcext:value-type="float">
            <text:p>0</text:p>
          </table:table-cell>
          <table:table-cell office:value-type="float" office:value="2.0457" calcext:value-type="float">
            <text:p>2,0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46]+[.O46]-1" office:value-type="float" office:value="5" calcext:value-type="float">
            <text:p>5</text:p>
          </table:table-cell>
          <table:table-cell table:formula="of:=[.T46]/[.M46]" office:value-type="float" office:value="3.25292076061984" calcext:value-type="float">
            <text:p>3,25292076061984</text:p>
          </table:table-cell>
          <table:table-cell table:formula="of:=[.N46]+[.O46]-1" office:value-type="float" office:value="5" calcext:value-type="float">
            <text:p>5</text:p>
          </table:table-cell>
          <table:table-cell table:formula="of:=[.T46]/([.M46]*([.N46]+[.O46]-1))" office:value-type="float" office:value="0.650584152123967" calcext:value-type="float">
            <text:p>0,650584152123967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6]+[.O46]-1" office:value-type="float" office:value="5" calcext:value-type="float">
            <text:p>5</text:p>
          </table:table-cell>
          <table:table-cell table:formula="of:=[.T46]/([.M46]*8)" office:value-type="float" office:value="0.40661509507748" calcext:value-type="float">
            <text:p>0,40661509507748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21.3522" calcext:value-type="float">
            <text:p>21,3522</text:p>
          </table:table-cell>
          <table:table-cell office:value-type="float" office:value="2" calcext:value-type="float">
            <text:p>2</text:p>
          </table:table-cell>
          <table:table-cell table:formula="of:=[.AG46]/[.AD46]" office:value-type="float" office:value="2.27089011905096" calcext:value-type="float">
            <text:p>2,2708901190509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46]*4" office:value-type="float" office:value="8" calcext:value-type="float">
            <text:p>8</text:p>
          </table:table-cell>
          <table:table-cell table:formula="of:=[.AF46]/[.AI46]" office:value-type="float" office:value="0.283861264881371" calcext:value-type="float">
            <text:p>0,28386126488137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46]/8" office:value-type="float" office:value="0.283861264881371" calcext:value-type="float">
            <text:p>0,283861264881371</text:p>
          </table:table-cell>
        </table:table-row>
        <table:table-row table:style-name="ro1">
          <table:table-cell office:value-type="float" office:value="2.5846" calcext:value-type="float">
            <text:p>2,584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92" calcext:value-type="float">
            <text:p>0,0292</text:p>
          </table:table-cell>
          <table:table-cell office:value-type="float" office:value="0" calcext:value-type="float">
            <text:p>0</text:p>
          </table:table-cell>
          <table:table-cell office:value-type="float" office:value="2.6316" calcext:value-type="float">
            <text:p>2,63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47]+[.O47]-1" office:value-type="float" office:value="9" calcext:value-type="float">
            <text:p>9</text:p>
          </table:table-cell>
          <table:table-cell table:formula="of:=[.T47]/[.M47]" office:value-type="float" office:value="2.52868977048184" calcext:value-type="float">
            <text:p>2,52868977048184</text:p>
          </table:table-cell>
          <table:table-cell table:formula="of:=[.N47]+[.O47]-1" office:value-type="float" office:value="9" calcext:value-type="float">
            <text:p>9</text:p>
          </table:table-cell>
          <table:table-cell table:formula="of:=[.T47]/([.M47]*([.N47]+[.O47]-1))" office:value-type="float" office:value="0.280965530053537" calcext:value-type="float">
            <text:p>0,280965530053537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7]+[.O47]-1" office:value-type="float" office:value="9" calcext:value-type="float">
            <text:p>9</text:p>
          </table:table-cell>
          <table:table-cell table:formula="of:=[.T47]/([.M47]*8)" office:value-type="float" office:value="0.316086221310229" calcext:value-type="float">
            <text:p>0,316086221310229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8.8491" calcext:value-type="float">
            <text:p>18,8491</text:p>
          </table:table-cell>
          <table:table-cell office:value-type="float" office:value="4" calcext:value-type="float">
            <text:p>4</text:p>
          </table:table-cell>
          <table:table-cell table:formula="of:=[.AG47]/[.AD47]" office:value-type="float" office:value="2.5724570403892" calcext:value-type="float">
            <text:p>2,5724570403892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47]*4" office:value-type="float" office:value="16" calcext:value-type="float">
            <text:p>16</text:p>
          </table:table-cell>
          <table:table-cell table:formula="of:=[.AF47]/[.AI47]" office:value-type="float" office:value="0.160778565024325" calcext:value-type="float">
            <text:p>0,1607785650243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47]/8" office:value-type="float" office:value="0.32155713004865" calcext:value-type="float">
            <text:p>0,32155713004865</text:p>
          </table:table-cell>
        </table:table-row>
        <table:table-row table:style-name="ro1">
          <table:table-cell office:value-type="float" office:value="2.5293" calcext:value-type="float">
            <text:p>2,529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6" calcext:value-type="float">
            <text:p>0,0176</text:p>
          </table:table-cell>
          <table:table-cell office:value-type="float" office:value="0" calcext:value-type="float">
            <text:p>0</text:p>
          </table:table-cell>
          <table:table-cell office:value-type="float" office:value="2.5668" calcext:value-type="float">
            <text:p>2,56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48]+[.O48]-1" office:value-type="float" office:value="4" calcext:value-type="float">
            <text:p>4</text:p>
          </table:table-cell>
          <table:table-cell table:formula="of:=[.T48]/[.M48]" office:value-type="float" office:value="2.59252766090073" calcext:value-type="float">
            <text:p>2,59252766090073</text:p>
          </table:table-cell>
          <table:table-cell table:formula="of:=[.N48]+[.O48]-1" office:value-type="float" office:value="4" calcext:value-type="float">
            <text:p>4</text:p>
          </table:table-cell>
          <table:table-cell table:formula="of:=[.T48]/([.M48]*([.N48]+[.O48]-1))" office:value-type="float" office:value="0.648131915225183" calcext:value-type="float">
            <text:p>0,64813191522518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8]+[.O48]-1" office:value-type="float" office:value="4" calcext:value-type="float">
            <text:p>4</text:p>
          </table:table-cell>
          <table:table-cell table:formula="of:=[.T48]/([.M48]*8)" office:value-type="float" office:value="0.324065957612592" calcext:value-type="float">
            <text:p>0,324065957612592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7.7599" calcext:value-type="float">
            <text:p>17,7599</text:p>
          </table:table-cell>
          <table:table-cell office:value-type="float" office:value="8" calcext:value-type="float">
            <text:p>8</text:p>
          </table:table-cell>
          <table:table-cell table:formula="of:=[.AG48]/[.AD48]" office:value-type="float" office:value="2.73022370621456" calcext:value-type="float">
            <text:p>2,7302237062145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48]*4" office:value-type="float" office:value="32" calcext:value-type="float">
            <text:p>32</text:p>
          </table:table-cell>
          <table:table-cell table:formula="of:=[.AF48]/[.AI48]" office:value-type="float" office:value="0.0853194908192051" calcext:value-type="float">
            <text:p>0,085319490819205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48]/8" office:value-type="float" office:value="0.34127796327682" calcext:value-type="float">
            <text:p>0,34127796327682</text:p>
          </table:table-cell>
        </table:table-row>
        <table:table-row table:style-name="ro1">
          <table:table-cell office:value-type="float" office:value="2.1498" calcext:value-type="float">
            <text:p>2,1498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084" calcext:value-type="float">
            <text:p>0,008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461" calcext:value-type="float">
            <text:p>0,046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2.1788" calcext:value-type="float">
            <text:p>2,17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49]+[.O49]-1" office:value-type="float" office:value="5" calcext:value-type="float">
            <text:p>5</text:p>
          </table:table-cell>
          <table:table-cell table:formula="of:=[.T49]/[.M49]" office:value-type="float" office:value="3.05420414907288" calcext:value-type="float">
            <text:p>3,05420414907288</text:p>
          </table:table-cell>
          <table:table-cell table:formula="of:=[.N49]+[.O49]-1" office:value-type="float" office:value="5" calcext:value-type="float">
            <text:p>5</text:p>
          </table:table-cell>
          <table:table-cell table:formula="of:=[.T49]/([.M49]*([.N49]+[.O49]-1))" office:value-type="float" office:value="0.610840829814577" calcext:value-type="float">
            <text:p>0,610840829814577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49]+[.O49]-1" office:value-type="float" office:value="5" calcext:value-type="float">
            <text:p>5</text:p>
          </table:table-cell>
          <table:table-cell table:formula="of:=[.T49]/([.M49]*8)" office:value-type="float" office:value="0.381775518634111" calcext:value-type="float">
            <text:p>0,381775518634111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20.2178" calcext:value-type="float">
            <text:p>20,2178</text:p>
          </table:table-cell>
          <table:table-cell office:value-type="float" office:value="12" calcext:value-type="float">
            <text:p>12</text:p>
          </table:table-cell>
          <table:table-cell table:formula="of:=[.AG49]/[.AD49]" office:value-type="float" office:value="2.39830743206481" calcext:value-type="float">
            <text:p>2,39830743206481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49]*4" office:value-type="float" office:value="48" calcext:value-type="float">
            <text:p>48</text:p>
          </table:table-cell>
          <table:table-cell table:formula="of:=[.AF49]/[.AI49]" office:value-type="float" office:value="0.049964738168017" calcext:value-type="float">
            <text:p>0,0499647381680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49]/8" office:value-type="float" office:value="0.299788429008102" calcext:value-type="float">
            <text:p>0,299788429008102</text:p>
          </table:table-cell>
        </table:table-row>
        <table:table-row table:style-name="ro1">
          <table:table-cell office:value-type="float" office:value="2.2246" calcext:value-type="float">
            <text:p>2,224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2.2607" calcext:value-type="float">
            <text:p>2,260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50]+[.O50]-1" office:value-type="float" office:value="7" calcext:value-type="float">
            <text:p>7</text:p>
          </table:table-cell>
          <table:table-cell table:formula="of:=[.T50]/[.M50]" office:value-type="float" office:value="2.94355730525943" calcext:value-type="float">
            <text:p>2,94355730525943</text:p>
          </table:table-cell>
          <table:table-cell table:formula="of:=[.N50]+[.O50]-1" office:value-type="float" office:value="7" calcext:value-type="float">
            <text:p>7</text:p>
          </table:table-cell>
          <table:table-cell table:formula="of:=[.T50]/([.M50]*([.N50]+[.O50]-1))" office:value-type="float" office:value="0.420508186465633" calcext:value-type="float">
            <text:p>0,42050818646563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0]+[.O50]-1" office:value-type="float" office:value="7" calcext:value-type="float">
            <text:p>7</text:p>
          </table:table-cell>
          <table:table-cell table:formula="of:=[.T50]/([.M50]*8)" office:value-type="float" office:value="0.367944663157429" calcext:value-type="float">
            <text:p>0,367944663157429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19.1947" calcext:value-type="float">
            <text:p>19,1947</text:p>
          </table:table-cell>
          <table:table-cell office:value-type="float" office:value="16" calcext:value-type="float">
            <text:p>16</text:p>
          </table:table-cell>
          <table:table-cell table:formula="of:=[.AG50]/[.AD50]" office:value-type="float" office:value="2.52614002823696" calcext:value-type="float">
            <text:p>2,5261400282369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50]*4" office:value-type="float" office:value="64" calcext:value-type="float">
            <text:p>64</text:p>
          </table:table-cell>
          <table:table-cell table:formula="of:=[.AF50]/[.AI50]" office:value-type="float" office:value="0.0394709379412025" calcext:value-type="float">
            <text:p>0,03947093794120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50]/8" office:value-type="float" office:value="0.31576750352962" calcext:value-type="float">
            <text:p>0,31576750352962</text:p>
          </table:table-cell>
        </table:table-row>
        <table:table-row table:style-name="ro1">
          <table:table-cell office:value-type="float" office:value="2.3859" calcext:value-type="float">
            <text:p>2,3859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96" calcext:value-type="float">
            <text:p>0,0196</text:p>
          </table:table-cell>
          <table:table-cell office:value-type="float" office:value="0" calcext:value-type="float">
            <text:p>0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2.4222" calcext:value-type="float">
            <text:p>2,42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51]+[.O51]-1" office:value-type="float" office:value="11" calcext:value-type="float">
            <text:p>11</text:p>
          </table:table-cell>
          <table:table-cell table:formula="of:=[.T51]/[.M51]" office:value-type="float" office:value="2.74729584675089" calcext:value-type="float">
            <text:p>2,74729584675089</text:p>
          </table:table-cell>
          <table:table-cell table:formula="of:=[.N51]+[.O51]-1" office:value-type="float" office:value="11" calcext:value-type="float">
            <text:p>11</text:p>
          </table:table-cell>
          <table:table-cell table:formula="of:=[.T51]/([.M51]*([.N51]+[.O51]-1))" office:value-type="float" office:value="0.249754167886444" calcext:value-type="float">
            <text:p>0,249754167886444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1]+[.O51]-1" office:value-type="float" office:value="11" calcext:value-type="float">
            <text:p>11</text:p>
          </table:table-cell>
          <table:table-cell table:formula="of:=[.T51]/([.M51]*8)" office:value-type="float" office:value="0.343411980843861" calcext:value-type="float">
            <text:p>0,343411980843861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22.1273" calcext:value-type="float">
            <text:p>22,1273</text:p>
          </table:table-cell>
          <table:table-cell office:value-type="float" office:value="32" calcext:value-type="float">
            <text:p>32</text:p>
          </table:table-cell>
          <table:table-cell table:formula="of:=[.AG51]/[.AD51]" office:value-type="float" office:value="2.1913428208593" calcext:value-type="float">
            <text:p>2,1913428208593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51]*4" office:value-type="float" office:value="128" calcext:value-type="float">
            <text:p>128</text:p>
          </table:table-cell>
          <table:table-cell table:formula="of:=[.AF51]/[.AI51]" office:value-type="float" office:value="0.0171198657879633" calcext:value-type="float">
            <text:p>0,017119865787963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51]/8" office:value-type="float" office:value="0.273917852607412" calcext:value-type="float">
            <text:p>0,273917852607412</text:p>
          </table:table-cell>
        </table:table-row>
        <table:table-row table:style-name="ro1">
          <table:table-cell office:value-type="float" office:value="2.2589" calcext:value-type="float">
            <text:p>2,2589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2.2919" calcext:value-type="float">
            <text:p>2,29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52]+[.O52]-1" office:value-type="float" office:value="8" calcext:value-type="float">
            <text:p>8</text:p>
          </table:table-cell>
          <table:table-cell table:formula="of:=[.T52]/[.M52]" office:value-type="float" office:value="2.90348619049697" calcext:value-type="float">
            <text:p>2,90348619049697</text:p>
          </table:table-cell>
          <table:table-cell table:formula="of:=[.N52]+[.O52]-1" office:value-type="float" office:value="8" calcext:value-type="float">
            <text:p>8</text:p>
          </table:table-cell>
          <table:table-cell table:formula="of:=[.T52]/([.M52]*([.N52]+[.O52]-1))" office:value-type="float" office:value="0.362935773812121" calcext:value-type="float">
            <text:p>0,362935773812121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2]+[.O52]-1" office:value-type="float" office:value="8" calcext:value-type="float">
            <text:p>8</text:p>
          </table:table-cell>
          <table:table-cell table:formula="of:=[.T52]/([.M52]*8)" office:value-type="float" office:value="0.362935773812121" calcext:value-type="float">
            <text:p>0,362935773812121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4"/>
          <table:table-cell office:value-type="float" office:value="23.9511" calcext:value-type="float">
            <text:p>23,9511</text:p>
          </table:table-cell>
          <table:table-cell office:value-type="float" office:value="64" calcext:value-type="float">
            <text:p>64</text:p>
          </table:table-cell>
          <table:table-cell table:formula="of:=[.AG52]/[.AD52]" office:value-type="float" office:value="2.0244790427162" calcext:value-type="float">
            <text:p>2,0244790427162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AE52]*4" office:value-type="float" office:value="256" calcext:value-type="float">
            <text:p>256</text:p>
          </table:table-cell>
          <table:table-cell table:formula="of:=[.AF52]/[.AI52]" office:value-type="float" office:value="0.00790812126061016" calcext:value-type="float">
            <text:p>0,0079081212606101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52]/8" office:value-type="float" office:value="0.253059880339525" calcext:value-type="float">
            <text:p>0,253059880339525</text:p>
          </table:table-cell>
        </table:table-row>
        <table:table-row table:style-name="ro1">
          <table:table-cell office:value-type="float" office:value="2.0721" calcext:value-type="float">
            <text:p>2,0721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306" calcext:value-type="float">
            <text:p>0,030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2.1153" calcext:value-type="float">
            <text:p>2,11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53]+[.O53]-1" office:value-type="float" office:value="9" calcext:value-type="float">
            <text:p>9</text:p>
          </table:table-cell>
          <table:table-cell table:formula="of:=[.T53]/[.M53]" office:value-type="float" office:value="3.14588947194251" calcext:value-type="float">
            <text:p>3,14588947194251</text:p>
          </table:table-cell>
          <table:table-cell table:formula="of:=[.N53]+[.O53]-1" office:value-type="float" office:value="9" calcext:value-type="float">
            <text:p>9</text:p>
          </table:table-cell>
          <table:table-cell table:formula="of:=[.T53]/([.M53]*([.N53]+[.O53]-1))" office:value-type="float" office:value="0.349543274660279" calcext:value-type="float">
            <text:p>0,349543274660279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3]+[.O53]-1" office:value-type="float" office:value="9" calcext:value-type="float">
            <text:p>9</text:p>
          </table:table-cell>
          <table:table-cell table:formula="of:=[.T53]/([.M53]*8)" office:value-type="float" office:value="0.393236183992814" calcext:value-type="float">
            <text:p>0,393236183992814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1082" calcext:value-type="float">
            <text:p>2,1082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981" calcext:value-type="float">
            <text:p>0,0981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54]+[.O54]-1" office:value-type="float" office:value="11" calcext:value-type="float">
            <text:p>11</text:p>
          </table:table-cell>
          <table:table-cell table:formula="of:=[.T54]/[.M54]" office:value-type="float" office:value="3.09511627906977" calcext:value-type="float">
            <text:p>3,09511627906977</text:p>
          </table:table-cell>
          <table:table-cell table:formula="of:=[.N54]+[.O54]-1" office:value-type="float" office:value="11" calcext:value-type="float">
            <text:p>11</text:p>
          </table:table-cell>
          <table:table-cell table:formula="of:=[.T54]/([.M54]*([.N54]+[.O54]-1))" office:value-type="float" office:value="0.281374207188161" calcext:value-type="float">
            <text:p>0,281374207188161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4]+[.O54]-1" office:value-type="float" office:value="11" calcext:value-type="float">
            <text:p>11</text:p>
          </table:table-cell>
          <table:table-cell table:formula="of:=[.T54]/([.M54]*8)" office:value-type="float" office:value="0.386889534883721" calcext:value-type="float">
            <text:p>0,386889534883721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156" calcext:value-type="float">
            <text:p>2,315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02" calcext:value-type="float">
            <text:p>0,0402</text:p>
          </table:table-cell>
          <table:table-cell office:value-type="float" office:value="0" calcext:value-type="float">
            <text:p>0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2.3535" calcext:value-type="float">
            <text:p>2,35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55]+[.O55]-1" office:value-type="float" office:value="15" calcext:value-type="float">
            <text:p>15</text:p>
          </table:table-cell>
          <table:table-cell table:formula="of:=[.T55]/[.M55]" office:value-type="float" office:value="2.82749097089441" calcext:value-type="float">
            <text:p>2,82749097089441</text:p>
          </table:table-cell>
          <table:table-cell table:formula="of:=[.N55]+[.O55]-1" office:value-type="float" office:value="15" calcext:value-type="float">
            <text:p>15</text:p>
          </table:table-cell>
          <table:table-cell table:formula="of:=[.T55]/([.M55]*([.N55]+[.O55]-1))" office:value-type="float" office:value="0.188499398059628" calcext:value-type="float">
            <text:p>0,188499398059628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5]+[.O55]-1" office:value-type="float" office:value="15" calcext:value-type="float">
            <text:p>15</text:p>
          </table:table-cell>
          <table:table-cell table:formula="of:=[.T55]/([.M55]*8)" office:value-type="float" office:value="0.353436371361802" calcext:value-type="float">
            <text:p>0,353436371361802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2543" calcext:value-type="float">
            <text:p>2,254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534" calcext:value-type="float">
            <text:p>0,0534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,122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443" calcext:value-type="float">
            <text:p>0,0443</text:p>
          </table:table-cell>
          <table:table-cell office:value-type="float" office:value="0" calcext:value-type="float">
            <text:p>0</text:p>
          </table:table-cell>
          <table:table-cell office:value-type="float" office:value="2.3211" calcext:value-type="float">
            <text:p>2,32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56]+[.O56]-1" office:value-type="float" office:value="12" calcext:value-type="float">
            <text:p>12</text:p>
          </table:table-cell>
          <table:table-cell table:formula="of:=[.T56]/[.M56]" office:value-type="float" office:value="2.86695963120934" calcext:value-type="float">
            <text:p>2,86695963120934</text:p>
          </table:table-cell>
          <table:table-cell table:formula="of:=[.N56]+[.O56]-1" office:value-type="float" office:value="12" calcext:value-type="float">
            <text:p>12</text:p>
          </table:table-cell>
          <table:table-cell table:formula="of:=[.T56]/([.M56]*([.N56]+[.O56]-1))" office:value-type="float" office:value="0.238913302600778" calcext:value-type="float">
            <text:p>0,238913302600778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6]+[.O56]-1" office:value-type="float" office:value="12" calcext:value-type="float">
            <text:p>12</text:p>
          </table:table-cell>
          <table:table-cell table:formula="of:=[.T56]/([.M56]*8)" office:value-type="float" office:value="0.358369953901168" calcext:value-type="float">
            <text:p>0,358369953901168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" calcext:value-type="float">
            <text:p>0</text:p>
          </table:table-cell>
          <table:table-cell office:value-type="float" office:value="0.1465" calcext:value-type="float">
            <text:p>0,1465</text:p>
          </table:table-cell>
          <table:table-cell office:value-type="float" office:value="0.095" calcext:value-type="float">
            <text:p>0,095</text:p>
          </table:table-cell>
          <table:table-cell office:value-type="float" office:value="0.066" calcext:value-type="float">
            <text:p>0,06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42" calcext:value-type="float">
            <text:p>0,0442</text:p>
          </table:table-cell>
          <table:table-cell office:value-type="float" office:value="0" calcext:value-type="float">
            <text:p>0</text:p>
          </table:table-cell>
          <table:table-cell office:value-type="float" office:value="2.1759" calcext:value-type="float">
            <text:p>2,175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57]+[.O57]-1" office:value-type="float" office:value="13" calcext:value-type="float">
            <text:p>13</text:p>
          </table:table-cell>
          <table:table-cell table:formula="of:=[.T57]/[.M57]" office:value-type="float" office:value="3.05827473689048" calcext:value-type="float">
            <text:p>3,05827473689048</text:p>
          </table:table-cell>
          <table:table-cell table:formula="of:=[.N57]+[.O57]-1" office:value-type="float" office:value="13" calcext:value-type="float">
            <text:p>13</text:p>
          </table:table-cell>
          <table:table-cell table:formula="of:=[.T57]/([.M57]*([.N57]+[.O57]-1))" office:value-type="float" office:value="0.235251902837729" calcext:value-type="float">
            <text:p>0,235251902837729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7]+[.O57]-1" office:value-type="float" office:value="13" calcext:value-type="float">
            <text:p>13</text:p>
          </table:table-cell>
          <table:table-cell table:formula="of:=[.T57]/([.M57]*8)" office:value-type="float" office:value="0.38228434211131" calcext:value-type="float">
            <text:p>0,38228434211131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1006" calcext:value-type="float">
            <text:p>2,100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511" calcext:value-type="float">
            <text:p>0,0511</text:p>
          </table:table-cell>
          <table:table-cell office:value-type="float" office:value="0" calcext:value-type="float">
            <text:p>0</text:p>
          </table:table-cell>
          <table:table-cell office:value-type="float" office:value="0.1967" calcext:value-type="float">
            <text:p>0,1967</text:p>
          </table:table-cell>
          <table:table-cell office:value-type="float" office:value="0.0969" calcext:value-type="float">
            <text:p>0,0969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2.1694" calcext:value-type="float">
            <text:p>2,16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58]+[.O58]-1" office:value-type="float" office:value="15" calcext:value-type="float">
            <text:p>15</text:p>
          </table:table-cell>
          <table:table-cell table:formula="of:=[.T58]/[.M58]" office:value-type="float" office:value="3.06743800129068" calcext:value-type="float">
            <text:p>3,06743800129068</text:p>
          </table:table-cell>
          <table:table-cell table:formula="of:=[.N58]+[.O58]-1" office:value-type="float" office:value="15" calcext:value-type="float">
            <text:p>15</text:p>
          </table:table-cell>
          <table:table-cell table:formula="of:=[.T58]/([.M58]*([.N58]+[.O58]-1))" office:value-type="float" office:value="0.204495866752712" calcext:value-type="float">
            <text:p>0,204495866752712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8]+[.O58]-1" office:value-type="float" office:value="15" calcext:value-type="float">
            <text:p>15</text:p>
          </table:table-cell>
          <table:table-cell table:formula="of:=[.T58]/([.M58]*8)" office:value-type="float" office:value="0.383429750161335" calcext:value-type="float">
            <text:p>0,383429750161335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498" calcext:value-type="float">
            <text:p>2,349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615" calcext:value-type="float">
            <text:p>0,0615</text:p>
          </table:table-cell>
          <table:table-cell office:value-type="float" office:value="0" calcext:value-type="float">
            <text:p>0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1" calcext:value-type="float">
            <text:p>0,0431</text:p>
          </table:table-cell>
          <table:table-cell office:value-type="float" office:value="0" calcext:value-type="float">
            <text:p>0</text:p>
          </table:table-cell>
          <table:table-cell office:value-type="float" office:value="2.4146" calcext:value-type="float">
            <text:p>2,41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59]+[.O59]-1" office:value-type="float" office:value="19" calcext:value-type="float">
            <text:p>19</text:p>
          </table:table-cell>
          <table:table-cell table:formula="of:=[.T59]/[.M59]" office:value-type="float" office:value="2.75594301333554" calcext:value-type="float">
            <text:p>2,75594301333554</text:p>
          </table:table-cell>
          <table:table-cell table:formula="of:=[.N59]+[.O59]-1" office:value-type="float" office:value="19" calcext:value-type="float">
            <text:p>19</text:p>
          </table:table-cell>
          <table:table-cell table:formula="of:=[.T59]/([.M59]*([.N59]+[.O59]-1))" office:value-type="float" office:value="0.145049632280818" calcext:value-type="float">
            <text:p>0,145049632280818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59]+[.O59]-1" office:value-type="float" office:value="19" calcext:value-type="float">
            <text:p>19</text:p>
          </table:table-cell>
          <table:table-cell table:formula="of:=[.T59]/([.M59]*8)" office:value-type="float" office:value="0.344492876666943" calcext:value-type="float">
            <text:p>0,344492876666943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1292" calcext:value-type="float">
            <text:p>2,129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478" calcext:value-type="float">
            <text:p>0,0478</text:p>
          </table:table-cell>
          <table:table-cell office:value-type="float" office:value="0" calcext:value-type="float">
            <text:p>0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0757" calcext:value-type="float">
            <text:p>0,075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29" calcext:value-type="float">
            <text:p>0,0529</text:p>
          </table:table-cell>
          <table:table-cell office:value-type="float" office:value="0" calcext:value-type="float">
            <text:p>0</text:p>
          </table:table-cell>
          <table:table-cell office:value-type="float" office:value="2.2049" calcext:value-type="float">
            <text:p>2,20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60]+[.O60]-1" office:value-type="float" office:value="16" calcext:value-type="float">
            <text:p>16</text:p>
          </table:table-cell>
          <table:table-cell table:formula="of:=[.T60]/[.M60]" office:value-type="float" office:value="3.0180507052474" calcext:value-type="float">
            <text:p>3,0180507052474</text:p>
          </table:table-cell>
          <table:table-cell table:formula="of:=[.N60]+[.O60]-1" office:value-type="float" office:value="16" calcext:value-type="float">
            <text:p>16</text:p>
          </table:table-cell>
          <table:table-cell table:formula="of:=[.T60]/([.M60]*([.N60]+[.O60]-1))" office:value-type="float" office:value="0.188628169077963" calcext:value-type="float">
            <text:p>0,18862816907796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0]+[.O60]-1" office:value-type="float" office:value="16" calcext:value-type="float">
            <text:p>16</text:p>
          </table:table-cell>
          <table:table-cell table:formula="of:=[.T60]/([.M60]*8)" office:value-type="float" office:value="0.377256338155926" calcext:value-type="float">
            <text:p>0,377256338155926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277" calcext:value-type="float">
            <text:p>2,3277</text:p>
          </table:table-cell>
          <table:table-cell table:number-columns-repeated="2" office:value-type="float" office:value="0.0065" calcext:value-type="float">
            <text:p>0,0065</text:p>
          </table:table-cell>
          <table:table-cell office:value-type="float" office:value="0.0323" calcext:value-type="float">
            <text:p>0,0323</text:p>
          </table:table-cell>
          <table:table-cell office:value-type="float" office:value="0" calcext:value-type="float">
            <text:p>0</text:p>
          </table:table-cell>
          <table:table-cell office:value-type="float" office:value="0.3527" calcext:value-type="float">
            <text:p>0,3527</text:p>
          </table:table-cell>
          <table:table-cell office:value-type="float" office:value="0.1172" calcext:value-type="float">
            <text:p>0,1172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19" calcext:value-type="float">
            <text:p>0,0519</text:p>
          </table:table-cell>
          <table:table-cell office:value-type="float" office:value="0" calcext:value-type="float">
            <text:p>0</text:p>
          </table:table-cell>
          <table:table-cell office:value-type="float" office:value="2.4013" calcext:value-type="float">
            <text:p>2,40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61]+[.O61]-1" office:value-type="float" office:value="17" calcext:value-type="float">
            <text:p>17</text:p>
          </table:table-cell>
          <table:table-cell table:formula="of:=[.T61]/[.M61]" office:value-type="float" office:value="2.77120726273269" calcext:value-type="float">
            <text:p>2,77120726273269</text:p>
          </table:table-cell>
          <table:table-cell table:formula="of:=[.N61]+[.O61]-1" office:value-type="float" office:value="17" calcext:value-type="float">
            <text:p>17</text:p>
          </table:table-cell>
          <table:table-cell table:formula="of:=[.T61]/([.M61]*([.N61]+[.O61]-1))" office:value-type="float" office:value="0.163012191925452" calcext:value-type="float">
            <text:p>0,163012191925452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1]+[.O61]-1" office:value-type="float" office:value="17" calcext:value-type="float">
            <text:p>17</text:p>
          </table:table-cell>
          <table:table-cell table:formula="of:=[.T61]/([.M61]*8)" office:value-type="float" office:value="0.346400907841586" calcext:value-type="float">
            <text:p>0,346400907841586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1936" calcext:value-type="float">
            <text:p>2,1936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765" calcext:value-type="float">
            <text:p>0,0765</text:p>
          </table:table-cell>
          <table:table-cell office:value-type="float" office:value="0" calcext:value-type="float">
            <text:p>0</text:p>
          </table:table-cell>
          <table:table-cell office:value-type="float" office:value="0.2479" calcext:value-type="float">
            <text:p>0,2479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079" calcext:value-type="float">
            <text:p>0,07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516" calcext:value-type="float">
            <text:p>0,0516</text:p>
          </table:table-cell>
          <table:table-cell office:value-type="float" office:value="0" calcext:value-type="float">
            <text:p>0</text:p>
          </table:table-cell>
          <table:table-cell office:value-type="float" office:value="2.2727" calcext:value-type="float">
            <text:p>2,27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62]+[.O62]-1" office:value-type="float" office:value="19" calcext:value-type="float">
            <text:p>19</text:p>
          </table:table-cell>
          <table:table-cell table:formula="of:=[.T62]/[.M62]" office:value-type="float" office:value="2.92801513618163" calcext:value-type="float">
            <text:p>2,92801513618163</text:p>
          </table:table-cell>
          <table:table-cell table:formula="of:=[.N62]+[.O62]-1" office:value-type="float" office:value="19" calcext:value-type="float">
            <text:p>19</text:p>
          </table:table-cell>
          <table:table-cell table:formula="of:=[.T62]/([.M62]*([.N62]+[.O62]-1))" office:value-type="float" office:value="0.154106059799033" calcext:value-type="float">
            <text:p>0,15410605979903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2]+[.O62]-1" office:value-type="float" office:value="19" calcext:value-type="float">
            <text:p>19</text:p>
          </table:table-cell>
          <table:table-cell table:formula="of:=[.T62]/([.M62]*8)" office:value-type="float" office:value="0.366001892022704" calcext:value-type="float">
            <text:p>0,366001892022704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181" calcext:value-type="float">
            <text:p>2,3181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798" calcext:value-type="float">
            <text:p>0,0798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,2387</text:p>
          </table:table-cell>
          <table:table-cell office:value-type="float" office:value="0.1294" calcext:value-type="float">
            <text:p>0,1294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2.3802" calcext:value-type="float">
            <text:p>2,38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63]+[.O63]-1" office:value-type="float" office:value="23" calcext:value-type="float">
            <text:p>23</text:p>
          </table:table-cell>
          <table:table-cell table:formula="of:=[.T63]/[.M63]" office:value-type="float" office:value="2.79577346441476" calcext:value-type="float">
            <text:p>2,79577346441476</text:p>
          </table:table-cell>
          <table:table-cell table:formula="of:=[.N63]+[.O63]-1" office:value-type="float" office:value="23" calcext:value-type="float">
            <text:p>23</text:p>
          </table:table-cell>
          <table:table-cell table:formula="of:=[.T63]/([.M63]*([.N63]+[.O63]-1))" office:value-type="float" office:value="0.121555368018033" calcext:value-type="float">
            <text:p>0,12155536801803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3]+[.O63]-1" office:value-type="float" office:value="23" calcext:value-type="float">
            <text:p>23</text:p>
          </table:table-cell>
          <table:table-cell table:formula="of:=[.T63]/([.M63]*8)" office:value-type="float" office:value="0.349471683051844" calcext:value-type="float">
            <text:p>0,349471683051844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2787" calcext:value-type="float">
            <text:p>2,2787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8766" calcext:value-type="float">
            <text:p>0,8766</text:p>
          </table:table-cell>
          <table:table-cell office:value-type="float" office:value="0.4966" calcext:value-type="float">
            <text:p>0,4966</text:p>
          </table:table-cell>
          <table:table-cell office:value-type="float" office:value="0.1183" calcext:value-type="float">
            <text:p>0,118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931" calcext:value-type="float">
            <text:p>0,0931</text:p>
          </table:table-cell>
          <table:table-cell office:value-type="float" office:value="0" calcext:value-type="float">
            <text:p>0</text:p>
          </table:table-cell>
          <table:table-cell office:value-type="float" office:value="2.397" calcext:value-type="float">
            <text:p>2,3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64]+[.O64]-1" office:value-type="float" office:value="32" calcext:value-type="float">
            <text:p>32</text:p>
          </table:table-cell>
          <table:table-cell table:formula="of:=[.T64]/[.M64]" office:value-type="float" office:value="2.77617855652899" calcext:value-type="float">
            <text:p>2,77617855652899</text:p>
          </table:table-cell>
          <table:table-cell table:formula="of:=[.N64]+[.O64]-1" office:value-type="float" office:value="32" calcext:value-type="float">
            <text:p>32</text:p>
          </table:table-cell>
          <table:table-cell table:formula="of:=[.T64]/([.M64]*([.N64]+[.O64]-1))" office:value-type="float" office:value="0.0867555798915311" calcext:value-type="float">
            <text:p>0,0867555798915311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4]+[.O64]-1" office:value-type="float" office:value="32" calcext:value-type="float">
            <text:p>32</text:p>
          </table:table-cell>
          <table:table-cell table:formula="of:=[.T64]/([.M64]*8)" office:value-type="float" office:value="0.347022319566124" calcext:value-type="float">
            <text:p>0,347022319566124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66" calcext:value-type="float">
            <text:p>2,366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" calcext:value-type="float">
            <text:p>0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91" calcext:value-type="float">
            <text:p>0,091</text:p>
          </table:table-cell>
          <table:table-cell office:value-type="float" office:value="0" calcext:value-type="float">
            <text:p>0</text:p>
          </table:table-cell>
          <table:table-cell office:value-type="float" office:value="2.4802" calcext:value-type="float">
            <text:p>2,480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65]+[.O65]-1" office:value-type="float" office:value="33" calcext:value-type="float">
            <text:p>33</text:p>
          </table:table-cell>
          <table:table-cell table:formula="of:=[.T65]/[.M65]" office:value-type="float" office:value="2.68304975405209" calcext:value-type="float">
            <text:p>2,68304975405209</text:p>
          </table:table-cell>
          <table:table-cell table:formula="of:=[.N65]+[.O65]-1" office:value-type="float" office:value="33" calcext:value-type="float">
            <text:p>33</text:p>
          </table:table-cell>
          <table:table-cell table:formula="of:=[.T65]/([.M65]*([.N65]+[.O65]-1))" office:value-type="float" office:value="0.0813045380015786" calcext:value-type="float">
            <text:p>0,0813045380015786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5]+[.O65]-1" office:value-type="float" office:value="33" calcext:value-type="float">
            <text:p>33</text:p>
          </table:table-cell>
          <table:table-cell table:formula="of:=[.T65]/([.M65]*8)" office:value-type="float" office:value="0.335381219256512" calcext:value-type="float">
            <text:p>0,335381219256512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402" calcext:value-type="float">
            <text:p>2,340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,849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1151" calcext:value-type="float">
            <text:p>0,115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916" calcext:value-type="float">
            <text:p>0,0916</text:p>
          </table:table-cell>
          <table:table-cell office:value-type="float" office:value="0" calcext:value-type="float">
            <text:p>0</text:p>
          </table:table-cell>
          <table:table-cell office:value-type="float" office:value="2.4553" calcext:value-type="float">
            <text:p>2,455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66]+[.O66]-1" office:value-type="float" office:value="35" calcext:value-type="float">
            <text:p>35</text:p>
          </table:table-cell>
          <table:table-cell table:formula="of:=[.T66]/[.M66]" office:value-type="float" office:value="2.71025943876512" calcext:value-type="float">
            <text:p>2,71025943876512</text:p>
          </table:table-cell>
          <table:table-cell table:formula="of:=[.N66]+[.O66]-1" office:value-type="float" office:value="35" calcext:value-type="float">
            <text:p>35</text:p>
          </table:table-cell>
          <table:table-cell table:formula="of:=[.T66]/([.M66]*([.N66]+[.O66]-1))" office:value-type="float" office:value="0.0774359839647177" calcext:value-type="float">
            <text:p>0,0774359839647177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6]+[.O66]-1" office:value-type="float" office:value="35" calcext:value-type="float">
            <text:p>35</text:p>
          </table:table-cell>
          <table:table-cell table:formula="of:=[.T66]/([.M66]*8)" office:value-type="float" office:value="0.33878242984564" calcext:value-type="float">
            <text:p>0,33878242984564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985" calcext:value-type="float">
            <text:p>2,3985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1452" calcext:value-type="float">
            <text:p>0,1452</text:p>
          </table:table-cell>
          <table:table-cell office:value-type="float" office:value="0" calcext:value-type="float">
            <text:p>0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2194" calcext:value-type="float">
            <text:p>0,2194</text:p>
          </table:table-cell>
          <table:table-cell office:value-type="float" office:value="0.0925" calcext:value-type="float">
            <text:p>0,092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739" calcext:value-type="float">
            <text:p>0,0739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,49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67]+[.O67]-1" office:value-type="float" office:value="39" calcext:value-type="float">
            <text:p>39</text:p>
          </table:table-cell>
          <table:table-cell table:formula="of:=[.T67]/[.M67]" office:value-type="float" office:value="2.67141710156564" calcext:value-type="float">
            <text:p>2,67141710156564</text:p>
          </table:table-cell>
          <table:table-cell table:formula="of:=[.N67]+[.O67]-1" office:value-type="float" office:value="39" calcext:value-type="float">
            <text:p>39</text:p>
          </table:table-cell>
          <table:table-cell table:formula="of:=[.T67]/([.M67]*([.N67]+[.O67]-1))" office:value-type="float" office:value="0.0684978743991189" calcext:value-type="float">
            <text:p>0,0684978743991189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7]+[.O67]-1" office:value-type="float" office:value="39" calcext:value-type="float">
            <text:p>39</text:p>
          </table:table-cell>
          <table:table-cell table:formula="of:=[.T67]/([.M67]*8)" office:value-type="float" office:value="0.333927137695705" calcext:value-type="float">
            <text:p>0,333927137695705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4732" calcext:value-type="float">
            <text:p>2,473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76" calcext:value-type="float">
            <text:p>0,0376</text:p>
          </table:table-cell>
          <table:table-cell office:value-type="float" office:value="0" calcext:value-type="float">
            <text:p>0</text:p>
          </table:table-cell>
          <table:table-cell office:value-type="float" office:value="1.7674" calcext:value-type="float">
            <text:p>1,7674</text:p>
          </table:table-cell>
          <table:table-cell office:value-type="float" office:value="0.5538" calcext:value-type="float">
            <text:p>0,5538</text:p>
          </table:table-cell>
          <table:table-cell office:value-type="float" office:value="0.2057" calcext:value-type="float">
            <text:p>0,205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1736" calcext:value-type="float">
            <text:p>0,1736</text:p>
          </table:table-cell>
          <table:table-cell office:value-type="float" office:value="0" calcext:value-type="float">
            <text:p>0</text:p>
          </table:table-cell>
          <table:table-cell office:value-type="float" office:value="2.6789" calcext:value-type="float">
            <text:p>2,678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68]+[.O68]-1" office:value-type="float" office:value="64" calcext:value-type="float">
            <text:p>64</text:p>
          </table:table-cell>
          <table:table-cell table:formula="of:=[.T68]/[.M68]" office:value-type="float" office:value="2.48404195751988" calcext:value-type="float">
            <text:p>2,48404195751988</text:p>
          </table:table-cell>
          <table:table-cell table:formula="of:=[.N68]+[.O68]-1" office:value-type="float" office:value="64" calcext:value-type="float">
            <text:p>64</text:p>
          </table:table-cell>
          <table:table-cell table:formula="of:=[.T68]/([.M68]*([.N68]+[.O68]-1))" office:value-type="float" office:value="0.0388131555862481" calcext:value-type="float">
            <text:p>0,0388131555862481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8]+[.O68]-1" office:value-type="float" office:value="64" calcext:value-type="float">
            <text:p>64</text:p>
          </table:table-cell>
          <table:table-cell table:formula="of:=[.T68]/([.M68]*8)" office:value-type="float" office:value="0.310505244689985" calcext:value-type="float">
            <text:p>0,310505244689985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3329" calcext:value-type="float">
            <text:p>2,33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833" calcext:value-type="float">
            <text:p>0,0833</text:p>
          </table:table-cell>
          <table:table-cell office:value-type="float" office:value="0" calcext:value-type="float">
            <text:p>0</text:p>
          </table:table-cell>
          <table:table-cell office:value-type="float" office:value="1.8472" calcext:value-type="float">
            <text:p>1,8472</text:p>
          </table:table-cell>
          <table:table-cell office:value-type="float" office:value="0.3404" calcext:value-type="float">
            <text:p>0,3404</text:p>
          </table:table-cell>
          <table:table-cell office:value-type="float" office:value="0.2014" calcext:value-type="float">
            <text:p>0,2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1764" calcext:value-type="float">
            <text:p>0,1764</text:p>
          </table:table-cell>
          <table:table-cell office:value-type="float" office:value="0" calcext:value-type="float">
            <text:p>0</text:p>
          </table:table-cell>
          <table:table-cell office:value-type="float" office:value="2.5343" calcext:value-type="float">
            <text:p>2,534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69]+[.O69]-1" office:value-type="float" office:value="65" calcext:value-type="float">
            <text:p>65</text:p>
          </table:table-cell>
          <table:table-cell table:formula="of:=[.T69]/[.M69]" office:value-type="float" office:value="2.62577437556722" calcext:value-type="float">
            <text:p>2,62577437556722</text:p>
          </table:table-cell>
          <table:table-cell table:formula="of:=[.N69]+[.O69]-1" office:value-type="float" office:value="65" calcext:value-type="float">
            <text:p>65</text:p>
          </table:table-cell>
          <table:table-cell table:formula="of:=[.T69]/([.M69]*([.N69]+[.O69]-1))" office:value-type="float" office:value="0.0403965288548803" calcext:value-type="float">
            <text:p>0,0403965288548803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69]+[.O69]-1" office:value-type="float" office:value="65" calcext:value-type="float">
            <text:p>65</text:p>
          </table:table-cell>
          <table:table-cell table:formula="of:=[.T69]/([.M69]*8)" office:value-type="float" office:value="0.328221796945902" calcext:value-type="float">
            <text:p>0,328221796945902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4345" calcext:value-type="float">
            <text:p>2,434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2095" calcext:value-type="float">
            <text:p>0,2095</text:p>
          </table:table-cell>
          <table:table-cell office:value-type="float" office:value="0" calcext:value-type="float">
            <text:p>0</text:p>
          </table:table-cell>
          <table:table-cell office:value-type="float" office:value="1.4697" calcext:value-type="float">
            <text:p>1,4697</text:p>
          </table:table-cell>
          <table:table-cell office:value-type="float" office:value="0.3025" calcext:value-type="float">
            <text:p>0,3025</text:p>
          </table:table-cell>
          <table:table-cell office:value-type="float" office:value="0.1596" calcext:value-type="float">
            <text:p>0,159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393" calcext:value-type="float">
            <text:p>0,1393</text:p>
          </table:table-cell>
          <table:table-cell office:value-type="float" office:value="0" calcext:value-type="float">
            <text:p>0</text:p>
          </table:table-cell>
          <table:table-cell office:value-type="float" office:value="2.5941" calcext:value-type="float">
            <text:p>2,594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70]+[.O70]-1" office:value-type="float" office:value="67" calcext:value-type="float">
            <text:p>67</text:p>
          </table:table-cell>
          <table:table-cell table:formula="of:=[.T70]/[.M70]" office:value-type="float" office:value="2.56524420801049" calcext:value-type="float">
            <text:p>2,56524420801049</text:p>
          </table:table-cell>
          <table:table-cell table:formula="of:=[.N70]+[.O70]-1" office:value-type="float" office:value="67" calcext:value-type="float">
            <text:p>67</text:p>
          </table:table-cell>
          <table:table-cell table:formula="of:=[.T70]/([.M70]*([.N70]+[.O70]-1))" office:value-type="float" office:value="0.0382872269852311" calcext:value-type="float">
            <text:p>0,0382872269852311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70]+[.O70]-1" office:value-type="float" office:value="67" calcext:value-type="float">
            <text:p>67</text:p>
          </table:table-cell>
          <table:table-cell table:formula="of:=[.T70]/([.M70]*8)" office:value-type="float" office:value="0.320655526001311" calcext:value-type="float">
            <text:p>0,320655526001311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2.5415" calcext:value-type="float">
            <text:p>2,541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4144" calcext:value-type="float">
            <text:p>0,4144</text:p>
          </table:table-cell>
          <table:table-cell office:value-type="float" office:value="0" calcext:value-type="float">
            <text:p>0</text:p>
          </table:table-cell>
          <table:table-cell office:value-type="float" office:value="1.2988" calcext:value-type="float">
            <text:p>1,2988</text:p>
          </table:table-cell>
          <table:table-cell office:value-type="float" office:value="0.4711" calcext:value-type="float">
            <text:p>0,4711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1424" calcext:value-type="float">
            <text:p>0,1424</text:p>
          </table:table-cell>
          <table:table-cell office:value-type="float" office:value="0" calcext:value-type="float">
            <text:p>0</text:p>
          </table:table-cell>
          <table:table-cell office:value-type="float" office:value="2.7049" calcext:value-type="float">
            <text:p>2,704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71]+[.O71]-1" office:value-type="float" office:value="71" calcext:value-type="float">
            <text:p>71</text:p>
          </table:table-cell>
          <table:table-cell table:formula="of:=[.T71]/[.M71]" office:value-type="float" office:value="2.46016488594772" calcext:value-type="float">
            <text:p>2,46016488594772</text:p>
          </table:table-cell>
          <table:table-cell table:formula="of:=[.N71]+[.O71]-1" office:value-type="float" office:value="71" calcext:value-type="float">
            <text:p>71</text:p>
          </table:table-cell>
          <table:table-cell table:formula="of:=[.T71]/([.M71]*([.N71]+[.O71]-1))" office:value-type="float" office:value="0.0346502096612356" calcext:value-type="float">
            <text:p>0,0346502096612356</text:p>
          </table:table-cell>
          <table:table-cell office:value-type="float" office:value="6.6545" calcext:value-type="float">
            <text:p>6,6545</text:p>
          </table:table-cell>
          <table:table-cell/>
          <table:table-cell table:formula="of:=[.N71]+[.O71]-1" office:value-type="float" office:value="71" calcext:value-type="float">
            <text:p>71</text:p>
          </table:table-cell>
          <table:table-cell table:formula="of:=[.T71]/([.M71]*8)" office:value-type="float" office:value="0.307520610743465" calcext:value-type="float">
            <text:p>0,307520610743465</text:p>
          </table:table-cell>
          <table:table-cell/>
          <table:table-cell office:value-type="float" office:value="5.2693" calcext:value-type="float">
            <text:p>5,2693</text:p>
          </table:table-cell>
          <table:table-cell table:number-columns-repeated="14"/>
        </table:table-row>
        <table:table-row table:style-name="ro1">
          <table:table-cell office:value-type="float" office:value="15.2458" calcext:value-type="float">
            <text:p>15,2458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746" calcext:value-type="float">
            <text:p>0,074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57" calcext:value-type="float">
            <text:p>0,0557</text:p>
          </table:table-cell>
          <table:table-cell office:value-type="float" office:value="0" calcext:value-type="float">
            <text:p>0</text:p>
          </table:table-cell>
          <table:table-cell office:value-type="float" office:value="15.3204" calcext:value-type="float">
            <text:p>15,32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72]+[.O72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formula="of:=[.N72]+[.O72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2]+[.O72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6.4286" calcext:value-type="float">
            <text:p>6,4286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474" calcext:value-type="float">
            <text:p>0,0474</text:p>
          </table:table-cell>
          <table:table-cell office:value-type="float" office:value="0" calcext:value-type="float">
            <text:p>0</text:p>
          </table:table-cell>
          <table:table-cell office:value-type="float" office:value="6.4921" calcext:value-type="float">
            <text:p>6,4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73]+[.O73]-1" office:value-type="float" office:value="2" calcext:value-type="float">
            <text:p>2</text:p>
          </table:table-cell>
          <table:table-cell table:formula="of:=[.T73]/[.M73]" office:value-type="float" office:value="2.14865759923599" calcext:value-type="float">
            <text:p>2,14865759923599</text:p>
          </table:table-cell>
          <table:table-cell table:formula="of:=[.N73]+[.O73]-1" office:value-type="float" office:value="2" calcext:value-type="float">
            <text:p>2</text:p>
          </table:table-cell>
          <table:table-cell table:formula="of:=[.T73]/([.M73]*([.N73]+[.O73]-1))" office:value-type="float" office:value="1.074328799618" calcext:value-type="float">
            <text:p>1,074328799618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3]+[.O73]-1" office:value-type="float" office:value="2" calcext:value-type="float">
            <text:p>2</text:p>
          </table:table-cell>
          <table:table-cell table:formula="of:=[.T73]/([.M73]*8)" office:value-type="float" office:value="0.268582199904499" calcext:value-type="float">
            <text:p>0,268582199904499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7085" calcext:value-type="float">
            <text:p>4,7085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796" calcext:value-type="float">
            <text:p>0,0796</text:p>
          </table:table-cell>
          <table:table-cell office:value-type="float" office:value="0" calcext:value-type="float">
            <text:p>0</text:p>
          </table:table-cell>
          <table:table-cell office:value-type="float" office:value="4.8146" calcext:value-type="float">
            <text:p>4,81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74]+[.O74]-1" office:value-type="float" office:value="4" calcext:value-type="float">
            <text:p>4</text:p>
          </table:table-cell>
          <table:table-cell table:formula="of:=[.T74]/[.M74]" office:value-type="float" office:value="2.89729157147011" calcext:value-type="float">
            <text:p>2,89729157147011</text:p>
          </table:table-cell>
          <table:table-cell table:formula="of:=[.N74]+[.O74]-1" office:value-type="float" office:value="4" calcext:value-type="float">
            <text:p>4</text:p>
          </table:table-cell>
          <table:table-cell table:formula="of:=[.T74]/([.M74]*([.N74]+[.O74]-1))" office:value-type="float" office:value="0.724322892867528" calcext:value-type="float">
            <text:p>0,724322892867528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4]+[.O74]-1" office:value-type="float" office:value="4" calcext:value-type="float">
            <text:p>4</text:p>
          </table:table-cell>
          <table:table-cell table:formula="of:=[.T74]/([.M74]*8)" office:value-type="float" office:value="0.362161446433764" calcext:value-type="float">
            <text:p>0,362161446433764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8.6453" calcext:value-type="float">
            <text:p>8,645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848" calcext:value-type="float">
            <text:p>0,084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633" calcext:value-type="float">
            <text:p>0,0633</text:p>
          </table:table-cell>
          <table:table-cell office:value-type="float" office:value="0" calcext:value-type="float">
            <text:p>0</text:p>
          </table:table-cell>
          <table:table-cell office:value-type="float" office:value="8.7301" calcext:value-type="float">
            <text:p>8,7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75]+[.O75]-1" office:value-type="float" office:value="8" calcext:value-type="float">
            <text:p>8</text:p>
          </table:table-cell>
          <table:table-cell table:formula="of:=[.T75]/[.M75]" office:value-type="float" office:value="1.59783965819406" calcext:value-type="float">
            <text:p>1,59783965819406</text:p>
          </table:table-cell>
          <table:table-cell table:formula="of:=[.N75]+[.O75]-1" office:value-type="float" office:value="8" calcext:value-type="float">
            <text:p>8</text:p>
          </table:table-cell>
          <table:table-cell table:formula="of:=[.T75]/([.M75]*([.N75]+[.O75]-1))" office:value-type="float" office:value="0.199729957274258" calcext:value-type="float">
            <text:p>0,199729957274258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5]+[.O75]-1" office:value-type="float" office:value="8" calcext:value-type="float">
            <text:p>8</text:p>
          </table:table-cell>
          <table:table-cell table:formula="of:=[.T75]/([.M75]*8)" office:value-type="float" office:value="0.199729957274258" calcext:value-type="float">
            <text:p>0,199729957274258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7.5908" calcext:value-type="float">
            <text:p>7,5908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339" calcext:value-type="float">
            <text:p>0,0339</text:p>
          </table:table-cell>
          <table:table-cell office:value-type="float" office:value="0.0487" calcext:value-type="float">
            <text:p>0,0487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7.6395" calcext:value-type="float">
            <text:p>7,6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76]+[.O76]-1" office:value-type="float" office:value="2" calcext:value-type="float">
            <text:p>2</text:p>
          </table:table-cell>
          <table:table-cell table:formula="of:=[.T76]/[.M76]" office:value-type="float" office:value="1.82594410628968" calcext:value-type="float">
            <text:p>1,82594410628968</text:p>
          </table:table-cell>
          <table:table-cell table:formula="of:=[.N76]+[.O76]-1" office:value-type="float" office:value="2" calcext:value-type="float">
            <text:p>2</text:p>
          </table:table-cell>
          <table:table-cell table:formula="of:=[.T76]/([.M76]*([.N76]+[.O76]-1))" office:value-type="float" office:value="0.912972053144839" calcext:value-type="float">
            <text:p>0,912972053144839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6]+[.O76]-1" office:value-type="float" office:value="2" calcext:value-type="float">
            <text:p>2</text:p>
          </table:table-cell>
          <table:table-cell table:formula="of:=[.T76]/([.M76]*8)" office:value-type="float" office:value="0.22824301328621" calcext:value-type="float">
            <text:p>0,22824301328621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4512" calcext:value-type="float">
            <text:p>4,4512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4.4996" calcext:value-type="float">
            <text:p>4,499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77]+[.O77]-1" office:value-type="float" office:value="3" calcext:value-type="float">
            <text:p>3</text:p>
          </table:table-cell>
          <table:table-cell table:formula="of:=[.T77]/[.M77]" office:value-type="float" office:value="3.10012001066762" calcext:value-type="float">
            <text:p>3,10012001066762</text:p>
          </table:table-cell>
          <table:table-cell table:formula="of:=[.N77]+[.O77]-1" office:value-type="float" office:value="3" calcext:value-type="float">
            <text:p>3</text:p>
          </table:table-cell>
          <table:table-cell table:formula="of:=[.T77]/([.M77]*([.N77]+[.O77]-1))" office:value-type="float" office:value="1.03337333688921" calcext:value-type="float">
            <text:p>1,03337333688921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7]+[.O77]-1" office:value-type="float" office:value="3" calcext:value-type="float">
            <text:p>3</text:p>
          </table:table-cell>
          <table:table-cell table:formula="of:=[.T77]/([.M77]*8)" office:value-type="float" office:value="0.387515001333452" calcext:value-type="float">
            <text:p>0,38751500133345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9926" calcext:value-type="float">
            <text:p>4,9926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53" calcext:value-type="float">
            <text:p>0,0253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349" calcext:value-type="float">
            <text:p>0,0349</text:p>
          </table:table-cell>
          <table:table-cell office:value-type="float" office:value="0" calcext:value-type="float">
            <text:p>0</text:p>
          </table:table-cell>
          <table:table-cell office:value-type="float" office:value="5.0489" calcext:value-type="float">
            <text:p>5,0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78]+[.O78]-1" office:value-type="float" office:value="5" calcext:value-type="float">
            <text:p>5</text:p>
          </table:table-cell>
          <table:table-cell table:formula="of:=[.T78]/[.M78]" office:value-type="float" office:value="2.76283943037097" calcext:value-type="float">
            <text:p>2,76283943037097</text:p>
          </table:table-cell>
          <table:table-cell table:formula="of:=[.N78]+[.O78]-1" office:value-type="float" office:value="5" calcext:value-type="float">
            <text:p>5</text:p>
          </table:table-cell>
          <table:table-cell table:formula="of:=[.T78]/([.M78]*([.N78]+[.O78]-1))" office:value-type="float" office:value="0.552567886074194" calcext:value-type="float">
            <text:p>0,552567886074194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8]+[.O78]-1" office:value-type="float" office:value="5" calcext:value-type="float">
            <text:p>5</text:p>
          </table:table-cell>
          <table:table-cell table:formula="of:=[.T78]/([.M78]*8)" office:value-type="float" office:value="0.345354928796372" calcext:value-type="float">
            <text:p>0,34535492879637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8399" calcext:value-type="float">
            <text:p>4,8399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39" calcext:value-type="float">
            <text:p>0,0339</text:p>
          </table:table-cell>
          <table:table-cell office:value-type="float" office:value="0" calcext:value-type="float">
            <text:p>0</text:p>
          </table:table-cell>
          <table:table-cell office:value-type="float" office:value="4.895" calcext:value-type="float">
            <text:p>4,8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79]+[.O79]-1" office:value-type="float" office:value="9" calcext:value-type="float">
            <text:p>9</text:p>
          </table:table-cell>
          <table:table-cell table:formula="of:=[.T79]/[.M79]" office:value-type="float" office:value="2.8497037793667" calcext:value-type="float">
            <text:p>2,8497037793667</text:p>
          </table:table-cell>
          <table:table-cell table:formula="of:=[.N79]+[.O79]-1" office:value-type="float" office:value="9" calcext:value-type="float">
            <text:p>9</text:p>
          </table:table-cell>
          <table:table-cell table:formula="of:=[.T79]/([.M79]*([.N79]+[.O79]-1))" office:value-type="float" office:value="0.316633753262967" calcext:value-type="float">
            <text:p>0,316633753262967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79]+[.O79]-1" office:value-type="float" office:value="9" calcext:value-type="float">
            <text:p>9</text:p>
          </table:table-cell>
          <table:table-cell table:formula="of:=[.T79]/([.M79]*8)" office:value-type="float" office:value="0.356212972420838" calcext:value-type="float">
            <text:p>0,356212972420838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8792" calcext:value-type="float">
            <text:p>4,8792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4.9308" calcext:value-type="float">
            <text:p>4,93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80]+[.O80]-1" office:value-type="float" office:value="4" calcext:value-type="float">
            <text:p>4</text:p>
          </table:table-cell>
          <table:table-cell table:formula="of:=[.T80]/[.M80]" office:value-type="float" office:value="2.82901354749736" calcext:value-type="float">
            <text:p>2,82901354749736</text:p>
          </table:table-cell>
          <table:table-cell table:formula="of:=[.N80]+[.O80]-1" office:value-type="float" office:value="4" calcext:value-type="float">
            <text:p>4</text:p>
          </table:table-cell>
          <table:table-cell table:formula="of:=[.T80]/([.M80]*([.N80]+[.O80]-1))" office:value-type="float" office:value="0.707253386874341" calcext:value-type="float">
            <text:p>0,707253386874341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0]+[.O80]-1" office:value-type="float" office:value="4" calcext:value-type="float">
            <text:p>4</text:p>
          </table:table-cell>
          <table:table-cell table:formula="of:=[.T80]/([.M80]*8)" office:value-type="float" office:value="0.35362669343717" calcext:value-type="float">
            <text:p>0,35362669343717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4151" calcext:value-type="float">
            <text:p>4,415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4.4565" calcext:value-type="float">
            <text:p>4,45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81]+[.O81]-1" office:value-type="float" office:value="5" calcext:value-type="float">
            <text:p>5</text:p>
          </table:table-cell>
          <table:table-cell table:formula="of:=[.T81]/[.M81]" office:value-type="float" office:value="3.13010209805901" calcext:value-type="float">
            <text:p>3,13010209805901</text:p>
          </table:table-cell>
          <table:table-cell table:formula="of:=[.N81]+[.O81]-1" office:value-type="float" office:value="5" calcext:value-type="float">
            <text:p>5</text:p>
          </table:table-cell>
          <table:table-cell table:formula="of:=[.T81]/([.M81]*([.N81]+[.O81]-1))" office:value-type="float" office:value="0.626020419611803" calcext:value-type="float">
            <text:p>0,626020419611803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1]+[.O81]-1" office:value-type="float" office:value="5" calcext:value-type="float">
            <text:p>5</text:p>
          </table:table-cell>
          <table:table-cell table:formula="of:=[.T81]/([.M81]*8)" office:value-type="float" office:value="0.391262762257377" calcext:value-type="float">
            <text:p>0,391262762257377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3276" calcext:value-type="float">
            <text:p>4,327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78" calcext:value-type="float">
            <text:p>0,0178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71" calcext:value-type="float">
            <text:p>0,0371</text:p>
          </table:table-cell>
          <table:table-cell office:value-type="float" office:value="0" calcext:value-type="float">
            <text:p>0</text:p>
          </table:table-cell>
          <table:table-cell office:value-type="float" office:value="4.3907" calcext:value-type="float">
            <text:p>4,390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82]+[.O82]-1" office:value-type="float" office:value="7" calcext:value-type="float">
            <text:p>7</text:p>
          </table:table-cell>
          <table:table-cell table:formula="of:=[.T82]/[.M82]" office:value-type="float" office:value="3.17701049946478" calcext:value-type="float">
            <text:p>3,17701049946478</text:p>
          </table:table-cell>
          <table:table-cell table:formula="of:=[.N82]+[.O82]-1" office:value-type="float" office:value="7" calcext:value-type="float">
            <text:p>7</text:p>
          </table:table-cell>
          <table:table-cell table:formula="of:=[.T82]/([.M82]*([.N82]+[.O82]-1))" office:value-type="float" office:value="0.453858642780683" calcext:value-type="float">
            <text:p>0,453858642780683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2]+[.O82]-1" office:value-type="float" office:value="7" calcext:value-type="float">
            <text:p>7</text:p>
          </table:table-cell>
          <table:table-cell table:formula="of:=[.T82]/([.M82]*8)" office:value-type="float" office:value="0.397126312433097" calcext:value-type="float">
            <text:p>0,397126312433097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7483" calcext:value-type="float">
            <text:p>4,7483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205" calcext:value-type="float">
            <text:p>0,0205</text:p>
          </table:table-cell>
          <table:table-cell office:value-type="float" office:value="0" calcext:value-type="float">
            <text:p>0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0406" calcext:value-type="float">
            <text:p>0,040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4.7889" calcext:value-type="float">
            <text:p>4,78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83]+[.O83]-1" office:value-type="float" office:value="11" calcext:value-type="float">
            <text:p>11</text:p>
          </table:table-cell>
          <table:table-cell table:formula="of:=[.T83]/[.M83]" office:value-type="float" office:value="2.9128401094197" calcext:value-type="float">
            <text:p>2,9128401094197</text:p>
          </table:table-cell>
          <table:table-cell table:formula="of:=[.N83]+[.O83]-1" office:value-type="float" office:value="11" calcext:value-type="float">
            <text:p>11</text:p>
          </table:table-cell>
          <table:table-cell table:formula="of:=[.T83]/([.M83]*([.N83]+[.O83]-1))" office:value-type="float" office:value="0.264803646310882" calcext:value-type="float">
            <text:p>0,26480364631088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3]+[.O83]-1" office:value-type="float" office:value="11" calcext:value-type="float">
            <text:p>11</text:p>
          </table:table-cell>
          <table:table-cell table:formula="of:=[.T83]/([.M83]*8)" office:value-type="float" office:value="0.364105013677462" calcext:value-type="float">
            <text:p>0,36410501367746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3.9365" calcext:value-type="float">
            <text:p>3,9365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233" calcext:value-type="float">
            <text:p>0,0233</text:p>
          </table:table-cell>
          <table:table-cell office:value-type="float" office:value="0" calcext:value-type="float">
            <text:p>0</text:p>
          </table:table-cell>
          <table:table-cell office:value-type="float" office:value="3.9896" calcext:value-type="float">
            <text:p>3,98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84]+[.O84]-1" office:value-type="float" office:value="8" calcext:value-type="float">
            <text:p>8</text:p>
          </table:table-cell>
          <table:table-cell table:formula="of:=[.T84]/[.M84]" office:value-type="float" office:value="3.49641568077" calcext:value-type="float">
            <text:p>3,49641568077</text:p>
          </table:table-cell>
          <table:table-cell table:formula="of:=[.N84]+[.O84]-1" office:value-type="float" office:value="8" calcext:value-type="float">
            <text:p>8</text:p>
          </table:table-cell>
          <table:table-cell table:formula="of:=[.T84]/([.M84]*([.N84]+[.O84]-1))" office:value-type="float" office:value="0.43705196009625" calcext:value-type="float">
            <text:p>0,43705196009625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4]+[.O84]-1" office:value-type="float" office:value="8" calcext:value-type="float">
            <text:p>8</text:p>
          </table:table-cell>
          <table:table-cell table:formula="of:=[.T84]/([.M84]*8)" office:value-type="float" office:value="0.43705196009625" calcext:value-type="float">
            <text:p>0,43705196009625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1373" calcext:value-type="float">
            <text:p>4,137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362" calcext:value-type="float">
            <text:p>0,0362</text:p>
          </table:table-cell>
          <table:table-cell office:value-type="float" office:value="0" calcext:value-type="float">
            <text:p>0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23" calcext:value-type="float">
            <text:p>0,0223</text:p>
          </table:table-cell>
          <table:table-cell office:value-type="float" office:value="0" calcext:value-type="float">
            <text:p>0</text:p>
          </table:table-cell>
          <table:table-cell office:value-type="float" office:value="4.1967" calcext:value-type="float">
            <text:p>4,19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85]+[.O85]-1" office:value-type="float" office:value="9" calcext:value-type="float">
            <text:p>9</text:p>
          </table:table-cell>
          <table:table-cell table:formula="of:=[.T85]/[.M85]" office:value-type="float" office:value="3.32387351967022" calcext:value-type="float">
            <text:p>3,32387351967022</text:p>
          </table:table-cell>
          <table:table-cell table:formula="of:=[.N85]+[.O85]-1" office:value-type="float" office:value="9" calcext:value-type="float">
            <text:p>9</text:p>
          </table:table-cell>
          <table:table-cell table:formula="of:=[.T85]/([.M85]*([.N85]+[.O85]-1))" office:value-type="float" office:value="0.369319279963357" calcext:value-type="float">
            <text:p>0,369319279963357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5]+[.O85]-1" office:value-type="float" office:value="9" calcext:value-type="float">
            <text:p>9</text:p>
          </table:table-cell>
          <table:table-cell table:formula="of:=[.T85]/([.M85]*8)" office:value-type="float" office:value="0.415484189958777" calcext:value-type="float">
            <text:p>0,415484189958777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262" calcext:value-type="float">
            <text:p>4,262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239" calcext:value-type="float">
            <text:p>0,0239</text:p>
          </table:table-cell>
          <table:table-cell office:value-type="float" office:value="0" calcext:value-type="float">
            <text:p>0</text:p>
          </table:table-cell>
          <table:table-cell office:value-type="float" office:value="4.314" calcext:value-type="float">
            <text:p>4,3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86]+[.O86]-1" office:value-type="float" office:value="11" calcext:value-type="float">
            <text:p>11</text:p>
          </table:table-cell>
          <table:table-cell table:formula="of:=[.T86]/[.M86]" office:value-type="float" office:value="3.23349559573482" calcext:value-type="float">
            <text:p>3,23349559573482</text:p>
          </table:table-cell>
          <table:table-cell table:formula="of:=[.N86]+[.O86]-1" office:value-type="float" office:value="11" calcext:value-type="float">
            <text:p>11</text:p>
          </table:table-cell>
          <table:table-cell table:formula="of:=[.T86]/([.M86]*([.N86]+[.O86]-1))" office:value-type="float" office:value="0.293954145066802" calcext:value-type="float">
            <text:p>0,29395414506680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6]+[.O86]-1" office:value-type="float" office:value="11" calcext:value-type="float">
            <text:p>11</text:p>
          </table:table-cell>
          <table:table-cell table:formula="of:=[.T86]/([.M86]*8)" office:value-type="float" office:value="0.404186949466852" calcext:value-type="float">
            <text:p>0,40418694946685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5875" calcext:value-type="float">
            <text:p>4,5875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0.0674" calcext:value-type="float">
            <text:p>0,0674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.6396" calcext:value-type="float">
            <text:p>4,639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87]+[.O87]-1" office:value-type="float" office:value="15" calcext:value-type="float">
            <text:p>15</text:p>
          </table:table-cell>
          <table:table-cell table:formula="of:=[.T87]/[.M87]" office:value-type="float" office:value="3.00657384257264" calcext:value-type="float">
            <text:p>3,00657384257264</text:p>
          </table:table-cell>
          <table:table-cell table:formula="of:=[.N87]+[.O87]-1" office:value-type="float" office:value="15" calcext:value-type="float">
            <text:p>15</text:p>
          </table:table-cell>
          <table:table-cell table:formula="of:=[.T87]/([.M87]*([.N87]+[.O87]-1))" office:value-type="float" office:value="0.200438256171509" calcext:value-type="float">
            <text:p>0,200438256171509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7]+[.O87]-1" office:value-type="float" office:value="15" calcext:value-type="float">
            <text:p>15</text:p>
          </table:table-cell>
          <table:table-cell table:formula="of:=[.T87]/([.M87]*8)" office:value-type="float" office:value="0.375821730321579" calcext:value-type="float">
            <text:p>0,375821730321579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262" calcext:value-type="float">
            <text:p>4,26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213" calcext:value-type="float">
            <text:p>0,1213</text:p>
          </table:table-cell>
          <table:table-cell office:value-type="float" office:value="0" calcext:value-type="float">
            <text:p>0</text:p>
          </table:table-cell>
          <table:table-cell office:value-type="float" office:value="4.4098" calcext:value-type="float">
            <text:p>4,40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88]+[.O88]-1" office:value-type="float" office:value="12" calcext:value-type="float">
            <text:p>12</text:p>
          </table:table-cell>
          <table:table-cell table:formula="of:=[.T88]/[.M88]" office:value-type="float" office:value="3.16325003401515" calcext:value-type="float">
            <text:p>3,16325003401515</text:p>
          </table:table-cell>
          <table:table-cell table:formula="of:=[.N88]+[.O88]-1" office:value-type="float" office:value="12" calcext:value-type="float">
            <text:p>12</text:p>
          </table:table-cell>
          <table:table-cell table:formula="of:=[.T88]/([.M88]*([.N88]+[.O88]-1))" office:value-type="float" office:value="0.263604169501262" calcext:value-type="float">
            <text:p>0,26360416950126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8]+[.O88]-1" office:value-type="float" office:value="12" calcext:value-type="float">
            <text:p>12</text:p>
          </table:table-cell>
          <table:table-cell table:formula="of:=[.T88]/([.M88]*8)" office:value-type="float" office:value="0.395406254251894" calcext:value-type="float">
            <text:p>0,395406254251894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1735" calcext:value-type="float">
            <text:p>4,173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34" calcext:value-type="float">
            <text:p>0,0434</text:p>
          </table:table-cell>
          <table:table-cell office:value-type="float" office:value="0" calcext:value-type="float">
            <text:p>0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1359" calcext:value-type="float">
            <text:p>0,135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1129" calcext:value-type="float">
            <text:p>0,1129</text:p>
          </table:table-cell>
          <table:table-cell office:value-type="float" office:value="0" calcext:value-type="float">
            <text:p>0</text:p>
          </table:table-cell>
          <table:table-cell office:value-type="float" office:value="4.3094" calcext:value-type="float">
            <text:p>4,309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89]+[.O89]-1" office:value-type="float" office:value="13" calcext:value-type="float">
            <text:p>13</text:p>
          </table:table-cell>
          <table:table-cell table:formula="of:=[.T89]/[.M89]" office:value-type="float" office:value="3.23694713881283" calcext:value-type="float">
            <text:p>3,23694713881283</text:p>
          </table:table-cell>
          <table:table-cell table:formula="of:=[.N89]+[.O89]-1" office:value-type="float" office:value="13" calcext:value-type="float">
            <text:p>13</text:p>
          </table:table-cell>
          <table:table-cell table:formula="of:=[.T89]/([.M89]*([.N89]+[.O89]-1))" office:value-type="float" office:value="0.248995933754833" calcext:value-type="float">
            <text:p>0,248995933754833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89]+[.O89]-1" office:value-type="float" office:value="13" calcext:value-type="float">
            <text:p>13</text:p>
          </table:table-cell>
          <table:table-cell table:formula="of:=[.T89]/([.M89]*8)" office:value-type="float" office:value="0.404618392351603" calcext:value-type="float">
            <text:p>0,404618392351603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3723" calcext:value-type="float">
            <text:p>4,3723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477" calcext:value-type="float">
            <text:p>0,0477</text:p>
          </table:table-cell>
          <table:table-cell office:value-type="float" office:value="0" calcext:value-type="float">
            <text:p>0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654" calcext:value-type="float">
            <text:p>0,165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1389" calcext:value-type="float">
            <text:p>0,1389</text:p>
          </table:table-cell>
          <table:table-cell office:value-type="float" office:value="0" calcext:value-type="float">
            <text:p>0</text:p>
          </table:table-cell>
          <table:table-cell office:value-type="float" office:value="4.5377" calcext:value-type="float">
            <text:p>4,53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90]+[.O90]-1" office:value-type="float" office:value="15" calcext:value-type="float">
            <text:p>15</text:p>
          </table:table-cell>
          <table:table-cell table:formula="of:=[.T90]/[.M90]" office:value-type="float" office:value="3.07409039821936" calcext:value-type="float">
            <text:p>3,07409039821936</text:p>
          </table:table-cell>
          <table:table-cell table:formula="of:=[.N90]+[.O90]-1" office:value-type="float" office:value="15" calcext:value-type="float">
            <text:p>15</text:p>
          </table:table-cell>
          <table:table-cell table:formula="of:=[.T90]/([.M90]*([.N90]+[.O90]-1))" office:value-type="float" office:value="0.204939359881291" calcext:value-type="float">
            <text:p>0,204939359881291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0]+[.O90]-1" office:value-type="float" office:value="15" calcext:value-type="float">
            <text:p>15</text:p>
          </table:table-cell>
          <table:table-cell table:formula="of:=[.T90]/([.M90]*8)" office:value-type="float" office:value="0.38426129977742" calcext:value-type="float">
            <text:p>0,3842612997774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5479" calcext:value-type="float">
            <text:p>4,5479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545" calcext:value-type="float">
            <text:p>0,054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1679" calcext:value-type="float">
            <text:p>0,167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391" calcext:value-type="float">
            <text:p>0,1391</text:p>
          </table:table-cell>
          <table:table-cell office:value-type="float" office:value="0" calcext:value-type="float">
            <text:p>0</text:p>
          </table:table-cell>
          <table:table-cell office:value-type="float" office:value="4.7158" calcext:value-type="float">
            <text:p>4,71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91]+[.O91]-1" office:value-type="float" office:value="19" calcext:value-type="float">
            <text:p>19</text:p>
          </table:table-cell>
          <table:table-cell table:formula="of:=[.T91]/[.M91]" office:value-type="float" office:value="2.95799228126723" calcext:value-type="float">
            <text:p>2,95799228126723</text:p>
          </table:table-cell>
          <table:table-cell table:formula="of:=[.N91]+[.O91]-1" office:value-type="float" office:value="19" calcext:value-type="float">
            <text:p>19</text:p>
          </table:table-cell>
          <table:table-cell table:formula="of:=[.T91]/([.M91]*([.N91]+[.O91]-1))" office:value-type="float" office:value="0.155683804277223" calcext:value-type="float">
            <text:p>0,155683804277223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1]+[.O91]-1" office:value-type="float" office:value="19" calcext:value-type="float">
            <text:p>19</text:p>
          </table:table-cell>
          <table:table-cell table:formula="of:=[.T91]/([.M91]*8)" office:value-type="float" office:value="0.369749035158404" calcext:value-type="float">
            <text:p>0,369749035158404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1157" calcext:value-type="float">
            <text:p>4,1157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332" calcext:value-type="float">
            <text:p>0,033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2222" calcext:value-type="float">
            <text:p>0,2222</text:p>
          </table:table-cell>
          <table:table-cell office:value-type="float" office:value="0.1888" calcext:value-type="float">
            <text:p>0,18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1606" calcext:value-type="float">
            <text:p>0,1606</text:p>
          </table:table-cell>
          <table:table-cell office:value-type="float" office:value="0" calcext:value-type="float">
            <text:p>0</text:p>
          </table:table-cell>
          <table:table-cell office:value-type="float" office:value="4.3045" calcext:value-type="float">
            <text:p>4,30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92]+[.O92]-1" office:value-type="float" office:value="16" calcext:value-type="float">
            <text:p>16</text:p>
          </table:table-cell>
          <table:table-cell table:formula="of:=[.T92]/[.M92]" office:value-type="float" office:value="3.24063189685213" calcext:value-type="float">
            <text:p>3,24063189685213</text:p>
          </table:table-cell>
          <table:table-cell table:formula="of:=[.N92]+[.O92]-1" office:value-type="float" office:value="16" calcext:value-type="float">
            <text:p>16</text:p>
          </table:table-cell>
          <table:table-cell table:formula="of:=[.T92]/([.M92]*([.N92]+[.O92]-1))" office:value-type="float" office:value="0.202539493553258" calcext:value-type="float">
            <text:p>0,202539493553258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2]+[.O92]-1" office:value-type="float" office:value="16" calcext:value-type="float">
            <text:p>16</text:p>
          </table:table-cell>
          <table:table-cell table:formula="of:=[.T92]/([.M92]*8)" office:value-type="float" office:value="0.405078987106516" calcext:value-type="float">
            <text:p>0,405078987106516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3505" calcext:value-type="float">
            <text:p>4,3505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474" calcext:value-type="float">
            <text:p>0,0474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,3169</text:p>
          </table:table-cell>
          <table:table-cell office:value-type="float" office:value="0.133" calcext:value-type="float">
            <text:p>0,133</text:p>
          </table:table-cell>
          <table:table-cell office:value-type="float" office:value="0.2282" calcext:value-type="float">
            <text:p>0,22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1911" calcext:value-type="float">
            <text:p>0,1911</text:p>
          </table:table-cell>
          <table:table-cell office:value-type="float" office:value="0" calcext:value-type="float">
            <text:p>0</text:p>
          </table:table-cell>
          <table:table-cell office:value-type="float" office:value="4.5787" calcext:value-type="float">
            <text:p>4,57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93]+[.O93]-1" office:value-type="float" office:value="17" calcext:value-type="float">
            <text:p>17</text:p>
          </table:table-cell>
          <table:table-cell table:formula="of:=[.T93]/[.M93]" office:value-type="float" office:value="3.04656343503615" calcext:value-type="float">
            <text:p>3,04656343503615</text:p>
          </table:table-cell>
          <table:table-cell table:formula="of:=[.N93]+[.O93]-1" office:value-type="float" office:value="17" calcext:value-type="float">
            <text:p>17</text:p>
          </table:table-cell>
          <table:table-cell table:formula="of:=[.T93]/([.M93]*([.N93]+[.O93]-1))" office:value-type="float" office:value="0.179209613825656" calcext:value-type="float">
            <text:p>0,179209613825656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3]+[.O93]-1" office:value-type="float" office:value="17" calcext:value-type="float">
            <text:p>17</text:p>
          </table:table-cell>
          <table:table-cell table:formula="of:=[.T93]/([.M93]*8)" office:value-type="float" office:value="0.380820429379518" calcext:value-type="float">
            <text:p>0,380820429379518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1323" calcext:value-type="float">
            <text:p>4,132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736" calcext:value-type="float">
            <text:p>0,0736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935" calcext:value-type="float">
            <text:p>0,193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1714" calcext:value-type="float">
            <text:p>0,1714</text:p>
          </table:table-cell>
          <table:table-cell office:value-type="float" office:value="0" calcext:value-type="float">
            <text:p>0</text:p>
          </table:table-cell>
          <table:table-cell office:value-type="float" office:value="4.3258" calcext:value-type="float">
            <text:p>4,325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94]+[.O94]-1" office:value-type="float" office:value="19" calcext:value-type="float">
            <text:p>19</text:p>
          </table:table-cell>
          <table:table-cell table:formula="of:=[.T94]/[.M94]" office:value-type="float" office:value="3.22467520458643" calcext:value-type="float">
            <text:p>3,22467520458643</text:p>
          </table:table-cell>
          <table:table-cell table:formula="of:=[.N94]+[.O94]-1" office:value-type="float" office:value="19" calcext:value-type="float">
            <text:p>19</text:p>
          </table:table-cell>
          <table:table-cell table:formula="of:=[.T94]/([.M94]*([.N94]+[.O94]-1))" office:value-type="float" office:value="0.169719747609812" calcext:value-type="float">
            <text:p>0,16971974760981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4]+[.O94]-1" office:value-type="float" office:value="19" calcext:value-type="float">
            <text:p>19</text:p>
          </table:table-cell>
          <table:table-cell table:formula="of:=[.T94]/([.M94]*8)" office:value-type="float" office:value="0.403084400573304" calcext:value-type="float">
            <text:p>0,403084400573304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811" calcext:value-type="float">
            <text:p>4,811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831" calcext:value-type="float">
            <text:p>0,0831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181" calcext:value-type="float">
            <text:p>0,1181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1817" calcext:value-type="float">
            <text:p>0,1817</text:p>
          </table:table-cell>
          <table:table-cell office:value-type="float" office:value="0" calcext:value-type="float">
            <text:p>0</text:p>
          </table:table-cell>
          <table:table-cell office:value-type="float" office:value="5.0198" calcext:value-type="float">
            <text:p>5,01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95]+[.O95]-1" office:value-type="float" office:value="23" calcext:value-type="float">
            <text:p>23</text:p>
          </table:table-cell>
          <table:table-cell table:formula="of:=[.T95]/[.M95]" office:value-type="float" office:value="2.77885573130404" calcext:value-type="float">
            <text:p>2,77885573130404</text:p>
          </table:table-cell>
          <table:table-cell table:formula="of:=[.N95]+[.O95]-1" office:value-type="float" office:value="23" calcext:value-type="float">
            <text:p>23</text:p>
          </table:table-cell>
          <table:table-cell table:formula="of:=[.T95]/([.M95]*([.N95]+[.O95]-1))" office:value-type="float" office:value="0.120819814404523" calcext:value-type="float">
            <text:p>0,120819814404523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5]+[.O95]-1" office:value-type="float" office:value="23" calcext:value-type="float">
            <text:p>23</text:p>
          </table:table-cell>
          <table:table-cell table:formula="of:=[.T95]/([.M95]*8)" office:value-type="float" office:value="0.347356966413004" calcext:value-type="float">
            <text:p>0,347356966413004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9907" calcext:value-type="float">
            <text:p>4,9907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5719" calcext:value-type="float">
            <text:p>0,5719</text:p>
          </table:table-cell>
          <table:table-cell office:value-type="float" office:value="0.5235" calcext:value-type="float">
            <text:p>0,5235</text:p>
          </table:table-cell>
          <table:table-cell office:value-type="float" office:value="0.4775" calcext:value-type="float">
            <text:p>0,477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4397" calcext:value-type="float">
            <text:p>0,4397</text:p>
          </table:table-cell>
          <table:table-cell office:value-type="float" office:value="0" calcext:value-type="float">
            <text:p>0</text:p>
          </table:table-cell>
          <table:table-cell office:value-type="float" office:value="5.4681" calcext:value-type="float">
            <text:p>5,468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96]+[.O96]-1" office:value-type="float" office:value="32" calcext:value-type="float">
            <text:p>32</text:p>
          </table:table-cell>
          <table:table-cell table:formula="of:=[.T96]/[.M96]" office:value-type="float" office:value="2.55103235127375" calcext:value-type="float">
            <text:p>2,55103235127375</text:p>
          </table:table-cell>
          <table:table-cell table:formula="of:=[.N96]+[.O96]-1" office:value-type="float" office:value="32" calcext:value-type="float">
            <text:p>32</text:p>
          </table:table-cell>
          <table:table-cell table:formula="of:=[.T96]/([.M96]*([.N96]+[.O96]-1))" office:value-type="float" office:value="0.0797197609773047" calcext:value-type="float">
            <text:p>0,0797197609773047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6]+[.O96]-1" office:value-type="float" office:value="32" calcext:value-type="float">
            <text:p>32</text:p>
          </table:table-cell>
          <table:table-cell table:formula="of:=[.T96]/([.M96]*8)" office:value-type="float" office:value="0.318879043909219" calcext:value-type="float">
            <text:p>0,318879043909219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3541" calcext:value-type="float">
            <text:p>4,3541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949" calcext:value-type="float">
            <text:p>0,0949</text:p>
          </table:table-cell>
          <table:table-cell office:value-type="float" office:value="0" calcext:value-type="float">
            <text:p>0</text:p>
          </table:table-cell>
          <table:table-cell office:value-type="float" office:value="1.2356" calcext:value-type="float">
            <text:p>1,2356</text:p>
          </table:table-cell>
          <table:table-cell office:value-type="float" office:value="0.2679" calcext:value-type="float">
            <text:p>0,2679</text:p>
          </table:table-cell>
          <table:table-cell office:value-type="float" office:value="0.315" calcext:value-type="float">
            <text:p>0,3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2919" calcext:value-type="float">
            <text:p>0,2919</text:p>
          </table:table-cell>
          <table:table-cell office:value-type="float" office:value="0" calcext:value-type="float">
            <text:p>0</text:p>
          </table:table-cell>
          <table:table-cell office:value-type="float" office:value="4.6691" calcext:value-type="float">
            <text:p>4,669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97]+[.O97]-1" office:value-type="float" office:value="33" calcext:value-type="float">
            <text:p>33</text:p>
          </table:table-cell>
          <table:table-cell table:formula="of:=[.T97]/[.M97]" office:value-type="float" office:value="2.98757790580626" calcext:value-type="float">
            <text:p>2,98757790580626</text:p>
          </table:table-cell>
          <table:table-cell table:formula="of:=[.N97]+[.O97]-1" office:value-type="float" office:value="33" calcext:value-type="float">
            <text:p>33</text:p>
          </table:table-cell>
          <table:table-cell table:formula="of:=[.T97]/([.M97]*([.N97]+[.O97]-1))" office:value-type="float" office:value="0.0905326638123109" calcext:value-type="float">
            <text:p>0,0905326638123109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7]+[.O97]-1" office:value-type="float" office:value="33" calcext:value-type="float">
            <text:p>33</text:p>
          </table:table-cell>
          <table:table-cell table:formula="of:=[.T97]/([.M97]*8)" office:value-type="float" office:value="0.373447238225782" calcext:value-type="float">
            <text:p>0,37344723822578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3919" calcext:value-type="float">
            <text:p>4,3919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1545" calcext:value-type="float">
            <text:p>0,1545</text:p>
          </table:table-cell>
          <table:table-cell office:value-type="float" office:value="0" calcext:value-type="float">
            <text:p>0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2809" calcext:value-type="float">
            <text:p>0,2809</text:p>
          </table:table-cell>
          <table:table-cell office:value-type="float" office:value="0.3365" calcext:value-type="float">
            <text:p>0,336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3077" calcext:value-type="float">
            <text:p>0,3077</text:p>
          </table:table-cell>
          <table:table-cell office:value-type="float" office:value="0" calcext:value-type="float">
            <text:p>0</text:p>
          </table:table-cell>
          <table:table-cell office:value-type="float" office:value="4.7283" calcext:value-type="float">
            <text:p>4,728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98]+[.O98]-1" office:value-type="float" office:value="35" calcext:value-type="float">
            <text:p>35</text:p>
          </table:table-cell>
          <table:table-cell table:formula="of:=[.T98]/[.M98]" office:value-type="float" office:value="2.95017236638961" calcext:value-type="float">
            <text:p>2,95017236638961</text:p>
          </table:table-cell>
          <table:table-cell table:formula="of:=[.N98]+[.O98]-1" office:value-type="float" office:value="35" calcext:value-type="float">
            <text:p>35</text:p>
          </table:table-cell>
          <table:table-cell table:formula="of:=[.T98]/([.M98]*([.N98]+[.O98]-1))" office:value-type="float" office:value="0.0842906390397032" calcext:value-type="float">
            <text:p>0,084290639039703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8]+[.O98]-1" office:value-type="float" office:value="35" calcext:value-type="float">
            <text:p>35</text:p>
          </table:table-cell>
          <table:table-cell table:formula="of:=[.T98]/([.M98]*8)" office:value-type="float" office:value="0.368771545798701" calcext:value-type="float">
            <text:p>0,368771545798701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7509" calcext:value-type="float">
            <text:p>4,7509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1659" calcext:value-type="float">
            <text:p>0,1659</text:p>
          </table:table-cell>
          <table:table-cell office:value-type="float" office:value="0" calcext:value-type="float">
            <text:p>0</text:p>
          </table:table-cell>
          <table:table-cell office:value-type="float" office:value="0.4525" calcext:value-type="float">
            <text:p>0,4525</text:p>
          </table:table-cell>
          <table:table-cell office:value-type="float" office:value="0.2035" calcext:value-type="float">
            <text:p>0,2035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3532" calcext:value-type="float">
            <text:p>0,3532</text:p>
          </table:table-cell>
          <table:table-cell office:value-type="float" office:value="0" calcext:value-type="float">
            <text:p>0</text:p>
          </table:table-cell>
          <table:table-cell office:value-type="float" office:value="5.1322" calcext:value-type="float">
            <text:p>5,13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99]+[.O99]-1" office:value-type="float" office:value="39" calcext:value-type="float">
            <text:p>39</text:p>
          </table:table-cell>
          <table:table-cell table:formula="of:=[.T99]/[.M99]" office:value-type="float" office:value="2.71799618097502" calcext:value-type="float">
            <text:p>2,71799618097502</text:p>
          </table:table-cell>
          <table:table-cell table:formula="of:=[.N99]+[.O99]-1" office:value-type="float" office:value="39" calcext:value-type="float">
            <text:p>39</text:p>
          </table:table-cell>
          <table:table-cell table:formula="of:=[.T99]/([.M99]*([.N99]+[.O99]-1))" office:value-type="float" office:value="0.0696922097685903" calcext:value-type="float">
            <text:p>0,0696922097685903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99]+[.O99]-1" office:value-type="float" office:value="39" calcext:value-type="float">
            <text:p>39</text:p>
          </table:table-cell>
          <table:table-cell table:formula="of:=[.T99]/([.M99]*8)" office:value-type="float" office:value="0.339749522621878" calcext:value-type="float">
            <text:p>0,339749522621878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4.2511" calcext:value-type="float">
            <text:p>4,2511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1642" calcext:value-type="float">
            <text:p>0,1642</text:p>
          </table:table-cell>
          <table:table-cell office:value-type="float" office:value="0" calcext:value-type="float">
            <text:p>0</text:p>
          </table:table-cell>
          <table:table-cell office:value-type="float" office:value="1.5458" calcext:value-type="float">
            <text:p>1,5458</text:p>
          </table:table-cell>
          <table:table-cell office:value-type="float" office:value="0.8093" calcext:value-type="float">
            <text:p>0,8093</text:p>
          </table:table-cell>
          <table:table-cell office:value-type="float" office:value="0.5531" calcext:value-type="float">
            <text:p>0,553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5287" calcext:value-type="float">
            <text:p>0,5287</text:p>
          </table:table-cell>
          <table:table-cell office:value-type="float" office:value="0" calcext:value-type="float">
            <text:p>0</text:p>
          </table:table-cell>
          <table:table-cell office:value-type="float" office:value="4.8042" calcext:value-type="float">
            <text:p>4,80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100]+[.O100]-1" office:value-type="float" office:value="64" calcext:value-type="float">
            <text:p>64</text:p>
          </table:table-cell>
          <table:table-cell table:formula="of:=[.T100]/[.M100]" office:value-type="float" office:value="2.90356354856168" calcext:value-type="float">
            <text:p>2,90356354856168</text:p>
          </table:table-cell>
          <table:table-cell table:formula="of:=[.N100]+[.O100]-1" office:value-type="float" office:value="64" calcext:value-type="float">
            <text:p>64</text:p>
          </table:table-cell>
          <table:table-cell table:formula="of:=[.T100]/([.M100]*([.N100]+[.O100]-1))" office:value-type="float" office:value="0.0453681804462762" calcext:value-type="float">
            <text:p>0,045368180446276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100]+[.O100]-1" office:value-type="float" office:value="64" calcext:value-type="float">
            <text:p>64</text:p>
          </table:table-cell>
          <table:table-cell table:formula="of:=[.T100]/([.M100]*8)" office:value-type="float" office:value="0.362945443570209" calcext:value-type="float">
            <text:p>0,362945443570209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3.7643" calcext:value-type="float">
            <text:p>3,7643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1222" calcext:value-type="float">
            <text:p>0,1222</text:p>
          </table:table-cell>
          <table:table-cell office:value-type="float" office:value="0" calcext:value-type="float">
            <text:p>0</text:p>
          </table:table-cell>
          <table:table-cell office:value-type="float" office:value="3.0227" calcext:value-type="float">
            <text:p>3,0227</text:p>
          </table:table-cell>
          <table:table-cell office:value-type="float" office:value="0.2941" calcext:value-type="float">
            <text:p>0,2941</text:p>
          </table:table-cell>
          <table:table-cell office:value-type="float" office:value="0.5791" calcext:value-type="float">
            <text:p>0,579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5545" calcext:value-type="float">
            <text:p>0,5545</text:p>
          </table:table-cell>
          <table:table-cell office:value-type="float" office:value="0" calcext:value-type="float">
            <text:p>0</text:p>
          </table:table-cell>
          <table:table-cell office:value-type="float" office:value="4.3434" calcext:value-type="float">
            <text:p>4,343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101]+[.O101]-1" office:value-type="float" office:value="65" calcext:value-type="float">
            <text:p>65</text:p>
          </table:table-cell>
          <table:table-cell table:formula="of:=[.T101]/[.M101]" office:value-type="float" office:value="3.21160841736888" calcext:value-type="float">
            <text:p>3,21160841736888</text:p>
          </table:table-cell>
          <table:table-cell table:formula="of:=[.N101]+[.O101]-1" office:value-type="float" office:value="65" calcext:value-type="float">
            <text:p>65</text:p>
          </table:table-cell>
          <table:table-cell table:formula="of:=[.T101]/([.M101]*([.N101]+[.O101]-1))" office:value-type="float" office:value="0.0494093602672136" calcext:value-type="float">
            <text:p>0,0494093602672136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101]+[.O101]-1" office:value-type="float" office:value="65" calcext:value-type="float">
            <text:p>65</text:p>
          </table:table-cell>
          <table:table-cell table:formula="of:=[.T101]/([.M101]*8)" office:value-type="float" office:value="0.40145105217111" calcext:value-type="float">
            <text:p>0,40145105217111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5.2621" calcext:value-type="float">
            <text:p>5,2621</text:p>
          </table:table-cell>
          <table:table-cell office:value-type="float" office:value="0.01" calcext:value-type="float">
            <text:p>0,01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3677" calcext:value-type="float">
            <text:p>0,3677</text:p>
          </table:table-cell>
          <table:table-cell office:value-type="float" office:value="0" calcext:value-type="float">
            <text:p>0</text:p>
          </table:table-cell>
          <table:table-cell office:value-type="float" office:value="2.1189" calcext:value-type="float">
            <text:p>2,1189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716" calcext:value-type="float">
            <text:p>0,7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6789" calcext:value-type="float">
            <text:p>0,6789</text:p>
          </table:table-cell>
          <table:table-cell office:value-type="float" office:value="0" calcext:value-type="float">
            <text:p>0</text:p>
          </table:table-cell>
          <table:table-cell office:value-type="float" office:value="5.9781" calcext:value-type="float">
            <text:p>5,978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102]+[.O102]-1" office:value-type="float" office:value="67" calcext:value-type="float">
            <text:p>67</text:p>
          </table:table-cell>
          <table:table-cell table:formula="of:=[.T102]/[.M102]" office:value-type="float" office:value="2.33340024422475" calcext:value-type="float">
            <text:p>2,33340024422475</text:p>
          </table:table-cell>
          <table:table-cell table:formula="of:=[.N102]+[.O102]-1" office:value-type="float" office:value="67" calcext:value-type="float">
            <text:p>67</text:p>
          </table:table-cell>
          <table:table-cell table:formula="of:=[.T102]/([.M102]*([.N102]+[.O102]-1))" office:value-type="float" office:value="0.0348268693167874" calcext:value-type="float">
            <text:p>0,0348268693167874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102]+[.O102]-1" office:value-type="float" office:value="67" calcext:value-type="float">
            <text:p>67</text:p>
          </table:table-cell>
          <table:table-cell table:formula="of:=[.T102]/([.M102]*8)" office:value-type="float" office:value="0.291675030528094" calcext:value-type="float">
            <text:p>0,291675030528094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5.0488" calcext:value-type="float">
            <text:p>5,0488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4238" calcext:value-type="float">
            <text:p>0,4238</text:p>
          </table:table-cell>
          <table:table-cell office:value-type="float" office:value="0" calcext:value-type="float">
            <text:p>0</text:p>
          </table:table-cell>
          <table:table-cell office:value-type="float" office:value="1.1911" calcext:value-type="float">
            <text:p>1,1911</text:p>
          </table:table-cell>
          <table:table-cell office:value-type="float" office:value="0.4622" calcext:value-type="float">
            <text:p>0,46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5809" calcext:value-type="float">
            <text:p>0,5809</text:p>
          </table:table-cell>
          <table:table-cell office:value-type="float" office:value="0" calcext:value-type="float">
            <text:p>0</text:p>
          </table:table-cell>
          <table:table-cell office:value-type="float" office:value="5.6595" calcext:value-type="float">
            <text:p>5,659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103]+[.O103]-1" office:value-type="float" office:value="71" calcext:value-type="float">
            <text:p>71</text:p>
          </table:table-cell>
          <table:table-cell table:formula="of:=[.T103]/[.M103]" office:value-type="float" office:value="2.46475837088082" calcext:value-type="float">
            <text:p>2,46475837088082</text:p>
          </table:table-cell>
          <table:table-cell table:formula="of:=[.N103]+[.O103]-1" office:value-type="float" office:value="71" calcext:value-type="float">
            <text:p>71</text:p>
          </table:table-cell>
          <table:table-cell table:formula="of:=[.T103]/([.M103]*([.N103]+[.O103]-1))" office:value-type="float" office:value="0.0347149066321242" calcext:value-type="float">
            <text:p>0,0347149066321242</text:p>
          </table:table-cell>
          <table:table-cell office:value-type="float" office:value="13.9493" calcext:value-type="float">
            <text:p>13,9493</text:p>
          </table:table-cell>
          <table:table-cell/>
          <table:table-cell table:formula="of:=[.N103]+[.O103]-1" office:value-type="float" office:value="71" calcext:value-type="float">
            <text:p>71</text:p>
          </table:table-cell>
          <table:table-cell table:formula="of:=[.T103]/([.M103]*8)" office:value-type="float" office:value="0.308094796360102" calcext:value-type="float">
            <text:p>0,308094796360102</text:p>
          </table:table-cell>
          <table:table-cell/>
          <table:table-cell office:value-type="float" office:value="10.3813" calcext:value-type="float">
            <text:p>10,3813</text:p>
          </table:table-cell>
          <table:table-cell table:number-columns-repeated="14"/>
        </table:table-row>
        <table:table-row table:style-name="ro1">
          <table:table-cell office:value-type="float" office:value="27.4293" calcext:value-type="float">
            <text:p>27,4293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404" calcext:value-type="float">
            <text:p>0,0404</text:p>
          </table:table-cell>
          <table:table-cell office:value-type="float" office:value="4.0234" calcext:value-type="float">
            <text:p>4,023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37" calcext:value-type="float">
            <text:p>0,0037</text:p>
          </table:table-cell>
          <table:table-cell office:value-type="float" office:value="3.9752" calcext:value-type="float">
            <text:p>3,9752</text:p>
          </table:table-cell>
          <table:table-cell office:value-type="float" office:value="0" calcext:value-type="float">
            <text:p>0</text:p>
          </table:table-cell>
          <table:table-cell office:value-type="float" office:value="31.4527" calcext:value-type="float">
            <text:p>31,45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104]+[.O104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table:formula="of:=[.N104]+[.O104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04]+[.O104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13.3135" calcext:value-type="float">
            <text:p>13,313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86" calcext:value-type="float">
            <text:p>0,0186</text:p>
          </table:table-cell>
          <table:table-cell office:value-type="float" office:value="4.0526" calcext:value-type="float">
            <text:p>4,052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4" calcext:value-type="float">
            <text:p>0,0044</text:p>
          </table:table-cell>
          <table:table-cell office:value-type="float" office:value="3.9934" calcext:value-type="float">
            <text:p>3,9934</text:p>
          </table:table-cell>
          <table:table-cell office:value-type="float" office:value="0" calcext:value-type="float">
            <text:p>0</text:p>
          </table:table-cell>
          <table:table-cell office:value-type="float" office:value="17.3661" calcext:value-type="float">
            <text:p>17,36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05]+[.O105]-1" office:value-type="float" office:value="2" calcext:value-type="float">
            <text:p>2</text:p>
          </table:table-cell>
          <table:table-cell table:formula="of:=[.T105]/[.M105]" office:value-type="float" office:value="1.69666188724008" calcext:value-type="float">
            <text:p>1,69666188724008</text:p>
          </table:table-cell>
          <table:table-cell table:formula="of:=[.N105]+[.O105]-1" office:value-type="float" office:value="2" calcext:value-type="float">
            <text:p>2</text:p>
          </table:table-cell>
          <table:table-cell table:formula="of:=[.T105]/([.M105]*([.N105]+[.O105]-1))" office:value-type="float" office:value="0.848330943620041" calcext:value-type="float">
            <text:p>0,848330943620041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05]+[.O105]-1" office:value-type="float" office:value="2" calcext:value-type="float">
            <text:p>2</text:p>
          </table:table-cell>
          <table:table-cell table:formula="of:=[.T105]/([.M105]*8)" office:value-type="float" office:value="0.21208273590501" calcext:value-type="float">
            <text:p>0,21208273590501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3335" calcext:value-type="float">
            <text:p>9,3335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36" calcext:value-type="float">
            <text:p>0,0136</text:p>
          </table:table-cell>
          <table:table-cell office:value-type="float" office:value="4.5376" calcext:value-type="float">
            <text:p>4,537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5" calcext:value-type="float">
            <text:p>0,0045</text:p>
          </table:table-cell>
          <table:table-cell office:value-type="float" office:value="4.4781" calcext:value-type="float">
            <text:p>4,4781</text:p>
          </table:table-cell>
          <table:table-cell office:value-type="float" office:value="0" calcext:value-type="float">
            <text:p>0</text:p>
          </table:table-cell>
          <table:table-cell office:value-type="float" office:value="13.8711" calcext:value-type="float">
            <text:p>13,87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06]+[.O106]-1" office:value-type="float" office:value="4" calcext:value-type="float">
            <text:p>4</text:p>
          </table:table-cell>
          <table:table-cell table:formula="of:=[.T106]/[.M106]" office:value-type="float" office:value="2.12415742082459" calcext:value-type="float">
            <text:p>2,12415742082459</text:p>
          </table:table-cell>
          <table:table-cell table:formula="of:=[.N106]+[.O106]-1" office:value-type="float" office:value="4" calcext:value-type="float">
            <text:p>4</text:p>
          </table:table-cell>
          <table:table-cell table:formula="of:=[.T106]/([.M106]*([.N106]+[.O106]-1))" office:value-type="float" office:value="0.531039355206148" calcext:value-type="float">
            <text:p>0,531039355206148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06]+[.O106]-1" office:value-type="float" office:value="4" calcext:value-type="float">
            <text:p>4</text:p>
          </table:table-cell>
          <table:table-cell table:formula="of:=[.T106]/([.M106]*8)" office:value-type="float" office:value="0.265519677603074" calcext:value-type="float">
            <text:p>0,265519677603074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16.7447" calcext:value-type="float">
            <text:p>16,7447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85" calcext:value-type="float">
            <text:p>0,0185</text:p>
          </table:table-cell>
          <table:table-cell office:value-type="float" office:value="4.285" calcext:value-type="float">
            <text:p>4,28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44" calcext:value-type="float">
            <text:p>0,0044</text:p>
          </table:table-cell>
          <table:table-cell office:value-type="float" office:value="4.2208" calcext:value-type="float">
            <text:p>4,2208</text:p>
          </table:table-cell>
          <table:table-cell office:value-type="float" office:value="0" calcext:value-type="float">
            <text:p>0</text:p>
          </table:table-cell>
          <table:table-cell office:value-type="float" office:value="21.0297" calcext:value-type="float">
            <text:p>21,02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07]+[.O107]-1" office:value-type="float" office:value="8" calcext:value-type="float">
            <text:p>8</text:p>
          </table:table-cell>
          <table:table-cell table:formula="of:=[.T107]/[.M107]" office:value-type="float" office:value="1.40108513198001" calcext:value-type="float">
            <text:p>1,40108513198001</text:p>
          </table:table-cell>
          <table:table-cell table:formula="of:=[.N107]+[.O107]-1" office:value-type="float" office:value="8" calcext:value-type="float">
            <text:p>8</text:p>
          </table:table-cell>
          <table:table-cell table:formula="of:=[.T107]/([.M107]*([.N107]+[.O107]-1))" office:value-type="float" office:value="0.175135641497501" calcext:value-type="float">
            <text:p>0,175135641497501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07]+[.O107]-1" office:value-type="float" office:value="8" calcext:value-type="float">
            <text:p>8</text:p>
          </table:table-cell>
          <table:table-cell table:formula="of:=[.T107]/([.M107]*8)" office:value-type="float" office:value="0.175135641497501" calcext:value-type="float">
            <text:p>0,175135641497501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14.3567" calcext:value-type="float">
            <text:p>14,3567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85" calcext:value-type="float">
            <text:p>0,0385</text:p>
          </table:table-cell>
          <table:table-cell office:value-type="float" office:value="2.3709" calcext:value-type="float">
            <text:p>2,370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58" calcext:value-type="float">
            <text:p>0,0158</text:p>
          </table:table-cell>
          <table:table-cell office:value-type="float" office:value="2.2934" calcext:value-type="float">
            <text:p>2,2934</text:p>
          </table:table-cell>
          <table:table-cell office:value-type="float" office:value="0" calcext:value-type="float">
            <text:p>0</text:p>
          </table:table-cell>
          <table:table-cell office:value-type="float" office:value="16.7276" calcext:value-type="float">
            <text:p>16,7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08]+[.O108]-1" office:value-type="float" office:value="2" calcext:value-type="float">
            <text:p>2</text:p>
          </table:table-cell>
          <table:table-cell table:formula="of:=[.T108]/[.M108]" office:value-type="float" office:value="1.76142423300414" calcext:value-type="float">
            <text:p>1,76142423300414</text:p>
          </table:table-cell>
          <table:table-cell table:formula="of:=[.N108]+[.O108]-1" office:value-type="float" office:value="2" calcext:value-type="float">
            <text:p>2</text:p>
          </table:table-cell>
          <table:table-cell table:formula="of:=[.T108]/([.M108]*([.N108]+[.O108]-1))" office:value-type="float" office:value="0.880712116502068" calcext:value-type="float">
            <text:p>0,880712116502068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08]+[.O108]-1" office:value-type="float" office:value="2" calcext:value-type="float">
            <text:p>2</text:p>
          </table:table-cell>
          <table:table-cell table:formula="of:=[.T108]/([.M108]*8)" office:value-type="float" office:value="0.220178029125517" calcext:value-type="float">
            <text:p>0,220178029125517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6004" calcext:value-type="float">
            <text:p>9,6004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262" calcext:value-type="float">
            <text:p>0,0262</text:p>
          </table:table-cell>
          <table:table-cell office:value-type="float" office:value="2.2317" calcext:value-type="float">
            <text:p>2,231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72" calcext:value-type="float">
            <text:p>0,0172</text:p>
          </table:table-cell>
          <table:table-cell office:value-type="float" office:value="2.1533" calcext:value-type="float">
            <text:p>2,1533</text:p>
          </table:table-cell>
          <table:table-cell office:value-type="float" office:value="0" calcext:value-type="float">
            <text:p>0</text:p>
          </table:table-cell>
          <table:table-cell office:value-type="float" office:value="11.8321" calcext:value-type="float">
            <text:p>11,832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09]+[.O109]-1" office:value-type="float" office:value="3" calcext:value-type="float">
            <text:p>3</text:p>
          </table:table-cell>
          <table:table-cell table:formula="of:=[.T109]/[.M109]" office:value-type="float" office:value="2.49020883866769" calcext:value-type="float">
            <text:p>2,49020883866769</text:p>
          </table:table-cell>
          <table:table-cell table:formula="of:=[.N109]+[.O109]-1" office:value-type="float" office:value="3" calcext:value-type="float">
            <text:p>3</text:p>
          </table:table-cell>
          <table:table-cell table:formula="of:=[.T109]/([.M109]*([.N109]+[.O109]-1))" office:value-type="float" office:value="0.830069612889231" calcext:value-type="float">
            <text:p>0,830069612889231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09]+[.O109]-1" office:value-type="float" office:value="3" calcext:value-type="float">
            <text:p>3</text:p>
          </table:table-cell>
          <table:table-cell table:formula="of:=[.T109]/([.M109]*8)" office:value-type="float" office:value="0.311276104833461" calcext:value-type="float">
            <text:p>0,311276104833461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2293" calcext:value-type="float">
            <text:p>8,2293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242" calcext:value-type="float">
            <text:p>0,0242</text:p>
          </table:table-cell>
          <table:table-cell office:value-type="float" office:value="3.0337" calcext:value-type="float">
            <text:p>3,033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66" calcext:value-type="float">
            <text:p>0,0166</text:p>
          </table:table-cell>
          <table:table-cell office:value-type="float" office:value="2.9553" calcext:value-type="float">
            <text:p>2,9553</text:p>
          </table:table-cell>
          <table:table-cell office:value-type="float" office:value="0" calcext:value-type="float">
            <text:p>0</text:p>
          </table:table-cell>
          <table:table-cell office:value-type="float" office:value="11.263" calcext:value-type="float">
            <text:p>11,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10]+[.O110]-1" office:value-type="float" office:value="5" calcext:value-type="float">
            <text:p>5</text:p>
          </table:table-cell>
          <table:table-cell table:formula="of:=[.T110]/[.M110]" office:value-type="float" office:value="2.61603480422623" calcext:value-type="float">
            <text:p>2,61603480422623</text:p>
          </table:table-cell>
          <table:table-cell table:formula="of:=[.N110]+[.O110]-1" office:value-type="float" office:value="5" calcext:value-type="float">
            <text:p>5</text:p>
          </table:table-cell>
          <table:table-cell table:formula="of:=[.T110]/([.M110]*([.N110]+[.O110]-1))" office:value-type="float" office:value="0.523206960845246" calcext:value-type="float">
            <text:p>0,523206960845246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0]+[.O110]-1" office:value-type="float" office:value="5" calcext:value-type="float">
            <text:p>5</text:p>
          </table:table-cell>
          <table:table-cell table:formula="of:=[.T110]/([.M110]*8)" office:value-type="float" office:value="0.327004350528278" calcext:value-type="float">
            <text:p>0,327004350528278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10.3243" calcext:value-type="float">
            <text:p>10,3243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227" calcext:value-type="float">
            <text:p>0,0227</text:p>
          </table:table-cell>
          <table:table-cell office:value-type="float" office:value="2.6698" calcext:value-type="float">
            <text:p>2,669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72" calcext:value-type="float">
            <text:p>0,0172</text:p>
          </table:table-cell>
          <table:table-cell office:value-type="float" office:value="2.5914" calcext:value-type="float">
            <text:p>2,5914</text:p>
          </table:table-cell>
          <table:table-cell office:value-type="float" office:value="0" calcext:value-type="float">
            <text:p>0</text:p>
          </table:table-cell>
          <table:table-cell office:value-type="float" office:value="12.9941" calcext:value-type="float">
            <text:p>12,99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11]+[.O111]-1" office:value-type="float" office:value="9" calcext:value-type="float">
            <text:p>9</text:p>
          </table:table-cell>
          <table:table-cell table:formula="of:=[.T111]/[.M111]" office:value-type="float" office:value="2.26752141356462" calcext:value-type="float">
            <text:p>2,26752141356462</text:p>
          </table:table-cell>
          <table:table-cell table:formula="of:=[.N111]+[.O111]-1" office:value-type="float" office:value="9" calcext:value-type="float">
            <text:p>9</text:p>
          </table:table-cell>
          <table:table-cell table:formula="of:=[.T111]/([.M111]*([.N111]+[.O111]-1))" office:value-type="float" office:value="0.251946823729402" calcext:value-type="float">
            <text:p>0,251946823729402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1]+[.O111]-1" office:value-type="float" office:value="9" calcext:value-type="float">
            <text:p>9</text:p>
          </table:table-cell>
          <table:table-cell table:formula="of:=[.T111]/([.M111]*8)" office:value-type="float" office:value="0.283440176695577" calcext:value-type="float">
            <text:p>0,283440176695577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2149" calcext:value-type="float">
            <text:p>9,2149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79" calcext:value-type="float">
            <text:p>0,0479</text:p>
          </table:table-cell>
          <table:table-cell office:value-type="float" office:value="1.5162" calcext:value-type="float">
            <text:p>1,516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51" calcext:value-type="float">
            <text:p>0,0251</text:p>
          </table:table-cell>
          <table:table-cell office:value-type="float" office:value="1.4299" calcext:value-type="float">
            <text:p>1,4299</text:p>
          </table:table-cell>
          <table:table-cell office:value-type="float" office:value="0" calcext:value-type="float">
            <text:p>0</text:p>
          </table:table-cell>
          <table:table-cell office:value-type="float" office:value="10.7312" calcext:value-type="float">
            <text:p>10,73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12]+[.O112]-1" office:value-type="float" office:value="4" calcext:value-type="float">
            <text:p>4</text:p>
          </table:table-cell>
          <table:table-cell table:formula="of:=[.T112]/[.M112]" office:value-type="float" office:value="2.74567615923662" calcext:value-type="float">
            <text:p>2,74567615923662</text:p>
          </table:table-cell>
          <table:table-cell table:formula="of:=[.N112]+[.O112]-1" office:value-type="float" office:value="4" calcext:value-type="float">
            <text:p>4</text:p>
          </table:table-cell>
          <table:table-cell table:formula="of:=[.T112]/([.M112]*([.N112]+[.O112]-1))" office:value-type="float" office:value="0.686419039809155" calcext:value-type="float">
            <text:p>0,686419039809155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2]+[.O112]-1" office:value-type="float" office:value="4" calcext:value-type="float">
            <text:p>4</text:p>
          </table:table-cell>
          <table:table-cell table:formula="of:=[.T112]/([.M112]*8)" office:value-type="float" office:value="0.343209519904577" calcext:value-type="float">
            <text:p>0,343209519904577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5921" calcext:value-type="float">
            <text:p>8,5921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08" calcext:value-type="float">
            <text:p>0,0108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73" calcext:value-type="float">
            <text:p>0,0373</text:p>
          </table:table-cell>
          <table:table-cell office:value-type="float" office:value="1.4068" calcext:value-type="float">
            <text:p>1,4068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29" calcext:value-type="float">
            <text:p>0,0329</text:p>
          </table:table-cell>
          <table:table-cell office:value-type="float" office:value="1.2988" calcext:value-type="float">
            <text:p>1,2988</text:p>
          </table:table-cell>
          <table:table-cell office:value-type="float" office:value="0" calcext:value-type="float">
            <text:p>0</text:p>
          </table:table-cell>
          <table:table-cell office:value-type="float" office:value="9.9989" calcext:value-type="float">
            <text:p>9,99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13]+[.O113]-1" office:value-type="float" office:value="5" calcext:value-type="float">
            <text:p>5</text:p>
          </table:table-cell>
          <table:table-cell table:formula="of:=[.T113]/[.M113]" office:value-type="float" office:value="2.94676414405585" calcext:value-type="float">
            <text:p>2,94676414405585</text:p>
          </table:table-cell>
          <table:table-cell table:formula="of:=[.N113]+[.O113]-1" office:value-type="float" office:value="5" calcext:value-type="float">
            <text:p>5</text:p>
          </table:table-cell>
          <table:table-cell table:formula="of:=[.T113]/([.M113]*([.N113]+[.O113]-1))" office:value-type="float" office:value="0.589352828811169" calcext:value-type="float">
            <text:p>0,589352828811169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3]+[.O113]-1" office:value-type="float" office:value="5" calcext:value-type="float">
            <text:p>5</text:p>
          </table:table-cell>
          <table:table-cell table:formula="of:=[.T113]/([.M113]*8)" office:value-type="float" office:value="0.368345518006981" calcext:value-type="float">
            <text:p>0,368345518006981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6439" calcext:value-type="float">
            <text:p>8,6439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184" calcext:value-type="float">
            <text:p>0,0184</text:p>
          </table:table-cell>
          <table:table-cell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407" calcext:value-type="float">
            <text:p>0,0407</text:p>
          </table:table-cell>
          <table:table-cell office:value-type="float" office:value="1.1889" calcext:value-type="float">
            <text:p>1,188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71" calcext:value-type="float">
            <text:p>0,0271</text:p>
          </table:table-cell>
          <table:table-cell office:value-type="float" office:value="1.1008" calcext:value-type="float">
            <text:p>1,1008</text:p>
          </table:table-cell>
          <table:table-cell office:value-type="float" office:value="0" calcext:value-type="float">
            <text:p>0</text:p>
          </table:table-cell>
          <table:table-cell office:value-type="float" office:value="9.8328" calcext:value-type="float">
            <text:p>9,832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14]+[.O114]-1" office:value-type="float" office:value="7" calcext:value-type="float">
            <text:p>7</text:p>
          </table:table-cell>
          <table:table-cell table:formula="of:=[.T114]/[.M114]" office:value-type="float" office:value="2.99654218533887" calcext:value-type="float">
            <text:p>2,99654218533887</text:p>
          </table:table-cell>
          <table:table-cell table:formula="of:=[.N114]+[.O114]-1" office:value-type="float" office:value="7" calcext:value-type="float">
            <text:p>7</text:p>
          </table:table-cell>
          <table:table-cell table:formula="of:=[.T114]/([.M114]*([.N114]+[.O114]-1))" office:value-type="float" office:value="0.428077455048409" calcext:value-type="float">
            <text:p>0,428077455048409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4]+[.O114]-1" office:value-type="float" office:value="7" calcext:value-type="float">
            <text:p>7</text:p>
          </table:table-cell>
          <table:table-cell table:formula="of:=[.T114]/([.M114]*8)" office:value-type="float" office:value="0.374567773167358" calcext:value-type="float">
            <text:p>0,374567773167358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1519" calcext:value-type="float">
            <text:p>9,1519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207" calcext:value-type="float">
            <text:p>0,0207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387" calcext:value-type="float">
            <text:p>0,0387</text:p>
          </table:table-cell>
          <table:table-cell office:value-type="float" office:value="1.6445" calcext:value-type="float">
            <text:p>1,644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03" calcext:value-type="float">
            <text:p>0,0303</text:p>
          </table:table-cell>
          <table:table-cell office:value-type="float" office:value="1.5392" calcext:value-type="float">
            <text:p>1,5392</text:p>
          </table:table-cell>
          <table:table-cell office:value-type="float" office:value="0" calcext:value-type="float">
            <text:p>0</text:p>
          </table:table-cell>
          <table:table-cell office:value-type="float" office:value="10.7964" calcext:value-type="float">
            <text:p>10,79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15]+[.O115]-1" office:value-type="float" office:value="11" calcext:value-type="float">
            <text:p>11</text:p>
          </table:table-cell>
          <table:table-cell table:formula="of:=[.T115]/[.M115]" office:value-type="float" office:value="2.72909488347968" calcext:value-type="float">
            <text:p>2,72909488347968</text:p>
          </table:table-cell>
          <table:table-cell table:formula="of:=[.N115]+[.O115]-1" office:value-type="float" office:value="11" calcext:value-type="float">
            <text:p>11</text:p>
          </table:table-cell>
          <table:table-cell table:formula="of:=[.T115]/([.M115]*([.N115]+[.O115]-1))" office:value-type="float" office:value="0.248099534861789" calcext:value-type="float">
            <text:p>0,248099534861789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5]+[.O115]-1" office:value-type="float" office:value="11" calcext:value-type="float">
            <text:p>11</text:p>
          </table:table-cell>
          <table:table-cell table:formula="of:=[.T115]/([.M115]*8)" office:value-type="float" office:value="0.34113686043496" calcext:value-type="float">
            <text:p>0,34113686043496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9423" calcext:value-type="float">
            <text:p>8,942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1515" calcext:value-type="float">
            <text:p>0,1515</text:p>
          </table:table-cell>
          <table:table-cell office:value-type="float" office:value="1.6642" calcext:value-type="float">
            <text:p>1,664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386" calcext:value-type="float">
            <text:p>0,0386</text:p>
          </table:table-cell>
          <table:table-cell office:value-type="float" office:value="1.5414" calcext:value-type="float">
            <text:p>1,5414</text:p>
          </table:table-cell>
          <table:table-cell office:value-type="float" office:value="0" calcext:value-type="float">
            <text:p>0</text:p>
          </table:table-cell>
          <table:table-cell office:value-type="float" office:value="10.6065" calcext:value-type="float">
            <text:p>10,60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116]+[.O116]-1" office:value-type="float" office:value="8" calcext:value-type="float">
            <text:p>8</text:p>
          </table:table-cell>
          <table:table-cell table:formula="of:=[.T116]/[.M116]" office:value-type="float" office:value="2.7779569132136" calcext:value-type="float">
            <text:p>2,7779569132136</text:p>
          </table:table-cell>
          <table:table-cell table:formula="of:=[.N116]+[.O116]-1" office:value-type="float" office:value="8" calcext:value-type="float">
            <text:p>8</text:p>
          </table:table-cell>
          <table:table-cell table:formula="of:=[.T116]/([.M116]*([.N116]+[.O116]-1))" office:value-type="float" office:value="0.347244614151699" calcext:value-type="float">
            <text:p>0,347244614151699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6]+[.O116]-1" office:value-type="float" office:value="8" calcext:value-type="float">
            <text:p>8</text:p>
          </table:table-cell>
          <table:table-cell table:formula="of:=[.T116]/([.M116]*8)" office:value-type="float" office:value="0.347244614151699" calcext:value-type="float">
            <text:p>0,347244614151699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6806" calcext:value-type="float">
            <text:p>8,6806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311" calcext:value-type="float">
            <text:p>0,0311</text:p>
          </table:table-cell>
          <table:table-cell office:value-type="float" office:value="0" calcext:value-type="float">
            <text:p>0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816" calcext:value-type="float">
            <text:p>0,0816</text:p>
          </table:table-cell>
          <table:table-cell office:value-type="float" office:value="1.3647" calcext:value-type="float">
            <text:p>1,3647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384" calcext:value-type="float">
            <text:p>0,0384</text:p>
          </table:table-cell>
          <table:table-cell office:value-type="float" office:value="1.2482" calcext:value-type="float">
            <text:p>1,2482</text:p>
          </table:table-cell>
          <table:table-cell office:value-type="float" office:value="0" calcext:value-type="float">
            <text:p>0</text:p>
          </table:table-cell>
          <table:table-cell office:value-type="float" office:value="10.0452" calcext:value-type="float">
            <text:p>10,04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117]+[.O117]-1" office:value-type="float" office:value="9" calcext:value-type="float">
            <text:p>9</text:p>
          </table:table-cell>
          <table:table-cell table:formula="of:=[.T117]/[.M117]" office:value-type="float" office:value="2.93318201728189" calcext:value-type="float">
            <text:p>2,93318201728189</text:p>
          </table:table-cell>
          <table:table-cell table:formula="of:=[.N117]+[.O117]-1" office:value-type="float" office:value="9" calcext:value-type="float">
            <text:p>9</text:p>
          </table:table-cell>
          <table:table-cell table:formula="of:=[.T117]/([.M117]*([.N117]+[.O117]-1))" office:value-type="float" office:value="0.325909113031321" calcext:value-type="float">
            <text:p>0,325909113031321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7]+[.O117]-1" office:value-type="float" office:value="9" calcext:value-type="float">
            <text:p>9</text:p>
          </table:table-cell>
          <table:table-cell table:formula="of:=[.T117]/([.M117]*8)" office:value-type="float" office:value="0.366647752160236" calcext:value-type="float">
            <text:p>0,366647752160236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2624" calcext:value-type="float">
            <text:p>8,262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369" calcext:value-type="float">
            <text:p>0,0369</text:p>
          </table:table-cell>
          <table:table-cell office:value-type="float" office:value="0" calcext:value-type="float">
            <text:p>0</text:p>
          </table:table-cell>
          <table:table-cell office:value-type="float" office:value="0.0906" calcext:value-type="float">
            <text:p>0,0906</text:p>
          </table:table-cell>
          <table:table-cell office:value-type="float" office:value="0.0894" calcext:value-type="float">
            <text:p>0,0894</text:p>
          </table:table-cell>
          <table:table-cell office:value-type="float" office:value="1.3431" calcext:value-type="float">
            <text:p>1,343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11" calcext:value-type="float">
            <text:p>0,0311</text:p>
          </table:table-cell>
          <table:table-cell office:value-type="float" office:value="1.2486" calcext:value-type="float">
            <text:p>1,2486</text:p>
          </table:table-cell>
          <table:table-cell office:value-type="float" office:value="0" calcext:value-type="float">
            <text:p>0</text:p>
          </table:table-cell>
          <table:table-cell office:value-type="float" office:value="9.6055" calcext:value-type="float">
            <text:p>9,60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118]+[.O118]-1" office:value-type="float" office:value="11" calcext:value-type="float">
            <text:p>11</text:p>
          </table:table-cell>
          <table:table-cell table:formula="of:=[.T118]/[.M118]" office:value-type="float" office:value="3.06745093956587" calcext:value-type="float">
            <text:p>3,06745093956587</text:p>
          </table:table-cell>
          <table:table-cell table:formula="of:=[.N118]+[.O118]-1" office:value-type="float" office:value="11" calcext:value-type="float">
            <text:p>11</text:p>
          </table:table-cell>
          <table:table-cell table:formula="of:=[.T118]/([.M118]*([.N118]+[.O118]-1))" office:value-type="float" office:value="0.27885917632417" calcext:value-type="float">
            <text:p>0,27885917632417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8]+[.O118]-1" office:value-type="float" office:value="11" calcext:value-type="float">
            <text:p>11</text:p>
          </table:table-cell>
          <table:table-cell table:formula="of:=[.T118]/([.M118]*8)" office:value-type="float" office:value="0.383431367445734" calcext:value-type="float">
            <text:p>0,383431367445734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3097" calcext:value-type="float">
            <text:p>9,3097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74" calcext:value-type="float">
            <text:p>0,0774</text:p>
          </table:table-cell>
          <table:table-cell office:value-type="float" office:value="1.3172" calcext:value-type="float">
            <text:p>1,317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398" calcext:value-type="float">
            <text:p>0,0398</text:p>
          </table:table-cell>
          <table:table-cell office:value-type="float" office:value="1.2036" calcext:value-type="float">
            <text:p>1,2036</text:p>
          </table:table-cell>
          <table:table-cell office:value-type="float" office:value="0" calcext:value-type="float">
            <text:p>0</text:p>
          </table:table-cell>
          <table:table-cell office:value-type="float" office:value="10.6269" calcext:value-type="float">
            <text:p>10,626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119]+[.O119]-1" office:value-type="float" office:value="15" calcext:value-type="float">
            <text:p>15</text:p>
          </table:table-cell>
          <table:table-cell table:formula="of:=[.T119]/[.M119]" office:value-type="float" office:value="2.77262418955669" calcext:value-type="float">
            <text:p>2,77262418955669</text:p>
          </table:table-cell>
          <table:table-cell table:formula="of:=[.N119]+[.O119]-1" office:value-type="float" office:value="15" calcext:value-type="float">
            <text:p>15</text:p>
          </table:table-cell>
          <table:table-cell table:formula="of:=[.T119]/([.M119]*([.N119]+[.O119]-1))" office:value-type="float" office:value="0.184841612637113" calcext:value-type="float">
            <text:p>0,184841612637113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19]+[.O119]-1" office:value-type="float" office:value="15" calcext:value-type="float">
            <text:p>15</text:p>
          </table:table-cell>
          <table:table-cell table:formula="of:=[.T119]/([.M119]*8)" office:value-type="float" office:value="0.346578023694586" calcext:value-type="float">
            <text:p>0,346578023694586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8221" calcext:value-type="float">
            <text:p>8,8221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835" calcext:value-type="float">
            <text:p>0,0835</text:p>
          </table:table-cell>
          <table:table-cell office:value-type="float" office:value="0.2557" calcext:value-type="float">
            <text:p>0,2557</text:p>
          </table:table-cell>
          <table:table-cell office:value-type="float" office:value="2.1127" calcext:value-type="float">
            <text:p>2,112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1" calcext:value-type="float">
            <text:p>0,031</text:p>
          </table:table-cell>
          <table:table-cell office:value-type="float" office:value="2.019" calcext:value-type="float">
            <text:p>2,019</text:p>
          </table:table-cell>
          <table:table-cell office:value-type="float" office:value="0" calcext:value-type="float">
            <text:p>0</text:p>
          </table:table-cell>
          <table:table-cell office:value-type="float" office:value="10.9348" calcext:value-type="float">
            <text:p>10,93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120]+[.O120]-1" office:value-type="float" office:value="12" calcext:value-type="float">
            <text:p>12</text:p>
          </table:table-cell>
          <table:table-cell table:formula="of:=[.T120]/[.M120]" office:value-type="float" office:value="2.69455316969675" calcext:value-type="float">
            <text:p>2,69455316969675</text:p>
          </table:table-cell>
          <table:table-cell table:formula="of:=[.N120]+[.O120]-1" office:value-type="float" office:value="12" calcext:value-type="float">
            <text:p>12</text:p>
          </table:table-cell>
          <table:table-cell table:formula="of:=[.T120]/([.M120]*([.N120]+[.O120]-1))" office:value-type="float" office:value="0.224546097474729" calcext:value-type="float">
            <text:p>0,224546097474729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0]+[.O120]-1" office:value-type="float" office:value="12" calcext:value-type="float">
            <text:p>12</text:p>
          </table:table-cell>
          <table:table-cell table:formula="of:=[.T120]/([.M120]*8)" office:value-type="float" office:value="0.336819146212094" calcext:value-type="float">
            <text:p>0,336819146212094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715" calcext:value-type="float">
            <text:p>8,715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" calcext:value-type="float">
            <text:p>0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1625" calcext:value-type="float">
            <text:p>0,1625</text:p>
          </table:table-cell>
          <table:table-cell office:value-type="float" office:value="2.0634" calcext:value-type="float">
            <text:p>2,063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79" calcext:value-type="float">
            <text:p>0,0379</text:p>
          </table:table-cell>
          <table:table-cell office:value-type="float" office:value="1.9498" calcext:value-type="float">
            <text:p>1,9498</text:p>
          </table:table-cell>
          <table:table-cell office:value-type="float" office:value="0" calcext:value-type="float">
            <text:p>0</text:p>
          </table:table-cell>
          <table:table-cell office:value-type="float" office:value="10.7784" calcext:value-type="float">
            <text:p>10,7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121]+[.O121]-1" office:value-type="float" office:value="13" calcext:value-type="float">
            <text:p>13</text:p>
          </table:table-cell>
          <table:table-cell table:formula="of:=[.T121]/[.M121]" office:value-type="float" office:value="2.73365249016552" calcext:value-type="float">
            <text:p>2,73365249016552</text:p>
          </table:table-cell>
          <table:table-cell table:formula="of:=[.N121]+[.O121]-1" office:value-type="float" office:value="13" calcext:value-type="float">
            <text:p>13</text:p>
          </table:table-cell>
          <table:table-cell table:formula="of:=[.T121]/([.M121]*([.N121]+[.O121]-1))" office:value-type="float" office:value="0.210280960781963" calcext:value-type="float">
            <text:p>0,210280960781963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1]+[.O121]-1" office:value-type="float" office:value="13" calcext:value-type="float">
            <text:p>13</text:p>
          </table:table-cell>
          <table:table-cell table:formula="of:=[.T121]/([.M121]*8)" office:value-type="float" office:value="0.34170656127069" calcext:value-type="float">
            <text:p>0,34170656127069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7.9609" calcext:value-type="float">
            <text:p>7,9609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536" calcext:value-type="float">
            <text:p>0,0536</text:p>
          </table:table-cell>
          <table:table-cell office:value-type="float" office:value="0" calcext:value-type="float">
            <text:p>0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1277" calcext:value-type="float">
            <text:p>0,1277</text:p>
          </table:table-cell>
          <table:table-cell office:value-type="float" office:value="2.1295" calcext:value-type="float">
            <text:p>2,12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84" calcext:value-type="float">
            <text:p>0,0384</text:p>
          </table:table-cell>
          <table:table-cell office:value-type="float" office:value="2.0152" calcext:value-type="float">
            <text:p>2,0152</text:p>
          </table:table-cell>
          <table:table-cell office:value-type="float" office:value="0" calcext:value-type="float">
            <text:p>0</text:p>
          </table:table-cell>
          <table:table-cell office:value-type="float" office:value="10.0904" calcext:value-type="float">
            <text:p>10,09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122]+[.O122]-1" office:value-type="float" office:value="15" calcext:value-type="float">
            <text:p>15</text:p>
          </table:table-cell>
          <table:table-cell table:formula="of:=[.T122]/[.M122]" office:value-type="float" office:value="2.92004281297074" calcext:value-type="float">
            <text:p>2,92004281297074</text:p>
          </table:table-cell>
          <table:table-cell table:formula="of:=[.N122]+[.O122]-1" office:value-type="float" office:value="15" calcext:value-type="float">
            <text:p>15</text:p>
          </table:table-cell>
          <table:table-cell table:formula="of:=[.T122]/([.M122]*([.N122]+[.O122]-1))" office:value-type="float" office:value="0.194669520864716" calcext:value-type="float">
            <text:p>0,194669520864716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2]+[.O122]-1" office:value-type="float" office:value="15" calcext:value-type="float">
            <text:p>15</text:p>
          </table:table-cell>
          <table:table-cell table:formula="of:=[.T122]/([.M122]*8)" office:value-type="float" office:value="0.365005351621343" calcext:value-type="float">
            <text:p>0,365005351621343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0392" calcext:value-type="float">
            <text:p>9,039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678" calcext:value-type="float">
            <text:p>0,0678</text:p>
          </table:table-cell>
          <table:table-cell office:value-type="float" office:value="0" calcext:value-type="float">
            <text:p>0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099" calcext:value-type="float">
            <text:p>0,099</text:p>
          </table:table-cell>
          <table:table-cell office:value-type="float" office:value="2.1041" calcext:value-type="float">
            <text:p>2,104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81" calcext:value-type="float">
            <text:p>0,0381</text:p>
          </table:table-cell>
          <table:table-cell office:value-type="float" office:value="1.9893" calcext:value-type="float">
            <text:p>1,9893</text:p>
          </table:table-cell>
          <table:table-cell office:value-type="float" office:value="0" calcext:value-type="float">
            <text:p>0</text:p>
          </table:table-cell>
          <table:table-cell office:value-type="float" office:value="11.1433" calcext:value-type="float">
            <text:p>11,14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123]+[.O123]-1" office:value-type="float" office:value="19" calcext:value-type="float">
            <text:p>19</text:p>
          </table:table-cell>
          <table:table-cell table:formula="of:=[.T123]/[.M123]" office:value-type="float" office:value="2.64413593818707" calcext:value-type="float">
            <text:p>2,64413593818707</text:p>
          </table:table-cell>
          <table:table-cell table:formula="of:=[.N123]+[.O123]-1" office:value-type="float" office:value="19" calcext:value-type="float">
            <text:p>19</text:p>
          </table:table-cell>
          <table:table-cell table:formula="of:=[.T123]/([.M123]*([.N123]+[.O123]-1))" office:value-type="float" office:value="0.139165049378267" calcext:value-type="float">
            <text:p>0,139165049378267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3]+[.O123]-1" office:value-type="float" office:value="19" calcext:value-type="float">
            <text:p>19</text:p>
          </table:table-cell>
          <table:table-cell table:formula="of:=[.T123]/([.M123]*8)" office:value-type="float" office:value="0.330516992273384" calcext:value-type="float">
            <text:p>0,330516992273384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9172" calcext:value-type="float">
            <text:p>8,9172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546" calcext:value-type="float">
            <text:p>0,0546</text:p>
          </table:table-cell>
          <table:table-cell office:value-type="float" office:value="0" calcext:value-type="float">
            <text:p>0</text:p>
          </table:table-cell>
          <table:table-cell office:value-type="float" office:value="0.2547" calcext:value-type="float">
            <text:p>0,2547</text:p>
          </table:table-cell>
          <table:table-cell office:value-type="float" office:value="0.2469" calcext:value-type="float">
            <text:p>0,2469</text:p>
          </table:table-cell>
          <table:table-cell office:value-type="float" office:value="2.3012" calcext:value-type="float">
            <text:p>2,301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489" calcext:value-type="float">
            <text:p>0,0489</text:p>
          </table:table-cell>
          <table:table-cell office:value-type="float" office:value="2.1592" calcext:value-type="float">
            <text:p>2,1592</text:p>
          </table:table-cell>
          <table:table-cell office:value-type="float" office:value="0" calcext:value-type="float">
            <text:p>0</text:p>
          </table:table-cell>
          <table:table-cell office:value-type="float" office:value="11.2184" calcext:value-type="float">
            <text:p>11,21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124]+[.O124]-1" office:value-type="float" office:value="16" calcext:value-type="float">
            <text:p>16</text:p>
          </table:table-cell>
          <table:table-cell table:formula="of:=[.T124]/[.M124]" office:value-type="float" office:value="2.62643514226628" calcext:value-type="float">
            <text:p>2,62643514226628</text:p>
          </table:table-cell>
          <table:table-cell table:formula="of:=[.N124]+[.O124]-1" office:value-type="float" office:value="16" calcext:value-type="float">
            <text:p>16</text:p>
          </table:table-cell>
          <table:table-cell table:formula="of:=[.T124]/([.M124]*([.N124]+[.O124]-1))" office:value-type="float" office:value="0.164152196391642" calcext:value-type="float">
            <text:p>0,164152196391642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4]+[.O124]-1" office:value-type="float" office:value="16" calcext:value-type="float">
            <text:p>16</text:p>
          </table:table-cell>
          <table:table-cell table:formula="of:=[.T124]/([.M124]*8)" office:value-type="float" office:value="0.328304392783285" calcext:value-type="float">
            <text:p>0,328304392783285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7.6621" calcext:value-type="float">
            <text:p>7,6621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23" calcext:value-type="float">
            <text:p>0,023</text:p>
          </table:table-cell>
          <table:table-cell office:value-type="float" office:value="0.0606" calcext:value-type="float">
            <text:p>0,0606</text:p>
          </table:table-cell>
          <table:table-cell office:value-type="float" office:value="0" calcext:value-type="float">
            <text:p>0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1645" calcext:value-type="float">
            <text:p>0,1645</text:p>
          </table:table-cell>
          <table:table-cell office:value-type="float" office:value="2.2127" calcext:value-type="float">
            <text:p>2,212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81" calcext:value-type="float">
            <text:p>0,0481</text:p>
          </table:table-cell>
          <table:table-cell office:value-type="float" office:value="2.0726" calcext:value-type="float">
            <text:p>2,0726</text:p>
          </table:table-cell>
          <table:table-cell office:value-type="float" office:value="0" calcext:value-type="float">
            <text:p>0</text:p>
          </table:table-cell>
          <table:table-cell office:value-type="float" office:value="9.8749" calcext:value-type="float">
            <text:p>9,87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125]+[.O125]-1" office:value-type="float" office:value="17" calcext:value-type="float">
            <text:p>17</text:p>
          </table:table-cell>
          <table:table-cell table:formula="of:=[.T125]/[.M125]" office:value-type="float" office:value="2.98376692422202" calcext:value-type="float">
            <text:p>2,98376692422202</text:p>
          </table:table-cell>
          <table:table-cell table:formula="of:=[.N125]+[.O125]-1" office:value-type="float" office:value="17" calcext:value-type="float">
            <text:p>17</text:p>
          </table:table-cell>
          <table:table-cell table:formula="of:=[.T125]/([.M125]*([.N125]+[.O125]-1))" office:value-type="float" office:value="0.175515701424825" calcext:value-type="float">
            <text:p>0,175515701424825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5]+[.O125]-1" office:value-type="float" office:value="17" calcext:value-type="float">
            <text:p>17</text:p>
          </table:table-cell>
          <table:table-cell table:formula="of:=[.T125]/([.M125]*8)" office:value-type="float" office:value="0.372970865527752" calcext:value-type="float">
            <text:p>0,372970865527752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3835" calcext:value-type="float">
            <text:p>9,3835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909" calcext:value-type="float">
            <text:p>0,0909</text:p>
          </table:table-cell>
          <table:table-cell office:value-type="float" office:value="0" calcext:value-type="float">
            <text:p>0</text:p>
          </table:table-cell>
          <table:table-cell office:value-type="float" office:value="0.2163" calcext:value-type="float">
            <text:p>0,2163</text:p>
          </table:table-cell>
          <table:table-cell office:value-type="float" office:value="0.1938" calcext:value-type="float">
            <text:p>0,1938</text:p>
          </table:table-cell>
          <table:table-cell office:value-type="float" office:value="2.1009" calcext:value-type="float">
            <text:p>2,100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37" calcext:value-type="float">
            <text:p>0,0337</text:p>
          </table:table-cell>
          <table:table-cell office:value-type="float" office:value="2.0024" calcext:value-type="float">
            <text:p>2,0024</text:p>
          </table:table-cell>
          <table:table-cell office:value-type="float" office:value="0" calcext:value-type="float">
            <text:p>0</text:p>
          </table:table-cell>
          <table:table-cell office:value-type="float" office:value="11.4845" calcext:value-type="float">
            <text:p>11,48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126]+[.O126]-1" office:value-type="float" office:value="19" calcext:value-type="float">
            <text:p>19</text:p>
          </table:table-cell>
          <table:table-cell table:formula="of:=[.T126]/[.M126]" office:value-type="float" office:value="2.56557969437067" calcext:value-type="float">
            <text:p>2,56557969437067</text:p>
          </table:table-cell>
          <table:table-cell table:formula="of:=[.N126]+[.O126]-1" office:value-type="float" office:value="19" calcext:value-type="float">
            <text:p>19</text:p>
          </table:table-cell>
          <table:table-cell table:formula="of:=[.T126]/([.M126]*([.N126]+[.O126]-1))" office:value-type="float" office:value="0.135030510230035" calcext:value-type="float">
            <text:p>0,135030510230035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6]+[.O126]-1" office:value-type="float" office:value="19" calcext:value-type="float">
            <text:p>19</text:p>
          </table:table-cell>
          <table:table-cell table:formula="of:=[.T126]/([.M126]*8)" office:value-type="float" office:value="0.320697461796334" calcext:value-type="float">
            <text:p>0,320697461796334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1619" calcext:value-type="float">
            <text:p>9,1619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1269" calcext:value-type="float">
            <text:p>0,1269</text:p>
          </table:table-cell>
          <table:table-cell office:value-type="float" office:value="2.0995" calcext:value-type="float">
            <text:p>2,09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02" calcext:value-type="float">
            <text:p>0,0402</text:p>
          </table:table-cell>
          <table:table-cell office:value-type="float" office:value="1.9836" calcext:value-type="float">
            <text:p>1,9836</text:p>
          </table:table-cell>
          <table:table-cell office:value-type="float" office:value="0" calcext:value-type="float">
            <text:p>0</text:p>
          </table:table-cell>
          <table:table-cell office:value-type="float" office:value="11.2614" calcext:value-type="float">
            <text:p>11,26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127]+[.O127]-1" office:value-type="float" office:value="23" calcext:value-type="float">
            <text:p>23</text:p>
          </table:table-cell>
          <table:table-cell table:formula="of:=[.T127]/[.M127]" office:value-type="float" office:value="2.61640648587209" calcext:value-type="float">
            <text:p>2,61640648587209</text:p>
          </table:table-cell>
          <table:table-cell table:formula="of:=[.N127]+[.O127]-1" office:value-type="float" office:value="23" calcext:value-type="float">
            <text:p>23</text:p>
          </table:table-cell>
          <table:table-cell table:formula="of:=[.T127]/([.M127]*([.N127]+[.O127]-1))" office:value-type="float" office:value="0.113756803733569" calcext:value-type="float">
            <text:p>0,113756803733569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7]+[.O127]-1" office:value-type="float" office:value="23" calcext:value-type="float">
            <text:p>23</text:p>
          </table:table-cell>
          <table:table-cell table:formula="of:=[.T127]/([.M127]*8)" office:value-type="float" office:value="0.327050810734012" calcext:value-type="float">
            <text:p>0,327050810734012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5559" calcext:value-type="float">
            <text:p>9,5559</text:p>
          </table:table-cell>
          <table:table-cell office:value-type="float" office:value="0.0212" calcext:value-type="float">
            <text:p>0,0212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549" calcext:value-type="float">
            <text:p>0,0549</text:p>
          </table:table-cell>
          <table:table-cell office:value-type="float" office:value="0" calcext:value-type="float">
            <text:p>0</text:p>
          </table:table-cell>
          <table:table-cell office:value-type="float" office:value="0.8006" calcext:value-type="float">
            <text:p>0,8006</text:p>
          </table:table-cell>
          <table:table-cell office:value-type="float" office:value="0.4399" calcext:value-type="float">
            <text:p>0,4399</text:p>
          </table:table-cell>
          <table:table-cell office:value-type="float" office:value="2.9528" calcext:value-type="float">
            <text:p>2,952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98" calcext:value-type="float">
            <text:p>0,0498</text:p>
          </table:table-cell>
          <table:table-cell office:value-type="float" office:value="2.81" calcext:value-type="float">
            <text:p>2,81</text:p>
          </table:table-cell>
          <table:table-cell office:value-type="float" office:value="0" calcext:value-type="float">
            <text:p>0</text:p>
          </table:table-cell>
          <table:table-cell office:value-type="float" office:value="12.5087" calcext:value-type="float">
            <text:p>12,50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128]+[.O128]-1" office:value-type="float" office:value="32" calcext:value-type="float">
            <text:p>32</text:p>
          </table:table-cell>
          <table:table-cell table:formula="of:=[.T128]/[.M128]" office:value-type="float" office:value="2.35551256325597" calcext:value-type="float">
            <text:p>2,35551256325597</text:p>
          </table:table-cell>
          <table:table-cell table:formula="of:=[.N128]+[.O128]-1" office:value-type="float" office:value="32" calcext:value-type="float">
            <text:p>32</text:p>
          </table:table-cell>
          <table:table-cell table:formula="of:=[.T128]/([.M128]*([.N128]+[.O128]-1))" office:value-type="float" office:value="0.0736097676017492" calcext:value-type="float">
            <text:p>0,0736097676017492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8]+[.O128]-1" office:value-type="float" office:value="32" calcext:value-type="float">
            <text:p>32</text:p>
          </table:table-cell>
          <table:table-cell table:formula="of:=[.T128]/([.M128]*8)" office:value-type="float" office:value="0.294439070406997" calcext:value-type="float">
            <text:p>0,294439070406997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7.716" calcext:value-type="float">
            <text:p>7,71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882" calcext:value-type="float">
            <text:p>0,0882</text:p>
          </table:table-cell>
          <table:table-cell office:value-type="float" office:value="0" calcext:value-type="float">
            <text:p>0</text:p>
          </table:table-cell>
          <table:table-cell office:value-type="float" office:value="1.0097" calcext:value-type="float">
            <text:p>1,0097</text:p>
          </table:table-cell>
          <table:table-cell office:value-type="float" office:value="0.3575" calcext:value-type="float">
            <text:p>0,3575</text:p>
          </table:table-cell>
          <table:table-cell office:value-type="float" office:value="2.9278" calcext:value-type="float">
            <text:p>2,927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7" calcext:value-type="float">
            <text:p>0,0397</text:p>
          </table:table-cell>
          <table:table-cell office:value-type="float" office:value="2.8025" calcext:value-type="float">
            <text:p>2,8025</text:p>
          </table:table-cell>
          <table:table-cell office:value-type="float" office:value="0" calcext:value-type="float">
            <text:p>0</text:p>
          </table:table-cell>
          <table:table-cell office:value-type="float" office:value="10.6438" calcext:value-type="float">
            <text:p>10,643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129]+[.O129]-1" office:value-type="float" office:value="33" calcext:value-type="float">
            <text:p>33</text:p>
          </table:table-cell>
          <table:table-cell table:formula="of:=[.T129]/[.M129]" office:value-type="float" office:value="2.76822187564592" calcext:value-type="float">
            <text:p>2,76822187564592</text:p>
          </table:table-cell>
          <table:table-cell table:formula="of:=[.N129]+[.O129]-1" office:value-type="float" office:value="33" calcext:value-type="float">
            <text:p>33</text:p>
          </table:table-cell>
          <table:table-cell table:formula="of:=[.T129]/([.M129]*([.N129]+[.O129]-1))" office:value-type="float" office:value="0.0838855113832096" calcext:value-type="float">
            <text:p>0,0838855113832096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29]+[.O129]-1" office:value-type="float" office:value="33" calcext:value-type="float">
            <text:p>33</text:p>
          </table:table-cell>
          <table:table-cell table:formula="of:=[.T129]/([.M129]*8)" office:value-type="float" office:value="0.346027734455739" calcext:value-type="float">
            <text:p>0,346027734455739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6058" calcext:value-type="float">
            <text:p>8,6058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389" calcext:value-type="float">
            <text:p>0,0389</text:p>
          </table:table-cell>
          <table:table-cell office:value-type="float" office:value="0.1795" calcext:value-type="float">
            <text:p>0,1795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,688</text:p>
          </table:table-cell>
          <table:table-cell office:value-type="float" office:value="0.2655" calcext:value-type="float">
            <text:p>0,2655</text:p>
          </table:table-cell>
          <table:table-cell office:value-type="float" office:value="2.8146" calcext:value-type="float">
            <text:p>2,814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1" calcext:value-type="float">
            <text:p>0,041</text:p>
          </table:table-cell>
          <table:table-cell office:value-type="float" office:value="2.6973" calcext:value-type="float">
            <text:p>2,6973</text:p>
          </table:table-cell>
          <table:table-cell office:value-type="float" office:value="0" calcext:value-type="float">
            <text:p>0</text:p>
          </table:table-cell>
          <table:table-cell office:value-type="float" office:value="11.4205" calcext:value-type="float">
            <text:p>11,420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130]+[.O130]-1" office:value-type="float" office:value="35" calcext:value-type="float">
            <text:p>35</text:p>
          </table:table-cell>
          <table:table-cell table:formula="of:=[.T130]/[.M130]" office:value-type="float" office:value="2.57995709469813" calcext:value-type="float">
            <text:p>2,57995709469813</text:p>
          </table:table-cell>
          <table:table-cell table:formula="of:=[.N130]+[.O130]-1" office:value-type="float" office:value="35" calcext:value-type="float">
            <text:p>35</text:p>
          </table:table-cell>
          <table:table-cell table:formula="of:=[.T130]/([.M130]*([.N130]+[.O130]-1))" office:value-type="float" office:value="0.073713059848518" calcext:value-type="float">
            <text:p>0,073713059848518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30]+[.O130]-1" office:value-type="float" office:value="35" calcext:value-type="float">
            <text:p>35</text:p>
          </table:table-cell>
          <table:table-cell table:formula="of:=[.T130]/([.M130]*8)" office:value-type="float" office:value="0.322494636837266" calcext:value-type="float">
            <text:p>0,322494636837266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118" calcext:value-type="float">
            <text:p>9,118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338" calcext:value-type="float">
            <text:p>0,0338</text:p>
          </table:table-cell>
          <table:table-cell office:value-type="float" office:value="0.2006" calcext:value-type="float">
            <text:p>0,2006</text:p>
          </table:table-cell>
          <table:table-cell office:value-type="float" office:value="0" calcext:value-type="float">
            <text:p>0</text:p>
          </table:table-cell>
          <table:table-cell office:value-type="float" office:value="0.4527" calcext:value-type="float">
            <text:p>0,4527</text:p>
          </table:table-cell>
          <table:table-cell office:value-type="float" office:value="0.252" calcext:value-type="float">
            <text:p>0,252</text:p>
          </table:table-cell>
          <table:table-cell office:value-type="float" office:value="2.8225" calcext:value-type="float">
            <text:p>2,822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11" calcext:value-type="float">
            <text:p>0,0411</text:p>
          </table:table-cell>
          <table:table-cell office:value-type="float" office:value="2.7045" calcext:value-type="float">
            <text:p>2,7045</text:p>
          </table:table-cell>
          <table:table-cell office:value-type="float" office:value="0" calcext:value-type="float">
            <text:p>0</text:p>
          </table:table-cell>
          <table:table-cell office:value-type="float" office:value="11.9405" calcext:value-type="float">
            <text:p>11,940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131]+[.O131]-1" office:value-type="float" office:value="39" calcext:value-type="float">
            <text:p>39</text:p>
          </table:table-cell>
          <table:table-cell table:formula="of:=[.T131]/[.M131]" office:value-type="float" office:value="2.46760185921863" calcext:value-type="float">
            <text:p>2,46760185921863</text:p>
          </table:table-cell>
          <table:table-cell table:formula="of:=[.N131]+[.O131]-1" office:value-type="float" office:value="39" calcext:value-type="float">
            <text:p>39</text:p>
          </table:table-cell>
          <table:table-cell table:formula="of:=[.T131]/([.M131]*([.N131]+[.O131]-1))" office:value-type="float" office:value="0.0632718425440673" calcext:value-type="float">
            <text:p>0,0632718425440673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31]+[.O131]-1" office:value-type="float" office:value="39" calcext:value-type="float">
            <text:p>39</text:p>
          </table:table-cell>
          <table:table-cell table:formula="of:=[.T131]/([.M131]*8)" office:value-type="float" office:value="0.308450232402328" calcext:value-type="float">
            <text:p>0,308450232402328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9.435" calcext:value-type="float">
            <text:p>9,435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772" calcext:value-type="float">
            <text:p>0,0772</text:p>
          </table:table-cell>
          <table:table-cell office:value-type="float" office:value="0" calcext:value-type="float">
            <text:p>0</text:p>
          </table:table-cell>
          <table:table-cell office:value-type="float" office:value="1.7914" calcext:value-type="float">
            <text:p>1,7914</text:p>
          </table:table-cell>
          <table:table-cell office:value-type="float" office:value="0.9949" calcext:value-type="float">
            <text:p>0,9949</text:p>
          </table:table-cell>
          <table:table-cell office:value-type="float" office:value="4.1335" calcext:value-type="float">
            <text:p>4,133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44" calcext:value-type="float">
            <text:p>0,0344</text:p>
          </table:table-cell>
          <table:table-cell office:value-type="float" office:value="4.0365" calcext:value-type="float">
            <text:p>4,0365</text:p>
          </table:table-cell>
          <table:table-cell office:value-type="float" office:value="0" calcext:value-type="float">
            <text:p>0</text:p>
          </table:table-cell>
          <table:table-cell office:value-type="float" office:value="13.5685" calcext:value-type="float">
            <text:p>13,56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132]+[.O132]-1" office:value-type="float" office:value="64" calcext:value-type="float">
            <text:p>64</text:p>
          </table:table-cell>
          <table:table-cell table:formula="of:=[.T132]/[.M132]" office:value-type="float" office:value="2.17152964587095" calcext:value-type="float">
            <text:p>2,17152964587095</text:p>
          </table:table-cell>
          <table:table-cell table:formula="of:=[.N132]+[.O132]-1" office:value-type="float" office:value="64" calcext:value-type="float">
            <text:p>64</text:p>
          </table:table-cell>
          <table:table-cell table:formula="of:=[.T132]/([.M132]*([.N132]+[.O132]-1))" office:value-type="float" office:value="0.0339301507167336" calcext:value-type="float">
            <text:p>0,0339301507167336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32]+[.O132]-1" office:value-type="float" office:value="64" calcext:value-type="float">
            <text:p>64</text:p>
          </table:table-cell>
          <table:table-cell table:formula="of:=[.T132]/([.M132]*8)" office:value-type="float" office:value="0.271441205733869" calcext:value-type="float">
            <text:p>0,271441205733869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9793" calcext:value-type="float">
            <text:p>8,9793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2808" calcext:value-type="float">
            <text:p>0,2808</text:p>
          </table:table-cell>
          <table:table-cell office:value-type="float" office:value="0" calcext:value-type="float">
            <text:p>0</text:p>
          </table:table-cell>
          <table:table-cell office:value-type="float" office:value="2.6045" calcext:value-type="float">
            <text:p>2,6045</text:p>
          </table:table-cell>
          <table:table-cell office:value-type="float" office:value="0.6157" calcext:value-type="float">
            <text:p>0,6157</text:p>
          </table:table-cell>
          <table:table-cell office:value-type="float" office:value="3.7208" calcext:value-type="float">
            <text:p>3,72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411" calcext:value-type="float">
            <text:p>0,0411</text:p>
          </table:table-cell>
          <table:table-cell office:value-type="float" office:value="3.5922" calcext:value-type="float">
            <text:p>3,5922</text:p>
          </table:table-cell>
          <table:table-cell office:value-type="float" office:value="0" calcext:value-type="float">
            <text:p>0</text:p>
          </table:table-cell>
          <table:table-cell office:value-type="float" office:value="12.7001" calcext:value-type="float">
            <text:p>12,700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133]+[.O133]-1" office:value-type="float" office:value="65" calcext:value-type="float">
            <text:p>65</text:p>
          </table:table-cell>
          <table:table-cell table:formula="of:=[.T133]/[.M133]" office:value-type="float" office:value="2.3200132282423" calcext:value-type="float">
            <text:p>2,3200132282423</text:p>
          </table:table-cell>
          <table:table-cell table:formula="of:=[.N133]+[.O133]-1" office:value-type="float" office:value="65" calcext:value-type="float">
            <text:p>65</text:p>
          </table:table-cell>
          <table:table-cell table:formula="of:=[.T133]/([.M133]*([.N133]+[.O133]-1))" office:value-type="float" office:value="0.0356925112037276" calcext:value-type="float">
            <text:p>0,0356925112037276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33]+[.O133]-1" office:value-type="float" office:value="65" calcext:value-type="float">
            <text:p>65</text:p>
          </table:table-cell>
          <table:table-cell table:formula="of:=[.T133]/([.M133]*8)" office:value-type="float" office:value="0.290001653530287" calcext:value-type="float">
            <text:p>0,290001653530287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8.3538" calcext:value-type="float">
            <text:p>8,3538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3701" calcext:value-type="float">
            <text:p>0,3701</text:p>
          </table:table-cell>
          <table:table-cell office:value-type="float" office:value="0" calcext:value-type="float">
            <text:p>0</text:p>
          </table:table-cell>
          <table:table-cell office:value-type="float" office:value="1.6113" calcext:value-type="float">
            <text:p>1,6113</text:p>
          </table:table-cell>
          <table:table-cell office:value-type="float" office:value="0.4878" calcext:value-type="float">
            <text:p>0,4878</text:p>
          </table:table-cell>
          <table:table-cell office:value-type="float" office:value="4.1013" calcext:value-type="float">
            <text:p>4,101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413" calcext:value-type="float">
            <text:p>0,0413</text:p>
          </table:table-cell>
          <table:table-cell office:value-type="float" office:value="3.9808" calcext:value-type="float">
            <text:p>3,9808</text:p>
          </table:table-cell>
          <table:table-cell office:value-type="float" office:value="0" calcext:value-type="float">
            <text:p>0</text:p>
          </table:table-cell>
          <table:table-cell office:value-type="float" office:value="12.4551" calcext:value-type="float">
            <text:p>12,455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134]+[.O134]-1" office:value-type="float" office:value="67" calcext:value-type="float">
            <text:p>67</text:p>
          </table:table-cell>
          <table:table-cell table:formula="of:=[.T134]/[.M134]" office:value-type="float" office:value="2.36564941269038" calcext:value-type="float">
            <text:p>2,36564941269038</text:p>
          </table:table-cell>
          <table:table-cell table:formula="of:=[.N134]+[.O134]-1" office:value-type="float" office:value="67" calcext:value-type="float">
            <text:p>67</text:p>
          </table:table-cell>
          <table:table-cell table:formula="of:=[.T134]/([.M134]*([.N134]+[.O134]-1))" office:value-type="float" office:value="0.0353082001894087" calcext:value-type="float">
            <text:p>0,0353082001894087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34]+[.O134]-1" office:value-type="float" office:value="67" calcext:value-type="float">
            <text:p>67</text:p>
          </table:table-cell>
          <table:table-cell table:formula="of:=[.T134]/([.M134]*8)" office:value-type="float" office:value="0.295706176586298" calcext:value-type="float">
            <text:p>0,295706176586298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10.0467" calcext:value-type="float">
            <text:p>10,0467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4916" calcext:value-type="float">
            <text:p>0,4916</text:p>
          </table:table-cell>
          <table:table-cell office:value-type="float" office:value="0" calcext:value-type="float">
            <text:p>0</text:p>
          </table:table-cell>
          <table:table-cell office:value-type="float" office:value="1.0086" calcext:value-type="float">
            <text:p>1,0086</text:p>
          </table:table-cell>
          <table:table-cell office:value-type="float" office:value="0.7372" calcext:value-type="float">
            <text:p>0,7372</text:p>
          </table:table-cell>
          <table:table-cell office:value-type="float" office:value="3.7188" calcext:value-type="float">
            <text:p>3,718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41" calcext:value-type="float">
            <text:p>0,041</text:p>
          </table:table-cell>
          <table:table-cell office:value-type="float" office:value="3.5984" calcext:value-type="float">
            <text:p>3,5984</text:p>
          </table:table-cell>
          <table:table-cell office:value-type="float" office:value="0" calcext:value-type="float">
            <text:p>0</text:p>
          </table:table-cell>
          <table:table-cell office:value-type="float" office:value="13.7655" calcext:value-type="float">
            <text:p>13,765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135]+[.O135]-1" office:value-type="float" office:value="71" calcext:value-type="float">
            <text:p>71</text:p>
          </table:table-cell>
          <table:table-cell table:formula="of:=[.T135]/[.M135]" office:value-type="float" office:value="2.14045258072718" calcext:value-type="float">
            <text:p>2,14045258072718</text:p>
          </table:table-cell>
          <table:table-cell table:formula="of:=[.N135]+[.O135]-1" office:value-type="float" office:value="71" calcext:value-type="float">
            <text:p>71</text:p>
          </table:table-cell>
          <table:table-cell table:formula="of:=[.T135]/([.M135]*([.N135]+[.O135]-1))" office:value-type="float" office:value="0.0301472194468617" calcext:value-type="float">
            <text:p>0,0301472194468617</text:p>
          </table:table-cell>
          <table:table-cell office:value-type="float" office:value="29.4644" calcext:value-type="float">
            <text:p>29,4644</text:p>
          </table:table-cell>
          <table:table-cell/>
          <table:table-cell table:formula="of:=[.N135]+[.O135]-1" office:value-type="float" office:value="71" calcext:value-type="float">
            <text:p>71</text:p>
          </table:table-cell>
          <table:table-cell table:formula="of:=[.T135]/([.M135]*8)" office:value-type="float" office:value="0.267556572590898" calcext:value-type="float">
            <text:p>0,267556572590898</text:p>
          </table:table-cell>
          <table:table-cell/>
          <table:table-cell office:value-type="float" office:value="23.6669" calcext:value-type="float">
            <text:p>23,6669</text:p>
          </table:table-cell>
          <table:table-cell table:number-columns-repeated="14"/>
        </table:table-row>
        <table:table-row table:style-name="ro1">
          <table:table-cell office:value-type="float" office:value="51.6337" calcext:value-type="float">
            <text:p>51,6337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406" calcext:value-type="float">
            <text:p>0,0406</text:p>
          </table:table-cell>
          <table:table-cell office:value-type="float" office:value="6.8606" calcext:value-type="float">
            <text:p>6,8606</text:p>
          </table:table-cell>
          <table:table-cell table:number-columns-repeated="2" office:value-type="float" office:value="0.0038" calcext:value-type="float">
            <text:p>0,0038</text:p>
          </table:table-cell>
          <table:table-cell office:value-type="float" office:value="6.7833" calcext:value-type="float">
            <text:p>6,7833</text:p>
          </table:table-cell>
          <table:table-cell office:value-type="float" office:value="0" calcext:value-type="float">
            <text:p>0</text:p>
          </table:table-cell>
          <table:table-cell office:value-type="float" office:value="58.4943" calcext:value-type="float">
            <text:p>58,49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136]+[.O136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table:formula="of:=[.N136]+[.O136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36]+[.O136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28.3452" calcext:value-type="float">
            <text:p>28,345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02" calcext:value-type="float">
            <text:p>0,0302</text:p>
          </table:table-cell>
          <table:table-cell office:value-type="float" office:value="7.2223" calcext:value-type="float">
            <text:p>7,22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7.1567" calcext:value-type="float">
            <text:p>7,1567</text:p>
          </table:table-cell>
          <table:table-cell office:value-type="float" office:value="0" calcext:value-type="float">
            <text:p>0</text:p>
          </table:table-cell>
          <table:table-cell office:value-type="float" office:value="35.5675" calcext:value-type="float">
            <text:p>35,5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37]+[.O137]-1" office:value-type="float" office:value="2" calcext:value-type="float">
            <text:p>2</text:p>
          </table:table-cell>
          <table:table-cell table:formula="of:=[.T137]/[.M137]" office:value-type="float" office:value="1.50883531313699" calcext:value-type="float">
            <text:p>1,50883531313699</text:p>
          </table:table-cell>
          <table:table-cell table:formula="of:=[.N137]+[.O137]-1" office:value-type="float" office:value="2" calcext:value-type="float">
            <text:p>2</text:p>
          </table:table-cell>
          <table:table-cell table:formula="of:=[.T137]/([.M137]*([.N137]+[.O137]-1))" office:value-type="float" office:value="0.754417656568496" calcext:value-type="float">
            <text:p>0,754417656568496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37]+[.O137]-1" office:value-type="float" office:value="2" calcext:value-type="float">
            <text:p>2</text:p>
          </table:table-cell>
          <table:table-cell table:formula="of:=[.T137]/([.M137]*8)" office:value-type="float" office:value="0.188604414142124" calcext:value-type="float">
            <text:p>0,188604414142124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6.7011" calcext:value-type="float">
            <text:p>16,7011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51" calcext:value-type="float">
            <text:p>0,0151</text:p>
          </table:table-cell>
          <table:table-cell office:value-type="float" office:value="6.5638" calcext:value-type="float">
            <text:p>6,563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7" calcext:value-type="float">
            <text:p>0,0037</text:p>
          </table:table-cell>
          <table:table-cell office:value-type="float" office:value="6.4898" calcext:value-type="float">
            <text:p>6,4898</text:p>
          </table:table-cell>
          <table:table-cell office:value-type="float" office:value="0" calcext:value-type="float">
            <text:p>0</text:p>
          </table:table-cell>
          <table:table-cell office:value-type="float" office:value="23.2649" calcext:value-type="float">
            <text:p>23,26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38]+[.O138]-1" office:value-type="float" office:value="4" calcext:value-type="float">
            <text:p>4</text:p>
          </table:table-cell>
          <table:table-cell table:formula="of:=[.T138]/[.M138]" office:value-type="float" office:value="2.30671526634544" calcext:value-type="float">
            <text:p>2,30671526634544</text:p>
          </table:table-cell>
          <table:table-cell table:formula="of:=[.N138]+[.O138]-1" office:value-type="float" office:value="4" calcext:value-type="float">
            <text:p>4</text:p>
          </table:table-cell>
          <table:table-cell table:formula="of:=[.T138]/([.M138]*([.N138]+[.O138]-1))" office:value-type="float" office:value="0.57667881658636" calcext:value-type="float">
            <text:p>0,57667881658636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38]+[.O138]-1" office:value-type="float" office:value="4" calcext:value-type="float">
            <text:p>4</text:p>
          </table:table-cell>
          <table:table-cell table:formula="of:=[.T138]/([.M138]*8)" office:value-type="float" office:value="0.28833940829318" calcext:value-type="float">
            <text:p>0,28833940829318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34.0527" calcext:value-type="float">
            <text:p>34,0527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11" calcext:value-type="float">
            <text:p>0,0511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33" calcext:value-type="float">
            <text:p>0,033</text:p>
          </table:table-cell>
          <table:table-cell office:value-type="float" office:value="7.9249" calcext:value-type="float">
            <text:p>7,9249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6" calcext:value-type="float">
            <text:p>0,006</text:p>
          </table:table-cell>
          <table:table-cell office:value-type="float" office:value="7.7963" calcext:value-type="float">
            <text:p>7,7963</text:p>
          </table:table-cell>
          <table:table-cell office:value-type="float" office:value="0" calcext:value-type="float">
            <text:p>0</text:p>
          </table:table-cell>
          <table:table-cell office:value-type="float" office:value="41.9775" calcext:value-type="float">
            <text:p>41,97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39]+[.O139]-1" office:value-type="float" office:value="8" calcext:value-type="float">
            <text:p>8</text:p>
          </table:table-cell>
          <table:table-cell table:formula="of:=[.T139]/[.M139]" office:value-type="float" office:value="1.27843487582634" calcext:value-type="float">
            <text:p>1,27843487582634</text:p>
          </table:table-cell>
          <table:table-cell table:formula="of:=[.N139]+[.O139]-1" office:value-type="float" office:value="8" calcext:value-type="float">
            <text:p>8</text:p>
          </table:table-cell>
          <table:table-cell table:formula="of:=[.T139]/([.M139]*([.N139]+[.O139]-1))" office:value-type="float" office:value="0.159804359478292" calcext:value-type="float">
            <text:p>0,159804359478292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39]+[.O139]-1" office:value-type="float" office:value="8" calcext:value-type="float">
            <text:p>8</text:p>
          </table:table-cell>
          <table:table-cell table:formula="of:=[.T139]/([.M139]*8)" office:value-type="float" office:value="0.159804359478292" calcext:value-type="float">
            <text:p>0,159804359478292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29.5189" calcext:value-type="float">
            <text:p>29,5189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464" calcext:value-type="float">
            <text:p>0,0464</text:p>
          </table:table-cell>
          <table:table-cell office:value-type="float" office:value="3.7533" calcext:value-type="float">
            <text:p>3,753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3" calcext:value-type="float">
            <text:p>0,0083</text:p>
          </table:table-cell>
          <table:table-cell office:value-type="float" office:value="3.6741" calcext:value-type="float">
            <text:p>3,6741</text:p>
          </table:table-cell>
          <table:table-cell office:value-type="float" office:value="0" calcext:value-type="float">
            <text:p>0</text:p>
          </table:table-cell>
          <table:table-cell office:value-type="float" office:value="33.2722" calcext:value-type="float">
            <text:p>33,27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40]+[.O140]-1" office:value-type="float" office:value="2" calcext:value-type="float">
            <text:p>2</text:p>
          </table:table-cell>
          <table:table-cell table:formula="of:=[.T140]/[.M140]" office:value-type="float" office:value="1.61292310096717" calcext:value-type="float">
            <text:p>1,61292310096717</text:p>
          </table:table-cell>
          <table:table-cell table:formula="of:=[.N140]+[.O140]-1" office:value-type="float" office:value="2" calcext:value-type="float">
            <text:p>2</text:p>
          </table:table-cell>
          <table:table-cell table:formula="of:=[.T140]/([.M140]*([.N140]+[.O140]-1))" office:value-type="float" office:value="0.806461550483587" calcext:value-type="float">
            <text:p>0,806461550483587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0]+[.O140]-1" office:value-type="float" office:value="2" calcext:value-type="float">
            <text:p>2</text:p>
          </table:table-cell>
          <table:table-cell table:formula="of:=[.T140]/([.M140]*8)" office:value-type="float" office:value="0.201615387620897" calcext:value-type="float">
            <text:p>0,201615387620897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9.9331" calcext:value-type="float">
            <text:p>19,933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435" calcext:value-type="float">
            <text:p>0,0435</text:p>
          </table:table-cell>
          <table:table-cell office:value-type="float" office:value="4.3539" calcext:value-type="float">
            <text:p>4,3539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99" calcext:value-type="float">
            <text:p>0,0099</text:p>
          </table:table-cell>
          <table:table-cell office:value-type="float" office:value="4.2618" calcext:value-type="float">
            <text:p>4,2618</text:p>
          </table:table-cell>
          <table:table-cell office:value-type="float" office:value="0" calcext:value-type="float">
            <text:p>0</text:p>
          </table:table-cell>
          <table:table-cell office:value-type="float" office:value="24.287" calcext:value-type="float">
            <text:p>24,28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41]+[.O141]-1" office:value-type="float" office:value="3" calcext:value-type="float">
            <text:p>3</text:p>
          </table:table-cell>
          <table:table-cell table:formula="of:=[.T141]/[.M141]" office:value-type="float" office:value="2.20963890146992" calcext:value-type="float">
            <text:p>2,20963890146992</text:p>
          </table:table-cell>
          <table:table-cell table:formula="of:=[.N141]+[.O141]-1" office:value-type="float" office:value="3" calcext:value-type="float">
            <text:p>3</text:p>
          </table:table-cell>
          <table:table-cell table:formula="of:=[.T141]/([.M141]*([.N141]+[.O141]-1))" office:value-type="float" office:value="0.736546300489974" calcext:value-type="float">
            <text:p>0,736546300489974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1]+[.O141]-1" office:value-type="float" office:value="3" calcext:value-type="float">
            <text:p>3</text:p>
          </table:table-cell>
          <table:table-cell table:formula="of:=[.T141]/([.M141]*8)" office:value-type="float" office:value="0.27620486268374" calcext:value-type="float">
            <text:p>0,27620486268374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9.1127" calcext:value-type="float">
            <text:p>19,1127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123" calcext:value-type="float">
            <text:p>0,0123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578" calcext:value-type="float">
            <text:p>0,0578</text:p>
          </table:table-cell>
          <table:table-cell office:value-type="float" office:value="3.9396" calcext:value-type="float">
            <text:p>3,939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125" calcext:value-type="float">
            <text:p>0,0125</text:p>
          </table:table-cell>
          <table:table-cell office:value-type="float" office:value="3.8269" calcext:value-type="float">
            <text:p>3,8269</text:p>
          </table:table-cell>
          <table:table-cell office:value-type="float" office:value="0" calcext:value-type="float">
            <text:p>0</text:p>
          </table:table-cell>
          <table:table-cell office:value-type="float" office:value="23.0523" calcext:value-type="float">
            <text:p>23,05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42]+[.O142]-1" office:value-type="float" office:value="5" calcext:value-type="float">
            <text:p>5</text:p>
          </table:table-cell>
          <table:table-cell table:formula="of:=[.T142]/[.M142]" office:value-type="float" office:value="2.32798896422483" calcext:value-type="float">
            <text:p>2,32798896422483</text:p>
          </table:table-cell>
          <table:table-cell table:formula="of:=[.N142]+[.O142]-1" office:value-type="float" office:value="5" calcext:value-type="float">
            <text:p>5</text:p>
          </table:table-cell>
          <table:table-cell table:formula="of:=[.T142]/([.M142]*([.N142]+[.O142]-1))" office:value-type="float" office:value="0.465597792844966" calcext:value-type="float">
            <text:p>0,465597792844966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2]+[.O142]-1" office:value-type="float" office:value="5" calcext:value-type="float">
            <text:p>5</text:p>
          </table:table-cell>
          <table:table-cell table:formula="of:=[.T142]/([.M142]*8)" office:value-type="float" office:value="0.290998620528103" calcext:value-type="float">
            <text:p>0,290998620528103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9.209" calcext:value-type="float">
            <text:p>19,209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305" calcext:value-type="float">
            <text:p>0,0305</text:p>
          </table:table-cell>
          <table:table-cell office:value-type="float" office:value="4.8343" calcext:value-type="float">
            <text:p>4,834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3" calcext:value-type="float">
            <text:p>0,013</text:p>
          </table:table-cell>
          <table:table-cell office:value-type="float" office:value="4.7215" calcext:value-type="float">
            <text:p>4,7215</text:p>
          </table:table-cell>
          <table:table-cell office:value-type="float" office:value="0" calcext:value-type="float">
            <text:p>0</text:p>
          </table:table-cell>
          <table:table-cell office:value-type="float" office:value="24.0433" calcext:value-type="float">
            <text:p>24,04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43]+[.O143]-1" office:value-type="float" office:value="9" calcext:value-type="float">
            <text:p>9</text:p>
          </table:table-cell>
          <table:table-cell table:formula="of:=[.T143]/[.M143]" office:value-type="float" office:value="2.23203553588734" calcext:value-type="float">
            <text:p>2,23203553588734</text:p>
          </table:table-cell>
          <table:table-cell table:formula="of:=[.N143]+[.O143]-1" office:value-type="float" office:value="9" calcext:value-type="float">
            <text:p>9</text:p>
          </table:table-cell>
          <table:table-cell table:formula="of:=[.T143]/([.M143]*([.N143]+[.O143]-1))" office:value-type="float" office:value="0.248003948431926" calcext:value-type="float">
            <text:p>0,248003948431926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3]+[.O143]-1" office:value-type="float" office:value="9" calcext:value-type="float">
            <text:p>9</text:p>
          </table:table-cell>
          <table:table-cell table:formula="of:=[.T143]/([.M143]*8)" office:value-type="float" office:value="0.279004441985917" calcext:value-type="float">
            <text:p>0,279004441985917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7838" calcext:value-type="float">
            <text:p>18,7838</text:p>
          </table:table-cell>
          <table:table-cell office:value-type="float" office:value="0.0311" calcext:value-type="float">
            <text:p>0,0311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568" calcext:value-type="float">
            <text:p>0,0568</text:p>
          </table:table-cell>
          <table:table-cell office:value-type="float" office:value="2.5209" calcext:value-type="float">
            <text:p>2,520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52" calcext:value-type="float">
            <text:p>0,0152</text:p>
          </table:table-cell>
          <table:table-cell office:value-type="float" office:value="2.4062" calcext:value-type="float">
            <text:p>2,4062</text:p>
          </table:table-cell>
          <table:table-cell office:value-type="float" office:value="0" calcext:value-type="float">
            <text:p>0</text:p>
          </table:table-cell>
          <table:table-cell office:value-type="float" office:value="21.3047" calcext:value-type="float">
            <text:p>21,30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44]+[.O144]-1" office:value-type="float" office:value="4" calcext:value-type="float">
            <text:p>4</text:p>
          </table:table-cell>
          <table:table-cell table:formula="of:=[.T144]/[.M144]" office:value-type="float" office:value="2.51895121733702" calcext:value-type="float">
            <text:p>2,51895121733702</text:p>
          </table:table-cell>
          <table:table-cell table:formula="of:=[.N144]+[.O144]-1" office:value-type="float" office:value="4" calcext:value-type="float">
            <text:p>4</text:p>
          </table:table-cell>
          <table:table-cell table:formula="of:=[.T144]/([.M144]*([.N144]+[.O144]-1))" office:value-type="float" office:value="0.629737804334255" calcext:value-type="float">
            <text:p>0,62973780433425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4]+[.O144]-1" office:value-type="float" office:value="4" calcext:value-type="float">
            <text:p>4</text:p>
          </table:table-cell>
          <table:table-cell table:formula="of:=[.T144]/([.M144]*8)" office:value-type="float" office:value="0.314868902167127" calcext:value-type="float">
            <text:p>0,314868902167127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5646" calcext:value-type="float">
            <text:p>17,5646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103" calcext:value-type="float">
            <text:p>0,0103</text:p>
          </table:table-cell>
          <table:table-cell office:value-type="float" office:value="0" calcext:value-type="float">
            <text:p>0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561" calcext:value-type="float">
            <text:p>0,0561</text:p>
          </table:table-cell>
          <table:table-cell office:value-type="float" office:value="2.4325" calcext:value-type="float">
            <text:p>2,432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22" calcext:value-type="float">
            <text:p>0,0122</text:p>
          </table:table-cell>
          <table:table-cell office:value-type="float" office:value="2.3348" calcext:value-type="float">
            <text:p>2,3348</text:p>
          </table:table-cell>
          <table:table-cell office:value-type="float" office:value="0" calcext:value-type="float">
            <text:p>0</text:p>
          </table:table-cell>
          <table:table-cell office:value-type="float" office:value="19.9971" calcext:value-type="float">
            <text:p>19,99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45]+[.O145]-1" office:value-type="float" office:value="5" calcext:value-type="float">
            <text:p>5</text:p>
          </table:table-cell>
          <table:table-cell table:formula="of:=[.T145]/[.M145]" office:value-type="float" office:value="2.68366413129904" calcext:value-type="float">
            <text:p>2,68366413129904</text:p>
          </table:table-cell>
          <table:table-cell table:formula="of:=[.N145]+[.O145]-1" office:value-type="float" office:value="5" calcext:value-type="float">
            <text:p>5</text:p>
          </table:table-cell>
          <table:table-cell table:formula="of:=[.T145]/([.M145]*([.N145]+[.O145]-1))" office:value-type="float" office:value="0.536732826259808" calcext:value-type="float">
            <text:p>0,536732826259808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5]+[.O145]-1" office:value-type="float" office:value="5" calcext:value-type="float">
            <text:p>5</text:p>
          </table:table-cell>
          <table:table-cell table:formula="of:=[.T145]/([.M145]*8)" office:value-type="float" office:value="0.33545801641238" calcext:value-type="float">
            <text:p>0,33545801641238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848" calcext:value-type="float">
            <text:p>17,84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433" calcext:value-type="float">
            <text:p>0,0433</text:p>
          </table:table-cell>
          <table:table-cell office:value-type="float" office:value="0.0226" calcext:value-type="float">
            <text:p>0,0226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75" calcext:value-type="float">
            <text:p>0,0675</text:p>
          </table:table-cell>
          <table:table-cell office:value-type="float" office:value="2.4218" calcext:value-type="float">
            <text:p>2,4218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19" calcext:value-type="float">
            <text:p>0,0119</text:p>
          </table:table-cell>
          <table:table-cell office:value-type="float" office:value="2.3292" calcext:value-type="float">
            <text:p>2,3292</text:p>
          </table:table-cell>
          <table:table-cell office:value-type="float" office:value="0" calcext:value-type="float">
            <text:p>0</text:p>
          </table:table-cell>
          <table:table-cell office:value-type="float" office:value="20.2698" calcext:value-type="float">
            <text:p>20,269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46]+[.O146]-1" office:value-type="float" office:value="7" calcext:value-type="float">
            <text:p>7</text:p>
          </table:table-cell>
          <table:table-cell table:formula="of:=[.T146]/[.M146]" office:value-type="float" office:value="2.64755942337862" calcext:value-type="float">
            <text:p>2,64755942337862</text:p>
          </table:table-cell>
          <table:table-cell table:formula="of:=[.N146]+[.O146]-1" office:value-type="float" office:value="7" calcext:value-type="float">
            <text:p>7</text:p>
          </table:table-cell>
          <table:table-cell table:formula="of:=[.T146]/([.M146]*([.N146]+[.O146]-1))" office:value-type="float" office:value="0.378222774768375" calcext:value-type="float">
            <text:p>0,37822277476837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6]+[.O146]-1" office:value-type="float" office:value="7" calcext:value-type="float">
            <text:p>7</text:p>
          </table:table-cell>
          <table:table-cell table:formula="of:=[.T146]/([.M146]*8)" office:value-type="float" office:value="0.330944927922328" calcext:value-type="float">
            <text:p>0,330944927922328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9.3701" calcext:value-type="float">
            <text:p>19,370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61" calcext:value-type="float">
            <text:p>0,0461</text:p>
          </table:table-cell>
          <table:table-cell office:value-type="float" office:value="0.0398" calcext:value-type="float">
            <text:p>0,0398</text:p>
          </table:table-cell>
          <table:table-cell office:value-type="float" office:value="0" calcext:value-type="float">
            <text:p>0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502" calcext:value-type="float">
            <text:p>0,0502</text:p>
          </table:table-cell>
          <table:table-cell office:value-type="float" office:value="2.5441" calcext:value-type="float">
            <text:p>2,544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46" calcext:value-type="float">
            <text:p>0,0146</text:p>
          </table:table-cell>
          <table:table-cell office:value-type="float" office:value="2.4303" calcext:value-type="float">
            <text:p>2,4303</text:p>
          </table:table-cell>
          <table:table-cell office:value-type="float" office:value="0" calcext:value-type="float">
            <text:p>0</text:p>
          </table:table-cell>
          <table:table-cell office:value-type="float" office:value="21.9142" calcext:value-type="float">
            <text:p>21,91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47]+[.O147]-1" office:value-type="float" office:value="11" calcext:value-type="float">
            <text:p>11</text:p>
          </table:table-cell>
          <table:table-cell table:formula="of:=[.T147]/[.M147]" office:value-type="float" office:value="2.44889158627739" calcext:value-type="float">
            <text:p>2,44889158627739</text:p>
          </table:table-cell>
          <table:table-cell table:formula="of:=[.N147]+[.O147]-1" office:value-type="float" office:value="11" calcext:value-type="float">
            <text:p>11</text:p>
          </table:table-cell>
          <table:table-cell table:formula="of:=[.T147]/([.M147]*([.N147]+[.O147]-1))" office:value-type="float" office:value="0.222626507843399" calcext:value-type="float">
            <text:p>0,222626507843399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7]+[.O147]-1" office:value-type="float" office:value="11" calcext:value-type="float">
            <text:p>11</text:p>
          </table:table-cell>
          <table:table-cell table:formula="of:=[.T147]/([.M147]*8)" office:value-type="float" office:value="0.306111448284674" calcext:value-type="float">
            <text:p>0,306111448284674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4535" calcext:value-type="float">
            <text:p>17,453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1608" calcext:value-type="float">
            <text:p>0,1608</text:p>
          </table:table-cell>
          <table:table-cell office:value-type="float" office:value="2.2971" calcext:value-type="float">
            <text:p>2,297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17" calcext:value-type="float">
            <text:p>0,0117</text:p>
          </table:table-cell>
          <table:table-cell office:value-type="float" office:value="2.1741" calcext:value-type="float">
            <text:p>2,1741</text:p>
          </table:table-cell>
          <table:table-cell office:value-type="float" office:value="0" calcext:value-type="float">
            <text:p>0</text:p>
          </table:table-cell>
          <table:table-cell office:value-type="float" office:value="19.7506" calcext:value-type="float">
            <text:p>19,75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148]+[.O148]-1" office:value-type="float" office:value="8" calcext:value-type="float">
            <text:p>8</text:p>
          </table:table-cell>
          <table:table-cell table:formula="of:=[.T148]/[.M148]" office:value-type="float" office:value="2.71715795975818" calcext:value-type="float">
            <text:p>2,71715795975818</text:p>
          </table:table-cell>
          <table:table-cell table:formula="of:=[.N148]+[.O148]-1" office:value-type="float" office:value="8" calcext:value-type="float">
            <text:p>8</text:p>
          </table:table-cell>
          <table:table-cell table:formula="of:=[.T148]/([.M148]*([.N148]+[.O148]-1))" office:value-type="float" office:value="0.339644744969773" calcext:value-type="float">
            <text:p>0,339644744969773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8]+[.O148]-1" office:value-type="float" office:value="8" calcext:value-type="float">
            <text:p>8</text:p>
          </table:table-cell>
          <table:table-cell table:formula="of:=[.T148]/([.M148]*8)" office:value-type="float" office:value="0.339644744969773" calcext:value-type="float">
            <text:p>0,339644744969773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0337" calcext:value-type="float">
            <text:p>18,0337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528" calcext:value-type="float">
            <text:p>0,0528</text:p>
          </table:table-cell>
          <table:table-cell office:value-type="float" office:value="0.0529" calcext:value-type="float">
            <text:p>0,0529</text:p>
          </table:table-cell>
          <table:table-cell office:value-type="float" office:value="0" calcext:value-type="float">
            <text:p>0</text:p>
          </table:table-cell>
          <table:table-cell office:value-type="float" office:value="0.0892" calcext:value-type="float">
            <text:p>0,0892</text:p>
          </table:table-cell>
          <table:table-cell office:value-type="float" office:value="0.1219" calcext:value-type="float">
            <text:p>0,1219</text:p>
          </table:table-cell>
          <table:table-cell office:value-type="float" office:value="2.2675" calcext:value-type="float">
            <text:p>2,267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58" calcext:value-type="float">
            <text:p>0,0158</text:p>
          </table:table-cell>
          <table:table-cell office:value-type="float" office:value="2.1303" calcext:value-type="float">
            <text:p>2,1303</text:p>
          </table:table-cell>
          <table:table-cell office:value-type="float" office:value="0" calcext:value-type="float">
            <text:p>0</text:p>
          </table:table-cell>
          <table:table-cell office:value-type="float" office:value="20.3012" calcext:value-type="float">
            <text:p>20,30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149]+[.O149]-1" office:value-type="float" office:value="9" calcext:value-type="float">
            <text:p>9</text:p>
          </table:table-cell>
          <table:table-cell table:formula="of:=[.T149]/[.M149]" office:value-type="float" office:value="2.64346442574823" calcext:value-type="float">
            <text:p>2,64346442574823</text:p>
          </table:table-cell>
          <table:table-cell table:formula="of:=[.N149]+[.O149]-1" office:value-type="float" office:value="9" calcext:value-type="float">
            <text:p>9</text:p>
          </table:table-cell>
          <table:table-cell table:formula="of:=[.T149]/([.M149]*([.N149]+[.O149]-1))" office:value-type="float" office:value="0.293718269527581" calcext:value-type="float">
            <text:p>0,293718269527581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49]+[.O149]-1" office:value-type="float" office:value="9" calcext:value-type="float">
            <text:p>9</text:p>
          </table:table-cell>
          <table:table-cell table:formula="of:=[.T149]/([.M149]*8)" office:value-type="float" office:value="0.330433053218529" calcext:value-type="float">
            <text:p>0,330433053218529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6.8546" calcext:value-type="float">
            <text:p>16,8546</text:p>
          </table:table-cell>
          <table:table-cell office:value-type="float" office:value="0.0443" calcext:value-type="float">
            <text:p>0,044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1008" calcext:value-type="float">
            <text:p>0,1008</text:p>
          </table:table-cell>
          <table:table-cell office:value-type="float" office:value="2.2961" calcext:value-type="float">
            <text:p>2,296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01" calcext:value-type="float">
            <text:p>0,0101</text:p>
          </table:table-cell>
          <table:table-cell office:value-type="float" office:value="2.1892" calcext:value-type="float">
            <text:p>2,1892</text:p>
          </table:table-cell>
          <table:table-cell office:value-type="float" office:value="0" calcext:value-type="float">
            <text:p>0</text:p>
          </table:table-cell>
          <table:table-cell office:value-type="float" office:value="19.1508" calcext:value-type="float">
            <text:p>19,15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150]+[.O150]-1" office:value-type="float" office:value="11" calcext:value-type="float">
            <text:p>11</text:p>
          </table:table-cell>
          <table:table-cell table:formula="of:=[.T150]/[.M150]" office:value-type="float" office:value="2.80225891346576" calcext:value-type="float">
            <text:p>2,80225891346576</text:p>
          </table:table-cell>
          <table:table-cell table:formula="of:=[.N150]+[.O150]-1" office:value-type="float" office:value="11" calcext:value-type="float">
            <text:p>11</text:p>
          </table:table-cell>
          <table:table-cell table:formula="of:=[.T150]/([.M150]*([.N150]+[.O150]-1))" office:value-type="float" office:value="0.254750810315069" calcext:value-type="float">
            <text:p>0,254750810315069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0]+[.O150]-1" office:value-type="float" office:value="11" calcext:value-type="float">
            <text:p>11</text:p>
          </table:table-cell>
          <table:table-cell table:formula="of:=[.T150]/([.M150]*8)" office:value-type="float" office:value="0.350282364183219" calcext:value-type="float">
            <text:p>0,350282364183219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6938" calcext:value-type="float">
            <text:p>18,6938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474" calcext:value-type="float">
            <text:p>0,0474</text:p>
          </table:table-cell>
          <table:table-cell office:value-type="float" office:value="0.0681" calcext:value-type="float">
            <text:p>0,0681</text:p>
          </table:table-cell>
          <table:table-cell office:value-type="float" office:value="0" calcext:value-type="float">
            <text:p>0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1063" calcext:value-type="float">
            <text:p>0,1063</text:p>
          </table:table-cell>
          <table:table-cell office:value-type="float" office:value="2.2344" calcext:value-type="float">
            <text:p>2,234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21" calcext:value-type="float">
            <text:p>0,0121</text:p>
          </table:table-cell>
          <table:table-cell office:value-type="float" office:value="2.114" calcext:value-type="float">
            <text:p>2,114</text:p>
          </table:table-cell>
          <table:table-cell office:value-type="float" office:value="0" calcext:value-type="float">
            <text:p>0</text:p>
          </table:table-cell>
          <table:table-cell office:value-type="float" office:value="20.9282" calcext:value-type="float">
            <text:p>20,928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151]+[.O151]-1" office:value-type="float" office:value="15" calcext:value-type="float">
            <text:p>15</text:p>
          </table:table-cell>
          <table:table-cell table:formula="of:=[.T151]/[.M151]" office:value-type="float" office:value="2.56426735218509" calcext:value-type="float">
            <text:p>2,56426735218509</text:p>
          </table:table-cell>
          <table:table-cell table:formula="of:=[.N151]+[.O151]-1" office:value-type="float" office:value="15" calcext:value-type="float">
            <text:p>15</text:p>
          </table:table-cell>
          <table:table-cell table:formula="of:=[.T151]/([.M151]*([.N151]+[.O151]-1))" office:value-type="float" office:value="0.170951156812339" calcext:value-type="float">
            <text:p>0,170951156812339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1]+[.O151]-1" office:value-type="float" office:value="15" calcext:value-type="float">
            <text:p>15</text:p>
          </table:table-cell>
          <table:table-cell table:formula="of:=[.T151]/([.M151]*8)" office:value-type="float" office:value="0.320533419023136" calcext:value-type="float">
            <text:p>0,320533419023136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2239" calcext:value-type="float">
            <text:p>18,2239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" calcext:value-type="float">
            <text:p>0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2336" calcext:value-type="float">
            <text:p>0,2336</text:p>
          </table:table-cell>
          <table:table-cell office:value-type="float" office:value="4.04" calcext:value-type="float">
            <text:p>4,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59" calcext:value-type="float">
            <text:p>0,0159</text:p>
          </table:table-cell>
          <table:table-cell office:value-type="float" office:value="3.9184" calcext:value-type="float">
            <text:p>3,9184</text:p>
          </table:table-cell>
          <table:table-cell office:value-type="float" office:value="0" calcext:value-type="float">
            <text:p>0</text:p>
          </table:table-cell>
          <table:table-cell office:value-type="float" office:value="22.2638" calcext:value-type="float">
            <text:p>22,26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152]+[.O152]-1" office:value-type="float" office:value="12" calcext:value-type="float">
            <text:p>12</text:p>
          </table:table-cell>
          <table:table-cell table:formula="of:=[.T152]/[.M152]" office:value-type="float" office:value="2.41043757130409" calcext:value-type="float">
            <text:p>2,41043757130409</text:p>
          </table:table-cell>
          <table:table-cell table:formula="of:=[.N152]+[.O152]-1" office:value-type="float" office:value="12" calcext:value-type="float">
            <text:p>12</text:p>
          </table:table-cell>
          <table:table-cell table:formula="of:=[.T152]/([.M152]*([.N152]+[.O152]-1))" office:value-type="float" office:value="0.200869797608674" calcext:value-type="float">
            <text:p>0,200869797608674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2]+[.O152]-1" office:value-type="float" office:value="12" calcext:value-type="float">
            <text:p>12</text:p>
          </table:table-cell>
          <table:table-cell table:formula="of:=[.T152]/([.M152]*8)" office:value-type="float" office:value="0.301304696413011" calcext:value-type="float">
            <text:p>0,301304696413011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2381" calcext:value-type="float">
            <text:p>17,238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572" calcext:value-type="float">
            <text:p>0,0572</text:p>
          </table:table-cell>
          <table:table-cell office:value-type="float" office:value="0" calcext:value-type="float">
            <text:p>0</text:p>
          </table:table-cell>
          <table:table-cell office:value-type="float" office:value="0.1344" calcext:value-type="float">
            <text:p>0,1344</text:p>
          </table:table-cell>
          <table:table-cell office:value-type="float" office:value="0.1892" calcext:value-type="float">
            <text:p>0,1892</text:p>
          </table:table-cell>
          <table:table-cell office:value-type="float" office:value="4.6672" calcext:value-type="float">
            <text:p>4,667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92" calcext:value-type="float">
            <text:p>0,0192</text:p>
          </table:table-cell>
          <table:table-cell office:value-type="float" office:value="4.5274" calcext:value-type="float">
            <text:p>4,5274</text:p>
          </table:table-cell>
          <table:table-cell office:value-type="float" office:value="0" calcext:value-type="float">
            <text:p>0</text:p>
          </table:table-cell>
          <table:table-cell office:value-type="float" office:value="21.9053" calcext:value-type="float">
            <text:p>21,90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153]+[.O153]-1" office:value-type="float" office:value="13" calcext:value-type="float">
            <text:p>13</text:p>
          </table:table-cell>
          <table:table-cell table:formula="of:=[.T153]/[.M153]" office:value-type="float" office:value="2.44988655713457" calcext:value-type="float">
            <text:p>2,44988655713457</text:p>
          </table:table-cell>
          <table:table-cell table:formula="of:=[.N153]+[.O153]-1" office:value-type="float" office:value="13" calcext:value-type="float">
            <text:p>13</text:p>
          </table:table-cell>
          <table:table-cell table:formula="of:=[.T153]/([.M153]*([.N153]+[.O153]-1))" office:value-type="float" office:value="0.188452812087275" calcext:value-type="float">
            <text:p>0,18845281208727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3]+[.O153]-1" office:value-type="float" office:value="13" calcext:value-type="float">
            <text:p>13</text:p>
          </table:table-cell>
          <table:table-cell table:formula="of:=[.T153]/([.M153]*8)" office:value-type="float" office:value="0.306235819641822" calcext:value-type="float">
            <text:p>0,306235819641822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6.9519" calcext:value-type="float">
            <text:p>16,9519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665" calcext:value-type="float">
            <text:p>0,0665</text:p>
          </table:table-cell>
          <table:table-cell office:value-type="float" office:value="0" calcext:value-type="float">
            <text:p>0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1444" calcext:value-type="float">
            <text:p>0,1444</text:p>
          </table:table-cell>
          <table:table-cell office:value-type="float" office:value="4.0414" calcext:value-type="float">
            <text:p>4,041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44" calcext:value-type="float">
            <text:p>0,0144</text:p>
          </table:table-cell>
          <table:table-cell office:value-type="float" office:value="3.9276" calcext:value-type="float">
            <text:p>3,9276</text:p>
          </table:table-cell>
          <table:table-cell office:value-type="float" office:value="0" calcext:value-type="float">
            <text:p>0</text:p>
          </table:table-cell>
          <table:table-cell office:value-type="float" office:value="20.9933" calcext:value-type="float">
            <text:p>20,99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154]+[.O154]-1" office:value-type="float" office:value="15" calcext:value-type="float">
            <text:p>15</text:p>
          </table:table-cell>
          <table:table-cell table:formula="of:=[.T154]/[.M154]" office:value-type="float" office:value="2.55631558640138" calcext:value-type="float">
            <text:p>2,55631558640138</text:p>
          </table:table-cell>
          <table:table-cell table:formula="of:=[.N154]+[.O154]-1" office:value-type="float" office:value="15" calcext:value-type="float">
            <text:p>15</text:p>
          </table:table-cell>
          <table:table-cell table:formula="of:=[.T154]/([.M154]*([.N154]+[.O154]-1))" office:value-type="float" office:value="0.170421039093425" calcext:value-type="float">
            <text:p>0,17042103909342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4]+[.O154]-1" office:value-type="float" office:value="15" calcext:value-type="float">
            <text:p>15</text:p>
          </table:table-cell>
          <table:table-cell table:formula="of:=[.T154]/([.M154]*8)" office:value-type="float" office:value="0.319539448300172" calcext:value-type="float">
            <text:p>0,319539448300172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1619" calcext:value-type="float">
            <text:p>18,161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916" calcext:value-type="float">
            <text:p>0,0916</text:p>
          </table:table-cell>
          <table:table-cell office:value-type="float" office:value="0" calcext:value-type="float">
            <text:p>0</text:p>
          </table:table-cell>
          <table:table-cell office:value-type="float" office:value="0.1646" calcext:value-type="float">
            <text:p>0,1646</text:p>
          </table:table-cell>
          <table:table-cell office:value-type="float" office:value="0.1424" calcext:value-type="float">
            <text:p>0,1424</text:p>
          </table:table-cell>
          <table:table-cell office:value-type="float" office:value="4.2618" calcext:value-type="float">
            <text:p>4,261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93" calcext:value-type="float">
            <text:p>0,0193</text:p>
          </table:table-cell>
          <table:table-cell office:value-type="float" office:value="4.122" calcext:value-type="float">
            <text:p>4,122</text:p>
          </table:table-cell>
          <table:table-cell office:value-type="float" office:value="0" calcext:value-type="float">
            <text:p>0</text:p>
          </table:table-cell>
          <table:table-cell office:value-type="float" office:value="22.4237" calcext:value-type="float">
            <text:p>22,42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155]+[.O155]-1" office:value-type="float" office:value="19" calcext:value-type="float">
            <text:p>19</text:p>
          </table:table-cell>
          <table:table-cell table:formula="of:=[.T155]/[.M155]" office:value-type="float" office:value="2.39324910697164" calcext:value-type="float">
            <text:p>2,39324910697164</text:p>
          </table:table-cell>
          <table:table-cell table:formula="of:=[.N155]+[.O155]-1" office:value-type="float" office:value="19" calcext:value-type="float">
            <text:p>19</text:p>
          </table:table-cell>
          <table:table-cell table:formula="of:=[.T155]/([.M155]*([.N155]+[.O155]-1))" office:value-type="float" office:value="0.125960479314297" calcext:value-type="float">
            <text:p>0,125960479314297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5]+[.O155]-1" office:value-type="float" office:value="19" calcext:value-type="float">
            <text:p>19</text:p>
          </table:table-cell>
          <table:table-cell table:formula="of:=[.T155]/([.M155]*8)" office:value-type="float" office:value="0.299156138371455" calcext:value-type="float">
            <text:p>0,299156138371455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9603" calcext:value-type="float">
            <text:p>17,960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0416" calcext:value-type="float">
            <text:p>0,0416</text:p>
          </table:table-cell>
          <table:table-cell office:value-type="float" office:value="0" calcext:value-type="float">
            <text:p>0</text:p>
          </table:table-cell>
          <table:table-cell office:value-type="float" office:value="0.1961" calcext:value-type="float">
            <text:p>0,1961</text:p>
          </table:table-cell>
          <table:table-cell office:value-type="float" office:value="0.3047" calcext:value-type="float">
            <text:p>0,3047</text:p>
          </table:table-cell>
          <table:table-cell office:value-type="float" office:value="4.3523" calcext:value-type="float">
            <text:p>4,352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4" calcext:value-type="float">
            <text:p>0,014</text:p>
          </table:table-cell>
          <table:table-cell office:value-type="float" office:value="4.2176" calcext:value-type="float">
            <text:p>4,2176</text:p>
          </table:table-cell>
          <table:table-cell office:value-type="float" office:value="0" calcext:value-type="float">
            <text:p>0</text:p>
          </table:table-cell>
          <table:table-cell office:value-type="float" office:value="22.3126" calcext:value-type="float">
            <text:p>22,31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156]+[.O156]-1" office:value-type="float" office:value="16" calcext:value-type="float">
            <text:p>16</text:p>
          </table:table-cell>
          <table:table-cell table:formula="of:=[.T156]/[.M156]" office:value-type="float" office:value="2.40516569113416" calcext:value-type="float">
            <text:p>2,40516569113416</text:p>
          </table:table-cell>
          <table:table-cell table:formula="of:=[.N156]+[.O156]-1" office:value-type="float" office:value="16" calcext:value-type="float">
            <text:p>16</text:p>
          </table:table-cell>
          <table:table-cell table:formula="of:=[.T156]/([.M156]*([.N156]+[.O156]-1))" office:value-type="float" office:value="0.150322855695885" calcext:value-type="float">
            <text:p>0,15032285569588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6]+[.O156]-1" office:value-type="float" office:value="16" calcext:value-type="float">
            <text:p>16</text:p>
          </table:table-cell>
          <table:table-cell table:formula="of:=[.T156]/([.M156]*8)" office:value-type="float" office:value="0.30064571139177" calcext:value-type="float">
            <text:p>0,30064571139177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6.9967" calcext:value-type="float">
            <text:p>16,996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636" calcext:value-type="float">
            <text:p>0,0636</text:p>
          </table:table-cell>
          <table:table-cell office:value-type="float" office:value="0" calcext:value-type="float">
            <text:p>0</text:p>
          </table:table-cell>
          <table:table-cell office:value-type="float" office:value="0.3212" calcext:value-type="float">
            <text:p>0,3212</text:p>
          </table:table-cell>
          <table:table-cell office:value-type="float" office:value="0.2091" calcext:value-type="float">
            <text:p>0,2091</text:p>
          </table:table-cell>
          <table:table-cell office:value-type="float" office:value="4.1793" calcext:value-type="float">
            <text:p>4,179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91" calcext:value-type="float">
            <text:p>0,0091</text:p>
          </table:table-cell>
          <table:table-cell office:value-type="float" office:value="4.0852" calcext:value-type="float">
            <text:p>4,0852</text:p>
          </table:table-cell>
          <table:table-cell office:value-type="float" office:value="0" calcext:value-type="float">
            <text:p>0</text:p>
          </table:table-cell>
          <table:table-cell office:value-type="float" office:value="21.176" calcext:value-type="float">
            <text:p>21,1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157]+[.O157]-1" office:value-type="float" office:value="17" calcext:value-type="float">
            <text:p>17</text:p>
          </table:table-cell>
          <table:table-cell table:formula="of:=[.T157]/[.M157]" office:value-type="float" office:value="2.5342604835663" calcext:value-type="float">
            <text:p>2,5342604835663</text:p>
          </table:table-cell>
          <table:table-cell table:formula="of:=[.N157]+[.O157]-1" office:value-type="float" office:value="17" calcext:value-type="float">
            <text:p>17</text:p>
          </table:table-cell>
          <table:table-cell table:formula="of:=[.T157]/([.M157]*([.N157]+[.O157]-1))" office:value-type="float" office:value="0.149074146092135" calcext:value-type="float">
            <text:p>0,14907414609213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7]+[.O157]-1" office:value-type="float" office:value="17" calcext:value-type="float">
            <text:p>17</text:p>
          </table:table-cell>
          <table:table-cell table:formula="of:=[.T157]/([.M157]*8)" office:value-type="float" office:value="0.316782560445788" calcext:value-type="float">
            <text:p>0,316782560445788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6194" calcext:value-type="float">
            <text:p>17,619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1198" calcext:value-type="float">
            <text:p>0,1198</text:p>
          </table:table-cell>
          <table:table-cell office:value-type="float" office:value="0" calcext:value-type="float">
            <text:p>0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2024" calcext:value-type="float">
            <text:p>0,2024</text:p>
          </table:table-cell>
          <table:table-cell office:value-type="float" office:value="4.2647" calcext:value-type="float">
            <text:p>4,264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18" calcext:value-type="float">
            <text:p>0,0118</text:p>
          </table:table-cell>
          <table:table-cell office:value-type="float" office:value="4.1537" calcext:value-type="float">
            <text:p>4,1537</text:p>
          </table:table-cell>
          <table:table-cell office:value-type="float" office:value="0" calcext:value-type="float">
            <text:p>0</text:p>
          </table:table-cell>
          <table:table-cell office:value-type="float" office:value="21.8841" calcext:value-type="float">
            <text:p>21,88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158]+[.O158]-1" office:value-type="float" office:value="19" calcext:value-type="float">
            <text:p>19</text:p>
          </table:table-cell>
          <table:table-cell table:formula="of:=[.T158]/[.M158]" office:value-type="float" office:value="2.45225985989828" calcext:value-type="float">
            <text:p>2,45225985989828</text:p>
          </table:table-cell>
          <table:table-cell table:formula="of:=[.N158]+[.O158]-1" office:value-type="float" office:value="19" calcext:value-type="float">
            <text:p>19</text:p>
          </table:table-cell>
          <table:table-cell table:formula="of:=[.T158]/([.M158]*([.N158]+[.O158]-1))" office:value-type="float" office:value="0.129066308415699" calcext:value-type="float">
            <text:p>0,129066308415699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8]+[.O158]-1" office:value-type="float" office:value="19" calcext:value-type="float">
            <text:p>19</text:p>
          </table:table-cell>
          <table:table-cell table:formula="of:=[.T158]/([.M158]*8)" office:value-type="float" office:value="0.306532482487285" calcext:value-type="float">
            <text:p>0,306532482487285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984" calcext:value-type="float">
            <text:p>18,98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1317" calcext:value-type="float">
            <text:p>0,1317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office:value-type="float" office:value="0.1831" calcext:value-type="float">
            <text:p>0,1831</text:p>
          </table:table-cell>
          <table:table-cell office:value-type="float" office:value="4.1632" calcext:value-type="float">
            <text:p>4,163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17" calcext:value-type="float">
            <text:p>0,0117</text:p>
          </table:table-cell>
          <table:table-cell office:value-type="float" office:value="4.0451" calcext:value-type="float">
            <text:p>4,0451</text:p>
          </table:table-cell>
          <table:table-cell office:value-type="float" office:value="0" calcext:value-type="float">
            <text:p>0</text:p>
          </table:table-cell>
          <table:table-cell office:value-type="float" office:value="23.1471" calcext:value-type="float">
            <text:p>23,1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159]+[.O159]-1" office:value-type="float" office:value="23" calcext:value-type="float">
            <text:p>23</text:p>
          </table:table-cell>
          <table:table-cell table:formula="of:=[.T159]/[.M159]" office:value-type="float" office:value="2.31845457962337" calcext:value-type="float">
            <text:p>2,31845457962337</text:p>
          </table:table-cell>
          <table:table-cell table:formula="of:=[.N159]+[.O159]-1" office:value-type="float" office:value="23" calcext:value-type="float">
            <text:p>23</text:p>
          </table:table-cell>
          <table:table-cell table:formula="of:=[.T159]/([.M159]*([.N159]+[.O159]-1))" office:value-type="float" office:value="0.100802373027103" calcext:value-type="float">
            <text:p>0,100802373027103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59]+[.O159]-1" office:value-type="float" office:value="23" calcext:value-type="float">
            <text:p>23</text:p>
          </table:table-cell>
          <table:table-cell table:formula="of:=[.T159]/([.M159]*8)" office:value-type="float" office:value="0.289806822452921" calcext:value-type="float">
            <text:p>0,289806822452921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1456" calcext:value-type="float">
            <text:p>17,1456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31" calcext:value-type="float">
            <text:p>0,0531</text:p>
          </table:table-cell>
          <table:table-cell office:value-type="float" office:value="0" calcext:value-type="float">
            <text:p>0</text:p>
          </table:table-cell>
          <table:table-cell office:value-type="float" office:value="0.5746" calcext:value-type="float">
            <text:p>0,5746</text:p>
          </table:table-cell>
          <table:table-cell office:value-type="float" office:value="0.4888" calcext:value-type="float">
            <text:p>0,4888</text:p>
          </table:table-cell>
          <table:table-cell office:value-type="float" office:value="5.87" calcext:value-type="float">
            <text:p>5,8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01" calcext:value-type="float">
            <text:p>0,0201</text:p>
          </table:table-cell>
          <table:table-cell office:value-type="float" office:value="5.7276" calcext:value-type="float">
            <text:p>5,7276</text:p>
          </table:table-cell>
          <table:table-cell office:value-type="float" office:value="0" calcext:value-type="float">
            <text:p>0</text:p>
          </table:table-cell>
          <table:table-cell office:value-type="float" office:value="23.0156" calcext:value-type="float">
            <text:p>23,01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160]+[.O160]-1" office:value-type="float" office:value="32" calcext:value-type="float">
            <text:p>32</text:p>
          </table:table-cell>
          <table:table-cell table:formula="of:=[.T160]/[.M160]" office:value-type="float" office:value="2.3317011070752" calcext:value-type="float">
            <text:p>2,3317011070752</text:p>
          </table:table-cell>
          <table:table-cell table:formula="of:=[.N160]+[.O160]-1" office:value-type="float" office:value="32" calcext:value-type="float">
            <text:p>32</text:p>
          </table:table-cell>
          <table:table-cell table:formula="of:=[.T160]/([.M160]*([.N160]+[.O160]-1))" office:value-type="float" office:value="0.0728656595961" calcext:value-type="float">
            <text:p>0,0728656595961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0]+[.O160]-1" office:value-type="float" office:value="32" calcext:value-type="float">
            <text:p>32</text:p>
          </table:table-cell>
          <table:table-cell table:formula="of:=[.T160]/([.M160]*8)" office:value-type="float" office:value="0.2914626383844" calcext:value-type="float">
            <text:p>0,2914626383844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8114" calcext:value-type="float">
            <text:p>17,8114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997" calcext:value-type="float">
            <text:p>0,0997</text:p>
          </table:table-cell>
          <table:table-cell office:value-type="float" office:value="0" calcext:value-type="float">
            <text:p>0</text:p>
          </table:table-cell>
          <table:table-cell office:value-type="float" office:value="1.3014" calcext:value-type="float">
            <text:p>1,3014</text:p>
          </table:table-cell>
          <table:table-cell office:value-type="float" office:value="0.5478" calcext:value-type="float">
            <text:p>0,5478</text:p>
          </table:table-cell>
          <table:table-cell office:value-type="float" office:value="6.4229" calcext:value-type="float">
            <text:p>6,422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01" calcext:value-type="float">
            <text:p>0,0201</text:p>
          </table:table-cell>
          <table:table-cell office:value-type="float" office:value="6.273" calcext:value-type="float">
            <text:p>6,273</text:p>
          </table:table-cell>
          <table:table-cell office:value-type="float" office:value="0" calcext:value-type="float">
            <text:p>0</text:p>
          </table:table-cell>
          <table:table-cell office:value-type="float" office:value="24.2342" calcext:value-type="float">
            <text:p>24,23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161]+[.O161]-1" office:value-type="float" office:value="33" calcext:value-type="float">
            <text:p>33</text:p>
          </table:table-cell>
          <table:table-cell table:formula="of:=[.T161]/[.M161]" office:value-type="float" office:value="2.21445312822375" calcext:value-type="float">
            <text:p>2,21445312822375</text:p>
          </table:table-cell>
          <table:table-cell table:formula="of:=[.N161]+[.O161]-1" office:value-type="float" office:value="33" calcext:value-type="float">
            <text:p>33</text:p>
          </table:table-cell>
          <table:table-cell table:formula="of:=[.T161]/([.M161]*([.N161]+[.O161]-1))" office:value-type="float" office:value="0.0671046402492045" calcext:value-type="float">
            <text:p>0,067104640249204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1]+[.O161]-1" office:value-type="float" office:value="33" calcext:value-type="float">
            <text:p>33</text:p>
          </table:table-cell>
          <table:table-cell table:formula="of:=[.T161]/([.M161]*8)" office:value-type="float" office:value="0.276806641027969" calcext:value-type="float">
            <text:p>0,276806641027969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304" calcext:value-type="float">
            <text:p>17,304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2205" calcext:value-type="float">
            <text:p>0,2205</text:p>
          </table:table-cell>
          <table:table-cell office:value-type="float" office:value="0" calcext:value-type="float">
            <text:p>0</text:p>
          </table:table-cell>
          <table:table-cell office:value-type="float" office:value="1.1761" calcext:value-type="float">
            <text:p>1,1761</text:p>
          </table:table-cell>
          <table:table-cell office:value-type="float" office:value="0.3567" calcext:value-type="float">
            <text:p>0,3567</text:p>
          </table:table-cell>
          <table:table-cell office:value-type="float" office:value="5.9974" calcext:value-type="float">
            <text:p>5,997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" calcext:value-type="float">
            <text:p>0,02</text:p>
          </table:table-cell>
          <table:table-cell office:value-type="float" office:value="5.8552" calcext:value-type="float">
            <text:p>5,8552</text:p>
          </table:table-cell>
          <table:table-cell office:value-type="float" office:value="0" calcext:value-type="float">
            <text:p>0</text:p>
          </table:table-cell>
          <table:table-cell office:value-type="float" office:value="23.3015" calcext:value-type="float">
            <text:p>23,30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162]+[.O162]-1" office:value-type="float" office:value="35" calcext:value-type="float">
            <text:p>35</text:p>
          </table:table-cell>
          <table:table-cell table:formula="of:=[.T162]/[.M162]" office:value-type="float" office:value="2.30309207561745" calcext:value-type="float">
            <text:p>2,30309207561745</text:p>
          </table:table-cell>
          <table:table-cell table:formula="of:=[.N162]+[.O162]-1" office:value-type="float" office:value="35" calcext:value-type="float">
            <text:p>35</text:p>
          </table:table-cell>
          <table:table-cell table:formula="of:=[.T162]/([.M162]*([.N162]+[.O162]-1))" office:value-type="float" office:value="0.0658026307319271" calcext:value-type="float">
            <text:p>0,0658026307319271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2]+[.O162]-1" office:value-type="float" office:value="35" calcext:value-type="float">
            <text:p>35</text:p>
          </table:table-cell>
          <table:table-cell table:formula="of:=[.T162]/([.M162]*8)" office:value-type="float" office:value="0.287886509452181" calcext:value-type="float">
            <text:p>0,287886509452181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3864" calcext:value-type="float">
            <text:p>18,3864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491" calcext:value-type="float">
            <text:p>0,0491</text:p>
          </table:table-cell>
          <table:table-cell office:value-type="float" office:value="0.2394" calcext:value-type="float">
            <text:p>0,2394</text:p>
          </table:table-cell>
          <table:table-cell office:value-type="float" office:value="0" calcext:value-type="float">
            <text:p>0</text:p>
          </table:table-cell>
          <table:table-cell office:value-type="float" office:value="0.4254" calcext:value-type="float">
            <text:p>0,4254</text:p>
          </table:table-cell>
          <table:table-cell office:value-type="float" office:value="0.3353" calcext:value-type="float">
            <text:p>0,3353</text:p>
          </table:table-cell>
          <table:table-cell office:value-type="float" office:value="6.2573" calcext:value-type="float">
            <text:p>6,257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34" calcext:value-type="float">
            <text:p>0,0134</text:p>
          </table:table-cell>
          <table:table-cell office:value-type="float" office:value="6.1608" calcext:value-type="float">
            <text:p>6,1608</text:p>
          </table:table-cell>
          <table:table-cell office:value-type="float" office:value="0" calcext:value-type="float">
            <text:p>0</text:p>
          </table:table-cell>
          <table:table-cell office:value-type="float" office:value="24.6437" calcext:value-type="float">
            <text:p>24,643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163]+[.O163]-1" office:value-type="float" office:value="39" calcext:value-type="float">
            <text:p>39</text:p>
          </table:table-cell>
          <table:table-cell table:formula="of:=[.T163]/[.M163]" office:value-type="float" office:value="2.17765595263698" calcext:value-type="float">
            <text:p>2,17765595263698</text:p>
          </table:table-cell>
          <table:table-cell table:formula="of:=[.N163]+[.O163]-1" office:value-type="float" office:value="39" calcext:value-type="float">
            <text:p>39</text:p>
          </table:table-cell>
          <table:table-cell table:formula="of:=[.T163]/([.M163]*([.N163]+[.O163]-1))" office:value-type="float" office:value="0.055837332118897" calcext:value-type="float">
            <text:p>0,055837332118897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3]+[.O163]-1" office:value-type="float" office:value="39" calcext:value-type="float">
            <text:p>39</text:p>
          </table:table-cell>
          <table:table-cell table:formula="of:=[.T163]/([.M163]*8)" office:value-type="float" office:value="0.272206994079623" calcext:value-type="float">
            <text:p>0,272206994079623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8.5836" calcext:value-type="float">
            <text:p>18,5836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903" calcext:value-type="float">
            <text:p>0,0903</text:p>
          </table:table-cell>
          <table:table-cell office:value-type="float" office:value="0" calcext:value-type="float">
            <text:p>0</text:p>
          </table:table-cell>
          <table:table-cell office:value-type="float" office:value="2.0758" calcext:value-type="float">
            <text:p>2,0758</text:p>
          </table:table-cell>
          <table:table-cell office:value-type="float" office:value="1.2297" calcext:value-type="float">
            <text:p>1,2297</text:p>
          </table:table-cell>
          <table:table-cell office:value-type="float" office:value="9.4191" calcext:value-type="float">
            <text:p>9,41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07" calcext:value-type="float">
            <text:p>0,0207</text:p>
          </table:table-cell>
          <table:table-cell office:value-type="float" office:value="9.2761" calcext:value-type="float">
            <text:p>9,2761</text:p>
          </table:table-cell>
          <table:table-cell office:value-type="float" office:value="0" calcext:value-type="float">
            <text:p>0</text:p>
          </table:table-cell>
          <table:table-cell office:value-type="float" office:value="28.0027" calcext:value-type="float">
            <text:p>28,00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164]+[.O164]-1" office:value-type="float" office:value="64" calcext:value-type="float">
            <text:p>64</text:p>
          </table:table-cell>
          <table:table-cell table:formula="of:=[.T164]/[.M164]" office:value-type="float" office:value="1.91644020040925" calcext:value-type="float">
            <text:p>1,91644020040925</text:p>
          </table:table-cell>
          <table:table-cell table:formula="of:=[.N164]+[.O164]-1" office:value-type="float" office:value="64" calcext:value-type="float">
            <text:p>64</text:p>
          </table:table-cell>
          <table:table-cell table:formula="of:=[.T164]/([.M164]*([.N164]+[.O164]-1))" office:value-type="float" office:value="0.0299443781313945" calcext:value-type="float">
            <text:p>0,0299443781313945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4]+[.O164]-1" office:value-type="float" office:value="64" calcext:value-type="float">
            <text:p>64</text:p>
          </table:table-cell>
          <table:table-cell table:formula="of:=[.T164]/([.M164]*8)" office:value-type="float" office:value="0.239555025051156" calcext:value-type="float">
            <text:p>0,239555025051156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6.9685" calcext:value-type="float">
            <text:p>16,9685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3154" calcext:value-type="float">
            <text:p>0,3154</text:p>
          </table:table-cell>
          <table:table-cell office:value-type="float" office:value="0" calcext:value-type="float">
            <text:p>0</text:p>
          </table:table-cell>
          <table:table-cell office:value-type="float" office:value="3.9353" calcext:value-type="float">
            <text:p>3,9353</text:p>
          </table:table-cell>
          <table:table-cell office:value-type="float" office:value="0.728" calcext:value-type="float">
            <text:p>0,728</text:p>
          </table:table-cell>
          <table:table-cell office:value-type="float" office:value="9.2828" calcext:value-type="float">
            <text:p>9,282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48" calcext:value-type="float">
            <text:p>0,0148</text:p>
          </table:table-cell>
          <table:table-cell office:value-type="float" office:value="9.1672" calcext:value-type="float">
            <text:p>9,1672</text:p>
          </table:table-cell>
          <table:table-cell office:value-type="float" office:value="0" calcext:value-type="float">
            <text:p>0</text:p>
          </table:table-cell>
          <table:table-cell office:value-type="float" office:value="26.2513" calcext:value-type="float">
            <text:p>26,251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165]+[.O165]-1" office:value-type="float" office:value="65" calcext:value-type="float">
            <text:p>65</text:p>
          </table:table-cell>
          <table:table-cell table:formula="of:=[.T165]/[.M165]" office:value-type="float" office:value="2.04429875853767" calcext:value-type="float">
            <text:p>2,04429875853767</text:p>
          </table:table-cell>
          <table:table-cell table:formula="of:=[.N165]+[.O165]-1" office:value-type="float" office:value="65" calcext:value-type="float">
            <text:p>65</text:p>
          </table:table-cell>
          <table:table-cell table:formula="of:=[.T165]/([.M165]*([.N165]+[.O165]-1))" office:value-type="float" office:value="0.0314507501313488" calcext:value-type="float">
            <text:p>0,0314507501313488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5]+[.O165]-1" office:value-type="float" office:value="65" calcext:value-type="float">
            <text:p>65</text:p>
          </table:table-cell>
          <table:table-cell table:formula="of:=[.T165]/([.M165]*8)" office:value-type="float" office:value="0.255537344817209" calcext:value-type="float">
            <text:p>0,255537344817209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7.6407" calcext:value-type="float">
            <text:p>17,6407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4197" calcext:value-type="float">
            <text:p>0,4197</text:p>
          </table:table-cell>
          <table:table-cell office:value-type="float" office:value="0" calcext:value-type="float">
            <text:p>0</text:p>
          </table:table-cell>
          <table:table-cell office:value-type="float" office:value="1.4372" calcext:value-type="float">
            <text:p>1,4372</text:p>
          </table:table-cell>
          <table:table-cell office:value-type="float" office:value="0.7998" calcext:value-type="float">
            <text:p>0,7998</text:p>
          </table:table-cell>
          <table:table-cell office:value-type="float" office:value="9.2964" calcext:value-type="float">
            <text:p>9,296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69" calcext:value-type="float">
            <text:p>0,0169</text:p>
          </table:table-cell>
          <table:table-cell office:value-type="float" office:value="9.1658" calcext:value-type="float">
            <text:p>9,1658</text:p>
          </table:table-cell>
          <table:table-cell office:value-type="float" office:value="0" calcext:value-type="float">
            <text:p>0</text:p>
          </table:table-cell>
          <table:table-cell office:value-type="float" office:value="26.9371" calcext:value-type="float">
            <text:p>26,937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166]+[.O166]-1" office:value-type="float" office:value="67" calcext:value-type="float">
            <text:p>67</text:p>
          </table:table-cell>
          <table:table-cell table:formula="of:=[.T166]/[.M166]" office:value-type="float" office:value="1.99225232114816" calcext:value-type="float">
            <text:p>1,99225232114816</text:p>
          </table:table-cell>
          <table:table-cell table:formula="of:=[.N166]+[.O166]-1" office:value-type="float" office:value="67" calcext:value-type="float">
            <text:p>67</text:p>
          </table:table-cell>
          <table:table-cell table:formula="of:=[.T166]/([.M166]*([.N166]+[.O166]-1))" office:value-type="float" office:value="0.029735109270868" calcext:value-type="float">
            <text:p>0,029735109270868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6]+[.O166]-1" office:value-type="float" office:value="67" calcext:value-type="float">
            <text:p>67</text:p>
          </table:table-cell>
          <table:table-cell table:formula="of:=[.T166]/([.M166]*8)" office:value-type="float" office:value="0.24903154014352" calcext:value-type="float">
            <text:p>0,24903154014352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  <table:table-row table:style-name="ro1">
          <table:table-cell office:value-type="float" office:value="19.9825" calcext:value-type="float">
            <text:p>19,982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6414" calcext:value-type="float">
            <text:p>0,6414</text:p>
          </table:table-cell>
          <table:table-cell office:value-type="float" office:value="0" calcext:value-type="float">
            <text:p>0</text:p>
          </table:table-cell>
          <table:table-cell office:value-type="float" office:value="1.8852" calcext:value-type="float">
            <text:p>1,8852</text:p>
          </table:table-cell>
          <table:table-cell office:value-type="float" office:value="0.78" calcext:value-type="float">
            <text:p>0,78</text:p>
          </table:table-cell>
          <table:table-cell office:value-type="float" office:value="9.4608" calcext:value-type="float">
            <text:p>9,460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196" calcext:value-type="float">
            <text:p>0,0196</text:p>
          </table:table-cell>
          <table:table-cell office:value-type="float" office:value="9.3152" calcext:value-type="float">
            <text:p>9,3152</text:p>
          </table:table-cell>
          <table:table-cell office:value-type="float" office:value="0" calcext:value-type="float">
            <text:p>0</text:p>
          </table:table-cell>
          <table:table-cell office:value-type="float" office:value="29.4432" calcext:value-type="float">
            <text:p>29,44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167]+[.O167]-1" office:value-type="float" office:value="71" calcext:value-type="float">
            <text:p>71</text:p>
          </table:table-cell>
          <table:table-cell table:formula="of:=[.T167]/[.M167]" office:value-type="float" office:value="1.82267892076948" calcext:value-type="float">
            <text:p>1,82267892076948</text:p>
          </table:table-cell>
          <table:table-cell table:formula="of:=[.N167]+[.O167]-1" office:value-type="float" office:value="71" calcext:value-type="float">
            <text:p>71</text:p>
          </table:table-cell>
          <table:table-cell table:formula="of:=[.T167]/([.M167]*([.N167]+[.O167]-1))" office:value-type="float" office:value="0.0256715340953448" calcext:value-type="float">
            <text:p>0,0256715340953448</text:p>
          </table:table-cell>
          <table:table-cell office:value-type="float" office:value="53.6655" calcext:value-type="float">
            <text:p>53,6655</text:p>
          </table:table-cell>
          <table:table-cell/>
          <table:table-cell table:formula="of:=[.N167]+[.O167]-1" office:value-type="float" office:value="71" calcext:value-type="float">
            <text:p>71</text:p>
          </table:table-cell>
          <table:table-cell table:formula="of:=[.T167]/([.M167]*8)" office:value-type="float" office:value="0.227834865096185" calcext:value-type="float">
            <text:p>0,227834865096185</text:p>
          </table:table-cell>
          <table:table-cell/>
          <table:table-cell office:value-type="float" office:value="48.4885" calcext:value-type="float">
            <text:p>48,4885</text:p>
          </table:table-cell>
          <table:table-cell table:number-columns-repeated="14"/>
        </table:table-row>
      </table:table>
      <table:table table:name="pthreads" table:style-name="ta1">
        <table:shapes>
          <draw:frame draw:z-index="0" draw:style-name="gr1" draw:text-style-name="P1" svg:width="265.43mm" svg:height="176.11mm" svg:x="1056.2mm" svg:y="228.42mm">
            <draw:object draw:notify-on-update-of-ranges="pthreads.BG11:pthreads.BG17 pthreads.BH10:pthreads.BH10 pthreads.BH11:pthreads.BH17 pthreads.BH18:pthreads.BH18 pthreads.BH19:pthreads.BH25 pthreads.BH26:pthreads.BH26 pthreads.BH27:pthreads.BH33 pthreads.BH34:pthreads.BH34 pthreads.BH35:pthreads.BH42 pthreads.BH42:pthreads.BH42 pthreads.BH43:pthreads.B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62.08mm" svg:height="204.53mm" svg:x="724.42mm" svg:y="244.64mm">
            <draw:object draw:notify-on-update-of-ranges="pthreads.AQ11:pthreads.AQ17 pthreads.AC64:pthreads.AC64 pthreads.AB65:pthreads.AB68 pthreads.AR10:pthreads.AR10 pthreads.AR11:pthreads.AR17 pthreads.AR18:pthreads.AR18 pthreads.AR19:pthreads.AR25 pthreads.AR26:pthreads.AR26 pthreads.AR27:pthreads.AR33 pthreads.AR34:pthreads.AR34 pthreads.AR35:pthreads.AR41 pthreads.AR42:pthreads.AR42 pthreads.AR43:pthreads.AR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54.08mm" svg:height="142.91mm" svg:x="69.17mm" svg:y="226.57mm">
            <draw:object draw:notify-on-update-of-ranges="pthreads.L11:pthreads.L17 pthreads.M10:pthreads.M10 pthreads.M11:pthreads.M17 pthreads.M18:pthreads.M18 pthreads.M19:pthreads.M25 pthreads.M26:pthreads.M26 pthreads.M27:pthreads.M33 pthreads.M34:pthreads.M34 pthreads.M35:pthreads.M41 pthreads.M42:pthreads.M42 pthreads.M43:pthreads.M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66.96mm" svg:y="256.58mm">
            <draw:object draw:notify-on-update-of-ranges="pthreads.BJ11:pthreads.BJ17 pthreads.BK10:pthreads.BK10 pthreads.BK11:pthreads.BK17 pthreads.BK18:pthreads.BK18 pthreads.BK19:pthreads.BK25 pthreads.BK26:pthreads.BK26 pthreads.BK27:pthreads.BK33 pthreads.BK34:pthreads.BK34 pthreads.BK35:pthreads.BK41 pthreads.BK42:pthreads.BK42 pthreads.BK43:pthreads.BK49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4" draw:style-name="gr1" draw:text-style-name="P1" svg:width="160.18mm" svg:height="90.31mm" svg:x="791.07mm" svg:y="107.96mm">
            <draw:object draw:notify-on-update-of-ranges="pthreads.AU10:pthreads.AU10 pthreads.AU11:pthreads.AU17 pthreads.AV10:pthreads.AV10 pthreads.AV11:pthreads.AV17 pthreads.AV18:pthreads.AV18 pthreads.AV19:pthreads.AV25 pthreads.AV26:pthreads.AV26 pthreads.AV27:pthreads.AV33 pthreads.AV34:pthreads.AV34 pthreads.AV35:pthreads.AV41 pthreads.AV42:pthreads.AV42 pthreads.AV43:pthreads.AV49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</table:shapes>
        <table:table-column table:style-name="co5" table:number-columns-repeated="13" table:default-cell-style-name="Default"/>
        <table:table-column table:style-name="co5" table:default-cell-style-name="ce1"/>
        <table:table-column table:style-name="co5" table:number-columns-repeated="16" table:default-cell-style-name="Default"/>
        <table:table-column table:style-name="co5" table:default-cell-style-name="ce1"/>
        <table:table-column table:style-name="co5" table:number-columns-repeated="15" table:default-cell-style-name="Default"/>
        <table:table-column table:style-name="co5" table:default-cell-style-name="ce1"/>
        <table:table-column table:style-name="co5" table:number-columns-repeated="977" table:default-cell-style-name="Default"/>
        <table:table-row table:style-name="ro1">
          <table:table-cell office:value-type="float" office:value="3.7119" calcext:value-type="float">
            <text:p>3,711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322" calcext:value-type="float">
            <text:p>0,03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3.7225" calcext:value-type="float">
            <text:p>3,72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6.605" calcext:value-type="float">
            <text:p>6,60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495" calcext:value-type="float">
            <text:p>0,049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328" calcext:value-type="float">
            <text:p>0,0328</text:p>
          </table:table-cell>
          <table:table-cell office:value-type="float" office:value="0" calcext:value-type="float">
            <text:p>0</text:p>
          </table:table-cell>
          <table:table-cell office:value-type="float" office:value="6.6545" calcext:value-type="float">
            <text:p>6,654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3.8624" calcext:value-type="float">
            <text:p>13,8624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37" calcext:value-type="float">
            <text:p>0,0537</text:p>
          </table:table-cell>
          <table:table-cell office:value-type="float" office:value="0" calcext:value-type="float">
            <text:p>0</text:p>
          </table:table-cell>
          <table:table-cell office:value-type="float" office:value="13.9493" calcext:value-type="float">
            <text:p>13,949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25.0121" calcext:value-type="float">
            <text:p>25,0121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301" calcext:value-type="float">
            <text:p>0,0301</text:p>
          </table:table-cell>
          <table:table-cell office:value-type="float" office:value="4.4523" calcext:value-type="float">
            <text:p>4,4523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office:value-type="float" office:value="4.3496" calcext:value-type="float">
            <text:p>4,3496</text:p>
          </table:table-cell>
          <table:table-cell office:value-type="float" office:value="0" calcext:value-type="float">
            <text:p>0</text:p>
          </table:table-cell>
          <table:table-cell office:value-type="float" office:value="29.4644" calcext:value-type="float">
            <text:p>29,464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7.8349" calcext:value-type="float">
            <text:p>47,8349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478" calcext:value-type="float">
            <text:p>0,047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331" calcext:value-type="float">
            <text:p>0,0331</text:p>
          </table:table-cell>
          <table:table-cell office:value-type="float" office:value="5.8306" calcext:value-type="float">
            <text:p>5,8306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office:value-type="float" office:value="5.7301" calcext:value-type="float">
            <text:p>5,7301</text:p>
          </table:table-cell>
          <table:table-cell office:value-type="float" office:value="0" calcext:value-type="float">
            <text:p>0</text:p>
          </table:table-cell>
          <table:table-cell office:value-type="float" office:value="53.6655" calcext:value-type="float">
            <text:p>53,665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13"/>
          <table:table-cell/>
          <table:table-cell table:style-name="ce1" table:number-columns-repeated="16"/>
          <table:table-cell office:value-type="string" calcext:value-type="string">
            <text:p>threads:</text:p>
          </table:table-cell>
          <table:table-cell table:style-name="ce1" office:value-type="string" calcext:value-type="string">
            <text:p>speed up</text:p>
          </table:table-cell>
          <table:table-cell table:style-name="ce1" table:number-columns-repeated="14"/>
          <table:table-cell office:value-type="string" calcext:value-type="string">
            <text:p>threads:</text:p>
          </table:table-cell>
          <table:table-cell table:style-name="ce1" office:value-type="string" calcext:value-type="string">
            <text:p>efficiency</text:p>
          </table:table-cell>
          <table:table-cell table:style-name="ce1" table:number-columns-repeated="976"/>
        </table:table-row>
        <table:table-row table:style-name="ro1">
          <table:table-cell office:value-type="float" office:value="0.968" calcext:value-type="float">
            <text:p>0,968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07" calcext:value-type="float">
            <text:p>0,0107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3" calcext:value-type="float">
            <text:p>0,002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10]/[.A10]" office:value-type="float" office:value="3.83460743801653" calcext:value-type="float">
            <text:p>3,83460743801653</text:p>
          </table:table-cell>
          <table:table-cell table:formula="of:=[.R10]/[.B10]" office:value-type="float" office:value="0.508474576271186" calcext:value-type="float">
            <text:p>0,508474576271186</text:p>
          </table:table-cell>
          <table:table-cell table:formula="of:=[.S10]/[.C10]" office:value-type="string" office:string-value="" calcext:value-type="error">
            <text:p>#DIV/0!</text:p>
          </table:table-cell>
          <table:table-cell table:formula="of:=[.T10]/[.D10]" office:value-type="float" office:value="1.5" calcext:value-type="float">
            <text:p>1,5</text:p>
          </table:table-cell>
          <table:table-cell table:formula="of:=[.U10]/[.E10]" office:value-type="string" office:string-value="" calcext:value-type="error">
            <text:p>#DIV/0!</text:p>
          </table:table-cell>
          <table:table-cell table:formula="of:=[.V10]/[.F10]" office:value-type="float" office:value="2.7" calcext:value-type="float">
            <text:p>2,7</text:p>
          </table:table-cell>
          <table:table-cell table:formula="of:=[.W10]/[.G10]" office:value-type="float" office:value="2.84955752212389" calcext:value-type="float">
            <text:p>2,84955752212389</text:p>
          </table:table-cell>
          <table:table-cell table:formula="of:=[.X10]/[.H10]" office:value-type="float" office:value="1" calcext:value-type="float">
            <text:p>1</text:p>
          </table:table-cell>
          <table:table-cell table:formula="of:=[.Y10]/[.I10]" office:value-type="string" office:string-value="" calcext:value-type="error">
            <text:p>#DIV/0!</text:p>
          </table:table-cell>
          <table:table-cell table:formula="of:=[.Z10]/[.J10]" office:value-type="float" office:value="1" calcext:value-type="float">
            <text:p>1</text:p>
          </table:table-cell>
          <table:table-cell table:formula="of:=[.AA10]/[.K10]" office:value-type="float" office:value="0.826086956521739" calcext:value-type="float">
            <text:p>0,82608695652173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formula="of:=[.R10]/([.B10]*[.BO10])" office:value-type="float" office:value="0.508474576271186" calcext:value-type="float">
            <text:p>0,508474576271186</text:p>
          </table:table-cell>
          <table:table-cell table:formula="of:=[.S10]/([.C10]*[.BP10])" office:value-type="string" office:string-value="" calcext:value-type="error">
            <text:p>#DIV/0!</text:p>
          </table:table-cell>
          <table:table-cell table:formula="of:=[.T10]/([.D10]*[.BQ10])" office:value-type="float" office:value="1.5" calcext:value-type="float">
            <text:p>1,5</text:p>
          </table:table-cell>
          <table:table-cell table:formula="of:=[.U10]/([.E10]*[.BR10])" office:value-type="string" office:string-value="" calcext:value-type="error">
            <text:p>#DIV/0!</text:p>
          </table:table-cell>
          <table:table-cell table:formula="of:=[.V10]/([.F10]*[.BS10])" office:value-type="float" office:value="2.7" calcext:value-type="float">
            <text:p>2,7</text:p>
          </table:table-cell>
          <table:table-cell table:formula="of:=[.W10]/([.G10]*[.BT10])" office:value-type="float" office:value="2.84955752212389" calcext:value-type="float">
            <text:p>2,84955752212389</text:p>
          </table:table-cell>
          <table:table-cell table:formula="of:=[.X10]/([.H10]*[.BU10])" office:value-type="float" office:value="1" calcext:value-type="float">
            <text:p>1</text:p>
          </table:table-cell>
          <table:table-cell table:formula="of:=[.Y10]/([.I10]*[.BV10])" office:value-type="string" office:string-value="" calcext:value-type="error">
            <text:p>#DIV/0!</text:p>
          </table:table-cell>
          <table:table-cell table:formula="of:=[.Z10]/([.J10]*[.BW10])" office:value-type="float" office:value="1" calcext:value-type="float">
            <text:p>1</text:p>
          </table:table-cell>
          <table:table-cell table:formula="of:=[.AA10]/([.K10]*[.BX10])" office:value-type="float" office:value="0.826086956521739" calcext:value-type="float">
            <text:p>0,82608695652173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 sma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table:number-columns-repeated="2"/>
          <table:table-cell table:number-columns-repeated="19" table:style-name="ce2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office:value-type="float" office:value="1.5255" calcext:value-type="float">
            <text:p>1,525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119" calcext:value-type="float">
            <text:p>0,011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6" calcext:value-type="float">
            <text:p>0,002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.5374" calcext:value-type="float">
            <text:p>1,53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Q11]/[.A11]" office:value-type="float" office:value="2.43323500491642" calcext:value-type="float">
            <text:p>2,43323500491642</text:p>
          </table:table-cell>
          <table:table-cell table:formula="of:=[.R11]/[.B11]" office:value-type="float" office:value="0.6" calcext:value-type="float">
            <text:p>0,6</text:p>
          </table:table-cell>
          <table:table-cell table:formula="of:=[.S11]/[.C11]" office:value-type="string" office:string-value="" calcext:value-type="error">
            <text:p>#DIV/0!</text:p>
          </table:table-cell>
          <table:table-cell table:formula="of:=[.T11]/[.D11]" office:value-type="float" office:value="0.375" calcext:value-type="float">
            <text:p>0,375</text:p>
          </table:table-cell>
          <table:table-cell table:formula="of:=[.U11]/[.E11]" office:value-type="string" office:string-value="" calcext:value-type="error">
            <text:p>#DIV/0!</text:p>
          </table:table-cell>
          <table:table-cell table:formula="of:=[.V11]/[.F11]" office:value-type="float" office:value="1.42105263157895" calcext:value-type="float">
            <text:p>1,42105263157895</text:p>
          </table:table-cell>
          <table:table-cell table:formula="of:=[.W11]/[.G11]" office:value-type="float" office:value="1.41850220264317" calcext:value-type="float">
            <text:p>1,41850220264317</text:p>
          </table:table-cell>
          <table:table-cell table:formula="of:=[.X11]/[.H11]" office:value-type="float" office:value="0.899159663865546" calcext:value-type="float">
            <text:p>0,899159663865546</text:p>
          </table:table-cell>
          <table:table-cell table:formula="of:=[.Y11]/[.I11]" office:value-type="string" office:string-value="" calcext:value-type="error">
            <text:p>#DIV/0!</text:p>
          </table:table-cell>
          <table:table-cell table:formula="of:=[.Z11]/[.J11]" office:value-type="float" office:value="1" calcext:value-type="float">
            <text:p>1</text:p>
          </table:table-cell>
          <table:table-cell table:formula="of:=[.AA11]/[.K11]" office:value-type="float" office:value="0.730769230769231" calcext:value-type="float">
            <text:p>0,730769230769231</text:p>
          </table:table-cell>
          <table:table-cell table:style-name="ce1" office:value-type="float" office:value="2" calcext:value-type="float">
            <text:p>2</text:p>
          </table:table-cell>
          <table:table-cell table:formula="of:=[.AC11]/[.M11]" office:value-type="float" office:value="2.42129569402888" calcext:value-type="float">
            <text:p>2,421295694028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Q11]/([.M11]*[.L11]*4)" office:value-type="float" office:value="0.301800117080786" calcext:value-type="float">
            <text:p>0,301800117080786</text:p>
          </table:table-cell>
          <table:table-cell table:formula="of:=[.R11]/([.B11]*[.BO11])" office:value-type="float" office:value="0.3" calcext:value-type="float">
            <text:p>0,3</text:p>
          </table:table-cell>
          <table:table-cell table:formula="of:=[.S11]/([.C11]*[.BP11])" office:value-type="string" office:string-value="" calcext:value-type="error">
            <text:p>#DIV/0!</text:p>
          </table:table-cell>
          <table:table-cell table:formula="of:=[.T11]/([.D11]*[.BQ11])" office:value-type="float" office:value="0.1875" calcext:value-type="float">
            <text:p>0,1875</text:p>
          </table:table-cell>
          <table:table-cell table:formula="of:=[.U11]/([.E11]*[.BR11])" office:value-type="string" office:string-value="" calcext:value-type="error">
            <text:p>#DIV/0!</text:p>
          </table:table-cell>
          <table:table-cell table:formula="of:=[.V11]/([.F11]*[.BS11])" office:value-type="float" office:value="0.710526315789474" calcext:value-type="float">
            <text:p>0,710526315789474</text:p>
          </table:table-cell>
          <table:table-cell table:formula="of:=[.W11]/([.G11]*[.BT11])" office:value-type="float" office:value="0.709251101321586" calcext:value-type="float">
            <text:p>0,709251101321586</text:p>
          </table:table-cell>
          <table:table-cell table:formula="of:=[.X11]/([.H11]*[.BU11])" office:value-type="float" office:value="0.449579831932773" calcext:value-type="float">
            <text:p>0,449579831932773</text:p>
          </table:table-cell>
          <table:table-cell table:formula="of:=[.Y11]/([.I11]*[.BV11])" office:value-type="string" office:string-value="" calcext:value-type="error">
            <text:p>#DIV/0!</text:p>
          </table:table-cell>
          <table:table-cell table:formula="of:=[.Z11]/([.J11]*[.BW11])" office:value-type="float" office:value="0.5" calcext:value-type="float">
            <text:p>0,5</text:p>
          </table:table-cell>
          <table:table-cell table:formula="of:=[.AA11]/([.K11]*[.BX11])" office:value-type="float" office:value="0.365384615384615" calcext:value-type="float">
            <text:p>0,365384615384615</text:p>
          </table:table-cell>
          <table:table-cell table:style-name="ce1" office:value-type="float" office:value="2" calcext:value-type="float">
            <text:p>2</text:p>
          </table:table-cell>
          <table:table-cell table:formula="of:=[.AC11]/([.M11]*[.BZ11]*2)" office:value-type="float" office:value="0.60532392350722" calcext:value-type="float">
            <text:p>0,6053239235072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AC11]/([.M11]*8)" office:value-type="float" office:value="0.30266196175361" calcext:value-type="float">
            <text:p>0,30266196175361</text:p>
          </table:table-cell>
          <table:table-cell table:number-columns-repeated="2"/>
          <table:table-cell table:number-columns-repeated="19" table:style-name="ce2" office:value-type="float" office:value="2" calcext:value-type="float">
            <text:p>2</text:p>
          </table:table-cell>
          <table:table-cell table:number-columns-repeated="940"/>
        </table:table-row>
        <table:table-row table:style-name="ro1">
          <table:table-cell office:value-type="float" office:value="1.1526" calcext:value-type="float">
            <text:p>1,1526</text:p>
          </table:table-cell>
          <table:table-cell office:value-type="float" office:value="0.0063" calcext:value-type="float">
            <text:p>0,0063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2" calcext:value-type="float">
            <text:p>0,003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.1651" calcext:value-type="float">
            <text:p>1,16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12]/[.A12]" office:value-type="float" office:value="3.22045809474232" calcext:value-type="float">
            <text:p>3,22045809474232</text:p>
          </table:table-cell>
          <table:table-cell table:formula="of:=[.R12]/[.B12]" office:value-type="float" office:value="0.476190476190476" calcext:value-type="float">
            <text:p>0,476190476190476</text:p>
          </table:table-cell>
          <table:table-cell table:formula="of:=[.S12]/[.C12]" office:value-type="string" office:string-value="" calcext:value-type="error">
            <text:p>#DIV/0!</text:p>
          </table:table-cell>
          <table:table-cell table:formula="of:=[.T12]/[.D12]" office:value-type="float" office:value="0.164383561643836" calcext:value-type="float">
            <text:p>0,164383561643836</text:p>
          </table:table-cell>
          <table:table-cell table:formula="of:=[.U12]/[.E12]" office:value-type="string" office:string-value="" calcext:value-type="error">
            <text:p>#DIV/0!</text:p>
          </table:table-cell>
          <table:table-cell table:formula="of:=[.V12]/[.F12]" office:value-type="float" office:value="0.496932515337423" calcext:value-type="float">
            <text:p>0,496932515337423</text:p>
          </table:table-cell>
          <table:table-cell table:formula="of:=[.W12]/[.G12]" office:value-type="float" office:value="1.05228758169935" calcext:value-type="float">
            <text:p>1,05228758169935</text:p>
          </table:table-cell>
          <table:table-cell table:formula="of:=[.X12]/[.H12]" office:value-type="float" office:value="0.856" calcext:value-type="float">
            <text:p>0,856</text:p>
          </table:table-cell>
          <table:table-cell table:formula="of:=[.Y12]/[.I12]" office:value-type="string" office:string-value="" calcext:value-type="error">
            <text:p>#DIV/0!</text:p>
          </table:table-cell>
          <table:table-cell table:formula="of:=[.Z12]/[.J12]" office:value-type="float" office:value="1" calcext:value-type="float">
            <text:p>1</text:p>
          </table:table-cell>
          <table:table-cell table:formula="of:=[.AA12]/[.K12]" office:value-type="float" office:value="0.59375" calcext:value-type="float">
            <text:p>0,59375</text:p>
          </table:table-cell>
          <table:table-cell table:style-name="ce1" office:value-type="float" office:value="4" calcext:value-type="float">
            <text:p>4</text:p>
          </table:table-cell>
          <table:table-cell table:formula="of:=[.AC12]/[.M12]" office:value-type="float" office:value="3.19500472062484" calcext:value-type="float">
            <text:p>3,195004720624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Q12]/([.M12]*[.L12]*4)" office:value-type="float" office:value="0.199119174319801" calcext:value-type="float">
            <text:p>0,199119174319801</text:p>
          </table:table-cell>
          <table:table-cell table:formula="of:=[.R12]/([.B12]*[.BO12])" office:value-type="float" office:value="0.119047619047619" calcext:value-type="float">
            <text:p>0,119047619047619</text:p>
          </table:table-cell>
          <table:table-cell table:formula="of:=[.S12]/([.C12]*[.BP12])" office:value-type="string" office:string-value="" calcext:value-type="error">
            <text:p>#DIV/0!</text:p>
          </table:table-cell>
          <table:table-cell table:formula="of:=[.T12]/([.D12]*[.BQ12])" office:value-type="float" office:value="0.0410958904109589" calcext:value-type="float">
            <text:p>0,0410958904109589</text:p>
          </table:table-cell>
          <table:table-cell table:formula="of:=[.U12]/([.E12]*[.BR12])" office:value-type="string" office:string-value="" calcext:value-type="error">
            <text:p>#DIV/0!</text:p>
          </table:table-cell>
          <table:table-cell table:formula="of:=[.V12]/([.F12]*[.BS12])" office:value-type="float" office:value="0.124233128834356" calcext:value-type="float">
            <text:p>0,124233128834356</text:p>
          </table:table-cell>
          <table:table-cell table:formula="of:=[.W12]/([.G12]*[.BT12])" office:value-type="float" office:value="0.263071895424837" calcext:value-type="float">
            <text:p>0,263071895424837</text:p>
          </table:table-cell>
          <table:table-cell table:formula="of:=[.X12]/([.H12]*[.BU12])" office:value-type="float" office:value="0.214" calcext:value-type="float">
            <text:p>0,214</text:p>
          </table:table-cell>
          <table:table-cell table:formula="of:=[.Y12]/([.I12]*[.BV12])" office:value-type="string" office:string-value="" calcext:value-type="error">
            <text:p>#DIV/0!</text:p>
          </table:table-cell>
          <table:table-cell table:formula="of:=[.Z12]/([.J12]*[.BW12])" office:value-type="float" office:value="0.25" calcext:value-type="float">
            <text:p>0,25</text:p>
          </table:table-cell>
          <table:table-cell table:formula="of:=[.AA12]/([.K12]*[.BX12])" office:value-type="float" office:value="0.1484375" calcext:value-type="float">
            <text:p>0,1484375</text:p>
          </table:table-cell>
          <table:table-cell table:style-name="ce1" office:value-type="float" office:value="4" calcext:value-type="float">
            <text:p>4</text:p>
          </table:table-cell>
          <table:table-cell table:formula="of:=[.AC12]/([.M12]*[.BZ12]*2)" office:value-type="float" office:value="0.399375590078105" calcext:value-type="float">
            <text:p>0,39937559007810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AC12]/([.M12]*8)" office:value-type="float" office:value="0.399375590078105" calcext:value-type="float">
            <text:p>0,399375590078105</text:p>
          </table:table-cell>
          <table:table-cell table:number-columns-repeated="2"/>
          <table:table-cell table:number-columns-repeated="19" table:style-name="ce2" office:value-type="float" office:value="4" calcext:value-type="float">
            <text:p>4</text:p>
          </table:table-cell>
          <table:table-cell table:number-columns-repeated="940"/>
        </table:table-row>
        <table:table-row table:style-name="ro1">
          <table:table-cell office:value-type="float" office:value="1.0815" calcext:value-type="float">
            <text:p>1,0815</text:p>
          </table:table-cell>
          <table:table-cell office:value-type="float" office:value="0.0055" calcext:value-type="float">
            <text:p>0,0055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,0218</text:p>
          </table:table-cell>
          <table:table-cell office:value-type="float" office:value="0" calcext:value-type="float">
            <text:p>0</text:p>
          </table:table-cell>
          <table:table-cell office:value-type="float" office:value="0.0496" calcext:value-type="float">
            <text:p>0,0496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116" calcext:value-type="float">
            <text:p>0,011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5" calcext:value-type="float">
            <text:p>0,002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.0931" calcext:value-type="float">
            <text:p>1,09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Q13]/[.A13]" office:value-type="float" office:value="3.43217753120666" calcext:value-type="float">
            <text:p>3,43217753120666</text:p>
          </table:table-cell>
          <table:table-cell table:formula="of:=[.R13]/[.B13]" office:value-type="float" office:value="0.545454545454545" calcext:value-type="float">
            <text:p>0,545454545454545</text:p>
          </table:table-cell>
          <table:table-cell table:formula="of:=[.S13]/[.C13]" office:value-type="string" office:string-value="" calcext:value-type="error">
            <text:p>#DIV/0!</text:p>
          </table:table-cell>
          <table:table-cell table:formula="of:=[.T13]/[.D13]" office:value-type="float" office:value="0.055045871559633" calcext:value-type="float">
            <text:p>0,055045871559633</text:p>
          </table:table-cell>
          <table:table-cell table:formula="of:=[.U13]/[.E13]" office:value-type="string" office:string-value="" calcext:value-type="error">
            <text:p>#DIV/0!</text:p>
          </table:table-cell>
          <table:table-cell table:formula="of:=[.V13]/[.F13]" office:value-type="float" office:value="0.163306451612903" calcext:value-type="float">
            <text:p>0,163306451612903</text:p>
          </table:table-cell>
          <table:table-cell table:formula="of:=[.W13]/[.G13]" office:value-type="float" office:value="0.713968957871397" calcext:value-type="float">
            <text:p>0,713968957871397</text:p>
          </table:table-cell>
          <table:table-cell table:formula="of:=[.X13]/[.H13]" office:value-type="float" office:value="0.922413793103448" calcext:value-type="float">
            <text:p>0,922413793103448</text:p>
          </table:table-cell>
          <table:table-cell table:formula="of:=[.Y13]/[.I13]" office:value-type="string" office:string-value="" calcext:value-type="error">
            <text:p>#DIV/0!</text:p>
          </table:table-cell>
          <table:table-cell table:formula="of:=[.Z13]/[.J13]" office:value-type="float" office:value="1" calcext:value-type="float">
            <text:p>1</text:p>
          </table:table-cell>
          <table:table-cell table:formula="of:=[.AA13]/[.K13]" office:value-type="float" office:value="0.76" calcext:value-type="float">
            <text:p>0,76</text:p>
          </table:table-cell>
          <table:table-cell table:style-name="ce1" office:value-type="float" office:value="8" calcext:value-type="float">
            <text:p>8</text:p>
          </table:table-cell>
          <table:table-cell table:formula="of:=[.AC13]/[.M13]" office:value-type="float" office:value="3.40545238313055" calcext:value-type="float">
            <text:p>3,405452383130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Q13]/([.M13]*[.L13]*4)" office:value-type="float" office:value="0.106117349739274" calcext:value-type="float">
            <text:p>0,106117349739274</text:p>
          </table:table-cell>
          <table:table-cell table:formula="of:=[.R13]/([.B13]*[.BO13])" office:value-type="float" office:value="0.0681818181818182" calcext:value-type="float">
            <text:p>0,0681818181818182</text:p>
          </table:table-cell>
          <table:table-cell table:formula="of:=[.S13]/([.C13]*[.BP13])" office:value-type="string" office:string-value="" calcext:value-type="error">
            <text:p>#DIV/0!</text:p>
          </table:table-cell>
          <table:table-cell table:formula="of:=[.T13]/([.D13]*[.BQ13])" office:value-type="float" office:value="0.00688073394495413" calcext:value-type="float">
            <text:p>0,00688073394495413</text:p>
          </table:table-cell>
          <table:table-cell table:formula="of:=[.U13]/([.E13]*[.BR13])" office:value-type="string" office:string-value="" calcext:value-type="error">
            <text:p>#DIV/0!</text:p>
          </table:table-cell>
          <table:table-cell table:formula="of:=[.V13]/([.F13]*[.BS13])" office:value-type="float" office:value="0.0204133064516129" calcext:value-type="float">
            <text:p>0,0204133064516129</text:p>
          </table:table-cell>
          <table:table-cell table:formula="of:=[.W13]/([.G13]*[.BT13])" office:value-type="float" office:value="0.0892461197339246" calcext:value-type="float">
            <text:p>0,0892461197339246</text:p>
          </table:table-cell>
          <table:table-cell table:formula="of:=[.X13]/([.H13]*[.BU13])" office:value-type="float" office:value="0.115301724137931" calcext:value-type="float">
            <text:p>0,115301724137931</text:p>
          </table:table-cell>
          <table:table-cell table:formula="of:=[.Y13]/([.I13]*[.BV13])" office:value-type="string" office:string-value="" calcext:value-type="error">
            <text:p>#DIV/0!</text:p>
          </table:table-cell>
          <table:table-cell table:formula="of:=[.Z13]/([.J13]*[.BW13])" office:value-type="float" office:value="0.125" calcext:value-type="float">
            <text:p>0,125</text:p>
          </table:table-cell>
          <table:table-cell table:formula="of:=[.AA13]/([.K13]*[.BX13])" office:value-type="float" office:value="0.095" calcext:value-type="float">
            <text:p>0,095</text:p>
          </table:table-cell>
          <table:table-cell table:style-name="ce1" office:value-type="float" office:value="8" calcext:value-type="float">
            <text:p>8</text:p>
          </table:table-cell>
          <table:table-cell table:formula="of:=[.AC13]/([.M13]*[.BZ13]*2)" office:value-type="float" office:value="0.212840773945659" calcext:value-type="float">
            <text:p>0,21284077394565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[.AC13]/([.M13]*8)" office:value-type="float" office:value="0.425681547891318" calcext:value-type="float">
            <text:p>0,425681547891318</text:p>
          </table:table-cell>
          <table:table-cell table:number-columns-repeated="2"/>
          <table:table-cell table:number-columns-repeated="19"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office:value-type="float" office:value="1.3602" calcext:value-type="float">
            <text:p>1,3602</text:p>
          </table:table-cell>
          <table:table-cell office:value-type="float" office:value="0.0062" calcext:value-type="float">
            <text:p>0,0062</text:p>
          </table:table-cell>
          <table:table-cell office:value-type="float" office:value="0" calcext:value-type="float">
            <text:p>0</text:p>
          </table:table-cell>
          <table:table-cell office:value-type="float" office:value="0.0432" calcext:value-type="float">
            <text:p>0,0432</text:p>
          </table:table-cell>
          <table:table-cell office:value-type="float" office:value="0" calcext:value-type="float">
            <text:p>0</text:p>
          </table:table-cell>
          <table:table-cell office:value-type="float" office:value="0.1012" calcext:value-type="float">
            <text:p>0,1012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0153" calcext:value-type="float">
            <text:p>0,015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9" calcext:value-type="float">
            <text:p>0,0029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.3755" calcext:value-type="float">
            <text:p>1,375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Q14]/[.A14]" office:value-type="float" office:value="2.72893692104102" calcext:value-type="float">
            <text:p>2,72893692104102</text:p>
          </table:table-cell>
          <table:table-cell table:formula="of:=[.R14]/[.B14]" office:value-type="float" office:value="0.483870967741935" calcext:value-type="float">
            <text:p>0,483870967741935</text:p>
          </table:table-cell>
          <table:table-cell table:formula="of:=[.S14]/[.C14]" office:value-type="string" office:string-value="" calcext:value-type="error">
            <text:p>#DIV/0!</text:p>
          </table:table-cell>
          <table:table-cell table:formula="of:=[.T14]/[.D14]" office:value-type="float" office:value="0.0277777777777778" calcext:value-type="float">
            <text:p>0,0277777777777778</text:p>
          </table:table-cell>
          <table:table-cell table:formula="of:=[.U14]/[.E14]" office:value-type="string" office:string-value="" calcext:value-type="error">
            <text:p>#DIV/0!</text:p>
          </table:table-cell>
          <table:table-cell table:formula="of:=[.V14]/[.F14]" office:value-type="float" office:value="0.0800395256916996" calcext:value-type="float">
            <text:p>0,0800395256916996</text:p>
          </table:table-cell>
          <table:table-cell table:formula="of:=[.W14]/[.G14]" office:value-type="float" office:value="0.317241379310345" calcext:value-type="float">
            <text:p>0,317241379310345</text:p>
          </table:table-cell>
          <table:table-cell table:formula="of:=[.X14]/[.H14]" office:value-type="float" office:value="0.699346405228758" calcext:value-type="float">
            <text:p>0,699346405228758</text:p>
          </table:table-cell>
          <table:table-cell table:formula="of:=[.Y14]/[.I14]" office:value-type="string" office:string-value="" calcext:value-type="error">
            <text:p>#DIV/0!</text:p>
          </table:table-cell>
          <table:table-cell table:formula="of:=[.Z14]/[.J14]" office:value-type="float" office:value="0.666666666666667" calcext:value-type="float">
            <text:p>0,666666666666667</text:p>
          </table:table-cell>
          <table:table-cell table:formula="of:=[.AA14]/[.K14]" office:value-type="float" office:value="0.655172413793103" calcext:value-type="float">
            <text:p>0,655172413793103</text:p>
          </table:table-cell>
          <table:table-cell table:style-name="ce1" office:value-type="float" office:value="12" calcext:value-type="float">
            <text:p>12</text:p>
          </table:table-cell>
          <table:table-cell table:formula="of:=[.AC14]/[.M14]" office:value-type="float" office:value="2.70628862231916" calcext:value-type="float">
            <text:p>2,706288622319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Q14]/([.M14]*[.L14]*4)" office:value-type="float" office:value="0.0562204652853508" calcext:value-type="float">
            <text:p>0,0562204652853508</text:p>
          </table:table-cell>
          <table:table-cell table:formula="of:=[.R14]/([.B14]*[.BO14])" office:value-type="float" office:value="0.0403225806451613" calcext:value-type="float">
            <text:p>0,0403225806451613</text:p>
          </table:table-cell>
          <table:table-cell table:formula="of:=[.S14]/([.C14]*[.BP14])" office:value-type="string" office:string-value="" calcext:value-type="error">
            <text:p>#DIV/0!</text:p>
          </table:table-cell>
          <table:table-cell table:formula="of:=[.T14]/([.D14]*[.BQ14])" office:value-type="float" office:value="0.00231481481481481" calcext:value-type="float">
            <text:p>0,00231481481481481</text:p>
          </table:table-cell>
          <table:table-cell table:formula="of:=[.U14]/([.E14]*[.BR14])" office:value-type="string" office:string-value="" calcext:value-type="error">
            <text:p>#DIV/0!</text:p>
          </table:table-cell>
          <table:table-cell table:formula="of:=[.V14]/([.F14]*[.BS14])" office:value-type="float" office:value="0.0066699604743083" calcext:value-type="float">
            <text:p>0,0066699604743083</text:p>
          </table:table-cell>
          <table:table-cell table:formula="of:=[.W14]/([.G14]*[.BT14])" office:value-type="float" office:value="0.0264367816091954" calcext:value-type="float">
            <text:p>0,0264367816091954</text:p>
          </table:table-cell>
          <table:table-cell table:formula="of:=[.X14]/([.H14]*[.BU14])" office:value-type="float" office:value="0.0582788671023965" calcext:value-type="float">
            <text:p>0,0582788671023965</text:p>
          </table:table-cell>
          <table:table-cell table:formula="of:=[.Y14]/([.I14]*[.BV14])" office:value-type="string" office:string-value="" calcext:value-type="error">
            <text:p>#DIV/0!</text:p>
          </table:table-cell>
          <table:table-cell table:formula="of:=[.Z14]/([.J14]*[.BW14])" office:value-type="float" office:value="0.0555555555555556" calcext:value-type="float">
            <text:p>0,0555555555555556</text:p>
          </table:table-cell>
          <table:table-cell table:formula="of:=[.AA14]/([.K14]*[.BX14])" office:value-type="float" office:value="0.0545977011494253" calcext:value-type="float">
            <text:p>0,0545977011494253</text:p>
          </table:table-cell>
          <table:table-cell table:style-name="ce1" office:value-type="float" office:value="12" calcext:value-type="float">
            <text:p>12</text:p>
          </table:table-cell>
          <table:table-cell table:formula="of:=[.AC14]/([.M14]*[.BZ14]*2)" office:value-type="float" office:value="0.112762025929965" calcext:value-type="float">
            <text:p>0,11276202592996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formula="of:=[.AC14]/([.M14]*8)" office:value-type="float" office:value="0.338286077789895" calcext:value-type="float">
            <text:p>0,338286077789895</text:p>
          </table:table-cell>
          <table:table-cell table:number-columns-repeated="2"/>
          <table:table-cell table:number-columns-repeated="19"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office:value-type="float" office:value="1.2506" calcext:value-type="float">
            <text:p>1,2506</text:p>
          </table:table-cell>
          <table:table-cell office:value-type="float" office:value="0.0081" calcext:value-type="float">
            <text:p>0,0081</text:p>
          </table:table-cell>
          <table:table-cell office:value-type="float" office:value="0" calcext:value-type="float">
            <text:p>0</text:p>
          </table:table-cell>
          <table:table-cell office:value-type="float" office:value="0.0502" calcext:value-type="float">
            <text:p>0,0502</text:p>
          </table:table-cell>
          <table:table-cell office:value-type="float" office:value="0" calcext:value-type="float">
            <text:p>0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0164" calcext:value-type="float">
            <text:p>0,016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2" calcext:value-type="float">
            <text:p>0,003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.2671" calcext:value-type="float">
            <text:p>1,267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Q15]/[.A15]" office:value-type="float" office:value="2.96809531424916" calcext:value-type="float">
            <text:p>2,96809531424916</text:p>
          </table:table-cell>
          <table:table-cell table:formula="of:=[.R15]/[.B15]" office:value-type="float" office:value="0.37037037037037" calcext:value-type="float">
            <text:p>0,37037037037037</text:p>
          </table:table-cell>
          <table:table-cell table:formula="of:=[.S15]/[.C15]" office:value-type="string" office:string-value="" calcext:value-type="error">
            <text:p>#DIV/0!</text:p>
          </table:table-cell>
          <table:table-cell table:formula="of:=[.T15]/[.D15]" office:value-type="float" office:value="0.0239043824701195" calcext:value-type="float">
            <text:p>0,0239043824701195</text:p>
          </table:table-cell>
          <table:table-cell table:formula="of:=[.U15]/[.E15]" office:value-type="string" office:string-value="" calcext:value-type="error">
            <text:p>#DIV/0!</text:p>
          </table:table-cell>
          <table:table-cell table:formula="of:=[.V15]/[.F15]" office:value-type="float" office:value="0.0649038461538461" calcext:value-type="float">
            <text:p>0,0649038461538461</text:p>
          </table:table-cell>
          <table:table-cell table:formula="of:=[.W15]/[.G15]" office:value-type="float" office:value="0.325910931174089" calcext:value-type="float">
            <text:p>0,325910931174089</text:p>
          </table:table-cell>
          <table:table-cell table:formula="of:=[.X15]/[.H15]" office:value-type="float" office:value="0.652439024390244" calcext:value-type="float">
            <text:p>0,652439024390244</text:p>
          </table:table-cell>
          <table:table-cell table:formula="of:=[.Y15]/[.I15]" office:value-type="string" office:string-value="" calcext:value-type="error">
            <text:p>#DIV/0!</text:p>
          </table:table-cell>
          <table:table-cell table:formula="of:=[.Z15]/[.J15]" office:value-type="float" office:value="0.666666666666667" calcext:value-type="float">
            <text:p>0,666666666666667</text:p>
          </table:table-cell>
          <table:table-cell table:formula="of:=[.AA15]/[.K15]" office:value-type="float" office:value="0.59375" calcext:value-type="float">
            <text:p>0,59375</text:p>
          </table:table-cell>
          <table:table-cell table:style-name="ce1" office:value-type="float" office:value="16" calcext:value-type="float">
            <text:p>16</text:p>
          </table:table-cell>
          <table:table-cell table:formula="of:=[.AC15]/[.M15]" office:value-type="float" office:value="2.9378107489543" calcext:value-type="float">
            <text:p>2,93781074895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Q15]/([.M15]*[.L15]*4)" office:value-type="float" office:value="0.0457725810906795" calcext:value-type="float">
            <text:p>0,0457725810906795</text:p>
          </table:table-cell>
          <table:table-cell table:formula="of:=[.R15]/([.B15]*[.BO15])" office:value-type="float" office:value="0.0231481481481481" calcext:value-type="float">
            <text:p>0,0231481481481481</text:p>
          </table:table-cell>
          <table:table-cell table:formula="of:=[.S15]/([.C15]*[.BP15])" office:value-type="string" office:string-value="" calcext:value-type="error">
            <text:p>#DIV/0!</text:p>
          </table:table-cell>
          <table:table-cell table:formula="of:=[.T15]/([.D15]*[.BQ15])" office:value-type="float" office:value="0.00149402390438247" calcext:value-type="float">
            <text:p>0,00149402390438247</text:p>
          </table:table-cell>
          <table:table-cell table:formula="of:=[.U15]/([.E15]*[.BR15])" office:value-type="string" office:string-value="" calcext:value-type="error">
            <text:p>#DIV/0!</text:p>
          </table:table-cell>
          <table:table-cell table:formula="of:=[.V15]/([.F15]*[.BS15])" office:value-type="float" office:value="0.00405649038461538" calcext:value-type="float">
            <text:p>0,00405649038461538</text:p>
          </table:table-cell>
          <table:table-cell table:formula="of:=[.W15]/([.G15]*[.BT15])" office:value-type="float" office:value="0.0203694331983806" calcext:value-type="float">
            <text:p>0,0203694331983806</text:p>
          </table:table-cell>
          <table:table-cell table:formula="of:=[.X15]/([.H15]*[.BU15])" office:value-type="float" office:value="0.0407774390243903" calcext:value-type="float">
            <text:p>0,0407774390243903</text:p>
          </table:table-cell>
          <table:table-cell table:formula="of:=[.Y15]/([.I15]*[.BV15])" office:value-type="string" office:string-value="" calcext:value-type="error">
            <text:p>#DIV/0!</text:p>
          </table:table-cell>
          <table:table-cell table:formula="of:=[.Z15]/([.J15]*[.BW15])" office:value-type="float" office:value="0.0416666666666667" calcext:value-type="float">
            <text:p>0,0416666666666667</text:p>
          </table:table-cell>
          <table:table-cell table:formula="of:=[.AA15]/([.K15]*[.BX15])" office:value-type="float" office:value="0.037109375" calcext:value-type="float">
            <text:p>0,037109375</text:p>
          </table:table-cell>
          <table:table-cell table:style-name="ce1" office:value-type="float" office:value="16" calcext:value-type="float">
            <text:p>16</text:p>
          </table:table-cell>
          <table:table-cell table:formula="of:=[.AC15]/([.M15]*[.BZ15]*2)" office:value-type="float" office:value="0.091806585904822" calcext:value-type="float">
            <text:p>0,09180658590482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formula="of:=[.AC15]/([.M15]*8)" office:value-type="float" office:value="0.367226343619288" calcext:value-type="float">
            <text:p>0,367226343619288</text:p>
          </table:table-cell>
          <table:table-cell table:number-columns-repeated="2"/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office:value-type="float" office:value="1.3275" calcext:value-type="float">
            <text:p>1,3275</text:p>
          </table:table-cell>
          <table:table-cell office:value-type="float" office:value="0.0081" calcext:value-type="float">
            <text:p>0,0081</text:p>
          </table:table-cell>
          <table:table-cell office:value-type="float" office:value="0" calcext:value-type="float">
            <text:p>0</text:p>
          </table:table-cell>
          <table:table-cell office:value-type="float" office:value="0.1026" calcext:value-type="float">
            <text:p>0,1026</text:p>
          </table:table-cell>
          <table:table-cell office:value-type="float" office:value="0" calcext:value-type="float">
            <text:p>0</text:p>
          </table:table-cell>
          <table:table-cell office:value-type="float" office:value="0.4844" calcext:value-type="float">
            <text:p>0,4844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0129" calcext:value-type="float">
            <text:p>0,0129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4" calcext:value-type="float">
            <text:p>0,0024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.3404" calcext:value-type="float">
            <text:p>1,340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Q16]/[.A16]" office:value-type="float" office:value="2.7961581920904" calcext:value-type="float">
            <text:p>2,7961581920904</text:p>
          </table:table-cell>
          <table:table-cell table:formula="of:=[.R16]/[.B16]" office:value-type="float" office:value="0.37037037037037" calcext:value-type="float">
            <text:p>0,37037037037037</text:p>
          </table:table-cell>
          <table:table-cell table:formula="of:=[.S16]/[.C16]" office:value-type="string" office:string-value="" calcext:value-type="error">
            <text:p>#DIV/0!</text:p>
          </table:table-cell>
          <table:table-cell table:formula="of:=[.T16]/[.D16]" office:value-type="float" office:value="0.0116959064327485" calcext:value-type="float">
            <text:p>0,0116959064327485</text:p>
          </table:table-cell>
          <table:table-cell table:formula="of:=[.U16]/[.E16]" office:value-type="string" office:string-value="" calcext:value-type="error">
            <text:p>#DIV/0!</text:p>
          </table:table-cell>
          <table:table-cell table:formula="of:=[.V16]/[.F16]" office:value-type="float" office:value="0.0167217175887696" calcext:value-type="float">
            <text:p>0,0167217175887696</text:p>
          </table:table-cell>
          <table:table-cell table:formula="of:=[.W16]/[.G16]" office:value-type="float" office:value="0.216981132075472" calcext:value-type="float">
            <text:p>0,216981132075472</text:p>
          </table:table-cell>
          <table:table-cell table:formula="of:=[.X16]/[.H16]" office:value-type="float" office:value="0.829457364341085" calcext:value-type="float">
            <text:p>0,829457364341085</text:p>
          </table:table-cell>
          <table:table-cell table:formula="of:=[.Y16]/[.I16]" office:value-type="string" office:string-value="" calcext:value-type="error">
            <text:p>#DIV/0!</text:p>
          </table:table-cell>
          <table:table-cell table:formula="of:=[.Z16]/[.J16]" office:value-type="float" office:value="0.666666666666667" calcext:value-type="float">
            <text:p>0,666666666666667</text:p>
          </table:table-cell>
          <table:table-cell table:formula="of:=[.AA16]/[.K16]" office:value-type="float" office:value="0.791666666666667" calcext:value-type="float">
            <text:p>0,791666666666667</text:p>
          </table:table-cell>
          <table:table-cell table:style-name="ce1" office:value-type="float" office:value="32" calcext:value-type="float">
            <text:p>32</text:p>
          </table:table-cell>
          <table:table-cell table:formula="of:=[.AC16]/[.M16]" office:value-type="float" office:value="2.77715607281409" calcext:value-type="float">
            <text:p>2,7771560728140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Q16]/([.M16]*[.L16]*4)" office:value-type="float" office:value="0.0216347498880931" calcext:value-type="float">
            <text:p>0,0216347498880931</text:p>
          </table:table-cell>
          <table:table-cell table:formula="of:=[.R16]/([.B16]*[.BO16])" office:value-type="float" office:value="0.0115740740740741" calcext:value-type="float">
            <text:p>0,0115740740740741</text:p>
          </table:table-cell>
          <table:table-cell table:formula="of:=[.S16]/([.C16]*[.BP16])" office:value-type="string" office:string-value="" calcext:value-type="error">
            <text:p>#DIV/0!</text:p>
          </table:table-cell>
          <table:table-cell table:formula="of:=[.T16]/([.D16]*[.BQ16])" office:value-type="float" office:value="0.000365497076023392" calcext:value-type="float">
            <text:p>0,000365497076023392</text:p>
          </table:table-cell>
          <table:table-cell table:formula="of:=[.U16]/([.E16]*[.BR16])" office:value-type="string" office:string-value="" calcext:value-type="error">
            <text:p>#DIV/0!</text:p>
          </table:table-cell>
          <table:table-cell table:formula="of:=[.V16]/([.F16]*[.BS16])" office:value-type="float" office:value="0.00052255367464905" calcext:value-type="float">
            <text:p>0,00052255367464905</text:p>
          </table:table-cell>
          <table:table-cell table:formula="of:=[.W16]/([.G16]*[.BT16])" office:value-type="float" office:value="0.00678066037735849" calcext:value-type="float">
            <text:p>0,00678066037735849</text:p>
          </table:table-cell>
          <table:table-cell table:formula="of:=[.X16]/([.H16]*[.BU16])" office:value-type="float" office:value="0.0259205426356589" calcext:value-type="float">
            <text:p>0,0259205426356589</text:p>
          </table:table-cell>
          <table:table-cell table:formula="of:=[.Y16]/([.I16]*[.BV16])" office:value-type="string" office:string-value="" calcext:value-type="error">
            <text:p>#DIV/0!</text:p>
          </table:table-cell>
          <table:table-cell table:formula="of:=[.Z16]/([.J16]*[.BW16])" office:value-type="float" office:value="0.0208333333333333" calcext:value-type="float">
            <text:p>0,0208333333333333</text:p>
          </table:table-cell>
          <table:table-cell table:formula="of:=[.AA16]/([.K16]*[.BX16])" office:value-type="float" office:value="0.0247395833333333" calcext:value-type="float">
            <text:p>0,0247395833333333</text:p>
          </table:table-cell>
          <table:table-cell table:style-name="ce1" office:value-type="float" office:value="32" calcext:value-type="float">
            <text:p>32</text:p>
          </table:table-cell>
          <table:table-cell table:formula="of:=[.AC16]/([.M16]*[.BZ16]*2)" office:value-type="float" office:value="0.0433930636377201" calcext:value-type="float">
            <text:p>0,043393063637720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formula="of:=[.AC16]/([.M16]*8)" office:value-type="float" office:value="0.347144509101761" calcext:value-type="float">
            <text:p>0,347144509101761</text:p>
          </table:table-cell>
          <table:table-cell table:number-columns-repeated="2"/>
          <table:table-cell table:number-columns-repeated="19" table:style-name="ce2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office:value-type="float" office:value="1.1651" calcext:value-type="float">
            <text:p>1,1651</text:p>
          </table:table-cell>
          <table:table-cell office:value-type="float" office:value="0.0066" calcext:value-type="float">
            <text:p>0,0066</text:p>
          </table:table-cell>
          <table:table-cell office:value-type="float" office:value="0" calcext:value-type="float">
            <text:p>0</text:p>
          </table:table-cell>
          <table:table-cell office:value-type="float" office:value="0.2064" calcext:value-type="float">
            <text:p>0,2064</text:p>
          </table:table-cell>
          <table:table-cell office:value-type="float" office:value="0" calcext:value-type="float">
            <text:p>0</text:p>
          </table:table-cell>
          <table:table-cell office:value-type="float" office:value="0.9229" calcext:value-type="float">
            <text:p>0,9229</text:p>
          </table:table-cell>
          <table:table-cell office:value-type="float" office:value="0.2908" calcext:value-type="float">
            <text:p>0,2908</text:p>
          </table:table-cell>
          <table:table-cell office:value-type="float" office:value="0.0113" calcext:value-type="float">
            <text:p>0,011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6" calcext:value-type="float">
            <text:p>0,002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.1764" calcext:value-type="float">
            <text:p>1,176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Q17]/[.A17]" office:value-type="float" office:value="3.18590678911681" calcext:value-type="float">
            <text:p>3,18590678911681</text:p>
          </table:table-cell>
          <table:table-cell table:formula="of:=[.R17]/[.B17]" office:value-type="float" office:value="0.454545454545455" calcext:value-type="float">
            <text:p>0,454545454545455</text:p>
          </table:table-cell>
          <table:table-cell table:formula="of:=[.S17]/[.C17]" office:value-type="string" office:string-value="" calcext:value-type="error">
            <text:p>#DIV/0!</text:p>
          </table:table-cell>
          <table:table-cell table:formula="of:=[.T17]/[.D17]" office:value-type="float" office:value="0.00581395348837209" calcext:value-type="float">
            <text:p>0,00581395348837209</text:p>
          </table:table-cell>
          <table:table-cell table:formula="of:=[.U17]/[.E17]" office:value-type="string" office:string-value="" calcext:value-type="error">
            <text:p>#DIV/0!</text:p>
          </table:table-cell>
          <table:table-cell table:formula="of:=[.V17]/[.F17]" office:value-type="float" office:value="0.00877668219742117" calcext:value-type="float">
            <text:p>0,00877668219742117</text:p>
          </table:table-cell>
          <table:table-cell table:formula="of:=[.W17]/[.G17]" office:value-type="float" office:value="0.110729023383769" calcext:value-type="float">
            <text:p>0,110729023383769</text:p>
          </table:table-cell>
          <table:table-cell table:formula="of:=[.X17]/[.H17]" office:value-type="float" office:value="0.946902654867257" calcext:value-type="float">
            <text:p>0,946902654867257</text:p>
          </table:table-cell>
          <table:table-cell table:formula="of:=[.Y17]/[.I17]" office:value-type="string" office:string-value="" calcext:value-type="error">
            <text:p>#DIV/0!</text:p>
          </table:table-cell>
          <table:table-cell table:formula="of:=[.Z17]/[.J17]" office:value-type="float" office:value="1" calcext:value-type="float">
            <text:p>1</text:p>
          </table:table-cell>
          <table:table-cell table:formula="of:=[.AA17]/[.K17]" office:value-type="float" office:value="0.730769230769231" calcext:value-type="float">
            <text:p>0,730769230769231</text:p>
          </table:table-cell>
          <table:table-cell table:style-name="ce1" office:value-type="float" office:value="64" calcext:value-type="float">
            <text:p>64</text:p>
          </table:table-cell>
          <table:table-cell table:formula="of:=[.AC17]/[.M17]" office:value-type="float" office:value="3.16431485889153" calcext:value-type="float">
            <text:p>3,1643148588915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Q17]/([.M17]*[.L17]*4)" office:value-type="float" office:value="0.0123254074931996" calcext:value-type="float">
            <text:p>0,0123254074931996</text:p>
          </table:table-cell>
          <table:table-cell table:formula="of:=[.R17]/([.B17]*[.BO17])" office:value-type="float" office:value="0.00710227272727273" calcext:value-type="float">
            <text:p>0,00710227272727273</text:p>
          </table:table-cell>
          <table:table-cell table:formula="of:=[.S17]/([.C17]*[.BP17])" office:value-type="string" office:string-value="" calcext:value-type="error">
            <text:p>#DIV/0!</text:p>
          </table:table-cell>
          <table:table-cell table:formula="of:=[.T17]/([.D17]*[.BQ17])" office:value-type="float" office:value="0.000090843023255814" calcext:value-type="float">
            <text:p>0,000090843023255814</text:p>
          </table:table-cell>
          <table:table-cell table:formula="of:=[.U17]/([.E17]*[.BR17])" office:value-type="string" office:string-value="" calcext:value-type="error">
            <text:p>#DIV/0!</text:p>
          </table:table-cell>
          <table:table-cell table:formula="of:=[.V17]/([.F17]*[.BS17])" office:value-type="float" office:value="0.000137135659334706" calcext:value-type="float">
            <text:p>0,000137135659334706</text:p>
          </table:table-cell>
          <table:table-cell table:formula="of:=[.W17]/([.G17]*[.BT17])" office:value-type="float" office:value="0.00173014099037139" calcext:value-type="float">
            <text:p>0,00173014099037139</text:p>
          </table:table-cell>
          <table:table-cell table:formula="of:=[.X17]/([.H17]*[.BU17])" office:value-type="float" office:value="0.0147953539823009" calcext:value-type="float">
            <text:p>0,0147953539823009</text:p>
          </table:table-cell>
          <table:table-cell table:formula="of:=[.Y17]/([.I17]*[.BV17])" office:value-type="string" office:string-value="" calcext:value-type="error">
            <text:p>#DIV/0!</text:p>
          </table:table-cell>
          <table:table-cell table:formula="of:=[.Z17]/([.J17]*[.BW17])" office:value-type="float" office:value="0.015625" calcext:value-type="float">
            <text:p>0,015625</text:p>
          </table:table-cell>
          <table:table-cell table:formula="of:=[.AA17]/([.K17]*[.BX17])" office:value-type="float" office:value="0.0114182692307692" calcext:value-type="float">
            <text:p>0,0114182692307692</text:p>
          </table:table-cell>
          <table:table-cell table:style-name="ce1" office:value-type="float" office:value="64" calcext:value-type="float">
            <text:p>64</text:p>
          </table:table-cell>
          <table:table-cell table:formula="of:=[.AC17]/([.M17]*[.BZ17]*2)" office:value-type="float" office:value="0.0247212098350901" calcext:value-type="float">
            <text:p>0,0247212098350901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AC17]/([.M17]*8)" office:value-type="float" office:value="0.395539357361442" calcext:value-type="float">
            <text:p>0,395539357361442</text:p>
          </table:table-cell>
          <table:table-cell table:number-columns-repeated="2"/>
          <table:table-cell table:number-columns-repeated="19" table:style-name="ce2" office:value-type="float" office:value="64" calcext:value-type="float">
            <text:p>64</text:p>
          </table:table-cell>
          <table:table-cell table:number-columns-repeated="940"/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0.0143" calcext:value-type="float">
            <text:p>0,014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666" calcext:value-type="float">
            <text:p>0,0666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442" calcext:value-type="float">
            <text:p>0,044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18]/[.A18]" office:value-type="float" office:value="2.77521008403361" calcext:value-type="float">
            <text:p>2,77521008403361</text:p>
          </table:table-cell>
          <table:table-cell table:formula="of:=[.R18]/[.B18]" office:value-type="float" office:value="0.447552447552448" calcext:value-type="float">
            <text:p>0,447552447552448</text:p>
          </table:table-cell>
          <table:table-cell table:formula="of:=[.S18]/[.C18]" office:value-type="string" office:string-value="" calcext:value-type="error">
            <text:p>#DIV/0!</text:p>
          </table:table-cell>
          <table:table-cell table:formula="of:=[.T18]/[.D18]" office:value-type="float" office:value="0.777777777777778" calcext:value-type="float">
            <text:p>0,777777777777778</text:p>
          </table:table-cell>
          <table:table-cell table:formula="of:=[.U18]/[.E18]" office:value-type="string" office:string-value="" calcext:value-type="error">
            <text:p>#DIV/0!</text:p>
          </table:table-cell>
          <table:table-cell table:formula="of:=[.V18]/[.F18]" office:value-type="float" office:value="2.25" calcext:value-type="float">
            <text:p>2,25</text:p>
          </table:table-cell>
          <table:table-cell table:formula="of:=[.W18]/[.G18]" office:value-type="float" office:value="1.84571428571429" calcext:value-type="float">
            <text:p>1,84571428571429</text:p>
          </table:table-cell>
          <table:table-cell table:formula="of:=[.X18]/[.H18]" office:value-type="float" office:value="0.743243243243243" calcext:value-type="float">
            <text:p>0,743243243243243</text:p>
          </table:table-cell>
          <table:table-cell table:formula="of:=[.Y18]/[.I18]" office:value-type="string" office:string-value="" calcext:value-type="error">
            <text:p>#DIV/0!</text:p>
          </table:table-cell>
          <table:table-cell table:formula="of:=[.Z18]/[.J18]" office:value-type="float" office:value="0.714285714285714" calcext:value-type="float">
            <text:p>0,714285714285714</text:p>
          </table:table-cell>
          <table:table-cell table:formula="of:=[.AA18]/[.K18]" office:value-type="float" office:value="0.742081447963801" calcext:value-type="float">
            <text:p>0,74208144796380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formula="of:=[.R18]/([.B18]*[.BO18])" office:value-type="float" office:value="0.447552447552448" calcext:value-type="float">
            <text:p>0,447552447552448</text:p>
          </table:table-cell>
          <table:table-cell table:formula="of:=[.S18]/([.C18]*[.BP18])" office:value-type="string" office:string-value="" calcext:value-type="error">
            <text:p>#DIV/0!</text:p>
          </table:table-cell>
          <table:table-cell table:formula="of:=[.T18]/([.D18]*[.BQ18])" office:value-type="float" office:value="0.777777777777778" calcext:value-type="float">
            <text:p>0,777777777777778</text:p>
          </table:table-cell>
          <table:table-cell table:formula="of:=[.U18]/([.E18]*[.BR18])" office:value-type="string" office:string-value="" calcext:value-type="error">
            <text:p>#DIV/0!</text:p>
          </table:table-cell>
          <table:table-cell table:formula="of:=[.V18]/([.F18]*[.BS18])" office:value-type="float" office:value="2.25" calcext:value-type="float">
            <text:p>2,25</text:p>
          </table:table-cell>
          <table:table-cell table:formula="of:=[.W18]/([.G18]*[.BT18])" office:value-type="float" office:value="1.84571428571429" calcext:value-type="float">
            <text:p>1,84571428571429</text:p>
          </table:table-cell>
          <table:table-cell table:formula="of:=[.X18]/([.H18]*[.BU18])" office:value-type="float" office:value="0.743243243243243" calcext:value-type="float">
            <text:p>0,743243243243243</text:p>
          </table:table-cell>
          <table:table-cell table:formula="of:=[.Y18]/([.I18]*[.BV18])" office:value-type="string" office:string-value="" calcext:value-type="error">
            <text:p>#DIV/0!</text:p>
          </table:table-cell>
          <table:table-cell table:formula="of:=[.Z18]/([.J18]*[.BW18])" office:value-type="float" office:value="0.714285714285714" calcext:value-type="float">
            <text:p>0,714285714285714</text:p>
          </table:table-cell>
          <table:table-cell table:formula="of:=[.AA18]/([.K18]*[.BX18])" office:value-type="float" office:value="0.742081447963801" calcext:value-type="float">
            <text:p>0,74208144796380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19" table:style-name="ce2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office:value-type="float" office:value="3.4809" calcext:value-type="float">
            <text:p>3,480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575" calcext:value-type="float">
            <text:p>0,057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76" calcext:value-type="float">
            <text:p>0,037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.5383" calcext:value-type="float">
            <text:p>3,53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Q19]/[.A19]" office:value-type="float" office:value="1.89749777356431" calcext:value-type="float">
            <text:p>1,89749777356431</text:p>
          </table:table-cell>
          <table:table-cell table:formula="of:=[.R19]/[.B19]" office:value-type="float" office:value="0.512" calcext:value-type="float">
            <text:p>0,512</text:p>
          </table:table-cell>
          <table:table-cell table:formula="of:=[.S19]/[.C19]" office:value-type="string" office:string-value="" calcext:value-type="error">
            <text:p>#DIV/0!</text:p>
          </table:table-cell>
          <table:table-cell table:formula="of:=[.T19]/[.D19]" office:value-type="float" office:value="0.159090909090909" calcext:value-type="float">
            <text:p>0,159090909090909</text:p>
          </table:table-cell>
          <table:table-cell table:formula="of:=[.U19]/[.E19]" office:value-type="string" office:string-value="" calcext:value-type="error">
            <text:p>#DIV/0!</text:p>
          </table:table-cell>
          <table:table-cell table:formula="of:=[.V19]/[.F19]" office:value-type="float" office:value="0.911392405063291" calcext:value-type="float">
            <text:p>0,911392405063291</text:p>
          </table:table-cell>
          <table:table-cell table:formula="of:=[.W19]/[.G19]" office:value-type="float" office:value="1.44843049327354" calcext:value-type="float">
            <text:p>1,44843049327354</text:p>
          </table:table-cell>
          <table:table-cell table:formula="of:=[.X19]/[.H19]" office:value-type="float" office:value="0.860869565217391" calcext:value-type="float">
            <text:p>0,860869565217391</text:p>
          </table:table-cell>
          <table:table-cell table:formula="of:=[.Y19]/[.I19]" office:value-type="string" office:string-value="" calcext:value-type="error">
            <text:p>#DIV/0!</text:p>
          </table:table-cell>
          <table:table-cell table:formula="of:=[.Z19]/[.J19]" office:value-type="float" office:value="0.833333333333333" calcext:value-type="float">
            <text:p>0,833333333333333</text:p>
          </table:table-cell>
          <table:table-cell table:formula="of:=[.AA19]/[.K19]" office:value-type="float" office:value="0.872340425531915" calcext:value-type="float">
            <text:p>0,872340425531915</text:p>
          </table:table-cell>
          <table:table-cell table:style-name="ce1" office:value-type="float" office:value="2" calcext:value-type="float">
            <text:p>2</text:p>
          </table:table-cell>
          <table:table-cell table:formula="of:=[.AC19]/[.M19]" office:value-type="float" office:value="1.88070542350846" calcext:value-type="float">
            <text:p>1,880705423508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Q19]/([.M19]*[.L19]*4)" office:value-type="float" office:value="0.233339456801289" calcext:value-type="float">
            <text:p>0,233339456801289</text:p>
          </table:table-cell>
          <table:table-cell table:formula="of:=[.R19]/([.B19]*[.BO19])" office:value-type="float" office:value="0.256" calcext:value-type="float">
            <text:p>0,256</text:p>
          </table:table-cell>
          <table:table-cell table:formula="of:=[.S19]/([.C19]*[.BP19])" office:value-type="string" office:string-value="" calcext:value-type="error">
            <text:p>#DIV/0!</text:p>
          </table:table-cell>
          <table:table-cell table:formula="of:=[.T19]/([.D19]*[.BQ19])" office:value-type="float" office:value="0.0795454545454545" calcext:value-type="float">
            <text:p>0,0795454545454545</text:p>
          </table:table-cell>
          <table:table-cell table:formula="of:=[.U19]/([.E19]*[.BR19])" office:value-type="string" office:string-value="" calcext:value-type="error">
            <text:p>#DIV/0!</text:p>
          </table:table-cell>
          <table:table-cell table:formula="of:=[.V19]/([.F19]*[.BS19])" office:value-type="float" office:value="0.455696202531646" calcext:value-type="float">
            <text:p>0,455696202531646</text:p>
          </table:table-cell>
          <table:table-cell table:formula="of:=[.W19]/([.G19]*[.BT19])" office:value-type="float" office:value="0.724215246636771" calcext:value-type="float">
            <text:p>0,724215246636771</text:p>
          </table:table-cell>
          <table:table-cell table:formula="of:=[.X19]/([.H19]*[.BU19])" office:value-type="float" office:value="0.430434782608696" calcext:value-type="float">
            <text:p>0,430434782608696</text:p>
          </table:table-cell>
          <table:table-cell table:formula="of:=[.Y19]/([.I19]*[.BV19])" office:value-type="string" office:string-value="" calcext:value-type="error">
            <text:p>#DIV/0!</text:p>
          </table:table-cell>
          <table:table-cell table:formula="of:=[.Z19]/([.J19]*[.BW19])" office:value-type="float" office:value="0.416666666666667" calcext:value-type="float">
            <text:p>0,416666666666667</text:p>
          </table:table-cell>
          <table:table-cell table:formula="of:=[.AA19]/([.K19]*[.BX19])" office:value-type="float" office:value="0.436170212765957" calcext:value-type="float">
            <text:p>0,436170212765957</text:p>
          </table:table-cell>
          <table:table-cell table:style-name="ce1" office:value-type="float" office:value="2" calcext:value-type="float">
            <text:p>2</text:p>
          </table:table-cell>
          <table:table-cell table:formula="of:=[.AC19]/([.M19]*[.BZ19]*2)" office:value-type="float" office:value="0.470176355877116" calcext:value-type="float">
            <text:p>0,47017635587711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AC19]/([.M19]*8)" office:value-type="float" office:value="0.235088177938558" calcext:value-type="float">
            <text:p>0,235088177938558</text:p>
          </table:table-cell>
          <table:table-cell table:number-columns-repeated="2"/>
          <table:table-cell table:number-columns-repeated="19" table:style-name="ce2" office:value-type="float" office:value="2" calcext:value-type="float">
            <text:p>2</text:p>
          </table:table-cell>
          <table:table-cell table:number-columns-repeated="940"/>
        </table:table-row>
        <table:table-row table:style-name="ro1">
          <table:table-cell office:value-type="float" office:value="2.6291" calcext:value-type="float">
            <text:p>2,6291</text:p>
          </table:table-cell>
          <table:table-cell office:value-type="float" office:value="0.0116" calcext:value-type="float">
            <text:p>0,0116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681" calcext:value-type="float">
            <text:p>0,0681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452" calcext:value-type="float">
            <text:p>0,045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.6973" calcext:value-type="float">
            <text:p>2,697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20]/[.A20]" office:value-type="float" office:value="2.5122665550949" calcext:value-type="float">
            <text:p>2,5122665550949</text:p>
          </table:table-cell>
          <table:table-cell table:formula="of:=[.R20]/[.B20]" office:value-type="float" office:value="0.551724137931034" calcext:value-type="float">
            <text:p>0,551724137931034</text:p>
          </table:table-cell>
          <table:table-cell table:formula="of:=[.S20]/[.C20]" office:value-type="string" office:string-value="" calcext:value-type="error">
            <text:p>#DIV/0!</text:p>
          </table:table-cell>
          <table:table-cell table:formula="of:=[.T20]/[.D20]" office:value-type="float" office:value="0.0573770491803279" calcext:value-type="float">
            <text:p>0,0573770491803279</text:p>
          </table:table-cell>
          <table:table-cell table:formula="of:=[.U20]/[.E20]" office:value-type="string" office:string-value="" calcext:value-type="error">
            <text:p>#DIV/0!</text:p>
          </table:table-cell>
          <table:table-cell table:formula="of:=[.V20]/[.F20]" office:value-type="float" office:value="0.423529411764706" calcext:value-type="float">
            <text:p>0,423529411764706</text:p>
          </table:table-cell>
          <table:table-cell table:formula="of:=[.W20]/[.G20]" office:value-type="float" office:value="0.870619946091644" calcext:value-type="float">
            <text:p>0,870619946091644</text:p>
          </table:table-cell>
          <table:table-cell table:formula="of:=[.X20]/[.H20]" office:value-type="float" office:value="0.726872246696035" calcext:value-type="float">
            <text:p>0,726872246696035</text:p>
          </table:table-cell>
          <table:table-cell table:formula="of:=[.Y20]/[.I20]" office:value-type="string" office:string-value="" calcext:value-type="error">
            <text:p>#DIV/0!</text:p>
          </table:table-cell>
          <table:table-cell table:formula="of:=[.Z20]/[.J20]" office:value-type="float" office:value="0.714285714285714" calcext:value-type="float">
            <text:p>0,714285714285714</text:p>
          </table:table-cell>
          <table:table-cell table:formula="of:=[.AA20]/[.K20]" office:value-type="float" office:value="0.725663716814159" calcext:value-type="float">
            <text:p>0,725663716814159</text:p>
          </table:table-cell>
          <table:table-cell table:style-name="ce1" office:value-type="float" office:value="4" calcext:value-type="float">
            <text:p>4</text:p>
          </table:table-cell>
          <table:table-cell table:formula="of:=[.AC20]/[.M20]" office:value-type="float" office:value="2.46709672635599" calcext:value-type="float">
            <text:p>2,467096726355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Q20]/([.M20]*[.L20]*4)" office:value-type="float" office:value="0.153046565083602" calcext:value-type="float">
            <text:p>0,153046565083602</text:p>
          </table:table-cell>
          <table:table-cell table:formula="of:=[.R20]/([.B20]*[.BO20])" office:value-type="float" office:value="0.137931034482759" calcext:value-type="float">
            <text:p>0,137931034482759</text:p>
          </table:table-cell>
          <table:table-cell table:formula="of:=[.S20]/([.C20]*[.BP20])" office:value-type="string" office:string-value="" calcext:value-type="error">
            <text:p>#DIV/0!</text:p>
          </table:table-cell>
          <table:table-cell table:formula="of:=[.T20]/([.D20]*[.BQ20])" office:value-type="float" office:value="0.014344262295082" calcext:value-type="float">
            <text:p>0,014344262295082</text:p>
          </table:table-cell>
          <table:table-cell table:formula="of:=[.U20]/([.E20]*[.BR20])" office:value-type="string" office:string-value="" calcext:value-type="error">
            <text:p>#DIV/0!</text:p>
          </table:table-cell>
          <table:table-cell table:formula="of:=[.V20]/([.F20]*[.BS20])" office:value-type="float" office:value="0.105882352941176" calcext:value-type="float">
            <text:p>0,105882352941176</text:p>
          </table:table-cell>
          <table:table-cell table:formula="of:=[.W20]/([.G20]*[.BT20])" office:value-type="float" office:value="0.217654986522911" calcext:value-type="float">
            <text:p>0,217654986522911</text:p>
          </table:table-cell>
          <table:table-cell table:formula="of:=[.X20]/([.H20]*[.BU20])" office:value-type="float" office:value="0.181718061674009" calcext:value-type="float">
            <text:p>0,181718061674009</text:p>
          </table:table-cell>
          <table:table-cell table:formula="of:=[.Y20]/([.I20]*[.BV20])" office:value-type="string" office:string-value="" calcext:value-type="error">
            <text:p>#DIV/0!</text:p>
          </table:table-cell>
          <table:table-cell table:formula="of:=[.Z20]/([.J20]*[.BW20])" office:value-type="float" office:value="0.178571428571429" calcext:value-type="float">
            <text:p>0,178571428571429</text:p>
          </table:table-cell>
          <table:table-cell table:formula="of:=[.AA20]/([.K20]*[.BX20])" office:value-type="float" office:value="0.18141592920354" calcext:value-type="float">
            <text:p>0,18141592920354</text:p>
          </table:table-cell>
          <table:table-cell table:style-name="ce1" office:value-type="float" office:value="4" calcext:value-type="float">
            <text:p>4</text:p>
          </table:table-cell>
          <table:table-cell table:formula="of:=[.AC20]/([.M20]*[.BZ20]*2)" office:value-type="float" office:value="0.308387090794498" calcext:value-type="float">
            <text:p>0,30838709079449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AC20]/([.M20]*8)" office:value-type="float" office:value="0.308387090794498" calcext:value-type="float">
            <text:p>0,308387090794498</text:p>
          </table:table-cell>
          <table:table-cell table:number-columns-repeated="2"/>
          <table:table-cell table:number-columns-repeated="19" table:style-name="ce2" office:value-type="float" office:value="4" calcext:value-type="float">
            <text:p>4</text:p>
          </table:table-cell>
          <table:table-cell table:number-columns-repeated="940"/>
        </table:table-row>
        <table:table-row table:style-name="ro1">
          <table:table-cell office:value-type="float" office:value="2.763" calcext:value-type="float">
            <text:p>2,76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366" calcext:value-type="float">
            <text:p>0,0366</text:p>
          </table:table-cell>
          <table:table-cell office:value-type="float" office:value="0" calcext:value-type="float">
            <text:p>0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595" calcext:value-type="float">
            <text:p>0,059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.85" calcext:value-type="float">
            <text:p>2,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Q21]/[.A21]" office:value-type="float" office:value="2.390517553384" calcext:value-type="float">
            <text:p>2,390517553384</text:p>
          </table:table-cell>
          <table:table-cell table:formula="of:=[.R21]/[.B21]" office:value-type="float" office:value="0.512" calcext:value-type="float">
            <text:p>0,512</text:p>
          </table:table-cell>
          <table:table-cell table:formula="of:=[.S21]/[.C21]" office:value-type="string" office:string-value="" calcext:value-type="error">
            <text:p>#DIV/0!</text:p>
          </table:table-cell>
          <table:table-cell table:formula="of:=[.T21]/[.D21]" office:value-type="float" office:value="0.0191256830601093" calcext:value-type="float">
            <text:p>0,0191256830601093</text:p>
          </table:table-cell>
          <table:table-cell table:formula="of:=[.U21]/[.E21]" office:value-type="string" office:string-value="" calcext:value-type="error">
            <text:p>#DIV/0!</text:p>
          </table:table-cell>
          <table:table-cell table:formula="of:=[.V21]/[.F21]" office:value-type="float" office:value="0.109422492401216" calcext:value-type="float">
            <text:p>0,109422492401216</text:p>
          </table:table-cell>
          <table:table-cell table:formula="of:=[.W21]/[.G21]" office:value-type="float" office:value="0.383155397390273" calcext:value-type="float">
            <text:p>0,383155397390273</text:p>
          </table:table-cell>
          <table:table-cell table:formula="of:=[.X21]/[.H21]" office:value-type="float" office:value="0.568965517241379" calcext:value-type="float">
            <text:p>0,568965517241379</text:p>
          </table:table-cell>
          <table:table-cell table:formula="of:=[.Y21]/[.I21]" office:value-type="string" office:string-value="" calcext:value-type="error">
            <text:p>#DIV/0!</text:p>
          </table:table-cell>
          <table:table-cell table:formula="of:=[.Z21]/[.J21]" office:value-type="float" office:value="0.625" calcext:value-type="float">
            <text:p>0,625</text:p>
          </table:table-cell>
          <table:table-cell table:formula="of:=[.AA21]/[.K21]" office:value-type="float" office:value="0.551260504201681" calcext:value-type="float">
            <text:p>0,551260504201681</text:p>
          </table:table-cell>
          <table:table-cell table:style-name="ce1" office:value-type="float" office:value="8" calcext:value-type="float">
            <text:p>8</text:p>
          </table:table-cell>
          <table:table-cell table:formula="of:=[.AC21]/[.M21]" office:value-type="float" office:value="2.33491228070175" calcext:value-type="float">
            <text:p>2,334912280701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Q21]/([.M21]*[.L21]*4)" office:value-type="float" office:value="0.0724232456140351" calcext:value-type="float">
            <text:p>0,0724232456140351</text:p>
          </table:table-cell>
          <table:table-cell table:formula="of:=[.R21]/([.B21]*[.BO21])" office:value-type="float" office:value="0.064" calcext:value-type="float">
            <text:p>0,064</text:p>
          </table:table-cell>
          <table:table-cell table:formula="of:=[.S21]/([.C21]*[.BP21])" office:value-type="string" office:string-value="" calcext:value-type="error">
            <text:p>#DIV/0!</text:p>
          </table:table-cell>
          <table:table-cell table:formula="of:=[.T21]/([.D21]*[.BQ21])" office:value-type="float" office:value="0.00239071038251366" calcext:value-type="float">
            <text:p>0,00239071038251366</text:p>
          </table:table-cell>
          <table:table-cell table:formula="of:=[.U21]/([.E21]*[.BR21])" office:value-type="string" office:string-value="" calcext:value-type="error">
            <text:p>#DIV/0!</text:p>
          </table:table-cell>
          <table:table-cell table:formula="of:=[.V21]/([.F21]*[.BS21])" office:value-type="float" office:value="0.013677811550152" calcext:value-type="float">
            <text:p>0,013677811550152</text:p>
          </table:table-cell>
          <table:table-cell table:formula="of:=[.W21]/([.G21]*[.BT21])" office:value-type="float" office:value="0.0478944246737841" calcext:value-type="float">
            <text:p>0,0478944246737841</text:p>
          </table:table-cell>
          <table:table-cell table:formula="of:=[.X21]/([.H21]*[.BU21])" office:value-type="float" office:value="0.0711206896551724" calcext:value-type="float">
            <text:p>0,0711206896551724</text:p>
          </table:table-cell>
          <table:table-cell table:formula="of:=[.Y21]/([.I21]*[.BV21])" office:value-type="string" office:string-value="" calcext:value-type="error">
            <text:p>#DIV/0!</text:p>
          </table:table-cell>
          <table:table-cell table:formula="of:=[.Z21]/([.J21]*[.BW21])" office:value-type="float" office:value="0.078125" calcext:value-type="float">
            <text:p>0,078125</text:p>
          </table:table-cell>
          <table:table-cell table:formula="of:=[.AA21]/([.K21]*[.BX21])" office:value-type="float" office:value="0.0689075630252101" calcext:value-type="float">
            <text:p>0,0689075630252101</text:p>
          </table:table-cell>
          <table:table-cell table:style-name="ce1" office:value-type="float" office:value="8" calcext:value-type="float">
            <text:p>8</text:p>
          </table:table-cell>
          <table:table-cell table:formula="of:=[.AC21]/([.M21]*[.BZ21]*2)" office:value-type="float" office:value="0.14593201754386" calcext:value-type="float">
            <text:p>0,1459320175438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[.AC21]/([.M21]*8)" office:value-type="float" office:value="0.291864035087719" calcext:value-type="float">
            <text:p>0,291864035087719</text:p>
          </table:table-cell>
          <table:table-cell table:number-columns-repeated="2"/>
          <table:table-cell table:number-columns-repeated="19"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office:value-type="float" office:value="2.9316" calcext:value-type="float">
            <text:p>2,9316</text:p>
          </table:table-cell>
          <table:table-cell office:value-type="float" office:value="0.0142" calcext:value-type="float">
            <text:p>0,0142</text:p>
          </table:table-cell>
          <table:table-cell office:value-type="float" office:value="0" calcext:value-type="float">
            <text:p>0</text:p>
          </table:table-cell>
          <table:table-cell office:value-type="float" office:value="0.0672" calcext:value-type="float">
            <text:p>0,0672</text:p>
          </table:table-cell>
          <table:table-cell office:value-type="float" office:value="0" calcext:value-type="float">
            <text:p>0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376" calcext:value-type="float">
            <text:p>0,1376</text:p>
          </table:table-cell>
          <table:table-cell office:value-type="float" office:value="0.0669" calcext:value-type="float">
            <text:p>0,0669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445" calcext:value-type="float">
            <text:p>0,044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.9985" calcext:value-type="float">
            <text:p>2,99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Q22]/[.A22]" office:value-type="float" office:value="2.25303588484104" calcext:value-type="float">
            <text:p>2,25303588484104</text:p>
          </table:table-cell>
          <table:table-cell table:formula="of:=[.R22]/[.B22]" office:value-type="float" office:value="0.450704225352113" calcext:value-type="float">
            <text:p>0,450704225352113</text:p>
          </table:table-cell>
          <table:table-cell table:formula="of:=[.S22]/[.C22]" office:value-type="string" office:string-value="" calcext:value-type="error">
            <text:p>#DIV/0!</text:p>
          </table:table-cell>
          <table:table-cell table:formula="of:=[.T22]/[.D22]" office:value-type="float" office:value="0.0104166666666667" calcext:value-type="float">
            <text:p>0,0104166666666667</text:p>
          </table:table-cell>
          <table:table-cell table:formula="of:=[.U22]/[.E22]" office:value-type="string" office:string-value="" calcext:value-type="error">
            <text:p>#DIV/0!</text:p>
          </table:table-cell>
          <table:table-cell table:formula="of:=[.V22]/[.F22]" office:value-type="float" office:value="0.0466321243523316" calcext:value-type="float">
            <text:p>0,0466321243523316</text:p>
          </table:table-cell>
          <table:table-cell table:formula="of:=[.W22]/[.G22]" office:value-type="float" office:value="0.234738372093023" calcext:value-type="float">
            <text:p>0,234738372093023</text:p>
          </table:table-cell>
          <table:table-cell table:formula="of:=[.X22]/[.H22]" office:value-type="float" office:value="0.739910313901345" calcext:value-type="float">
            <text:p>0,739910313901345</text:p>
          </table:table-cell>
          <table:table-cell table:formula="of:=[.Y22]/[.I22]" office:value-type="string" office:string-value="" calcext:value-type="error">
            <text:p>#DIV/0!</text:p>
          </table:table-cell>
          <table:table-cell table:formula="of:=[.Z22]/[.J22]" office:value-type="float" office:value="0.714285714285714" calcext:value-type="float">
            <text:p>0,714285714285714</text:p>
          </table:table-cell>
          <table:table-cell table:formula="of:=[.AA22]/[.K22]" office:value-type="float" office:value="0.737078651685393" calcext:value-type="float">
            <text:p>0,737078651685393</text:p>
          </table:table-cell>
          <table:table-cell table:style-name="ce1" office:value-type="float" office:value="12" calcext:value-type="float">
            <text:p>12</text:p>
          </table:table-cell>
          <table:table-cell table:formula="of:=[.AC22]/[.M22]" office:value-type="float" office:value="2.21927630481908" calcext:value-type="float">
            <text:p>2,2192763048190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Q22]/([.M22]*[.L22]*4)" office:value-type="float" office:value="0.0458910010560836" calcext:value-type="float">
            <text:p>0,0458910010560836</text:p>
          </table:table-cell>
          <table:table-cell table:formula="of:=[.R22]/([.B22]*[.BO22])" office:value-type="float" office:value="0.0375586854460094" calcext:value-type="float">
            <text:p>0,0375586854460094</text:p>
          </table:table-cell>
          <table:table-cell table:formula="of:=[.S22]/([.C22]*[.BP22])" office:value-type="string" office:string-value="" calcext:value-type="error">
            <text:p>#DIV/0!</text:p>
          </table:table-cell>
          <table:table-cell table:formula="of:=[.T22]/([.D22]*[.BQ22])" office:value-type="float" office:value="0.000868055555555555" calcext:value-type="float">
            <text:p>0,000868055555555555</text:p>
          </table:table-cell>
          <table:table-cell table:formula="of:=[.U22]/([.E22]*[.BR22])" office:value-type="string" office:string-value="" calcext:value-type="error">
            <text:p>#DIV/0!</text:p>
          </table:table-cell>
          <table:table-cell table:formula="of:=[.V22]/([.F22]*[.BS22])" office:value-type="float" office:value="0.0038860103626943" calcext:value-type="float">
            <text:p>0,0038860103626943</text:p>
          </table:table-cell>
          <table:table-cell table:formula="of:=[.W22]/([.G22]*[.BT22])" office:value-type="float" office:value="0.0195615310077519" calcext:value-type="float">
            <text:p>0,0195615310077519</text:p>
          </table:table-cell>
          <table:table-cell table:formula="of:=[.X22]/([.H22]*[.BU22])" office:value-type="float" office:value="0.0616591928251121" calcext:value-type="float">
            <text:p>0,0616591928251121</text:p>
          </table:table-cell>
          <table:table-cell table:formula="of:=[.Y22]/([.I22]*[.BV22])" office:value-type="string" office:string-value="" calcext:value-type="error">
            <text:p>#DIV/0!</text:p>
          </table:table-cell>
          <table:table-cell table:formula="of:=[.Z22]/([.J22]*[.BW22])" office:value-type="float" office:value="0.0595238095238095" calcext:value-type="float">
            <text:p>0,0595238095238095</text:p>
          </table:table-cell>
          <table:table-cell table:formula="of:=[.AA22]/([.K22]*[.BX22])" office:value-type="float" office:value="0.0614232209737828" calcext:value-type="float">
            <text:p>0,0614232209737828</text:p>
          </table:table-cell>
          <table:table-cell table:style-name="ce1" office:value-type="float" office:value="12" calcext:value-type="float">
            <text:p>12</text:p>
          </table:table-cell>
          <table:table-cell table:formula="of:=[.AC22]/([.M22]*[.BZ22]*2)" office:value-type="float" office:value="0.0924698460341282" calcext:value-type="float">
            <text:p>0,092469846034128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formula="of:=[.AC22]/([.M22]*8)" office:value-type="float" office:value="0.277409538102385" calcext:value-type="float">
            <text:p>0,277409538102385</text:p>
          </table:table-cell>
          <table:table-cell table:number-columns-repeated="2"/>
          <table:table-cell table:number-columns-repeated="19"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office:value-type="float" office:value="2.5004" calcext:value-type="float">
            <text:p>2,5004</text:p>
          </table:table-cell>
          <table:table-cell office:value-type="float" office:value="0.0123" calcext:value-type="float">
            <text:p>0,0123</text:p>
          </table:table-cell>
          <table:table-cell office:value-type="float" office:value="0" calcext:value-type="float">
            <text:p>0</text:p>
          </table:table-cell>
          <table:table-cell office:value-type="float" office:value="0.0755" calcext:value-type="float">
            <text:p>0,0755</text:p>
          </table:table-cell>
          <table:table-cell office:value-type="float" office:value="0" calcext:value-type="float">
            <text:p>0</text:p>
          </table:table-cell>
          <table:table-cell office:value-type="float" office:value="0.1895" calcext:value-type="float">
            <text:p>0,1895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0736" calcext:value-type="float">
            <text:p>0,0736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08" calcext:value-type="float">
            <text:p>0,050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.5741" calcext:value-type="float">
            <text:p>2,57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Q23]/[.A23]" office:value-type="float" office:value="2.64157734762438" calcext:value-type="float">
            <text:p>2,64157734762438</text:p>
          </table:table-cell>
          <table:table-cell table:formula="of:=[.R23]/[.B23]" office:value-type="float" office:value="0.520325203252033" calcext:value-type="float">
            <text:p>0,520325203252033</text:p>
          </table:table-cell>
          <table:table-cell table:formula="of:=[.S23]/[.C23]" office:value-type="string" office:string-value="" calcext:value-type="error">
            <text:p>#DIV/0!</text:p>
          </table:table-cell>
          <table:table-cell table:formula="of:=[.T23]/[.D23]" office:value-type="float" office:value="0.00927152317880795" calcext:value-type="float">
            <text:p>0,00927152317880795</text:p>
          </table:table-cell>
          <table:table-cell table:formula="of:=[.U23]/[.E23]" office:value-type="string" office:string-value="" calcext:value-type="error">
            <text:p>#DIV/0!</text:p>
          </table:table-cell>
          <table:table-cell table:formula="of:=[.V23]/[.F23]" office:value-type="float" office:value="0.0379947229551451" calcext:value-type="float">
            <text:p>0,0379947229551451</text:p>
          </table:table-cell>
          <table:table-cell table:formula="of:=[.W23]/[.G23]" office:value-type="float" office:value="0.210149642160052" calcext:value-type="float">
            <text:p>0,210149642160052</text:p>
          </table:table-cell>
          <table:table-cell table:formula="of:=[.X23]/[.H23]" office:value-type="float" office:value="0.672554347826087" calcext:value-type="float">
            <text:p>0,672554347826087</text:p>
          </table:table-cell>
          <table:table-cell table:formula="of:=[.Y23]/[.I23]" office:value-type="string" office:string-value="" calcext:value-type="error">
            <text:p>#DIV/0!</text:p>
          </table:table-cell>
          <table:table-cell table:formula="of:=[.Z23]/[.J23]" office:value-type="float" office:value="0.714285714285714" calcext:value-type="float">
            <text:p>0,714285714285714</text:p>
          </table:table-cell>
          <table:table-cell table:formula="of:=[.AA23]/[.K23]" office:value-type="float" office:value="0.645669291338583" calcext:value-type="float">
            <text:p>0,645669291338583</text:p>
          </table:table-cell>
          <table:table-cell table:style-name="ce1" office:value-type="float" office:value="16" calcext:value-type="float">
            <text:p>16</text:p>
          </table:table-cell>
          <table:table-cell table:formula="of:=[.AC23]/[.M23]" office:value-type="float" office:value="2.58517540111107" calcext:value-type="float">
            <text:p>2,585175401111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Q23]/([.M23]*[.L23]*4)" office:value-type="float" office:value="0.0400928965463657" calcext:value-type="float">
            <text:p>0,0400928965463657</text:p>
          </table:table-cell>
          <table:table-cell table:formula="of:=[.R23]/([.B23]*[.BO23])" office:value-type="float" office:value="0.032520325203252" calcext:value-type="float">
            <text:p>0,032520325203252</text:p>
          </table:table-cell>
          <table:table-cell table:formula="of:=[.S23]/([.C23]*[.BP23])" office:value-type="string" office:string-value="" calcext:value-type="error">
            <text:p>#DIV/0!</text:p>
          </table:table-cell>
          <table:table-cell table:formula="of:=[.T23]/([.D23]*[.BQ23])" office:value-type="float" office:value="0.000579470198675497" calcext:value-type="float">
            <text:p>0,000579470198675497</text:p>
          </table:table-cell>
          <table:table-cell table:formula="of:=[.U23]/([.E23]*[.BR23])" office:value-type="string" office:string-value="" calcext:value-type="error">
            <text:p>#DIV/0!</text:p>
          </table:table-cell>
          <table:table-cell table:formula="of:=[.V23]/([.F23]*[.BS23])" office:value-type="float" office:value="0.00237467018469657" calcext:value-type="float">
            <text:p>0,00237467018469657</text:p>
          </table:table-cell>
          <table:table-cell table:formula="of:=[.W23]/([.G23]*[.BT23])" office:value-type="float" office:value="0.0131343526350033" calcext:value-type="float">
            <text:p>0,0131343526350033</text:p>
          </table:table-cell>
          <table:table-cell table:formula="of:=[.X23]/([.H23]*[.BU23])" office:value-type="float" office:value="0.0420346467391304" calcext:value-type="float">
            <text:p>0,0420346467391304</text:p>
          </table:table-cell>
          <table:table-cell table:formula="of:=[.Y23]/([.I23]*[.BV23])" office:value-type="string" office:string-value="" calcext:value-type="error">
            <text:p>#DIV/0!</text:p>
          </table:table-cell>
          <table:table-cell table:formula="of:=[.Z23]/([.J23]*[.BW23])" office:value-type="float" office:value="0.0446428571428571" calcext:value-type="float">
            <text:p>0,0446428571428571</text:p>
          </table:table-cell>
          <table:table-cell table:formula="of:=[.AA23]/([.K23]*[.BX23])" office:value-type="float" office:value="0.0403543307086614" calcext:value-type="float">
            <text:p>0,0403543307086614</text:p>
          </table:table-cell>
          <table:table-cell table:style-name="ce1" office:value-type="float" office:value="16" calcext:value-type="float">
            <text:p>16</text:p>
          </table:table-cell>
          <table:table-cell table:formula="of:=[.AC23]/([.M23]*[.BZ23]*2)" office:value-type="float" office:value="0.0807867312847209" calcext:value-type="float">
            <text:p>0,080786731284720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formula="of:=[.AC23]/([.M23]*8)" office:value-type="float" office:value="0.323146925138883" calcext:value-type="float">
            <text:p>0,323146925138883</text:p>
          </table:table-cell>
          <table:table-cell table:number-columns-repeated="2"/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office:value-type="float" office:value="2.1606" calcext:value-type="float">
            <text:p>2,1606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0.1208" calcext:value-type="float">
            <text:p>0,1208</text:p>
          </table:table-cell>
          <table:table-cell office:value-type="float" office:value="0" calcext:value-type="float">
            <text:p>0</text:p>
          </table:table-cell>
          <table:table-cell office:value-type="float" office:value="0.683" calcext:value-type="float">
            <text:p>0,683</text:p>
          </table:table-cell>
          <table:table-cell office:value-type="float" office:value="0.2517" calcext:value-type="float">
            <text:p>0,2517</text:p>
          </table:table-cell>
          <table:table-cell office:value-type="float" office:value="0.0699" calcext:value-type="float">
            <text:p>0,0699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469" calcext:value-type="float">
            <text:p>0,046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2.2305" calcext:value-type="float">
            <text:p>2,230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Q24]/[.A24]" office:value-type="float" office:value="3.05702119781542" calcext:value-type="float">
            <text:p>3,05702119781542</text:p>
          </table:table-cell>
          <table:table-cell table:formula="of:=[.R24]/[.B24]" office:value-type="float" office:value="0.524590163934426" calcext:value-type="float">
            <text:p>0,524590163934426</text:p>
          </table:table-cell>
          <table:table-cell table:formula="of:=[.S24]/[.C24]" office:value-type="string" office:string-value="" calcext:value-type="error">
            <text:p>#DIV/0!</text:p>
          </table:table-cell>
          <table:table-cell table:formula="of:=[.T24]/[.D24]" office:value-type="float" office:value="0.00579470198675497" calcext:value-type="float">
            <text:p>0,00579470198675497</text:p>
          </table:table-cell>
          <table:table-cell table:formula="of:=[.U24]/[.E24]" office:value-type="string" office:string-value="" calcext:value-type="error">
            <text:p>#DIV/0!</text:p>
          </table:table-cell>
          <table:table-cell table:formula="of:=[.V24]/[.F24]" office:value-type="float" office:value="0.0105417276720351" calcext:value-type="float">
            <text:p>0,0105417276720351</text:p>
          </table:table-cell>
          <table:table-cell table:formula="of:=[.W24]/[.G24]" office:value-type="float" office:value="0.128327373857767" calcext:value-type="float">
            <text:p>0,128327373857767</text:p>
          </table:table-cell>
          <table:table-cell table:formula="of:=[.X24]/[.H24]" office:value-type="float" office:value="0.708154506437768" calcext:value-type="float">
            <text:p>0,708154506437768</text:p>
          </table:table-cell>
          <table:table-cell table:formula="of:=[.Y24]/[.I24]" office:value-type="string" office:string-value="" calcext:value-type="error">
            <text:p>#DIV/0!</text:p>
          </table:table-cell>
          <table:table-cell table:formula="of:=[.Z24]/[.J24]" office:value-type="float" office:value="0.714285714285714" calcext:value-type="float">
            <text:p>0,714285714285714</text:p>
          </table:table-cell>
          <table:table-cell table:formula="of:=[.AA24]/[.K24]" office:value-type="float" office:value="0.699360341151386" calcext:value-type="float">
            <text:p>0,699360341151386</text:p>
          </table:table-cell>
          <table:table-cell table:style-name="ce1" office:value-type="float" office:value="32" calcext:value-type="float">
            <text:p>32</text:p>
          </table:table-cell>
          <table:table-cell table:formula="of:=[.AC24]/[.M24]" office:value-type="float" office:value="2.98341179107823" calcext:value-type="float">
            <text:p>2,983411791078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Q24]/([.M24]*[.L24]*4)" office:value-type="float" office:value="0.0231345270118807" calcext:value-type="float">
            <text:p>0,0231345270118807</text:p>
          </table:table-cell>
          <table:table-cell table:formula="of:=[.R24]/([.B24]*[.BO24])" office:value-type="float" office:value="0.0163934426229508" calcext:value-type="float">
            <text:p>0,0163934426229508</text:p>
          </table:table-cell>
          <table:table-cell table:formula="of:=[.S24]/([.C24]*[.BP24])" office:value-type="string" office:string-value="" calcext:value-type="error">
            <text:p>#DIV/0!</text:p>
          </table:table-cell>
          <table:table-cell table:formula="of:=[.T24]/([.D24]*[.BQ24])" office:value-type="float" office:value="0.000181084437086093" calcext:value-type="float">
            <text:p>0,000181084437086093</text:p>
          </table:table-cell>
          <table:table-cell table:formula="of:=[.U24]/([.E24]*[.BR24])" office:value-type="string" office:string-value="" calcext:value-type="error">
            <text:p>#DIV/0!</text:p>
          </table:table-cell>
          <table:table-cell table:formula="of:=[.V24]/([.F24]*[.BS24])" office:value-type="float" office:value="0.000329428989751098" calcext:value-type="float">
            <text:p>0,000329428989751098</text:p>
          </table:table-cell>
          <table:table-cell table:formula="of:=[.W24]/([.G24]*[.BT24])" office:value-type="float" office:value="0.00401023043305522" calcext:value-type="float">
            <text:p>0,00401023043305522</text:p>
          </table:table-cell>
          <table:table-cell table:formula="of:=[.X24]/([.H24]*[.BU24])" office:value-type="float" office:value="0.0221298283261803" calcext:value-type="float">
            <text:p>0,0221298283261803</text:p>
          </table:table-cell>
          <table:table-cell table:formula="of:=[.Y24]/([.I24]*[.BV24])" office:value-type="string" office:string-value="" calcext:value-type="error">
            <text:p>#DIV/0!</text:p>
          </table:table-cell>
          <table:table-cell table:formula="of:=[.Z24]/([.J24]*[.BW24])" office:value-type="float" office:value="0.0223214285714286" calcext:value-type="float">
            <text:p>0,0223214285714286</text:p>
          </table:table-cell>
          <table:table-cell table:formula="of:=[.AA24]/([.K24]*[.BX24])" office:value-type="float" office:value="0.0218550106609808" calcext:value-type="float">
            <text:p>0,0218550106609808</text:p>
          </table:table-cell>
          <table:table-cell table:style-name="ce1" office:value-type="float" office:value="32" calcext:value-type="float">
            <text:p>32</text:p>
          </table:table-cell>
          <table:table-cell table:formula="of:=[.AC24]/([.M24]*[.BZ24]*2)" office:value-type="float" office:value="0.0466158092355974" calcext:value-type="float">
            <text:p>0,046615809235597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formula="of:=[.AC24]/([.M24]*8)" office:value-type="float" office:value="0.372926473884779" calcext:value-type="float">
            <text:p>0,372926473884779</text:p>
          </table:table-cell>
          <table:table-cell table:number-columns-repeated="2"/>
          <table:table-cell table:number-columns-repeated="19" table:style-name="ce2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office:value-type="float" office:value="2.431" calcext:value-type="float">
            <text:p>2,431</text:p>
          </table:table-cell>
          <table:table-cell office:value-type="float" office:value="0.0139" calcext:value-type="float">
            <text:p>0,0139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,322</text:p>
          </table:table-cell>
          <table:table-cell office:value-type="float" office:value="0" calcext:value-type="float">
            <text:p>0</text:p>
          </table:table-cell>
          <table:table-cell office:value-type="float" office:value="0.9917" calcext:value-type="float">
            <text:p>0,9917</text:p>
          </table:table-cell>
          <table:table-cell office:value-type="float" office:value="0.5345" calcext:value-type="float">
            <text:p>0,5345</text:p>
          </table:table-cell>
          <table:table-cell office:value-type="float" office:value="0.0656" calcext:value-type="float">
            <text:p>0,0656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427" calcext:value-type="float">
            <text:p>0,0427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2.4966" calcext:value-type="float">
            <text:p>2,496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Q25]/[.A25]" office:value-type="float" office:value="2.71698889345948" calcext:value-type="float">
            <text:p>2,71698889345948</text:p>
          </table:table-cell>
          <table:table-cell table:formula="of:=[.R25]/[.B25]" office:value-type="float" office:value="0.460431654676259" calcext:value-type="float">
            <text:p>0,460431654676259</text:p>
          </table:table-cell>
          <table:table-cell table:formula="of:=[.S25]/[.C25]" office:value-type="string" office:string-value="" calcext:value-type="error">
            <text:p>#DIV/0!</text:p>
          </table:table-cell>
          <table:table-cell table:formula="of:=[.T25]/[.D25]" office:value-type="float" office:value="0.00217391304347826" calcext:value-type="float">
            <text:p>0,00217391304347826</text:p>
          </table:table-cell>
          <table:table-cell table:formula="of:=[.U25]/[.E25]" office:value-type="string" office:string-value="" calcext:value-type="error">
            <text:p>#DIV/0!</text:p>
          </table:table-cell>
          <table:table-cell table:formula="of:=[.V25]/[.F25]" office:value-type="float" office:value="0.00726026015932238" calcext:value-type="float">
            <text:p>0,00726026015932238</text:p>
          </table:table-cell>
          <table:table-cell table:formula="of:=[.W25]/[.G25]" office:value-type="float" office:value="0.0604303086997194" calcext:value-type="float">
            <text:p>0,0604303086997194</text:p>
          </table:table-cell>
          <table:table-cell table:formula="of:=[.X25]/[.H25]" office:value-type="float" office:value="0.754573170731707" calcext:value-type="float">
            <text:p>0,754573170731707</text:p>
          </table:table-cell>
          <table:table-cell table:formula="of:=[.Y25]/[.I25]" office:value-type="string" office:string-value="" calcext:value-type="error">
            <text:p>#DIV/0!</text:p>
          </table:table-cell>
          <table:table-cell table:formula="of:=[.Z25]/[.J25]" office:value-type="float" office:value="0.714285714285714" calcext:value-type="float">
            <text:p>0,714285714285714</text:p>
          </table:table-cell>
          <table:table-cell table:formula="of:=[.AA25]/[.K25]" office:value-type="float" office:value="0.768149882903981" calcext:value-type="float">
            <text:p>0,768149882903981</text:p>
          </table:table-cell>
          <table:table-cell table:style-name="ce1" office:value-type="float" office:value="64" calcext:value-type="float">
            <text:p>64</text:p>
          </table:table-cell>
          <table:table-cell table:formula="of:=[.AC25]/[.M25]" office:value-type="float" office:value="2.66542497797004" calcext:value-type="float">
            <text:p>2,6654249779700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Q25]/([.M25]*[.L25]*4)" office:value-type="float" office:value="0.0103343672394456" calcext:value-type="float">
            <text:p>0,0103343672394456</text:p>
          </table:table-cell>
          <table:table-cell table:formula="of:=[.R25]/([.B25]*[.BO25])" office:value-type="float" office:value="0.00719424460431655" calcext:value-type="float">
            <text:p>0,00719424460431655</text:p>
          </table:table-cell>
          <table:table-cell table:formula="of:=[.S25]/([.C25]*[.BP25])" office:value-type="string" office:string-value="" calcext:value-type="error">
            <text:p>#DIV/0!</text:p>
          </table:table-cell>
          <table:table-cell table:formula="of:=[.T25]/([.D25]*[.BQ25])" office:value-type="float" office:value="0.0000339673913043478" calcext:value-type="float">
            <text:p>0,0000339673913043478</text:p>
          </table:table-cell>
          <table:table-cell table:formula="of:=[.U25]/([.E25]*[.BR25])" office:value-type="string" office:string-value="" calcext:value-type="error">
            <text:p>#DIV/0!</text:p>
          </table:table-cell>
          <table:table-cell table:formula="of:=[.V25]/([.F25]*[.BS25])" office:value-type="float" office:value="0.000113441564989412" calcext:value-type="float">
            <text:p>0,000113441564989412</text:p>
          </table:table-cell>
          <table:table-cell table:formula="of:=[.W25]/([.G25]*[.BT25])" office:value-type="float" office:value="0.000944223573433115" calcext:value-type="float">
            <text:p>0,000944223573433115</text:p>
          </table:table-cell>
          <table:table-cell table:formula="of:=[.X25]/([.H25]*[.BU25])" office:value-type="float" office:value="0.0117902057926829" calcext:value-type="float">
            <text:p>0,0117902057926829</text:p>
          </table:table-cell>
          <table:table-cell table:formula="of:=[.Y25]/([.I25]*[.BV25])" office:value-type="string" office:string-value="" calcext:value-type="error">
            <text:p>#DIV/0!</text:p>
          </table:table-cell>
          <table:table-cell table:formula="of:=[.Z25]/([.J25]*[.BW25])" office:value-type="float" office:value="0.0111607142857143" calcext:value-type="float">
            <text:p>0,0111607142857143</text:p>
          </table:table-cell>
          <table:table-cell table:formula="of:=[.AA25]/([.K25]*[.BX25])" office:value-type="float" office:value="0.0120023419203747" calcext:value-type="float">
            <text:p>0,0120023419203747</text:p>
          </table:table-cell>
          <table:table-cell table:style-name="ce1" office:value-type="float" office:value="64" calcext:value-type="float">
            <text:p>64</text:p>
          </table:table-cell>
          <table:table-cell table:formula="of:=[.AC25]/([.M25]*[.BZ25]*2)" office:value-type="float" office:value="0.0208236326403909" calcext:value-type="float">
            <text:p>0,0208236326403909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AC25]/([.M25]*8)" office:value-type="float" office:value="0.333178122246255" calcext:value-type="float">
            <text:p>0,333178122246255</text:p>
          </table:table-cell>
          <table:table-cell table:number-columns-repeated="2"/>
          <table:table-cell table:number-columns-repeated="19" table:style-name="ce2" office:value-type="float" office:value="64" calcext:value-type="float">
            <text:p>64</text:p>
          </table:table-cell>
          <table:table-cell table:number-columns-repeated="940"/>
        </table:table-row>
        <table:table-row table:style-name="ro1">
          <table:table-cell office:value-type="float" office:value="4.9614" calcext:value-type="float">
            <text:p>4,9614</text:p>
          </table:table-cell>
          <table:table-cell office:value-type="float" office:value="0.0251" calcext:value-type="float">
            <text:p>0,0251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1042" calcext:value-type="float">
            <text:p>0,104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663" calcext:value-type="float">
            <text:p>0,066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26]/[.A26]" office:value-type="float" office:value="2.79405006651348" calcext:value-type="float">
            <text:p>2,79405006651348</text:p>
          </table:table-cell>
          <table:table-cell table:formula="of:=[.R26]/[.B26]" office:value-type="float" office:value="0.374501992031872" calcext:value-type="float">
            <text:p>0,374501992031872</text:p>
          </table:table-cell>
          <table:table-cell table:formula="of:=[.S26]/[.C26]" office:value-type="string" office:string-value="" calcext:value-type="error">
            <text:p>#DIV/0!</text:p>
          </table:table-cell>
          <table:table-cell table:formula="of:=[.T26]/[.D26]" office:value-type="float" office:value="0.692307692307692" calcext:value-type="float">
            <text:p>0,692307692307692</text:p>
          </table:table-cell>
          <table:table-cell table:formula="of:=[.U26]/[.E26]" office:value-type="string" office:string-value="" calcext:value-type="error">
            <text:p>#DIV/0!</text:p>
          </table:table-cell>
          <table:table-cell table:formula="of:=[.V26]/[.F26]" office:value-type="float" office:value="1.38" calcext:value-type="float">
            <text:p>1,38</text:p>
          </table:table-cell>
          <table:table-cell table:formula="of:=[.W26]/[.G26]" office:value-type="float" office:value="2.26811594202899" calcext:value-type="float">
            <text:p>2,26811594202899</text:p>
          </table:table-cell>
          <table:table-cell table:formula="of:=[.X26]/[.H26]" office:value-type="float" office:value="0.834932821497121" calcext:value-type="float">
            <text:p>0,834932821497121</text:p>
          </table:table-cell>
          <table:table-cell table:formula="of:=[.Y26]/[.I26]" office:value-type="string" office:string-value="" calcext:value-type="error">
            <text:p>#DIV/0!</text:p>
          </table:table-cell>
          <table:table-cell table:formula="of:=[.Z26]/[.J26]" office:value-type="float" office:value="0.833333333333333" calcext:value-type="float">
            <text:p>0,833333333333333</text:p>
          </table:table-cell>
          <table:table-cell table:formula="of:=[.AA26]/[.K26]" office:value-type="float" office:value="0.809954751131222" calcext:value-type="float">
            <text:p>0,80995475113122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formula="of:=[.R26]/([.B26]*[.BO26])" office:value-type="float" office:value="0.374501992031872" calcext:value-type="float">
            <text:p>0,374501992031872</text:p>
          </table:table-cell>
          <table:table-cell table:formula="of:=[.S26]/([.C26]*[.BP26])" office:value-type="string" office:string-value="" calcext:value-type="error">
            <text:p>#DIV/0!</text:p>
          </table:table-cell>
          <table:table-cell table:formula="of:=[.T26]/([.D26]*[.BQ26])" office:value-type="float" office:value="0.692307692307692" calcext:value-type="float">
            <text:p>0,692307692307692</text:p>
          </table:table-cell>
          <table:table-cell table:formula="of:=[.U26]/([.E26]*[.BR26])" office:value-type="string" office:string-value="" calcext:value-type="error">
            <text:p>#DIV/0!</text:p>
          </table:table-cell>
          <table:table-cell table:formula="of:=[.V26]/([.F26]*[.BS26])" office:value-type="float" office:value="1.38" calcext:value-type="float">
            <text:p>1,38</text:p>
          </table:table-cell>
          <table:table-cell table:formula="of:=[.W26]/([.G26]*[.BT26])" office:value-type="float" office:value="2.26811594202899" calcext:value-type="float">
            <text:p>2,26811594202899</text:p>
          </table:table-cell>
          <table:table-cell table:formula="of:=[.X26]/([.H26]*[.BU26])" office:value-type="float" office:value="0.834932821497121" calcext:value-type="float">
            <text:p>0,834932821497121</text:p>
          </table:table-cell>
          <table:table-cell table:formula="of:=[.Y26]/([.I26]*[.BV26])" office:value-type="string" office:string-value="" calcext:value-type="error">
            <text:p>#DIV/0!</text:p>
          </table:table-cell>
          <table:table-cell table:formula="of:=[.Z26]/([.J26]*[.BW26])" office:value-type="float" office:value="0.833333333333333" calcext:value-type="float">
            <text:p>0,833333333333333</text:p>
          </table:table-cell>
          <table:table-cell table:formula="of:=[.AA26]/([.K26]*[.BX26])" office:value-type="float" office:value="0.809954751131222" calcext:value-type="float">
            <text:p>0,80995475113122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number-columns-repeated="19" table:style-name="ce2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0.0279" calcext:value-type="float">
            <text:p>0,0279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1015" calcext:value-type="float">
            <text:p>0,10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623" calcext:value-type="float">
            <text:p>0,062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7.6815" calcext:value-type="float">
            <text:p>7,68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Q27]/[.A27]" office:value-type="float" office:value="1.82881266490765" calcext:value-type="float">
            <text:p>1,82881266490765</text:p>
          </table:table-cell>
          <table:table-cell table:formula="of:=[.R27]/[.B27]" office:value-type="float" office:value="0.336917562724014" calcext:value-type="float">
            <text:p>0,336917562724014</text:p>
          </table:table-cell>
          <table:table-cell table:formula="of:=[.S27]/[.C27]" office:value-type="string" office:string-value="" calcext:value-type="error">
            <text:p>#DIV/0!</text:p>
          </table:table-cell>
          <table:table-cell table:formula="of:=[.T27]/[.D27]" office:value-type="float" office:value="0.225" calcext:value-type="float">
            <text:p>0,225</text:p>
          </table:table-cell>
          <table:table-cell table:formula="of:=[.U27]/[.E27]" office:value-type="string" office:string-value="" calcext:value-type="error">
            <text:p>#DIV/0!</text:p>
          </table:table-cell>
          <table:table-cell table:formula="of:=[.V27]/[.F27]" office:value-type="float" office:value="0.985714285714286" calcext:value-type="float">
            <text:p>0,985714285714286</text:p>
          </table:table-cell>
          <table:table-cell table:formula="of:=[.W27]/[.G27]" office:value-type="float" office:value="1.34334763948498" calcext:value-type="float">
            <text:p>1,34334763948498</text:p>
          </table:table-cell>
          <table:table-cell table:formula="of:=[.X27]/[.H27]" office:value-type="float" office:value="0.857142857142857" calcext:value-type="float">
            <text:p>0,857142857142857</text:p>
          </table:table-cell>
          <table:table-cell table:formula="of:=[.Y27]/[.I27]" office:value-type="string" office:string-value="" calcext:value-type="error">
            <text:p>#DIV/0!</text:p>
          </table:table-cell>
          <table:table-cell table:formula="of:=[.Z27]/[.J27]" office:value-type="float" office:value="0.833333333333333" calcext:value-type="float">
            <text:p>0,833333333333333</text:p>
          </table:table-cell>
          <table:table-cell table:formula="of:=[.AA27]/[.K27]" office:value-type="float" office:value="0.861958266452649" calcext:value-type="float">
            <text:p>0,861958266452649</text:p>
          </table:table-cell>
          <table:table-cell table:style-name="ce1" office:value-type="float" office:value="2" calcext:value-type="float">
            <text:p>2</text:p>
          </table:table-cell>
          <table:table-cell table:formula="of:=[.AC27]/[.M27]" office:value-type="float" office:value="1.81596042439628" calcext:value-type="float">
            <text:p>1,815960424396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Q27]/([.M27]*[.L27]*4)" office:value-type="float" office:value="0.225580941222417" calcext:value-type="float">
            <text:p>0,225580941222417</text:p>
          </table:table-cell>
          <table:table-cell table:formula="of:=[.R27]/([.B27]*[.BO27])" office:value-type="float" office:value="0.168458781362007" calcext:value-type="float">
            <text:p>0,168458781362007</text:p>
          </table:table-cell>
          <table:table-cell table:formula="of:=[.S27]/([.C27]*[.BP27])" office:value-type="string" office:string-value="" calcext:value-type="error">
            <text:p>#DIV/0!</text:p>
          </table:table-cell>
          <table:table-cell table:formula="of:=[.T27]/([.D27]*[.BQ27])" office:value-type="float" office:value="0.1125" calcext:value-type="float">
            <text:p>0,1125</text:p>
          </table:table-cell>
          <table:table-cell table:formula="of:=[.U27]/([.E27]*[.BR27])" office:value-type="string" office:string-value="" calcext:value-type="error">
            <text:p>#DIV/0!</text:p>
          </table:table-cell>
          <table:table-cell table:formula="of:=[.V27]/([.F27]*[.BS27])" office:value-type="float" office:value="0.492857142857143" calcext:value-type="float">
            <text:p>0,492857142857143</text:p>
          </table:table-cell>
          <table:table-cell table:formula="of:=[.W27]/([.G27]*[.BT27])" office:value-type="float" office:value="0.671673819742489" calcext:value-type="float">
            <text:p>0,671673819742489</text:p>
          </table:table-cell>
          <table:table-cell table:formula="of:=[.X27]/([.H27]*[.BU27])" office:value-type="float" office:value="0.428571428571429" calcext:value-type="float">
            <text:p>0,428571428571429</text:p>
          </table:table-cell>
          <table:table-cell table:formula="of:=[.Y27]/([.I27]*[.BV27])" office:value-type="string" office:string-value="" calcext:value-type="error">
            <text:p>#DIV/0!</text:p>
          </table:table-cell>
          <table:table-cell table:formula="of:=[.Z27]/([.J27]*[.BW27])" office:value-type="float" office:value="0.416666666666667" calcext:value-type="float">
            <text:p>0,416666666666667</text:p>
          </table:table-cell>
          <table:table-cell table:formula="of:=[.AA27]/([.K27]*[.BX27])" office:value-type="float" office:value="0.430979133226324" calcext:value-type="float">
            <text:p>0,430979133226324</text:p>
          </table:table-cell>
          <table:table-cell table:style-name="ce1" office:value-type="float" office:value="2" calcext:value-type="float">
            <text:p>2</text:p>
          </table:table-cell>
          <table:table-cell table:formula="of:=[.AC27]/([.M27]*[.BZ27]*2)" office:value-type="float" office:value="0.453990106099069" calcext:value-type="float">
            <text:p>0,45399010609906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AC27]/([.M27]*8)" office:value-type="float" office:value="0.226995053049535" calcext:value-type="float">
            <text:p>0,226995053049535</text:p>
          </table:table-cell>
          <table:table-cell table:number-columns-repeated="2"/>
          <table:table-cell table:number-columns-repeated="19" table:style-name="ce2" office:value-type="float" office:value="2" calcext:value-type="float">
            <text:p>2</text:p>
          </table:table-cell>
          <table:table-cell table:number-columns-repeated="940"/>
        </table:table-row>
        <table:table-row table:style-name="ro1">
          <table:table-cell office:value-type="float" office:value="5.8986" calcext:value-type="float">
            <text:p>5,8986</text:p>
          </table:table-cell>
          <table:table-cell office:value-type="float" office:value="0.0272" calcext:value-type="float">
            <text:p>0,0272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1004" calcext:value-type="float">
            <text:p>0,1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624" calcext:value-type="float">
            <text:p>0,062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.999" calcext:value-type="float">
            <text:p>5,9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28]/[.A28]" office:value-type="float" office:value="2.35011697690978" calcext:value-type="float">
            <text:p>2,35011697690978</text:p>
          </table:table-cell>
          <table:table-cell table:formula="of:=[.R28]/[.B28]" office:value-type="float" office:value="0.345588235294118" calcext:value-type="float">
            <text:p>0,345588235294118</text:p>
          </table:table-cell>
          <table:table-cell table:formula="of:=[.S28]/[.C28]" office:value-type="string" office:string-value="" calcext:value-type="error">
            <text:p>#DIV/0!</text:p>
          </table:table-cell>
          <table:table-cell table:formula="of:=[.T28]/[.D28]" office:value-type="float" office:value="0.0743801652892562" calcext:value-type="float">
            <text:p>0,0743801652892562</text:p>
          </table:table-cell>
          <table:table-cell table:formula="of:=[.U28]/[.E28]" office:value-type="string" office:string-value="" calcext:value-type="error">
            <text:p>#DIV/0!</text:p>
          </table:table-cell>
          <table:table-cell table:formula="of:=[.V28]/[.F28]" office:value-type="float" office:value="0.405882352941176" calcext:value-type="float">
            <text:p>0,405882352941176</text:p>
          </table:table-cell>
          <table:table-cell table:formula="of:=[.W28]/[.G28]" office:value-type="float" office:value="0.808785529715762" calcext:value-type="float">
            <text:p>0,808785529715762</text:p>
          </table:table-cell>
          <table:table-cell table:formula="of:=[.X28]/[.H28]" office:value-type="float" office:value="0.866533864541833" calcext:value-type="float">
            <text:p>0,866533864541833</text:p>
          </table:table-cell>
          <table:table-cell table:formula="of:=[.Y28]/[.I28]" office:value-type="string" office:string-value="" calcext:value-type="error">
            <text:p>#DIV/0!</text:p>
          </table:table-cell>
          <table:table-cell table:formula="of:=[.Z28]/[.J28]" office:value-type="float" office:value="0.833333333333333" calcext:value-type="float">
            <text:p>0,833333333333333</text:p>
          </table:table-cell>
          <table:table-cell table:formula="of:=[.AA28]/[.K28]" office:value-type="float" office:value="0.860576923076923" calcext:value-type="float">
            <text:p>0,860576923076923</text:p>
          </table:table-cell>
          <table:table-cell table:style-name="ce1" office:value-type="float" office:value="4" calcext:value-type="float">
            <text:p>4</text:p>
          </table:table-cell>
          <table:table-cell table:formula="of:=[.AC28]/[.M28]" office:value-type="float" office:value="2.32527087847975" calcext:value-type="float">
            <text:p>2,325270878479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Q28]/([.M28]*[.L28]*4)" office:value-type="float" office:value="0.144424070678446" calcext:value-type="float">
            <text:p>0,144424070678446</text:p>
          </table:table-cell>
          <table:table-cell table:formula="of:=[.R28]/([.B28]*[.BO28])" office:value-type="float" office:value="0.0863970588235294" calcext:value-type="float">
            <text:p>0,0863970588235294</text:p>
          </table:table-cell>
          <table:table-cell table:formula="of:=[.S28]/([.C28]*[.BP28])" office:value-type="string" office:string-value="" calcext:value-type="error">
            <text:p>#DIV/0!</text:p>
          </table:table-cell>
          <table:table-cell table:formula="of:=[.T28]/([.D28]*[.BQ28])" office:value-type="float" office:value="0.0185950413223141" calcext:value-type="float">
            <text:p>0,0185950413223141</text:p>
          </table:table-cell>
          <table:table-cell table:formula="of:=[.U28]/([.E28]*[.BR28])" office:value-type="string" office:string-value="" calcext:value-type="error">
            <text:p>#DIV/0!</text:p>
          </table:table-cell>
          <table:table-cell table:formula="of:=[.V28]/([.F28]*[.BS28])" office:value-type="float" office:value="0.101470588235294" calcext:value-type="float">
            <text:p>0,101470588235294</text:p>
          </table:table-cell>
          <table:table-cell table:formula="of:=[.W28]/([.G28]*[.BT28])" office:value-type="float" office:value="0.202196382428941" calcext:value-type="float">
            <text:p>0,202196382428941</text:p>
          </table:table-cell>
          <table:table-cell table:formula="of:=[.X28]/([.H28]*[.BU28])" office:value-type="float" office:value="0.216633466135458" calcext:value-type="float">
            <text:p>0,216633466135458</text:p>
          </table:table-cell>
          <table:table-cell table:formula="of:=[.Y28]/([.I28]*[.BV28])" office:value-type="string" office:string-value="" calcext:value-type="error">
            <text:p>#DIV/0!</text:p>
          </table:table-cell>
          <table:table-cell table:formula="of:=[.Z28]/([.J28]*[.BW28])" office:value-type="float" office:value="0.208333333333333" calcext:value-type="float">
            <text:p>0,208333333333333</text:p>
          </table:table-cell>
          <table:table-cell table:formula="of:=[.AA28]/([.K28]*[.BX28])" office:value-type="float" office:value="0.215144230769231" calcext:value-type="float">
            <text:p>0,215144230769231</text:p>
          </table:table-cell>
          <table:table-cell table:style-name="ce1" office:value-type="float" office:value="4" calcext:value-type="float">
            <text:p>4</text:p>
          </table:table-cell>
          <table:table-cell table:formula="of:=[.AC28]/([.M28]*[.BZ28]*2)" office:value-type="float" office:value="0.290658859809968" calcext:value-type="float">
            <text:p>0,2906588598099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AC28]/([.M28]*8)" office:value-type="float" office:value="0.290658859809968" calcext:value-type="float">
            <text:p>0,290658859809968</text:p>
          </table:table-cell>
          <table:table-cell table:number-columns-repeated="2"/>
          <table:table-cell table:number-columns-repeated="19" table:style-name="ce2" office:value-type="float" office:value="4" calcext:value-type="float">
            <text:p>4</text:p>
          </table:table-cell>
          <table:table-cell table:number-columns-repeated="940"/>
        </table:table-row>
        <table:table-row table:style-name="ro1">
          <table:table-cell office:value-type="float" office:value="5.2224" calcext:value-type="float">
            <text:p>5,2224</text:p>
          </table:table-cell>
          <table:table-cell office:value-type="float" office:value="0.0267" calcext:value-type="float">
            <text:p>0,0267</text:p>
          </table:table-cell>
          <table:table-cell office:value-type="float" office:value="0" calcext:value-type="float">
            <text:p>0</text:p>
          </table:table-cell>
          <table:table-cell office:value-type="float" office:value="0.0364" calcext:value-type="float">
            <text:p>0,0364</text:p>
          </table:table-cell>
          <table:table-cell office:value-type="float" office:value="0" calcext:value-type="float">
            <text:p>0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1023" calcext:value-type="float">
            <text:p>0,102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632" calcext:value-type="float">
            <text:p>0,063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.3248" calcext:value-type="float">
            <text:p>5,32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Q29]/[.A29]" office:value-type="float" office:value="2.65441176470588" calcext:value-type="float">
            <text:p>2,65441176470588</text:p>
          </table:table-cell>
          <table:table-cell table:formula="of:=[.R29]/[.B29]" office:value-type="float" office:value="0.352059925093633" calcext:value-type="float">
            <text:p>0,352059925093633</text:p>
          </table:table-cell>
          <table:table-cell table:formula="of:=[.S29]/[.C29]" office:value-type="string" office:string-value="" calcext:value-type="error">
            <text:p>#DIV/0!</text:p>
          </table:table-cell>
          <table:table-cell table:formula="of:=[.T29]/[.D29]" office:value-type="float" office:value="0.0247252747252747" calcext:value-type="float">
            <text:p>0,0247252747252747</text:p>
          </table:table-cell>
          <table:table-cell table:formula="of:=[.U29]/[.E29]" office:value-type="string" office:string-value="" calcext:value-type="error">
            <text:p>#DIV/0!</text:p>
          </table:table-cell>
          <table:table-cell table:formula="of:=[.V29]/[.F29]" office:value-type="float" office:value="0.128014842300557" calcext:value-type="float">
            <text:p>0,128014842300557</text:p>
          </table:table-cell>
          <table:table-cell table:formula="of:=[.W29]/[.G29]" office:value-type="float" office:value="0.385943279901356" calcext:value-type="float">
            <text:p>0,385943279901356</text:p>
          </table:table-cell>
          <table:table-cell table:formula="of:=[.X29]/[.H29]" office:value-type="float" office:value="0.850439882697947" calcext:value-type="float">
            <text:p>0,850439882697947</text:p>
          </table:table-cell>
          <table:table-cell table:formula="of:=[.Y29]/[.I29]" office:value-type="string" office:string-value="" calcext:value-type="error">
            <text:p>#DIV/0!</text:p>
          </table:table-cell>
          <table:table-cell table:formula="of:=[.Z29]/[.J29]" office:value-type="float" office:value="0.833333333333333" calcext:value-type="float">
            <text:p>0,833333333333333</text:p>
          </table:table-cell>
          <table:table-cell table:formula="of:=[.AA29]/[.K29]" office:value-type="float" office:value="0.849683544303797" calcext:value-type="float">
            <text:p>0,849683544303797</text:p>
          </table:table-cell>
          <table:table-cell table:style-name="ce1" office:value-type="float" office:value="8" calcext:value-type="float">
            <text:p>8</text:p>
          </table:table-cell>
          <table:table-cell table:formula="of:=[.AC29]/[.M29]" office:value-type="float" office:value="2.61968524639423" calcext:value-type="float">
            <text:p>2,619685246394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Q29]/([.M29]*[.L29]*4)" office:value-type="float" office:value="0.0813551682692308" calcext:value-type="float">
            <text:p>0,0813551682692308</text:p>
          </table:table-cell>
          <table:table-cell table:formula="of:=[.R29]/([.B29]*[.BO29])" office:value-type="float" office:value="0.0440074906367041" calcext:value-type="float">
            <text:p>0,0440074906367041</text:p>
          </table:table-cell>
          <table:table-cell table:formula="of:=[.S29]/([.C29]*[.BP29])" office:value-type="string" office:string-value="" calcext:value-type="error">
            <text:p>#DIV/0!</text:p>
          </table:table-cell>
          <table:table-cell table:formula="of:=[.T29]/([.D29]*[.BQ29])" office:value-type="float" office:value="0.00309065934065934" calcext:value-type="float">
            <text:p>0,00309065934065934</text:p>
          </table:table-cell>
          <table:table-cell table:formula="of:=[.U29]/([.E29]*[.BR29])" office:value-type="string" office:string-value="" calcext:value-type="error">
            <text:p>#DIV/0!</text:p>
          </table:table-cell>
          <table:table-cell table:formula="of:=[.V29]/([.F29]*[.BS29])" office:value-type="float" office:value="0.0160018552875696" calcext:value-type="float">
            <text:p>0,0160018552875696</text:p>
          </table:table-cell>
          <table:table-cell table:formula="of:=[.W29]/([.G29]*[.BT29])" office:value-type="float" office:value="0.0482429099876695" calcext:value-type="float">
            <text:p>0,0482429099876695</text:p>
          </table:table-cell>
          <table:table-cell table:formula="of:=[.X29]/([.H29]*[.BU29])" office:value-type="float" office:value="0.106304985337243" calcext:value-type="float">
            <text:p>0,106304985337243</text:p>
          </table:table-cell>
          <table:table-cell table:formula="of:=[.Y29]/([.I29]*[.BV29])" office:value-type="string" office:string-value="" calcext:value-type="error">
            <text:p>#DIV/0!</text:p>
          </table:table-cell>
          <table:table-cell table:formula="of:=[.Z29]/([.J29]*[.BW29])" office:value-type="float" office:value="0.104166666666667" calcext:value-type="float">
            <text:p>0,104166666666667</text:p>
          </table:table-cell>
          <table:table-cell table:formula="of:=[.AA29]/([.K29]*[.BX29])" office:value-type="float" office:value="0.106210443037975" calcext:value-type="float">
            <text:p>0,106210443037975</text:p>
          </table:table-cell>
          <table:table-cell table:style-name="ce1" office:value-type="float" office:value="8" calcext:value-type="float">
            <text:p>8</text:p>
          </table:table-cell>
          <table:table-cell table:formula="of:=[.AC29]/([.M29]*[.BZ29]*2)" office:value-type="float" office:value="0.163730327899639" calcext:value-type="float">
            <text:p>0,16373032789963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[.AC29]/([.M29]*8)" office:value-type="float" office:value="0.327460655799279" calcext:value-type="float">
            <text:p>0,327460655799279</text:p>
          </table:table-cell>
          <table:table-cell table:number-columns-repeated="2"/>
          <table:table-cell table:number-columns-repeated="19"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office:value-type="float" office:value="4.4744" calcext:value-type="float">
            <text:p>4,4744</text:p>
          </table:table-cell>
          <table:table-cell office:value-type="float" office:value="0.0237" calcext:value-type="float">
            <text:p>0,0237</text:p>
          </table:table-cell>
          <table:table-cell office:value-type="float" office:value="0" calcext:value-type="float">
            <text:p>0</text:p>
          </table:table-cell>
          <table:table-cell office:value-type="float" office:value="0.0556" calcext:value-type="float">
            <text:p>0,0556</text:p>
          </table:table-cell>
          <table:table-cell office:value-type="float" office:value="0" calcext:value-type="float">
            <text:p>0</text:p>
          </table:table-cell>
          <table:table-cell office:value-type="float" office:value="0.0829" calcext:value-type="float">
            <text:p>0,0829</text:p>
          </table:table-cell>
          <table:table-cell office:value-type="float" office:value="0.1034" calcext:value-type="float">
            <text:p>0,1034</text:p>
          </table:table-cell>
          <table:table-cell office:value-type="float" office:value="0.1005" calcext:value-type="float">
            <text:p>0,100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626" calcext:value-type="float">
            <text:p>0,062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.5749" calcext:value-type="float">
            <text:p>4,574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Q30]/[.A30]" office:value-type="float" office:value="3.09815841230109" calcext:value-type="float">
            <text:p>3,09815841230109</text:p>
          </table:table-cell>
          <table:table-cell table:formula="of:=[.R30]/[.B30]" office:value-type="float" office:value="0.39662447257384" calcext:value-type="float">
            <text:p>0,39662447257384</text:p>
          </table:table-cell>
          <table:table-cell table:formula="of:=[.S30]/[.C30]" office:value-type="string" office:string-value="" calcext:value-type="error">
            <text:p>#DIV/0!</text:p>
          </table:table-cell>
          <table:table-cell table:formula="of:=[.T30]/[.D30]" office:value-type="float" office:value="0.0161870503597122" calcext:value-type="float">
            <text:p>0,0161870503597122</text:p>
          </table:table-cell>
          <table:table-cell table:formula="of:=[.U30]/[.E30]" office:value-type="string" office:string-value="" calcext:value-type="error">
            <text:p>#DIV/0!</text:p>
          </table:table-cell>
          <table:table-cell table:formula="of:=[.V30]/[.F30]" office:value-type="float" office:value="0.0832328106151991" calcext:value-type="float">
            <text:p>0,0832328106151991</text:p>
          </table:table-cell>
          <table:table-cell table:formula="of:=[.W30]/[.G30]" office:value-type="float" office:value="0.302707930367505" calcext:value-type="float">
            <text:p>0,302707930367505</text:p>
          </table:table-cell>
          <table:table-cell table:formula="of:=[.X30]/[.H30]" office:value-type="float" office:value="0.865671641791045" calcext:value-type="float">
            <text:p>0,865671641791045</text:p>
          </table:table-cell>
          <table:table-cell table:formula="of:=[.Y30]/[.I30]" office:value-type="string" office:string-value="" calcext:value-type="error">
            <text:p>#DIV/0!</text:p>
          </table:table-cell>
          <table:table-cell table:formula="of:=[.Z30]/[.J30]" office:value-type="float" office:value="0.833333333333333" calcext:value-type="float">
            <text:p>0,833333333333333</text:p>
          </table:table-cell>
          <table:table-cell table:formula="of:=[.AA30]/[.K30]" office:value-type="float" office:value="0.857827476038339" calcext:value-type="float">
            <text:p>0,857827476038339</text:p>
          </table:table-cell>
          <table:table-cell table:style-name="ce1" office:value-type="float" office:value="12" calcext:value-type="float">
            <text:p>12</text:p>
          </table:table-cell>
          <table:table-cell table:formula="of:=[.AC30]/[.M30]" office:value-type="float" office:value="3.04909396926709" calcext:value-type="float">
            <text:p>3,0490939692670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Q30]/([.M30]*[.L30]*4)" office:value-type="float" office:value="0.0631270628866205" calcext:value-type="float">
            <text:p>0,0631270628866205</text:p>
          </table:table-cell>
          <table:table-cell table:formula="of:=[.R30]/([.B30]*[.BO30])" office:value-type="float" office:value="0.0330520393811533" calcext:value-type="float">
            <text:p>0,0330520393811533</text:p>
          </table:table-cell>
          <table:table-cell table:formula="of:=[.S30]/([.C30]*[.BP30])" office:value-type="string" office:string-value="" calcext:value-type="error">
            <text:p>#DIV/0!</text:p>
          </table:table-cell>
          <table:table-cell table:formula="of:=[.T30]/([.D30]*[.BQ30])" office:value-type="float" office:value="0.00134892086330935" calcext:value-type="float">
            <text:p>0,00134892086330935</text:p>
          </table:table-cell>
          <table:table-cell table:formula="of:=[.U30]/([.E30]*[.BR30])" office:value-type="string" office:string-value="" calcext:value-type="error">
            <text:p>#DIV/0!</text:p>
          </table:table-cell>
          <table:table-cell table:formula="of:=[.V30]/([.F30]*[.BS30])" office:value-type="float" office:value="0.00693606755126659" calcext:value-type="float">
            <text:p>0,00693606755126659</text:p>
          </table:table-cell>
          <table:table-cell table:formula="of:=[.W30]/([.G30]*[.BT30])" office:value-type="float" office:value="0.0252256608639587" calcext:value-type="float">
            <text:p>0,0252256608639587</text:p>
          </table:table-cell>
          <table:table-cell table:formula="of:=[.X30]/([.H30]*[.BU30])" office:value-type="float" office:value="0.0721393034825871" calcext:value-type="float">
            <text:p>0,0721393034825871</text:p>
          </table:table-cell>
          <table:table-cell table:formula="of:=[.Y30]/([.I30]*[.BV30])" office:value-type="string" office:string-value="" calcext:value-type="error">
            <text:p>#DIV/0!</text:p>
          </table:table-cell>
          <table:table-cell table:formula="of:=[.Z30]/([.J30]*[.BW30])" office:value-type="float" office:value="0.0694444444444444" calcext:value-type="float">
            <text:p>0,0694444444444444</text:p>
          </table:table-cell>
          <table:table-cell table:formula="of:=[.AA30]/([.K30]*[.BX30])" office:value-type="float" office:value="0.0714856230031949" calcext:value-type="float">
            <text:p>0,0714856230031949</text:p>
          </table:table-cell>
          <table:table-cell table:style-name="ce1" office:value-type="float" office:value="12" calcext:value-type="float">
            <text:p>12</text:p>
          </table:table-cell>
          <table:table-cell table:formula="of:=[.AC30]/([.M30]*[.BZ30]*2)" office:value-type="float" office:value="0.127045582052795" calcext:value-type="float">
            <text:p>0,12704558205279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formula="of:=[.AC30]/([.M30]*8)" office:value-type="float" office:value="0.381136746158386" calcext:value-type="float">
            <text:p>0,381136746158386</text:p>
          </table:table-cell>
          <table:table-cell table:number-columns-repeated="2"/>
          <table:table-cell table:number-columns-repeated="19"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office:value-type="float" office:value="5.3149" calcext:value-type="float">
            <text:p>5,3149</text:p>
          </table:table-cell>
          <table:table-cell office:value-type="float" office:value="0.0286" calcext:value-type="float">
            <text:p>0,0286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2181" calcext:value-type="float">
            <text:p>0,2181</text:p>
          </table:table-cell>
          <table:table-cell office:value-type="float" office:value="0.1403" calcext:value-type="float">
            <text:p>0,1403</text:p>
          </table:table-cell>
          <table:table-cell office:value-type="float" office:value="0.1137" calcext:value-type="float">
            <text:p>0,1137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655" calcext:value-type="float">
            <text:p>0,065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.4286" calcext:value-type="float">
            <text:p>5,428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Q31]/[.A31]" office:value-type="float" office:value="2.60821464185591" calcext:value-type="float">
            <text:p>2,60821464185591</text:p>
          </table:table-cell>
          <table:table-cell table:formula="of:=[.R31]/[.B31]" office:value-type="float" office:value="0.328671328671329" calcext:value-type="float">
            <text:p>0,328671328671329</text:p>
          </table:table-cell>
          <table:table-cell table:formula="of:=[.S31]/[.C31]" office:value-type="string" office:string-value="" calcext:value-type="error">
            <text:p>#DIV/0!</text:p>
          </table:table-cell>
          <table:table-cell table:formula="of:=[.T31]/[.D31]" office:value-type="float" office:value="0.0102272727272727" calcext:value-type="float">
            <text:p>0,0102272727272727</text:p>
          </table:table-cell>
          <table:table-cell table:formula="of:=[.U31]/[.E31]" office:value-type="string" office:string-value="" calcext:value-type="error">
            <text:p>#DIV/0!</text:p>
          </table:table-cell>
          <table:table-cell table:formula="of:=[.V31]/[.F31]" office:value-type="float" office:value="0.031636863823934" calcext:value-type="float">
            <text:p>0,031636863823934</text:p>
          </table:table-cell>
          <table:table-cell table:formula="of:=[.W31]/[.G31]" office:value-type="float" office:value="0.223093371347113" calcext:value-type="float">
            <text:p>0,223093371347113</text:p>
          </table:table-cell>
          <table:table-cell table:formula="of:=[.X31]/[.H31]" office:value-type="float" office:value="0.765171503957784" calcext:value-type="float">
            <text:p>0,765171503957784</text:p>
          </table:table-cell>
          <table:table-cell table:formula="of:=[.Y31]/[.I31]" office:value-type="string" office:string-value="" calcext:value-type="error">
            <text:p>#DIV/0!</text:p>
          </table:table-cell>
          <table:table-cell table:formula="of:=[.Z31]/[.J31]" office:value-type="float" office:value="0.625" calcext:value-type="float">
            <text:p>0,625</text:p>
          </table:table-cell>
          <table:table-cell table:formula="of:=[.AA31]/[.K31]" office:value-type="float" office:value="0.819847328244275" calcext:value-type="float">
            <text:p>0,819847328244275</text:p>
          </table:table-cell>
          <table:table-cell table:style-name="ce1" office:value-type="float" office:value="16" calcext:value-type="float">
            <text:p>16</text:p>
          </table:table-cell>
          <table:table-cell table:formula="of:=[.AC31]/[.M31]" office:value-type="float" office:value="2.56959437055594" calcext:value-type="float">
            <text:p>2,569594370555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Q31]/([.M31]*[.L31]*4)" office:value-type="float" office:value="0.0398997900011053" calcext:value-type="float">
            <text:p>0,0398997900011053</text:p>
          </table:table-cell>
          <table:table-cell table:formula="of:=[.R31]/([.B31]*[.BO31])" office:value-type="float" office:value="0.020541958041958" calcext:value-type="float">
            <text:p>0,020541958041958</text:p>
          </table:table-cell>
          <table:table-cell table:formula="of:=[.S31]/([.C31]*[.BP31])" office:value-type="string" office:string-value="" calcext:value-type="error">
            <text:p>#DIV/0!</text:p>
          </table:table-cell>
          <table:table-cell table:formula="of:=[.T31]/([.D31]*[.BQ31])" office:value-type="float" office:value="0.000639204545454546" calcext:value-type="float">
            <text:p>0,000639204545454546</text:p>
          </table:table-cell>
          <table:table-cell table:formula="of:=[.U31]/([.E31]*[.BR31])" office:value-type="string" office:string-value="" calcext:value-type="error">
            <text:p>#DIV/0!</text:p>
          </table:table-cell>
          <table:table-cell table:formula="of:=[.V31]/([.F31]*[.BS31])" office:value-type="float" office:value="0.00197730398899587" calcext:value-type="float">
            <text:p>0,00197730398899587</text:p>
          </table:table-cell>
          <table:table-cell table:formula="of:=[.W31]/([.G31]*[.BT31])" office:value-type="float" office:value="0.0139433357091946" calcext:value-type="float">
            <text:p>0,0139433357091946</text:p>
          </table:table-cell>
          <table:table-cell table:formula="of:=[.X31]/([.H31]*[.BU31])" office:value-type="float" office:value="0.0478232189973615" calcext:value-type="float">
            <text:p>0,0478232189973615</text:p>
          </table:table-cell>
          <table:table-cell table:formula="of:=[.Y31]/([.I31]*[.BV31])" office:value-type="string" office:string-value="" calcext:value-type="error">
            <text:p>#DIV/0!</text:p>
          </table:table-cell>
          <table:table-cell table:formula="of:=[.Z31]/([.J31]*[.BW31])" office:value-type="float" office:value="0.0390625" calcext:value-type="float">
            <text:p>0,0390625</text:p>
          </table:table-cell>
          <table:table-cell table:formula="of:=[.AA31]/([.K31]*[.BX31])" office:value-type="float" office:value="0.0512404580152672" calcext:value-type="float">
            <text:p>0,0512404580152672</text:p>
          </table:table-cell>
          <table:table-cell table:style-name="ce1" office:value-type="float" office:value="16" calcext:value-type="float">
            <text:p>16</text:p>
          </table:table-cell>
          <table:table-cell table:formula="of:=[.AC31]/([.M31]*[.BZ31]*2)" office:value-type="float" office:value="0.0802998240798733" calcext:value-type="float">
            <text:p>0,080299824079873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formula="of:=[.AC31]/([.M31]*8)" office:value-type="float" office:value="0.321199296319493" calcext:value-type="float">
            <text:p>0,321199296319493</text:p>
          </table:table-cell>
          <table:table-cell table:number-columns-repeated="2"/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office:value-type="float" office:value="5.1011" calcext:value-type="float">
            <text:p>5,1011</text:p>
          </table:table-cell>
          <table:table-cell office:value-type="float" office:value="0.0277" calcext:value-type="float">
            <text:p>0,0277</text:p>
          </table:table-cell>
          <table:table-cell office:value-type="float" office:value="0" calcext:value-type="float">
            <text:p>0</text:p>
          </table:table-cell>
          <table:table-cell office:value-type="float" office:value="0.1988" calcext:value-type="float">
            <text:p>0,1988</text:p>
          </table:table-cell>
          <table:table-cell office:value-type="float" office:value="0" calcext:value-type="float">
            <text:p>0</text:p>
          </table:table-cell>
          <table:table-cell office:value-type="float" office:value="0.4983" calcext:value-type="float">
            <text:p>0,4983</text:p>
          </table:table-cell>
          <table:table-cell office:value-type="float" office:value="0.3005" calcext:value-type="float">
            <text:p>0,3005</text:p>
          </table:table-cell>
          <table:table-cell office:value-type="float" office:value="0.1018" calcext:value-type="float">
            <text:p>0,1018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637" calcext:value-type="float">
            <text:p>0,0637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5.2029" calcext:value-type="float">
            <text:p>5,202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Q32]/[.A32]" office:value-type="float" office:value="2.71753151281096" calcext:value-type="float">
            <text:p>2,71753151281096</text:p>
          </table:table-cell>
          <table:table-cell table:formula="of:=[.R32]/[.B32]" office:value-type="float" office:value="0.339350180505415" calcext:value-type="float">
            <text:p>0,339350180505415</text:p>
          </table:table-cell>
          <table:table-cell table:formula="of:=[.S32]/[.C32]" office:value-type="string" office:string-value="" calcext:value-type="error">
            <text:p>#DIV/0!</text:p>
          </table:table-cell>
          <table:table-cell table:formula="of:=[.T32]/[.D32]" office:value-type="float" office:value="0.0045271629778672" calcext:value-type="float">
            <text:p>0,0045271629778672</text:p>
          </table:table-cell>
          <table:table-cell table:formula="of:=[.U32]/[.E32]" office:value-type="string" office:string-value="" calcext:value-type="error">
            <text:p>#DIV/0!</text:p>
          </table:table-cell>
          <table:table-cell table:formula="of:=[.V32]/[.F32]" office:value-type="float" office:value="0.0138470800722456" calcext:value-type="float">
            <text:p>0,0138470800722456</text:p>
          </table:table-cell>
          <table:table-cell table:formula="of:=[.W32]/[.G32]" office:value-type="float" office:value="0.104159733777038" calcext:value-type="float">
            <text:p>0,104159733777038</text:p>
          </table:table-cell>
          <table:table-cell table:formula="of:=[.X32]/[.H32]" office:value-type="float" office:value="0.854616895874263" calcext:value-type="float">
            <text:p>0,854616895874263</text:p>
          </table:table-cell>
          <table:table-cell table:formula="of:=[.Y32]/[.I32]" office:value-type="string" office:string-value="" calcext:value-type="error">
            <text:p>#DIV/0!</text:p>
          </table:table-cell>
          <table:table-cell table:formula="of:=[.Z32]/[.J32]" office:value-type="float" office:value="0.833333333333333" calcext:value-type="float">
            <text:p>0,833333333333333</text:p>
          </table:table-cell>
          <table:table-cell table:formula="of:=[.AA32]/[.K32]" office:value-type="float" office:value="0.843014128728414" calcext:value-type="float">
            <text:p>0,843014128728414</text:p>
          </table:table-cell>
          <table:table-cell table:style-name="ce1" office:value-type="float" office:value="32" calcext:value-type="float">
            <text:p>32</text:p>
          </table:table-cell>
          <table:table-cell table:formula="of:=[.AC32]/[.M32]" office:value-type="float" office:value="2.68106248438371" calcext:value-type="float">
            <text:p>2,6810624843837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Q32]/([.M32]*[.L32]*4)" office:value-type="float" office:value="0.0208153145361241" calcext:value-type="float">
            <text:p>0,0208153145361241</text:p>
          </table:table-cell>
          <table:table-cell table:formula="of:=[.R32]/([.B32]*[.BO32])" office:value-type="float" office:value="0.0106046931407942" calcext:value-type="float">
            <text:p>0,0106046931407942</text:p>
          </table:table-cell>
          <table:table-cell table:formula="of:=[.S32]/([.C32]*[.BP32])" office:value-type="string" office:string-value="" calcext:value-type="error">
            <text:p>#DIV/0!</text:p>
          </table:table-cell>
          <table:table-cell table:formula="of:=[.T32]/([.D32]*[.BQ32])" office:value-type="float" office:value="0.00014147384305835" calcext:value-type="float">
            <text:p>0,00014147384305835</text:p>
          </table:table-cell>
          <table:table-cell table:formula="of:=[.U32]/([.E32]*[.BR32])" office:value-type="string" office:string-value="" calcext:value-type="error">
            <text:p>#DIV/0!</text:p>
          </table:table-cell>
          <table:table-cell table:formula="of:=[.V32]/([.F32]*[.BS32])" office:value-type="float" office:value="0.000432721252257676" calcext:value-type="float">
            <text:p>0,000432721252257676</text:p>
          </table:table-cell>
          <table:table-cell table:formula="of:=[.W32]/([.G32]*[.BT32])" office:value-type="float" office:value="0.00325499168053245" calcext:value-type="float">
            <text:p>0,00325499168053245</text:p>
          </table:table-cell>
          <table:table-cell table:formula="of:=[.X32]/([.H32]*[.BU32])" office:value-type="float" office:value="0.0267067779960707" calcext:value-type="float">
            <text:p>0,0267067779960707</text:p>
          </table:table-cell>
          <table:table-cell table:formula="of:=[.Y32]/([.I32]*[.BV32])" office:value-type="string" office:string-value="" calcext:value-type="error">
            <text:p>#DIV/0!</text:p>
          </table:table-cell>
          <table:table-cell table:formula="of:=[.Z32]/([.J32]*[.BW32])" office:value-type="float" office:value="0.0260416666666667" calcext:value-type="float">
            <text:p>0,0260416666666667</text:p>
          </table:table-cell>
          <table:table-cell table:formula="of:=[.AA32]/([.K32]*[.BX32])" office:value-type="float" office:value="0.0263441915227629" calcext:value-type="float">
            <text:p>0,0263441915227629</text:p>
          </table:table-cell>
          <table:table-cell table:style-name="ce1" office:value-type="float" office:value="32" calcext:value-type="float">
            <text:p>32</text:p>
          </table:table-cell>
          <table:table-cell table:formula="of:=[.AC32]/([.M32]*[.BZ32]*2)" office:value-type="float" office:value="0.0418916013184955" calcext:value-type="float">
            <text:p>0,041891601318495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formula="of:=[.AC32]/([.M32]*8)" office:value-type="float" office:value="0.335132810547964" calcext:value-type="float">
            <text:p>0,335132810547964</text:p>
          </table:table-cell>
          <table:table-cell table:number-columns-repeated="2"/>
          <table:table-cell table:number-columns-repeated="19" table:style-name="ce2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office:value-type="float" office:value="5.0253" calcext:value-type="float">
            <text:p>5,0253</text:p>
          </table:table-cell>
          <table:table-cell office:value-type="float" office:value="0.0269" calcext:value-type="float">
            <text:p>0,0269</text:p>
          </table:table-cell>
          <table:table-cell office:value-type="float" office:value="0" calcext:value-type="float">
            <text:p>0</text:p>
          </table:table-cell>
          <table:table-cell office:value-type="float" office:value="0.4406" calcext:value-type="float">
            <text:p>0,4406</text:p>
          </table:table-cell>
          <table:table-cell office:value-type="float" office:value="0" calcext:value-type="float">
            <text:p>0</text:p>
          </table:table-cell>
          <table:table-cell office:value-type="float" office:value="1.5695" calcext:value-type="float">
            <text:p>1,5695</text:p>
          </table:table-cell>
          <table:table-cell office:value-type="float" office:value="0.7916" calcext:value-type="float">
            <text:p>0,7916</text:p>
          </table:table-cell>
          <table:table-cell office:value-type="float" office:value="0.1282" calcext:value-type="float">
            <text:p>0,128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81" calcext:value-type="float">
            <text:p>0,08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.1535" calcext:value-type="float">
            <text:p>5,153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Q33]/[.A33]" office:value-type="float" office:value="2.75852187929079" calcext:value-type="float">
            <text:p>2,75852187929079</text:p>
          </table:table-cell>
          <table:table-cell table:formula="of:=[.R33]/[.B33]" office:value-type="float" office:value="0.349442379182156" calcext:value-type="float">
            <text:p>0,349442379182156</text:p>
          </table:table-cell>
          <table:table-cell table:formula="of:=[.S33]/[.C33]" office:value-type="string" office:string-value="" calcext:value-type="error">
            <text:p>#DIV/0!</text:p>
          </table:table-cell>
          <table:table-cell table:formula="of:=[.T33]/[.D33]" office:value-type="float" office:value="0.00204266908760781" calcext:value-type="float">
            <text:p>0,00204266908760781</text:p>
          </table:table-cell>
          <table:table-cell table:formula="of:=[.U33]/[.E33]" office:value-type="string" office:string-value="" calcext:value-type="error">
            <text:p>#DIV/0!</text:p>
          </table:table-cell>
          <table:table-cell table:formula="of:=[.V33]/[.F33]" office:value-type="float" office:value="0.00439630455559095" calcext:value-type="float">
            <text:p>0,00439630455559095</text:p>
          </table:table-cell>
          <table:table-cell table:formula="of:=[.W33]/[.G33]" office:value-type="float" office:value="0.0395401718039414" calcext:value-type="float">
            <text:p>0,0395401718039414</text:p>
          </table:table-cell>
          <table:table-cell table:formula="of:=[.X33]/[.H33]" office:value-type="float" office:value="0.678627145085803" calcext:value-type="float">
            <text:p>0,678627145085803</text:p>
          </table:table-cell>
          <table:table-cell table:formula="of:=[.Y33]/[.I33]" office:value-type="string" office:string-value="" calcext:value-type="error">
            <text:p>#DIV/0!</text:p>
          </table:table-cell>
          <table:table-cell table:formula="of:=[.Z33]/[.J33]" office:value-type="float" office:value="0.714285714285714" calcext:value-type="float">
            <text:p>0,714285714285714</text:p>
          </table:table-cell>
          <table:table-cell table:formula="of:=[.AA33]/[.K33]" office:value-type="float" office:value="0.662962962962963" calcext:value-type="float">
            <text:p>0,662962962962963</text:p>
          </table:table-cell>
          <table:table-cell table:style-name="ce1" office:value-type="float" office:value="64" calcext:value-type="float">
            <text:p>64</text:p>
          </table:table-cell>
          <table:table-cell table:formula="of:=[.AC33]/[.M33]" office:value-type="float" office:value="2.70676239448918" calcext:value-type="float">
            <text:p>2,7067623944891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Q33]/([.M33]*[.L33]*4)" office:value-type="float" office:value="0.010507422140293" calcext:value-type="float">
            <text:p>0,010507422140293</text:p>
          </table:table-cell>
          <table:table-cell table:formula="of:=[.R33]/([.B33]*[.BO33])" office:value-type="float" office:value="0.00546003717472119" calcext:value-type="float">
            <text:p>0,00546003717472119</text:p>
          </table:table-cell>
          <table:table-cell table:formula="of:=[.S33]/([.C33]*[.BP33])" office:value-type="string" office:string-value="" calcext:value-type="error">
            <text:p>#DIV/0!</text:p>
          </table:table-cell>
          <table:table-cell table:formula="of:=[.T33]/([.D33]*[.BQ33])" office:value-type="float" office:value="0.000031916704493872" calcext:value-type="float">
            <text:p>0,000031916704493872</text:p>
          </table:table-cell>
          <table:table-cell table:formula="of:=[.U33]/([.E33]*[.BR33])" office:value-type="string" office:string-value="" calcext:value-type="error">
            <text:p>#DIV/0!</text:p>
          </table:table-cell>
          <table:table-cell table:formula="of:=[.V33]/([.F33]*[.BS33])" office:value-type="float" office:value="0.0000686922586811086" calcext:value-type="float">
            <text:p>0,0000686922586811086</text:p>
          </table:table-cell>
          <table:table-cell table:formula="of:=[.W33]/([.G33]*[.BT33])" office:value-type="float" office:value="0.000617815184436584" calcext:value-type="float">
            <text:p>0,000617815184436584</text:p>
          </table:table-cell>
          <table:table-cell table:formula="of:=[.X33]/([.H33]*[.BU33])" office:value-type="float" office:value="0.0106035491419657" calcext:value-type="float">
            <text:p>0,0106035491419657</text:p>
          </table:table-cell>
          <table:table-cell table:formula="of:=[.Y33]/([.I33]*[.BV33])" office:value-type="string" office:string-value="" calcext:value-type="error">
            <text:p>#DIV/0!</text:p>
          </table:table-cell>
          <table:table-cell table:formula="of:=[.Z33]/([.J33]*[.BW33])" office:value-type="float" office:value="0.0111607142857143" calcext:value-type="float">
            <text:p>0,0111607142857143</text:p>
          </table:table-cell>
          <table:table-cell table:formula="of:=[.AA33]/([.K33]*[.BX33])" office:value-type="float" office:value="0.0103587962962963" calcext:value-type="float">
            <text:p>0,0103587962962963</text:p>
          </table:table-cell>
          <table:table-cell table:style-name="ce1" office:value-type="float" office:value="64" calcext:value-type="float">
            <text:p>64</text:p>
          </table:table-cell>
          <table:table-cell table:formula="of:=[.AC33]/([.M33]*[.BZ33]*2)" office:value-type="float" office:value="0.0211465812069467" calcext:value-type="float">
            <text:p>0,0211465812069467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AC33]/([.M33]*8)" office:value-type="float" office:value="0.338345299311148" calcext:value-type="float">
            <text:p>0,338345299311148</text:p>
          </table:table-cell>
          <table:table-cell table:number-columns-repeated="2"/>
          <table:table-cell table:number-columns-repeated="19" table:style-name="ce2" office:value-type="float" office:value="64" calcext:value-type="float">
            <text:p>64</text:p>
          </table:table-cell>
          <table:table-cell table:number-columns-repeated="940"/>
        </table:table-row>
        <table:table-row table:style-name="ro1">
          <table:table-cell office:value-type="float" office:value="11.2348" calcext:value-type="float">
            <text:p>11,2348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84" calcext:value-type="float">
            <text:p>0,0184</text:p>
          </table:table-cell>
          <table:table-cell office:value-type="float" office:value="5.4958" calcext:value-type="float">
            <text:p>5,4958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5.3781" calcext:value-type="float">
            <text:p>5,378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34]/[.A34]" office:value-type="float" office:value="2.22630576423256" calcext:value-type="float">
            <text:p>2,22630576423256</text:p>
          </table:table-cell>
          <table:table-cell table:formula="of:=[.R34]/[.B34]" office:value-type="float" office:value="0.235820895522388" calcext:value-type="float">
            <text:p>0,235820895522388</text:p>
          </table:table-cell>
          <table:table-cell table:formula="of:=[.S34]/[.C34]" office:value-type="string" office:string-value="" calcext:value-type="error">
            <text:p>#DIV/0!</text:p>
          </table:table-cell>
          <table:table-cell table:formula="of:=[.T34]/[.D34]" office:value-type="float" office:value="0.230769230769231" calcext:value-type="float">
            <text:p>0,230769230769231</text:p>
          </table:table-cell>
          <table:table-cell table:formula="of:=[.U34]/[.E34]" office:value-type="string" office:string-value="" calcext:value-type="error">
            <text:p>#DIV/0!</text:p>
          </table:table-cell>
          <table:table-cell table:formula="of:=[.V34]/[.F34]" office:value-type="float" office:value="1.82926829268293" calcext:value-type="float">
            <text:p>1,82926829268293</text:p>
          </table:table-cell>
          <table:table-cell table:formula="of:=[.W34]/[.G34]" office:value-type="float" office:value="1.63586956521739" calcext:value-type="float">
            <text:p>1,63586956521739</text:p>
          </table:table-cell>
          <table:table-cell table:formula="of:=[.X34]/[.H34]" office:value-type="float" office:value="0.810127733905892" calcext:value-type="float">
            <text:p>0,810127733905892</text:p>
          </table:table-cell>
          <table:table-cell table:formula="of:=[.Y34]/[.I34]" office:value-type="string" office:string-value="" calcext:value-type="error">
            <text:p>#DIV/0!</text:p>
          </table:table-cell>
          <table:table-cell table:formula="of:=[.Z34]/[.J34]" office:value-type="float" office:value="0.857142857142857" calcext:value-type="float">
            <text:p>0,857142857142857</text:p>
          </table:table-cell>
          <table:table-cell table:formula="of:=[.AA34]/[.K34]" office:value-type="float" office:value="0.808761458507651" calcext:value-type="float">
            <text:p>0,80876145850765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table:formula="of:=[.R34]/([.B34]*[.BO34])" office:value-type="float" office:value="0.235820895522388" calcext:value-type="float">
            <text:p>0,235820895522388</text:p>
          </table:table-cell>
          <table:table-cell table:formula="of:=[.S34]/([.C34]*[.BP34])" office:value-type="string" office:string-value="" calcext:value-type="error">
            <text:p>#DIV/0!</text:p>
          </table:table-cell>
          <table:table-cell table:formula="of:=[.T34]/([.D34]*[.BQ34])" office:value-type="float" office:value="0.230769230769231" calcext:value-type="float">
            <text:p>0,230769230769231</text:p>
          </table:table-cell>
          <table:table-cell table:formula="of:=[.U34]/([.E34]*[.BR34])" office:value-type="string" office:string-value="" calcext:value-type="error">
            <text:p>#DIV/0!</text:p>
          </table:table-cell>
          <table:table-cell table:formula="of:=[.V34]/([.F34]*[.BS34])" office:value-type="float" office:value="1.82926829268293" calcext:value-type="float">
            <text:p>1,82926829268293</text:p>
          </table:table-cell>
          <table:table-cell table:formula="of:=[.W34]/([.G34]*[.BT34])" office:value-type="float" office:value="1.63586956521739" calcext:value-type="float">
            <text:p>1,63586956521739</text:p>
          </table:table-cell>
          <table:table-cell table:formula="of:=[.X34]/([.H34]*[.BU34])" office:value-type="float" office:value="0.810127733905892" calcext:value-type="float">
            <text:p>0,810127733905892</text:p>
          </table:table-cell>
          <table:table-cell table:formula="of:=[.Y34]/([.I34]*[.BV34])" office:value-type="string" office:string-value="" calcext:value-type="error">
            <text:p>#DIV/0!</text:p>
          </table:table-cell>
          <table:table-cell table:formula="of:=[.Z34]/([.J34]*[.BW34])" office:value-type="float" office:value="0.857142857142857" calcext:value-type="float">
            <text:p>0,857142857142857</text:p>
          </table:table-cell>
          <table:table-cell table:formula="of:=[.AA34]/([.K34]*[.BX34])" office:value-type="float" office:value="0.808761458507651" calcext:value-type="float">
            <text:p>0,80876145850765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table:number-columns-repeated="2"/>
          <table:table-cell table:number-columns-repeated="19" table:style-name="ce2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office:value-type="float" office:value="14.8057" calcext:value-type="float">
            <text:p>14,8057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323" calcext:value-type="float">
            <text:p>0,0323</text:p>
          </table:table-cell>
          <table:table-cell office:value-type="float" office:value="4.3374" calcext:value-type="float">
            <text:p>4,3374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,0025</text:p>
          </table:table-cell>
          <table:table-cell office:value-type="float" office:value="4.2345" calcext:value-type="float">
            <text:p>4,234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9.1431" calcext:value-type="float">
            <text:p>19,14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Q35]/[.A35]" office:value-type="float" office:value="1.68935612635674" calcext:value-type="float">
            <text:p>1,68935612635674</text:p>
          </table:table-cell>
          <table:table-cell table:formula="of:=[.R35]/[.B35]" office:value-type="float" office:value="0.259016393442623" calcext:value-type="float">
            <text:p>0,259016393442623</text:p>
          </table:table-cell>
          <table:table-cell table:formula="of:=[.S35]/[.C35]" office:value-type="string" office:string-value="" calcext:value-type="error">
            <text:p>#DIV/0!</text:p>
          </table:table-cell>
          <table:table-cell table:formula="of:=[.T35]/[.D35]" office:value-type="float" office:value="0.113207547169811" calcext:value-type="float">
            <text:p>0,113207547169811</text:p>
          </table:table-cell>
          <table:table-cell table:formula="of:=[.U35]/[.E35]" office:value-type="string" office:string-value="" calcext:value-type="error">
            <text:p>#DIV/0!</text:p>
          </table:table-cell>
          <table:table-cell table:formula="of:=[.V35]/[.F35]" office:value-type="float" office:value="0.614754098360656" calcext:value-type="float">
            <text:p>0,614754098360656</text:p>
          </table:table-cell>
          <table:table-cell table:formula="of:=[.W35]/[.G35]" office:value-type="float" office:value="0.931888544891641" calcext:value-type="float">
            <text:p>0,931888544891641</text:p>
          </table:table-cell>
          <table:table-cell table:formula="of:=[.X35]/[.H35]" office:value-type="float" office:value="1.02649052427722" calcext:value-type="float">
            <text:p>1,02649052427722</text:p>
          </table:table-cell>
          <table:table-cell table:formula="of:=[.Y35]/[.I35]" office:value-type="string" office:string-value="" calcext:value-type="error">
            <text:p>#DIV/0!</text:p>
          </table:table-cell>
          <table:table-cell table:formula="of:=[.Z35]/[.J35]" office:value-type="float" office:value="0.96" calcext:value-type="float">
            <text:p>0,96</text:p>
          </table:table-cell>
          <table:table-cell table:formula="of:=[.AA35]/[.K35]" office:value-type="float" office:value="1.0271814854174" calcext:value-type="float">
            <text:p>1,0271814854174</text:p>
          </table:table-cell>
          <table:table-cell table:style-name="ce1" office:value-type="float" office:value="2" calcext:value-type="float">
            <text:p>2</text:p>
          </table:table-cell>
          <table:table-cell table:formula="of:=[.AC35]/[.M35]" office:value-type="float" office:value="1.53916554789977" calcext:value-type="float">
            <text:p>1,539165547899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Q35]/([.M35]*[.L35]*4)" office:value-type="float" office:value="0.163323207839901" calcext:value-type="float">
            <text:p>0,163323207839901</text:p>
          </table:table-cell>
          <table:table-cell table:formula="of:=[.R35]/([.B35]*[.BO35])" office:value-type="float" office:value="0.129508196721311" calcext:value-type="float">
            <text:p>0,129508196721311</text:p>
          </table:table-cell>
          <table:table-cell table:formula="of:=[.S35]/([.C35]*[.BP35])" office:value-type="string" office:string-value="" calcext:value-type="error">
            <text:p>#DIV/0!</text:p>
          </table:table-cell>
          <table:table-cell table:formula="of:=[.T35]/([.D35]*[.BQ35])" office:value-type="float" office:value="0.0566037735849057" calcext:value-type="float">
            <text:p>0,0566037735849057</text:p>
          </table:table-cell>
          <table:table-cell table:formula="of:=[.U35]/([.E35]*[.BR35])" office:value-type="string" office:string-value="" calcext:value-type="error">
            <text:p>#DIV/0!</text:p>
          </table:table-cell>
          <table:table-cell table:formula="of:=[.V35]/([.F35]*[.BS35])" office:value-type="float" office:value="0.307377049180328" calcext:value-type="float">
            <text:p>0,307377049180328</text:p>
          </table:table-cell>
          <table:table-cell table:formula="of:=[.W35]/([.G35]*[.BT35])" office:value-type="float" office:value="0.46594427244582" calcext:value-type="float">
            <text:p>0,46594427244582</text:p>
          </table:table-cell>
          <table:table-cell table:formula="of:=[.X35]/([.H35]*[.BU35])" office:value-type="float" office:value="0.513245262138608" calcext:value-type="float">
            <text:p>0,513245262138608</text:p>
          </table:table-cell>
          <table:table-cell table:formula="of:=[.Y35]/([.I35]*[.BV35])" office:value-type="string" office:string-value="" calcext:value-type="error">
            <text:p>#DIV/0!</text:p>
          </table:table-cell>
          <table:table-cell table:formula="of:=[.Z35]/([.J35]*[.BW35])" office:value-type="float" office:value="0.48" calcext:value-type="float">
            <text:p>0,48</text:p>
          </table:table-cell>
          <table:table-cell table:formula="of:=[.AA35]/([.K35]*[.BX35])" office:value-type="float" office:value="0.513590742708702" calcext:value-type="float">
            <text:p>0,513590742708702</text:p>
          </table:table-cell>
          <table:table-cell table:style-name="ce1" office:value-type="float" office:value="2" calcext:value-type="float">
            <text:p>2</text:p>
          </table:table-cell>
          <table:table-cell table:formula="of:=[.AC35]/([.M35]*[.BZ35]*2)" office:value-type="float" office:value="0.384791386974941" calcext:value-type="float">
            <text:p>0,38479138697494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AC35]/([.M35]*8)" office:value-type="float" office:value="0.192395693487471" calcext:value-type="float">
            <text:p>0,192395693487471</text:p>
          </table:table-cell>
          <table:table-cell table:number-columns-repeated="2"/>
          <table:table-cell table:number-columns-repeated="19" table:style-name="ce2" office:value-type="float" office:value="2" calcext:value-type="float">
            <text:p>2</text:p>
          </table:table-cell>
          <table:table-cell table:number-columns-repeated="940"/>
        </table:table-row>
        <table:table-row table:style-name="ro1">
          <table:table-cell office:value-type="float" office:value="9.6536" calcext:value-type="float">
            <text:p>9,6536</text:p>
          </table:table-cell>
          <table:table-cell office:value-type="float" office:value="0.0341" calcext:value-type="float">
            <text:p>0,0341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,012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58" calcext:value-type="float">
            <text:p>0,0358</text:p>
          </table:table-cell>
          <table:table-cell office:value-type="float" office:value="4.4825" calcext:value-type="float">
            <text:p>4,482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4.3646" calcext:value-type="float">
            <text:p>4,364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.1361" calcext:value-type="float">
            <text:p>14,13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36]/[.A36]" office:value-type="float" office:value="2.59096088505842" calcext:value-type="float">
            <text:p>2,59096088505842</text:p>
          </table:table-cell>
          <table:table-cell table:formula="of:=[.R36]/[.B36]" office:value-type="float" office:value="0.463343108504399" calcext:value-type="float">
            <text:p>0,463343108504399</text:p>
          </table:table-cell>
          <table:table-cell table:formula="of:=[.S36]/[.C36]" office:value-type="string" office:string-value="" calcext:value-type="error">
            <text:p>#DIV/0!</text:p>
          </table:table-cell>
          <table:table-cell table:formula="of:=[.T36]/[.D36]" office:value-type="float" office:value="0.0476190476190476" calcext:value-type="float">
            <text:p>0,0476190476190476</text:p>
          </table:table-cell>
          <table:table-cell table:formula="of:=[.U36]/[.E36]" office:value-type="string" office:string-value="" calcext:value-type="error">
            <text:p>#DIV/0!</text:p>
          </table:table-cell>
          <table:table-cell table:formula="of:=[.V36]/[.F36]" office:value-type="float" office:value="0.416666666666667" calcext:value-type="float">
            <text:p>0,416666666666667</text:p>
          </table:table-cell>
          <table:table-cell table:formula="of:=[.W36]/[.G36]" office:value-type="float" office:value="0.840782122905028" calcext:value-type="float">
            <text:p>0,840782122905028</text:p>
          </table:table-cell>
          <table:table-cell table:formula="of:=[.X36]/[.H36]" office:value-type="float" office:value="0.993262688232013" calcext:value-type="float">
            <text:p>0,993262688232013</text:p>
          </table:table-cell>
          <table:table-cell table:formula="of:=[.Y36]/[.I36]" office:value-type="string" office:string-value="" calcext:value-type="error">
            <text:p>#DIV/0!</text:p>
          </table:table-cell>
          <table:table-cell table:formula="of:=[.Z36]/[.J36]" office:value-type="float" office:value="0.857142857142857" calcext:value-type="float">
            <text:p>0,857142857142857</text:p>
          </table:table-cell>
          <table:table-cell table:formula="of:=[.AA36]/[.K36]" office:value-type="float" office:value="0.996563258946982" calcext:value-type="float">
            <text:p>0,996563258946982</text:p>
          </table:table-cell>
          <table:table-cell table:style-name="ce1" office:value-type="float" office:value="4" calcext:value-type="float">
            <text:p>4</text:p>
          </table:table-cell>
          <table:table-cell table:formula="of:=[.AC36]/[.M36]" office:value-type="float" office:value="2.08433726416763" calcext:value-type="float">
            <text:p>2,084337264167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Q36]/([.M36]*[.L36]*4)" office:value-type="float" office:value="0.110586105785896" calcext:value-type="float">
            <text:p>0,110586105785896</text:p>
          </table:table-cell>
          <table:table-cell table:formula="of:=[.R36]/([.B36]*[.BO36])" office:value-type="float" office:value="0.1158357771261" calcext:value-type="float">
            <text:p>0,1158357771261</text:p>
          </table:table-cell>
          <table:table-cell table:formula="of:=[.S36]/([.C36]*[.BP36])" office:value-type="string" office:string-value="" calcext:value-type="error">
            <text:p>#DIV/0!</text:p>
          </table:table-cell>
          <table:table-cell table:formula="of:=[.T36]/([.D36]*[.BQ36])" office:value-type="float" office:value="0.0119047619047619" calcext:value-type="float">
            <text:p>0,0119047619047619</text:p>
          </table:table-cell>
          <table:table-cell table:formula="of:=[.U36]/([.E36]*[.BR36])" office:value-type="string" office:string-value="" calcext:value-type="error">
            <text:p>#DIV/0!</text:p>
          </table:table-cell>
          <table:table-cell table:formula="of:=[.V36]/([.F36]*[.BS36])" office:value-type="float" office:value="0.104166666666667" calcext:value-type="float">
            <text:p>0,104166666666667</text:p>
          </table:table-cell>
          <table:table-cell table:formula="of:=[.W36]/([.G36]*[.BT36])" office:value-type="float" office:value="0.210195530726257" calcext:value-type="float">
            <text:p>0,210195530726257</text:p>
          </table:table-cell>
          <table:table-cell table:formula="of:=[.X36]/([.H36]*[.BU36])" office:value-type="float" office:value="0.248315672058003" calcext:value-type="float">
            <text:p>0,248315672058003</text:p>
          </table:table-cell>
          <table:table-cell table:formula="of:=[.Y36]/([.I36]*[.BV36])" office:value-type="string" office:string-value="" calcext:value-type="error">
            <text:p>#DIV/0!</text:p>
          </table:table-cell>
          <table:table-cell table:formula="of:=[.Z36]/([.J36]*[.BW36])" office:value-type="float" office:value="0.214285714285714" calcext:value-type="float">
            <text:p>0,214285714285714</text:p>
          </table:table-cell>
          <table:table-cell table:formula="of:=[.AA36]/([.K36]*[.BX36])" office:value-type="float" office:value="0.249140814736746" calcext:value-type="float">
            <text:p>0,249140814736746</text:p>
          </table:table-cell>
          <table:table-cell table:style-name="ce1" office:value-type="float" office:value="4" calcext:value-type="float">
            <text:p>4</text:p>
          </table:table-cell>
          <table:table-cell table:formula="of:=[.AC36]/([.M36]*[.BZ36]*2)" office:value-type="float" office:value="0.260542158020953" calcext:value-type="float">
            <text:p>0,26054215802095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AC36]/([.M36]*8)" office:value-type="float" office:value="0.260542158020953" calcext:value-type="float">
            <text:p>0,260542158020953</text:p>
          </table:table-cell>
          <table:table-cell table:number-columns-repeated="2"/>
          <table:table-cell table:number-columns-repeated="19" table:style-name="ce2" office:value-type="float" office:value="4" calcext:value-type="float">
            <text:p>4</text:p>
          </table:table-cell>
          <table:table-cell table:number-columns-repeated="940"/>
        </table:table-row>
        <table:table-row table:style-name="ro1">
          <table:table-cell office:value-type="float" office:value="8.2672" calcext:value-type="float">
            <text:p>8,2672</text:p>
          </table:table-cell>
          <table:table-cell office:value-type="float" office:value="0.0377" calcext:value-type="float">
            <text:p>0,0377</text:p>
          </table:table-cell>
          <table:table-cell office:value-type="float" office:value="0" calcext:value-type="float">
            <text:p>0</text:p>
          </table:table-cell>
          <table:table-cell office:value-type="float" office:value="0.0279" calcext:value-type="float">
            <text:p>0,0279</text:p>
          </table:table-cell>
          <table:table-cell office:value-type="float" office:value="0" calcext:value-type="float">
            <text:p>0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618" calcext:value-type="float">
            <text:p>0,0618</text:p>
          </table:table-cell>
          <table:table-cell office:value-type="float" office:value="4.784" calcext:value-type="float">
            <text:p>4,784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office:value-type="float" office:value="4.6526" calcext:value-type="float">
            <text:p>4,652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3.0511" calcext:value-type="float">
            <text:p>13,05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Q37]/[.A37]" office:value-type="float" office:value="3.02546206696342" calcext:value-type="float">
            <text:p>3,02546206696342</text:p>
          </table:table-cell>
          <table:table-cell table:formula="of:=[.R37]/[.B37]" office:value-type="float" office:value="0.419098143236074" calcext:value-type="float">
            <text:p>0,419098143236074</text:p>
          </table:table-cell>
          <table:table-cell table:formula="of:=[.S37]/[.C37]" office:value-type="string" office:string-value="" calcext:value-type="error">
            <text:p>#DIV/0!</text:p>
          </table:table-cell>
          <table:table-cell table:formula="of:=[.T37]/[.D37]" office:value-type="float" office:value="0.021505376344086" calcext:value-type="float">
            <text:p>0,021505376344086</text:p>
          </table:table-cell>
          <table:table-cell table:formula="of:=[.U37]/[.E37]" office:value-type="string" office:string-value="" calcext:value-type="error">
            <text:p>#DIV/0!</text:p>
          </table:table-cell>
          <table:table-cell table:formula="of:=[.V37]/[.F37]" office:value-type="float" office:value="0.223880597014925" calcext:value-type="float">
            <text:p>0,223880597014925</text:p>
          </table:table-cell>
          <table:table-cell table:formula="of:=[.W37]/[.G37]" office:value-type="float" office:value="0.48705501618123" calcext:value-type="float">
            <text:p>0,48705501618123</text:p>
          </table:table-cell>
          <table:table-cell table:formula="of:=[.X37]/[.H37]" office:value-type="float" office:value="0.930664715719064" calcext:value-type="float">
            <text:p>0,930664715719064</text:p>
          </table:table-cell>
          <table:table-cell table:formula="of:=[.Y37]/[.I37]" office:value-type="string" office:string-value="" calcext:value-type="error">
            <text:p>#DIV/0!</text:p>
          </table:table-cell>
          <table:table-cell table:formula="of:=[.Z37]/[.J37]" office:value-type="float" office:value="0.685714285714286" calcext:value-type="float">
            <text:p>0,685714285714286</text:p>
          </table:table-cell>
          <table:table-cell table:formula="of:=[.AA37]/[.K37]" office:value-type="float" office:value="0.934875123586812" calcext:value-type="float">
            <text:p>0,934875123586812</text:p>
          </table:table-cell>
          <table:table-cell table:style-name="ce1" office:value-type="float" office:value="8" calcext:value-type="float">
            <text:p>8</text:p>
          </table:table-cell>
          <table:table-cell table:formula="of:=[.AC37]/[.M37]" office:value-type="float" office:value="2.25761813180498" calcext:value-type="float">
            <text:p>2,257618131804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Q37]/([.M37]*[.L37]*4)" office:value-type="float" office:value="0.0598898272942511" calcext:value-type="float">
            <text:p>0,0598898272942511</text:p>
          </table:table-cell>
          <table:table-cell table:formula="of:=[.R37]/([.B37]*[.BO37])" office:value-type="float" office:value="0.0523872679045093" calcext:value-type="float">
            <text:p>0,0523872679045093</text:p>
          </table:table-cell>
          <table:table-cell table:formula="of:=[.S37]/([.C37]*[.BP37])" office:value-type="string" office:string-value="" calcext:value-type="error">
            <text:p>#DIV/0!</text:p>
          </table:table-cell>
          <table:table-cell table:formula="of:=[.T37]/([.D37]*[.BQ37])" office:value-type="float" office:value="0.00268817204301075" calcext:value-type="float">
            <text:p>0,00268817204301075</text:p>
          </table:table-cell>
          <table:table-cell table:formula="of:=[.U37]/([.E37]*[.BR37])" office:value-type="string" office:string-value="" calcext:value-type="error">
            <text:p>#DIV/0!</text:p>
          </table:table-cell>
          <table:table-cell table:formula="of:=[.V37]/([.F37]*[.BS37])" office:value-type="float" office:value="0.0279850746268657" calcext:value-type="float">
            <text:p>0,0279850746268657</text:p>
          </table:table-cell>
          <table:table-cell table:formula="of:=[.W37]/([.G37]*[.BT37])" office:value-type="float" office:value="0.0608818770226537" calcext:value-type="float">
            <text:p>0,0608818770226537</text:p>
          </table:table-cell>
          <table:table-cell table:formula="of:=[.X37]/([.H37]*[.BU37])" office:value-type="float" office:value="0.116333089464883" calcext:value-type="float">
            <text:p>0,116333089464883</text:p>
          </table:table-cell>
          <table:table-cell table:formula="of:=[.Y37]/([.I37]*[.BV37])" office:value-type="string" office:string-value="" calcext:value-type="error">
            <text:p>#DIV/0!</text:p>
          </table:table-cell>
          <table:table-cell table:formula="of:=[.Z37]/([.J37]*[.BW37])" office:value-type="float" office:value="0.0857142857142857" calcext:value-type="float">
            <text:p>0,0857142857142857</text:p>
          </table:table-cell>
          <table:table-cell table:formula="of:=[.AA37]/([.K37]*[.BX37])" office:value-type="float" office:value="0.116859390448351" calcext:value-type="float">
            <text:p>0,116859390448351</text:p>
          </table:table-cell>
          <table:table-cell table:style-name="ce1" office:value-type="float" office:value="8" calcext:value-type="float">
            <text:p>8</text:p>
          </table:table-cell>
          <table:table-cell table:formula="of:=[.AC37]/([.M37]*[.BZ37]*2)" office:value-type="float" office:value="0.141101133237811" calcext:value-type="float">
            <text:p>0,14110113323781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[.AC37]/([.M37]*8)" office:value-type="float" office:value="0.282202266475623" calcext:value-type="float">
            <text:p>0,282202266475623</text:p>
          </table:table-cell>
          <table:table-cell table:number-columns-repeated="2"/>
          <table:table-cell table:number-columns-repeated="19"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office:value-type="float" office:value="10.3062" calcext:value-type="float">
            <text:p>10,3062</text:p>
          </table:table-cell>
          <table:table-cell office:value-type="float" office:value="0.0515" calcext:value-type="float">
            <text:p>0,0515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,0798</text:p>
          </table:table-cell>
          <table:table-cell office:value-type="float" office:value="0" calcext:value-type="float">
            <text:p>0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1677" calcext:value-type="float">
            <text:p>0,1677</text:p>
          </table:table-cell>
          <table:table-cell office:value-type="float" office:value="4.6439" calcext:value-type="float">
            <text:p>4,6439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4.5261" calcext:value-type="float">
            <text:p>4,526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.9501" calcext:value-type="float">
            <text:p>14,950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Q38]/[.A38]" office:value-type="float" office:value="2.42689837185384" calcext:value-type="float">
            <text:p>2,42689837185384</text:p>
          </table:table-cell>
          <table:table-cell table:formula="of:=[.R38]/[.B38]" office:value-type="float" office:value="0.306796116504854" calcext:value-type="float">
            <text:p>0,306796116504854</text:p>
          </table:table-cell>
          <table:table-cell table:formula="of:=[.S38]/[.C38]" office:value-type="string" office:string-value="" calcext:value-type="error">
            <text:p>#DIV/0!</text:p>
          </table:table-cell>
          <table:table-cell table:formula="of:=[.T38]/[.D38]" office:value-type="float" office:value="0.0075187969924812" calcext:value-type="float">
            <text:p>0,0075187969924812</text:p>
          </table:table-cell>
          <table:table-cell table:formula="of:=[.U38]/[.E38]" office:value-type="string" office:string-value="" calcext:value-type="error">
            <text:p>#DIV/0!</text:p>
          </table:table-cell>
          <table:table-cell table:formula="of:=[.V38]/[.F38]" office:value-type="float" office:value="0.0801282051282051" calcext:value-type="float">
            <text:p>0,0801282051282051</text:p>
          </table:table-cell>
          <table:table-cell table:formula="of:=[.W38]/[.G38]" office:value-type="float" office:value="0.179487179487179" calcext:value-type="float">
            <text:p>0,179487179487179</text:p>
          </table:table-cell>
          <table:table-cell table:formula="of:=[.X38]/[.H38]" office:value-type="float" office:value="0.958741574969315" calcext:value-type="float">
            <text:p>0,958741574969315</text:p>
          </table:table-cell>
          <table:table-cell table:formula="of:=[.Y38]/[.I38]" office:value-type="string" office:string-value="" calcext:value-type="error">
            <text:p>#DIV/0!</text:p>
          </table:table-cell>
          <table:table-cell table:formula="of:=[.Z38]/[.J38]" office:value-type="float" office:value="0.857142857142857" calcext:value-type="float">
            <text:p>0,857142857142857</text:p>
          </table:table-cell>
          <table:table-cell table:formula="of:=[.AA38]/[.K38]" office:value-type="float" office:value="0.961003954839707" calcext:value-type="float">
            <text:p>0,961003954839707</text:p>
          </table:table-cell>
          <table:table-cell table:style-name="ce1" office:value-type="float" office:value="12" calcext:value-type="float">
            <text:p>12</text:p>
          </table:table-cell>
          <table:table-cell table:formula="of:=[.AC38]/[.M38]" office:value-type="float" office:value="1.97084969331309" calcext:value-type="float">
            <text:p>1,9708496933130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Q38]/([.M38]*[.L38]*4)" office:value-type="float" office:value="0.0348549786734983" calcext:value-type="float">
            <text:p>0,0348549786734983</text:p>
          </table:table-cell>
          <table:table-cell table:formula="of:=[.R38]/([.B38]*[.BO38])" office:value-type="float" office:value="0.0255663430420712" calcext:value-type="float">
            <text:p>0,0255663430420712</text:p>
          </table:table-cell>
          <table:table-cell table:formula="of:=[.S38]/([.C38]*[.BP38])" office:value-type="string" office:string-value="" calcext:value-type="error">
            <text:p>#DIV/0!</text:p>
          </table:table-cell>
          <table:table-cell table:formula="of:=[.T38]/([.D38]*[.BQ38])" office:value-type="float" office:value="0.0006265664160401" calcext:value-type="float">
            <text:p>0,0006265664160401</text:p>
          </table:table-cell>
          <table:table-cell table:formula="of:=[.U38]/([.E38]*[.BR38])" office:value-type="string" office:string-value="" calcext:value-type="error">
            <text:p>#DIV/0!</text:p>
          </table:table-cell>
          <table:table-cell table:formula="of:=[.V38]/([.F38]*[.BS38])" office:value-type="float" office:value="0.00667735042735043" calcext:value-type="float">
            <text:p>0,00667735042735043</text:p>
          </table:table-cell>
          <table:table-cell table:formula="of:=[.W38]/([.G38]*[.BT38])" office:value-type="float" office:value="0.014957264957265" calcext:value-type="float">
            <text:p>0,014957264957265</text:p>
          </table:table-cell>
          <table:table-cell table:formula="of:=[.X38]/([.H38]*[.BU38])" office:value-type="float" office:value="0.0798951312474429" calcext:value-type="float">
            <text:p>0,0798951312474429</text:p>
          </table:table-cell>
          <table:table-cell table:formula="of:=[.Y38]/([.I38]*[.BV38])" office:value-type="string" office:string-value="" calcext:value-type="error">
            <text:p>#DIV/0!</text:p>
          </table:table-cell>
          <table:table-cell table:formula="of:=[.Z38]/([.J38]*[.BW38])" office:value-type="float" office:value="0.0714285714285714" calcext:value-type="float">
            <text:p>0,0714285714285714</text:p>
          </table:table-cell>
          <table:table-cell table:formula="of:=[.AA38]/([.K38]*[.BX38])" office:value-type="float" office:value="0.080083662903309" calcext:value-type="float">
            <text:p>0,080083662903309</text:p>
          </table:table-cell>
          <table:table-cell table:style-name="ce1" office:value-type="float" office:value="12" calcext:value-type="float">
            <text:p>12</text:p>
          </table:table-cell>
          <table:table-cell table:formula="of:=[.AC38]/([.M38]*[.BZ38]*2)" office:value-type="float" office:value="0.0821187372213787" calcext:value-type="float">
            <text:p>0,082118737221378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formula="of:=[.AC38]/([.M38]*8)" office:value-type="float" office:value="0.246356211664136" calcext:value-type="float">
            <text:p>0,246356211664136</text:p>
          </table:table-cell>
          <table:table-cell table:number-columns-repeated="2"/>
          <table:table-cell table:number-columns-repeated="19"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office:value-type="float" office:value="7.7769" calcext:value-type="float">
            <text:p>7,7769</text:p>
          </table:table-cell>
          <table:table-cell office:value-type="float" office:value="0.0412" calcext:value-type="float">
            <text:p>0,0412</text:p>
          </table:table-cell>
          <table:table-cell office:value-type="float" office:value="0" calcext:value-type="float">
            <text:p>0</text:p>
          </table:table-cell>
          <table:table-cell office:value-type="float" office:value="0.0801" calcext:value-type="float">
            <text:p>0,0801</text:p>
          </table:table-cell>
          <table:table-cell office:value-type="float" office:value="0" calcext:value-type="float">
            <text:p>0</text:p>
          </table:table-cell>
          <table:table-cell office:value-type="float" office:value="0.1247" calcext:value-type="float">
            <text:p>0,1247</text:p>
          </table:table-cell>
          <table:table-cell office:value-type="float" office:value="0.1513" calcext:value-type="float">
            <text:p>0,1513</text:p>
          </table:table-cell>
          <table:table-cell office:value-type="float" office:value="5.7513" calcext:value-type="float">
            <text:p>5,7513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office:value-type="float" office:value="5.6483" calcext:value-type="float">
            <text:p>5,6483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3.5282" calcext:value-type="float">
            <text:p>13,528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Q39]/[.A39]" office:value-type="float" office:value="3.21620440021088" calcext:value-type="float">
            <text:p>3,21620440021088</text:p>
          </table:table-cell>
          <table:table-cell table:formula="of:=[.R39]/[.B39]" office:value-type="float" office:value="0.383495145631068" calcext:value-type="float">
            <text:p>0,383495145631068</text:p>
          </table:table-cell>
          <table:table-cell table:formula="of:=[.S39]/[.C39]" office:value-type="string" office:string-value="" calcext:value-type="error">
            <text:p>#DIV/0!</text:p>
          </table:table-cell>
          <table:table-cell table:formula="of:=[.T39]/[.D39]" office:value-type="float" office:value="0.00749063670411985" calcext:value-type="float">
            <text:p>0,00749063670411985</text:p>
          </table:table-cell>
          <table:table-cell table:formula="of:=[.U39]/[.E39]" office:value-type="string" office:string-value="" calcext:value-type="error">
            <text:p>#DIV/0!</text:p>
          </table:table-cell>
          <table:table-cell table:formula="of:=[.V39]/[.F39]" office:value-type="float" office:value="0.0601443464314354" calcext:value-type="float">
            <text:p>0,0601443464314354</text:p>
          </table:table-cell>
          <table:table-cell table:formula="of:=[.W39]/[.G39]" office:value-type="float" office:value="0.198942498347654" calcext:value-type="float">
            <text:p>0,198942498347654</text:p>
          </table:table-cell>
          <table:table-cell table:formula="of:=[.X39]/[.H39]" office:value-type="float" office:value="0.774138020969172" calcext:value-type="float">
            <text:p>0,774138020969172</text:p>
          </table:table-cell>
          <table:table-cell table:formula="of:=[.Y39]/[.I39]" office:value-type="string" office:string-value="" calcext:value-type="error">
            <text:p>#DIV/0!</text:p>
          </table:table-cell>
          <table:table-cell table:formula="of:=[.Z39]/[.J39]" office:value-type="float" office:value="1" calcext:value-type="float">
            <text:p>1</text:p>
          </table:table-cell>
          <table:table-cell table:formula="of:=[.AA39]/[.K39]" office:value-type="float" office:value="0.770072411167962" calcext:value-type="float">
            <text:p>0,770072411167962</text:p>
          </table:table-cell>
          <table:table-cell table:style-name="ce1" office:value-type="float" office:value="16" calcext:value-type="float">
            <text:p>16</text:p>
          </table:table-cell>
          <table:table-cell table:formula="of:=[.AC39]/[.M39]" office:value-type="float" office:value="2.17799855117458" calcext:value-type="float">
            <text:p>2,177998551174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Q39]/([.M39]*[.L39]*4)" office:value-type="float" office:value="0.0288888442290918" calcext:value-type="float">
            <text:p>0,0288888442290918</text:p>
          </table:table-cell>
          <table:table-cell table:formula="of:=[.R39]/([.B39]*[.BO39])" office:value-type="float" office:value="0.0239684466019417" calcext:value-type="float">
            <text:p>0,0239684466019417</text:p>
          </table:table-cell>
          <table:table-cell table:formula="of:=[.S39]/([.C39]*[.BP39])" office:value-type="string" office:string-value="" calcext:value-type="error">
            <text:p>#DIV/0!</text:p>
          </table:table-cell>
          <table:table-cell table:formula="of:=[.T39]/([.D39]*[.BQ39])" office:value-type="float" office:value="0.000468164794007491" calcext:value-type="float">
            <text:p>0,000468164794007491</text:p>
          </table:table-cell>
          <table:table-cell table:formula="of:=[.U39]/([.E39]*[.BR39])" office:value-type="string" office:string-value="" calcext:value-type="error">
            <text:p>#DIV/0!</text:p>
          </table:table-cell>
          <table:table-cell table:formula="of:=[.V39]/([.F39]*[.BS39])" office:value-type="float" office:value="0.00375902165196472" calcext:value-type="float">
            <text:p>0,00375902165196472</text:p>
          </table:table-cell>
          <table:table-cell table:formula="of:=[.W39]/([.G39]*[.BT39])" office:value-type="float" office:value="0.0124339061467284" calcext:value-type="float">
            <text:p>0,0124339061467284</text:p>
          </table:table-cell>
          <table:table-cell table:formula="of:=[.X39]/([.H39]*[.BU39])" office:value-type="float" office:value="0.0483836263105733" calcext:value-type="float">
            <text:p>0,0483836263105733</text:p>
          </table:table-cell>
          <table:table-cell table:formula="of:=[.Y39]/([.I39]*[.BV39])" office:value-type="string" office:string-value="" calcext:value-type="error">
            <text:p>#DIV/0!</text:p>
          </table:table-cell>
          <table:table-cell table:formula="of:=[.Z39]/([.J39]*[.BW39])" office:value-type="float" office:value="0.0625" calcext:value-type="float">
            <text:p>0,0625</text:p>
          </table:table-cell>
          <table:table-cell table:formula="of:=[.AA39]/([.K39]*[.BX39])" office:value-type="float" office:value="0.0481295256979976" calcext:value-type="float">
            <text:p>0,0481295256979976</text:p>
          </table:table-cell>
          <table:table-cell table:style-name="ce1" office:value-type="float" office:value="16" calcext:value-type="float">
            <text:p>16</text:p>
          </table:table-cell>
          <table:table-cell table:formula="of:=[.AC39]/([.M39]*[.BZ39]*2)" office:value-type="float" office:value="0.0680624547242057" calcext:value-type="float">
            <text:p>0,0680624547242057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formula="of:=[.AC39]/([.M39]*8)" office:value-type="float" office:value="0.272249818896823" calcext:value-type="float">
            <text:p>0,272249818896823</text:p>
          </table:table-cell>
          <table:table-cell table:number-columns-repeated="2"/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office:value-type="float" office:value="9.6519" calcext:value-type="float">
            <text:p>9,6519</text:p>
          </table:table-cell>
          <table:table-cell office:value-type="float" office:value="0.0515" calcext:value-type="float">
            <text:p>0,0515</text:p>
          </table:table-cell>
          <table:table-cell office:value-type="float" office:value="0" calcext:value-type="float">
            <text:p>0</text:p>
          </table:table-cell>
          <table:table-cell office:value-type="float" office:value="0.2333" calcext:value-type="float">
            <text:p>0,2333</text:p>
          </table:table-cell>
          <table:table-cell office:value-type="float" office:value="0" calcext:value-type="float">
            <text:p>0</text:p>
          </table:table-cell>
          <table:table-cell office:value-type="float" office:value="0.7493" calcext:value-type="float">
            <text:p>0,7493</text:p>
          </table:table-cell>
          <table:table-cell office:value-type="float" office:value="0.3696" calcext:value-type="float">
            <text:p>0,3696</text:p>
          </table:table-cell>
          <table:table-cell office:value-type="float" office:value="5.0911" calcext:value-type="float">
            <text:p>5,091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office:value-type="float" office:value="4.9454" calcext:value-type="float">
            <text:p>4,9454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4.7429" calcext:value-type="float">
            <text:p>14,742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Q40]/[.A40]" office:value-type="float" office:value="2.59141723391249" calcext:value-type="float">
            <text:p>2,59141723391249</text:p>
          </table:table-cell>
          <table:table-cell table:formula="of:=[.R40]/[.B40]" office:value-type="float" office:value="0.306796116504854" calcext:value-type="float">
            <text:p>0,306796116504854</text:p>
          </table:table-cell>
          <table:table-cell table:formula="of:=[.S40]/[.C40]" office:value-type="string" office:string-value="" calcext:value-type="error">
            <text:p>#DIV/0!</text:p>
          </table:table-cell>
          <table:table-cell table:formula="of:=[.T40]/[.D40]" office:value-type="float" office:value="0.00257179597085298" calcext:value-type="float">
            <text:p>0,00257179597085298</text:p>
          </table:table-cell>
          <table:table-cell table:formula="of:=[.U40]/[.E40]" office:value-type="string" office:string-value="" calcext:value-type="error">
            <text:p>#DIV/0!</text:p>
          </table:table-cell>
          <table:table-cell table:formula="of:=[.V40]/[.F40]" office:value-type="float" office:value="0.0100093420525824" calcext:value-type="float">
            <text:p>0,0100093420525824</text:p>
          </table:table-cell>
          <table:table-cell table:formula="of:=[.W40]/[.G40]" office:value-type="float" office:value="0.0814393939393939" calcext:value-type="float">
            <text:p>0,0814393939393939</text:p>
          </table:table-cell>
          <table:table-cell table:formula="of:=[.X40]/[.H40]" office:value-type="float" office:value="0.874526133841409" calcext:value-type="float">
            <text:p>0,874526133841409</text:p>
          </table:table-cell>
          <table:table-cell table:formula="of:=[.Y40]/[.I40]" office:value-type="string" office:string-value="" calcext:value-type="error">
            <text:p>#DIV/0!</text:p>
          </table:table-cell>
          <table:table-cell table:formula="of:=[.Z40]/[.J40]" office:value-type="float" office:value="0.705882352941176" calcext:value-type="float">
            <text:p>0,705882352941176</text:p>
          </table:table-cell>
          <table:table-cell table:formula="of:=[.AA40]/[.K40]" office:value-type="float" office:value="0.879524406519189" calcext:value-type="float">
            <text:p>0,879524406519189</text:p>
          </table:table-cell>
          <table:table-cell table:style-name="ce1" office:value-type="float" office:value="32" calcext:value-type="float">
            <text:p>32</text:p>
          </table:table-cell>
          <table:table-cell table:formula="of:=[.AC40]/[.M40]" office:value-type="float" office:value="1.99854845383201" calcext:value-type="float">
            <text:p>1,9985484538320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Q40]/([.M40]*[.L40]*4)" office:value-type="float" office:value="0.0132543143648807" calcext:value-type="float">
            <text:p>0,0132543143648807</text:p>
          </table:table-cell>
          <table:table-cell table:formula="of:=[.R40]/([.B40]*[.BO40])" office:value-type="float" office:value="0.0095873786407767" calcext:value-type="float">
            <text:p>0,0095873786407767</text:p>
          </table:table-cell>
          <table:table-cell table:formula="of:=[.S40]/([.C40]*[.BP40])" office:value-type="string" office:string-value="" calcext:value-type="error">
            <text:p>#DIV/0!</text:p>
          </table:table-cell>
          <table:table-cell table:formula="of:=[.T40]/([.D40]*[.BQ40])" office:value-type="float" office:value="0.0000803686240891556" calcext:value-type="float">
            <text:p>0,0000803686240891556</text:p>
          </table:table-cell>
          <table:table-cell table:formula="of:=[.U40]/([.E40]*[.BR40])" office:value-type="string" office:string-value="" calcext:value-type="error">
            <text:p>#DIV/0!</text:p>
          </table:table-cell>
          <table:table-cell table:formula="of:=[.V40]/([.F40]*[.BS40])" office:value-type="float" office:value="0.0003127919391432" calcext:value-type="float">
            <text:p>0,0003127919391432</text:p>
          </table:table-cell>
          <table:table-cell table:formula="of:=[.W40]/([.G40]*[.BT40])" office:value-type="float" office:value="0.00254498106060606" calcext:value-type="float">
            <text:p>0,00254498106060606</text:p>
          </table:table-cell>
          <table:table-cell table:formula="of:=[.X40]/([.H40]*[.BU40])" office:value-type="float" office:value="0.027328941682544" calcext:value-type="float">
            <text:p>0,027328941682544</text:p>
          </table:table-cell>
          <table:table-cell table:formula="of:=[.Y40]/([.I40]*[.BV40])" office:value-type="string" office:string-value="" calcext:value-type="error">
            <text:p>#DIV/0!</text:p>
          </table:table-cell>
          <table:table-cell table:formula="of:=[.Z40]/([.J40]*[.BW40])" office:value-type="float" office:value="0.0220588235294118" calcext:value-type="float">
            <text:p>0,0220588235294118</text:p>
          </table:table-cell>
          <table:table-cell table:formula="of:=[.AA40]/([.K40]*[.BX40])" office:value-type="float" office:value="0.0274851377037247" calcext:value-type="float">
            <text:p>0,0274851377037247</text:p>
          </table:table-cell>
          <table:table-cell table:style-name="ce1" office:value-type="float" office:value="32" calcext:value-type="float">
            <text:p>32</text:p>
          </table:table-cell>
          <table:table-cell table:formula="of:=[.AC40]/([.M40]*[.BZ40]*2)" office:value-type="float" office:value="0.0312273195911252" calcext:value-type="float">
            <text:p>0,031227319591125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formula="of:=[.AC40]/([.M40]*8)" office:value-type="float" office:value="0.249818556729002" calcext:value-type="float">
            <text:p>0,249818556729002</text:p>
          </table:table-cell>
          <table:table-cell table:number-columns-repeated="2"/>
          <table:table-cell table:number-columns-repeated="19" table:style-name="ce2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office:value-type="float" office:value="7.3824" calcext:value-type="float">
            <text:p>7,382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" calcext:value-type="float">
            <text:p>0</text:p>
          </table:table-cell>
          <table:table-cell office:value-type="float" office:value="0.4031" calcext:value-type="float">
            <text:p>0,4031</text:p>
          </table:table-cell>
          <table:table-cell office:value-type="float" office:value="0" calcext:value-type="float">
            <text:p>0</text:p>
          </table:table-cell>
          <table:table-cell office:value-type="float" office:value="1.2703" calcext:value-type="float">
            <text:p>1,2703</text:p>
          </table:table-cell>
          <table:table-cell office:value-type="float" office:value="0.6348" calcext:value-type="float">
            <text:p>0,6348</text:p>
          </table:table-cell>
          <table:table-cell office:value-type="float" office:value="4.988" calcext:value-type="float">
            <text:p>4,988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office:value-type="float" office:value="4.8843" calcext:value-type="float">
            <text:p>4,8843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2.3704" calcext:value-type="float">
            <text:p>12,370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Q41]/[.A41]" office:value-type="float" office:value="3.38807162982228" calcext:value-type="float">
            <text:p>3,38807162982228</text:p>
          </table:table-cell>
          <table:table-cell table:formula="of:=[.R41]/[.B41]" office:value-type="float" office:value="0.370023419203747" calcext:value-type="float">
            <text:p>0,370023419203747</text:p>
          </table:table-cell>
          <table:table-cell table:formula="of:=[.S41]/[.C41]" office:value-type="string" office:string-value="" calcext:value-type="error">
            <text:p>#DIV/0!</text:p>
          </table:table-cell>
          <table:table-cell table:formula="of:=[.T41]/[.D41]" office:value-type="float" office:value="0.00148846440089308" calcext:value-type="float">
            <text:p>0,00148846440089308</text:p>
          </table:table-cell>
          <table:table-cell table:formula="of:=[.U41]/[.E41]" office:value-type="string" office:string-value="" calcext:value-type="error">
            <text:p>#DIV/0!</text:p>
          </table:table-cell>
          <table:table-cell table:formula="of:=[.V41]/[.F41]" office:value-type="float" office:value="0.00590411713768401" calcext:value-type="float">
            <text:p>0,00590411713768401</text:p>
          </table:table-cell>
          <table:table-cell table:formula="of:=[.W41]/[.G41]" office:value-type="float" office:value="0.047416509136736" calcext:value-type="float">
            <text:p>0,047416509136736</text:p>
          </table:table-cell>
          <table:table-cell table:formula="of:=[.X41]/[.H41]" office:value-type="float" office:value="0.892602245388934" calcext:value-type="float">
            <text:p>0,892602245388934</text:p>
          </table:table-cell>
          <table:table-cell table:formula="of:=[.Y41]/[.I41]" office:value-type="string" office:string-value="" calcext:value-type="error">
            <text:p>#DIV/0!</text:p>
          </table:table-cell>
          <table:table-cell table:formula="of:=[.Z41]/[.J41]" office:value-type="float" office:value="1" calcext:value-type="float">
            <text:p>1</text:p>
          </table:table-cell>
          <table:table-cell table:formula="of:=[.AA41]/[.K41]" office:value-type="float" office:value="0.890526789918719" calcext:value-type="float">
            <text:p>0,890526789918719</text:p>
          </table:table-cell>
          <table:table-cell table:style-name="ce1" office:value-type="float" office:value="64" calcext:value-type="float">
            <text:p>64</text:p>
          </table:table-cell>
          <table:table-cell table:formula="of:=[.AC41]/[.M41]" office:value-type="float" office:value="2.38184698958805" calcext:value-type="float">
            <text:p>2,3818469895880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Q41]/([.M41]*[.L41]*4)" office:value-type="float" office:value="0.00789816947107612" calcext:value-type="float">
            <text:p>0,00789816947107612</text:p>
          </table:table-cell>
          <table:table-cell table:formula="of:=[.R41]/([.B41]*[.BO41])" office:value-type="float" office:value="0.00578161592505855" calcext:value-type="float">
            <text:p>0,00578161592505855</text:p>
          </table:table-cell>
          <table:table-cell table:formula="of:=[.S41]/([.C41]*[.BP41])" office:value-type="string" office:string-value="" calcext:value-type="error">
            <text:p>#DIV/0!</text:p>
          </table:table-cell>
          <table:table-cell table:formula="of:=[.T41]/([.D41]*[.BQ41])" office:value-type="float" office:value="0.0000232572562639544" calcext:value-type="float">
            <text:p>0,0000232572562639544</text:p>
          </table:table-cell>
          <table:table-cell table:formula="of:=[.U41]/([.E41]*[.BR41])" office:value-type="string" office:string-value="" calcext:value-type="error">
            <text:p>#DIV/0!</text:p>
          </table:table-cell>
          <table:table-cell table:formula="of:=[.V41]/([.F41]*[.BS41])" office:value-type="float" office:value="0.0000922518302763127" calcext:value-type="float">
            <text:p>0,0000922518302763127</text:p>
          </table:table-cell>
          <table:table-cell table:formula="of:=[.W41]/([.G41]*[.BT41])" office:value-type="float" office:value="0.0007408829552615" calcext:value-type="float">
            <text:p>0,0007408829552615</text:p>
          </table:table-cell>
          <table:table-cell table:formula="of:=[.X41]/([.H41]*[.BU41])" office:value-type="float" office:value="0.0139469100842021" calcext:value-type="float">
            <text:p>0,0139469100842021</text:p>
          </table:table-cell>
          <table:table-cell table:formula="of:=[.Y41]/([.I41]*[.BV41])" office:value-type="string" office:string-value="" calcext:value-type="error">
            <text:p>#DIV/0!</text:p>
          </table:table-cell>
          <table:table-cell table:formula="of:=[.Z41]/([.J41]*[.BW41])" office:value-type="float" office:value="0.015625" calcext:value-type="float">
            <text:p>0,015625</text:p>
          </table:table-cell>
          <table:table-cell table:formula="of:=[.AA41]/([.K41]*[.BX41])" office:value-type="float" office:value="0.01391448109248" calcext:value-type="float">
            <text:p>0,01391448109248</text:p>
          </table:table-cell>
          <table:table-cell table:style-name="ce1" office:value-type="float" office:value="64" calcext:value-type="float">
            <text:p>64</text:p>
          </table:table-cell>
          <table:table-cell table:formula="of:=[.AC41]/([.M41]*[.BZ41]*2)" office:value-type="float" office:value="0.0186081796061566" calcext:value-type="float">
            <text:p>0,0186081796061566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AC41]/([.M41]*8)" office:value-type="float" office:value="0.297730873698506" calcext:value-type="float">
            <text:p>0,297730873698506</text:p>
          </table:table-cell>
          <table:table-cell table:number-columns-repeated="2"/>
          <table:table-cell table:number-columns-repeated="19" table:style-name="ce2" office:value-type="float" office:value="64" calcext:value-type="float">
            <text:p>64</text:p>
          </table:table-cell>
          <table:table-cell table:number-columns-repeated="940"/>
        </table:table-row>
        <table:table-row table:style-name="ro1">
          <table:table-cell office:value-type="float" office:value="21.2747" calcext:value-type="float">
            <text:p>21,2747</text:p>
          </table:table-cell>
          <table:table-cell office:value-type="float" office:value="0.0705" calcext:value-type="float">
            <text:p>0,07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216" calcext:value-type="float">
            <text:p>0,0216</text:p>
          </table:table-cell>
          <table:table-cell office:value-type="float" office:value="7.9098" calcext:value-type="float">
            <text:p>7,9098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7.7378" calcext:value-type="float">
            <text:p>7,737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42]/[.A42]" office:value-type="float" office:value="2.24844063606067" calcext:value-type="float">
            <text:p>2,24844063606067</text:p>
          </table:table-cell>
          <table:table-cell table:formula="of:=[.R42]/[.B42]" office:value-type="float" office:value="0.418439716312057" calcext:value-type="float">
            <text:p>0,418439716312057</text:p>
          </table:table-cell>
          <table:table-cell table:formula="of:=[.S42]/[.C42]" office:value-type="string" office:string-value="" calcext:value-type="error">
            <text:p>#DIV/0!</text:p>
          </table:table-cell>
          <table:table-cell table:formula="of:=[.T42]/[.D42]" office:value-type="float" office:value="0.714285714285714" calcext:value-type="float">
            <text:p>0,714285714285714</text:p>
          </table:table-cell>
          <table:table-cell table:formula="of:=[.U42]/[.E42]" office:value-type="string" office:string-value="" calcext:value-type="error">
            <text:p>#DIV/0!</text:p>
          </table:table-cell>
          <table:table-cell table:formula="of:=[.V42]/[.F42]" office:value-type="float" office:value="1.25423728813559" calcext:value-type="float">
            <text:p>1,25423728813559</text:p>
          </table:table-cell>
          <table:table-cell table:formula="of:=[.W42]/[.G42]" office:value-type="float" office:value="1.53240740740741" calcext:value-type="float">
            <text:p>1,53240740740741</text:p>
          </table:table-cell>
          <table:table-cell table:formula="of:=[.X42]/[.H42]" office:value-type="float" office:value="0.737136210776505" calcext:value-type="float">
            <text:p>0,737136210776505</text:p>
          </table:table-cell>
          <table:table-cell table:formula="of:=[.Y42]/[.I42]" office:value-type="string" office:string-value="" calcext:value-type="error">
            <text:p>#DIV/0!</text:p>
          </table:table-cell>
          <table:table-cell table:formula="of:=[.Z42]/[.J42]" office:value-type="float" office:value="0.642857142857143" calcext:value-type="float">
            <text:p>0,642857142857143</text:p>
          </table:table-cell>
          <table:table-cell table:formula="of:=[.AA42]/[.K42]" office:value-type="float" office:value="0.740533484969888" calcext:value-type="float">
            <text:p>0,74053348496988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table:formula="of:=[.R42]/([.B42]*[.BO42])" office:value-type="float" office:value="0.418439716312057" calcext:value-type="float">
            <text:p>0,418439716312057</text:p>
          </table:table-cell>
          <table:table-cell table:formula="of:=[.S42]/([.C42]*[.BP42])" office:value-type="string" office:string-value="" calcext:value-type="error">
            <text:p>#DIV/0!</text:p>
          </table:table-cell>
          <table:table-cell table:formula="of:=[.T42]/([.D42]*[.BQ42])" office:value-type="float" office:value="0.714285714285714" calcext:value-type="float">
            <text:p>0,714285714285714</text:p>
          </table:table-cell>
          <table:table-cell table:formula="of:=[.U42]/([.E42]*[.BR42])" office:value-type="string" office:string-value="" calcext:value-type="error">
            <text:p>#DIV/0!</text:p>
          </table:table-cell>
          <table:table-cell table:formula="of:=[.V42]/([.F42]*[.BS42])" office:value-type="float" office:value="1.25423728813559" calcext:value-type="float">
            <text:p>1,25423728813559</text:p>
          </table:table-cell>
          <table:table-cell table:formula="of:=[.W42]/([.G42]*[.BT42])" office:value-type="float" office:value="1.53240740740741" calcext:value-type="float">
            <text:p>1,53240740740741</text:p>
          </table:table-cell>
          <table:table-cell table:formula="of:=[.X42]/([.H42]*[.BU42])" office:value-type="float" office:value="0.737136210776505" calcext:value-type="float">
            <text:p>0,737136210776505</text:p>
          </table:table-cell>
          <table:table-cell table:formula="of:=[.Y42]/([.I42]*[.BV42])" office:value-type="string" office:string-value="" calcext:value-type="error">
            <text:p>#DIV/0!</text:p>
          </table:table-cell>
          <table:table-cell table:formula="of:=[.Z42]/([.J42]*[.BW42])" office:value-type="float" office:value="0.642857142857143" calcext:value-type="float">
            <text:p>0,642857142857143</text:p>
          </table:table-cell>
          <table:table-cell table:formula="of:=[.AA42]/([.K42]*[.BX42])" office:value-type="float" office:value="0.740533484969888" calcext:value-type="float">
            <text:p>0,74053348496988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 lar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table:number-columns-repeated="2"/>
          <table:table-cell table:number-columns-repeated="19" table:style-name="ce2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office:value-type="float" office:value="29.3756" calcext:value-type="float">
            <text:p>29,3756</text:p>
          </table:table-cell>
          <table:table-cell office:value-type="float" office:value="0.0663" calcext:value-type="float">
            <text:p>0,066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285" calcext:value-type="float">
            <text:p>0,0285</text:p>
          </table:table-cell>
          <table:table-cell office:value-type="float" office:value="7.7733" calcext:value-type="float">
            <text:p>7,7733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7.6206" calcext:value-type="float">
            <text:p>7,620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7.1489" calcext:value-type="float">
            <text:p>37,14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Q43]/[.A43]" office:value-type="float" office:value="1.6283888669508" calcext:value-type="float">
            <text:p>1,6283888669508</text:p>
          </table:table-cell>
          <table:table-cell table:formula="of:=[.R43]/[.B43]" office:value-type="float" office:value="0.444947209653092" calcext:value-type="float">
            <text:p>0,444947209653092</text:p>
          </table:table-cell>
          <table:table-cell table:formula="of:=[.S43]/[.C43]" office:value-type="string" office:string-value="" calcext:value-type="error">
            <text:p>#DIV/0!</text:p>
          </table:table-cell>
          <table:table-cell table:formula="of:=[.T43]/[.D43]" office:value-type="float" office:value="0.238095238095238" calcext:value-type="float">
            <text:p>0,238095238095238</text:p>
          </table:table-cell>
          <table:table-cell table:formula="of:=[.U43]/[.E43]" office:value-type="string" office:string-value="" calcext:value-type="error">
            <text:p>#DIV/0!</text:p>
          </table:table-cell>
          <table:table-cell table:formula="of:=[.V43]/[.F43]" office:value-type="float" office:value="0.732673267326733" calcext:value-type="float">
            <text:p>0,732673267326733</text:p>
          </table:table-cell>
          <table:table-cell table:formula="of:=[.W43]/[.G43]" office:value-type="float" office:value="1.16140350877193" calcext:value-type="float">
            <text:p>1,16140350877193</text:p>
          </table:table-cell>
          <table:table-cell table:formula="of:=[.X43]/[.H43]" office:value-type="float" office:value="0.750080403432262" calcext:value-type="float">
            <text:p>0,750080403432262</text:p>
          </table:table-cell>
          <table:table-cell table:formula="of:=[.Y43]/[.I43]" office:value-type="string" office:string-value="" calcext:value-type="error">
            <text:p>#DIV/0!</text:p>
          </table:table-cell>
          <table:table-cell table:formula="of:=[.Z43]/[.J43]" office:value-type="float" office:value="0.642857142857143" calcext:value-type="float">
            <text:p>0,642857142857143</text:p>
          </table:table-cell>
          <table:table-cell table:formula="of:=[.AA43]/[.K43]" office:value-type="float" office:value="0.751922420806761" calcext:value-type="float">
            <text:p>0,751922420806761</text:p>
          </table:table-cell>
          <table:table-cell table:style-name="ce1" office:value-type="float" office:value="2" calcext:value-type="float">
            <text:p>2</text:p>
          </table:table-cell>
          <table:table-cell table:formula="of:=[.AC43]/[.M43]" office:value-type="float" office:value="1.44460535843592" calcext:value-type="float">
            <text:p>1,444605358435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Q43]/([.M43]*[.L43]*4)" office:value-type="float" office:value="0.160956650129614" calcext:value-type="float">
            <text:p>0,160956650129614</text:p>
          </table:table-cell>
          <table:table-cell table:formula="of:=[.R43]/([.B43]*[.BO43])" office:value-type="float" office:value="0.222473604826546" calcext:value-type="float">
            <text:p>0,222473604826546</text:p>
          </table:table-cell>
          <table:table-cell table:formula="of:=[.S43]/([.C43]*[.BP43])" office:value-type="string" office:string-value="" calcext:value-type="error">
            <text:p>#DIV/0!</text:p>
          </table:table-cell>
          <table:table-cell table:formula="of:=[.T43]/([.D43]*[.BQ43])" office:value-type="float" office:value="0.119047619047619" calcext:value-type="float">
            <text:p>0,119047619047619</text:p>
          </table:table-cell>
          <table:table-cell table:formula="of:=[.U43]/([.E43]*[.BR43])" office:value-type="string" office:string-value="" calcext:value-type="error">
            <text:p>#DIV/0!</text:p>
          </table:table-cell>
          <table:table-cell table:formula="of:=[.V43]/([.F43]*[.BS43])" office:value-type="float" office:value="0.366336633663366" calcext:value-type="float">
            <text:p>0,366336633663366</text:p>
          </table:table-cell>
          <table:table-cell table:formula="of:=[.W43]/([.G43]*[.BT43])" office:value-type="float" office:value="0.580701754385965" calcext:value-type="float">
            <text:p>0,580701754385965</text:p>
          </table:table-cell>
          <table:table-cell table:formula="of:=[.X43]/([.H43]*[.BU43])" office:value-type="float" office:value="0.375040201716131" calcext:value-type="float">
            <text:p>0,375040201716131</text:p>
          </table:table-cell>
          <table:table-cell table:formula="of:=[.Y43]/([.I43]*[.BV43])" office:value-type="string" office:string-value="" calcext:value-type="error">
            <text:p>#DIV/0!</text:p>
          </table:table-cell>
          <table:table-cell table:formula="of:=[.Z43]/([.J43]*[.BW43])" office:value-type="float" office:value="0.321428571428571" calcext:value-type="float">
            <text:p>0,321428571428571</text:p>
          </table:table-cell>
          <table:table-cell table:formula="of:=[.AA43]/([.K43]*[.BX43])" office:value-type="float" office:value="0.37596121040338" calcext:value-type="float">
            <text:p>0,37596121040338</text:p>
          </table:table-cell>
          <table:table-cell table:style-name="ce1" office:value-type="float" office:value="2" calcext:value-type="float">
            <text:p>2</text:p>
          </table:table-cell>
          <table:table-cell table:formula="of:=[.AC43]/([.M43]*[.BZ43]*2)" office:value-type="float" office:value="0.361151339608979" calcext:value-type="float">
            <text:p>0,36115133960897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AC43]/([.M43]*8)" office:value-type="float" office:value="0.18057566980449" calcext:value-type="float">
            <text:p>0,18057566980449</text:p>
          </table:table-cell>
          <table:table-cell table:number-columns-repeated="2"/>
          <table:table-cell table:number-columns-repeated="19" table:style-name="ce2" office:value-type="float" office:value="2" calcext:value-type="float">
            <text:p>2</text:p>
          </table:table-cell>
          <table:table-cell table:number-columns-repeated="940"/>
        </table:table-row>
        <table:table-row table:style-name="ro1">
          <table:table-cell office:value-type="float" office:value="23.6263" calcext:value-type="float">
            <text:p>23,6263</text:p>
          </table:table-cell>
          <table:table-cell office:value-type="float" office:value="0.0673" calcext:value-type="float">
            <text:p>0,0673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,0235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98" calcext:value-type="float">
            <text:p>0,098</text:p>
          </table:table-cell>
          <table:table-cell office:value-type="float" office:value="8.2536" calcext:value-type="float">
            <text:p>8,2536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office:value-type="float" office:value="8.0654" calcext:value-type="float">
            <text:p>8,065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1.8799" calcext:value-type="float">
            <text:p>31,87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44]/[.A44]" office:value-type="float" office:value="2.02464626285114" calcext:value-type="float">
            <text:p>2,02464626285114</text:p>
          </table:table-cell>
          <table:table-cell table:formula="of:=[.R44]/[.B44]" office:value-type="float" office:value="0.438335809806835" calcext:value-type="float">
            <text:p>0,438335809806835</text:p>
          </table:table-cell>
          <table:table-cell table:formula="of:=[.S44]/[.C44]" office:value-type="string" office:string-value="" calcext:value-type="error">
            <text:p>#DIV/0!</text:p>
          </table:table-cell>
          <table:table-cell table:formula="of:=[.T44]/[.D44]" office:value-type="float" office:value="0.0425531914893617" calcext:value-type="float">
            <text:p>0,0425531914893617</text:p>
          </table:table-cell>
          <table:table-cell table:formula="of:=[.U44]/[.E44]" office:value-type="string" office:string-value="" calcext:value-type="error">
            <text:p>#DIV/0!</text:p>
          </table:table-cell>
          <table:table-cell table:formula="of:=[.V44]/[.F44]" office:value-type="float" office:value="0.248322147651007" calcext:value-type="float">
            <text:p>0,248322147651007</text:p>
          </table:table-cell>
          <table:table-cell table:formula="of:=[.W44]/[.G44]" office:value-type="float" office:value="0.337755102040816" calcext:value-type="float">
            <text:p>0,337755102040816</text:p>
          </table:table-cell>
          <table:table-cell table:formula="of:=[.X44]/[.H44]" office:value-type="float" office:value="0.706431133081322" calcext:value-type="float">
            <text:p>0,706431133081322</text:p>
          </table:table-cell>
          <table:table-cell table:formula="of:=[.Y44]/[.I44]" office:value-type="string" office:string-value="" calcext:value-type="error">
            <text:p>#DIV/0!</text:p>
          </table:table-cell>
          <table:table-cell table:formula="of:=[.Z44]/[.J44]" office:value-type="float" office:value="0.529411764705882" calcext:value-type="float">
            <text:p>0,529411764705882</text:p>
          </table:table-cell>
          <table:table-cell table:formula="of:=[.AA44]/[.K44]" office:value-type="float" office:value="0.710454534183053" calcext:value-type="float">
            <text:p>0,710454534183053</text:p>
          </table:table-cell>
          <table:table-cell table:style-name="ce1" office:value-type="float" office:value="4" calcext:value-type="float">
            <text:p>4</text:p>
          </table:table-cell>
          <table:table-cell table:formula="of:=[.AC44]/[.M44]" office:value-type="float" office:value="1.68336475333988" calcext:value-type="float">
            <text:p>1,683364753339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Q44]/([.M44]*[.L44]*4)" office:value-type="float" office:value="0.0937795052682097" calcext:value-type="float">
            <text:p>0,0937795052682097</text:p>
          </table:table-cell>
          <table:table-cell table:formula="of:=[.R44]/([.B44]*[.BO44])" office:value-type="float" office:value="0.109583952451709" calcext:value-type="float">
            <text:p>0,109583952451709</text:p>
          </table:table-cell>
          <table:table-cell table:formula="of:=[.S44]/([.C44]*[.BP44])" office:value-type="string" office:string-value="" calcext:value-type="error">
            <text:p>#DIV/0!</text:p>
          </table:table-cell>
          <table:table-cell table:formula="of:=[.T44]/([.D44]*[.BQ44])" office:value-type="float" office:value="0.0106382978723404" calcext:value-type="float">
            <text:p>0,0106382978723404</text:p>
          </table:table-cell>
          <table:table-cell table:formula="of:=[.U44]/([.E44]*[.BR44])" office:value-type="string" office:string-value="" calcext:value-type="error">
            <text:p>#DIV/0!</text:p>
          </table:table-cell>
          <table:table-cell table:formula="of:=[.V44]/([.F44]*[.BS44])" office:value-type="float" office:value="0.0620805369127517" calcext:value-type="float">
            <text:p>0,0620805369127517</text:p>
          </table:table-cell>
          <table:table-cell table:formula="of:=[.W44]/([.G44]*[.BT44])" office:value-type="float" office:value="0.0844387755102041" calcext:value-type="float">
            <text:p>0,0844387755102041</text:p>
          </table:table-cell>
          <table:table-cell table:formula="of:=[.X44]/([.H44]*[.BU44])" office:value-type="float" office:value="0.176607783270331" calcext:value-type="float">
            <text:p>0,176607783270331</text:p>
          </table:table-cell>
          <table:table-cell table:formula="of:=[.Y44]/([.I44]*[.BV44])" office:value-type="string" office:string-value="" calcext:value-type="error">
            <text:p>#DIV/0!</text:p>
          </table:table-cell>
          <table:table-cell table:formula="of:=[.Z44]/([.J44]*[.BW44])" office:value-type="float" office:value="0.132352941176471" calcext:value-type="float">
            <text:p>0,132352941176471</text:p>
          </table:table-cell>
          <table:table-cell table:formula="of:=[.AA44]/([.K44]*[.BX44])" office:value-type="float" office:value="0.177613633545763" calcext:value-type="float">
            <text:p>0,177613633545763</text:p>
          </table:table-cell>
          <table:table-cell table:style-name="ce1" office:value-type="float" office:value="4" calcext:value-type="float">
            <text:p>4</text:p>
          </table:table-cell>
          <table:table-cell table:formula="of:=[.AC44]/([.M44]*[.BZ44]*2)" office:value-type="float" office:value="0.210420594167485" calcext:value-type="float">
            <text:p>0,21042059416748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AC44]/([.M44]*8)" office:value-type="float" office:value="0.210420594167485" calcext:value-type="float">
            <text:p>0,210420594167485</text:p>
          </table:table-cell>
          <table:table-cell table:number-columns-repeated="2"/>
          <table:table-cell table:number-columns-repeated="19" table:style-name="ce2" office:value-type="float" office:value="4" calcext:value-type="float">
            <text:p>4</text:p>
          </table:table-cell>
          <table:table-cell table:number-columns-repeated="940"/>
        </table:table-row>
        <table:table-row table:style-name="ro1">
          <table:table-cell office:value-type="float" office:value="19.813" calcext:value-type="float">
            <text:p>19,813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0.0535" calcext:value-type="float">
            <text:p>0,0535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1304" calcext:value-type="float">
            <text:p>0,1304</text:p>
          </table:table-cell>
          <table:table-cell office:value-type="float" office:value="6.9076" calcext:value-type="float">
            <text:p>6,9076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6.7568" calcext:value-type="float">
            <text:p>6,756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6.7206" calcext:value-type="float">
            <text:p>26,72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Q45]/[.A45]" office:value-type="float" office:value="2.41431888154242" calcext:value-type="float">
            <text:p>2,41431888154242</text:p>
          </table:table-cell>
          <table:table-cell table:formula="of:=[.R45]/[.B45]" office:value-type="float" office:value="0.440298507462687" calcext:value-type="float">
            <text:p>0,440298507462687</text:p>
          </table:table-cell>
          <table:table-cell table:formula="of:=[.S45]/[.C45]" office:value-type="string" office:string-value="" calcext:value-type="error">
            <text:p>#DIV/0!</text:p>
          </table:table-cell>
          <table:table-cell table:formula="of:=[.T45]/[.D45]" office:value-type="float" office:value="0.0186915887850467" calcext:value-type="float">
            <text:p>0,0186915887850467</text:p>
          </table:table-cell>
          <table:table-cell table:formula="of:=[.U45]/[.E45]" office:value-type="string" office:string-value="" calcext:value-type="error">
            <text:p>#DIV/0!</text:p>
          </table:table-cell>
          <table:table-cell table:formula="of:=[.V45]/[.F45]" office:value-type="float" office:value="0.133815551537071" calcext:value-type="float">
            <text:p>0,133815551537071</text:p>
          </table:table-cell>
          <table:table-cell table:formula="of:=[.W45]/[.G45]" office:value-type="float" office:value="0.253834355828221" calcext:value-type="float">
            <text:p>0,253834355828221</text:p>
          </table:table-cell>
          <table:table-cell table:formula="of:=[.X45]/[.H45]" office:value-type="float" office:value="0.844084776188546" calcext:value-type="float">
            <text:p>0,844084776188546</text:p>
          </table:table-cell>
          <table:table-cell table:formula="of:=[.Y45]/[.I45]" office:value-type="string" office:string-value="" calcext:value-type="error">
            <text:p>#DIV/0!</text:p>
          </table:table-cell>
          <table:table-cell table:formula="of:=[.Z45]/[.J45]" office:value-type="float" office:value="0.642857142857143" calcext:value-type="float">
            <text:p>0,642857142857143</text:p>
          </table:table-cell>
          <table:table-cell table:formula="of:=[.AA45]/[.K45]" office:value-type="float" office:value="0.848049372484016" calcext:value-type="float">
            <text:p>0,848049372484016</text:p>
          </table:table-cell>
          <table:table-cell table:style-name="ce1" office:value-type="float" office:value="8" calcext:value-type="float">
            <text:p>8</text:p>
          </table:table-cell>
          <table:table-cell table:formula="of:=[.AC45]/[.M45]" office:value-type="float" office:value="2.0083942725837" calcext:value-type="float">
            <text:p>2,00839427258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Q45]/([.M45]*[.L45]*4)" office:value-type="float" office:value="0.0559433779555848" calcext:value-type="float">
            <text:p>0,0559433779555848</text:p>
          </table:table-cell>
          <table:table-cell table:formula="of:=[.R45]/([.B45]*[.BO45])" office:value-type="float" office:value="0.0550373134328358" calcext:value-type="float">
            <text:p>0,0550373134328358</text:p>
          </table:table-cell>
          <table:table-cell table:formula="of:=[.S45]/([.C45]*[.BP45])" office:value-type="string" office:string-value="" calcext:value-type="error">
            <text:p>#DIV/0!</text:p>
          </table:table-cell>
          <table:table-cell table:formula="of:=[.T45]/([.D45]*[.BQ45])" office:value-type="float" office:value="0.00233644859813084" calcext:value-type="float">
            <text:p>0,00233644859813084</text:p>
          </table:table-cell>
          <table:table-cell table:formula="of:=[.U45]/([.E45]*[.BR45])" office:value-type="string" office:string-value="" calcext:value-type="error">
            <text:p>#DIV/0!</text:p>
          </table:table-cell>
          <table:table-cell table:formula="of:=[.V45]/([.F45]*[.BS45])" office:value-type="float" office:value="0.0167269439421338" calcext:value-type="float">
            <text:p>0,0167269439421338</text:p>
          </table:table-cell>
          <table:table-cell table:formula="of:=[.W45]/([.G45]*[.BT45])" office:value-type="float" office:value="0.0317292944785276" calcext:value-type="float">
            <text:p>0,0317292944785276</text:p>
          </table:table-cell>
          <table:table-cell table:formula="of:=[.X45]/([.H45]*[.BU45])" office:value-type="float" office:value="0.105510597023568" calcext:value-type="float">
            <text:p>0,105510597023568</text:p>
          </table:table-cell>
          <table:table-cell table:formula="of:=[.Y45]/([.I45]*[.BV45])" office:value-type="string" office:string-value="" calcext:value-type="error">
            <text:p>#DIV/0!</text:p>
          </table:table-cell>
          <table:table-cell table:formula="of:=[.Z45]/([.J45]*[.BW45])" office:value-type="float" office:value="0.0803571428571429" calcext:value-type="float">
            <text:p>0,0803571428571429</text:p>
          </table:table-cell>
          <table:table-cell table:formula="of:=[.AA45]/([.K45]*[.BX45])" office:value-type="float" office:value="0.106006171560502" calcext:value-type="float">
            <text:p>0,106006171560502</text:p>
          </table:table-cell>
          <table:table-cell table:style-name="ce1" office:value-type="float" office:value="8" calcext:value-type="float">
            <text:p>8</text:p>
          </table:table-cell>
          <table:table-cell table:formula="of:=[.AC45]/([.M45]*[.BZ45]*2)" office:value-type="float" office:value="0.125524642036481" calcext:value-type="float">
            <text:p>0,12552464203648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[.AC45]/([.M45]*8)" office:value-type="float" office:value="0.251049284072962" calcext:value-type="float">
            <text:p>0,251049284072962</text:p>
          </table:table-cell>
          <table:table-cell table:number-columns-repeated="2"/>
          <table:table-cell table:number-columns-repeated="19"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office:value-type="float" office:value="20.6369" calcext:value-type="float">
            <text:p>20,6369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0859" calcext:value-type="float">
            <text:p>0,0859</text:p>
          </table:table-cell>
          <table:table-cell office:value-type="float" office:value="0" calcext:value-type="float">
            <text:p>0</text:p>
          </table:table-cell>
          <table:table-cell office:value-type="float" office:value="0.1114" calcext:value-type="float">
            <text:p>0,1114</text:p>
          </table:table-cell>
          <table:table-cell office:value-type="float" office:value="0.1765" calcext:value-type="float">
            <text:p>0,1765</text:p>
          </table:table-cell>
          <table:table-cell office:value-type="float" office:value="7.969" calcext:value-type="float">
            <text:p>7,969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office:value-type="float" office:value="7.7787" calcext:value-type="float">
            <text:p>7,778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8.6059" calcext:value-type="float">
            <text:p>28,605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Q46]/[.A46]" office:value-type="float" office:value="2.31793050312789" calcext:value-type="float">
            <text:p>2,31793050312789</text:p>
          </table:table-cell>
          <table:table-cell table:formula="of:=[.R46]/[.B46]" office:value-type="float" office:value="0.378205128205128" calcext:value-type="float">
            <text:p>0,378205128205128</text:p>
          </table:table-cell>
          <table:table-cell table:formula="of:=[.S46]/[.C46]" office:value-type="string" office:string-value="" calcext:value-type="error">
            <text:p>#DIV/0!</text:p>
          </table:table-cell>
          <table:table-cell table:formula="of:=[.T46]/[.D46]" office:value-type="float" office:value="0.0116414435389988" calcext:value-type="float">
            <text:p>0,0116414435389988</text:p>
          </table:table-cell>
          <table:table-cell table:formula="of:=[.U46]/[.E46]" office:value-type="string" office:string-value="" calcext:value-type="error">
            <text:p>#DIV/0!</text:p>
          </table:table-cell>
          <table:table-cell table:formula="of:=[.V46]/[.F46]" office:value-type="float" office:value="0.066427289048474" calcext:value-type="float">
            <text:p>0,066427289048474</text:p>
          </table:table-cell>
          <table:table-cell table:formula="of:=[.W46]/[.G46]" office:value-type="float" office:value="0.187535410764873" calcext:value-type="float">
            <text:p>0,187535410764873</text:p>
          </table:table-cell>
          <table:table-cell table:formula="of:=[.X46]/[.H46]" office:value-type="float" office:value="0.731660183209939" calcext:value-type="float">
            <text:p>0,731660183209939</text:p>
          </table:table-cell>
          <table:table-cell table:formula="of:=[.Y46]/[.I46]" office:value-type="string" office:string-value="" calcext:value-type="error">
            <text:p>#DIV/0!</text:p>
          </table:table-cell>
          <table:table-cell table:formula="of:=[.Z46]/[.J46]" office:value-type="float" office:value="0.529411764705882" calcext:value-type="float">
            <text:p>0,529411764705882</text:p>
          </table:table-cell>
          <table:table-cell table:formula="of:=[.AA46]/[.K46]" office:value-type="float" office:value="0.736639798423901" calcext:value-type="float">
            <text:p>0,736639798423901</text:p>
          </table:table-cell>
          <table:table-cell table:style-name="ce1" office:value-type="float" office:value="12" calcext:value-type="float">
            <text:p>12</text:p>
          </table:table-cell>
          <table:table-cell table:formula="of:=[.AC46]/[.M46]" office:value-type="float" office:value="1.87602907092593" calcext:value-type="float">
            <text:p>1,876029070925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Q46]/([.M46]*[.L46]*4)" office:value-type="float" office:value="0.0348375830393963" calcext:value-type="float">
            <text:p>0,0348375830393963</text:p>
          </table:table-cell>
          <table:table-cell table:formula="of:=[.R46]/([.B46]*[.BO46])" office:value-type="float" office:value="0.031517094017094" calcext:value-type="float">
            <text:p>0,031517094017094</text:p>
          </table:table-cell>
          <table:table-cell table:formula="of:=[.S46]/([.C46]*[.BP46])" office:value-type="string" office:string-value="" calcext:value-type="error">
            <text:p>#DIV/0!</text:p>
          </table:table-cell>
          <table:table-cell table:formula="of:=[.T46]/([.D46]*[.BQ46])" office:value-type="float" office:value="0.00097012029491657" calcext:value-type="float">
            <text:p>0,00097012029491657</text:p>
          </table:table-cell>
          <table:table-cell table:formula="of:=[.U46]/([.E46]*[.BR46])" office:value-type="string" office:string-value="" calcext:value-type="error">
            <text:p>#DIV/0!</text:p>
          </table:table-cell>
          <table:table-cell table:formula="of:=[.V46]/([.F46]*[.BS46])" office:value-type="float" office:value="0.00553560742070616" calcext:value-type="float">
            <text:p>0,00553560742070616</text:p>
          </table:table-cell>
          <table:table-cell table:formula="of:=[.W46]/([.G46]*[.BT46])" office:value-type="float" office:value="0.0156279508970727" calcext:value-type="float">
            <text:p>0,0156279508970727</text:p>
          </table:table-cell>
          <table:table-cell table:formula="of:=[.X46]/([.H46]*[.BU46])" office:value-type="float" office:value="0.0609716819341615" calcext:value-type="float">
            <text:p>0,0609716819341615</text:p>
          </table:table-cell>
          <table:table-cell table:formula="of:=[.Y46]/([.I46]*[.BV46])" office:value-type="string" office:string-value="" calcext:value-type="error">
            <text:p>#DIV/0!</text:p>
          </table:table-cell>
          <table:table-cell table:formula="of:=[.Z46]/([.J46]*[.BW46])" office:value-type="float" office:value="0.0441176470588235" calcext:value-type="float">
            <text:p>0,0441176470588235</text:p>
          </table:table-cell>
          <table:table-cell table:formula="of:=[.AA46]/([.K46]*[.BX46])" office:value-type="float" office:value="0.0613866498686584" calcext:value-type="float">
            <text:p>0,0613866498686584</text:p>
          </table:table-cell>
          <table:table-cell table:style-name="ce1" office:value-type="float" office:value="12" calcext:value-type="float">
            <text:p>12</text:p>
          </table:table-cell>
          <table:table-cell table:formula="of:=[.AC46]/([.M46]*[.BZ46]*2)" office:value-type="float" office:value="0.078167877955247" calcext:value-type="float">
            <text:p>0,07816787795524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formula="of:=[.AC46]/([.M46]*8)" office:value-type="float" office:value="0.234503633865741" calcext:value-type="float">
            <text:p>0,234503633865741</text:p>
          </table:table-cell>
          <table:table-cell table:number-columns-repeated="2"/>
          <table:table-cell table:number-columns-repeated="19"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office:value-type="float" office:value="19.127" calcext:value-type="float">
            <text:p>19,127</text:p>
          </table:table-cell>
          <table:table-cell office:value-type="float" office:value="0.0689" calcext:value-type="float">
            <text:p>0,0689</text:p>
          </table:table-cell>
          <table:table-cell office:value-type="float" office:value="0" calcext:value-type="float">
            <text:p>0</text:p>
          </table:table-cell>
          <table:table-cell office:value-type="float" office:value="0.1519" calcext:value-type="float">
            <text:p>0,1519</text:p>
          </table:table-cell>
          <table:table-cell office:value-type="float" office:value="0" calcext:value-type="float">
            <text:p>0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3938" calcext:value-type="float">
            <text:p>0,3938</text:p>
          </table:table-cell>
          <table:table-cell office:value-type="float" office:value="7.5965" calcext:value-type="float">
            <text:p>7,5965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office:value-type="float" office:value="7.408" calcext:value-type="float">
            <text:p>7,40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6.7235" calcext:value-type="float">
            <text:p>26,723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Q47]/[.A47]" office:value-type="float" office:value="2.50090970878862" calcext:value-type="float">
            <text:p>2,50090970878862</text:p>
          </table:table-cell>
          <table:table-cell table:formula="of:=[.R47]/[.B47]" office:value-type="float" office:value="0.428156748911466" calcext:value-type="float">
            <text:p>0,428156748911466</text:p>
          </table:table-cell>
          <table:table-cell table:formula="of:=[.S47]/[.C47]" office:value-type="string" office:string-value="" calcext:value-type="error">
            <text:p>#DIV/0!</text:p>
          </table:table-cell>
          <table:table-cell table:formula="of:=[.T47]/[.D47]" office:value-type="float" office:value="0.00658327847267939" calcext:value-type="float">
            <text:p>0,00658327847267939</text:p>
          </table:table-cell>
          <table:table-cell table:formula="of:=[.U47]/[.E47]" office:value-type="string" office:string-value="" calcext:value-type="error">
            <text:p>#DIV/0!</text:p>
          </table:table-cell>
          <table:table-cell table:formula="of:=[.V47]/[.F47]" office:value-type="float" office:value="0.0253598355037697" calcext:value-type="float">
            <text:p>0,0253598355037697</text:p>
          </table:table-cell>
          <table:table-cell table:formula="of:=[.W47]/[.G47]" office:value-type="float" office:value="0.0840528186896902" calcext:value-type="float">
            <text:p>0,0840528186896902</text:p>
          </table:table-cell>
          <table:table-cell table:formula="of:=[.X47]/[.H47]" office:value-type="float" office:value="0.767537681827157" calcext:value-type="float">
            <text:p>0,767537681827157</text:p>
          </table:table-cell>
          <table:table-cell table:formula="of:=[.Y47]/[.I47]" office:value-type="string" office:string-value="" calcext:value-type="error">
            <text:p>#DIV/0!</text:p>
          </table:table-cell>
          <table:table-cell table:formula="of:=[.Z47]/[.J47]" office:value-type="float" office:value="0.529411764705882" calcext:value-type="float">
            <text:p>0,529411764705882</text:p>
          </table:table-cell>
          <table:table-cell table:formula="of:=[.AA47]/[.K47]" office:value-type="float" office:value="0.77350161987041" calcext:value-type="float">
            <text:p>0,77350161987041</text:p>
          </table:table-cell>
          <table:table-cell table:style-name="ce1" office:value-type="float" office:value="16" calcext:value-type="float">
            <text:p>16</text:p>
          </table:table-cell>
          <table:table-cell table:formula="of:=[.AC47]/[.M47]" office:value-type="float" office:value="2.00817632420903" calcext:value-type="float">
            <text:p>2,008176324209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Q47]/([.M47]*[.L47]*4)" office:value-type="float" office:value="0.0279686535259229" calcext:value-type="float">
            <text:p>0,0279686535259229</text:p>
          </table:table-cell>
          <table:table-cell table:formula="of:=[.R47]/([.B47]*[.BO47])" office:value-type="float" office:value="0.0267597968069666" calcext:value-type="float">
            <text:p>0,0267597968069666</text:p>
          </table:table-cell>
          <table:table-cell table:formula="of:=[.S47]/([.C47]*[.BP47])" office:value-type="string" office:string-value="" calcext:value-type="error">
            <text:p>#DIV/0!</text:p>
          </table:table-cell>
          <table:table-cell table:formula="of:=[.T47]/([.D47]*[.BQ47])" office:value-type="float" office:value="0.000411454904542462" calcext:value-type="float">
            <text:p>0,000411454904542462</text:p>
          </table:table-cell>
          <table:table-cell table:formula="of:=[.U47]/([.E47]*[.BR47])" office:value-type="string" office:string-value="" calcext:value-type="error">
            <text:p>#DIV/0!</text:p>
          </table:table-cell>
          <table:table-cell table:formula="of:=[.V47]/([.F47]*[.BS47])" office:value-type="float" office:value="0.00158498971898561" calcext:value-type="float">
            <text:p>0,00158498971898561</text:p>
          </table:table-cell>
          <table:table-cell table:formula="of:=[.W47]/([.G47]*[.BT47])" office:value-type="float" office:value="0.00525330116810564" calcext:value-type="float">
            <text:p>0,00525330116810564</text:p>
          </table:table-cell>
          <table:table-cell table:formula="of:=[.X47]/([.H47]*[.BU47])" office:value-type="float" office:value="0.0479711051141973" calcext:value-type="float">
            <text:p>0,0479711051141973</text:p>
          </table:table-cell>
          <table:table-cell table:formula="of:=[.Y47]/([.I47]*[.BV47])" office:value-type="string" office:string-value="" calcext:value-type="error">
            <text:p>#DIV/0!</text:p>
          </table:table-cell>
          <table:table-cell table:formula="of:=[.Z47]/([.J47]*[.BW47])" office:value-type="float" office:value="0.0330882352941176" calcext:value-type="float">
            <text:p>0,0330882352941176</text:p>
          </table:table-cell>
          <table:table-cell table:formula="of:=[.AA47]/([.K47]*[.BX47])" office:value-type="float" office:value="0.0483438512419006" calcext:value-type="float">
            <text:p>0,0483438512419006</text:p>
          </table:table-cell>
          <table:table-cell table:style-name="ce1" office:value-type="float" office:value="16" calcext:value-type="float">
            <text:p>16</text:p>
          </table:table-cell>
          <table:table-cell table:formula="of:=[.AC47]/([.M47]*[.BZ47]*2)" office:value-type="float" office:value="0.0627555101315322" calcext:value-type="float">
            <text:p>0,062755510131532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formula="of:=[.AC47]/([.M47]*8)" office:value-type="float" office:value="0.251022040526129" calcext:value-type="float">
            <text:p>0,251022040526129</text:p>
          </table:table-cell>
          <table:table-cell table:number-columns-repeated="2"/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office:value-type="float" office:value="17.7485" calcext:value-type="float">
            <text:p>17,7485</text:p>
          </table:table-cell>
          <table:table-cell office:value-type="float" office:value="0.0619" calcext:value-type="float">
            <text:p>0,0619</text:p>
          </table:table-cell>
          <table:table-cell office:value-type="float" office:value="0" calcext:value-type="float">
            <text:p>0</text:p>
          </table:table-cell>
          <table:table-cell office:value-type="float" office:value="0.2838" calcext:value-type="float">
            <text:p>0,2838</text:p>
          </table:table-cell>
          <table:table-cell office:value-type="float" office:value="0" calcext:value-type="float">
            <text:p>0</text:p>
          </table:table-cell>
          <table:table-cell office:value-type="float" office:value="0.3943" calcext:value-type="float">
            <text:p>0,3943</text:p>
          </table:table-cell>
          <table:table-cell office:value-type="float" office:value="0.4688" calcext:value-type="float">
            <text:p>0,4688</text:p>
          </table:table-cell>
          <table:table-cell office:value-type="float" office:value="8.3996" calcext:value-type="float">
            <text:p>8,3996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office:value-type="float" office:value="8.2115" calcext:value-type="float">
            <text:p>8,21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26.1482" calcext:value-type="float">
            <text:p>26,148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Q48]/[.A48]" office:value-type="float" office:value="2.69515170296081" calcext:value-type="float">
            <text:p>2,69515170296081</text:p>
          </table:table-cell>
          <table:table-cell table:formula="of:=[.R48]/[.B48]" office:value-type="float" office:value="0.476575121163166" calcext:value-type="float">
            <text:p>0,476575121163166</text:p>
          </table:table-cell>
          <table:table-cell table:formula="of:=[.S48]/[.C48]" office:value-type="string" office:string-value="" calcext:value-type="error">
            <text:p>#DIV/0!</text:p>
          </table:table-cell>
          <table:table-cell table:formula="of:=[.T48]/[.D48]" office:value-type="float" office:value="0.00352360817477097" calcext:value-type="float">
            <text:p>0,00352360817477097</text:p>
          </table:table-cell>
          <table:table-cell table:formula="of:=[.U48]/[.E48]" office:value-type="string" office:string-value="" calcext:value-type="error">
            <text:p>#DIV/0!</text:p>
          </table:table-cell>
          <table:table-cell table:formula="of:=[.V48]/[.F48]" office:value-type="float" office:value="0.0187674359624651" calcext:value-type="float">
            <text:p>0,0187674359624651</text:p>
          </table:table-cell>
          <table:table-cell table:formula="of:=[.W48]/[.G48]" office:value-type="float" office:value="0.0706058020477816" calcext:value-type="float">
            <text:p>0,0706058020477816</text:p>
          </table:table-cell>
          <table:table-cell table:formula="of:=[.X48]/[.H48]" office:value-type="float" office:value="0.694152102481071" calcext:value-type="float">
            <text:p>0,694152102481071</text:p>
          </table:table-cell>
          <table:table-cell table:formula="of:=[.Y48]/[.I48]" office:value-type="string" office:string-value="" calcext:value-type="error">
            <text:p>#DIV/0!</text:p>
          </table:table-cell>
          <table:table-cell table:formula="of:=[.Z48]/[.J48]" office:value-type="float" office:value="0.529411764705882" calcext:value-type="float">
            <text:p>0,529411764705882</text:p>
          </table:table-cell>
          <table:table-cell table:formula="of:=[.AA48]/[.K48]" office:value-type="float" office:value="0.697814041283566" calcext:value-type="float">
            <text:p>0,697814041283566</text:p>
          </table:table-cell>
          <table:table-cell table:style-name="ce1" office:value-type="float" office:value="32" calcext:value-type="float">
            <text:p>32</text:p>
          </table:table-cell>
          <table:table-cell table:formula="of:=[.AC48]/[.M48]" office:value-type="float" office:value="2.0523592446134" calcext:value-type="float">
            <text:p>2,05235924461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Q48]/([.M48]*[.L48]*4)" office:value-type="float" office:value="0.0142920031302346" calcext:value-type="float">
            <text:p>0,0142920031302346</text:p>
          </table:table-cell>
          <table:table-cell table:formula="of:=[.R48]/([.B48]*[.BO48])" office:value-type="float" office:value="0.014892972536349" calcext:value-type="float">
            <text:p>0,014892972536349</text:p>
          </table:table-cell>
          <table:table-cell table:formula="of:=[.S48]/([.C48]*[.BP48])" office:value-type="string" office:string-value="" calcext:value-type="error">
            <text:p>#DIV/0!</text:p>
          </table:table-cell>
          <table:table-cell table:formula="of:=[.T48]/([.D48]*[.BQ48])" office:value-type="float" office:value="0.000110112755461593" calcext:value-type="float">
            <text:p>0,000110112755461593</text:p>
          </table:table-cell>
          <table:table-cell table:formula="of:=[.U48]/([.E48]*[.BR48])" office:value-type="string" office:string-value="" calcext:value-type="error">
            <text:p>#DIV/0!</text:p>
          </table:table-cell>
          <table:table-cell table:formula="of:=[.V48]/([.F48]*[.BS48])" office:value-type="float" office:value="0.000586482373827035" calcext:value-type="float">
            <text:p>0,000586482373827035</text:p>
          </table:table-cell>
          <table:table-cell table:formula="of:=[.W48]/([.G48]*[.BT48])" office:value-type="float" office:value="0.00220643131399317" calcext:value-type="float">
            <text:p>0,00220643131399317</text:p>
          </table:table-cell>
          <table:table-cell table:formula="of:=[.X48]/([.H48]*[.BU48])" office:value-type="float" office:value="0.0216922532025335" calcext:value-type="float">
            <text:p>0,0216922532025335</text:p>
          </table:table-cell>
          <table:table-cell table:formula="of:=[.Y48]/([.I48]*[.BV48])" office:value-type="string" office:string-value="" calcext:value-type="error">
            <text:p>#DIV/0!</text:p>
          </table:table-cell>
          <table:table-cell table:formula="of:=[.Z48]/([.J48]*[.BW48])" office:value-type="float" office:value="0.0165441176470588" calcext:value-type="float">
            <text:p>0,0165441176470588</text:p>
          </table:table-cell>
          <table:table-cell table:formula="of:=[.AA48]/([.K48]*[.BX48])" office:value-type="float" office:value="0.0218066887901114" calcext:value-type="float">
            <text:p>0,0218066887901114</text:p>
          </table:table-cell>
          <table:table-cell table:style-name="ce1" office:value-type="float" office:value="32" calcext:value-type="float">
            <text:p>32</text:p>
          </table:table-cell>
          <table:table-cell table:formula="of:=[.AC48]/([.M48]*[.BZ48]*2)" office:value-type="float" office:value="0.0320681131970843" calcext:value-type="float">
            <text:p>0,032068113197084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formula="of:=[.AC48]/([.M48]*8)" office:value-type="float" office:value="0.256544905576674" calcext:value-type="float">
            <text:p>0,256544905576674</text:p>
          </table:table-cell>
          <table:table-cell table:number-columns-repeated="2"/>
          <table:table-cell table:number-columns-repeated="19" table:style-name="ce2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office:value-type="float" office:value="17.6662" calcext:value-type="float">
            <text:p>17,6662</text:p>
          </table:table-cell>
          <table:table-cell office:value-type="float" office:value="0.0712" calcext:value-type="float">
            <text:p>0,0712</text:p>
          </table:table-cell>
          <table:table-cell office:value-type="float" office:value="0" calcext:value-type="float">
            <text:p>0</text:p>
          </table:table-cell>
          <table:table-cell office:value-type="float" office:value="0.5918" calcext:value-type="float">
            <text:p>0,5918</text:p>
          </table:table-cell>
          <table:table-cell office:value-type="float" office:value="0" calcext:value-type="float">
            <text:p>0</text:p>
          </table:table-cell>
          <table:table-cell office:value-type="float" office:value="1.3944" calcext:value-type="float">
            <text:p>1,3944</text:p>
          </table:table-cell>
          <table:table-cell office:value-type="float" office:value="0.8144" calcext:value-type="float">
            <text:p>0,8144</text:p>
          </table:table-cell>
          <table:table-cell office:value-type="float" office:value="8.557" calcext:value-type="float">
            <text:p>8,557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8.4041" calcext:value-type="float">
            <text:p>8,404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26.2232" calcext:value-type="float">
            <text:p>26,223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Q49]/[.A49]" office:value-type="float" office:value="2.70770737340232" calcext:value-type="float">
            <text:p>2,70770737340232</text:p>
          </table:table-cell>
          <table:table-cell table:formula="of:=[.R49]/[.B49]" office:value-type="float" office:value="0.414325842696629" calcext:value-type="float">
            <text:p>0,414325842696629</text:p>
          </table:table-cell>
          <table:table-cell table:formula="of:=[.S49]/[.C49]" office:value-type="string" office:string-value="" calcext:value-type="error">
            <text:p>#DIV/0!</text:p>
          </table:table-cell>
          <table:table-cell table:formula="of:=[.T49]/[.D49]" office:value-type="float" office:value="0.00168976005407232" calcext:value-type="float">
            <text:p>0,00168976005407232</text:p>
          </table:table-cell>
          <table:table-cell table:formula="of:=[.U49]/[.E49]" office:value-type="string" office:string-value="" calcext:value-type="error">
            <text:p>#DIV/0!</text:p>
          </table:table-cell>
          <table:table-cell table:formula="of:=[.V49]/[.F49]" office:value-type="float" office:value="0.00530694205393001" calcext:value-type="float">
            <text:p>0,00530694205393001</text:p>
          </table:table-cell>
          <table:table-cell table:formula="of:=[.W49]/[.G49]" office:value-type="float" office:value="0.0406434184675835" calcext:value-type="float">
            <text:p>0,0406434184675835</text:p>
          </table:table-cell>
          <table:table-cell table:formula="of:=[.X49]/[.H49]" office:value-type="float" office:value="0.681383662498539" calcext:value-type="float">
            <text:p>0,681383662498539</text:p>
          </table:table-cell>
          <table:table-cell table:formula="of:=[.Y49]/[.I49]" office:value-type="string" office:string-value="" calcext:value-type="error">
            <text:p>#DIV/0!</text:p>
          </table:table-cell>
          <table:table-cell table:formula="of:=[.Z49]/[.J49]" office:value-type="float" office:value="0.642857142857143" calcext:value-type="float">
            <text:p>0,642857142857143</text:p>
          </table:table-cell>
          <table:table-cell table:formula="of:=[.AA49]/[.K49]" office:value-type="float" office:value="0.681821967849026" calcext:value-type="float">
            <text:p>0,681821967849026</text:p>
          </table:table-cell>
          <table:table-cell table:style-name="ce1" office:value-type="float" office:value="64" calcext:value-type="float">
            <text:p>64</text:p>
          </table:table-cell>
          <table:table-cell table:formula="of:=[.AC49]/[.M49]" office:value-type="float" office:value="2.04648936819305" calcext:value-type="float">
            <text:p>2,0464893681930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Q49]/([.M49]*[.L49]*4)" office:value-type="float" office:value="0.00712556355154977" calcext:value-type="float">
            <text:p>0,00712556355154977</text:p>
          </table:table-cell>
          <table:table-cell table:formula="of:=[.R49]/([.B49]*[.BO49])" office:value-type="float" office:value="0.00647384129213483" calcext:value-type="float">
            <text:p>0,00647384129213483</text:p>
          </table:table-cell>
          <table:table-cell table:formula="of:=[.S49]/([.C49]*[.BP49])" office:value-type="string" office:string-value="" calcext:value-type="error">
            <text:p>#DIV/0!</text:p>
          </table:table-cell>
          <table:table-cell table:formula="of:=[.T49]/([.D49]*[.BQ49])" office:value-type="float" office:value="0.00002640250084488" calcext:value-type="float">
            <text:p>0,00002640250084488</text:p>
          </table:table-cell>
          <table:table-cell table:formula="of:=[.U49]/([.E49]*[.BR49])" office:value-type="string" office:string-value="" calcext:value-type="error">
            <text:p>#DIV/0!</text:p>
          </table:table-cell>
          <table:table-cell table:formula="of:=[.V49]/([.F49]*[.BS49])" office:value-type="float" office:value="0.0000829209695926563" calcext:value-type="float">
            <text:p>0,0000829209695926563</text:p>
          </table:table-cell>
          <table:table-cell table:formula="of:=[.W49]/([.G49]*[.BT49])" office:value-type="float" office:value="0.000635053413555992" calcext:value-type="float">
            <text:p>0,000635053413555992</text:p>
          </table:table-cell>
          <table:table-cell table:formula="of:=[.X49]/([.H49]*[.BU49])" office:value-type="float" office:value="0.0106466197265397" calcext:value-type="float">
            <text:p>0,0106466197265397</text:p>
          </table:table-cell>
          <table:table-cell table:formula="of:=[.Y49]/([.I49]*[.BV49])" office:value-type="string" office:string-value="" calcext:value-type="error">
            <text:p>#DIV/0!</text:p>
          </table:table-cell>
          <table:table-cell table:formula="of:=[.Z49]/([.J49]*[.BW49])" office:value-type="float" office:value="0.0100446428571429" calcext:value-type="float">
            <text:p>0,0100446428571429</text:p>
          </table:table-cell>
          <table:table-cell table:formula="of:=[.AA49]/([.K49]*[.BX49])" office:value-type="float" office:value="0.010653468247641" calcext:value-type="float">
            <text:p>0,010653468247641</text:p>
          </table:table-cell>
          <table:table-cell table:style-name="ce1" office:value-type="float" office:value="64" calcext:value-type="float">
            <text:p>64</text:p>
          </table:table-cell>
          <table:table-cell table:formula="of:=[.AC49]/([.M49]*[.BZ49]*2)" office:value-type="float" office:value="0.0159881981890082" calcext:value-type="float">
            <text:p>0,0159881981890082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AC49]/([.M49]*8)" office:value-type="float" office:value="0.255811171024131" calcext:value-type="float">
            <text:p>0,255811171024131</text:p>
          </table:table-cell>
          <table:table-cell table:number-columns-repeated="2"/>
          <table:table-cell table:number-columns-repeated="19" table:style-name="ce2" office:value-type="float" office:value="64" calcext:value-type="float">
            <text:p>64</text:p>
          </table:table-cell>
          <table:table-cell table:number-columns-repeated="94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7"/>
          <table:table-cell office:value-type="float" office:value="0" calcext:value-type="float">
            <text:p>0</text:p>
          </table:table-cell>
          <table:table-cell office:value-type="string" calcext:value-type="string">
            <text:p>ideal speep-up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number-columns-repeated="2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number-columns-repeated="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number-columns-repeated="2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number-columns-repeated="2"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number-columns-repeated="2" office:value-type="float" office:value="16" calcext:value-type="float">
            <text:p>1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number-columns-repeated="2" office:value-type="float" office:value="32" calcext:value-type="float">
            <text:p>32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number-columns-repeated="2" office:value-type="float" office:value="64" calcext:value-type="float">
            <text:p>64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32" calcext:value-type="float">
            <text:p>32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4" calcext:value-type="float">
            <text:p>64</text:p>
          </table:table-cell>
          <table:table-cell table:number-columns-repeated="98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-cons" table:style-name="ta1">
        <table:shapes>
          <draw:frame draw:z-index="0" draw:style-name="gr1" draw:text-style-name="P1" svg:width="201.55mm" svg:height="183.81mm" svg:x="996.44mm" svg:y="151.94mm">
            <draw:object draw:notify-on-update-of-ranges="'prod-cons'.BD4:'prod-cons'.BD6 'prod-cons'.BE3:'prod-cons'.BE3 'prod-cons'.BE4:'prod-cons'.BE6 'prod-cons'.BE7:'prod-cons'.BE7 'prod-cons'.BE8:'prod-cons'.BE10 'prod-cons'.BE11:'prod-cons'.BE11 'prod-cons'.BE12:'prod-cons'.BE14 'prod-cons'.BE15:'prod-cons'.BE15 'prod-cons'.BE16:'prod-cons'.BE18 'prod-cons'.BE19:'prod-cons'.BE19 'prod-cons'.BE20:'prod-cons'.BE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06.66mm" svg:height="147.17mm" svg:x="712.85mm" svg:y="167.87mm">
            <draw:object draw:notify-on-update-of-ranges="'prod-cons'.AP4:'prod-cons'.AP6 'prod-cons'.AD41:'prod-cons'.AD41 'prod-cons'.AD43:'prod-cons'.AD45 'prod-cons'.AQ3:'prod-cons'.AQ3 'prod-cons'.AQ4:'prod-cons'.AQ6 'prod-cons'.AQ7:'prod-cons'.AQ7 'prod-cons'.AQ8:'prod-cons'.AQ10 'prod-cons'.AQ11:'prod-cons'.AQ11 'prod-cons'.AQ12:'prod-cons'.AQ14 'prod-cons'.AQ15:'prod-cons'.AQ15 'prod-cons'.AQ16:'prod-cons'.AQ18 'prod-cons'.AQ19:'prod-cons'.AQ19 'prod-cons'.AQ20:'prod-cons'.AQ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19.6mm" svg:height="123.52mm" svg:x="192.26mm" svg:y="126.17mm">
            <draw:object draw:notify-on-update-of-ranges="'prod-cons'.L4:'prod-cons'.L6 'prod-cons'.M3:'prod-cons'.M3 'prod-cons'.M4:'prod-cons'.M6 'prod-cons'.M7:'prod-cons'.M7 'prod-cons'.M8:'prod-cons'.M10 'prod-cons'.M11:'prod-cons'.M11 'prod-cons'.M12:'prod-cons'.M14 'prod-cons'.M15:'prod-cons'.M15 'prod-cons'.M16:'prod-cons'.M18 'prod-cons'.M19:'prod-cons'.M19 'prod-cons'.M20:'prod-cons'.M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1.28mm" svg:height="141.34mm" svg:x="1218.79mm" svg:y="146.75mm">
            <draw:object draw:notify-on-update-of-ranges="'prod-cons'.BG4:'prod-cons'.BG6 'prod-cons'.BH3:'prod-cons'.BH3 'prod-cons'.BH4:'prod-cons'.BH6 'prod-cons'.BH7:'prod-cons'.BH7 'prod-cons'.BH8:'prod-cons'.BH10 'prod-cons'.BH11:'prod-cons'.BH11 'prod-cons'.BH12:'prod-cons'.BH14 'prod-cons'.BH15:'prod-cons'.BH15 'prod-cons'.BH16:'prod-cons'.BH18 'prod-cons'.BH19:'prod-cons'.BH19 'prod-cons'.BH20:'prod-cons'.BH22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table:shapes>
        <table:table-column table:style-name="co5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56"/>
          <table:table-cell office:value-type="string" calcext:value-type="string">
            <text:p>efficinecy</text:p>
          </table:table-cell>
          <table:table-cell table:number-columns-repeated="2"/>
          <table:table-cell office:value-type="string" calcext:value-type="string">
            <text:p>Efficinecy 8 core</text:p>
          </table:table-cell>
          <table:table-cell table:number-columns-repeated="963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verysmall</text:p>
          </table:table-cell>
          <table:table-cell table:style-name="ce1" table:number-columns-repeated="16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speedup</text:p>
          </table:table-cell>
          <table:table-cell table:style-name="ce1" table:number-columns-repeated="11"/>
          <table:table-cell table:style-name="ce3" office:value-type="string" calcext:value-type="string">
            <text:p>verysmall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efficiency</text:p>
          </table:table-cell>
          <table:table-cell table:style-name="ce1" table:number-columns-repeated="11"/>
          <table:table-cell table:style-name="ce3" office:value-type="string" calcext:value-type="string">
            <text:p>verysmall</text:p>
          </table:table-cell>
          <table:table-cell table:style-name="ce1" table:number-columns-repeated="2"/>
          <table:table-cell table:style-name="ce1" office:value-type="string" calcext:value-type="string">
            <text:p>verysmall</text:p>
          </table:table-cell>
          <table:table-cell table:style-name="ce1" table:number-columns-repeated="963"/>
        </table:table-row>
        <table:table-row table:style-name="ro1">
          <table:table-cell office:value-type="float" office:value="0.7548" calcext:value-type="float">
            <text:p>0,7548</text:p>
          </table:table-cell>
          <table:table-cell office:value-type="float" office:value="0.6389" calcext:value-type="float">
            <text:p>0,6389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4" calcext:value-type="float">
            <text:p>0,001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7664" calcext:value-type="float">
            <text:p>0,7664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P4]/[.A4]" office:value-type="float" office:value="4.91772655007949" calcext:value-type="float">
            <text:p>4,91772655007949</text:p>
          </table:table-cell>
          <table:table-cell table:formula="of:=[.Q4]/[.B4]" office:value-type="float" office:value="0.00469557051181719" calcext:value-type="float">
            <text:p>0,00469557051181719</text:p>
          </table:table-cell>
          <table:table-cell table:formula="of:=[.R4]/[.C4]" office:value-type="string" office:string-value="" calcext:value-type="error">
            <text:p>#DIV/0!</text:p>
          </table:table-cell>
          <table:table-cell table:formula="of:=[.S4]/[.D4]" office:value-type="float" office:value="0.0902255639097744" calcext:value-type="float">
            <text:p>0,0902255639097744</text:p>
          </table:table-cell>
          <table:table-cell table:formula="of:=[.T4]/[.E4]" office:value-type="string" office:string-value="" calcext:value-type="error">
            <text:p>#DIV/0!</text:p>
          </table:table-cell>
          <table:table-cell table:formula="of:=[.U4]/[.F4]" office:value-type="float" office:value="0.574468085106383" calcext:value-type="float">
            <text:p>0,574468085106383</text:p>
          </table:table-cell>
          <table:table-cell table:formula="of:=[.V4]/[.G4]" office:value-type="float" office:value="1.14590747330961" calcext:value-type="float">
            <text:p>1,14590747330961</text:p>
          </table:table-cell>
          <table:table-cell table:formula="of:=[.W4]/[.H4]" office:value-type="float" office:value="0.914529914529915" calcext:value-type="float">
            <text:p>0,914529914529915</text:p>
          </table:table-cell>
          <table:table-cell table:formula="of:=[.X4]/[.I4]" office:value-type="float" office:value="0" calcext:value-type="float">
            <text:p>0</text:p>
          </table:table-cell>
          <table:table-cell table:formula="of:=[.Y4]/[.J4]" office:value-type="float" office:value="0.0769230769230769" calcext:value-type="float">
            <text:p>0,0769230769230769</text:p>
          </table:table-cell>
          <table:table-cell table:formula="of:=[.Z4]/[.K4]" office:value-type="float" office:value="1.35714285714286" calcext:value-type="float">
            <text:p>1,35714285714286</text:p>
          </table:table-cell>
          <table:table-cell table:style-name="ce1" office:value-type="float" office:value="4" calcext:value-type="float">
            <text:p>4</text:p>
          </table:table-cell>
          <table:table-cell table:formula="of:=[.AB4]/[.M4]" office:value-type="float" office:value="4.857124217119" calcext:value-type="float">
            <text:p>4,857124217119</text:p>
          </table:table-cell>
          <table:table-cell table:style-name="ce1" office:value-type="float" office:value="4" calcext:value-type="float">
            <text:p>4</text:p>
          </table:table-cell>
          <table:table-cell table:formula="of:=[.P4]/([.A4]*[.F28])" office:value-type="float" office:value="1.22943163751987" calcext:value-type="float">
            <text:p>1,22943163751987</text:p>
          </table:table-cell>
          <table:table-cell table:formula="of:=[.Q4]/([.B4]*[.G28])" office:value-type="float" office:value="0.0011738926279543" calcext:value-type="float">
            <text:p>0,0011738926279543</text:p>
          </table:table-cell>
          <table:table-cell table:formula="of:=[.R4]/([.C4]*[.H28])" office:value-type="string" office:string-value="" calcext:value-type="error">
            <text:p>#DIV/0!</text:p>
          </table:table-cell>
          <table:table-cell table:formula="of:=[.S4]/([.D4]*[.I28])" office:value-type="float" office:value="0.0225563909774436" calcext:value-type="float">
            <text:p>0,0225563909774436</text:p>
          </table:table-cell>
          <table:table-cell table:formula="of:=[.T4]/([.E4]*[.J28])" office:value-type="string" office:string-value="" calcext:value-type="error">
            <text:p>#DIV/0!</text:p>
          </table:table-cell>
          <table:table-cell table:formula="of:=[.U4]/([.F4]*[.K28])" office:value-type="float" office:value="0.143617021276596" calcext:value-type="float">
            <text:p>0,143617021276596</text:p>
          </table:table-cell>
          <table:table-cell table:formula="of:=[.V4]/([.G4]*[.L28])" office:value-type="float" office:value="0.286476868327402" calcext:value-type="float">
            <text:p>0,286476868327402</text:p>
          </table:table-cell>
          <table:table-cell table:formula="of:=[.W4]/([.H4]*[.M28])" office:value-type="float" office:value="0.228632478632479" calcext:value-type="float">
            <text:p>0,228632478632479</text:p>
          </table:table-cell>
          <table:table-cell table:formula="of:=[.X4]/([.I4]*[.N28])" office:value-type="float" office:value="0" calcext:value-type="float">
            <text:p>0</text:p>
          </table:table-cell>
          <table:table-cell table:formula="of:=[.Y4]/([.J4]*[.O28])" office:value-type="float" office:value="0.0192307692307692" calcext:value-type="float">
            <text:p>0,0192307692307692</text:p>
          </table:table-cell>
          <table:table-cell table:formula="of:=[.Z4]/([.K4]*[.P28])" office:value-type="float" office:value="0.339285714285714" calcext:value-type="float">
            <text:p>0,339285714285714</text:p>
          </table:table-cell>
          <table:table-cell office:value-type="float" office:value="4" calcext:value-type="float">
            <text:p>4</text:p>
          </table:table-cell>
          <table:table-cell table:formula="of:=[.AB4]/([.M4]*([.R28]+4))" office:value-type="float" office:value="0.607140527139875" calcext:value-type="float">
            <text:p>0,607140527139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4]/([.M4]*8)" office:value-type="float" office:value="0.607140527139875" calcext:value-type="float">
            <text:p>0,607140527139875</text:p>
          </table:table-cell>
          <table:table-cell table:number-columns-repeated="963"/>
        </table:table-row>
        <table:table-row table:style-name="ro1">
          <table:table-cell office:value-type="float" office:value="0.6886" calcext:value-type="float">
            <text:p>0,6886</text:p>
          </table:table-cell>
          <table:table-cell office:value-type="float" office:value="0.5858" calcext:value-type="float">
            <text:p>0,5858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" calcext:value-type="float">
            <text:p>0,00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0.7003" calcext:value-type="float">
            <text:p>0,700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[.P5]/[.A5]" office:value-type="float" office:value="5.39050246877723" calcext:value-type="float">
            <text:p>5,39050246877723</text:p>
          </table:table-cell>
          <table:table-cell table:formula="of:=[.Q5]/[.B5]" office:value-type="float" office:value="0.00512120177534995" calcext:value-type="float">
            <text:p>0,00512120177534995</text:p>
          </table:table-cell>
          <table:table-cell table:formula="of:=[.R5]/[.C5]" office:value-type="string" office:string-value="" calcext:value-type="error">
            <text:p>#DIV/0!</text:p>
          </table:table-cell>
          <table:table-cell table:formula="of:=[.S5]/[.D5]" office:value-type="float" office:value="0.0851063829787234" calcext:value-type="float">
            <text:p>0,0851063829787234</text:p>
          </table:table-cell>
          <table:table-cell table:formula="of:=[.T5]/[.E5]" office:value-type="string" office:string-value="" calcext:value-type="error">
            <text:p>#DIV/0!</text:p>
          </table:table-cell>
          <table:table-cell table:formula="of:=[.U5]/[.F5]" office:value-type="float" office:value="0.452513966480447" calcext:value-type="float">
            <text:p>0,452513966480447</text:p>
          </table:table-cell>
          <table:table-cell table:formula="of:=[.V5]/[.G5]" office:value-type="float" office:value="0.882191780821918" calcext:value-type="float">
            <text:p>0,882191780821918</text:p>
          </table:table-cell>
          <table:table-cell table:formula="of:=[.W5]/[.H5]" office:value-type="float" office:value="0.922413793103448" calcext:value-type="float">
            <text:p>0,922413793103448</text:p>
          </table:table-cell>
          <table:table-cell table:formula="of:=[.X5]/[.I5]" office:value-type="float" office:value="0" calcext:value-type="float">
            <text:p>0</text:p>
          </table:table-cell>
          <table:table-cell table:formula="of:=[.Y5]/[.J5]" office:value-type="float" office:value="0.08" calcext:value-type="float">
            <text:p>0,08</text:p>
          </table:table-cell>
          <table:table-cell table:formula="of:=[.Z5]/[.K5]" office:value-type="float" office:value="0.95" calcext:value-type="float">
            <text:p>0,95</text:p>
          </table:table-cell>
          <table:table-cell table:style-name="ce1" office:value-type="float" office:value="7" calcext:value-type="float">
            <text:p>7</text:p>
          </table:table-cell>
          <table:table-cell table:formula="of:=[.AB5]/[.M5]" office:value-type="float" office:value="5.31557903755533" calcext:value-type="float">
            <text:p>5,31557903755533</text:p>
          </table:table-cell>
          <table:table-cell table:style-name="ce1" office:value-type="float" office:value="7" calcext:value-type="float">
            <text:p>7</text:p>
          </table:table-cell>
          <table:table-cell table:formula="of:=[.P5]/([.A5]*[.F29])" office:value-type="float" office:value="0.77007178125389" calcext:value-type="float">
            <text:p>0,77007178125389</text:p>
          </table:table-cell>
          <table:table-cell table:formula="of:=[.Q5]/([.B5]*[.G29])" office:value-type="float" office:value="0.000731600253621421" calcext:value-type="float">
            <text:p>0,000731600253621421</text:p>
          </table:table-cell>
          <table:table-cell table:formula="of:=[.R5]/([.C5]*[.H29])" office:value-type="string" office:string-value="" calcext:value-type="error">
            <text:p>#DIV/0!</text:p>
          </table:table-cell>
          <table:table-cell table:formula="of:=[.S5]/([.D5]*[.I29])" office:value-type="float" office:value="0.0121580547112462" calcext:value-type="float">
            <text:p>0,0121580547112462</text:p>
          </table:table-cell>
          <table:table-cell table:formula="of:=[.T5]/([.E5]*[.J29])" office:value-type="string" office:string-value="" calcext:value-type="error">
            <text:p>#DIV/0!</text:p>
          </table:table-cell>
          <table:table-cell table:formula="of:=[.U5]/([.F5]*[.K29])" office:value-type="float" office:value="0.0646448523543496" calcext:value-type="float">
            <text:p>0,0646448523543496</text:p>
          </table:table-cell>
          <table:table-cell table:formula="of:=[.V5]/([.G5]*[.L29])" office:value-type="float" office:value="0.126027397260274" calcext:value-type="float">
            <text:p>0,126027397260274</text:p>
          </table:table-cell>
          <table:table-cell table:formula="of:=[.W5]/([.H5]*[.M29])" office:value-type="float" office:value="0.131773399014778" calcext:value-type="float">
            <text:p>0,131773399014778</text:p>
          </table:table-cell>
          <table:table-cell table:formula="of:=[.X5]/([.I5]*[.N29])" office:value-type="float" office:value="0" calcext:value-type="float">
            <text:p>0</text:p>
          </table:table-cell>
          <table:table-cell table:formula="of:=[.Y5]/([.J5]*[.O29])" office:value-type="float" office:value="0.0114285714285714" calcext:value-type="float">
            <text:p>0,0114285714285714</text:p>
          </table:table-cell>
          <table:table-cell table:formula="of:=[.Z5]/([.K5]*[.P29])" office:value-type="float" office:value="0.135714285714286" calcext:value-type="float">
            <text:p>0,135714285714286</text:p>
          </table:table-cell>
          <table:table-cell office:value-type="float" office:value="7" calcext:value-type="float">
            <text:p>7</text:p>
          </table:table-cell>
          <table:table-cell table:formula="of:=[.AB5]/([.M5]*([.R29]+4))" office:value-type="float" office:value="0.483234457959576" calcext:value-type="float">
            <text:p>0,48323445795957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5]/([.M5]*8)" office:value-type="float" office:value="0.664447379694417" calcext:value-type="float">
            <text:p>0,664447379694417</text:p>
          </table:table-cell>
          <table:table-cell table:number-columns-repeated="963"/>
        </table:table-row>
        <table:table-row table:style-name="ro1">
          <table:table-cell office:value-type="float" office:value="0.6791" calcext:value-type="float">
            <text:p>0,6791</text:p>
          </table:table-cell>
          <table:table-cell office:value-type="float" office:value="0.5656" calcext:value-type="float">
            <text:p>0,5656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,0206</text:p>
          </table:table-cell>
          <table:table-cell office:value-type="float" office:value="0" calcext:value-type="float">
            <text:p>0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6" calcext:value-type="float">
            <text:p>0,002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0.6879" calcext:value-type="float">
            <text:p>0,687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3.7119" calcext:value-type="float">
            <text:p>3,7119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012" calcext:value-type="float">
            <text:p>0,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office:value-type="float" office:value="0.0322" calcext:value-type="float">
            <text:p>0,0322</text:p>
          </table:table-cell>
          <table:table-cell table:style-name="ce2" office:value-type="float" office:value="0.0107" calcext:value-type="float">
            <text:p>0,0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,0002</text:p>
          </table:table-cell>
          <table:table-cell table:style-name="ce2" office:value-type="float" office:value="0.0019" calcext:value-type="float">
            <text:p>0,0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formula="of:=[.P6]/[.A6]" office:value-type="float" office:value="5.4659107642468" calcext:value-type="float">
            <text:p>5,4659107642468</text:p>
          </table:table-cell>
          <table:table-cell table:formula="of:=[.Q6]/[.B6]" office:value-type="float" office:value="0.0053041018387553" calcext:value-type="float">
            <text:p>0,0053041018387553</text:p>
          </table:table-cell>
          <table:table-cell table:formula="of:=[.R6]/[.C6]" office:value-type="string" office:string-value="" calcext:value-type="error">
            <text:p>#DIV/0!</text:p>
          </table:table-cell>
          <table:table-cell table:formula="of:=[.S6]/[.D6]" office:value-type="float" office:value="0.058252427184466" calcext:value-type="float">
            <text:p>0,058252427184466</text:p>
          </table:table-cell>
          <table:table-cell table:formula="of:=[.T6]/[.E6]" office:value-type="string" office:string-value="" calcext:value-type="error">
            <text:p>#DIV/0!</text:p>
          </table:table-cell>
          <table:table-cell table:formula="of:=[.U6]/[.F6]" office:value-type="float" office:value="0.262987012987013" calcext:value-type="float">
            <text:p>0,262987012987013</text:p>
          </table:table-cell>
          <table:table-cell table:formula="of:=[.V6]/[.G6]" office:value-type="float" office:value="0.584392014519056" calcext:value-type="float">
            <text:p>0,584392014519056</text:p>
          </table:table-cell>
          <table:table-cell table:formula="of:=[.W6]/[.H6]" office:value-type="float" office:value="1.22988505747126" calcext:value-type="float">
            <text:p>1,22988505747126</text:p>
          </table:table-cell>
          <table:table-cell table:formula="of:=[.X6]/[.I6]" office:value-type="float" office:value="0" calcext:value-type="float">
            <text:p>0</text:p>
          </table:table-cell>
          <table:table-cell table:formula="of:=[.Y6]/[.J6]" office:value-type="float" office:value="0.133333333333333" calcext:value-type="float">
            <text:p>0,133333333333333</text:p>
          </table:table-cell>
          <table:table-cell table:formula="of:=[.Z6]/[.K6]" office:value-type="float" office:value="0.730769230769231" calcext:value-type="float">
            <text:p>0,730769230769231</text:p>
          </table:table-cell>
          <table:table-cell table:style-name="ce1" office:value-type="float" office:value="10" calcext:value-type="float">
            <text:p>10</text:p>
          </table:table-cell>
          <table:table-cell table:formula="of:=[.AB6]/[.M6]" office:value-type="float" office:value="5.41139700537869" calcext:value-type="float">
            <text:p>5,41139700537869</text:p>
          </table:table-cell>
          <table:table-cell table:style-name="ce1" office:value-type="float" office:value="10" calcext:value-type="float">
            <text:p>10</text:p>
          </table:table-cell>
          <table:table-cell table:formula="of:=[.P6]/([.A6]*[.F30])" office:value-type="float" office:value="0.54659107642468" calcext:value-type="float">
            <text:p>0,54659107642468</text:p>
          </table:table-cell>
          <table:table-cell table:formula="of:=[.Q6]/([.B6]*[.G30])" office:value-type="float" office:value="0.00053041018387553" calcext:value-type="float">
            <text:p>0,00053041018387553</text:p>
          </table:table-cell>
          <table:table-cell table:formula="of:=[.R6]/([.C6]*[.H30])" office:value-type="string" office:string-value="" calcext:value-type="error">
            <text:p>#DIV/0!</text:p>
          </table:table-cell>
          <table:table-cell table:formula="of:=[.S6]/([.D6]*[.I30])" office:value-type="float" office:value="0.0058252427184466" calcext:value-type="float">
            <text:p>0,0058252427184466</text:p>
          </table:table-cell>
          <table:table-cell table:formula="of:=[.T6]/([.E6]*[.J30])" office:value-type="string" office:string-value="" calcext:value-type="error">
            <text:p>#DIV/0!</text:p>
          </table:table-cell>
          <table:table-cell table:formula="of:=[.U6]/([.F6]*[.K30])" office:value-type="float" office:value="0.0262987012987013" calcext:value-type="float">
            <text:p>0,0262987012987013</text:p>
          </table:table-cell>
          <table:table-cell table:formula="of:=[.V6]/([.G6]*[.L30])" office:value-type="float" office:value="0.0584392014519056" calcext:value-type="float">
            <text:p>0,0584392014519056</text:p>
          </table:table-cell>
          <table:table-cell table:formula="of:=[.W6]/([.H6]*[.M30])" office:value-type="float" office:value="0.122988505747126" calcext:value-type="float">
            <text:p>0,122988505747126</text:p>
          </table:table-cell>
          <table:table-cell table:formula="of:=[.X6]/([.I6]*[.N30])" office:value-type="float" office:value="0" calcext:value-type="float">
            <text:p>0</text:p>
          </table:table-cell>
          <table:table-cell table:formula="of:=[.Y6]/([.J6]*[.O30])" office:value-type="float" office:value="0.0133333333333333" calcext:value-type="float">
            <text:p>0,0133333333333333</text:p>
          </table:table-cell>
          <table:table-cell table:formula="of:=[.Z6]/([.K6]*[.P30])" office:value-type="float" office:value="0.0730769230769231" calcext:value-type="float">
            <text:p>0,0730769230769231</text:p>
          </table:table-cell>
          <table:table-cell office:value-type="float" office:value="10" calcext:value-type="float">
            <text:p>10</text:p>
          </table:table-cell>
          <table:table-cell table:formula="of:=[.AB6]/([.M6]*([.R30]+4))" office:value-type="float" office:value="0.386528357527049" calcext:value-type="float">
            <text:p>0,38652835752704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6]/([.M6]*8)" office:value-type="float" office:value="0.676424625672336" calcext:value-type="float">
            <text:p>0,676424625672336</text:p>
          </table:table-cell>
          <table:table-cell table:number-columns-repeated="963"/>
        </table:table-row>
        <table:table-row table:style-name="ro1">
          <table:table-cell table:number-columns-repeated="11"/>
          <table:table-cell table:style-name="ce1"/>
          <table:table-cell office:value-type="string" calcext:value-type="string">
            <text:p>small</text:p>
          </table:table-cell>
          <table:table-cell table:style-name="ce1"/>
          <table:table-cell/>
          <table:table-cell table:style-name="ce2" table:number-columns-repeated="13"/>
          <table:table-cell/>
          <table:table-cell table:style-name="ce1"/>
          <table:table-cell table:number-columns-repeated="11"/>
          <table:table-cell table:style-name="ce1"/>
          <table:table-cell office:value-type="string" calcext:value-type="string">
            <text:p>small</text:p>
          </table:table-cell>
          <table:table-cell table:style-name="ce1"/>
          <table:table-cell table:number-columns-repeated="12"/>
          <table:table-cell office:value-type="string" calcext:value-type="string">
            <text:p>small</text:p>
          </table:table-cell>
          <table:table-cell table:number-columns-repeated="2"/>
          <table:table-cell office:value-type="string" calcext:value-type="string">
            <text:p>small</text:p>
          </table:table-cell>
          <table:table-cell table:number-columns-repeated="963"/>
        </table:table-row>
        <table:table-row table:style-name="ro1">
          <table:table-cell office:value-type="float" office:value="1.6353" calcext:value-type="float">
            <text:p>1,6353</text:p>
          </table:table-cell>
          <table:table-cell office:value-type="float" office:value="1.4662" calcext:value-type="float">
            <text:p>1,466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7" calcext:value-type="float">
            <text:p>0,009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.6595" calcext:value-type="float">
            <text:p>1,659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P8]/[.A8]" office:value-type="float" office:value="4.03901424815019" calcext:value-type="float">
            <text:p>4,03901424815019</text:p>
          </table:table-cell>
          <table:table-cell table:formula="of:=[.Q8]/[.B8]" office:value-type="float" office:value="0.00436502523530214" calcext:value-type="float">
            <text:p>0,00436502523530214</text:p>
          </table:table-cell>
          <table:table-cell table:formula="of:=[.R8]/[.C8]" office:value-type="string" office:string-value="" calcext:value-type="error">
            <text:p>#DIV/0!</text:p>
          </table:table-cell>
          <table:table-cell table:formula="of:=[.S8]/[.D8]" office:value-type="float" office:value="0.04375" calcext:value-type="float">
            <text:p>0,04375</text:p>
          </table:table-cell>
          <table:table-cell table:formula="of:=[.T8]/[.E8]" office:value-type="string" office:string-value="" calcext:value-type="error">
            <text:p>#DIV/0!</text:p>
          </table:table-cell>
          <table:table-cell table:formula="of:=[.U8]/[.F8]" office:value-type="float" office:value="0.273764258555133" calcext:value-type="float">
            <text:p>0,273764258555133</text:p>
          </table:table-cell>
          <table:table-cell table:formula="of:=[.V8]/[.G8]" office:value-type="float" office:value="0.978787878787879" calcext:value-type="float">
            <text:p>0,978787878787879</text:p>
          </table:table-cell>
          <table:table-cell table:formula="of:=[.W8]/[.H8]" office:value-type="float" office:value="2.04545454545455" calcext:value-type="float">
            <text:p>2,04545454545455</text:p>
          </table:table-cell>
          <table:table-cell table:formula="of:=[.X8]/[.I8]" office:value-type="float" office:value="0" calcext:value-type="float">
            <text:p>0</text:p>
          </table:table-cell>
          <table:table-cell table:formula="of:=[.Y8]/[.J8]" office:value-type="float" office:value="0.0833333333333333" calcext:value-type="float">
            <text:p>0,0833333333333333</text:p>
          </table:table-cell>
          <table:table-cell table:formula="of:=[.Z8]/[.K8]" office:value-type="float" office:value="3.38144329896907" calcext:value-type="float">
            <text:p>3,38144329896907</text:p>
          </table:table-cell>
          <table:table-cell table:style-name="ce1" office:value-type="float" office:value="4" calcext:value-type="float">
            <text:p>4</text:p>
          </table:table-cell>
          <table:table-cell table:formula="of:=[.AB8]/[.M8]" office:value-type="float" office:value="4.00994275384152" calcext:value-type="float">
            <text:p>4,00994275384152</text:p>
          </table:table-cell>
          <table:table-cell table:style-name="ce1" office:value-type="float" office:value="4" calcext:value-type="float">
            <text:p>4</text:p>
          </table:table-cell>
          <table:table-cell table:formula="of:=[.P8]/([.A8]*[.F31])" office:value-type="float" office:value="1.00975356203755" calcext:value-type="float">
            <text:p>1,00975356203755</text:p>
          </table:table-cell>
          <table:table-cell table:formula="of:=[.Q8]/([.B8]*[.G31])" office:value-type="float" office:value="0.00109125630882554" calcext:value-type="float">
            <text:p>0,00109125630882554</text:p>
          </table:table-cell>
          <table:table-cell table:formula="of:=[.R8]/([.C8]*[.H31])" office:value-type="string" office:string-value="" calcext:value-type="error">
            <text:p>#DIV/0!</text:p>
          </table:table-cell>
          <table:table-cell table:formula="of:=[.S8]/([.D8]*[.I31])" office:value-type="float" office:value="0.0109375" calcext:value-type="float">
            <text:p>0,0109375</text:p>
          </table:table-cell>
          <table:table-cell table:formula="of:=[.T8]/([.E8]*[.J31])" office:value-type="string" office:string-value="" calcext:value-type="error">
            <text:p>#DIV/0!</text:p>
          </table:table-cell>
          <table:table-cell table:formula="of:=[.U8]/([.F8]*[.K31])" office:value-type="float" office:value="0.0684410646387833" calcext:value-type="float">
            <text:p>0,0684410646387833</text:p>
          </table:table-cell>
          <table:table-cell table:formula="of:=[.V8]/([.G8]*[.L31])" office:value-type="float" office:value="0.24469696969697" calcext:value-type="float">
            <text:p>0,24469696969697</text:p>
          </table:table-cell>
          <table:table-cell table:formula="of:=[.W8]/([.H8]*[.M31])" office:value-type="float" office:value="0.511363636363636" calcext:value-type="float">
            <text:p>0,511363636363636</text:p>
          </table:table-cell>
          <table:table-cell table:formula="of:=[.X8]/([.I8]*[.N31])" office:value-type="float" office:value="0" calcext:value-type="float">
            <text:p>0</text:p>
          </table:table-cell>
          <table:table-cell table:formula="of:=[.Y8]/([.J8]*[.O31])" office:value-type="float" office:value="0.0208333333333333" calcext:value-type="float">
            <text:p>0,0208333333333333</text:p>
          </table:table-cell>
          <table:table-cell table:formula="of:=[.Z8]/([.K8]*[.P31])" office:value-type="float" office:value="0.845360824742268" calcext:value-type="float">
            <text:p>0,845360824742268</text:p>
          </table:table-cell>
          <table:table-cell office:value-type="float" office:value="4" calcext:value-type="float">
            <text:p>4</text:p>
          </table:table-cell>
          <table:table-cell table:formula="of:=[.AB8]/([.M8]*([.Q30]+4))" office:value-type="float" office:value="0.286424482417251" calcext:value-type="float">
            <text:p>0,2864244824172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8]/([.M8]*8)" office:value-type="float" office:value="0.50124284423019" calcext:value-type="float">
            <text:p>0,50124284423019</text:p>
          </table:table-cell>
          <table:table-cell table:number-columns-repeated="963"/>
        </table:table-row>
        <table:table-row table:style-name="ro1">
          <table:table-cell office:value-type="float" office:value="1.4041" calcext:value-type="float">
            <text:p>1,4041</text:p>
          </table:table-cell>
          <table:table-cell office:value-type="float" office:value="1.298" calcext:value-type="float">
            <text:p>1,298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,0199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,021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103" calcext:value-type="float">
            <text:p>0,010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.4324" calcext:value-type="float">
            <text:p>1,432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[.P9]/[.A9]" office:value-type="float" office:value="4.70408090591838" calcext:value-type="float">
            <text:p>4,70408090591838</text:p>
          </table:table-cell>
          <table:table-cell table:formula="of:=[.Q9]/[.B9]" office:value-type="float" office:value="0.0049306625577812" calcext:value-type="float">
            <text:p>0,0049306625577812</text:p>
          </table:table-cell>
          <table:table-cell table:formula="of:=[.R9]/[.C9]" office:value-type="string" office:string-value="" calcext:value-type="error">
            <text:p>#DIV/0!</text:p>
          </table:table-cell>
          <table:table-cell table:formula="of:=[.S9]/[.D9]" office:value-type="float" office:value="0.0351758793969849" calcext:value-type="float">
            <text:p>0,0351758793969849</text:p>
          </table:table-cell>
          <table:table-cell table:formula="of:=[.T9]/[.E9]" office:value-type="string" office:string-value="" calcext:value-type="error">
            <text:p>#DIV/0!</text:p>
          </table:table-cell>
          <table:table-cell table:formula="of:=[.U9]/[.F9]" office:value-type="float" office:value="0.339622641509434" calcext:value-type="float">
            <text:p>0,339622641509434</text:p>
          </table:table-cell>
          <table:table-cell table:formula="of:=[.V9]/[.G9]" office:value-type="float" office:value="0.758215962441315" calcext:value-type="float">
            <text:p>0,758215962441315</text:p>
          </table:table-cell>
          <table:table-cell table:formula="of:=[.W9]/[.H9]" office:value-type="float" office:value="1.74295774647887" calcext:value-type="float">
            <text:p>1,74295774647887</text:p>
          </table:table-cell>
          <table:table-cell table:formula="of:=[.X9]/[.I9]" office:value-type="float" office:value="0" calcext:value-type="float">
            <text:p>0</text:p>
          </table:table-cell>
          <table:table-cell table:formula="of:=[.Y9]/[.J9]" office:value-type="float" office:value="0.078125" calcext:value-type="float">
            <text:p>0,078125</text:p>
          </table:table-cell>
          <table:table-cell table:formula="of:=[.Z9]/[.K9]" office:value-type="float" office:value="3.18446601941748" calcext:value-type="float">
            <text:p>3,18446601941748</text:p>
          </table:table-cell>
          <table:table-cell table:style-name="ce1" office:value-type="float" office:value="7" calcext:value-type="float">
            <text:p>7</text:p>
          </table:table-cell>
          <table:table-cell table:formula="of:=[.AB9]/[.M9]" office:value-type="float" office:value="4.64569952527227" calcext:value-type="float">
            <text:p>4,64569952527227</text:p>
          </table:table-cell>
          <table:table-cell table:style-name="ce1" office:value-type="float" office:value="7" calcext:value-type="float">
            <text:p>7</text:p>
          </table:table-cell>
          <table:table-cell table:formula="of:=[.P9]/([.A9]*[.F32])" office:value-type="float" office:value="0.67201155798834" calcext:value-type="float">
            <text:p>0,67201155798834</text:p>
          </table:table-cell>
          <table:table-cell table:formula="of:=[.Q9]/([.B9]*[.G32])" office:value-type="float" office:value="0.000704380365397314" calcext:value-type="float">
            <text:p>0,000704380365397314</text:p>
          </table:table-cell>
          <table:table-cell table:formula="of:=[.R9]/([.C9]*[.H32])" office:value-type="string" office:string-value="" calcext:value-type="error">
            <text:p>#DIV/0!</text:p>
          </table:table-cell>
          <table:table-cell table:formula="of:=[.S9]/([.D9]*[.I32])" office:value-type="float" office:value="0.0050251256281407" calcext:value-type="float">
            <text:p>0,0050251256281407</text:p>
          </table:table-cell>
          <table:table-cell table:formula="of:=[.T9]/([.E9]*[.J32])" office:value-type="string" office:string-value="" calcext:value-type="error">
            <text:p>#DIV/0!</text:p>
          </table:table-cell>
          <table:table-cell table:formula="of:=[.U9]/([.F9]*[.K32])" office:value-type="float" office:value="0.0485175202156334" calcext:value-type="float">
            <text:p>0,0485175202156334</text:p>
          </table:table-cell>
          <table:table-cell table:formula="of:=[.V9]/([.G9]*[.L32])" office:value-type="float" office:value="0.108316566063045" calcext:value-type="float">
            <text:p>0,108316566063045</text:p>
          </table:table-cell>
          <table:table-cell table:formula="of:=[.W9]/([.H9]*[.M32])" office:value-type="float" office:value="0.248993963782696" calcext:value-type="float">
            <text:p>0,248993963782696</text:p>
          </table:table-cell>
          <table:table-cell table:formula="of:=[.X9]/([.I9]*[.N32])" office:value-type="float" office:value="0" calcext:value-type="float">
            <text:p>0</text:p>
          </table:table-cell>
          <table:table-cell table:formula="of:=[.Y9]/([.J9]*[.O32])" office:value-type="float" office:value="0.0111607142857143" calcext:value-type="float">
            <text:p>0,0111607142857143</text:p>
          </table:table-cell>
          <table:table-cell table:formula="of:=[.Z9]/([.K9]*[.P32])" office:value-type="float" office:value="0.454923717059639" calcext:value-type="float">
            <text:p>0,454923717059639</text:p>
          </table:table-cell>
          <table:table-cell office:value-type="float" office:value="7" calcext:value-type="float">
            <text:p>7</text:p>
          </table:table-cell>
          <table:table-cell table:formula="of:=[.AB9]/([.M9]*([.Q31]+4))" office:value-type="float" office:value="0.580712440659034" calcext:value-type="float">
            <text:p>0,58071244065903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9]/([.M9]*8)" office:value-type="float" office:value="0.580712440659034" calcext:value-type="float">
            <text:p>0,580712440659034</text:p>
          </table:table-cell>
          <table:table-cell table:number-columns-repeated="963"/>
        </table:table-row>
        <table:table-row table:style-name="ro1">
          <table:table-cell office:value-type="float" office:value="1.3925" calcext:value-type="float">
            <text:p>1,3925</text:p>
          </table:table-cell>
          <table:table-cell office:value-type="float" office:value="1.2447" calcext:value-type="float">
            <text:p>1,2447</text:p>
          </table:table-cell>
          <table:table-cell office:value-type="float" office:value="0" calcext:value-type="float">
            <text:p>0</text:p>
          </table:table-cell>
          <table:table-cell office:value-type="float" office:value="0.0273" calcext:value-type="float">
            <text:p>0,0273</text:p>
          </table:table-cell>
          <table:table-cell office:value-type="float" office:value="0" calcext:value-type="float">
            <text:p>0</text:p>
          </table:table-cell>
          <table:table-cell office:value-type="float" office:value="0.0326" calcext:value-type="float">
            <text:p>0,0326</text:p>
          </table:table-cell>
          <table:table-cell office:value-type="float" office:value="0.0902" calcext:value-type="float">
            <text:p>0,0902</text:p>
          </table:table-cell>
          <table:table-cell office:value-type="float" office:value="0.0272" calcext:value-type="float">
            <text:p>0,027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02" calcext:value-type="float">
            <text:p>0,010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.4196" calcext:value-type="float">
            <text:p>1,419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6.605" calcext:value-type="float">
            <text:p>6,605</text:p>
          </table:table-cell>
          <table:table-cell table:style-name="ce2" office:value-type="float" office:value="0.0064" calcext:value-type="float">
            <text:p>0,0064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007" calcext:value-type="float">
            <text:p>0,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,0072</text:p>
          </table:table-cell>
          <table:table-cell table:style-name="ce2" office:value-type="float" office:value="0.0323" calcext:value-type="float">
            <text:p>0,0323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328" calcext:value-type="float">
            <text:p>0,0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formula="of:=[.P10]/[.A10]" office:value-type="float" office:value="4.74326750448833" calcext:value-type="float">
            <text:p>4,74326750448833</text:p>
          </table:table-cell>
          <table:table-cell table:formula="of:=[.Q10]/[.B10]" office:value-type="float" office:value="0.00514180123724592" calcext:value-type="float">
            <text:p>0,00514180123724592</text:p>
          </table:table-cell>
          <table:table-cell table:formula="of:=[.R10]/[.C10]" office:value-type="string" office:string-value="" calcext:value-type="error">
            <text:p>#DIV/0!</text:p>
          </table:table-cell>
          <table:table-cell table:formula="of:=[.S10]/[.D10]" office:value-type="float" office:value="0.0256410256410256" calcext:value-type="float">
            <text:p>0,0256410256410256</text:p>
          </table:table-cell>
          <table:table-cell table:formula="of:=[.T10]/[.E10]" office:value-type="string" office:string-value="" calcext:value-type="error">
            <text:p>#DIV/0!</text:p>
          </table:table-cell>
          <table:table-cell table:formula="of:=[.U10]/[.F10]" office:value-type="float" office:value="0.220858895705521" calcext:value-type="float">
            <text:p>0,220858895705521</text:p>
          </table:table-cell>
          <table:table-cell table:formula="of:=[.V10]/[.G10]" office:value-type="float" office:value="0.358093126385809" calcext:value-type="float">
            <text:p>0,358093126385809</text:p>
          </table:table-cell>
          <table:table-cell table:formula="of:=[.W10]/[.H10]" office:value-type="float" office:value="1.81985294117647" calcext:value-type="float">
            <text:p>1,81985294117647</text:p>
          </table:table-cell>
          <table:table-cell table:formula="of:=[.X10]/[.I10]" office:value-type="float" office:value="0" calcext:value-type="float">
            <text:p>0</text:p>
          </table:table-cell>
          <table:table-cell table:formula="of:=[.Y10]/[.J10]" office:value-type="float" office:value="0.116279069767442" calcext:value-type="float">
            <text:p>0,116279069767442</text:p>
          </table:table-cell>
          <table:table-cell table:formula="of:=[.Z10]/[.K10]" office:value-type="float" office:value="3.2156862745098" calcext:value-type="float">
            <text:p>3,2156862745098</text:p>
          </table:table-cell>
          <table:table-cell table:style-name="ce1" office:value-type="float" office:value="10" calcext:value-type="float">
            <text:p>10</text:p>
          </table:table-cell>
          <table:table-cell table:formula="of:=[.AB10]/[.M10]" office:value-type="float" office:value="4.68758805297267" calcext:value-type="float">
            <text:p>4,68758805297267</text:p>
          </table:table-cell>
          <table:table-cell table:style-name="ce1" office:value-type="float" office:value="10" calcext:value-type="float">
            <text:p>10</text:p>
          </table:table-cell>
          <table:table-cell table:formula="of:=[.P10]/([.A10]*[.F33])" office:value-type="float" office:value="0.474326750448833" calcext:value-type="float">
            <text:p>0,474326750448833</text:p>
          </table:table-cell>
          <table:table-cell table:formula="of:=[.Q10]/([.B10]*[.G33])" office:value-type="float" office:value="0.000514180123724592" calcext:value-type="float">
            <text:p>0,000514180123724592</text:p>
          </table:table-cell>
          <table:table-cell table:formula="of:=[.R10]/([.C10]*[.H33])" office:value-type="string" office:string-value="" calcext:value-type="error">
            <text:p>#DIV/0!</text:p>
          </table:table-cell>
          <table:table-cell table:formula="of:=[.S10]/([.D10]*[.I33])" office:value-type="float" office:value="0.00256410256410256" calcext:value-type="float">
            <text:p>0,00256410256410256</text:p>
          </table:table-cell>
          <table:table-cell table:formula="of:=[.T10]/([.E10]*[.J33])" office:value-type="string" office:string-value="" calcext:value-type="error">
            <text:p>#DIV/0!</text:p>
          </table:table-cell>
          <table:table-cell table:formula="of:=[.U10]/([.F10]*[.K33])" office:value-type="float" office:value="0.0220858895705521" calcext:value-type="float">
            <text:p>0,0220858895705521</text:p>
          </table:table-cell>
          <table:table-cell table:formula="of:=[.V10]/([.G10]*[.L33])" office:value-type="float" office:value="0.0358093126385809" calcext:value-type="float">
            <text:p>0,0358093126385809</text:p>
          </table:table-cell>
          <table:table-cell table:formula="of:=[.W10]/([.H10]*[.M33])" office:value-type="float" office:value="0.181985294117647" calcext:value-type="float">
            <text:p>0,181985294117647</text:p>
          </table:table-cell>
          <table:table-cell table:formula="of:=[.X10]/([.I10]*[.N33])" office:value-type="float" office:value="0" calcext:value-type="float">
            <text:p>0</text:p>
          </table:table-cell>
          <table:table-cell table:formula="of:=[.Y10]/([.J10]*[.O33])" office:value-type="float" office:value="0.0116279069767442" calcext:value-type="float">
            <text:p>0,0116279069767442</text:p>
          </table:table-cell>
          <table:table-cell table:formula="of:=[.Z10]/([.K10]*[.P33])" office:value-type="float" office:value="0.32156862745098" calcext:value-type="float">
            <text:p>0,32156862745098</text:p>
          </table:table-cell>
          <table:table-cell office:value-type="float" office:value="10" calcext:value-type="float">
            <text:p>10</text:p>
          </table:table-cell>
          <table:table-cell table:formula="of:=[.AB10]/([.M10]*([.Q32]+4))" office:value-type="float" office:value="0.426144368452061" calcext:value-type="float">
            <text:p>0,4261443684520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10]/([.M10]*8)" office:value-type="float" office:value="0.585948506621584" calcext:value-type="float">
            <text:p>0,585948506621584</text:p>
          </table:table-cell>
          <table:table-cell table:number-columns-repeated="963"/>
        </table:table-row>
        <table:table-row table:style-name="ro1">
          <table:table-cell table:number-columns-repeated="11"/>
          <table:table-cell table:style-name="ce1"/>
          <table:table-cell office:value-type="string" calcext:value-type="string">
            <text:p>medium</text:p>
          </table:table-cell>
          <table:table-cell table:style-name="ce1"/>
          <table:table-cell/>
          <table:table-cell table:style-name="ce2" table:number-columns-repeated="13"/>
          <table:table-cell/>
          <table:table-cell table:style-name="ce1"/>
          <table:table-cell table:number-columns-repeated="11"/>
          <table:table-cell table:style-name="ce1"/>
          <table:table-cell office:value-type="string" calcext:value-type="string">
            <text:p>medium</text:p>
          </table:table-cell>
          <table:table-cell table:style-name="ce1"/>
          <table:table-cell table:number-columns-repeated="1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63"/>
        </table:table-row>
        <table:table-row table:style-name="ro1">
          <table:table-cell office:value-type="float" office:value="3.4384" calcext:value-type="float">
            <text:p>3,4384</text:p>
          </table:table-cell>
          <table:table-cell office:value-type="float" office:value="3.3121" calcext:value-type="float">
            <text:p>3,3121</text:p>
          </table:table-cell>
          <table:table-cell office:value-type="float" office:value="0" calcext:value-type="float">
            <text:p>0</text:p>
          </table:table-cell>
          <table:table-cell office:value-type="float" office:value="0.0352" calcext:value-type="float">
            <text:p>0,0352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154" calcext:value-type="float">
            <text:p>0,015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.4738" calcext:value-type="float">
            <text:p>3,473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P12]/[.A12]" office:value-type="float" office:value="4.0316426244765" calcext:value-type="float">
            <text:p>4,0316426244765</text:p>
          </table:table-cell>
          <table:table-cell table:formula="of:=[.Q12]/[.B12]" office:value-type="float" office:value="0.00283807856042994" calcext:value-type="float">
            <text:p>0,00283807856042994</text:p>
          </table:table-cell>
          <table:table-cell table:formula="of:=[.R12]/[.C12]" office:value-type="string" office:string-value="" calcext:value-type="error">
            <text:p>#DIV/0!</text:p>
          </table:table-cell>
          <table:table-cell table:formula="of:=[.S12]/[.D12]" office:value-type="float" office:value="0.0255681818181818" calcext:value-type="float">
            <text:p>0,0255681818181818</text:p>
          </table:table-cell>
          <table:table-cell table:formula="of:=[.T12]/[.E12]" office:value-type="string" office:string-value="" calcext:value-type="error">
            <text:p>#DIV/0!</text:p>
          </table:table-cell>
          <table:table-cell table:formula="of:=[.U12]/[.F12]" office:value-type="float" office:value="0.339901477832512" calcext:value-type="float">
            <text:p>0,339901477832512</text:p>
          </table:table-cell>
          <table:table-cell table:formula="of:=[.V12]/[.G12]" office:value-type="float" office:value="0.808785529715762" calcext:value-type="float">
            <text:p>0,808785529715762</text:p>
          </table:table-cell>
          <table:table-cell table:formula="of:=[.W12]/[.H12]" office:value-type="float" office:value="2.45762711864407" calcext:value-type="float">
            <text:p>2,45762711864407</text:p>
          </table:table-cell>
          <table:table-cell table:formula="of:=[.X12]/[.I12]" office:value-type="float" office:value="0" calcext:value-type="float">
            <text:p>0</text:p>
          </table:table-cell>
          <table:table-cell table:formula="of:=[.Y12]/[.J12]" office:value-type="float" office:value="0.192307692307692" calcext:value-type="float">
            <text:p>0,192307692307692</text:p>
          </table:table-cell>
          <table:table-cell table:formula="of:=[.Z12]/[.K12]" office:value-type="float" office:value="3.48701298701299" calcext:value-type="float">
            <text:p>3,48701298701299</text:p>
          </table:table-cell>
          <table:table-cell table:style-name="ce1" office:value-type="float" office:value="4" calcext:value-type="float">
            <text:p>4</text:p>
          </table:table-cell>
          <table:table-cell table:formula="of:=[.AB12]/[.M12]" office:value-type="float" office:value="4.01557372330013" calcext:value-type="float">
            <text:p>4,01557372330013</text:p>
          </table:table-cell>
          <table:table-cell table:style-name="ce1" office:value-type="float" office:value="4" calcext:value-type="float">
            <text:p>4</text:p>
          </table:table-cell>
          <table:table-cell table:formula="of:=[.P12]/([.A12]*[.F34])" office:value-type="float" office:value="1.00791065611913" calcext:value-type="float">
            <text:p>1,00791065611913</text:p>
          </table:table-cell>
          <table:table-cell table:formula="of:=[.Q12]/([.B12]*[.G34])" office:value-type="float" office:value="0.000709519640107485" calcext:value-type="float">
            <text:p>0,000709519640107485</text:p>
          </table:table-cell>
          <table:table-cell table:formula="of:=[.R12]/([.C12]*[.H34])" office:value-type="string" office:string-value="" calcext:value-type="error">
            <text:p>#DIV/0!</text:p>
          </table:table-cell>
          <table:table-cell table:formula="of:=[.S12]/([.D12]*[.I34])" office:value-type="float" office:value="0.00639204545454546" calcext:value-type="float">
            <text:p>0,00639204545454546</text:p>
          </table:table-cell>
          <table:table-cell table:formula="of:=[.T12]/([.E12]*[.J34])" office:value-type="string" office:string-value="" calcext:value-type="error">
            <text:p>#DIV/0!</text:p>
          </table:table-cell>
          <table:table-cell table:formula="of:=[.U12]/([.F12]*[.K34])" office:value-type="float" office:value="0.0849753694581281" calcext:value-type="float">
            <text:p>0,0849753694581281</text:p>
          </table:table-cell>
          <table:table-cell table:formula="of:=[.V12]/([.G12]*[.L34])" office:value-type="float" office:value="0.202196382428941" calcext:value-type="float">
            <text:p>0,202196382428941</text:p>
          </table:table-cell>
          <table:table-cell table:formula="of:=[.W12]/([.H12]*[.M34])" office:value-type="float" office:value="0.614406779661017" calcext:value-type="float">
            <text:p>0,614406779661017</text:p>
          </table:table-cell>
          <table:table-cell table:formula="of:=[.X12]/([.I12]*[.N34])" office:value-type="float" office:value="0" calcext:value-type="float">
            <text:p>0</text:p>
          </table:table-cell>
          <table:table-cell table:formula="of:=[.Y12]/([.J12]*[.O34])" office:value-type="float" office:value="0.0480769230769231" calcext:value-type="float">
            <text:p>0,0480769230769231</text:p>
          </table:table-cell>
          <table:table-cell table:formula="of:=[.Z12]/([.K12]*[.P34])" office:value-type="float" office:value="0.871753246753247" calcext:value-type="float">
            <text:p>0,871753246753247</text:p>
          </table:table-cell>
          <table:table-cell office:value-type="float" office:value="4" calcext:value-type="float">
            <text:p>4</text:p>
          </table:table-cell>
          <table:table-cell table:formula="of:=[.AB12]/([.M12]*([.Q33]+4))" office:value-type="float" office:value="0.286826694521438" calcext:value-type="float">
            <text:p>0,2868266945214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12]/([.M12]*8)" office:value-type="float" office:value="0.501946715412517" calcext:value-type="float">
            <text:p>0,501946715412517</text:p>
          </table:table-cell>
          <table:table-cell table:number-columns-repeated="963"/>
        </table:table-row>
        <table:table-row table:style-name="ro1">
          <table:table-cell office:value-type="float" office:value="2.9326" calcext:value-type="float">
            <text:p>2,9326</text:p>
          </table:table-cell>
          <table:table-cell office:value-type="float" office:value="2.8208" calcext:value-type="float">
            <text:p>2,8208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05" calcext:value-type="float">
            <text:p>0,040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36" calcext:value-type="float">
            <text:p>0,013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.9732" calcext:value-type="float">
            <text:p>2,973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[.P13]/[.A13]" office:value-type="float" office:value="4.72699993180113" calcext:value-type="float">
            <text:p>4,72699993180113</text:p>
          </table:table-cell>
          <table:table-cell table:formula="of:=[.Q13]/[.B13]" office:value-type="float" office:value="0.00333238797504254" calcext:value-type="float">
            <text:p>0,00333238797504254</text:p>
          </table:table-cell>
          <table:table-cell table:formula="of:=[.R13]/[.C13]" office:value-type="string" office:string-value="" calcext:value-type="error">
            <text:p>#DIV/0!</text:p>
          </table:table-cell>
          <table:table-cell table:formula="of:=[.S13]/[.D13]" office:value-type="float" office:value="0.0491803278688525" calcext:value-type="float">
            <text:p>0,0491803278688525</text:p>
          </table:table-cell>
          <table:table-cell table:formula="of:=[.T13]/[.E13]" office:value-type="string" office:string-value="" calcext:value-type="error">
            <text:p>#DIV/0!</text:p>
          </table:table-cell>
          <table:table-cell table:formula="of:=[.U13]/[.F13]" office:value-type="float" office:value="0.296137339055794" calcext:value-type="float">
            <text:p>0,296137339055794</text:p>
          </table:table-cell>
          <table:table-cell table:formula="of:=[.V13]/[.G13]" office:value-type="float" office:value="0.680434782608696" calcext:value-type="float">
            <text:p>0,680434782608696</text:p>
          </table:table-cell>
          <table:table-cell table:formula="of:=[.W13]/[.H13]" office:value-type="float" office:value="2.14814814814815" calcext:value-type="float">
            <text:p>2,14814814814815</text:p>
          </table:table-cell>
          <table:table-cell table:formula="of:=[.X13]/[.I13]" office:value-type="float" office:value="0" calcext:value-type="float">
            <text:p>0</text:p>
          </table:table-cell>
          <table:table-cell table:formula="of:=[.Y13]/[.J13]" office:value-type="float" office:value="0.5" calcext:value-type="float">
            <text:p>0,5</text:p>
          </table:table-cell>
          <table:table-cell table:formula="of:=[.Z13]/[.K13]" office:value-type="float" office:value="3.94852941176471" calcext:value-type="float">
            <text:p>3,94852941176471</text:p>
          </table:table-cell>
          <table:table-cell table:style-name="ce1" office:value-type="float" office:value="7" calcext:value-type="float">
            <text:p>7</text:p>
          </table:table-cell>
          <table:table-cell table:formula="of:=[.AB13]/[.M13]" office:value-type="float" office:value="4.69167899905825" calcext:value-type="float">
            <text:p>4,69167899905825</text:p>
          </table:table-cell>
          <table:table-cell table:style-name="ce1" office:value-type="float" office:value="7" calcext:value-type="float">
            <text:p>7</text:p>
          </table:table-cell>
          <table:table-cell table:formula="of:=[.P13]/([.A13]*[.F35])" office:value-type="float" office:value="0.675285704543019" calcext:value-type="float">
            <text:p>0,675285704543019</text:p>
          </table:table-cell>
          <table:table-cell table:formula="of:=[.Q13]/([.B13]*[.G35])" office:value-type="float" office:value="0.000476055425006077" calcext:value-type="float">
            <text:p>0,000476055425006077</text:p>
          </table:table-cell>
          <table:table-cell table:formula="of:=[.R13]/([.C13]*[.H35])" office:value-type="string" office:string-value="" calcext:value-type="error">
            <text:p>#DIV/0!</text:p>
          </table:table-cell>
          <table:table-cell table:formula="of:=[.S13]/([.D13]*[.I35])" office:value-type="float" office:value="0.00702576112412178" calcext:value-type="float">
            <text:p>0,00702576112412178</text:p>
          </table:table-cell>
          <table:table-cell table:formula="of:=[.T13]/([.E13]*[.J35])" office:value-type="string" office:string-value="" calcext:value-type="error">
            <text:p>#DIV/0!</text:p>
          </table:table-cell>
          <table:table-cell table:formula="of:=[.U13]/([.F13]*[.K35])" office:value-type="float" office:value="0.0423053341508277" calcext:value-type="float">
            <text:p>0,0423053341508277</text:p>
          </table:table-cell>
          <table:table-cell table:formula="of:=[.V13]/([.G13]*[.L35])" office:value-type="float" office:value="0.0972049689440994" calcext:value-type="float">
            <text:p>0,0972049689440994</text:p>
          </table:table-cell>
          <table:table-cell table:formula="of:=[.W13]/([.H13]*[.M35])" office:value-type="float" office:value="0.306878306878307" calcext:value-type="float">
            <text:p>0,306878306878307</text:p>
          </table:table-cell>
          <table:table-cell table:formula="of:=[.X13]/([.I13]*[.N35])" office:value-type="float" office:value="0" calcext:value-type="float">
            <text:p>0</text:p>
          </table:table-cell>
          <table:table-cell table:formula="of:=[.Y13]/([.J13]*[.O35])" office:value-type="float" office:value="0.0714285714285714" calcext:value-type="float">
            <text:p>0,0714285714285714</text:p>
          </table:table-cell>
          <table:table-cell table:formula="of:=[.Z13]/([.K13]*[.P35])" office:value-type="float" office:value="0.564075630252101" calcext:value-type="float">
            <text:p>0,564075630252101</text:p>
          </table:table-cell>
          <table:table-cell office:value-type="float" office:value="7" calcext:value-type="float">
            <text:p>7</text:p>
          </table:table-cell>
          <table:table-cell table:formula="of:=[.AB13]/([.M13]*([.Q34]+4))" office:value-type="float" office:value="0.586459874882282" calcext:value-type="float">
            <text:p>0,58645987488228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13]/([.M13]*8)" office:value-type="float" office:value="0.586459874882282" calcext:value-type="float">
            <text:p>0,586459874882282</text:p>
          </table:table-cell>
          <table:table-cell table:number-columns-repeated="963"/>
        </table:table-row>
        <table:table-row table:style-name="ro1">
          <table:table-cell office:value-type="float" office:value="2.9121" calcext:value-type="float">
            <text:p>2,9121</text:p>
          </table:table-cell>
          <table:table-cell office:value-type="float" office:value="2.8137" calcext:value-type="float">
            <text:p>2,8137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,0311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56" calcext:value-type="float">
            <text:p>0,015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.9476" calcext:value-type="float">
            <text:p>2,947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13.8624" calcext:value-type="float">
            <text:p>13,8624</text:p>
          </table:table-cell>
          <table:table-cell table:style-name="ce2" office:value-type="float" office:value="0.0094" calcext:value-type="float">
            <text:p>0,0094</text:p>
          </table:table-cell>
          <table:table-cell table:style-name="ce2" office:value-type="float" office:value="0.0165" calcext:value-type="float">
            <text:p>0,0165</text:p>
          </table:table-cell>
          <table:table-cell table:style-name="ce2" office:value-type="float" office:value="0.0009" calcext:value-type="float">
            <text:p>0,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9" calcext:value-type="float">
            <text:p>0,0069</text:p>
          </table:table-cell>
          <table:table-cell table:style-name="ce2" office:value-type="float" office:value="0.0313" calcext:value-type="float">
            <text:p>0,0313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,0005</text:p>
          </table:table-cell>
          <table:table-cell table:style-name="ce2" office:value-type="float" office:value="0.0537" calcext:value-type="float">
            <text:p>0,05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formula="of:=[.P14]/[.A14]" office:value-type="float" office:value="4.76027608942001" calcext:value-type="float">
            <text:p>4,76027608942001</text:p>
          </table:table-cell>
          <table:table-cell table:formula="of:=[.Q14]/[.B14]" office:value-type="float" office:value="0.00334079681558091" calcext:value-type="float">
            <text:p>0,00334079681558091</text:p>
          </table:table-cell>
          <table:table-cell table:formula="of:=[.R14]/[.C14]" office:value-type="string" office:string-value="" calcext:value-type="error">
            <text:p>#DIV/0!</text:p>
          </table:table-cell>
          <table:table-cell table:formula="of:=[.S14]/[.D14]" office:value-type="float" office:value="0.0289389067524116" calcext:value-type="float">
            <text:p>0,0289389067524116</text:p>
          </table:table-cell>
          <table:table-cell table:formula="of:=[.T14]/[.E14]" office:value-type="string" office:string-value="" calcext:value-type="error">
            <text:p>#DIV/0!</text:p>
          </table:table-cell>
          <table:table-cell table:formula="of:=[.U14]/[.F14]" office:value-type="float" office:value="0.151982378854626" calcext:value-type="float">
            <text:p>0,151982378854626</text:p>
          </table:table-cell>
          <table:table-cell table:formula="of:=[.V14]/[.G14]" office:value-type="float" office:value="0.458272327964861" calcext:value-type="float">
            <text:p>0,458272327964861</text:p>
          </table:table-cell>
          <table:table-cell table:formula="of:=[.W14]/[.H14]" office:value-type="float" office:value="2.45070422535211" calcext:value-type="float">
            <text:p>2,45070422535211</text:p>
          </table:table-cell>
          <table:table-cell table:formula="of:=[.X14]/[.I14]" office:value-type="float" office:value="0" calcext:value-type="float">
            <text:p>0</text:p>
          </table:table-cell>
          <table:table-cell table:formula="of:=[.Y14]/[.J14]" office:value-type="float" office:value="0.357142857142857" calcext:value-type="float">
            <text:p>0,357142857142857</text:p>
          </table:table-cell>
          <table:table-cell table:formula="of:=[.Z14]/[.K14]" office:value-type="float" office:value="3.44230769230769" calcext:value-type="float">
            <text:p>3,44230769230769</text:p>
          </table:table-cell>
          <table:table-cell table:style-name="ce1" office:value-type="float" office:value="10" calcext:value-type="float">
            <text:p>10</text:p>
          </table:table-cell>
          <table:table-cell table:formula="of:=[.AB14]/[.M14]" office:value-type="float" office:value="4.73242638078437" calcext:value-type="float">
            <text:p>4,73242638078437</text:p>
          </table:table-cell>
          <table:table-cell table:style-name="ce1" office:value-type="float" office:value="10" calcext:value-type="float">
            <text:p>10</text:p>
          </table:table-cell>
          <table:table-cell table:formula="of:=[.P14]/([.A14]*[.F36])" office:value-type="float" office:value="0.476027608942001" calcext:value-type="float">
            <text:p>0,476027608942001</text:p>
          </table:table-cell>
          <table:table-cell table:formula="of:=[.Q14]/([.B14]*[.G36])" office:value-type="float" office:value="0.000334079681558091" calcext:value-type="float">
            <text:p>0,000334079681558091</text:p>
          </table:table-cell>
          <table:table-cell table:formula="of:=[.R14]/([.C14]*[.H36])" office:value-type="string" office:string-value="" calcext:value-type="error">
            <text:p>#DIV/0!</text:p>
          </table:table-cell>
          <table:table-cell table:formula="of:=[.S14]/([.D14]*[.I36])" office:value-type="float" office:value="0.00289389067524116" calcext:value-type="float">
            <text:p>0,00289389067524116</text:p>
          </table:table-cell>
          <table:table-cell table:formula="of:=[.T14]/([.E14]*[.J36])" office:value-type="string" office:string-value="" calcext:value-type="error">
            <text:p>#DIV/0!</text:p>
          </table:table-cell>
          <table:table-cell table:formula="of:=[.U14]/([.F14]*[.K36])" office:value-type="float" office:value="0.0151982378854626" calcext:value-type="float">
            <text:p>0,0151982378854626</text:p>
          </table:table-cell>
          <table:table-cell table:formula="of:=[.V14]/([.G14]*[.L36])" office:value-type="float" office:value="0.0458272327964861" calcext:value-type="float">
            <text:p>0,0458272327964861</text:p>
          </table:table-cell>
          <table:table-cell table:formula="of:=[.W14]/([.H14]*[.M36])" office:value-type="float" office:value="0.245070422535211" calcext:value-type="float">
            <text:p>0,245070422535211</text:p>
          </table:table-cell>
          <table:table-cell table:formula="of:=[.X14]/([.I14]*[.N36])" office:value-type="float" office:value="0" calcext:value-type="float">
            <text:p>0</text:p>
          </table:table-cell>
          <table:table-cell table:formula="of:=[.Y14]/([.J14]*[.O36])" office:value-type="float" office:value="0.0357142857142857" calcext:value-type="float">
            <text:p>0,0357142857142857</text:p>
          </table:table-cell>
          <table:table-cell table:formula="of:=[.Z14]/([.K14]*[.P36])" office:value-type="float" office:value="0.344230769230769" calcext:value-type="float">
            <text:p>0,344230769230769</text:p>
          </table:table-cell>
          <table:table-cell office:value-type="float" office:value="10" calcext:value-type="float">
            <text:p>10</text:p>
          </table:table-cell>
          <table:table-cell table:formula="of:=[.AB14]/([.M14]*([.Q35]+4))" office:value-type="float" office:value="0.430220580071306" calcext:value-type="float">
            <text:p>0,43022058007130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14]/([.M14]*8)" office:value-type="float" office:value="0.591553297598046" calcext:value-type="float">
            <text:p>0,591553297598046</text:p>
          </table:table-cell>
          <table:table-cell table:number-columns-repeated="963"/>
        </table:table-row>
        <table:table-row table:style-name="ro1">
          <table:table-cell table:number-columns-repeated="11"/>
          <table:table-cell table:style-name="ce1"/>
          <table:table-cell office:value-type="string" calcext:value-type="string">
            <text:p>large</text:p>
          </table:table-cell>
          <table:table-cell table:style-name="ce1"/>
          <table:table-cell/>
          <table:table-cell table:style-name="ce2" table:number-columns-repeated="13"/>
          <table:table-cell/>
          <table:table-cell table:style-name="ce1"/>
          <table:table-cell table:number-columns-repeated="11"/>
          <table:table-cell table:style-name="ce1"/>
          <table:table-cell office:value-type="string" calcext:value-type="string">
            <text:p>large</text:p>
          </table:table-cell>
          <table:table-cell table:style-name="ce1"/>
          <table:table-cell table:number-columns-repeated="12"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large</text:p>
          </table:table-cell>
          <table:table-cell table:number-columns-repeated="963"/>
        </table:table-row>
        <table:table-row table:style-name="ro1">
          <table:table-cell office:value-type="float" office:value="7.3063" calcext:value-type="float">
            <text:p>7,3063</text:p>
          </table:table-cell>
          <table:table-cell office:value-type="float" office:value="7.1048" calcext:value-type="float">
            <text:p>7,1048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,0228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43" calcext:value-type="float">
            <text:p>0,0443</text:p>
          </table:table-cell>
          <table:table-cell office:value-type="float" office:value="1.0625" calcext:value-type="float">
            <text:p>1,062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729" calcext:value-type="float">
            <text:p>0,972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.3688" calcext:value-type="float">
            <text:p>8,368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P16]/[.A16]" office:value-type="float" office:value="3.42336066134706" calcext:value-type="float">
            <text:p>3,42336066134706</text:p>
          </table:table-cell>
          <table:table-cell table:formula="of:=[.Q16]/[.B16]" office:value-type="float" office:value="0.0022238486656908" calcext:value-type="float">
            <text:p>0,0022238486656908</text:p>
          </table:table-cell>
          <table:table-cell table:formula="of:=[.R16]/[.C16]" office:value-type="string" office:string-value="" calcext:value-type="error">
            <text:p>#DIV/0!</text:p>
          </table:table-cell>
          <table:table-cell table:formula="of:=[.S16]/[.D16]" office:value-type="float" office:value="0.0263157894736842" calcext:value-type="float">
            <text:p>0,0263157894736842</text:p>
          </table:table-cell>
          <table:table-cell table:formula="of:=[.T16]/[.E16]" office:value-type="string" office:string-value="" calcext:value-type="error">
            <text:p>#DIV/0!</text:p>
          </table:table-cell>
          <table:table-cell table:formula="of:=[.U16]/[.F16]" office:value-type="float" office:value="0.340909090909091" calcext:value-type="float">
            <text:p>0,340909090909091</text:p>
          </table:table-cell>
          <table:table-cell table:formula="of:=[.V16]/[.G16]" office:value-type="float" office:value="0.679458239277652" calcext:value-type="float">
            <text:p>0,679458239277652</text:p>
          </table:table-cell>
          <table:table-cell table:formula="of:=[.W16]/[.H16]" office:value-type="float" office:value="4.1904" calcext:value-type="float">
            <text:p>4,1904</text:p>
          </table:table-cell>
          <table:table-cell table:formula="of:=[.X16]/[.I16]" office:value-type="float" office:value="0" calcext:value-type="float">
            <text:p>0</text:p>
          </table:table-cell>
          <table:table-cell table:formula="of:=[.Y16]/[.J16]" office:value-type="float" office:value="0.0860215053763441" calcext:value-type="float">
            <text:p>0,0860215053763441</text:p>
          </table:table-cell>
          <table:table-cell table:formula="of:=[.Z16]/[.K16]" office:value-type="float" office:value="4.4707575290369" calcext:value-type="float">
            <text:p>4,4707575290369</text:p>
          </table:table-cell>
          <table:table-cell table:style-name="ce1" office:value-type="float" office:value="4" calcext:value-type="float">
            <text:p>4</text:p>
          </table:table-cell>
          <table:table-cell table:formula="of:=[.AB16]/[.M16]" office:value-type="float" office:value="3.52074371475002" calcext:value-type="float">
            <text:p>3,52074371475002</text:p>
          </table:table-cell>
          <table:table-cell table:style-name="ce1" office:value-type="float" office:value="4" calcext:value-type="float">
            <text:p>4</text:p>
          </table:table-cell>
          <table:table-cell table:formula="of:=[.P16]/([.A16]*[.F37])" office:value-type="float" office:value="0.855840165336764" calcext:value-type="float">
            <text:p>0,855840165336764</text:p>
          </table:table-cell>
          <table:table-cell table:formula="of:=[.Q16]/([.B16]*[.G37])" office:value-type="float" office:value="0.0005559621664227" calcext:value-type="float">
            <text:p>0,0005559621664227</text:p>
          </table:table-cell>
          <table:table-cell table:formula="of:=[.R16]/([.C16]*[.H37])" office:value-type="string" office:string-value="" calcext:value-type="error">
            <text:p>#DIV/0!</text:p>
          </table:table-cell>
          <table:table-cell table:formula="of:=[.S16]/([.D16]*[.I37])" office:value-type="float" office:value="0.00657894736842105" calcext:value-type="float">
            <text:p>0,00657894736842105</text:p>
          </table:table-cell>
          <table:table-cell table:formula="of:=[.T16]/([.E16]*[.J37])" office:value-type="string" office:string-value="" calcext:value-type="error">
            <text:p>#DIV/0!</text:p>
          </table:table-cell>
          <table:table-cell table:formula="of:=[.U16]/([.F16]*[.K37])" office:value-type="float" office:value="0.0852272727272727" calcext:value-type="float">
            <text:p>0,0852272727272727</text:p>
          </table:table-cell>
          <table:table-cell table:formula="of:=[.V16]/([.G16]*[.L37])" office:value-type="float" office:value="0.169864559819413" calcext:value-type="float">
            <text:p>0,169864559819413</text:p>
          </table:table-cell>
          <table:table-cell table:formula="of:=[.W16]/([.H16]*[.M37])" office:value-type="float" office:value="1.0476" calcext:value-type="float">
            <text:p>1,0476</text:p>
          </table:table-cell>
          <table:table-cell table:formula="of:=[.X16]/([.I16]*[.N37])" office:value-type="float" office:value="0" calcext:value-type="float">
            <text:p>0</text:p>
          </table:table-cell>
          <table:table-cell table:formula="of:=[.Y16]/([.J16]*[.O37])" office:value-type="float" office:value="0.021505376344086" calcext:value-type="float">
            <text:p>0,021505376344086</text:p>
          </table:table-cell>
          <table:table-cell table:formula="of:=[.Z16]/([.K16]*[.P37])" office:value-type="float" office:value="1.11768938225922" calcext:value-type="float">
            <text:p>1,11768938225922</text:p>
          </table:table-cell>
          <table:table-cell office:value-type="float" office:value="4" calcext:value-type="float">
            <text:p>4</text:p>
          </table:table-cell>
          <table:table-cell table:formula="of:=[.AB16]/([.M16]*([.Q36]+4))" office:value-type="float" office:value="0.251481693910716" calcext:value-type="float">
            <text:p>0,2514816939107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16]/([.M16]*8)" office:value-type="float" office:value="0.440092964343753" calcext:value-type="float">
            <text:p>0,440092964343753</text:p>
          </table:table-cell>
          <table:table-cell table:number-columns-repeated="963"/>
        </table:table-row>
        <table:table-row table:style-name="ro1">
          <table:table-cell office:value-type="float" office:value="9.5288" calcext:value-type="float">
            <text:p>9,5288</text:p>
          </table:table-cell>
          <table:table-cell office:value-type="float" office:value="9.2521" calcext:value-type="float">
            <text:p>9,2521</text:p>
          </table:table-cell>
          <table:table-cell office:value-type="float" office:value="0" calcext:value-type="float">
            <text:p>0</text:p>
          </table:table-cell>
          <table:table-cell office:value-type="float" office:value="0.0372" calcext:value-type="float">
            <text:p>0,0372</text:p>
          </table:table-cell>
          <table:table-cell office:value-type="float" office:value="0" calcext:value-type="float">
            <text:p>0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115" calcext:value-type="float">
            <text:p>0,115</text:p>
          </table:table-cell>
          <table:table-cell office:value-type="float" office:value="2.0474" calcext:value-type="float">
            <text:p>2,0474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501" calcext:value-type="float">
            <text:p>0,0501</text:p>
          </table:table-cell>
          <table:table-cell office:value-type="float" office:value="1.8965" calcext:value-type="float">
            <text:p>1,896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1.5763" calcext:value-type="float">
            <text:p>11,576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[.P17]/[.A17]" office:value-type="float" office:value="2.62489505499118" calcext:value-type="float">
            <text:p>2,62489505499118</text:p>
          </table:table-cell>
          <table:table-cell table:formula="of:=[.Q17]/[.B17]" office:value-type="float" office:value="0.00170772040942056" calcext:value-type="float">
            <text:p>0,00170772040942056</text:p>
          </table:table-cell>
          <table:table-cell table:formula="of:=[.R17]/[.C17]" office:value-type="string" office:string-value="" calcext:value-type="error">
            <text:p>#DIV/0!</text:p>
          </table:table-cell>
          <table:table-cell table:formula="of:=[.S17]/[.D17]" office:value-type="float" office:value="0.0161290322580645" calcext:value-type="float">
            <text:p>0,0161290322580645</text:p>
          </table:table-cell>
          <table:table-cell table:formula="of:=[.T17]/[.E17]" office:value-type="string" office:string-value="" calcext:value-type="error">
            <text:p>#DIV/0!</text:p>
          </table:table-cell>
          <table:table-cell table:formula="of:=[.U17]/[.F17]" office:value-type="float" office:value="0.132042253521127" calcext:value-type="float">
            <text:p>0,132042253521127</text:p>
          </table:table-cell>
          <table:table-cell table:formula="of:=[.V17]/[.G17]" office:value-type="float" office:value="0.261739130434783" calcext:value-type="float">
            <text:p>0,261739130434783</text:p>
          </table:table-cell>
          <table:table-cell table:formula="of:=[.W17]/[.H17]" office:value-type="float" office:value="2.17461170264726" calcext:value-type="float">
            <text:p>2,17461170264726</text:p>
          </table:table-cell>
          <table:table-cell table:formula="of:=[.X17]/[.I17]" office:value-type="float" office:value="0" calcext:value-type="float">
            <text:p>0</text:p>
          </table:table-cell>
          <table:table-cell table:formula="of:=[.Y17]/[.J17]" office:value-type="float" office:value="0.0479041916167665" calcext:value-type="float">
            <text:p>0,0479041916167665</text:p>
          </table:table-cell>
          <table:table-cell table:formula="of:=[.Z17]/[.K17]" office:value-type="float" office:value="2.2934880042183" calcext:value-type="float">
            <text:p>2,2934880042183</text:p>
          </table:table-cell>
          <table:table-cell table:style-name="ce1" office:value-type="float" office:value="7" calcext:value-type="float">
            <text:p>7</text:p>
          </table:table-cell>
          <table:table-cell table:formula="of:=[.AB17]/[.M17]" office:value-type="float" office:value="2.5452346604701" calcext:value-type="float">
            <text:p>2,5452346604701</text:p>
          </table:table-cell>
          <table:table-cell table:style-name="ce1" office:value-type="float" office:value="7" calcext:value-type="float">
            <text:p>7</text:p>
          </table:table-cell>
          <table:table-cell table:formula="of:=[.P17]/([.A17]*[.F38])" office:value-type="float" office:value="0.374985007855883" calcext:value-type="float">
            <text:p>0,374985007855883</text:p>
          </table:table-cell>
          <table:table-cell table:formula="of:=[.Q17]/([.B17]*[.G38])" office:value-type="float" office:value="0.000243960058488652" calcext:value-type="float">
            <text:p>0,000243960058488652</text:p>
          </table:table-cell>
          <table:table-cell table:formula="of:=[.R17]/([.C17]*[.H38])" office:value-type="string" office:string-value="" calcext:value-type="error">
            <text:p>#DIV/0!</text:p>
          </table:table-cell>
          <table:table-cell table:formula="of:=[.S17]/([.D17]*[.I38])" office:value-type="float" office:value="0.00230414746543779" calcext:value-type="float">
            <text:p>0,00230414746543779</text:p>
          </table:table-cell>
          <table:table-cell table:formula="of:=[.T17]/([.E17]*[.J38])" office:value-type="string" office:string-value="" calcext:value-type="error">
            <text:p>#DIV/0!</text:p>
          </table:table-cell>
          <table:table-cell table:formula="of:=[.U17]/([.F17]*[.K38])" office:value-type="float" office:value="0.0188631790744467" calcext:value-type="float">
            <text:p>0,0188631790744467</text:p>
          </table:table-cell>
          <table:table-cell table:formula="of:=[.V17]/([.G17]*[.L38])" office:value-type="float" office:value="0.0373913043478261" calcext:value-type="float">
            <text:p>0,0373913043478261</text:p>
          </table:table-cell>
          <table:table-cell table:formula="of:=[.W17]/([.H17]*[.M38])" office:value-type="float" office:value="0.310658814663894" calcext:value-type="float">
            <text:p>0,310658814663894</text:p>
          </table:table-cell>
          <table:table-cell table:formula="of:=[.X17]/([.I17]*[.N38])" office:value-type="float" office:value="0" calcext:value-type="float">
            <text:p>0</text:p>
          </table:table-cell>
          <table:table-cell table:formula="of:=[.Y17]/([.J17]*[.O38])" office:value-type="float" office:value="0.00684345594525235" calcext:value-type="float">
            <text:p>0,00684345594525235</text:p>
          </table:table-cell>
          <table:table-cell table:formula="of:=[.Z17]/([.K17]*[.P38])" office:value-type="float" office:value="0.327641143459757" calcext:value-type="float">
            <text:p>0,327641143459757</text:p>
          </table:table-cell>
          <table:table-cell office:value-type="float" office:value="7" calcext:value-type="float">
            <text:p>7</text:p>
          </table:table-cell>
          <table:table-cell table:formula="of:=[.AB17]/([.M17]*([.Q37]+4))" office:value-type="float" office:value="0.318154332558762" calcext:value-type="float">
            <text:p>0,31815433255876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17]/([.M17]*8)" office:value-type="float" office:value="0.318154332558762" calcext:value-type="float">
            <text:p>0,318154332558762</text:p>
          </table:table-cell>
          <table:table-cell table:number-columns-repeated="963"/>
        </table:table-row>
        <table:table-row table:style-name="ro1">
          <table:table-cell office:value-type="float" office:value="7.8395" calcext:value-type="float">
            <text:p>7,8395</text:p>
          </table:table-cell>
          <table:table-cell office:value-type="float" office:value="7.6746" calcext:value-type="float">
            <text:p>7,6746</text:p>
          </table:table-cell>
          <table:table-cell office:value-type="float" office:value="0" calcext:value-type="float">
            <text:p>0</text:p>
          </table:table-cell>
          <table:table-cell office:value-type="float" office:value="0.0539" calcext:value-type="float">
            <text:p>0,0539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99" calcext:value-type="float">
            <text:p>0,099</text:p>
          </table:table-cell>
          <table:table-cell office:value-type="float" office:value="1.3906" calcext:value-type="float">
            <text:p>1,3906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382" calcext:value-type="float">
            <text:p>0,0382</text:p>
          </table:table-cell>
          <table:table-cell office:value-type="float" office:value="1.272" calcext:value-type="float">
            <text:p>1,27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9.23" calcext:value-type="float">
            <text:p>9,23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25.0121" calcext:value-type="float">
            <text:p>25,0121</text:p>
          </table:table-cell>
          <table:table-cell table:style-name="ce2" office:value-type="float" office:value="0.0158" calcext:value-type="float">
            <text:p>0,0158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006" calcext:value-type="float">
            <text:p>0,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,0075</text:p>
          </table:table-cell>
          <table:table-cell table:style-name="ce2" office:value-type="float" office:value="0.0301" calcext:value-type="float">
            <text:p>0,0301</text:p>
          </table:table-cell>
          <table:table-cell table:style-name="ce2" office:value-type="float" office:value="4.4523" calcext:value-type="float">
            <text:p>4,4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4" calcext:value-type="float">
            <text:p>0,0024</text:p>
          </table:table-cell>
          <table:table-cell table:style-name="ce2" office:value-type="float" office:value="4.3496" calcext:value-type="float">
            <text:p>4,3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formula="of:=[.P18]/[.A18]" office:value-type="float" office:value="3.19052235474201" calcext:value-type="float">
            <text:p>3,19052235474201</text:p>
          </table:table-cell>
          <table:table-cell table:formula="of:=[.Q18]/[.B18]" office:value-type="float" office:value="0.0020587392176791" calcext:value-type="float">
            <text:p>0,0020587392176791</text:p>
          </table:table-cell>
          <table:table-cell table:formula="of:=[.R18]/[.C18]" office:value-type="string" office:string-value="" calcext:value-type="error">
            <text:p>#DIV/0!</text:p>
          </table:table-cell>
          <table:table-cell table:formula="of:=[.S18]/[.D18]" office:value-type="float" office:value="0.0111317254174397" calcext:value-type="float">
            <text:p>0,0111317254174397</text:p>
          </table:table-cell>
          <table:table-cell table:formula="of:=[.T18]/[.E18]" office:value-type="string" office:string-value="" calcext:value-type="error">
            <text:p>#DIV/0!</text:p>
          </table:table-cell>
          <table:table-cell table:formula="of:=[.U18]/[.F18]" office:value-type="float" office:value="0.122950819672131" calcext:value-type="float">
            <text:p>0,122950819672131</text:p>
          </table:table-cell>
          <table:table-cell table:formula="of:=[.V18]/[.G18]" office:value-type="float" office:value="0.304040404040404" calcext:value-type="float">
            <text:p>0,304040404040404</text:p>
          </table:table-cell>
          <table:table-cell table:formula="of:=[.W18]/[.H18]" office:value-type="float" office:value="3.20171149144254" calcext:value-type="float">
            <text:p>3,20171149144254</text:p>
          </table:table-cell>
          <table:table-cell table:formula="of:=[.X18]/[.I18]" office:value-type="float" office:value="0" calcext:value-type="float">
            <text:p>0</text:p>
          </table:table-cell>
          <table:table-cell table:formula="of:=[.Y18]/[.J18]" office:value-type="float" office:value="0.0628272251308901" calcext:value-type="float">
            <text:p>0,0628272251308901</text:p>
          </table:table-cell>
          <table:table-cell table:formula="of:=[.Z18]/[.K18]" office:value-type="float" office:value="3.41949685534591" calcext:value-type="float">
            <text:p>3,41949685534591</text:p>
          </table:table-cell>
          <table:table-cell table:style-name="ce1" office:value-type="float" office:value="10" calcext:value-type="float">
            <text:p>10</text:p>
          </table:table-cell>
          <table:table-cell table:formula="of:=[.AB18]/[.M18]" office:value-type="float" office:value="3.19224268689057" calcext:value-type="float">
            <text:p>3,19224268689057</text:p>
          </table:table-cell>
          <table:table-cell table:style-name="ce1" office:value-type="float" office:value="10" calcext:value-type="float">
            <text:p>10</text:p>
          </table:table-cell>
          <table:table-cell table:formula="of:=[.P18]/([.A18]*[.F39])" office:value-type="float" office:value="0.319052235474201" calcext:value-type="float">
            <text:p>0,319052235474201</text:p>
          </table:table-cell>
          <table:table-cell table:formula="of:=[.Q18]/([.B18]*[.G39])" office:value-type="float" office:value="0.00020587392176791" calcext:value-type="float">
            <text:p>0,00020587392176791</text:p>
          </table:table-cell>
          <table:table-cell table:formula="of:=[.R18]/([.C18]*[.H39])" office:value-type="string" office:string-value="" calcext:value-type="error">
            <text:p>#DIV/0!</text:p>
          </table:table-cell>
          <table:table-cell table:formula="of:=[.S18]/([.D18]*[.I39])" office:value-type="float" office:value="0.00111317254174397" calcext:value-type="float">
            <text:p>0,00111317254174397</text:p>
          </table:table-cell>
          <table:table-cell table:formula="of:=[.T18]/([.E18]*[.J39])" office:value-type="string" office:string-value="" calcext:value-type="error">
            <text:p>#DIV/0!</text:p>
          </table:table-cell>
          <table:table-cell table:formula="of:=[.U18]/([.F18]*[.K39])" office:value-type="float" office:value="0.0122950819672131" calcext:value-type="float">
            <text:p>0,0122950819672131</text:p>
          </table:table-cell>
          <table:table-cell table:formula="of:=[.V18]/([.G18]*[.L39])" office:value-type="float" office:value="0.0304040404040404" calcext:value-type="float">
            <text:p>0,0304040404040404</text:p>
          </table:table-cell>
          <table:table-cell table:formula="of:=[.W18]/([.H18]*[.M39])" office:value-type="float" office:value="0.320171149144254" calcext:value-type="float">
            <text:p>0,320171149144254</text:p>
          </table:table-cell>
          <table:table-cell table:formula="of:=[.X18]/([.I18]*[.N39])" office:value-type="float" office:value="0" calcext:value-type="float">
            <text:p>0</text:p>
          </table:table-cell>
          <table:table-cell table:formula="of:=[.Y18]/([.J18]*[.O39])" office:value-type="float" office:value="0.00628272251308901" calcext:value-type="float">
            <text:p>0,00628272251308901</text:p>
          </table:table-cell>
          <table:table-cell table:formula="of:=[.Z18]/([.K18]*[.P39])" office:value-type="float" office:value="0.341949685534591" calcext:value-type="float">
            <text:p>0,341949685534591</text:p>
          </table:table-cell>
          <table:table-cell office:value-type="float" office:value="10" calcext:value-type="float">
            <text:p>10</text:p>
          </table:table-cell>
          <table:table-cell table:formula="of:=[.AB18]/([.M18]*([.Q38]+4))" office:value-type="float" office:value="0.290203880626416" calcext:value-type="float">
            <text:p>0,2902038806264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18]/([.M18]*8)" office:value-type="float" office:value="0.399030335861322" calcext:value-type="float">
            <text:p>0,399030335861322</text:p>
          </table:table-cell>
          <table:table-cell table:number-columns-repeated="963"/>
        </table:table-row>
        <table:table-row table:style-name="ro1">
          <table:table-cell table:number-columns-repeated="11"/>
          <table:table-cell table:style-name="ce1"/>
          <table:table-cell office:value-type="string" calcext:value-type="string">
            <text:p>verylarge</text:p>
          </table:table-cell>
          <table:table-cell table:style-name="ce1"/>
          <table:table-cell/>
          <table:table-cell table:style-name="ce2" table:number-columns-repeated="13"/>
          <table:table-cell/>
          <table:table-cell table:style-name="ce1"/>
          <table:table-cell table:number-columns-repeated="11"/>
          <table:table-cell table:style-name="ce1"/>
          <table:table-cell office:value-type="string" calcext:value-type="string">
            <text:p>verylarge</text:p>
          </table:table-cell>
          <table:table-cell table:style-name="ce1"/>
          <table:table-cell table:number-columns-repeated="12"/>
          <table:table-cell office:value-type="string" calcext:value-type="string">
            <text:p>verylarge</text:p>
          </table:table-cell>
          <table:table-cell table:number-columns-repeated="2"/>
          <table:table-cell office:value-type="string" calcext:value-type="string">
            <text:p>verylarge</text:p>
          </table:table-cell>
          <table:table-cell table:number-columns-repeated="963"/>
        </table:table-row>
        <table:table-row table:style-name="ro1">
          <table:table-cell office:value-type="float" office:value="19.1765" calcext:value-type="float">
            <text:p>19,1765</text:p>
          </table:table-cell>
          <table:table-cell office:value-type="float" office:value="18.8587" calcext:value-type="float">
            <text:p>18,8587</text:p>
          </table:table-cell>
          <table:table-cell office:value-type="float" office:value="0" calcext:value-type="float">
            <text:p>0</text:p>
          </table:table-cell>
          <table:table-cell office:value-type="float" office:value="0.0317" calcext:value-type="float">
            <text:p>0,0317</text:p>
          </table:table-cell>
          <table:table-cell office:value-type="float" office:value="0" calcext:value-type="float">
            <text:p>0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7" calcext:value-type="float">
            <text:p>0,07</text:p>
          </table:table-cell>
          <table:table-cell office:value-type="float" office:value="2.3221" calcext:value-type="float">
            <text:p>2,3221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6" calcext:value-type="float">
            <text:p>0,0146</text:p>
          </table:table-cell>
          <table:table-cell office:value-type="float" office:value="2.1949" calcext:value-type="float">
            <text:p>2,194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.4987" calcext:value-type="float">
            <text:p>21,498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P20]/[.A20]" office:value-type="float" office:value="2.4944541496102" calcext:value-type="float">
            <text:p>2,4944541496102</text:p>
          </table:table-cell>
          <table:table-cell table:formula="of:=[.Q20]/[.B20]" office:value-type="float" office:value="0.00156426476904559" calcext:value-type="float">
            <text:p>0,00156426476904559</text:p>
          </table:table-cell>
          <table:table-cell table:formula="of:=[.R20]/[.C20]" office:value-type="string" office:string-value="" calcext:value-type="error">
            <text:p>#DIV/0!</text:p>
          </table:table-cell>
          <table:table-cell table:formula="of:=[.S20]/[.D20]" office:value-type="float" office:value="0.0315457413249211" calcext:value-type="float">
            <text:p>0,0315457413249211</text:p>
          </table:table-cell>
          <table:table-cell table:formula="of:=[.T20]/[.E20]" office:value-type="string" office:string-value="" calcext:value-type="error">
            <text:p>#DIV/0!</text:p>
          </table:table-cell>
          <table:table-cell table:formula="of:=[.U20]/[.F20]" office:value-type="float" office:value="0.201086956521739" calcext:value-type="float">
            <text:p>0,201086956521739</text:p>
          </table:table-cell>
          <table:table-cell table:formula="of:=[.V20]/[.G20]" office:value-type="float" office:value="0.472857142857143" calcext:value-type="float">
            <text:p>0,472857142857143</text:p>
          </table:table-cell>
          <table:table-cell table:formula="of:=[.W20]/[.H20]" office:value-type="float" office:value="2.51091684251324" calcext:value-type="float">
            <text:p>2,51091684251324</text:p>
          </table:table-cell>
          <table:table-cell table:formula="of:=[.X20]/[.I20]" office:value-type="float" office:value="0" calcext:value-type="float">
            <text:p>0</text:p>
          </table:table-cell>
          <table:table-cell table:formula="of:=[.Y20]/[.J20]" office:value-type="float" office:value="0.123287671232877" calcext:value-type="float">
            <text:p>0,123287671232877</text:p>
          </table:table-cell>
          <table:table-cell table:formula="of:=[.Z20]/[.K20]" office:value-type="float" office:value="2.61064285388856" calcext:value-type="float">
            <text:p>2,61064285388856</text:p>
          </table:table-cell>
          <table:table-cell table:style-name="ce1" office:value-type="float" office:value="4" calcext:value-type="float">
            <text:p>4</text:p>
          </table:table-cell>
          <table:table-cell table:formula="of:=[.AB20]/[.M20]" office:value-type="float" office:value="2.49622070171685" calcext:value-type="float">
            <text:p>2,49622070171685</text:p>
          </table:table-cell>
          <table:table-cell table:style-name="ce1" office:value-type="float" office:value="4" calcext:value-type="float">
            <text:p>4</text:p>
          </table:table-cell>
          <table:table-cell table:formula="of:=[.P20]/([.A20]*[.F40])" office:value-type="float" office:value="0.62361353740255" calcext:value-type="float">
            <text:p>0,62361353740255</text:p>
          </table:table-cell>
          <table:table-cell table:formula="of:=[.Q20]/([.B20]*[.G40])" office:value-type="float" office:value="0.000391066192261397" calcext:value-type="float">
            <text:p>0,000391066192261397</text:p>
          </table:table-cell>
          <table:table-cell table:formula="of:=[.R20]/([.C20]*[.H40])" office:value-type="string" office:string-value="" calcext:value-type="error">
            <text:p>#DIV/0!</text:p>
          </table:table-cell>
          <table:table-cell table:formula="of:=[.S20]/([.D20]*[.I40])" office:value-type="float" office:value="0.00788643533123028" calcext:value-type="float">
            <text:p>0,00788643533123028</text:p>
          </table:table-cell>
          <table:table-cell table:formula="of:=[.T20]/([.E20]*[.J40])" office:value-type="string" office:string-value="" calcext:value-type="error">
            <text:p>#DIV/0!</text:p>
          </table:table-cell>
          <table:table-cell table:formula="of:=[.U20]/([.F20]*[.K40])" office:value-type="float" office:value="0.0502717391304348" calcext:value-type="float">
            <text:p>0,0502717391304348</text:p>
          </table:table-cell>
          <table:table-cell table:formula="of:=[.V20]/([.G20]*[.L40])" office:value-type="float" office:value="0.118214285714286" calcext:value-type="float">
            <text:p>0,118214285714286</text:p>
          </table:table-cell>
          <table:table-cell table:formula="of:=[.W20]/([.H20]*[.M40])" office:value-type="float" office:value="0.627729210628311" calcext:value-type="float">
            <text:p>0,627729210628311</text:p>
          </table:table-cell>
          <table:table-cell table:formula="of:=[.X20]/([.I20]*[.N40])" office:value-type="float" office:value="0" calcext:value-type="float">
            <text:p>0</text:p>
          </table:table-cell>
          <table:table-cell table:formula="of:=[.Y20]/([.J20]*[.O40])" office:value-type="float" office:value="0.0308219178082192" calcext:value-type="float">
            <text:p>0,0308219178082192</text:p>
          </table:table-cell>
          <table:table-cell table:formula="of:=[.Z20]/([.K20]*[.P40])" office:value-type="float" office:value="0.65266071347214" calcext:value-type="float">
            <text:p>0,65266071347214</text:p>
          </table:table-cell>
          <table:table-cell office:value-type="float" office:value="4" calcext:value-type="float">
            <text:p>4</text:p>
          </table:table-cell>
          <table:table-cell table:formula="of:=[.AB20]/([.M20]*([.Q39]+4))" office:value-type="float" office:value="0.178301478694061" calcext:value-type="float">
            <text:p>0,17830147869406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20]/([.M20]*8)" office:value-type="float" office:value="0.312027587714606" calcext:value-type="float">
            <text:p>0,312027587714606</text:p>
          </table:table-cell>
          <table:table-cell table:number-columns-repeated="963"/>
        </table:table-row>
        <table:table-row table:style-name="ro1">
          <table:table-cell office:value-type="float" office:value="16.4077" calcext:value-type="float">
            <text:p>16,4077</text:p>
          </table:table-cell>
          <table:table-cell office:value-type="float" office:value="16.1612" calcext:value-type="float">
            <text:p>16,1612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,0275</text:p>
          </table:table-cell>
          <table:table-cell office:value-type="float" office:value="0" calcext:value-type="float">
            <text:p>0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722" calcext:value-type="float">
            <text:p>0,0722</text:p>
          </table:table-cell>
          <table:table-cell office:value-type="float" office:value="2.2723" calcext:value-type="float">
            <text:p>2,2723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17" calcext:value-type="float">
            <text:p>0,0117</text:p>
          </table:table-cell>
          <table:table-cell office:value-type="float" office:value="2.1495" calcext:value-type="float">
            <text:p>2,149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8.6801" calcext:value-type="float">
            <text:p>18,680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[.P21]/[.A21]" office:value-type="float" office:value="2.91539338237535" calcext:value-type="float">
            <text:p>2,91539338237535</text:p>
          </table:table-cell>
          <table:table-cell table:formula="of:=[.Q21]/[.B21]" office:value-type="float" office:value="0.0018253595030072" calcext:value-type="float">
            <text:p>0,0018253595030072</text:p>
          </table:table-cell>
          <table:table-cell table:formula="of:=[.R21]/[.C21]" office:value-type="string" office:string-value="" calcext:value-type="error">
            <text:p>#DIV/0!</text:p>
          </table:table-cell>
          <table:table-cell table:formula="of:=[.S21]/[.D21]" office:value-type="float" office:value="0.0363636363636364" calcext:value-type="float">
            <text:p>0,0363636363636364</text:p>
          </table:table-cell>
          <table:table-cell table:formula="of:=[.T21]/[.E21]" office:value-type="string" office:string-value="" calcext:value-type="error">
            <text:p>#DIV/0!</text:p>
          </table:table-cell>
          <table:table-cell table:formula="of:=[.U21]/[.F21]" office:value-type="float" office:value="0.140952380952381" calcext:value-type="float">
            <text:p>0,140952380952381</text:p>
          </table:table-cell>
          <table:table-cell table:formula="of:=[.V21]/[.G21]" office:value-type="float" office:value="0.458448753462604" calcext:value-type="float">
            <text:p>0,458448753462604</text:p>
          </table:table-cell>
          <table:table-cell table:formula="of:=[.W21]/[.H21]" office:value-type="float" office:value="2.56594639792281" calcext:value-type="float">
            <text:p>2,56594639792281</text:p>
          </table:table-cell>
          <table:table-cell table:formula="of:=[.X21]/[.I21]" office:value-type="float" office:value="0" calcext:value-type="float">
            <text:p>0</text:p>
          </table:table-cell>
          <table:table-cell table:formula="of:=[.Y21]/[.J21]" office:value-type="float" office:value="0.153846153846154" calcext:value-type="float">
            <text:p>0,153846153846154</text:p>
          </table:table-cell>
          <table:table-cell table:formula="of:=[.Z21]/[.K21]" office:value-type="float" office:value="2.66578274017213" calcext:value-type="float">
            <text:p>2,66578274017213</text:p>
          </table:table-cell>
          <table:table-cell table:style-name="ce1" office:value-type="float" office:value="7" calcext:value-type="float">
            <text:p>7</text:p>
          </table:table-cell>
          <table:table-cell table:formula="of:=[.AB21]/[.M21]" office:value-type="float" office:value="2.87287005958212" calcext:value-type="float">
            <text:p>2,87287005958212</text:p>
          </table:table-cell>
          <table:table-cell table:style-name="ce1" office:value-type="float" office:value="7" calcext:value-type="float">
            <text:p>7</text:p>
          </table:table-cell>
          <table:table-cell table:formula="of:=[.P21]/([.A21]*[.F41])" office:value-type="float" office:value="0.416484768910764" calcext:value-type="float">
            <text:p>0,416484768910764</text:p>
          </table:table-cell>
          <table:table-cell table:formula="of:=[.Q21]/([.B21]*[.G41])" office:value-type="float" office:value="0.000260765643286743" calcext:value-type="float">
            <text:p>0,000260765643286743</text:p>
          </table:table-cell>
          <table:table-cell table:formula="of:=[.R21]/([.C21]*[.H41])" office:value-type="string" office:string-value="" calcext:value-type="error">
            <text:p>#DIV/0!</text:p>
          </table:table-cell>
          <table:table-cell table:formula="of:=[.S21]/([.D21]*[.I41])" office:value-type="float" office:value="0.0051948051948052" calcext:value-type="float">
            <text:p>0,0051948051948052</text:p>
          </table:table-cell>
          <table:table-cell table:formula="of:=[.T21]/([.E21]*[.J41])" office:value-type="string" office:string-value="" calcext:value-type="error">
            <text:p>#DIV/0!</text:p>
          </table:table-cell>
          <table:table-cell table:formula="of:=[.U21]/([.F21]*[.K41])" office:value-type="float" office:value="0.0201360544217687" calcext:value-type="float">
            <text:p>0,0201360544217687</text:p>
          </table:table-cell>
          <table:table-cell table:formula="of:=[.V21]/([.G21]*[.L41])" office:value-type="float" office:value="0.0654926790660863" calcext:value-type="float">
            <text:p>0,0654926790660863</text:p>
          </table:table-cell>
          <table:table-cell table:formula="of:=[.W21]/([.H21]*[.M41])" office:value-type="float" office:value="0.36656377113183" calcext:value-type="float">
            <text:p>0,36656377113183</text:p>
          </table:table-cell>
          <table:table-cell table:formula="of:=[.X21]/([.I21]*[.N41])" office:value-type="float" office:value="0" calcext:value-type="float">
            <text:p>0</text:p>
          </table:table-cell>
          <table:table-cell table:formula="of:=[.Y21]/([.J21]*[.O41])" office:value-type="float" office:value="0.021978021978022" calcext:value-type="float">
            <text:p>0,021978021978022</text:p>
          </table:table-cell>
          <table:table-cell table:formula="of:=[.Z21]/([.K21]*[.P41])" office:value-type="float" office:value="0.380826105738876" calcext:value-type="float">
            <text:p>0,380826105738876</text:p>
          </table:table-cell>
          <table:table-cell office:value-type="float" office:value="7" calcext:value-type="float">
            <text:p>7</text:p>
          </table:table-cell>
          <table:table-cell table:formula="of:=[.AB21]/([.M21]*([.Q40]+4))" office:value-type="float" office:value="0.359108757447765" calcext:value-type="float">
            <text:p>0,35910875744776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21]/([.M21]*8)" office:value-type="float" office:value="0.359108757447765" calcext:value-type="float">
            <text:p>0,359108757447765</text:p>
          </table:table-cell>
          <table:table-cell table:number-columns-repeated="963"/>
        </table:table-row>
        <table:table-row table:style-name="ro1">
          <table:table-cell office:value-type="float" office:value="16.8522" calcext:value-type="float">
            <text:p>16,8522</text:p>
          </table:table-cell>
          <table:table-cell office:value-type="float" office:value="16.6154" calcext:value-type="float">
            <text:p>16,6154</text:p>
          </table:table-cell>
          <table:table-cell office:value-type="float" office:value="0" calcext:value-type="float">
            <text:p>0</text:p>
          </table:table-cell>
          <table:table-cell office:value-type="float" office:value="0.0539" calcext:value-type="float">
            <text:p>0,0539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,081</text:p>
          </table:table-cell>
          <table:table-cell office:value-type="float" office:value="0.1254" calcext:value-type="float">
            <text:p>0,1254</text:p>
          </table:table-cell>
          <table:table-cell office:value-type="float" office:value="2.2365" calcext:value-type="float">
            <text:p>2,2365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115" calcext:value-type="float">
            <text:p>0,0115</text:p>
          </table:table-cell>
          <table:table-cell office:value-type="float" office:value="2.1175" calcext:value-type="float">
            <text:p>2,117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.0887" calcext:value-type="float">
            <text:p>19,088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47.8349" calcext:value-type="float">
            <text:p>47,8349</text:p>
          </table:table-cell>
          <table:table-cell table:style-name="ce2" office:value-type="float" office:value="0.0295" calcext:value-type="float">
            <text:p>0,0295</text:p>
          </table:table-cell>
          <table:table-cell table:style-name="ce2" office:value-type="float" office:value="0.0478" calcext:value-type="float">
            <text:p>0,047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4" calcext:value-type="float">
            <text:p>0,0074</text:p>
          </table:table-cell>
          <table:table-cell table:style-name="ce2" office:value-type="float" office:value="0.0331" calcext:value-type="float">
            <text:p>0,0331</text:p>
          </table:table-cell>
          <table:table-cell table:style-name="ce2" office:value-type="float" office:value="5.8306" calcext:value-type="float">
            <text:p>5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5.7301" calcext:value-type="float">
            <text:p>5,7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655" calcext:value-type="float">
            <text:p>53,665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formula="of:=[.P22]/[.A22]" office:value-type="float" office:value="2.83849586404149" calcext:value-type="float">
            <text:p>2,83849586404149</text:p>
          </table:table-cell>
          <table:table-cell table:formula="of:=[.Q22]/[.B22]" office:value-type="float" office:value="0.0017754613190173" calcext:value-type="float">
            <text:p>0,0017754613190173</text:p>
          </table:table-cell>
          <table:table-cell table:formula="of:=[.R22]/[.C22]" office:value-type="string" office:string-value="" calcext:value-type="error">
            <text:p>#DIV/0!</text:p>
          </table:table-cell>
          <table:table-cell table:formula="of:=[.S22]/[.D22]" office:value-type="float" office:value="0.0185528756957328" calcext:value-type="float">
            <text:p>0,0185528756957328</text:p>
          </table:table-cell>
          <table:table-cell table:formula="of:=[.T22]/[.E22]" office:value-type="string" office:string-value="" calcext:value-type="error">
            <text:p>#DIV/0!</text:p>
          </table:table-cell>
          <table:table-cell table:formula="of:=[.U22]/[.F22]" office:value-type="float" office:value="0.091358024691358" calcext:value-type="float">
            <text:p>0,091358024691358</text:p>
          </table:table-cell>
          <table:table-cell table:formula="of:=[.V22]/[.G22]" office:value-type="float" office:value="0.263955342902711" calcext:value-type="float">
            <text:p>0,263955342902711</text:p>
          </table:table-cell>
          <table:table-cell table:formula="of:=[.W22]/[.H22]" office:value-type="float" office:value="2.60701989716074" calcext:value-type="float">
            <text:p>2,60701989716074</text:p>
          </table:table-cell>
          <table:table-cell table:formula="of:=[.X22]/[.I22]" office:value-type="float" office:value="0" calcext:value-type="float">
            <text:p>0</text:p>
          </table:table-cell>
          <table:table-cell table:formula="of:=[.Y22]/[.J22]" office:value-type="float" office:value="0.156521739130435" calcext:value-type="float">
            <text:p>0,156521739130435</text:p>
          </table:table-cell>
          <table:table-cell table:formula="of:=[.Z22]/[.K22]" office:value-type="float" office:value="2.70606847697757" calcext:value-type="float">
            <text:p>2,70606847697757</text:p>
          </table:table-cell>
          <table:table-cell table:style-name="ce1" office:value-type="float" office:value="10" calcext:value-type="float">
            <text:p>10</text:p>
          </table:table-cell>
          <table:table-cell table:formula="of:=[.AB22]/[.M22]" office:value-type="float" office:value="2.8113753162866" calcext:value-type="float">
            <text:p>2,8113753162866</text:p>
          </table:table-cell>
          <table:table-cell table:style-name="ce1" office:value-type="float" office:value="10" calcext:value-type="float">
            <text:p>10</text:p>
          </table:table-cell>
          <table:table-cell table:formula="of:=[.P22]/([.A22]*[.F42])" office:value-type="float" office:value="0.283849586404149" calcext:value-type="float">
            <text:p>0,283849586404149</text:p>
          </table:table-cell>
          <table:table-cell table:formula="of:=[.Q22]/([.B22]*[.G42])" office:value-type="float" office:value="0.00017754613190173" calcext:value-type="float">
            <text:p>0,00017754613190173</text:p>
          </table:table-cell>
          <table:table-cell table:formula="of:=[.R22]/([.C22]*[.H42])" office:value-type="string" office:string-value="" calcext:value-type="error">
            <text:p>#DIV/0!</text:p>
          </table:table-cell>
          <table:table-cell table:formula="of:=[.S22]/([.D22]*[.I42])" office:value-type="float" office:value="0.00185528756957328" calcext:value-type="float">
            <text:p>0,00185528756957328</text:p>
          </table:table-cell>
          <table:table-cell table:formula="of:=[.T22]/([.E22]*[.J42])" office:value-type="string" office:string-value="" calcext:value-type="error">
            <text:p>#DIV/0!</text:p>
          </table:table-cell>
          <table:table-cell table:formula="of:=[.U22]/([.F22]*[.K42])" office:value-type="float" office:value="0.0091358024691358" calcext:value-type="float">
            <text:p>0,0091358024691358</text:p>
          </table:table-cell>
          <table:table-cell table:formula="of:=[.V22]/([.G22]*[.L42])" office:value-type="float" office:value="0.0263955342902711" calcext:value-type="float">
            <text:p>0,0263955342902711</text:p>
          </table:table-cell>
          <table:table-cell table:formula="of:=[.W22]/([.H22]*[.M42])" office:value-type="float" office:value="0.260701989716074" calcext:value-type="float">
            <text:p>0,260701989716074</text:p>
          </table:table-cell>
          <table:table-cell table:formula="of:=[.X22]/([.I22]*[.N42])" office:value-type="float" office:value="0" calcext:value-type="float">
            <text:p>0</text:p>
          </table:table-cell>
          <table:table-cell table:formula="of:=[.Y22]/([.J22]*[.O42])" office:value-type="float" office:value="0.0156521739130435" calcext:value-type="float">
            <text:p>0,0156521739130435</text:p>
          </table:table-cell>
          <table:table-cell table:formula="of:=[.Z22]/([.K22]*[.P42])" office:value-type="float" office:value="0.270606847697757" calcext:value-type="float">
            <text:p>0,270606847697757</text:p>
          </table:table-cell>
          <table:table-cell office:value-type="float" office:value="10" calcext:value-type="float">
            <text:p>10</text:p>
          </table:table-cell>
          <table:table-cell table:formula="of:=[.AB22]/([.M22]*([.Q41]+4))" office:value-type="float" office:value="0.255579574207873" calcext:value-type="float">
            <text:p>0,25557957420787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22]/([.M22]*8)" office:value-type="float" office:value="0.351421914535825" calcext:value-type="float">
            <text:p>0,351421914535825</text:p>
          </table:table-cell>
          <table:table-cell table:number-columns-repeated="963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5"/>
          <table:table-cell table:number-columns-repeated="1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13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ideal speed-up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number-columns-repeated="13" office:value-type="float" office:value="10" calcext:value-type="float">
            <text:p>1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8"/>
          <table:table-cell table:number-columns-repeated="2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28"/>
          <table:table-cell table:number-columns-repeated="2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28"/>
          <table:table-cell table:number-columns-repeated="2" office:value-type="float" office:value="10" calcext:value-type="float">
            <text:p>10</text:p>
          </table:table-cell>
          <table:table-cell table:number-columns-repeated="993"/>
        </table:table-row>
      </table:table>
      <table:table table:name="omp2" table:style-name="ta1">
        <table:shapes>
          <draw:frame draw:z-index="0" draw:style-name="gr1" draw:text-style-name="P1" svg:width="159.99mm" svg:height="89.99mm" svg:x="114.17mm" svg:y="638.74mm">
            <draw:object draw:notify-on-update-of-ranges="omp2.AE5:omp2.AE12 omp2.AF4:omp2.AF4 omp2.AF5:omp2.AF12 omp2.AF13:omp2.AF13 omp2.AF14:omp2.AF21 omp2.AF22:omp2.AF22 omp2.AF23:omp2.AF30 omp2.AF31:omp2.AF31 omp2.AF32:omp2.AF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279.1mm" svg:y="642.47mm">
            <draw:object draw:notify-on-update-of-ranges="omp2.AA40:omp2.AA47 omp2.AB39:omp2.AB39 omp2.AB40:omp2.AB47 omp2.AB48:omp2.AB48 omp2.AB49:omp2.AB56 omp2.AB57:omp2.AB57 omp2.AB58:omp2.AB65 omp2.AB66:omp2.AB66 omp2.AB67:omp2.AB7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447.61mm" svg:y="645.4mm">
            <draw:object draw:notify-on-update-of-ranges="omp2.T74:omp2.T81 omp2.U73:omp2.U73 omp2.U74:omp2.U81 omp2.U82:omp2.U82 omp2.U83:omp2.U90 omp2.U91:omp2.U91 omp2.U92:omp2.U99 omp2.U100:omp2.U100 omp2.U101:omp2.U10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609.22mm" svg:y="647.25mm">
            <draw:object draw:notify-on-update-of-ranges="omp2.T111:omp2.T118 omp2.U110:omp2.U110 omp2.U111:omp2.U118 omp2.U119:omp2.U119 omp2.U120:omp2.U127 omp2.U128:omp2.U128 omp2.U129:omp2.U136 omp2.U137:omp2.U137 omp2.U138:omp2.U14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9.99mm" svg:height="89.99mm" svg:x="118.99mm" svg:y="738.78mm">
            <draw:object draw:notify-on-update-of-ranges="omp2.AI5:omp2.AI12 omp2.AJ4:omp2.AJ4 omp2.AJ5:omp2.AJ12 omp2.AJ13:omp2.AJ13 omp2.AJ14:omp2.AJ21 omp2.AJ22:omp2.AJ22 omp2.AJ23:omp2.AJ30 omp2.AJ31:omp2.AJ31 omp2.AJ32:omp2.AJ3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9.99mm" svg:height="89.99mm" svg:x="279.14mm" svg:y="737.24mm">
            <draw:object draw:notify-on-update-of-ranges="omp2.AD40:omp2.AD47 omp2.AE39:omp2.AE39 omp2.AE40:omp2.AE47 omp2.AE48:omp2.AE48 omp2.AE49:omp2.AE56 omp2.AE57:omp2.AE57 omp2.AE58:omp2.AE65 omp2.AE66:omp2.AE66 omp2.AE67:omp2.AE7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9.99mm" svg:height="89.99mm" svg:x="452.09mm" svg:y="735.68mm">
            <draw:object draw:notify-on-update-of-ranges="omp2.X74:omp2.X81 omp2.Y73:omp2.Y73 omp2.Y74:omp2.Y81 omp2.Y82:omp2.Y82 omp2.Y83:omp2.Y90 omp2.Y91:omp2.Y91 omp2.Y92:omp2.Y99 omp2.Y100:omp2.Y100 omp2.Y101:omp2.Y10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9.99mm" svg:height="89.99mm" svg:x="613.43mm" svg:y="737.03mm">
            <draw:object draw:notify-on-update-of-ranges="omp2.X111:omp2.X118 omp2.Y110:omp2.Y110 omp2.Y111:omp2.Y118 omp2.Y119:omp2.Y119 omp2.Y120:omp2.Y127 omp2.Y128:omp2.Y128 omp2.Y129:omp2.Y136 omp2.Y137:omp2.Y137 omp2.Y138:omp2.Y1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5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31"/>
          <table:table-cell office:value-type="string" calcext:value-type="string">
            <text:p>Speed-up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verysmall</text:p>
          </table:table-cell>
          <table:table-cell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.6835" calcext:value-type="float">
            <text:p>2,683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2.6891" calcext:value-type="float">
            <text:p>2,6891</text:p>
          </table:table-cell>
          <table:table-cell office:value-type="float" office:value="1" calcext:value-type="float">
            <text:p>1</text:p>
          </table:table-cell>
          <table:table-cell table:formula="of:=[.AG5]/[.AD5]" office:value-type="float" office:value="1.38429214235246" calcext:value-type="float">
            <text:p>1,38429214235246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5]/8" office:value-type="float" office:value="0.173036517794058" calcext:value-type="float">
            <text:p>0,1730365177940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6929" calcext:value-type="float">
            <text:p>1,6929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  <table:table-cell office:value-type="float" office:value="1.4362" calcext:value-type="float">
            <text:p>1,436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4412" calcext:value-type="float">
            <text:p>1,4412</text:p>
          </table:table-cell>
          <table:table-cell office:value-type="float" office:value="2" calcext:value-type="float">
            <text:p>2</text:p>
          </table:table-cell>
          <table:table-cell table:formula="of:=[.AG6]/[.AD6]" office:value-type="float" office:value="2.58291701359978" calcext:value-type="float">
            <text:p>2,58291701359978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6]/8" office:value-type="float" office:value="0.322864626699972" calcext:value-type="float">
            <text:p>0,322864626699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717" calcext:value-type="float">
            <text:p>1,171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5" calcext:value-type="float">
            <text:p>0,005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7724" calcext:value-type="float">
            <text:p>0,772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238" calcext:value-type="float">
            <text:p>0,0238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7776" calcext:value-type="float">
            <text:p>0,7776</text:p>
          </table:table-cell>
          <table:table-cell office:value-type="float" office:value="4" calcext:value-type="float">
            <text:p>4</text:p>
          </table:table-cell>
          <table:table-cell table:formula="of:=[.AG7]/[.AD7]" office:value-type="float" office:value="4.78716563786008" calcext:value-type="float">
            <text:p>4,78716563786008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7]/8" office:value-type="float" office:value="0.59839570473251" calcext:value-type="float">
            <text:p>0,598395704732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316" calcext:value-type="float">
            <text:p>1,31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6085" calcext:value-type="float">
            <text:p>0,608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26" calcext:value-type="float">
            <text:p>0,0026</text:p>
          </table:table-cell>
          <table:table-cell office:value-type="float" office:value="0" calcext:value-type="float">
            <text:p>0</text:p>
          </table:table-cell>
          <table:table-cell office:value-type="float" office:value="0.6175" calcext:value-type="float">
            <text:p>0,6175</text:p>
          </table:table-cell>
          <table:table-cell office:value-type="float" office:value="8" calcext:value-type="float">
            <text:p>8</text:p>
          </table:table-cell>
          <table:table-cell table:formula="of:=[.AG8]/[.AD8]" office:value-type="float" office:value="6.02834008097166" calcext:value-type="float">
            <text:p>6,02834008097166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8]/8" office:value-type="float" office:value="0.753542510121457" calcext:value-type="float">
            <text:p>0,753542510121457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0.6337" calcext:value-type="float">
            <text:p>0,633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839" calcext:value-type="float">
            <text:p>0,0839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01" calcext:value-type="float">
            <text:p>0,0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" calcext:value-type="float">
            <text:p>0</text:p>
          </table:table-cell>
          <table:table-cell office:value-type="float" office:value="0.6437" calcext:value-type="float">
            <text:p>0,6437</text:p>
          </table:table-cell>
          <table:table-cell office:value-type="float" office:value="12" calcext:value-type="float">
            <text:p>12</text:p>
          </table:table-cell>
          <table:table-cell table:formula="of:=[.AG9]/[.AD9]" office:value-type="float" office:value="5.78297343482989" calcext:value-type="float">
            <text:p>5,78297343482989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9]/8" office:value-type="float" office:value="0.722871679353736" calcext:value-type="float">
            <text:p>0,7228716793537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011" calcext:value-type="float">
            <text:p>0,901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  <table:table-cell office:value-type="float" office:value="0.6819" calcext:value-type="float">
            <text:p>0,681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567" calcext:value-type="float">
            <text:p>0,0567</text:p>
          </table:table-cell>
          <table:table-cell office:value-type="float" office:value="0" calcext:value-type="float">
            <text:p>0</text:p>
          </table:table-cell>
          <table:table-cell office:value-type="float" office:value="0.1557" calcext:value-type="float">
            <text:p>0,1557</text:p>
          </table:table-cell>
          <table:table-cell office:value-type="float" office:value="0.1452" calcext:value-type="float">
            <text:p>0,1452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,694</text:p>
          </table:table-cell>
          <table:table-cell office:value-type="float" office:value="16" calcext:value-type="float">
            <text:p>16</text:p>
          </table:table-cell>
          <table:table-cell table:formula="of:=[.AG10]/[.AD10]" office:value-type="float" office:value="5.36383285302594" calcext:value-type="float">
            <text:p>5,36383285302594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10]/8" office:value-type="float" office:value="0.670479106628242" calcext:value-type="float">
            <text:p>0,6704791066282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157" calcext:value-type="float">
            <text:p>0,815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7426" calcext:value-type="float">
            <text:p>0,742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172" calcext:value-type="float">
            <text:p>0,0172</text:p>
          </table:table-cell>
          <table:table-cell office:value-type="float" office:value="0" calcext:value-type="float">
            <text:p>0</text:p>
          </table:table-cell>
          <table:table-cell office:value-type="float" office:value="0.3231" calcext:value-type="float">
            <text:p>0,3231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53" calcext:value-type="float">
            <text:p>0,0153</text:p>
          </table:table-cell>
          <table:table-cell office:value-type="float" office:value="0" calcext:value-type="float">
            <text:p>0</text:p>
          </table:table-cell>
          <table:table-cell office:value-type="float" office:value="0.7635" calcext:value-type="float">
            <text:p>0,7635</text:p>
          </table:table-cell>
          <table:table-cell office:value-type="float" office:value="32" calcext:value-type="float">
            <text:p>32</text:p>
          </table:table-cell>
          <table:table-cell table:formula="of:=[.AG11]/[.AD11]" office:value-type="float" office:value="4.87557301899149" calcext:value-type="float">
            <text:p>4,87557301899149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11]/8" office:value-type="float" office:value="0.609446627373936" calcext:value-type="float">
            <text:p>0,6094466273739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459" calcext:value-type="float">
            <text:p>0,845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0.9127" calcext:value-type="float">
            <text:p>0,9127</text:p>
          </table:table-cell>
          <table:table-cell office:value-type="float" office:value="64" calcext:value-type="float">
            <text:p>64</text:p>
          </table:table-cell>
          <table:table-cell table:formula="of:=[.AG12]/[.AD12]" office:value-type="float" office:value="4.07855812424674" calcext:value-type="float">
            <text:p>4,07855812424674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12]/8" office:value-type="float" office:value="0.509819765530843" calcext:value-type="float">
            <text:p>0,509819765530843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0.8752" calcext:value-type="float">
            <text:p>0,875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6031" calcext:value-type="float">
            <text:p>0,6031</text:p>
          </table:table-cell>
          <table:table-cell office:value-type="float" office:value="0.1495" calcext:value-type="float">
            <text:p>0,149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315" calcext:value-type="float">
            <text:p>0,0315</text:p>
          </table:table-cell>
          <table:table-cell/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mall</text:p>
          </table:table-cell>
          <table:table-cell table:style-name="ce2"/>
          <table:table-cell table:number-columns-repeated="2"/>
          <table:table-cell office:value-type="string" calcext:value-type="string">
            <text:p>sm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531" calcext:value-type="float">
            <text:p>0,653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9" calcext:value-type="float">
            <text:p>0,0009</text:p>
          </table:table-cell>
          <table:table-cell table:number-columns-repeated="11"/>
          <table:table-cell office:value-type="float" office:value="5.349" calcext:value-type="float">
            <text:p>5,349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71" calcext:value-type="float">
            <text:p>0,0271</text:p>
          </table:table-cell>
          <table:table-cell office:value-type="float" office:value="0" calcext:value-type="float">
            <text:p>0</text:p>
          </table:table-cell>
          <table:table-cell office:value-type="float" office:value="5.3844" calcext:value-type="float">
            <text:p>5,3844</text:p>
          </table:table-cell>
          <table:table-cell office:value-type="float" office:value="1" calcext:value-type="float">
            <text:p>1</text:p>
          </table:table-cell>
          <table:table-cell table:formula="of:=[.AG14]/[.AD14]" office:value-type="float" office:value="1.2358851496917" calcext:value-type="float">
            <text:p>1,2358851496917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14]/8" office:value-type="float" office:value="0.154485643711463" calcext:value-type="float">
            <text:p>0,154485643711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479" calcext:value-type="float">
            <text:p>0,647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66" calcext:value-type="float">
            <text:p>0,0066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7908" calcext:value-type="float">
            <text:p>2,790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2.8151" calcext:value-type="float">
            <text:p>2,8151</text:p>
          </table:table-cell>
          <table:table-cell office:value-type="float" office:value="2" calcext:value-type="float">
            <text:p>2</text:p>
          </table:table-cell>
          <table:table-cell table:formula="of:=[.AG15]/[.AD15]" office:value-type="float" office:value="2.36385918795069" calcext:value-type="float">
            <text:p>2,36385918795069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15]/8" office:value-type="float" office:value="0.295482398493837" calcext:value-type="float">
            <text:p>0,295482398493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429" calcext:value-type="float">
            <text:p>0,842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" calcext:value-type="float">
            <text:p>0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505" calcext:value-type="float">
            <text:p>1,550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1.5698" calcext:value-type="float">
            <text:p>1,5698</text:p>
          </table:table-cell>
          <table:table-cell office:value-type="float" office:value="4" calcext:value-type="float">
            <text:p>4</text:p>
          </table:table-cell>
          <table:table-cell table:formula="of:=[.AG16]/[.AD16]" office:value-type="float" office:value="4.23907504140655" calcext:value-type="float">
            <text:p>4,23907504140655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16]/8" office:value-type="float" office:value="0.529884380175819" calcext:value-type="float">
            <text:p>0,529884380175819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table:number-columns-repeated="17"/>
          <table:table-cell office:value-type="float" office:value="1.3076" calcext:value-type="float">
            <text:p>1,3076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236" calcext:value-type="float">
            <text:p>0,02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" calcext:value-type="float">
            <text:p>0</text:p>
          </table:table-cell>
          <table:table-cell office:value-type="float" office:value="1.3311" calcext:value-type="float">
            <text:p>1,3311</text:p>
          </table:table-cell>
          <table:table-cell office:value-type="float" office:value="8" calcext:value-type="float">
            <text:p>8</text:p>
          </table:table-cell>
          <table:table-cell table:formula="of:=[.AG17]/[.AD17]" office:value-type="float" office:value="4.99924874164225" calcext:value-type="float">
            <text:p>4,99924874164225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17]/8" office:value-type="float" office:value="0.624906092705281" calcext:value-type="float">
            <text:p>0,6249060927052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826" calcext:value-type="float">
            <text:p>0,582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39" calcext:value-type="float">
            <text:p>0,0239</text:p>
          </table:table-cell>
          <table:table-cell table:number-columns-repeated="11"/>
          <table:table-cell office:value-type="float" office:value="1.3967" calcext:value-type="float">
            <text:p>1,3967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407" calcext:value-type="float">
            <text:p>0,0407</text:p>
          </table:table-cell>
          <table:table-cell office:value-type="float" office:value="0" calcext:value-type="float">
            <text:p>0</text:p>
          </table:table-cell>
          <table:table-cell office:value-type="float" office:value="0.1035" calcext:value-type="float">
            <text:p>0,1035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44" calcext:value-type="float">
            <text:p>0,0244</text:p>
          </table:table-cell>
          <table:table-cell office:value-type="float" office:value="0" calcext:value-type="float">
            <text:p>0</text:p>
          </table:table-cell>
          <table:table-cell office:value-type="float" office:value="1.4329" calcext:value-type="float">
            <text:p>1,4329</text:p>
          </table:table-cell>
          <table:table-cell office:value-type="float" office:value="12" calcext:value-type="float">
            <text:p>12</text:p>
          </table:table-cell>
          <table:table-cell table:formula="of:=[.AG18]/[.AD18]" office:value-type="float" office:value="4.64407844231977" calcext:value-type="float">
            <text:p>4,64407844231977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18]/8" office:value-type="float" office:value="0.580509805289971" calcext:value-type="float">
            <text:p>0,580509805289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03" calcext:value-type="float">
            <text:p>0,60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84" calcext:value-type="float">
            <text:p>0,0084</text:p>
          </table:table-cell>
          <table:table-cell office:value-type="float" office:value="0" calcext:value-type="float">
            <text:p>0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4691" calcext:value-type="float">
            <text:p>1,469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0.1649" calcext:value-type="float">
            <text:p>0,1649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6" calcext:value-type="float">
            <text:p>0,0286</text:p>
          </table:table-cell>
          <table:table-cell office:value-type="float" office:value="0" calcext:value-type="float">
            <text:p>0</text:p>
          </table:table-cell>
          <table:table-cell office:value-type="float" office:value="1.5125" calcext:value-type="float">
            <text:p>1,5125</text:p>
          </table:table-cell>
          <table:table-cell office:value-type="float" office:value="16" calcext:value-type="float">
            <text:p>16</text:p>
          </table:table-cell>
          <table:table-cell table:formula="of:=[.AG19]/[.AD19]" office:value-type="float" office:value="4.3996694214876" calcext:value-type="float">
            <text:p>4,3996694214876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19]/8" office:value-type="float" office:value="0.54995867768595" calcext:value-type="float">
            <text:p>0,549958677685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384" calcext:value-type="float">
            <text:p>0,638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95" calcext:value-type="float">
            <text:p>0,0095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023" calcext:value-type="float">
            <text:p>1,5023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401" calcext:value-type="float">
            <text:p>0,0401</text:p>
          </table:table-cell>
          <table:table-cell office:value-type="float" office:value="0" calcext:value-type="float">
            <text:p>0</text:p>
          </table:table-cell>
          <table:table-cell office:value-type="float" office:value="0.7482" calcext:value-type="float">
            <text:p>0,7482</text:p>
          </table:table-cell>
          <table:table-cell office:value-type="float" office:value="0.2417" calcext:value-type="float">
            <text:p>0,2417</text:p>
          </table:table-cell>
          <table:table-cell office:value-type="float" office:value="0.0682" calcext:value-type="float">
            <text:p>0,068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531" calcext:value-type="float">
            <text:p>0,0531</text:p>
          </table:table-cell>
          <table:table-cell office:value-type="float" office:value="0" calcext:value-type="float">
            <text:p>0</text:p>
          </table:table-cell>
          <table:table-cell office:value-type="float" office:value="1.5705" calcext:value-type="float">
            <text:p>1,5705</text:p>
          </table:table-cell>
          <table:table-cell office:value-type="float" office:value="32" calcext:value-type="float">
            <text:p>32</text:p>
          </table:table-cell>
          <table:table-cell table:formula="of:=[.AG20]/[.AD20]" office:value-type="float" office:value="4.23718560967845" calcext:value-type="float">
            <text:p>4,23718560967845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20]/8" office:value-type="float" office:value="0.529648201209806" calcext:value-type="float">
            <text:p>0,529648201209806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.7793" calcext:value-type="float">
            <text:p>1,7793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228" calcext:value-type="float">
            <text:p>0,0228</text:p>
          </table:table-cell>
          <table:table-cell office:value-type="float" office:value="0" calcext:value-type="float">
            <text:p>0</text:p>
          </table:table-cell>
          <table:table-cell office:value-type="float" office:value="1.1007" calcext:value-type="float">
            <text:p>1,1007</text:p>
          </table:table-cell>
          <table:table-cell office:value-type="float" office:value="0.3846" calcext:value-type="float">
            <text:p>0,3846</text:p>
          </table:table-cell>
          <table:table-cell office:value-type="float" office:value="0.1312" calcext:value-type="float">
            <text:p>0,13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1135" calcext:value-type="float">
            <text:p>0,1135</text:p>
          </table:table-cell>
          <table:table-cell office:value-type="float" office:value="0" calcext:value-type="float">
            <text:p>0</text:p>
          </table:table-cell>
          <table:table-cell office:value-type="float" office:value="1.9105" calcext:value-type="float">
            <text:p>1,9105</text:p>
          </table:table-cell>
          <table:table-cell office:value-type="float" office:value="64" calcext:value-type="float">
            <text:p>64</text:p>
          </table:table-cell>
          <table:table-cell table:formula="of:=[.AG21]/[.AD21]" office:value-type="float" office:value="3.48311960219838" calcext:value-type="float">
            <text:p>3,48311960219838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21]/8" office:value-type="float" office:value="0.435389950274797" calcext:value-type="float">
            <text:p>0,4353899502747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394" calcext:value-type="float">
            <text:p>0,639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144" calcext:value-type="float">
            <text:p>0,0144</text:p>
          </table:table-cell>
          <table:table-cell table:number-columns-repeated="23"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41" calcext:value-type="float">
            <text:p>0,64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" calcext:value-type="float">
            <text:p>0</text:p>
          </table:table-cell>
          <table:table-cell office:value-type="float" office:value="0.1708" calcext:value-type="float">
            <text:p>0,1708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54" calcext:value-type="float">
            <text:p>0,00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5757" calcext:value-type="float">
            <text:p>10,5757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395" calcext:value-type="float">
            <text:p>0,0395</text:p>
          </table:table-cell>
          <table:table-cell office:value-type="float" office:value="0" calcext:value-type="float">
            <text:p>0</text:p>
          </table:table-cell>
          <table:table-cell office:value-type="float" office:value="10.6291" calcext:value-type="float">
            <text:p>10,6291</text:p>
          </table:table-cell>
          <table:table-cell office:value-type="float" office:value="1" calcext:value-type="float">
            <text:p>1</text:p>
          </table:table-cell>
          <table:table-cell table:formula="of:=[.AG23]/[.AD23]" office:value-type="float" office:value="1.31236887412857" calcext:value-type="float">
            <text:p>1,31236887412857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23]/8" office:value-type="float" office:value="0.164046109266071" calcext:value-type="float">
            <text:p>0,1640461092660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523" calcext:value-type="float">
            <text:p>0,652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1023" calcext:value-type="float">
            <text:p>0,1023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58" calcext:value-type="float">
            <text:p>0,00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5899" calcext:value-type="float">
            <text:p>5,589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244" calcext:value-type="float">
            <text:p>0,0244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5.6257" calcext:value-type="float">
            <text:p>5,6257</text:p>
          </table:table-cell>
          <table:table-cell office:value-type="float" office:value="2" calcext:value-type="float">
            <text:p>2</text:p>
          </table:table-cell>
          <table:table-cell table:formula="of:=[.AG24]/[.AD24]" office:value-type="float" office:value="2.47956698721937" calcext:value-type="float">
            <text:p>2,47956698721937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24]/8" office:value-type="float" office:value="0.309945873402421" calcext:value-type="float">
            <text:p>0,309945873402421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.4926" calcext:value-type="float">
            <text:p>3,4926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337" calcext:value-type="float">
            <text:p>0,0337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" calcext:value-type="float">
            <text:p>0</text:p>
          </table:table-cell>
          <table:table-cell office:value-type="float" office:value="3.5379" calcext:value-type="float">
            <text:p>3,5379</text:p>
          </table:table-cell>
          <table:table-cell office:value-type="float" office:value="4" calcext:value-type="float">
            <text:p>4</text:p>
          </table:table-cell>
          <table:table-cell table:formula="of:=[.AG25]/[.AD25]" office:value-type="float" office:value="3.94281918652308" calcext:value-type="float">
            <text:p>3,94281918652308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25]/8" office:value-type="float" office:value="0.492852398315385" calcext:value-type="float">
            <text:p>0,492852398315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38" calcext:value-type="float">
            <text:p>0,638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64" calcext:value-type="float">
            <text:p>0,0164</text:p>
          </table:table-cell>
          <table:table-cell table:number-columns-repeated="11"/>
          <table:table-cell office:value-type="float" office:value="2.989" calcext:value-type="float">
            <text:p>2,98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223" calcext:value-type="float">
            <text:p>0,0223</text:p>
          </table:table-cell>
          <table:table-cell office:value-type="float" office:value="0" calcext:value-type="float">
            <text:p>0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76" calcext:value-type="float">
            <text:p>0,0176</text:p>
          </table:table-cell>
          <table:table-cell office:value-type="float" office:value="0" calcext:value-type="float">
            <text:p>0</text:p>
          </table:table-cell>
          <table:table-cell office:value-type="float" office:value="3.0272" calcext:value-type="float">
            <text:p>3,0272</text:p>
          </table:table-cell>
          <table:table-cell office:value-type="float" office:value="8" calcext:value-type="float">
            <text:p>8</text:p>
          </table:table-cell>
          <table:table-cell table:formula="of:=[.AG26]/[.AD26]" office:value-type="float" office:value="4.60798757928118" calcext:value-type="float">
            <text:p>4,60798757928118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26]/8" office:value-type="float" office:value="0.575998447410148" calcext:value-type="float">
            <text:p>0,57599844741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643" calcext:value-type="float">
            <text:p>0,664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77" calcext:value-type="float">
            <text:p>0,0177</text:p>
          </table:table-cell>
          <table:table-cell office:value-type="float" office:value="0" calcext:value-type="float">
            <text:p>0</text:p>
          </table:table-cell>
          <table:table-cell office:value-type="float" office:value="0.2733" calcext:value-type="float">
            <text:p>0,2733</text:p>
          </table:table-cell>
          <table:table-cell office:value-type="float" office:value="0.1186" calcext:value-type="float">
            <text:p>0,118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8828" calcext:value-type="float">
            <text:p>2,8828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347" calcext:value-type="float">
            <text:p>0,0347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0901" calcext:value-type="float">
            <text:p>0,09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755" calcext:value-type="float">
            <text:p>0,0755</text:p>
          </table:table-cell>
          <table:table-cell office:value-type="float" office:value="0" calcext:value-type="float">
            <text:p>0</text:p>
          </table:table-cell>
          <table:table-cell office:value-type="float" office:value="2.973" calcext:value-type="float">
            <text:p>2,973</text:p>
          </table:table-cell>
          <table:table-cell office:value-type="float" office:value="12" calcext:value-type="float">
            <text:p>12</text:p>
          </table:table-cell>
          <table:table-cell table:formula="of:=[.AG27]/[.AD27]" office:value-type="float" office:value="4.69199461823074" calcext:value-type="float">
            <text:p>4,69199461823074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27]/8" office:value-type="float" office:value="0.586499327278843" calcext:value-type="float">
            <text:p>0,586499327278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174" calcext:value-type="float">
            <text:p>0,7174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97" calcext:value-type="float">
            <text:p>0,0097</text:p>
          </table:table-cell>
          <table:table-cell office:value-type="float" office:value="0" calcext:value-type="float">
            <text:p>0</text:p>
          </table:table-cell>
          <table:table-cell office:value-type="float" office:value="0.2085" calcext:value-type="float">
            <text:p>0,2085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84" calcext:value-type="float">
            <text:p>0,00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9087" calcext:value-type="float">
            <text:p>2,9087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443" calcext:value-type="float">
            <text:p>0,0443</text:p>
          </table:table-cell>
          <table:table-cell office:value-type="float" office:value="0" calcext:value-type="float">
            <text:p>0</text:p>
          </table:table-cell>
          <table:table-cell office:value-type="float" office:value="0.1438" calcext:value-type="float">
            <text:p>0,1438</text:p>
          </table:table-cell>
          <table:table-cell office:value-type="float" office:value="0.1609" calcext:value-type="float">
            <text:p>0,1609</text:p>
          </table:table-cell>
          <table:table-cell office:value-type="float" office:value="0.1171" calcext:value-type="float">
            <text:p>0,117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1009" calcext:value-type="float">
            <text:p>0,1009</text:p>
          </table:table-cell>
          <table:table-cell office:value-type="float" office:value="0" calcext:value-type="float">
            <text:p>0</text:p>
          </table:table-cell>
          <table:table-cell office:value-type="float" office:value="3.0258" calcext:value-type="float">
            <text:p>3,0258</text:p>
          </table:table-cell>
          <table:table-cell office:value-type="float" office:value="16" calcext:value-type="float">
            <text:p>16</text:p>
          </table:table-cell>
          <table:table-cell table:formula="of:=[.AG28]/[.AD28]" office:value-type="float" office:value="4.61011963778174" calcext:value-type="float">
            <text:p>4,61011963778174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28]/8" office:value-type="float" office:value="0.576264954722718" calcext:value-type="float">
            <text:p>0,576264954722718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.1232" calcext:value-type="float">
            <text:p>3,1232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511" calcext:value-type="float">
            <text:p>0,0511</text:p>
          </table:table-cell>
          <table:table-cell office:value-type="float" office:value="0" calcext:value-type="float">
            <text:p>0</text:p>
          </table:table-cell>
          <table:table-cell office:value-type="float" office:value="0.4362" calcext:value-type="float">
            <text:p>0,4362</text:p>
          </table:table-cell>
          <table:table-cell office:value-type="float" office:value="0.3665" calcext:value-type="float">
            <text:p>0,3665</text:p>
          </table:table-cell>
          <table:table-cell office:value-type="float" office:value="0.2921" calcext:value-type="float">
            <text:p>0,292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2719" calcext:value-type="float">
            <text:p>0,2719</text:p>
          </table:table-cell>
          <table:table-cell office:value-type="float" office:value="0" calcext:value-type="float">
            <text:p>0</text:p>
          </table:table-cell>
          <table:table-cell office:value-type="float" office:value="3.4153" calcext:value-type="float">
            <text:p>3,4153</text:p>
          </table:table-cell>
          <table:table-cell office:value-type="float" office:value="32" calcext:value-type="float">
            <text:p>32</text:p>
          </table:table-cell>
          <table:table-cell table:formula="of:=[.AG29]/[.AD29]" office:value-type="float" office:value="4.08435569349691" calcext:value-type="float">
            <text:p>4,08435569349691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F29]/8" office:value-type="float" office:value="0.510544461687114" calcext:value-type="float">
            <text:p>0,510544461687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486" calcext:value-type="float">
            <text:p>0,748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9" calcext:value-type="float">
            <text:p>0,0049</text:p>
          </table:table-cell>
          <table:table-cell table:number-columns-repeated="11"/>
          <table:table-cell office:value-type="float" office:value="3.243" calcext:value-type="float">
            <text:p>3,24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615" calcext:value-type="float">
            <text:p>0,0615</text:p>
          </table:table-cell>
          <table:table-cell office:value-type="float" office:value="0" calcext:value-type="float">
            <text:p>0</text:p>
          </table:table-cell>
          <table:table-cell office:value-type="float" office:value="1.3584" calcext:value-type="float">
            <text:p>1,3584</text:p>
          </table:table-cell>
          <table:table-cell office:value-type="float" office:value="0.734" calcext:value-type="float">
            <text:p>0,734</text:p>
          </table:table-cell>
          <table:table-cell office:value-type="float" office:value="0.5307" calcext:value-type="float">
            <text:p>0,530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5098" calcext:value-type="float">
            <text:p>0,5098</text:p>
          </table:table-cell>
          <table:table-cell office:value-type="float" office:value="0" calcext:value-type="float">
            <text:p>0</text:p>
          </table:table-cell>
          <table:table-cell office:value-type="float" office:value="3.7737" calcext:value-type="float">
            <text:p>3,7737</text:p>
          </table:table-cell>
          <table:table-cell office:value-type="float" office:value="64" calcext:value-type="float">
            <text:p>64</text:p>
          </table:table-cell>
          <table:table-cell table:formula="of:=[.AG30]/[.AD30]" office:value-type="float" office:value="3.69645175822137" calcext:value-type="float">
            <text:p>3,69645175822137</text:p>
          </table:table-cell>
          <table:table-cell table:style-name="ce2" office:value-type="float" office:value="13.9493" calcext:value-type="float">
            <text:p>13,9493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F30]/8" office:value-type="float" office:value="0.462056469777672" calcext:value-type="float">
            <text:p>0,4620564697776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75" calcext:value-type="float">
            <text:p>0,77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" calcext:value-type="float">
            <text:p>0</text:p>
          </table:table-cell>
          <table:table-cell office:value-type="float" office:value="0.6058" calcext:value-type="float">
            <text:p>0,6058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46" calcext:value-type="float">
            <text:p>0,0146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large</text:p>
          </table:table-cell>
          <table:table-cell table:style-name="ce2"/>
          <table:table-cell table:number-columns-repeated="2"/>
          <table:table-cell office:value-type="string" calcext:value-type="string">
            <text:p>lar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141" calcext:value-type="float">
            <text:p>0,814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54" calcext:value-type="float">
            <text:p>0,0054</text:p>
          </table:table-cell>
          <table:table-cell office:value-type="float" office:value="0" calcext:value-type="float">
            <text:p>0</text:p>
          </table:table-cell>
          <table:table-cell office:value-type="float" office:value="0.4124" calcext:value-type="float">
            <text:p>0,4124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41" calcext:value-type="float">
            <text:p>0,01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.5597" calcext:value-type="float">
            <text:p>24,5597</text:p>
          </table:table-cell>
          <table:table-cell office:value-type="float" office:value="0.0205" calcext:value-type="float">
            <text:p>0,0205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038" calcext:value-type="float">
            <text:p>0,0038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281" calcext:value-type="float">
            <text:p>0,0281</text:p>
          </table:table-cell>
          <table:table-cell office:value-type="float" office:value="3.1776" calcext:value-type="float">
            <text:p>3,1776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2" calcext:value-type="float">
            <text:p>0,0032</text:p>
          </table:table-cell>
          <table:table-cell office:value-type="float" office:value="3.1333" calcext:value-type="float">
            <text:p>3,1333</text:p>
          </table:table-cell>
          <table:table-cell office:value-type="float" office:value="0" calcext:value-type="float">
            <text:p>0</text:p>
          </table:table-cell>
          <table:table-cell office:value-type="float" office:value="27.7373" calcext:value-type="float">
            <text:p>27,7373</text:p>
          </table:table-cell>
          <table:table-cell office:value-type="float" office:value="1" calcext:value-type="float">
            <text:p>1</text:p>
          </table:table-cell>
          <table:table-cell table:formula="of:=[.AG32]/[.AD32]" office:value-type="float" office:value="1.06226633450264" calcext:value-type="float">
            <text:p>1,06226633450264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32]/8" office:value-type="float" office:value="0.13278329181283" calcext:value-type="float">
            <text:p>0,13278329181283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1.7859" calcext:value-type="float">
            <text:p>11,7859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256" calcext:value-type="float">
            <text:p>0,0256</text:p>
          </table:table-cell>
          <table:table-cell office:value-type="float" office:value="1.8147" calcext:value-type="float">
            <text:p>1,8147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14" calcext:value-type="float">
            <text:p>0,0114</text:p>
          </table:table-cell>
          <table:table-cell office:value-type="float" office:value="1.7622" calcext:value-type="float">
            <text:p>1,7622</text:p>
          </table:table-cell>
          <table:table-cell office:value-type="float" office:value="0" calcext:value-type="float">
            <text:p>0</text:p>
          </table:table-cell>
          <table:table-cell office:value-type="float" office:value="13.6006" calcext:value-type="float">
            <text:p>13,6006</text:p>
          </table:table-cell>
          <table:table-cell office:value-type="float" office:value="2" calcext:value-type="float">
            <text:p>2</text:p>
          </table:table-cell>
          <table:table-cell table:formula="of:=[.AG33]/[.AD33]" office:value-type="float" office:value="2.16640442333426" calcext:value-type="float">
            <text:p>2,16640442333426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33]/8" office:value-type="float" office:value="0.270800552916783" calcext:value-type="float">
            <text:p>0,2708005529167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573" calcext:value-type="float">
            <text:p>0,857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11" calcext:value-type="float">
            <text:p>0,0111</text:p>
          </table:table-cell>
          <table:table-cell table:number-columns-repeated="11"/>
          <table:table-cell office:value-type="float" office:value="7.0774" calcext:value-type="float">
            <text:p>7,0774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401" calcext:value-type="float">
            <text:p>0,0401</text:p>
          </table:table-cell>
          <table:table-cell office:value-type="float" office:value="1.105" calcext:value-type="float">
            <text:p>1,1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04" calcext:value-type="float">
            <text:p>0,0204</text:p>
          </table:table-cell>
          <table:table-cell office:value-type="float" office:value="1.0422" calcext:value-type="float">
            <text:p>1,0422</text:p>
          </table:table-cell>
          <table:table-cell office:value-type="float" office:value="0" calcext:value-type="float">
            <text:p>0</text:p>
          </table:table-cell>
          <table:table-cell office:value-type="float" office:value="8.1825" calcext:value-type="float">
            <text:p>8,1825</text:p>
          </table:table-cell>
          <table:table-cell office:value-type="float" office:value="4" calcext:value-type="float">
            <text:p>4</text:p>
          </table:table-cell>
          <table:table-cell table:formula="of:=[.AG34]/[.AD34]" office:value-type="float" office:value="3.60090436908035" calcext:value-type="float">
            <text:p>3,60090436908035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34]/8" office:value-type="float" office:value="0.450113046135044" calcext:value-type="float">
            <text:p>0,4501130461350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326" calcext:value-type="float">
            <text:p>0,9326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95" calcext:value-type="float">
            <text:p>0,0095</text:p>
          </table:table-cell>
          <table:table-cell office:value-type="float" office:value="0" calcext:value-type="float">
            <text:p>0</text:p>
          </table:table-cell>
          <table:table-cell office:value-type="float" office:value="0.7142" calcext:value-type="float">
            <text:p>0,7142</text:p>
          </table:table-cell>
          <table:table-cell office:value-type="float" office:value="0.0955" calcext:value-type="float">
            <text:p>0,0955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481" calcext:value-type="float">
            <text:p>0,04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4611" calcext:value-type="float">
            <text:p>7,4611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173" calcext:value-type="float">
            <text:p>0,0173</text:p>
          </table:table-cell>
          <table:table-cell office:value-type="float" office:value="0" calcext:value-type="float">
            <text:p>0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0958" calcext:value-type="float">
            <text:p>0,0958</text:p>
          </table:table-cell>
          <table:table-cell office:value-type="float" office:value="1.2717" calcext:value-type="float">
            <text:p>1,2717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384" calcext:value-type="float">
            <text:p>0,0384</text:p>
          </table:table-cell>
          <table:table-cell office:value-type="float" office:value="1.1564" calcext:value-type="float">
            <text:p>1,1564</text:p>
          </table:table-cell>
          <table:table-cell office:value-type="float" office:value="0" calcext:value-type="float">
            <text:p>0</text:p>
          </table:table-cell>
          <table:table-cell office:value-type="float" office:value="8.7328" calcext:value-type="float">
            <text:p>8,7328</text:p>
          </table:table-cell>
          <table:table-cell office:value-type="float" office:value="8" calcext:value-type="float">
            <text:p>8</text:p>
          </table:table-cell>
          <table:table-cell table:formula="of:=[.AG35]/[.AD35]" office:value-type="float" office:value="3.37399230487358" calcext:value-type="float">
            <text:p>3,37399230487358</text:p>
          </table:table-cell>
          <table:table-cell table:style-name="ce2" office:value-type="float" office:value="29.4644" calcext:value-type="float">
            <text:p>29,464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35]/8" office:value-type="float" office:value="0.421749038109198" calcext:value-type="float">
            <text:p>0,421749038109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239" calcext:value-type="float">
            <text:p>0,9239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" calcext:value-type="float">
            <text:p>0</text:p>
          </table:table-cell>
          <table:table-cell office:value-type="float" office:value="0.7463" calcext:value-type="float">
            <text:p>0,7463</text:p>
          </table:table-cell>
          <table:table-cell office:value-type="float" office:value="0.14" calcext:value-type="float">
            <text:p>0,14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357" calcext:value-type="float">
            <text:p>0,0357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style-name="ce2" office:value-type="float" office:value="53.6655" calcext:value-type="float">
            <text:p>53,6655</text:p>
          </table:table-cell>
          <table:table-cell table:number-columns-repeated="5"/>
        </table:table-row>
        <table:table-row table:style-name="ro1">
          <table:table-cell table:number-columns-repeated="32"/>
          <table:table-cell table:style-name="ce2" office:value-type="float" office:value="53.6655" calcext:value-type="float">
            <text:p>53,66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594" calcext:value-type="float">
            <text:p>3,359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06" calcext:value-type="float">
            <text:p>0,0006</text:p>
          </table:table-cell>
          <table:table-cell table:number-columns-repeated="21"/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efficiency</text:p>
          </table:table-cell>
          <table:table-cell/>
          <table:table-cell table:style-name="ce2" office:value-type="float" office:value="53.6655" calcext:value-type="float">
            <text:p>53,66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602" calcext:value-type="float">
            <text:p>2,3602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7" calcext:value-type="float">
            <text:p>0,007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553" calcext:value-type="float">
            <text:p>2,5553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74" calcext:value-type="float">
            <text:p>0,02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1.6984" calcext:value-type="float">
            <text:p>1,6984</text:p>
          </table:table-cell>
          <table:table-cell office:value-type="float" office:value="1" calcext:value-type="float">
            <text:p>1</text:p>
          </table:table-cell>
          <table:table-cell table:formula="of:=[.AC40]/[.Z40]" office:value-type="float" office:value="2.19176872350448" calcext:value-type="float">
            <text:p>2,19176872350448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1" calcext:value-type="float">
            <text:p>1</text:p>
          </table:table-cell>
          <table:table-cell table:formula="of:=[.AB40]/8" office:value-type="float" office:value="0.273971090438059" calcext:value-type="float">
            <text:p>0,273971090438059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9061" calcext:value-type="float">
            <text:p>0,9061</text:p>
          </table:table-cell>
          <table:table-cell office:value-type="float" office:value="2" calcext:value-type="float">
            <text:p>2</text:p>
          </table:table-cell>
          <table:table-cell table:formula="of:=[.AC41]/[.Z41]" office:value-type="float" office:value="4.10826619578413" calcext:value-type="float">
            <text:p>4,10826619578413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2" calcext:value-type="float">
            <text:p>2</text:p>
          </table:table-cell>
          <table:table-cell table:formula="of:=[.AB41]/8" office:value-type="float" office:value="0.513533274473016" calcext:value-type="float">
            <text:p>0,513533274473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879" calcext:value-type="float">
            <text:p>1,787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office:value-type="float" office:value="4" calcext:value-type="float">
            <text:p>4</text:p>
          </table:table-cell>
          <table:table-cell table:formula="of:=[.AC42]/[.Z42]" office:value-type="float" office:value="5.65729483282675" calcext:value-type="float">
            <text:p>5,65729483282675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4" calcext:value-type="float">
            <text:p>4</text:p>
          </table:table-cell>
          <table:table-cell table:formula="of:=[.AB42]/8" office:value-type="float" office:value="0.707161854103343" calcext:value-type="float">
            <text:p>0,7071618541033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571" calcext:value-type="float">
            <text:p>1,6571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44" calcext:value-type="float">
            <text:p>0,024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5914" calcext:value-type="float">
            <text:p>0,5914</text:p>
          </table:table-cell>
          <table:table-cell office:value-type="float" office:value="8" calcext:value-type="float">
            <text:p>8</text:p>
          </table:table-cell>
          <table:table-cell table:formula="of:=[.AC43]/[.Z43]" office:value-type="float" office:value="6.29438620223199" calcext:value-type="float">
            <text:p>6,29438620223199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8" calcext:value-type="float">
            <text:p>8</text:p>
          </table:table-cell>
          <table:table-cell table:formula="of:=[.AB43]/8" office:value-type="float" office:value="0.786798275278999" calcext:value-type="float">
            <text:p>0,786798275278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174" calcext:value-type="float">
            <text:p>1,717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53" calcext:value-type="float">
            <text:p>0,01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465" calcext:value-type="float">
            <text:p>0,1465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" calcext:value-type="float">
            <text:p>0</text:p>
          </table:table-cell>
          <table:table-cell office:value-type="float" office:value="0.6496" calcext:value-type="float">
            <text:p>0,6496</text:p>
          </table:table-cell>
          <table:table-cell office:value-type="float" office:value="12" calcext:value-type="float">
            <text:p>12</text:p>
          </table:table-cell>
          <table:table-cell table:formula="of:=[.AC44]/[.Z44]" office:value-type="float" office:value="5.73044950738916" calcext:value-type="float">
            <text:p>5,73044950738916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12" calcext:value-type="float">
            <text:p>12</text:p>
          </table:table-cell>
          <table:table-cell table:formula="of:=[.AB44]/8" office:value-type="float" office:value="0.716306188423645" calcext:value-type="float">
            <text:p>0,716306188423645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3393" calcext:value-type="float">
            <text:p>0,3393</text:p>
          </table:table-cell>
          <table:table-cell office:value-type="float" office:value="0.1233" calcext:value-type="float">
            <text:p>0,123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76" calcext:value-type="float">
            <text:p>0,0076</text:p>
          </table:table-cell>
          <table:table-cell office:value-type="float" office:value="0" calcext:value-type="float">
            <text:p>0</text:p>
          </table:table-cell>
          <table:table-cell office:value-type="float" office:value="0.6506" calcext:value-type="float">
            <text:p>0,6506</text:p>
          </table:table-cell>
          <table:table-cell office:value-type="float" office:value="16" calcext:value-type="float">
            <text:p>16</text:p>
          </table:table-cell>
          <table:table-cell table:formula="of:=[.AC45]/[.Z45]" office:value-type="float" office:value="5.72164156163541" calcext:value-type="float">
            <text:p>5,72164156163541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16" calcext:value-type="float">
            <text:p>16</text:p>
          </table:table-cell>
          <table:table-cell table:formula="of:=[.AB45]/8" office:value-type="float" office:value="0.715205195204427" calcext:value-type="float">
            <text:p>0,7152051952044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177" calcext:value-type="float">
            <text:p>1,4177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14" calcext:value-type="float">
            <text:p>0,0014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4307" calcext:value-type="float">
            <text:p>0,4307</text:p>
          </table:table-cell>
          <table:table-cell office:value-type="float" office:value="0.1335" calcext:value-type="float">
            <text:p>0,1335</text:p>
          </table:table-cell>
          <table:table-cell office:value-type="float" office:value="0.02" calcext:value-type="float">
            <text:p>0,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0.7686" calcext:value-type="float">
            <text:p>0,7686</text:p>
          </table:table-cell>
          <table:table-cell office:value-type="float" office:value="32" calcext:value-type="float">
            <text:p>32</text:p>
          </table:table-cell>
          <table:table-cell table:formula="of:=[.AC46]/[.Z46]" office:value-type="float" office:value="4.8432214415821" calcext:value-type="float">
            <text:p>4,8432214415821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32" calcext:value-type="float">
            <text:p>32</text:p>
          </table:table-cell>
          <table:table-cell table:formula="of:=[.AB46]/8" office:value-type="float" office:value="0.605402680197762" calcext:value-type="float">
            <text:p>0,6054026801977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574" calcext:value-type="float">
            <text:p>1,357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64" calcext:value-type="float">
            <text:p>0,006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126" calcext:value-type="float">
            <text:p>0,01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828" calcext:value-type="float">
            <text:p>0,6828</text:p>
          </table:table-cell>
          <table:table-cell office:value-type="float" office:value="0.1105" calcext:value-type="float">
            <text:p>0,1105</text:p>
          </table:table-cell>
          <table:table-cell office:value-type="float" office:value="0.0432" calcext:value-type="float">
            <text:p>0,043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51" calcext:value-type="float">
            <text:p>0,0351</text:p>
          </table:table-cell>
          <table:table-cell office:value-type="float" office:value="0" calcext:value-type="float">
            <text:p>0</text:p>
          </table:table-cell>
          <table:table-cell office:value-type="float" office:value="0.9005" calcext:value-type="float">
            <text:p>0,9005</text:p>
          </table:table-cell>
          <table:table-cell office:value-type="float" office:value="64" calcext:value-type="float">
            <text:p>64</text:p>
          </table:table-cell>
          <table:table-cell table:formula="of:=[.AC47]/[.Z47]" office:value-type="float" office:value="4.13381454747363" calcext:value-type="float">
            <text:p>4,13381454747363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64" calcext:value-type="float">
            <text:p>64</text:p>
          </table:table-cell>
          <table:table-cell table:formula="of:=[.AB47]/8" office:value-type="float" office:value="0.516726818434203" calcext:value-type="float">
            <text:p>0,5167268184342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311" calcext:value-type="float">
            <text:p>1,431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3" calcext:value-type="float">
            <text:p>0,0043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134" calcext:value-type="float">
            <text:p>0,0134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small</text:p>
          </table:table-cell>
          <table:table-cell table:style-name="ce2" office:value-type="float" office:value="6.6545" calcext:value-type="float">
            <text:p>6,6545</text:p>
          </table:table-cell>
          <table:table-cell/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72" calcext:value-type="float">
            <text:p>0,0272</text:p>
          </table:table-cell>
          <table:table-cell office:value-type="float" office:value="0" calcext:value-type="float">
            <text:p>0</text:p>
          </table:table-cell>
          <table:table-cell office:value-type="float" office:value="3.395" calcext:value-type="float">
            <text:p>3,395</text:p>
          </table:table-cell>
          <table:table-cell office:value-type="float" office:value="1" calcext:value-type="float">
            <text:p>1</text:p>
          </table:table-cell>
          <table:table-cell table:formula="of:=[.AC49]/[.Z49]" office:value-type="float" office:value="1.960088365243" calcext:value-type="float">
            <text:p>1,960088365243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1" calcext:value-type="float">
            <text:p>1</text:p>
          </table:table-cell>
          <table:table-cell table:formula="of:=[.AB49]/8" office:value-type="float" office:value="0.245011045655376" calcext:value-type="float">
            <text:p>0,245011045655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834" calcext:value-type="float">
            <text:p>1,2834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298" calcext:value-type="float">
            <text:p>0,029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1.8124" calcext:value-type="float">
            <text:p>1,8124</text:p>
          </table:table-cell>
          <table:table-cell office:value-type="float" office:value="2" calcext:value-type="float">
            <text:p>2</text:p>
          </table:table-cell>
          <table:table-cell table:formula="of:=[.AC50]/[.Z50]" office:value-type="float" office:value="3.67165084970205" calcext:value-type="float">
            <text:p>3,67165084970205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2" calcext:value-type="float">
            <text:p>2</text:p>
          </table:table-cell>
          <table:table-cell table:formula="of:=[.AB50]/8" office:value-type="float" office:value="0.458956356212757" calcext:value-type="float">
            <text:p>0,4589563562127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08" calcext:value-type="float">
            <text:p>1,30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5" calcext:value-type="float">
            <text:p>0,0115</text:p>
          </table:table-cell>
          <table:table-cell office:value-type="float" office:value="0" calcext:value-type="float">
            <text:p>0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1.4452" calcext:value-type="float">
            <text:p>1,4452</text:p>
          </table:table-cell>
          <table:table-cell office:value-type="float" office:value="4" calcext:value-type="float">
            <text:p>4</text:p>
          </table:table-cell>
          <table:table-cell table:formula="of:=[.AC51]/[.Z51]" office:value-type="float" office:value="4.60455300304456" calcext:value-type="float">
            <text:p>4,60455300304456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4" calcext:value-type="float">
            <text:p>4</text:p>
          </table:table-cell>
          <table:table-cell table:formula="of:=[.AB51]/8" office:value-type="float" office:value="0.57556912538057" calcext:value-type="float">
            <text:p>0,575569125380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918" calcext:value-type="float">
            <text:p>1,3918</text:p>
          </table:table-cell>
          <table:table-cell table:number-columns-repeated="2" office:value-type="float" office:value="0.0057" calcext:value-type="float">
            <text:p>0,0057</text:p>
          </table:table-cell>
          <table:table-cell office:value-type="float" office:value="0.0081" calcext:value-type="float">
            <text:p>0,0081</text:p>
          </table:table-cell>
          <table:table-cell office:value-type="float" office:value="0" calcext:value-type="float">
            <text:p>0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94" calcext:value-type="float">
            <text:p>0,009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94" calcext:value-type="float">
            <text:p>0,0094</text:p>
          </table:table-cell>
          <table:table-cell office:value-type="float" office:value="0" calcext:value-type="float">
            <text:p>0</text:p>
          </table:table-cell>
          <table:table-cell office:value-type="float" office:value="1.3076" calcext:value-type="float">
            <text:p>1,3076</text:p>
          </table:table-cell>
          <table:table-cell office:value-type="float" office:value="8" calcext:value-type="float">
            <text:p>8</text:p>
          </table:table-cell>
          <table:table-cell table:formula="of:=[.AC52]/[.Z52]" office:value-type="float" office:value="5.08909452431936" calcext:value-type="float">
            <text:p>5,08909452431936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8" calcext:value-type="float">
            <text:p>8</text:p>
          </table:table-cell>
          <table:table-cell table:formula="of:=[.AB52]/8" office:value-type="float" office:value="0.636136815539921" calcext:value-type="float">
            <text:p>0,636136815539921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239" calcext:value-type="float">
            <text:p>0,0239</text:p>
          </table:table-cell>
          <table:table-cell office:value-type="float" office:value="0" calcext:value-type="float">
            <text:p>0</text:p>
          </table:table-cell>
          <table:table-cell office:value-type="float" office:value="1.392" calcext:value-type="float">
            <text:p>1,392</text:p>
          </table:table-cell>
          <table:table-cell office:value-type="float" office:value="12" calcext:value-type="float">
            <text:p>12</text:p>
          </table:table-cell>
          <table:table-cell table:formula="of:=[.AC53]/[.Z53]" office:value-type="float" office:value="4.7805316091954" calcext:value-type="float">
            <text:p>4,7805316091954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12" calcext:value-type="float">
            <text:p>12</text:p>
          </table:table-cell>
          <table:table-cell table:formula="of:=[.AB53]/8" office:value-type="float" office:value="0.597566451149425" calcext:value-type="float">
            <text:p>0,5975664511494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55" calcext:value-type="float">
            <text:p>1,355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18" calcext:value-type="float">
            <text:p>0,021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3376" calcext:value-type="float">
            <text:p>0,3376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94" calcext:value-type="float">
            <text:p>0,0294</text:p>
          </table:table-cell>
          <table:table-cell office:value-type="float" office:value="0" calcext:value-type="float">
            <text:p>0</text:p>
          </table:table-cell>
          <table:table-cell office:value-type="float" office:value="1.475" calcext:value-type="float">
            <text:p>1,475</text:p>
          </table:table-cell>
          <table:table-cell office:value-type="float" office:value="16" calcext:value-type="float">
            <text:p>16</text:p>
          </table:table-cell>
          <table:table-cell table:formula="of:=[.AC54]/[.Z54]" office:value-type="float" office:value="4.51152542372881" calcext:value-type="float">
            <text:p>4,51152542372881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16" calcext:value-type="float">
            <text:p>16</text:p>
          </table:table-cell>
          <table:table-cell table:formula="of:=[.AB54]/8" office:value-type="float" office:value="0.563940677966102" calcext:value-type="float">
            <text:p>0,5639406779661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747" calcext:value-type="float">
            <text:p>1,3747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27" calcext:value-type="float">
            <text:p>0,0127</text:p>
          </table:table-cell>
          <table:table-cell office:value-type="float" office:value="0" calcext:value-type="float">
            <text:p>0</text:p>
          </table:table-cell>
          <table:table-cell office:value-type="float" office:value="0.1195" calcext:value-type="float">
            <text:p>0,1195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246" calcext:value-type="float">
            <text:p>0,02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9266" calcext:value-type="float">
            <text:p>0,9266</text:p>
          </table:table-cell>
          <table:table-cell office:value-type="float" office:value="0.2143" calcext:value-type="float">
            <text:p>0,2143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14" calcext:value-type="float">
            <text:p>0,0514</text:p>
          </table:table-cell>
          <table:table-cell office:value-type="float" office:value="0" calcext:value-type="float">
            <text:p>0</text:p>
          </table:table-cell>
          <table:table-cell office:value-type="float" office:value="1.578" calcext:value-type="float">
            <text:p>1,578</text:p>
          </table:table-cell>
          <table:table-cell office:value-type="float" office:value="32" calcext:value-type="float">
            <text:p>32</text:p>
          </table:table-cell>
          <table:table-cell table:formula="of:=[.AC55]/[.Z55]" office:value-type="float" office:value="4.21704689480355" calcext:value-type="float">
            <text:p>4,21704689480355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32" calcext:value-type="float">
            <text:p>32</text:p>
          </table:table-cell>
          <table:table-cell table:formula="of:=[.AB55]/8" office:value-type="float" office:value="0.527130861850444" calcext:value-type="float">
            <text:p>0,5271308618504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104" calcext:value-type="float">
            <text:p>1,410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73" calcext:value-type="float">
            <text:p>0,0173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,0787</text:p>
          </table:table-cell>
          <table:table-cell office:value-type="float" office:value="0.1274" calcext:value-type="float">
            <text:p>0,1274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,39</text:p>
          </table:table-cell>
          <table:table-cell office:value-type="float" office:value="0.2327" calcext:value-type="float">
            <text:p>0,2327</text:p>
          </table:table-cell>
          <table:table-cell office:value-type="float" office:value="0.1488" calcext:value-type="float">
            <text:p>0,148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" calcext:value-type="float">
            <text:p>0,006</text:p>
          </table:table-cell>
          <table:table-cell office:value-type="float" office:value="0.1312" calcext:value-type="float">
            <text:p>0,1312</text:p>
          </table:table-cell>
          <table:table-cell office:value-type="float" office:value="0" calcext:value-type="float">
            <text:p>0</text:p>
          </table:table-cell>
          <table:table-cell office:value-type="float" office:value="1.9014" calcext:value-type="float">
            <text:p>1,9014</text:p>
          </table:table-cell>
          <table:table-cell office:value-type="float" office:value="64" calcext:value-type="float">
            <text:p>64</text:p>
          </table:table-cell>
          <table:table-cell table:formula="of:=[.AC56]/[.Z56]" office:value-type="float" office:value="3.49978962869465" calcext:value-type="float">
            <text:p>3,49978962869465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64" calcext:value-type="float">
            <text:p>64</text:p>
          </table:table-cell>
          <table:table-cell table:formula="of:=[.AB56]/8" office:value-type="float" office:value="0.437473703586831" calcext:value-type="float">
            <text:p>0,43747370358683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334" calcext:value-type="float">
            <text:p>1,4334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6" calcext:value-type="float">
            <text:p>0,01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428" calcext:value-type="float">
            <text:p>0,0428</text:p>
          </table:table-cell>
          <table:table-cell office:value-type="float" office:value="0" calcext:value-type="float">
            <text:p>0</text:p>
          </table:table-cell>
          <table:table-cell office:value-type="float" office:value="6.8334" calcext:value-type="float">
            <text:p>6,8334</text:p>
          </table:table-cell>
          <table:table-cell office:value-type="float" office:value="1" calcext:value-type="float">
            <text:p>1</text:p>
          </table:table-cell>
          <table:table-cell table:formula="of:=[.AC58]/[.Z58]" office:value-type="float" office:value="2.04134106008722" calcext:value-type="float">
            <text:p>2,04134106008722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1" calcext:value-type="float">
            <text:p>1</text:p>
          </table:table-cell>
          <table:table-cell table:formula="of:=[.AB58]/8" office:value-type="float" office:value="0.255167632510902" calcext:value-type="float">
            <text:p>0,2551676325109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339" calcext:value-type="float">
            <text:p>1,4339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136" calcext:value-type="float">
            <text:p>0,0136</text:p>
          </table:table-cell>
          <table:table-cell office:value-type="float" office:value="0" calcext:value-type="float">
            <text:p>0</text:p>
          </table:table-cell>
          <table:table-cell office:value-type="float" office:value="0.2496" calcext:value-type="float">
            <text:p>0,2496</text:p>
          </table:table-cell>
          <table:table-cell office:value-type="float" office:value="0.2079" calcext:value-type="float">
            <text:p>0,2079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92" calcext:value-type="float">
            <text:p>0,02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3.757" calcext:value-type="float">
            <text:p>3,757</text:p>
          </table:table-cell>
          <table:table-cell office:value-type="float" office:value="2" calcext:value-type="float">
            <text:p>2</text:p>
          </table:table-cell>
          <table:table-cell table:formula="of:=[.AC59]/[.Z59]" office:value-type="float" office:value="3.71288261911099" calcext:value-type="float">
            <text:p>3,71288261911099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2" calcext:value-type="float">
            <text:p>2</text:p>
          </table:table-cell>
          <table:table-cell table:formula="of:=[.AB59]/8" office:value-type="float" office:value="0.464110327388874" calcext:value-type="float">
            <text:p>0,4641103273888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523" calcext:value-type="float">
            <text:p>1,452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498" calcext:value-type="float">
            <text:p>0,0498</text:p>
          </table:table-cell>
          <table:table-cell office:value-type="float" office:value="0" calcext:value-type="float">
            <text:p>0</text:p>
          </table:table-cell>
          <table:table-cell office:value-type="float" office:value="0.2196" calcext:value-type="float">
            <text:p>0,2196</text:p>
          </table:table-cell>
          <table:table-cell office:value-type="float" office:value="0.1711" calcext:value-type="float">
            <text:p>0,1711</text:p>
          </table:table-cell>
          <table:table-cell office:value-type="float" office:value="0.0476" calcext:value-type="float">
            <text:p>0,047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88" calcext:value-type="float">
            <text:p>0,02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262" calcext:value-type="float">
            <text:p>0,0262</text:p>
          </table:table-cell>
          <table:table-cell office:value-type="float" office:value="0" calcext:value-type="float">
            <text:p>0</text:p>
          </table:table-cell>
          <table:table-cell office:value-type="float" office:value="3.2543" calcext:value-type="float">
            <text:p>3,2543</text:p>
          </table:table-cell>
          <table:table-cell office:value-type="float" office:value="4" calcext:value-type="float">
            <text:p>4</text:p>
          </table:table-cell>
          <table:table-cell table:formula="of:=[.AC60]/[.Z60]" office:value-type="float" office:value="4.28642104292782" calcext:value-type="float">
            <text:p>4,28642104292782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4" calcext:value-type="float">
            <text:p>4</text:p>
          </table:table-cell>
          <table:table-cell table:formula="of:=[.AB60]/8" office:value-type="float" office:value="0.535802630365977" calcext:value-type="float">
            <text:p>0,535802630365977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29" calcext:value-type="float">
            <text:p>0,0129</text:p>
          </table:table-cell>
          <table:table-cell office:value-type="float" office:value="0" calcext:value-type="float">
            <text:p>0</text:p>
          </table:table-cell>
          <table:table-cell office:value-type="float" office:value="3.2314" calcext:value-type="float">
            <text:p>3,2314</text:p>
          </table:table-cell>
          <table:table-cell office:value-type="float" office:value="8" calcext:value-type="float">
            <text:p>8</text:p>
          </table:table-cell>
          <table:table-cell table:formula="of:=[.AC61]/[.Z61]" office:value-type="float" office:value="4.3167976728353" calcext:value-type="float">
            <text:p>4,3167976728353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8" calcext:value-type="float">
            <text:p>8</text:p>
          </table:table-cell>
          <table:table-cell table:formula="of:=[.AB61]/8" office:value-type="float" office:value="0.539599709104413" calcext:value-type="float">
            <text:p>0,539599709104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135" calcext:value-type="float">
            <text:p>1,513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139" calcext:value-type="float">
            <text:p>0,0139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2689" calcext:value-type="float">
            <text:p>0,2689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826" calcext:value-type="float">
            <text:p>0,0826</text:p>
          </table:table-cell>
          <table:table-cell office:value-type="float" office:value="0" calcext:value-type="float">
            <text:p>0</text:p>
          </table:table-cell>
          <table:table-cell office:value-type="float" office:value="2.9054" calcext:value-type="float">
            <text:p>2,9054</text:p>
          </table:table-cell>
          <table:table-cell office:value-type="float" office:value="12" calcext:value-type="float">
            <text:p>12</text:p>
          </table:table-cell>
          <table:table-cell table:formula="of:=[.AC62]/[.Z62]" office:value-type="float" office:value="4.80116335100158" calcext:value-type="float">
            <text:p>4,80116335100158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12" calcext:value-type="float">
            <text:p>12</text:p>
          </table:table-cell>
          <table:table-cell table:formula="of:=[.AB62]/8" office:value-type="float" office:value="0.600145418875198" calcext:value-type="float">
            <text:p>0,6001454188751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18" calcext:value-type="float">
            <text:p>1,618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97" calcext:value-type="float">
            <text:p>0,0097</text:p>
          </table:table-cell>
          <table:table-cell office:value-type="float" office:value="0" calcext:value-type="float">
            <text:p>0</text:p>
          </table:table-cell>
          <table:table-cell office:value-type="float" office:value="1.1575" calcext:value-type="float">
            <text:p>1,1575</text:p>
          </table:table-cell>
          <table:table-cell office:value-type="float" office:value="0.2448" calcext:value-type="float">
            <text:p>0,2448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564" calcext:value-type="float">
            <text:p>0,05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858" calcext:value-type="float">
            <text:p>0,1858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563" calcext:value-type="float">
            <text:p>0,156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1372" calcext:value-type="float">
            <text:p>0,1372</text:p>
          </table:table-cell>
          <table:table-cell office:value-type="float" office:value="0" calcext:value-type="float">
            <text:p>0</text:p>
          </table:table-cell>
          <table:table-cell office:value-type="float" office:value="3.054" calcext:value-type="float">
            <text:p>3,054</text:p>
          </table:table-cell>
          <table:table-cell office:value-type="float" office:value="16" calcext:value-type="float">
            <text:p>16</text:p>
          </table:table-cell>
          <table:table-cell table:formula="of:=[.AC63]/[.Z63]" office:value-type="float" office:value="4.56755075311068" calcext:value-type="float">
            <text:p>4,56755075311068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16" calcext:value-type="float">
            <text:p>16</text:p>
          </table:table-cell>
          <table:table-cell table:formula="of:=[.AB63]/8" office:value-type="float" office:value="0.570943844138834" calcext:value-type="float">
            <text:p>0,5709438441388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931" calcext:value-type="float">
            <text:p>1,693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,6154</text:p>
          </table:table-cell>
          <table:table-cell office:value-type="float" office:value="0.3696" calcext:value-type="float">
            <text:p>0,3696</text:p>
          </table:table-cell>
          <table:table-cell office:value-type="float" office:value="0.071" calcext:value-type="float">
            <text:p>0,07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555" calcext:value-type="float">
            <text:p>0,05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3797" calcext:value-type="float">
            <text:p>0,379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3521" calcext:value-type="float">
            <text:p>0,3521</text:p>
          </table:table-cell>
          <table:table-cell office:value-type="float" office:value="0" calcext:value-type="float">
            <text:p>0</text:p>
          </table:table-cell>
          <table:table-cell office:value-type="float" office:value="3.9826" calcext:value-type="float">
            <text:p>3,9826</text:p>
          </table:table-cell>
          <table:table-cell office:value-type="float" office:value="32" calcext:value-type="float">
            <text:p>32</text:p>
          </table:table-cell>
          <table:table-cell table:formula="of:=[.AC64]/[.Z64]" office:value-type="float" office:value="3.50256114096319" calcext:value-type="float">
            <text:p>3,50256114096319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32" calcext:value-type="float">
            <text:p>32</text:p>
          </table:table-cell>
          <table:table-cell table:formula="of:=[.AB64]/8" office:value-type="float" office:value="0.437820142620399" calcext:value-type="float">
            <text:p>0,437820142620399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8263" calcext:value-type="float">
            <text:p>1,8263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5261" calcext:value-type="float">
            <text:p>0,526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5052" calcext:value-type="float">
            <text:p>0,5052</text:p>
          </table:table-cell>
          <table:table-cell office:value-type="float" office:value="0" calcext:value-type="float">
            <text:p>0</text:p>
          </table:table-cell>
          <table:table-cell office:value-type="float" office:value="3.7472" calcext:value-type="float">
            <text:p>3,7472</text:p>
          </table:table-cell>
          <table:table-cell office:value-type="float" office:value="64" calcext:value-type="float">
            <text:p>64</text:p>
          </table:table-cell>
          <table:table-cell table:formula="of:=[.AC65]/[.Z65]" office:value-type="float" office:value="3.72259286934244" calcext:value-type="float">
            <text:p>3,72259286934244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64" calcext:value-type="float">
            <text:p>64</text:p>
          </table:table-cell>
          <table:table-cell table:formula="of:=[.AB65]/8" office:value-type="float" office:value="0.465324108667805" calcext:value-type="float">
            <text:p>0,4653241086678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527" calcext:value-type="float">
            <text:p>1,7527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102" calcext:value-type="float">
            <text:p>0,0102</text:p>
          </table:table-cell>
          <table:table-cell table:number-columns-repeated="21"/>
          <table:table-cell office:value-type="string" calcext:value-type="string">
            <text:p>large</text:p>
          </table:table-cell>
          <table:table-cell table:style-name="ce2"/>
          <table:table-cell/>
          <table:table-cell office:value-type="string" calcext:value-type="string">
            <text:p>larg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617" calcext:value-type="float">
            <text:p>1,661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3895" calcext:value-type="float">
            <text:p>1,3895</text:p>
          </table:table-cell>
          <table:table-cell office:value-type="float" office:value="0.3024" calcext:value-type="float">
            <text:p>0,3024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1047" calcext:value-type="float">
            <text:p>0,10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51" calcext:value-type="float">
            <text:p>0,0151</text:p>
          </table:table-cell>
          <table:table-cell office:value-type="float" office:value="3.2231" calcext:value-type="float">
            <text:p>3,2231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33" calcext:value-type="float">
            <text:p>0,0033</text:p>
          </table:table-cell>
          <table:table-cell office:value-type="float" office:value="3.1787" calcext:value-type="float">
            <text:p>3,1787</text:p>
          </table:table-cell>
          <table:table-cell office:value-type="float" office:value="0" calcext:value-type="float">
            <text:p>0</text:p>
          </table:table-cell>
          <table:table-cell office:value-type="float" office:value="17.2507" calcext:value-type="float">
            <text:p>17,2507</text:p>
          </table:table-cell>
          <table:table-cell office:value-type="float" office:value="1" calcext:value-type="float">
            <text:p>1</text:p>
          </table:table-cell>
          <table:table-cell table:formula="of:=[.AC67]/[.Z67]" office:value-type="float" office:value="1.70801184879454" calcext:value-type="float">
            <text:p>1,70801184879454</text:p>
          </table:table-cell>
          <table:table-cell table:style-name="ce2" office:value-type="float" office:value="29.4644" calcext:value-type="float">
            <text:p>29,4644</text:p>
          </table:table-cell>
          <table:table-cell office:value-type="float" office:value="1" calcext:value-type="float">
            <text:p>1</text:p>
          </table:table-cell>
          <table:table-cell table:formula="of:=[.AB67]/8" office:value-type="float" office:value="0.213501481099318" calcext:value-type="float">
            <text:p>0,213501481099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359" calcext:value-type="float">
            <text:p>1,7359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103" calcext:value-type="float">
            <text:p>0,0103</text:p>
          </table:table-cell>
          <table:table-cell office:value-type="float" office:value="0" calcext:value-type="float">
            <text:p>0</text:p>
          </table:table-cell>
          <table:table-cell office:value-type="float" office:value="0.8938" calcext:value-type="float">
            <text:p>0,8938</text:p>
          </table:table-cell>
          <table:table-cell office:value-type="float" office:value="0.6017" calcext:value-type="float">
            <text:p>0,6017</text:p>
          </table:table-cell>
          <table:table-cell office:value-type="float" office:value="0.113" calcext:value-type="float">
            <text:p>0,11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96" calcext:value-type="float">
            <text:p>0,0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221" calcext:value-type="float">
            <text:p>0,0221</text:p>
          </table:table-cell>
          <table:table-cell office:value-type="float" office:value="2.2038" calcext:value-type="float">
            <text:p>2,203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25" calcext:value-type="float">
            <text:p>0,0125</text:p>
          </table:table-cell>
          <table:table-cell office:value-type="float" office:value="2.1433" calcext:value-type="float">
            <text:p>2,1433</text:p>
          </table:table-cell>
          <table:table-cell office:value-type="float" office:value="0" calcext:value-type="float">
            <text:p>0</text:p>
          </table:table-cell>
          <table:table-cell office:value-type="float" office:value="10.4375" calcext:value-type="float">
            <text:p>10,4375</text:p>
          </table:table-cell>
          <table:table-cell office:value-type="float" office:value="2" calcext:value-type="float">
            <text:p>2</text:p>
          </table:table-cell>
          <table:table-cell table:formula="of:=[.AC68]/[.Z68]" office:value-type="float" office:value="2.82293652694611" calcext:value-type="float">
            <text:p>2,82293652694611</text:p>
          </table:table-cell>
          <table:table-cell table:style-name="ce2" office:value-type="float" office:value="29.4644" calcext:value-type="float">
            <text:p>29,4644</text:p>
          </table:table-cell>
          <table:table-cell office:value-type="float" office:value="2" calcext:value-type="float">
            <text:p>2</text:p>
          </table:table-cell>
          <table:table-cell table:formula="of:=[.AB68]/8" office:value-type="float" office:value="0.352867065868263" calcext:value-type="float">
            <text:p>0,352867065868263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02" calcext:value-type="float">
            <text:p>0,0502</text:p>
          </table:table-cell>
          <table:table-cell office:value-type="float" office:value="1.4031" calcext:value-type="float">
            <text:p>1,403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41" calcext:value-type="float">
            <text:p>0,0241</text:p>
          </table:table-cell>
          <table:table-cell office:value-type="float" office:value="1.3146" calcext:value-type="float">
            <text:p>1,3146</text:p>
          </table:table-cell>
          <table:table-cell office:value-type="float" office:value="0" calcext:value-type="float">
            <text:p>0</text:p>
          </table:table-cell>
          <table:table-cell office:value-type="float" office:value="8.323" calcext:value-type="float">
            <text:p>8,323</text:p>
          </table:table-cell>
          <table:table-cell office:value-type="float" office:value="4" calcext:value-type="float">
            <text:p>4</text:p>
          </table:table-cell>
          <table:table-cell table:formula="of:=[.AC69]/[.Z69]" office:value-type="float" office:value="3.54011774600505" calcext:value-type="float">
            <text:p>3,54011774600505</text:p>
          </table:table-cell>
          <table:table-cell table:style-name="ce2" office:value-type="float" office:value="29.4644" calcext:value-type="float">
            <text:p>29,4644</text:p>
          </table:table-cell>
          <table:table-cell office:value-type="float" office:value="4" calcext:value-type="float">
            <text:p>4</text:p>
          </table:table-cell>
          <table:table-cell table:formula="of:=[.AB69]/8" office:value-type="float" office:value="0.442514718250631" calcext:value-type="float">
            <text:p>0,4425147182506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776" calcext:value-type="float">
            <text:p>6,776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1016" calcext:value-type="float">
            <text:p>0,1016</text:p>
          </table:table-cell>
          <table:table-cell office:value-type="float" office:value="1.2611" calcext:value-type="float">
            <text:p>1,261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14" calcext:value-type="float">
            <text:p>0,0314</text:p>
          </table:table-cell>
          <table:table-cell office:value-type="float" office:value="1.1627" calcext:value-type="float">
            <text:p>1,1627</text:p>
          </table:table-cell>
          <table:table-cell office:value-type="float" office:value="0" calcext:value-type="float">
            <text:p>0</text:p>
          </table:table-cell>
          <table:table-cell office:value-type="float" office:value="8.3631" calcext:value-type="float">
            <text:p>8,3631</text:p>
          </table:table-cell>
          <table:table-cell office:value-type="float" office:value="8" calcext:value-type="float">
            <text:p>8</text:p>
          </table:table-cell>
          <table:table-cell table:formula="of:=[.AC70]/[.Z70]" office:value-type="float" office:value="3.52314333201803" calcext:value-type="float">
            <text:p>3,52314333201803</text:p>
          </table:table-cell>
          <table:table-cell table:style-name="ce2" office:value-type="float" office:value="29.4644" calcext:value-type="float">
            <text:p>29,4644</text:p>
          </table:table-cell>
          <table:table-cell office:value-type="float" office:value="8" calcext:value-type="float">
            <text:p>8</text:p>
          </table:table-cell>
          <table:table-cell table:formula="of:=[.AB70]/8" office:value-type="float" office:value="0.440392916502254" calcext:value-type="float">
            <text:p>0,4403929165022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2084" calcext:value-type="float">
            <text:p>5,2084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54" calcext:value-type="float">
            <text:p>0,0554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.1826" calcext:value-type="float">
            <text:p>5,182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534" calcext:value-type="float">
            <text:p>0,053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395" calcext:value-type="float">
            <text:p>0,03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7212" calcext:value-type="float">
            <text:p>3,7212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007" calcext:value-type="float">
            <text:p>0,0007</text:p>
          </table:table-cell>
          <table:table-cell table:number-columns-repeated="12"/>
          <table:table-cell office:value-type="float" office:value="1.1772" calcext:value-type="float">
            <text:p>1,1772</text:p>
          </table:table-cell>
          <table:table-cell office:value-type="float" office:value="1" calcext:value-type="float">
            <text:p>1</text:p>
          </table:table-cell>
          <table:table-cell table:formula="of:=[.W74]/[.S74]" office:value-type="float" office:value="3.16216445803602" calcext:value-type="float">
            <text:p>3,16216445803602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1" calcext:value-type="float">
            <text:p>1</text:p>
          </table:table-cell>
          <table:table-cell table:formula="of:=[.U74]/8" office:value-type="float" office:value="0.395270557254502" calcext:value-type="float">
            <text:p>0,3952705572545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4807" calcext:value-type="float">
            <text:p>3,4807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46" calcext:value-type="float">
            <text:p>0,02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8208" calcext:value-type="float">
            <text:p>0,8208</text:p>
          </table:table-cell>
          <table:table-cell office:value-type="float" office:value="2" calcext:value-type="float">
            <text:p>2</text:p>
          </table:table-cell>
          <table:table-cell table:formula="of:=[.W75]/[.S75]" office:value-type="float" office:value="4.53520955165692" calcext:value-type="float">
            <text:p>4,53520955165692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2" calcext:value-type="float">
            <text:p>2</text:p>
          </table:table-cell>
          <table:table-cell table:formula="of:=[.U75]/8" office:value-type="float" office:value="0.566901193957115" calcext:value-type="float">
            <text:p>0,5669011939571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6431" calcext:value-type="float">
            <text:p>3,6431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6529" calcext:value-type="float">
            <text:p>0,6529</text:p>
          </table:table-cell>
          <table:table-cell office:value-type="float" office:value="4" calcext:value-type="float">
            <text:p>4</text:p>
          </table:table-cell>
          <table:table-cell table:formula="of:=[.W76]/[.S76]" office:value-type="float" office:value="5.70148567927707" calcext:value-type="float">
            <text:p>5,70148567927707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4" calcext:value-type="float">
            <text:p>4</text:p>
          </table:table-cell>
          <table:table-cell table:formula="of:=[.U76]/8" office:value-type="float" office:value="0.712685709909634" calcext:value-type="float">
            <text:p>0,712685709909634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0.6132" calcext:value-type="float">
            <text:p>0,6132</text:p>
          </table:table-cell>
          <table:table-cell office:value-type="float" office:value="8" calcext:value-type="float">
            <text:p>8</text:p>
          </table:table-cell>
          <table:table-cell table:formula="of:=[.W77]/[.S77]" office:value-type="float" office:value="6.07061317677756" calcext:value-type="float">
            <text:p>6,07061317677756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8" calcext:value-type="float">
            <text:p>8</text:p>
          </table:table-cell>
          <table:table-cell table:formula="of:=[.U77]/8" office:value-type="float" office:value="0.758826647097195" calcext:value-type="float">
            <text:p>0,7588266470971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2094" calcext:value-type="float">
            <text:p>3,2094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1" calcext:value-type="float">
            <text:p>0,0011</text:p>
          </table:table-cell>
          <table:table-cell table:number-columns-repeated="12"/>
          <table:table-cell office:value-type="float" office:value="0.6508" calcext:value-type="float">
            <text:p>0,6508</text:p>
          </table:table-cell>
          <table:table-cell office:value-type="float" office:value="12" calcext:value-type="float">
            <text:p>12</text:p>
          </table:table-cell>
          <table:table-cell table:formula="of:=[.W78]/[.S78]" office:value-type="float" office:value="5.71988322065151" calcext:value-type="float">
            <text:p>5,71988322065151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12" calcext:value-type="float">
            <text:p>12</text:p>
          </table:table-cell>
          <table:table-cell table:formula="of:=[.U78]/8" office:value-type="float" office:value="0.714985402581438" calcext:value-type="float">
            <text:p>0,7149854025814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125" calcext:value-type="float">
            <text:p>3,125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44" calcext:value-type="float">
            <text:p>0,01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6767" calcext:value-type="float">
            <text:p>0,6767</text:p>
          </table:table-cell>
          <table:table-cell office:value-type="float" office:value="16" calcext:value-type="float">
            <text:p>16</text:p>
          </table:table-cell>
          <table:table-cell table:formula="of:=[.W79]/[.S79]" office:value-type="float" office:value="5.50096054381558" calcext:value-type="float">
            <text:p>5,50096054381558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16" calcext:value-type="float">
            <text:p>16</text:p>
          </table:table-cell>
          <table:table-cell table:formula="of:=[.U79]/8" office:value-type="float" office:value="0.687620067976947" calcext:value-type="float">
            <text:p>0,6876200679769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883" calcext:value-type="float">
            <text:p>3,5883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06" calcext:value-type="float">
            <text:p>0,0106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24" calcext:value-type="float">
            <text:p>0,02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7956" calcext:value-type="float">
            <text:p>0,7956</text:p>
          </table:table-cell>
          <table:table-cell office:value-type="float" office:value="32" calcext:value-type="float">
            <text:p>32</text:p>
          </table:table-cell>
          <table:table-cell table:formula="of:=[.W80]/[.S80]" office:value-type="float" office:value="4.67885872297637" calcext:value-type="float">
            <text:p>4,67885872297637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32" calcext:value-type="float">
            <text:p>32</text:p>
          </table:table-cell>
          <table:table-cell table:formula="of:=[.U80]/8" office:value-type="float" office:value="0.584857340372046" calcext:value-type="float">
            <text:p>0,584857340372046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0.9868" calcext:value-type="float">
            <text:p>0,9868</text:p>
          </table:table-cell>
          <table:table-cell office:value-type="float" office:value="64" calcext:value-type="float">
            <text:p>64</text:p>
          </table:table-cell>
          <table:table-cell table:formula="of:=[.W81]/[.S81]" office:value-type="float" office:value="3.77229428455614" calcext:value-type="float">
            <text:p>3,77229428455614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64" calcext:value-type="float">
            <text:p>64</text:p>
          </table:table-cell>
          <table:table-cell table:formula="of:=[.U81]/8" office:value-type="float" office:value="0.471536785569518" calcext:value-type="float">
            <text:p>0,4715367855695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2027" calcext:value-type="float">
            <text:p>3,2027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257" calcext:value-type="float">
            <text:p>0,0257</text:p>
          </table:table-cell>
          <table:table-cell table:number-columns-repeated="14"/>
          <table:table-cell office:value-type="string" calcext:value-type="string">
            <text:p>small</text:p>
          </table:table-cell>
          <table:table-cell/>
          <table:table-cell table:style-name="ce2"/>
          <table:table-cell/>
          <table:table-cell office:value-type="string" calcext:value-type="string">
            <text:p>small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992" calcext:value-type="float">
            <text:p>2,7992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188" calcext:value-type="float">
            <text:p>0,0188</text:p>
          </table:table-cell>
          <table:table-cell office:value-type="float" office:value="0" calcext:value-type="float">
            <text:p>0</text:p>
          </table:table-cell>
          <table:table-cell office:value-type="float" office:value="0.0244" calcext:value-type="float">
            <text:p>0,0244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3968" calcext:value-type="float">
            <text:p>2,3968</text:p>
          </table:table-cell>
          <table:table-cell office:value-type="float" office:value="1" calcext:value-type="float">
            <text:p>1</text:p>
          </table:table-cell>
          <table:table-cell table:formula="of:=[.W83]/[.S83]" office:value-type="float" office:value="2.77641021361816" calcext:value-type="float">
            <text:p>2,77641021361816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1" calcext:value-type="float">
            <text:p>1</text:p>
          </table:table-cell>
          <table:table-cell table:formula="of:=[.U83]/8" office:value-type="float" office:value="0.34705127670227" calcext:value-type="float">
            <text:p>0,347051276702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9215" calcext:value-type="float">
            <text:p>2,9215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36" calcext:value-type="float">
            <text:p>0,0136</text:p>
          </table:table-cell>
          <table:table-cell office:value-type="float" office:value="0" calcext:value-type="float">
            <text:p>0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643" calcext:value-type="float">
            <text:p>0,0643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38" calcext:value-type="float">
            <text:p>0,013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6815" calcext:value-type="float">
            <text:p>1,6815</text:p>
          </table:table-cell>
          <table:table-cell office:value-type="float" office:value="2" calcext:value-type="float">
            <text:p>2</text:p>
          </table:table-cell>
          <table:table-cell table:formula="of:=[.W84]/[.S84]" office:value-type="float" office:value="3.95747844186738" calcext:value-type="float">
            <text:p>3,95747844186738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2" calcext:value-type="float">
            <text:p>2</text:p>
          </table:table-cell>
          <table:table-cell table:formula="of:=[.U84]/8" office:value-type="float" office:value="0.494684805233423" calcext:value-type="float">
            <text:p>0,494684805233423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3838" calcext:value-type="float">
            <text:p>1,3838</text:p>
          </table:table-cell>
          <table:table-cell office:value-type="float" office:value="4" calcext:value-type="float">
            <text:p>4</text:p>
          </table:table-cell>
          <table:table-cell table:formula="of:=[.W85]/[.S85]" office:value-type="float" office:value="4.80885966180084" calcext:value-type="float">
            <text:p>4,80885966180084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4" calcext:value-type="float">
            <text:p>4</text:p>
          </table:table-cell>
          <table:table-cell table:formula="of:=[.U85]/8" office:value-type="float" office:value="0.601107457725105" calcext:value-type="float">
            <text:p>0,6011074577251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074" calcext:value-type="float">
            <text:p>2,8074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217" calcext:value-type="float">
            <text:p>0,0217</text:p>
          </table:table-cell>
          <table:table-cell table:number-columns-repeated="12"/>
          <table:table-cell office:value-type="float" office:value="1.3303" calcext:value-type="float">
            <text:p>1,3303</text:p>
          </table:table-cell>
          <table:table-cell office:value-type="float" office:value="8" calcext:value-type="float">
            <text:p>8</text:p>
          </table:table-cell>
          <table:table-cell table:formula="of:=[.W86]/[.S86]" office:value-type="float" office:value="5.00225513042171" calcext:value-type="float">
            <text:p>5,00225513042171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8" calcext:value-type="float">
            <text:p>8</text:p>
          </table:table-cell>
          <table:table-cell table:formula="of:=[.U86]/8" office:value-type="float" office:value="0.625281891302714" calcext:value-type="float">
            <text:p>0,6252818913027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829" calcext:value-type="float">
            <text:p>2,8829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19" calcext:value-type="float">
            <text:p>0,0219</text:p>
          </table:table-cell>
          <table:table-cell office:value-type="float" office:value="0" calcext:value-type="float">
            <text:p>0</text:p>
          </table:table-cell>
          <table:table-cell office:value-type="float" office:value="0.2079" calcext:value-type="float">
            <text:p>0,2079</text:p>
          </table:table-cell>
          <table:table-cell office:value-type="float" office:value="0.1499" calcext:value-type="float">
            <text:p>0,1499</text:p>
          </table:table-cell>
          <table:table-cell office:value-type="float" office:value="0.0943" calcext:value-type="float">
            <text:p>0,094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794" calcext:value-type="float">
            <text:p>0,07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4116" calcext:value-type="float">
            <text:p>1,4116</text:p>
          </table:table-cell>
          <table:table-cell office:value-type="float" office:value="12" calcext:value-type="float">
            <text:p>12</text:p>
          </table:table-cell>
          <table:table-cell table:formula="of:=[.W87]/[.S87]" office:value-type="float" office:value="4.71415415131765" calcext:value-type="float">
            <text:p>4,71415415131765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12" calcext:value-type="float">
            <text:p>12</text:p>
          </table:table-cell>
          <table:table-cell table:formula="of:=[.U87]/8" office:value-type="float" office:value="0.589269268914707" calcext:value-type="float">
            <text:p>0,5892692689147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9854" calcext:value-type="float">
            <text:p>2,9854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308" calcext:value-type="float">
            <text:p>0,0308</text:p>
          </table:table-cell>
          <table:table-cell office:value-type="float" office:value="0" calcext:value-type="float">
            <text:p>0</text:p>
          </table:table-cell>
          <table:table-cell office:value-type="float" office:value="0.0673" calcext:value-type="float">
            <text:p>0,0673</text:p>
          </table:table-cell>
          <table:table-cell office:value-type="float" office:value="0.1158" calcext:value-type="float">
            <text:p>0,1158</text:p>
          </table:table-cell>
          <table:table-cell office:value-type="float" office:value="0.0951" calcext:value-type="float">
            <text:p>0,095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788" calcext:value-type="float">
            <text:p>0,078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4754" calcext:value-type="float">
            <text:p>1,4754</text:p>
          </table:table-cell>
          <table:table-cell office:value-type="float" office:value="16" calcext:value-type="float">
            <text:p>16</text:p>
          </table:table-cell>
          <table:table-cell table:formula="of:=[.W88]/[.S88]" office:value-type="float" office:value="4.51030229090416" calcext:value-type="float">
            <text:p>4,51030229090416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16" calcext:value-type="float">
            <text:p>16</text:p>
          </table:table-cell>
          <table:table-cell table:formula="of:=[.U88]/8" office:value-type="float" office:value="0.56378778636302" calcext:value-type="float">
            <text:p>0,56378778636302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6885" calcext:value-type="float">
            <text:p>1,6885</text:p>
          </table:table-cell>
          <table:table-cell office:value-type="float" office:value="32" calcext:value-type="float">
            <text:p>32</text:p>
          </table:table-cell>
          <table:table-cell table:formula="of:=[.W89]/[.S89]" office:value-type="float" office:value="3.9410719573586" calcext:value-type="float">
            <text:p>3,9410719573586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32" calcext:value-type="float">
            <text:p>32</text:p>
          </table:table-cell>
          <table:table-cell table:formula="of:=[.U89]/8" office:value-type="float" office:value="0.492633994669825" calcext:value-type="float">
            <text:p>0,4926339946698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977" calcext:value-type="float">
            <text:p>2,8977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293" calcext:value-type="float">
            <text:p>0,0293</text:p>
          </table:table-cell>
          <table:table-cell table:number-columns-repeated="12"/>
          <table:table-cell office:value-type="float" office:value="1.7809" calcext:value-type="float">
            <text:p>1,7809</text:p>
          </table:table-cell>
          <table:table-cell office:value-type="float" office:value="64" calcext:value-type="float">
            <text:p>64</text:p>
          </table:table-cell>
          <table:table-cell table:formula="of:=[.W90]/[.S90]" office:value-type="float" office:value="3.73659385703858" calcext:value-type="float">
            <text:p>3,73659385703858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64" calcext:value-type="float">
            <text:p>64</text:p>
          </table:table-cell>
          <table:table-cell table:formula="of:=[.U90]/8" office:value-type="float" office:value="0.467074232129822" calcext:value-type="float">
            <text:p>0,4670742321298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922" calcext:value-type="float">
            <text:p>3,0922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271" calcext:value-type="float">
            <text:p>0,0271</text:p>
          </table:table-cell>
          <table:table-cell office:value-type="float" office:value="0" calcext:value-type="float">
            <text:p>0</text:p>
          </table:table-cell>
          <table:table-cell office:value-type="float" office:value="0.2431" calcext:value-type="float">
            <text:p>0,2431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1549" calcext:value-type="float">
            <text:p>0,154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1358" calcext:value-type="float">
            <text:p>0,135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122" calcext:value-type="float">
            <text:p>3,12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1" calcext:value-type="float">
            <text:p>0,01</text:p>
          </table:table-cell>
          <table:table-cell office:value-type="float" office:value="0.0313" calcext:value-type="float">
            <text:p>0,0313</text:p>
          </table:table-cell>
          <table:table-cell office:value-type="float" office:value="0" calcext:value-type="float">
            <text:p>0</text:p>
          </table:table-cell>
          <table:table-cell office:value-type="float" office:value="0.2832" calcext:value-type="float">
            <text:p>0,2832</text:p>
          </table:table-cell>
          <table:table-cell office:value-type="float" office:value="0.1904" calcext:value-type="float">
            <text:p>0,1904</text:p>
          </table:table-cell>
          <table:table-cell office:value-type="float" office:value="0.1609" calcext:value-type="float">
            <text:p>0,16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141" calcext:value-type="float">
            <text:p>0,14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.2827" calcext:value-type="float">
            <text:p>5,2827</text:p>
          </table:table-cell>
          <table:table-cell office:value-type="float" office:value="1" calcext:value-type="float">
            <text:p>1</text:p>
          </table:table-cell>
          <table:table-cell table:formula="of:=[.W92]/[.S92]" office:value-type="float" office:value="2.64056259109925" calcext:value-type="float">
            <text:p>2,64056259109925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1" calcext:value-type="float">
            <text:p>1</text:p>
          </table:table-cell>
          <table:table-cell table:formula="of:=[.U92]/8" office:value-type="float" office:value="0.330070323887406" calcext:value-type="float">
            <text:p>0,330070323887406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52" calcext:value-type="float">
            <text:p>3,52</text:p>
          </table:table-cell>
          <table:table-cell office:value-type="float" office:value="2" calcext:value-type="float">
            <text:p>2</text:p>
          </table:table-cell>
          <table:table-cell table:formula="of:=[.W93]/[.S93]" office:value-type="float" office:value="3.96286931818182" calcext:value-type="float">
            <text:p>3,96286931818182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2" calcext:value-type="float">
            <text:p>2</text:p>
          </table:table-cell>
          <table:table-cell table:formula="of:=[.U93]/8" office:value-type="float" office:value="0.495358664772727" calcext:value-type="float">
            <text:p>0,4953586647727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6029" calcext:value-type="float">
            <text:p>3,6029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2" calcext:value-type="float">
            <text:p>0,042</text:p>
          </table:table-cell>
          <table:table-cell table:number-columns-repeated="12"/>
          <table:table-cell office:value-type="float" office:value="3.1557" calcext:value-type="float">
            <text:p>3,1557</text:p>
          </table:table-cell>
          <table:table-cell office:value-type="float" office:value="4" calcext:value-type="float">
            <text:p>4</text:p>
          </table:table-cell>
          <table:table-cell table:formula="of:=[.W94]/[.S94]" office:value-type="float" office:value="4.42035047691479" calcext:value-type="float">
            <text:p>4,42035047691479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4" calcext:value-type="float">
            <text:p>4</text:p>
          </table:table-cell>
          <table:table-cell table:formula="of:=[.U94]/8" office:value-type="float" office:value="0.552543809614349" calcext:value-type="float">
            <text:p>0,5525438096143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092" calcext:value-type="float">
            <text:p>3,5092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22" calcext:value-type="float">
            <text:p>0,022</text:p>
          </table:table-cell>
          <table:table-cell office:value-type="float" office:value="0.0507" calcext:value-type="float">
            <text:p>0,0507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,832</text:p>
          </table:table-cell>
          <table:table-cell office:value-type="float" office:value="0.4299" calcext:value-type="float">
            <text:p>0,4299</text:p>
          </table:table-cell>
          <table:table-cell office:value-type="float" office:value="0.2966" calcext:value-type="float">
            <text:p>0,296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2759" calcext:value-type="float">
            <text:p>0,27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8295" calcext:value-type="float">
            <text:p>2,8295</text:p>
          </table:table-cell>
          <table:table-cell office:value-type="float" office:value="8" calcext:value-type="float">
            <text:p>8</text:p>
          </table:table-cell>
          <table:table-cell table:formula="of:=[.W95]/[.S95]" office:value-type="float" office:value="4.92995228839018" calcext:value-type="float">
            <text:p>4,92995228839018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8" calcext:value-type="float">
            <text:p>8</text:p>
          </table:table-cell>
          <table:table-cell table:formula="of:=[.U95]/8" office:value-type="float" office:value="0.616244036048772" calcext:value-type="float">
            <text:p>0,6162440360487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214" calcext:value-type="float">
            <text:p>3,2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501" calcext:value-type="float">
            <text:p>0,0501</text:p>
          </table:table-cell>
          <table:table-cell office:value-type="float" office:value="0" calcext:value-type="float">
            <text:p>0</text:p>
          </table:table-cell>
          <table:table-cell office:value-type="float" office:value="0.4816" calcext:value-type="float">
            <text:p>0,4816</text:p>
          </table:table-cell>
          <table:table-cell office:value-type="float" office:value="0.4604" calcext:value-type="float">
            <text:p>0,4604</text:p>
          </table:table-cell>
          <table:table-cell office:value-type="float" office:value="0.2838" calcext:value-type="float">
            <text:p>0,283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2641" calcext:value-type="float">
            <text:p>0,264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9772" calcext:value-type="float">
            <text:p>2,9772</text:p>
          </table:table-cell>
          <table:table-cell office:value-type="float" office:value="12" calcext:value-type="float">
            <text:p>12</text:p>
          </table:table-cell>
          <table:table-cell table:formula="of:=[.W96]/[.S96]" office:value-type="float" office:value="4.68537552062341" calcext:value-type="float">
            <text:p>4,68537552062341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12" calcext:value-type="float">
            <text:p>12</text:p>
          </table:table-cell>
          <table:table-cell table:formula="of:=[.U96]/8" office:value-type="float" office:value="0.585671940077926" calcext:value-type="float">
            <text:p>0,585671940077926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2471" calcext:value-type="float">
            <text:p>3,2471</text:p>
          </table:table-cell>
          <table:table-cell office:value-type="float" office:value="16" calcext:value-type="float">
            <text:p>16</text:p>
          </table:table-cell>
          <table:table-cell table:formula="of:=[.W97]/[.S97]" office:value-type="float" office:value="4.29592559514644" calcext:value-type="float">
            <text:p>4,29592559514644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16" calcext:value-type="float">
            <text:p>16</text:p>
          </table:table-cell>
          <table:table-cell table:formula="of:=[.U97]/8" office:value-type="float" office:value="0.536990699393305" calcext:value-type="float">
            <text:p>0,536990699393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221" calcext:value-type="float">
            <text:p>3,22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3" calcext:value-type="float">
            <text:p>0,03</text:p>
          </table:table-cell>
          <table:table-cell table:number-columns-repeated="12"/>
          <table:table-cell office:value-type="float" office:value="3.8058" calcext:value-type="float">
            <text:p>3,8058</text:p>
          </table:table-cell>
          <table:table-cell office:value-type="float" office:value="32" calcext:value-type="float">
            <text:p>32</text:p>
          </table:table-cell>
          <table:table-cell table:formula="of:=[.W98]/[.S98]" office:value-type="float" office:value="3.66527405538914" calcext:value-type="float">
            <text:p>3,66527405538914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32" calcext:value-type="float">
            <text:p>32</text:p>
          </table:table-cell>
          <table:table-cell table:formula="of:=[.U98]/8" office:value-type="float" office:value="0.458159256923643" calcext:value-type="float">
            <text:p>0,4581592569236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017" calcext:value-type="float">
            <text:p>3,3017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1.2116" calcext:value-type="float">
            <text:p>1,2116</text:p>
          </table:table-cell>
          <table:table-cell office:value-type="float" office:value="0.7772" calcext:value-type="float">
            <text:p>0,7772</text:p>
          </table:table-cell>
          <table:table-cell office:value-type="float" office:value="0.5333" calcext:value-type="float">
            <text:p>0,533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5123" calcext:value-type="float">
            <text:p>0,51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8349" calcext:value-type="float">
            <text:p>3,8349</text:p>
          </table:table-cell>
          <table:table-cell office:value-type="float" office:value="64" calcext:value-type="float">
            <text:p>64</text:p>
          </table:table-cell>
          <table:table-cell table:formula="of:=[.W99]/[.S99]" office:value-type="float" office:value="3.63746121150486" calcext:value-type="float">
            <text:p>3,63746121150486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64" calcext:value-type="float">
            <text:p>64</text:p>
          </table:table-cell>
          <table:table-cell table:formula="of:=[.U99]/8" office:value-type="float" office:value="0.454682651438108" calcext:value-type="float">
            <text:p>0,4546826514381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634" calcext:value-type="float">
            <text:p>3,3634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368" calcext:value-type="float">
            <text:p>0,0368</text:p>
          </table:table-cell>
          <table:table-cell office:value-type="float" office:value="0" calcext:value-type="float">
            <text:p>0</text:p>
          </table:table-cell>
          <table:table-cell office:value-type="float" office:value="0.8396" calcext:value-type="float">
            <text:p>0,8396</text:p>
          </table:table-cell>
          <table:table-cell office:value-type="float" office:value="1.2643" calcext:value-type="float">
            <text:p>1,2643</text:p>
          </table:table-cell>
          <table:table-cell office:value-type="float" office:value="0.5617" calcext:value-type="float">
            <text:p>0,561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5411" calcext:value-type="float">
            <text:p>0,541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arge</text:p>
          </table:table-cell>
          <table:table-cell/>
          <table:table-cell table:style-name="ce2"/>
          <table:table-cell/>
          <table:table-cell office:value-type="string" calcext:value-type="string">
            <text:p>large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3.2284" calcext:value-type="float">
            <text:p>13,2284</text:p>
          </table:table-cell>
          <table:table-cell office:value-type="float" office:value="1" calcext:value-type="float">
            <text:p>1</text:p>
          </table:table-cell>
          <table:table-cell table:formula="of:=[.W101]/[.S101]" office:value-type="float" office:value="2.22735931783133" calcext:value-type="float">
            <text:p>2,22735931783133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1" calcext:value-type="float">
            <text:p>1</text:p>
          </table:table-cell>
          <table:table-cell table:formula="of:=[.U101]/8" office:value-type="float" office:value="0.278419914728917" calcext:value-type="float">
            <text:p>0,2784199147289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.0276" calcext:value-type="float">
            <text:p>14,0276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006" calcext:value-type="float">
            <text:p>0,0006</text:p>
          </table:table-cell>
          <table:table-cell table:number-columns-repeated="12"/>
          <table:table-cell office:value-type="float" office:value="11.5377" calcext:value-type="float">
            <text:p>11,5377</text:p>
          </table:table-cell>
          <table:table-cell office:value-type="float" office:value="2" calcext:value-type="float">
            <text:p>2</text:p>
          </table:table-cell>
          <table:table-cell table:formula="of:=[.W102]/[.S102]" office:value-type="float" office:value="2.55374988082547" calcext:value-type="float">
            <text:p>2,55374988082547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2" calcext:value-type="float">
            <text:p>2</text:p>
          </table:table-cell>
          <table:table-cell table:formula="of:=[.U102]/8" office:value-type="float" office:value="0.319218735103183" calcext:value-type="float">
            <text:p>0,3192187351031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.8749" calcext:value-type="float">
            <text:p>9,8749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77" calcext:value-type="float">
            <text:p>0,0077</text:p>
          </table:table-cell>
          <table:table-cell office:value-type="float" office:value="3.3535" calcext:value-type="float">
            <text:p>3,3535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35" calcext:value-type="float">
            <text:p>0,0035</text:p>
          </table:table-cell>
          <table:table-cell office:value-type="float" office:value="3.3058" calcext:value-type="float">
            <text:p>3,305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.6751" calcext:value-type="float">
            <text:p>10,6751</text:p>
          </table:table-cell>
          <table:table-cell office:value-type="float" office:value="4" calcext:value-type="float">
            <text:p>4</text:p>
          </table:table-cell>
          <table:table-cell table:formula="of:=[.W103]/[.S103]" office:value-type="float" office:value="2.76010529175371" calcext:value-type="float">
            <text:p>2,76010529175371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4" calcext:value-type="float">
            <text:p>4</text:p>
          </table:table-cell>
          <table:table-cell table:formula="of:=[.U103]/8" office:value-type="float" office:value="0.345013161469213" calcext:value-type="float">
            <text:p>0,3450131614692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.8486" calcext:value-type="float">
            <text:p>11,8486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198" calcext:value-type="float">
            <text:p>0,0198</text:p>
          </table:table-cell>
          <table:table-cell office:value-type="float" office:value="4.217" calcext:value-type="float">
            <text:p>4,217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43" calcext:value-type="float">
            <text:p>0,0043</text:p>
          </table:table-cell>
          <table:table-cell office:value-type="float" office:value="4.162" calcext:value-type="float">
            <text:p>4,1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.5677" calcext:value-type="float">
            <text:p>8,5677</text:p>
          </table:table-cell>
          <table:table-cell office:value-type="float" office:value="8" calcext:value-type="float">
            <text:p>8</text:p>
          </table:table-cell>
          <table:table-cell table:formula="of:=[.W104]/[.S104]" office:value-type="float" office:value="3.43900930237987" calcext:value-type="float">
            <text:p>3,43900930237987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8" calcext:value-type="float">
            <text:p>8</text:p>
          </table:table-cell>
          <table:table-cell table:formula="of:=[.U104]/8" office:value-type="float" office:value="0.429876162797484" calcext:value-type="float">
            <text:p>0,429876162797484</text:p>
          </table:table-cell>
          <table:table-cell table:number-columns-repeated="1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office:value-type="float" office:value="8.2337" calcext:value-type="float">
            <text:p>8,2337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8" calcext:value-type="float">
            <text:p>0,0008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9.3089" calcext:value-type="float">
            <text:p>9,3089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236" calcext:value-type="float">
            <text:p>0,023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252" calcext:value-type="float">
            <text:p>0,0252</text:p>
          </table:table-cell>
          <table:table-cell office:value-type="float" office:value="2.2288" calcext:value-type="float">
            <text:p>2,228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66" calcext:value-type="float">
            <text:p>0,0166</text:p>
          </table:table-cell>
          <table:table-cell office:value-type="float" office:value="2.1504" calcext:value-type="float">
            <text:p>2,1504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.8035" calcext:value-type="float">
            <text:p>7,8035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46" calcext:value-type="float">
            <text:p>0,0146</text:p>
          </table:table-cell>
          <table:table-cell office:value-type="float" office:value="2.0151" calcext:value-type="float">
            <text:p>2,015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31" calcext:value-type="float">
            <text:p>0,0131</text:p>
          </table:table-cell>
          <table:table-cell office:value-type="float" office:value="1.9541" calcext:value-type="float">
            <text:p>1,954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0"/>
          <table:table-cell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9198" calcext:value-type="float">
            <text:p>6,9198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05" calcext:value-type="float">
            <text:p>0,005</text:p>
          </table:table-cell>
          <table:table-cell table:number-columns-repeated="12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.301" calcext:value-type="float">
            <text:p>8,301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403" calcext:value-type="float">
            <text:p>0,0403</text:p>
          </table:table-cell>
          <table:table-cell office:value-type="float" office:value="0.0165" calcext:value-type="float">
            <text:p>0,016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561" calcext:value-type="float">
            <text:p>0,0561</text:p>
          </table:table-cell>
          <table:table-cell office:value-type="float" office:value="2.3741" calcext:value-type="float">
            <text:p>2,374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48" calcext:value-type="float">
            <text:p>0,0248</text:p>
          </table:table-cell>
          <table:table-cell office:value-type="float" office:value="2.2778" calcext:value-type="float">
            <text:p>2,277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3216" calcext:value-type="float">
            <text:p>1,3216</text:p>
          </table:table-cell>
          <table:table-cell office:value-type="float" office:value="1" calcext:value-type="float">
            <text:p>1</text:p>
          </table:table-cell>
          <table:table-cell table:formula="of:=[.W111]/[.S111]" office:value-type="float" office:value="2.81666162227603" calcext:value-type="float">
            <text:p>2,81666162227603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1" calcext:value-type="float">
            <text:p>1</text:p>
          </table:table-cell>
          <table:table-cell table:formula="of:=[.U111]/8" office:value-type="float" office:value="0.352082702784504" calcext:value-type="float">
            <text:p>0,3520827027845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.6789" calcext:value-type="float">
            <text:p>9,6789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173" calcext:value-type="float">
            <text:p>0,0173</text:p>
          </table:table-cell>
          <table:table-cell office:value-type="float" office:value="0" calcext:value-type="float">
            <text:p>0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561" calcext:value-type="float">
            <text:p>0,0561</text:p>
          </table:table-cell>
          <table:table-cell office:value-type="float" office:value="1.5172" calcext:value-type="float">
            <text:p>1,517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38" calcext:value-type="float">
            <text:p>0,0238</text:p>
          </table:table-cell>
          <table:table-cell office:value-type="float" office:value="1.4325" calcext:value-type="float">
            <text:p>1,43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851" calcext:value-type="float">
            <text:p>0,851</text:p>
          </table:table-cell>
          <table:table-cell office:value-type="float" office:value="2" calcext:value-type="float">
            <text:p>2</text:p>
          </table:table-cell>
          <table:table-cell table:formula="of:=[.W112]/[.S112]" office:value-type="float" office:value="4.37426556991774" calcext:value-type="float">
            <text:p>4,37426556991774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2" calcext:value-type="float">
            <text:p>2</text:p>
          </table:table-cell>
          <table:table-cell table:formula="of:=[.U112]/8" office:value-type="float" office:value="0.546783196239718" calcext:value-type="float">
            <text:p>0,546783196239718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0.8479" calcext:value-type="float">
            <text:p>0,8479</text:p>
          </table:table-cell>
          <table:table-cell office:value-type="float" office:value="4" calcext:value-type="float">
            <text:p>4</text:p>
          </table:table-cell>
          <table:table-cell table:formula="of:=[.W113]/[.S113]" office:value-type="float" office:value="4.39025828517514" calcext:value-type="float">
            <text:p>4,39025828517514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4" calcext:value-type="float">
            <text:p>4</text:p>
          </table:table-cell>
          <table:table-cell table:formula="of:=[.U113]/8" office:value-type="float" office:value="0.548782285646892" calcext:value-type="float">
            <text:p>0,54878228564689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102" calcext:value-type="float">
            <text:p>7,102</text:p>
          </table:table-cell>
          <table:table-cell office:value-type="float" office:value="0.02" calcext:value-type="float">
            <text:p>0,02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17" calcext:value-type="float">
            <text:p>0,0317</text:p>
          </table:table-cell>
          <table:table-cell table:number-columns-repeated="12"/>
          <table:table-cell office:value-type="float" office:value="0.648" calcext:value-type="float">
            <text:p>0,648</text:p>
          </table:table-cell>
          <table:table-cell office:value-type="float" office:value="8" calcext:value-type="float">
            <text:p>8</text:p>
          </table:table-cell>
          <table:table-cell table:formula="of:=[.W114]/[.S114]" office:value-type="float" office:value="5.7445987654321" calcext:value-type="float">
            <text:p>5,7445987654321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8" calcext:value-type="float">
            <text:p>8</text:p>
          </table:table-cell>
          <table:table-cell table:formula="of:=[.U114]/8" office:value-type="float" office:value="0.718074845679012" calcext:value-type="float">
            <text:p>0,7180748456790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4807" calcext:value-type="float">
            <text:p>7,480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348" calcext:value-type="float">
            <text:p>0,0348</text:p>
          </table:table-cell>
          <table:table-cell office:value-type="float" office:value="0.0277" calcext:value-type="float">
            <text:p>0,0277</text:p>
          </table:table-cell>
          <table:table-cell office:value-type="float" office:value="0" calcext:value-type="float">
            <text:p>0</text:p>
          </table:table-cell>
          <table:table-cell office:value-type="float" office:value="0.0421" calcext:value-type="float">
            <text:p>0,0421</text:p>
          </table:table-cell>
          <table:table-cell office:value-type="float" office:value="0.0946" calcext:value-type="float">
            <text:p>0,0946</text:p>
          </table:table-cell>
          <table:table-cell office:value-type="float" office:value="1.087" calcext:value-type="float">
            <text:p>1,08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9935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6631" calcext:value-type="float">
            <text:p>0,6631</text:p>
          </table:table-cell>
          <table:table-cell office:value-type="float" office:value="12" calcext:value-type="float">
            <text:p>12</text:p>
          </table:table-cell>
          <table:table-cell table:formula="of:=[.W115]/[.S115]" office:value-type="float" office:value="5.61378374302519" calcext:value-type="float">
            <text:p>5,61378374302519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12" calcext:value-type="float">
            <text:p>12</text:p>
          </table:table-cell>
          <table:table-cell table:formula="of:=[.U115]/8" office:value-type="float" office:value="0.701722967878148" calcext:value-type="float">
            <text:p>0,7017229678781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8164" calcext:value-type="float">
            <text:p>7,8164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1002" calcext:value-type="float">
            <text:p>0,1002</text:p>
          </table:table-cell>
          <table:table-cell office:value-type="float" office:value="1.2954" calcext:value-type="float">
            <text:p>1,295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385" calcext:value-type="float">
            <text:p>0,0385</text:p>
          </table:table-cell>
          <table:table-cell office:value-type="float" office:value="1.1597" calcext:value-type="float">
            <text:p>1,15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7311" calcext:value-type="float">
            <text:p>0,7311</text:p>
          </table:table-cell>
          <table:table-cell office:value-type="float" office:value="16" calcext:value-type="float">
            <text:p>16</text:p>
          </table:table-cell>
          <table:table-cell table:formula="of:=[.W116]/[.S116]" office:value-type="float" office:value="5.09164273013268" calcext:value-type="float">
            <text:p>5,09164273013268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16" calcext:value-type="float">
            <text:p>16</text:p>
          </table:table-cell>
          <table:table-cell table:formula="of:=[.U116]/8" office:value-type="float" office:value="0.636455341266585" calcext:value-type="float">
            <text:p>0,636455341266585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0.8332" calcext:value-type="float">
            <text:p>0,8332</text:p>
          </table:table-cell>
          <table:table-cell office:value-type="float" office:value="32" calcext:value-type="float">
            <text:p>32</text:p>
          </table:table-cell>
          <table:table-cell table:formula="of:=[.W117]/[.S117]" office:value-type="float" office:value="4.4677148343735" calcext:value-type="float">
            <text:p>4,4677148343735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32" calcext:value-type="float">
            <text:p>32</text:p>
          </table:table-cell>
          <table:table-cell table:formula="of:=[.U117]/8" office:value-type="float" office:value="0.558464354296688" calcext:value-type="float">
            <text:p>0,558464354296688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0.9657" calcext:value-type="float">
            <text:p>0,9657</text:p>
          </table:table-cell>
          <table:table-cell office:value-type="float" office:value="64" calcext:value-type="float">
            <text:p>64</text:p>
          </table:table-cell>
          <table:table-cell table:formula="of:=[.W118]/[.S118]" office:value-type="float" office:value="3.85471678575127" calcext:value-type="float">
            <text:p>3,85471678575127</text:p>
          </table:table-cell>
          <table:table-cell/>
          <table:table-cell table:style-name="ce2" office:value-type="float" office:value="3.7225" calcext:value-type="float">
            <text:p>3,7225</text:p>
          </table:table-cell>
          <table:table-cell office:value-type="float" office:value="64" calcext:value-type="float">
            <text:p>64</text:p>
          </table:table-cell>
          <table:table-cell table:formula="of:=[.U118]/8" office:value-type="float" office:value="0.481839598218909" calcext:value-type="float">
            <text:p>0,481839598218909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small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/>
          <table:table-cell office:value-type="string" calcext:value-type="string">
            <text:p>small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2.5912" calcext:value-type="float">
            <text:p>2,5912</text:p>
          </table:table-cell>
          <table:table-cell office:value-type="float" office:value="1" calcext:value-type="float">
            <text:p>1</text:p>
          </table:table-cell>
          <table:table-cell table:formula="of:=[.W120]/[.S120]" office:value-type="float" office:value="2.56811515899969" calcext:value-type="float">
            <text:p>2,56811515899969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1" calcext:value-type="float">
            <text:p>1</text:p>
          </table:table-cell>
          <table:table-cell table:formula="of:=[.U120]/8" office:value-type="float" office:value="0.321014394874961" calcext:value-type="float">
            <text:p>0,321014394874961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7421" calcext:value-type="float">
            <text:p>1,7421</text:p>
          </table:table-cell>
          <table:table-cell office:value-type="float" office:value="2" calcext:value-type="float">
            <text:p>2</text:p>
          </table:table-cell>
          <table:table-cell table:formula="of:=[.W121]/[.S121]" office:value-type="float" office:value="3.81981516560473" calcext:value-type="float">
            <text:p>3,81981516560473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2" calcext:value-type="float">
            <text:p>2</text:p>
          </table:table-cell>
          <table:table-cell table:formula="of:=[.U121]/8" office:value-type="float" office:value="0.477476895700591" calcext:value-type="float">
            <text:p>0,477476895700591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4573" calcext:value-type="float">
            <text:p>1,4573</text:p>
          </table:table-cell>
          <table:table-cell office:value-type="float" office:value="4" calcext:value-type="float">
            <text:p>4</text:p>
          </table:table-cell>
          <table:table-cell table:formula="of:=[.W122]/[.S122]" office:value-type="float" office:value="4.56632127907775" calcext:value-type="float">
            <text:p>4,56632127907775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4" calcext:value-type="float">
            <text:p>4</text:p>
          </table:table-cell>
          <table:table-cell table:formula="of:=[.U122]/8" office:value-type="float" office:value="0.570790159884718" calcext:value-type="float">
            <text:p>0,570790159884718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4159" calcext:value-type="float">
            <text:p>1,4159</text:p>
          </table:table-cell>
          <table:table-cell office:value-type="float" office:value="8" calcext:value-type="float">
            <text:p>8</text:p>
          </table:table-cell>
          <table:table-cell table:formula="of:=[.W123]/[.S123]" office:value-type="float" office:value="4.69983755914966" calcext:value-type="float">
            <text:p>4,69983755914966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8" calcext:value-type="float">
            <text:p>8</text:p>
          </table:table-cell>
          <table:table-cell table:formula="of:=[.U123]/8" office:value-type="float" office:value="0.587479694893707" calcext:value-type="float">
            <text:p>0,587479694893707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4474" calcext:value-type="float">
            <text:p>1,4474</text:p>
          </table:table-cell>
          <table:table-cell office:value-type="float" office:value="12" calcext:value-type="float">
            <text:p>12</text:p>
          </table:table-cell>
          <table:table-cell table:formula="of:=[.W124]/[.S124]" office:value-type="float" office:value="4.59755423518032" calcext:value-type="float">
            <text:p>4,59755423518032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12" calcext:value-type="float">
            <text:p>12</text:p>
          </table:table-cell>
          <table:table-cell table:formula="of:=[.U124]/8" office:value-type="float" office:value="0.57469427939754" calcext:value-type="float">
            <text:p>0,57469427939754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4999" calcext:value-type="float">
            <text:p>1,4999</text:p>
          </table:table-cell>
          <table:table-cell office:value-type="float" office:value="16" calcext:value-type="float">
            <text:p>16</text:p>
          </table:table-cell>
          <table:table-cell table:formula="of:=[.W125]/[.S125]" office:value-type="float" office:value="4.43662910860724" calcext:value-type="float">
            <text:p>4,43662910860724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16" calcext:value-type="float">
            <text:p>16</text:p>
          </table:table-cell>
          <table:table-cell table:formula="of:=[.U125]/8" office:value-type="float" office:value="0.554578638575905" calcext:value-type="float">
            <text:p>0,554578638575905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7641" calcext:value-type="float">
            <text:p>1,7641</text:p>
          </table:table-cell>
          <table:table-cell office:value-type="float" office:value="32" calcext:value-type="float">
            <text:p>32</text:p>
          </table:table-cell>
          <table:table-cell table:formula="of:=[.W126]/[.S126]" office:value-type="float" office:value="3.77217844793379" calcext:value-type="float">
            <text:p>3,77217844793379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32" calcext:value-type="float">
            <text:p>32</text:p>
          </table:table-cell>
          <table:table-cell table:formula="of:=[.U126]/8" office:value-type="float" office:value="0.471522305991724" calcext:value-type="float">
            <text:p>0,471522305991724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.8489" calcext:value-type="float">
            <text:p>1,8489</text:p>
          </table:table-cell>
          <table:table-cell office:value-type="float" office:value="64" calcext:value-type="float">
            <text:p>64</text:p>
          </table:table-cell>
          <table:table-cell table:formula="of:=[.W127]/[.S127]" office:value-type="float" office:value="3.59916707231327" calcext:value-type="float">
            <text:p>3,59916707231327</text:p>
          </table:table-cell>
          <table:table-cell/>
          <table:table-cell table:style-name="ce2" office:value-type="float" office:value="6.6545" calcext:value-type="float">
            <text:p>6,6545</text:p>
          </table:table-cell>
          <table:table-cell office:value-type="float" office:value="64" calcext:value-type="float">
            <text:p>64</text:p>
          </table:table-cell>
          <table:table-cell table:formula="of:=[.U127]/8" office:value-type="float" office:value="0.449895884039159" calcext:value-type="float">
            <text:p>0,449895884039159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5.236" calcext:value-type="float">
            <text:p>5,236</text:p>
          </table:table-cell>
          <table:table-cell office:value-type="float" office:value="1" calcext:value-type="float">
            <text:p>1</text:p>
          </table:table-cell>
          <table:table-cell table:formula="of:=[.W129]/[.S129]" office:value-type="float" office:value="2.66411382734912" calcext:value-type="float">
            <text:p>2,66411382734912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1" calcext:value-type="float">
            <text:p>1</text:p>
          </table:table-cell>
          <table:table-cell table:formula="of:=[.U129]/8" office:value-type="float" office:value="0.33301422841864" calcext:value-type="float">
            <text:p>0,33301422841864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6807" calcext:value-type="float">
            <text:p>3,6807</text:p>
          </table:table-cell>
          <table:table-cell office:value-type="float" office:value="2" calcext:value-type="float">
            <text:p>2</text:p>
          </table:table-cell>
          <table:table-cell table:formula="of:=[.W130]/[.S130]" office:value-type="float" office:value="3.78984975683973" calcext:value-type="float">
            <text:p>3,78984975683973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2" calcext:value-type="float">
            <text:p>2</text:p>
          </table:table-cell>
          <table:table-cell table:formula="of:=[.U130]/8" office:value-type="float" office:value="0.473731219604967" calcext:value-type="float">
            <text:p>0,473731219604967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6268" calcext:value-type="float">
            <text:p>3,6268</text:p>
          </table:table-cell>
          <table:table-cell office:value-type="float" office:value="4" calcext:value-type="float">
            <text:p>4</text:p>
          </table:table-cell>
          <table:table-cell table:formula="of:=[.W131]/[.S131]" office:value-type="float" office:value="3.84617293481857" calcext:value-type="float">
            <text:p>3,84617293481857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4" calcext:value-type="float">
            <text:p>4</text:p>
          </table:table-cell>
          <table:table-cell table:formula="of:=[.U131]/8" office:value-type="float" office:value="0.480771616852322" calcext:value-type="float">
            <text:p>0,480771616852322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2.9543" calcext:value-type="float">
            <text:p>2,9543</text:p>
          </table:table-cell>
          <table:table-cell office:value-type="float" office:value="8" calcext:value-type="float">
            <text:p>8</text:p>
          </table:table-cell>
          <table:table-cell table:formula="of:=[.W132]/[.S132]" office:value-type="float" office:value="4.72169380225434" calcext:value-type="float">
            <text:p>4,72169380225434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8" calcext:value-type="float">
            <text:p>8</text:p>
          </table:table-cell>
          <table:table-cell table:formula="of:=[.U132]/8" office:value-type="float" office:value="0.590211725281793" calcext:value-type="float">
            <text:p>0,590211725281793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0805" calcext:value-type="float">
            <text:p>3,0805</text:p>
          </table:table-cell>
          <table:table-cell office:value-type="float" office:value="12" calcext:value-type="float">
            <text:p>12</text:p>
          </table:table-cell>
          <table:table-cell table:formula="of:=[.W133]/[.S133]" office:value-type="float" office:value="4.52825839961045" calcext:value-type="float">
            <text:p>4,52825839961045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12" calcext:value-type="float">
            <text:p>12</text:p>
          </table:table-cell>
          <table:table-cell table:formula="of:=[.U133]/8" office:value-type="float" office:value="0.566032299951307" calcext:value-type="float">
            <text:p>0,566032299951307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2829" calcext:value-type="float">
            <text:p>3,2829</text:p>
          </table:table-cell>
          <table:table-cell office:value-type="float" office:value="16" calcext:value-type="float">
            <text:p>16</text:p>
          </table:table-cell>
          <table:table-cell table:formula="of:=[.W134]/[.S134]" office:value-type="float" office:value="4.24907855859149" calcext:value-type="float">
            <text:p>4,24907855859149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16" calcext:value-type="float">
            <text:p>16</text:p>
          </table:table-cell>
          <table:table-cell table:formula="of:=[.U134]/8" office:value-type="float" office:value="0.531134819823936" calcext:value-type="float">
            <text:p>0,531134819823936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4978" calcext:value-type="float">
            <text:p>3,4978</text:p>
          </table:table-cell>
          <table:table-cell office:value-type="float" office:value="32" calcext:value-type="float">
            <text:p>32</text:p>
          </table:table-cell>
          <table:table-cell table:formula="of:=[.W135]/[.S135]" office:value-type="float" office:value="3.9880210417977" calcext:value-type="float">
            <text:p>3,9880210417977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32" calcext:value-type="float">
            <text:p>32</text:p>
          </table:table-cell>
          <table:table-cell table:formula="of:=[.U135]/8" office:value-type="float" office:value="0.498502630224713" calcext:value-type="float">
            <text:p>0,498502630224713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3.9252" calcext:value-type="float">
            <text:p>3,9252</text:p>
          </table:table-cell>
          <table:table-cell office:value-type="float" office:value="64" calcext:value-type="float">
            <text:p>64</text:p>
          </table:table-cell>
          <table:table-cell table:formula="of:=[.W136]/[.S136]" office:value-type="float" office:value="3.55378069907266" calcext:value-type="float">
            <text:p>3,55378069907266</text:p>
          </table:table-cell>
          <table:table-cell/>
          <table:table-cell table:style-name="ce2" office:value-type="float" office:value="13.9493" calcext:value-type="float">
            <text:p>13,9493</text:p>
          </table:table-cell>
          <table:table-cell office:value-type="float" office:value="64" calcext:value-type="float">
            <text:p>64</text:p>
          </table:table-cell>
          <table:table-cell table:formula="of:=[.U136]/8" office:value-type="float" office:value="0.444222587384082" calcext:value-type="float">
            <text:p>0,444222587384082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large</text:p>
          </table:table-cell>
          <table:table-cell/>
          <table:table-cell table:style-name="ce2"/>
          <table:table-cell/>
          <table:table-cell office:value-type="string" calcext:value-type="string">
            <text:p>large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6.0656" calcext:value-type="float">
            <text:p>16,0656</text:p>
          </table:table-cell>
          <table:table-cell office:value-type="float" office:value="1" calcext:value-type="float">
            <text:p>1</text:p>
          </table:table-cell>
          <table:table-cell table:formula="of:=[.W138]/[.S138]" office:value-type="float" office:value="1.83400557713375" calcext:value-type="float">
            <text:p>1,83400557713375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1" calcext:value-type="float">
            <text:p>1</text:p>
          </table:table-cell>
          <table:table-cell table:formula="of:=[.U138]/8" office:value-type="float" office:value="0.229250697141719" calcext:value-type="float">
            <text:p>0,229250697141719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9.8186" calcext:value-type="float">
            <text:p>9,8186</text:p>
          </table:table-cell>
          <table:table-cell office:value-type="float" office:value="2" calcext:value-type="float">
            <text:p>2</text:p>
          </table:table-cell>
          <table:table-cell table:formula="of:=[.W139]/[.S139]" office:value-type="float" office:value="3.00087588861956" calcext:value-type="float">
            <text:p>3,00087588861956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2" calcext:value-type="float">
            <text:p>2</text:p>
          </table:table-cell>
          <table:table-cell table:formula="of:=[.U139]/8" office:value-type="float" office:value="0.375109486077445" calcext:value-type="float">
            <text:p>0,375109486077445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11.1961" calcext:value-type="float">
            <text:p>11,1961</text:p>
          </table:table-cell>
          <table:table-cell office:value-type="float" office:value="4" calcext:value-type="float">
            <text:p>4</text:p>
          </table:table-cell>
          <table:table-cell table:formula="of:=[.W140]/[.S140]" office:value-type="float" office:value="2.63166638383008" calcext:value-type="float">
            <text:p>2,63166638383008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4" calcext:value-type="float">
            <text:p>4</text:p>
          </table:table-cell>
          <table:table-cell table:formula="of:=[.U140]/8" office:value-type="float" office:value="0.32895829797876" calcext:value-type="float">
            <text:p>0,32895829797876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9.1118" calcext:value-type="float">
            <text:p>9,1118</text:p>
          </table:table-cell>
          <table:table-cell office:value-type="float" office:value="8" calcext:value-type="float">
            <text:p>8</text:p>
          </table:table-cell>
          <table:table-cell table:formula="of:=[.W141]/[.S141]" office:value-type="float" office:value="3.23365306525604" calcext:value-type="float">
            <text:p>3,23365306525604</text:p>
          </table:table-cell>
          <table:table-cell/>
          <table:table-cell table:style-name="ce2" office:value-type="float" office:value="29.4644" calcext:value-type="float">
            <text:p>29,4644</text:p>
          </table:table-cell>
          <table:table-cell office:value-type="float" office:value="8" calcext:value-type="float">
            <text:p>8</text:p>
          </table:table-cell>
          <table:table-cell table:formula="of:=[.U141]/8" office:value-type="float" office:value="0.404206633157005" calcext:value-type="float">
            <text:p>0,404206633157005</text:p>
          </table:table-cell>
          <table:table-cell table:number-columns-repeated="13"/>
        </table:table-row>
      </table:table>
      <table:table table:name="omp" table:style-name="ta1">
        <table:shapes>
          <draw:frame draw:z-index="0" draw:style-name="gr1" draw:text-style-name="P1" svg:width="159.99mm" svg:height="89.99mm" svg:x="539.02mm" svg:y="199.35mm">
            <draw:object draw:notify-on-update-of-ranges="omp.S5:omp.S12 omp.T4:omp.T4 omp.T5:omp.T12 omp.T13:omp.T13 omp.T14:omp.T21 omp.T22:omp.T22 omp.T23:omp.T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9.99mm" svg:height="89.99mm" svg:x="540.98mm" svg:y="84.89mm">
            <draw:object draw:notify-on-update-of-ranges="omp.V5:omp.V12 omp.W4:omp.W4 omp.W5:omp.W12 omp.W13:omp.W13 omp.W14:omp.W21 omp.W22:omp.W22 omp.W23:omp.W3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9.99mm" svg:height="89.99mm" svg:x="372.24mm" svg:y="139.69mm">
            <draw:object draw:notify-on-update-of-ranges="omp.V6:omp.V12 omp.W5:omp.W5 omp.W6:omp.W12 omp.W13:omp.W13 omp.W15:omp.W21 omp.W22:omp.W22 omp.W24:omp.W30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</table:shapes>
        <table:table-column table:style-name="co5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efficiency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</table:table-row>
        <table:table-row table:style-name="ro1">
          <table:table-cell table:number-columns-repeated="2"/>
          <table:table-cell office:value-type="float" office:value="2.6172" calcext:value-type="float">
            <text:p>2,6172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2.6228" calcext:value-type="float">
            <text:p>2,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6228" calcext:value-type="float">
            <text:p>2,6228</text:p>
          </table:table-cell>
          <table:table-cell office:value-type="float" office:value="1" calcext:value-type="float">
            <text:p>1</text:p>
          </table:table-cell>
          <table:table-cell table:formula="of:=[.U5]/[.R5]" office:value-type="float" office:value="1.4192847338722" calcext:value-type="float">
            <text:p>1,4192847338722</text:p>
          </table:table-cell>
          <table:table-cell table:style-name="ce2" office:value-type="float" office:value="3.7225" calcext:value-type="float">
            <text:p>3,7225</text:p>
          </table:table-cell>
          <table:table-cell/>
          <table:table-cell office:value-type="string" calcext:value-type="string">
            <text:p>verysmall</text:p>
          </table:table-cell>
        </table:table-row>
        <table:table-row table:style-name="ro1">
          <table:table-cell table:number-columns-repeated="2"/>
          <table:table-cell office:value-type="float" office:value="2.6202" calcext:value-type="float">
            <text:p>2,6202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2.6257" calcext:value-type="float">
            <text:p>2,6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428" calcext:value-type="float">
            <text:p>1,4428</text:p>
          </table:table-cell>
          <table:table-cell office:value-type="float" office:value="2" calcext:value-type="float">
            <text:p>2</text:p>
          </table:table-cell>
          <table:table-cell table:formula="of:=[.U6]/[.R6]" office:value-type="float" office:value="2.58005267535348" calcext:value-type="float">
            <text:p>2,58005267535348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2" calcext:value-type="float">
            <text:p>2</text:p>
          </table:table-cell>
          <table:table-cell table:formula="of:=[.T6]/[.V6]" office:value-type="float" office:value="1.29002633767674" calcext:value-type="float">
            <text:p>1,29002633767674</text:p>
          </table:table-cell>
        </table:table-row>
        <table:table-row table:style-name="ro1">
          <table:table-cell table:number-columns-repeated="2"/>
          <table:table-cell office:value-type="float" office:value="2.6211" calcext:value-type="float">
            <text:p>2,6211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55" calcext:value-type="float">
            <text:p>0,005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2.6266" calcext:value-type="float">
            <text:p>2,6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445" calcext:value-type="float">
            <text:p>0,8445</text:p>
          </table:table-cell>
          <table:table-cell office:value-type="float" office:value="4" calcext:value-type="float">
            <text:p>4</text:p>
          </table:table-cell>
          <table:table-cell table:formula="of:=[.U7]/[.R7]" office:value-type="float" office:value="4.40793368857312" calcext:value-type="float">
            <text:p>4,40793368857312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4" calcext:value-type="float">
            <text:p>4</text:p>
          </table:table-cell>
          <table:table-cell table:formula="of:=[.T7]/[.V7]" office:value-type="float" office:value="1.10198342214328" calcext:value-type="float">
            <text:p>1,10198342214328</text:p>
          </table:table-cell>
        </table:table-row>
        <table:table-row table:style-name="ro1">
          <table:table-cell table:number-columns-repeated="2"/>
          <table:table-cell office:value-type="float" office:value="2.615" calcext:value-type="float">
            <text:p>2,61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2.6206" calcext:value-type="float">
            <text:p>2,6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412" calcext:value-type="float">
            <text:p>0,7412</text:p>
          </table:table-cell>
          <table:table-cell office:value-type="float" office:value="8" calcext:value-type="float">
            <text:p>8</text:p>
          </table:table-cell>
          <table:table-cell table:formula="of:=[.U8]/[.R8]" office:value-type="float" office:value="5.0222611980572" calcext:value-type="float">
            <text:p>5,0222611980572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8" calcext:value-type="float">
            <text:p>8</text:p>
          </table:table-cell>
          <table:table-cell table:formula="of:=[.T8]/[.V8]" office:value-type="float" office:value="0.62778264975715" calcext:value-type="float">
            <text:p>0,62778264975715</text:p>
          </table:table-cell>
        </table:table-row>
        <table:table-row table:style-name="ro1">
          <table:table-cell table:number-columns-repeated="2"/>
          <table:table-cell office:value-type="float" office:value="1.4377" calcext:value-type="float">
            <text:p>1,437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4428" calcext:value-type="float">
            <text:p>1,4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32" calcext:value-type="float">
            <text:p>0,7932</text:p>
          </table:table-cell>
          <table:table-cell office:value-type="float" office:value="12" calcext:value-type="float">
            <text:p>12</text:p>
          </table:table-cell>
          <table:table-cell table:formula="of:=[.U9]/[.R9]" office:value-type="float" office:value="4.69301563287948" calcext:value-type="float">
            <text:p>4,69301563287948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12" calcext:value-type="float">
            <text:p>12</text:p>
          </table:table-cell>
          <table:table-cell table:formula="of:=[.T9]/[.V9]" office:value-type="float" office:value="0.39108463607329" calcext:value-type="float">
            <text:p>0,39108463607329</text:p>
          </table:table-cell>
        </table:table-row>
        <table:table-row table:style-name="ro1">
          <table:table-cell table:number-columns-repeated="2"/>
          <table:table-cell office:value-type="float" office:value="1.4971" calcext:value-type="float">
            <text:p>1,497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5022" calcext:value-type="float">
            <text:p>1,50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698" calcext:value-type="float">
            <text:p>0,8698</text:p>
          </table:table-cell>
          <table:table-cell office:value-type="float" office:value="16" calcext:value-type="float">
            <text:p>16</text:p>
          </table:table-cell>
          <table:table-cell table:formula="of:=[.U10]/[.R10]" office:value-type="float" office:value="4.27971947574155" calcext:value-type="float">
            <text:p>4,27971947574155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16" calcext:value-type="float">
            <text:p>16</text:p>
          </table:table-cell>
          <table:table-cell table:formula="of:=[.T10]/[.V10]" office:value-type="float" office:value="0.267482467233847" calcext:value-type="float">
            <text:p>0,267482467233847</text:p>
          </table:table-cell>
        </table:table-row>
        <table:table-row table:style-name="ro1">
          <table:table-cell table:number-columns-repeated="2"/>
          <table:table-cell office:value-type="float" office:value="1.4233" calcext:value-type="float">
            <text:p>1,423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4283" calcext:value-type="float">
            <text:p>1,42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78" calcext:value-type="float">
            <text:p>0,9978</text:p>
          </table:table-cell>
          <table:table-cell office:value-type="float" office:value="32" calcext:value-type="float">
            <text:p>32</text:p>
          </table:table-cell>
          <table:table-cell table:formula="of:=[.U11]/[.R11]" office:value-type="float" office:value="3.73070755662457" calcext:value-type="float">
            <text:p>3,73070755662457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32" calcext:value-type="float">
            <text:p>32</text:p>
          </table:table-cell>
          <table:table-cell table:formula="of:=[.T11]/[.V11]" office:value-type="float" office:value="0.116584611144518" calcext:value-type="float">
            <text:p>0,116584611144518</text:p>
          </table:table-cell>
        </table:table-row>
        <table:table-row table:style-name="ro1">
          <table:table-cell table:number-columns-repeated="2"/>
          <table:table-cell office:value-type="float" office:value="1.5108" calcext:value-type="float">
            <text:p>1,510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5159" calcext:value-type="float">
            <text:p>1,51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755" calcext:value-type="float">
            <text:p>1,0755</text:p>
          </table:table-cell>
          <table:table-cell office:value-type="float" office:value="64" calcext:value-type="float">
            <text:p>64</text:p>
          </table:table-cell>
          <table:table-cell table:formula="of:=[.U12]/[.R12]" office:value-type="float" office:value="3.46118084611808" calcext:value-type="float">
            <text:p>3,46118084611808</text:p>
          </table:table-cell>
          <table:table-cell table:style-name="ce2" office:value-type="float" office:value="3.7225" calcext:value-type="float">
            <text:p>3,7225</text:p>
          </table:table-cell>
          <table:table-cell office:value-type="float" office:value="64" calcext:value-type="float">
            <text:p>64</text:p>
          </table:table-cell>
          <table:table-cell table:formula="of:=[.T12]/[.V12]" office:value-type="float" office:value="0.0540809507205951" calcext:value-type="float">
            <text:p>0,0540809507205951</text:p>
          </table:table-cell>
        </table:table-row>
        <table:table-row table:style-name="ro1">
          <table:table-cell table:number-columns-repeated="2"/>
          <table:table-cell office:value-type="float" office:value="0.8394" calcext:value-type="float">
            <text:p>0,839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8445" calcext:value-type="float">
            <text:p>0,844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mall</text:p>
          </table:table-cell>
          <table:table-cell table:style-name="ce2"/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table:number-columns-repeated="2"/>
          <table:table-cell office:value-type="float" office:value="0.8489" calcext:value-type="float">
            <text:p>0,848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8539" calcext:value-type="float">
            <text:p>0,85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4586" calcext:value-type="float">
            <text:p>6,4586</text:p>
          </table:table-cell>
          <table:table-cell office:value-type="float" office:value="1" calcext:value-type="float">
            <text:p>1</text:p>
          </table:table-cell>
          <table:table-cell table:formula="of:=[.U14]/[.R14]" office:value-type="float" office:value="1.03033165082216" calcext:value-type="float">
            <text:p>1,03033165082216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1" calcext:value-type="float">
            <text:p>1</text:p>
          </table:table-cell>
          <table:table-cell table:formula="of:=[.T14]/[.V14]" office:value-type="float" office:value="1.03033165082216" calcext:value-type="float">
            <text:p>1,03033165082216</text:p>
          </table:table-cell>
        </table:table-row>
        <table:table-row table:style-name="ro1">
          <table:table-cell table:number-columns-repeated="2"/>
          <table:table-cell office:value-type="float" office:value="0.8746" calcext:value-type="float">
            <text:p>0,874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8801" calcext:value-type="float">
            <text:p>0,88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2919" calcext:value-type="float">
            <text:p>3,2919</text:p>
          </table:table-cell>
          <table:table-cell office:value-type="float" office:value="2" calcext:value-type="float">
            <text:p>2</text:p>
          </table:table-cell>
          <table:table-cell table:formula="of:=[.U15]/[.R15]" office:value-type="float" office:value="2.02147695859534" calcext:value-type="float">
            <text:p>2,02147695859534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2" calcext:value-type="float">
            <text:p>2</text:p>
          </table:table-cell>
          <table:table-cell table:formula="of:=[.T15]/[.V15]" office:value-type="float" office:value="1.01073847929767" calcext:value-type="float">
            <text:p>1,01073847929767</text:p>
          </table:table-cell>
        </table:table-row>
        <table:table-row table:style-name="ro1">
          <table:table-cell table:number-columns-repeated="2"/>
          <table:table-cell office:value-type="float" office:value="0.8656" calcext:value-type="float">
            <text:p>0,8656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8708" calcext:value-type="float">
            <text:p>0,87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7752" calcext:value-type="float">
            <text:p>1,7752</text:p>
          </table:table-cell>
          <table:table-cell office:value-type="float" office:value="4" calcext:value-type="float">
            <text:p>4</text:p>
          </table:table-cell>
          <table:table-cell table:formula="of:=[.U16]/[.R16]" office:value-type="float" office:value="3.74859170797657" calcext:value-type="float">
            <text:p>3,74859170797657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4" calcext:value-type="float">
            <text:p>4</text:p>
          </table:table-cell>
          <table:table-cell table:formula="of:=[.T16]/[.V16]" office:value-type="float" office:value="0.937147926994142" calcext:value-type="float">
            <text:p>0,937147926994142</text:p>
          </table:table-cell>
        </table:table-row>
        <table:table-row table:style-name="ro1">
          <table:table-cell table:number-columns-repeated="2"/>
          <table:table-cell office:value-type="float" office:value="0.7325" calcext:value-type="float">
            <text:p>0,732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7412" calcext:value-type="float">
            <text:p>0,74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5747" calcext:value-type="float">
            <text:p>1,5747</text:p>
          </table:table-cell>
          <table:table-cell office:value-type="float" office:value="8" calcext:value-type="float">
            <text:p>8</text:p>
          </table:table-cell>
          <table:table-cell table:formula="of:=[.U17]/[.R17]" office:value-type="float" office:value="4.22588429542135" calcext:value-type="float">
            <text:p>4,22588429542135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8" calcext:value-type="float">
            <text:p>8</text:p>
          </table:table-cell>
          <table:table-cell table:formula="of:=[.T17]/[.V17]" office:value-type="float" office:value="0.528235536927669" calcext:value-type="float">
            <text:p>0,528235536927669</text:p>
          </table:table-cell>
        </table:table-row>
        <table:table-row table:style-name="ro1">
          <table:table-cell table:number-columns-repeated="2"/>
          <table:table-cell office:value-type="float" office:value="0.7479" calcext:value-type="float">
            <text:p>0,7479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" calcext:value-type="float">
            <text:p>0</text:p>
          </table:table-cell>
          <table:table-cell office:value-type="float" office:value="0.7564" calcext:value-type="float">
            <text:p>0,75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6346" calcext:value-type="float">
            <text:p>1,6346</text:p>
          </table:table-cell>
          <table:table-cell office:value-type="float" office:value="12" calcext:value-type="float">
            <text:p>12</text:p>
          </table:table-cell>
          <table:table-cell table:formula="of:=[.U18]/[.R18]" office:value-type="float" office:value="4.07102655083813" calcext:value-type="float">
            <text:p>4,07102655083813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12" calcext:value-type="float">
            <text:p>12</text:p>
          </table:table-cell>
          <table:table-cell table:formula="of:=[.T18]/[.V18]" office:value-type="float" office:value="0.339252212569844" calcext:value-type="float">
            <text:p>0,339252212569844</text:p>
          </table:table-cell>
        </table:table-row>
        <table:table-row table:style-name="ro1">
          <table:table-cell table:number-columns-repeated="2"/>
          <table:table-cell office:value-type="float" office:value="0.7444" calcext:value-type="float">
            <text:p>0,744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42" calcext:value-type="float">
            <text:p>0,04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7522" calcext:value-type="float">
            <text:p>0,75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9926" calcext:value-type="float">
            <text:p>1,9926</text:p>
          </table:table-cell>
          <table:table-cell office:value-type="float" office:value="16" calcext:value-type="float">
            <text:p>16</text:p>
          </table:table-cell>
          <table:table-cell table:formula="of:=[.U19]/[.R19]" office:value-type="float" office:value="3.33960654421359" calcext:value-type="float">
            <text:p>3,33960654421359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16" calcext:value-type="float">
            <text:p>16</text:p>
          </table:table-cell>
          <table:table-cell table:formula="of:=[.T19]/[.V19]" office:value-type="float" office:value="0.208725409013349" calcext:value-type="float">
            <text:p>0,208725409013349</text:p>
          </table:table-cell>
        </table:table-row>
        <table:table-row table:style-name="ro1">
          <table:table-cell table:number-columns-repeated="2"/>
          <table:table-cell office:value-type="float" office:value="0.7471" calcext:value-type="float">
            <text:p>0,7471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421" calcext:value-type="float">
            <text:p>0,0421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3" calcext:value-type="float">
            <text:p>0,0023</text:p>
          </table:table-cell>
          <table:table-cell office:value-type="float" office:value="0" calcext:value-type="float">
            <text:p>0</text:p>
          </table:table-cell>
          <table:table-cell office:value-type="float" office:value="0.7575" calcext:value-type="float">
            <text:p>0,75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269" calcext:value-type="float">
            <text:p>2,269</text:p>
          </table:table-cell>
          <table:table-cell office:value-type="float" office:value="32" calcext:value-type="float">
            <text:p>32</text:p>
          </table:table-cell>
          <table:table-cell table:formula="of:=[.U20]/[.R20]" office:value-type="float" office:value="2.93278977523138" calcext:value-type="float">
            <text:p>2,93278977523138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32" calcext:value-type="float">
            <text:p>32</text:p>
          </table:table-cell>
          <table:table-cell table:formula="of:=[.T20]/[.V20]" office:value-type="float" office:value="0.0916496804759806" calcext:value-type="float">
            <text:p>0,0916496804759806</text:p>
          </table:table-cell>
        </table:table-row>
        <table:table-row table:style-name="ro1">
          <table:table-cell table:number-columns-repeated="2"/>
          <table:table-cell office:value-type="float" office:value="0.7822" calcext:value-type="float">
            <text:p>0,782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242" calcext:value-type="float">
            <text:p>0,0242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94" calcext:value-type="float">
            <text:p>0,109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58" calcext:value-type="float">
            <text:p>0,0058</text:p>
          </table:table-cell>
          <table:table-cell office:value-type="float" office:value="0" calcext:value-type="float">
            <text:p>0</text:p>
          </table:table-cell>
          <table:table-cell office:value-type="float" office:value="0.7932" calcext:value-type="float">
            <text:p>0,793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1928" calcext:value-type="float">
            <text:p>2,1928</text:p>
          </table:table-cell>
          <table:table-cell office:value-type="float" office:value="64" calcext:value-type="float">
            <text:p>64</text:p>
          </table:table-cell>
          <table:table-cell table:formula="of:=[.U21]/[.R21]" office:value-type="float" office:value="3.03470448741335" calcext:value-type="float">
            <text:p>3,03470448741335</text:p>
          </table:table-cell>
          <table:table-cell table:style-name="ce2" office:value-type="float" office:value="6.6545" calcext:value-type="float">
            <text:p>6,6545</text:p>
          </table:table-cell>
          <table:table-cell office:value-type="float" office:value="64" calcext:value-type="float">
            <text:p>64</text:p>
          </table:table-cell>
          <table:table-cell table:formula="of:=[.T21]/[.V21]" office:value-type="float" office:value="0.0474172576158336" calcext:value-type="float">
            <text:p>0,0474172576158336</text:p>
          </table:table-cell>
        </table:table-row>
        <table:table-row table:style-name="ro1">
          <table:table-cell table:number-columns-repeated="2"/>
          <table:table-cell office:value-type="float" office:value="0.8315" calcext:value-type="float">
            <text:p>0,83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306" calcext:value-type="float">
            <text:p>0,0306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,095</text:p>
          </table:table-cell>
          <table:table-cell office:value-type="float" office:value="0.1145" calcext:value-type="float">
            <text:p>0,1145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78" calcext:value-type="float">
            <text:p>0,0078</text:p>
          </table:table-cell>
          <table:table-cell office:value-type="float" office:value="0" calcext:value-type="float">
            <text:p>0</text:p>
          </table:table-cell>
          <table:table-cell office:value-type="float" office:value="0.8454" calcext:value-type="float">
            <text:p>0,845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2"/>
          <table:table-cell office:value-type="float" office:value="0.8486" calcext:value-type="float">
            <text:p>0,848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336" calcext:value-type="float">
            <text:p>0,0336</text:p>
          </table:table-cell>
          <table:table-cell office:value-type="float" office:value="0" calcext:value-type="float">
            <text:p>0</text:p>
          </table:table-cell>
          <table:table-cell office:value-type="float" office:value="0.0955" calcext:value-type="float">
            <text:p>0,0955</text:p>
          </table:table-cell>
          <table:table-cell office:value-type="float" office:value="0.1097" calcext:value-type="float">
            <text:p>0,109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73" calcext:value-type="float">
            <text:p>0,0073</text:p>
          </table:table-cell>
          <table:table-cell office:value-type="float" office:value="0" calcext:value-type="float">
            <text:p>0</text:p>
          </table:table-cell>
          <table:table-cell office:value-type="float" office:value="0.8639" calcext:value-type="float">
            <text:p>0,86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.8312" calcext:value-type="float">
            <text:p>13,8312</text:p>
          </table:table-cell>
          <table:table-cell office:value-type="float" office:value="1" calcext:value-type="float">
            <text:p>1</text:p>
          </table:table-cell>
          <table:table-cell table:formula="of:=[.U23]/[.R23]" office:value-type="float" office:value="1.00853866620394" calcext:value-type="float">
            <text:p>1,00853866620394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1" calcext:value-type="float">
            <text:p>1</text:p>
          </table:table-cell>
          <table:table-cell table:formula="of:=[.T23]/[.V23]" office:value-type="float" office:value="1.00853866620394" calcext:value-type="float">
            <text:p>1,00853866620394</text:p>
          </table:table-cell>
        </table:table-row>
        <table:table-row table:style-name="ro1">
          <table:table-cell table:number-columns-repeated="2"/>
          <table:table-cell office:value-type="float" office:value="0.836" calcext:value-type="float">
            <text:p>0,83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352" calcext:value-type="float">
            <text:p>0,0352</text:p>
          </table:table-cell>
          <table:table-cell office:value-type="float" office:value="0" calcext:value-type="float">
            <text:p>0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1446" calcext:value-type="float">
            <text:p>0,1446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office:value-type="float" office:value="0.8529" calcext:value-type="float">
            <text:p>0,85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.3083" calcext:value-type="float">
            <text:p>6,3083</text:p>
          </table:table-cell>
          <table:table-cell office:value-type="float" office:value="2" calcext:value-type="float">
            <text:p>2</text:p>
          </table:table-cell>
          <table:table-cell table:formula="of:=[.U24]/[.R24]" office:value-type="float" office:value="2.21126135408906" calcext:value-type="float">
            <text:p>2,21126135408906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2" calcext:value-type="float">
            <text:p>2</text:p>
          </table:table-cell>
          <table:table-cell table:formula="of:=[.T24]/[.V24]" office:value-type="float" office:value="1.10563067704453" calcext:value-type="float">
            <text:p>1,10563067704453</text:p>
          </table:table-cell>
        </table:table-row>
        <table:table-row table:style-name="ro1">
          <table:table-cell table:number-columns-repeated="2"/>
          <table:table-cell office:value-type="float" office:value="0.8532" calcext:value-type="float">
            <text:p>0,853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306" calcext:value-type="float">
            <text:p>0,030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,1556</text:p>
          </table:table-cell>
          <table:table-cell office:value-type="float" office:value="0.1297" calcext:value-type="float">
            <text:p>0,1297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02" calcext:value-type="float">
            <text:p>0,0102</text:p>
          </table:table-cell>
          <table:table-cell office:value-type="float" office:value="0" calcext:value-type="float">
            <text:p>0</text:p>
          </table:table-cell>
          <table:table-cell office:value-type="float" office:value="0.8698" calcext:value-type="float">
            <text:p>0,869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7205" calcext:value-type="float">
            <text:p>3,7205</text:p>
          </table:table-cell>
          <table:table-cell office:value-type="float" office:value="4" calcext:value-type="float">
            <text:p>4</text:p>
          </table:table-cell>
          <table:table-cell table:formula="of:=[.U25]/[.R25]" office:value-type="float" office:value="3.74930788872463" calcext:value-type="float">
            <text:p>3,74930788872463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4" calcext:value-type="float">
            <text:p>4</text:p>
          </table:table-cell>
          <table:table-cell table:formula="of:=[.T25]/[.V25]" office:value-type="float" office:value="0.937326972181159" calcext:value-type="float">
            <text:p>0,937326972181159</text:p>
          </table:table-cell>
        </table:table-row>
        <table:table-row table:style-name="ro1">
          <table:table-cell table:number-columns-repeated="2"/>
          <table:table-cell office:value-type="float" office:value="0.902" calcext:value-type="float">
            <text:p>0,90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343" calcext:value-type="float">
            <text:p>0,0343</text:p>
          </table:table-cell>
          <table:table-cell office:value-type="float" office:value="0" calcext:value-type="float">
            <text:p>0</text:p>
          </table:table-cell>
          <table:table-cell office:value-type="float" office:value="0.1782" calcext:value-type="float">
            <text:p>0,1782</text:p>
          </table:table-cell>
          <table:table-cell office:value-type="float" office:value="0.1585" calcext:value-type="float">
            <text:p>0,1585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47" calcext:value-type="float">
            <text:p>0,0147</text:p>
          </table:table-cell>
          <table:table-cell office:value-type="float" office:value="0" calcext:value-type="float">
            <text:p>0</text:p>
          </table:table-cell>
          <table:table-cell office:value-type="float" office:value="0.9253" calcext:value-type="float">
            <text:p>0,925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2571" calcext:value-type="float">
            <text:p>3,2571</text:p>
          </table:table-cell>
          <table:table-cell office:value-type="float" office:value="8" calcext:value-type="float">
            <text:p>8</text:p>
          </table:table-cell>
          <table:table-cell table:formula="of:=[.U26]/[.R26]" office:value-type="float" office:value="4.2827361763532" calcext:value-type="float">
            <text:p>4,2827361763532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8" calcext:value-type="float">
            <text:p>8</text:p>
          </table:table-cell>
          <table:table-cell table:formula="of:=[.T26]/[.V26]" office:value-type="float" office:value="0.53534202204415" calcext:value-type="float">
            <text:p>0,53534202204415</text:p>
          </table:table-cell>
        </table:table-row>
        <table:table-row table:style-name="ro1">
          <table:table-cell table:number-columns-repeated="2"/>
          <table:table-cell office:value-type="float" office:value="1.1208" calcext:value-type="float">
            <text:p>1,120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339" calcext:value-type="float">
            <text:p>0,0339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  <table:table-cell office:value-type="float" office:value="0.2032" calcext:value-type="float">
            <text:p>0,2032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1.1401" calcext:value-type="float">
            <text:p>1,14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5328" calcext:value-type="float">
            <text:p>3,5328</text:p>
          </table:table-cell>
          <table:table-cell office:value-type="float" office:value="12" calcext:value-type="float">
            <text:p>12</text:p>
          </table:table-cell>
          <table:table-cell table:formula="of:=[.U27]/[.R27]" office:value-type="float" office:value="3.94851109601449" calcext:value-type="float">
            <text:p>3,94851109601449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12" calcext:value-type="float">
            <text:p>12</text:p>
          </table:table-cell>
          <table:table-cell table:formula="of:=[.T27]/[.V27]" office:value-type="float" office:value="0.329042591334541" calcext:value-type="float">
            <text:p>0,329042591334541</text:p>
          </table:table-cell>
        </table:table-row>
        <table:table-row table:style-name="ro1">
          <table:table-cell table:number-columns-repeated="2"/>
          <table:table-cell office:value-type="float" office:value="0.9418" calcext:value-type="float">
            <text:p>0,9418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286" calcext:value-type="float">
            <text:p>0,0286</text:p>
          </table:table-cell>
          <table:table-cell office:value-type="float" office:value="0" calcext:value-type="float">
            <text:p>0</text:p>
          </table:table-cell>
          <table:table-cell office:value-type="float" office:value="0.2123" calcext:value-type="float">
            <text:p>0,2123</text:p>
          </table:table-cell>
          <table:table-cell office:value-type="float" office:value="0.2475" calcext:value-type="float">
            <text:p>0,2475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97" calcext:value-type="float">
            <text:p>0,0097</text:p>
          </table:table-cell>
          <table:table-cell office:value-type="float" office:value="0" calcext:value-type="float">
            <text:p>0</text:p>
          </table:table-cell>
          <table:table-cell office:value-type="float" office:value="0.9577" calcext:value-type="float">
            <text:p>0,95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.3234" calcext:value-type="float">
            <text:p>4,3234</text:p>
          </table:table-cell>
          <table:table-cell office:value-type="float" office:value="16" calcext:value-type="float">
            <text:p>16</text:p>
          </table:table-cell>
          <table:table-cell table:formula="of:=[.U28]/[.R28]" office:value-type="float" office:value="3.22646528195402" calcext:value-type="float">
            <text:p>3,22646528195402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16" calcext:value-type="float">
            <text:p>16</text:p>
          </table:table-cell>
          <table:table-cell table:formula="of:=[.T28]/[.V28]" office:value-type="float" office:value="0.201654080122126" calcext:value-type="float">
            <text:p>0,201654080122126</text:p>
          </table:table-cell>
        </table:table-row>
        <table:table-row table:style-name="ro1">
          <table:table-cell table:number-columns-repeated="2"/>
          <table:table-cell office:value-type="float" office:value="0.9643" calcext:value-type="float">
            <text:p>0,964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259" calcext:value-type="float">
            <text:p>0,0259</text:p>
          </table:table-cell>
          <table:table-cell office:value-type="float" office:value="0" calcext:value-type="float">
            <text:p>0</text:p>
          </table:table-cell>
          <table:table-cell office:value-type="float" office:value="0.5091" calcext:value-type="float">
            <text:p>0,5091</text:p>
          </table:table-cell>
          <table:table-cell office:value-type="float" office:value="0.2064" calcext:value-type="float">
            <text:p>0,2064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234" calcext:value-type="float">
            <text:p>0,0234</text:p>
          </table:table-cell>
          <table:table-cell office:value-type="float" office:value="0" calcext:value-type="float">
            <text:p>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.4142" calcext:value-type="float">
            <text:p>4,4142</text:p>
          </table:table-cell>
          <table:table-cell office:value-type="float" office:value="32" calcext:value-type="float">
            <text:p>32</text:p>
          </table:table-cell>
          <table:table-cell table:formula="of:=[.U29]/[.R29]" office:value-type="float" office:value="3.16009695981152" calcext:value-type="float">
            <text:p>3,16009695981152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32" calcext:value-type="float">
            <text:p>32</text:p>
          </table:table-cell>
          <table:table-cell table:formula="of:=[.T29]/[.V29]" office:value-type="float" office:value="0.0987530299941099" calcext:value-type="float">
            <text:p>0,0987530299941099</text:p>
          </table:table-cell>
        </table:table-row>
        <table:table-row table:style-name="ro1">
          <table:table-cell table:number-columns-repeated="2"/>
          <table:table-cell office:value-type="float" office:value="1.0076" calcext:value-type="float">
            <text:p>1,0076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29" calcext:value-type="float">
            <text:p>0,0229</text:p>
          </table:table-cell>
          <table:table-cell office:value-type="float" office:value="0" calcext:value-type="float">
            <text:p>0</text:p>
          </table:table-cell>
          <table:table-cell office:value-type="float" office:value="0.4469" calcext:value-type="float">
            <text:p>0,4469</text:p>
          </table:table-cell>
          <table:table-cell office:value-type="float" office:value="0.2004" calcext:value-type="float">
            <text:p>0,2004</text:p>
          </table:table-cell>
          <table:table-cell office:value-type="float" office:value="0.0286" calcext:value-type="float">
            <text:p>0,028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214" calcext:value-type="float">
            <text:p>0,0214</text:p>
          </table:table-cell>
          <table:table-cell office:value-type="float" office:value="0" calcext:value-type="float">
            <text:p>0</text:p>
          </table:table-cell>
          <table:table-cell office:value-type="float" office:value="1.0362" calcext:value-type="float">
            <text:p>1,036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.2717" calcext:value-type="float">
            <text:p>4,2717</text:p>
          </table:table-cell>
          <table:table-cell office:value-type="float" office:value="64" calcext:value-type="float">
            <text:p>64</text:p>
          </table:table-cell>
          <table:table-cell table:formula="of:=[.U30]/[.R30]" office:value-type="float" office:value="3.26551490039095" calcext:value-type="float">
            <text:p>3,26551490039095</text:p>
          </table:table-cell>
          <table:table-cell table:style-name="ce2" office:value-type="float" office:value="13.9493" calcext:value-type="float">
            <text:p>13,9493</text:p>
          </table:table-cell>
          <table:table-cell office:value-type="float" office:value="64" calcext:value-type="float">
            <text:p>64</text:p>
          </table:table-cell>
          <table:table-cell table:formula="of:=[.T30]/[.V30]" office:value-type="float" office:value="0.0510236703186085" calcext:value-type="float">
            <text:p>0,0510236703186085</text:p>
          </table:table-cell>
        </table:table-row>
        <table:table-row table:style-name="ro1">
          <table:table-cell table:number-columns-repeated="2"/>
          <table:table-cell office:value-type="float" office:value="0.9933" calcext:value-type="float">
            <text:p>0,9933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304" calcext:value-type="float">
            <text:p>0,0304</text:p>
          </table:table-cell>
          <table:table-cell office:value-type="float" office:value="0" calcext:value-type="float">
            <text:p>0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43" calcext:value-type="float">
            <text:p>0,0243</text:p>
          </table:table-cell>
          <table:table-cell office:value-type="float" office:value="0" calcext:value-type="float">
            <text:p>0</text:p>
          </table:table-cell>
          <table:table-cell office:value-type="float" office:value="1.0256" calcext:value-type="float">
            <text:p>1,02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817" calcext:value-type="float">
            <text:p>0,9817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211" calcext:value-type="float">
            <text:p>0,0211</text:p>
          </table:table-cell>
          <table:table-cell office:value-type="float" office:value="0" calcext:value-type="float">
            <text:p>0</text:p>
          </table:table-cell>
          <table:table-cell office:value-type="float" office:value="0.5509" calcext:value-type="float">
            <text:p>0,5509</text:p>
          </table:table-cell>
          <table:table-cell office:value-type="float" office:value="0.2104" calcext:value-type="float">
            <text:p>0,2104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201" calcext:value-type="float">
            <text:p>0,0201</text:p>
          </table:table-cell>
          <table:table-cell office:value-type="float" office:value="0" calcext:value-type="float">
            <text:p>0</text:p>
          </table:table-cell>
          <table:table-cell office:value-type="float" office:value="1.0098" calcext:value-type="float">
            <text:p>1,009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351" calcext:value-type="float">
            <text:p>1,035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91" calcext:value-type="float">
            <text:p>0,0091</text:p>
          </table:table-cell>
          <table:table-cell office:value-type="float" office:value="0" calcext:value-type="float">
            <text:p>0</text:p>
          </table:table-cell>
          <table:table-cell office:value-type="float" office:value="0.7935" calcext:value-type="float">
            <text:p>0,7935</text:p>
          </table:table-cell>
          <table:table-cell office:value-type="float" office:value="0.1607" calcext:value-type="float">
            <text:p>0,1607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335" calcext:value-type="float">
            <text:p>0,0335</text:p>
          </table:table-cell>
          <table:table-cell office:value-type="float" office:value="0" calcext:value-type="float">
            <text:p>0</text:p>
          </table:table-cell>
          <table:table-cell office:value-type="float" office:value="1.0755" calcext:value-type="float">
            <text:p>1,075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888" calcext:value-type="float">
            <text:p>0,9888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33" calcext:value-type="float">
            <text:p>0,0133</text:p>
          </table:table-cell>
          <table:table-cell office:value-type="float" office:value="0" calcext:value-type="float">
            <text:p>0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2095" calcext:value-type="float">
            <text:p>0,2095</text:p>
          </table:table-cell>
          <table:table-cell office:value-type="float" office:value="0.0507" calcext:value-type="float">
            <text:p>0,05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429" calcext:value-type="float">
            <text:p>0,0429</text:p>
          </table:table-cell>
          <table:table-cell office:value-type="float" office:value="0" calcext:value-type="float">
            <text:p>0</text:p>
          </table:table-cell>
          <table:table-cell office:value-type="float" office:value="1.0395" calcext:value-type="float">
            <text:p>1,039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98" calcext:value-type="float">
            <text:p>1,0598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98" calcext:value-type="float">
            <text:p>0,0098</text:p>
          </table:table-cell>
          <table:table-cell office:value-type="float" office:value="0" calcext:value-type="float">
            <text:p>0</text:p>
          </table:table-cell>
          <table:table-cell office:value-type="float" office:value="0.7325" calcext:value-type="float">
            <text:p>0,7325</text:p>
          </table:table-cell>
          <table:table-cell office:value-type="float" office:value="0.1775" calcext:value-type="float">
            <text:p>0,1775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452" calcext:value-type="float">
            <text:p>0,0452</text:p>
          </table:table-cell>
          <table:table-cell office:value-type="float" office:value="0" calcext:value-type="float">
            <text:p>0</text:p>
          </table:table-cell>
          <table:table-cell office:value-type="float" office:value="1.1139" calcext:value-type="float">
            <text:p>1,1139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06" calcext:value-type="float">
            <text:p>1,00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343" calcext:value-type="float">
            <text:p>0,0343</text:p>
          </table:table-cell>
          <table:table-cell office:value-type="float" office:value="0" calcext:value-type="float">
            <text:p>0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2131" calcext:value-type="float">
            <text:p>0,2131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333" calcext:value-type="float">
            <text:p>0,0333</text:p>
          </table:table-cell>
          <table:table-cell office:value-type="float" office:value="0" calcext:value-type="float">
            <text:p>0</text:p>
          </table:table-cell>
          <table:table-cell office:value-type="float" office:value="1.0462" calcext:value-type="float">
            <text:p>1,0462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4201" calcext:value-type="float">
            <text:p>6,4201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337" calcext:value-type="float">
            <text:p>0,0337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96" calcext:value-type="float">
            <text:p>0,0296</text:p>
          </table:table-cell>
          <table:table-cell office:value-type="float" office:value="0" calcext:value-type="float">
            <text:p>0</text:p>
          </table:table-cell>
          <table:table-cell office:value-type="float" office:value="6.4586" calcext:value-type="float">
            <text:p>6,458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9176" calcext:value-type="float">
            <text:p>5,9176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96" calcext:value-type="float">
            <text:p>0,0296</text:p>
          </table:table-cell>
          <table:table-cell office:value-type="float" office:value="0" calcext:value-type="float">
            <text:p>0</text:p>
          </table:table-cell>
          <table:table-cell office:value-type="float" office:value="5.9561" calcext:value-type="float">
            <text:p>5,956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9276" calcext:value-type="float">
            <text:p>5,9276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296" calcext:value-type="float">
            <text:p>0,0296</text:p>
          </table:table-cell>
          <table:table-cell office:value-type="float" office:value="0" calcext:value-type="float">
            <text:p>0</text:p>
          </table:table-cell>
          <table:table-cell office:value-type="float" office:value="5.9662" calcext:value-type="float">
            <text:p>5,966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9771" calcext:value-type="float">
            <text:p>5,977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96" calcext:value-type="float">
            <text:p>0,0296</text:p>
          </table:table-cell>
          <table:table-cell office:value-type="float" office:value="0" calcext:value-type="float">
            <text:p>0</text:p>
          </table:table-cell>
          <table:table-cell office:value-type="float" office:value="6.0159" calcext:value-type="float">
            <text:p>6,015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2635" calcext:value-type="float">
            <text:p>3,2635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3" calcext:value-type="float">
            <text:p>0,03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77" calcext:value-type="float">
            <text:p>0,0177</text:p>
          </table:table-cell>
          <table:table-cell office:value-type="float" office:value="0" calcext:value-type="float">
            <text:p>0</text:p>
          </table:table-cell>
          <table:table-cell office:value-type="float" office:value="3.2919" calcext:value-type="float">
            <text:p>3,291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209" calcext:value-type="float">
            <text:p>3,5209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253" calcext:value-type="float">
            <text:p>0,025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56" calcext:value-type="float">
            <text:p>0,0156</text:p>
          </table:table-cell>
          <table:table-cell office:value-type="float" office:value="0" calcext:value-type="float">
            <text:p>0</text:p>
          </table:table-cell>
          <table:table-cell office:value-type="float" office:value="3.5461" calcext:value-type="float">
            <text:p>3,546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931" calcext:value-type="float">
            <text:p>2,931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55" calcext:value-type="float">
            <text:p>0,0155</text:p>
          </table:table-cell>
          <table:table-cell office:value-type="float" office:value="0" calcext:value-type="float">
            <text:p>0</text:p>
          </table:table-cell>
          <table:table-cell office:value-type="float" office:value="2.956" calcext:value-type="float">
            <text:p>2,95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471" calcext:value-type="float">
            <text:p>3,147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57" calcext:value-type="float">
            <text:p>0,0157</text:p>
          </table:table-cell>
          <table:table-cell office:value-type="float" office:value="0" calcext:value-type="float">
            <text:p>0</text:p>
          </table:table-cell>
          <table:table-cell office:value-type="float" office:value="3.1721" calcext:value-type="float">
            <text:p>3,17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495" calcext:value-type="float">
            <text:p>1,7495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25" calcext:value-type="float">
            <text:p>0,0025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438" calcext:value-type="float">
            <text:p>0,0438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142" calcext:value-type="float">
            <text:p>0,0142</text:p>
          </table:table-cell>
          <table:table-cell office:value-type="float" office:value="0" calcext:value-type="float">
            <text:p>0</text:p>
          </table:table-cell>
          <table:table-cell office:value-type="float" office:value="1.7752" calcext:value-type="float">
            <text:p>1,77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833" calcext:value-type="float">
            <text:p>1,783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,80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855" calcext:value-type="float">
            <text:p>1,7855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317" calcext:value-type="float">
            <text:p>0,0317</text:p>
          </table:table-cell>
          <table:table-cell office:value-type="float" office:value="0.0252" calcext:value-type="float">
            <text:p>0,025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" calcext:value-type="float">
            <text:p>0</text:p>
          </table:table-cell>
          <table:table-cell office:value-type="float" office:value="1.8107" calcext:value-type="float">
            <text:p>1,810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998" calcext:value-type="float">
            <text:p>1,7998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26" calcext:value-type="float">
            <text:p>0,02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141" calcext:value-type="float">
            <text:p>0,0141</text:p>
          </table:table-cell>
          <table:table-cell office:value-type="float" office:value="0" calcext:value-type="float">
            <text:p>0</text:p>
          </table:table-cell>
          <table:table-cell office:value-type="float" office:value="1.8258" calcext:value-type="float">
            <text:p>1,825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485" calcext:value-type="float">
            <text:p>1,548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1.5747" calcext:value-type="float">
            <text:p>1,57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362" calcext:value-type="float">
            <text:p>1,5362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266" calcext:value-type="float">
            <text:p>0,0266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04" calcext:value-type="float">
            <text:p>0,0104</text:p>
          </table:table-cell>
          <table:table-cell office:value-type="float" office:value="0" calcext:value-type="float">
            <text:p>0</text:p>
          </table:table-cell>
          <table:table-cell office:value-type="float" office:value="1.5624" calcext:value-type="float">
            <text:p>1,562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689" calcext:value-type="float">
            <text:p>1,5689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79" calcext:value-type="float">
            <text:p>0,0079</text:p>
          </table:table-cell>
          <table:table-cell office:value-type="float" office:value="0" calcext:value-type="float">
            <text:p>0</text:p>
          </table:table-cell>
          <table:table-cell office:value-type="float" office:value="1.5929" calcext:value-type="float">
            <text:p>1,592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877" calcext:value-type="float">
            <text:p>1,5877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98" calcext:value-type="float">
            <text:p>0,0098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88" calcext:value-type="float">
            <text:p>0,0088</text:p>
          </table:table-cell>
          <table:table-cell office:value-type="float" office:value="0" calcext:value-type="float">
            <text:p>0</text:p>
          </table:table-cell>
          <table:table-cell office:value-type="float" office:value="1.6158" calcext:value-type="float">
            <text:p>1,615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877" calcext:value-type="float">
            <text:p>1,5877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254" calcext:value-type="float">
            <text:p>0,0254</text:p>
          </table:table-cell>
          <table:table-cell office:value-type="float" office:value="0" calcext:value-type="float">
            <text:p>0</text:p>
          </table:table-cell>
          <table:table-cell office:value-type="float" office:value="0.0734" calcext:value-type="float">
            <text:p>0,0734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1.6346" calcext:value-type="float">
            <text:p>1,634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29" calcext:value-type="float">
            <text:p>1,629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1459" calcext:value-type="float">
            <text:p>0,1459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307" calcext:value-type="float">
            <text:p>0,0307</text:p>
          </table:table-cell>
          <table:table-cell office:value-type="float" office:value="0" calcext:value-type="float">
            <text:p>0</text:p>
          </table:table-cell>
          <table:table-cell office:value-type="float" office:value="1.6768" calcext:value-type="float">
            <text:p>1,676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454" calcext:value-type="float">
            <text:p>1,645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34" calcext:value-type="float">
            <text:p>0,033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0.1461" calcext:value-type="float">
            <text:p>0,1461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321" calcext:value-type="float">
            <text:p>0,0321</text:p>
          </table:table-cell>
          <table:table-cell office:value-type="float" office:value="0" calcext:value-type="float">
            <text:p>0</text:p>
          </table:table-cell>
          <table:table-cell office:value-type="float" office:value="1.6976" calcext:value-type="float">
            <text:p>1,697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266" calcext:value-type="float">
            <text:p>1,6266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1283" calcext:value-type="float">
            <text:p>0,1283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14" calcext:value-type="float">
            <text:p>0,0314</text:p>
          </table:table-cell>
          <table:table-cell office:value-type="float" office:value="0" calcext:value-type="float">
            <text:p>0</text:p>
          </table:table-cell>
          <table:table-cell office:value-type="float" office:value="1.6734" calcext:value-type="float">
            <text:p>1,673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191" calcext:value-type="float">
            <text:p>1,919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371" calcext:value-type="float">
            <text:p>0,0371</text:p>
          </table:table-cell>
          <table:table-cell office:value-type="float" office:value="0" calcext:value-type="float">
            <text:p>0</text:p>
          </table:table-cell>
          <table:table-cell office:value-type="float" office:value="0.1948" calcext:value-type="float">
            <text:p>0,1948</text:p>
          </table:table-cell>
          <table:table-cell office:value-type="float" office:value="0.1798" calcext:value-type="float">
            <text:p>0,1798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515" calcext:value-type="float">
            <text:p>0,0515</text:p>
          </table:table-cell>
          <table:table-cell office:value-type="float" office:value="0" calcext:value-type="float">
            <text:p>0</text:p>
          </table:table-cell>
          <table:table-cell office:value-type="float" office:value="1.9926" calcext:value-type="float">
            <text:p>1,992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071" calcext:value-type="float">
            <text:p>2,107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428" calcext:value-type="float">
            <text:p>0,0428</text:p>
          </table:table-cell>
          <table:table-cell office:value-type="float" office:value="0" calcext:value-type="float">
            <text:p>0</text:p>
          </table:table-cell>
          <table:table-cell office:value-type="float" office:value="0.2064" calcext:value-type="float">
            <text:p>0,2064</text:p>
          </table:table-cell>
          <table:table-cell office:value-type="float" office:value="0.2166" calcext:value-type="float">
            <text:p>0,2166</text:p>
          </table:table-cell>
          <table:table-cell office:value-type="float" office:value="0.074" calcext:value-type="float">
            <text:p>0,07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516" calcext:value-type="float">
            <text:p>0,0516</text:p>
          </table:table-cell>
          <table:table-cell office:value-type="float" office:value="0" calcext:value-type="float">
            <text:p>0</text:p>
          </table:table-cell>
          <table:table-cell office:value-type="float" office:value="2.1811" calcext:value-type="float">
            <text:p>2,181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35" calcext:value-type="float">
            <text:p>2,135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277" calcext:value-type="float">
            <text:p>0,0277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,202</text:p>
          </table:table-cell>
          <table:table-cell office:value-type="float" office:value="0.2105" calcext:value-type="float">
            <text:p>0,2105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" calcext:value-type="float">
            <text:p>0</text:p>
          </table:table-cell>
          <table:table-cell office:value-type="float" office:value="2.1946" calcext:value-type="float">
            <text:p>2,194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201" calcext:value-type="float">
            <text:p>2,2201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296" calcext:value-type="float">
            <text:p>0,0296</text:p>
          </table:table-cell>
          <table:table-cell office:value-type="float" office:value="0" calcext:value-type="float">
            <text:p>0</text:p>
          </table:table-cell>
          <table:table-cell office:value-type="float" office:value="0.2152" calcext:value-type="float">
            <text:p>0,2152</text:p>
          </table:table-cell>
          <table:table-cell office:value-type="float" office:value="0.2107" calcext:value-type="float">
            <text:p>0,2107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425" calcext:value-type="float">
            <text:p>0,0425</text:p>
          </table:table-cell>
          <table:table-cell office:value-type="float" office:value="0" calcext:value-type="float">
            <text:p>0</text:p>
          </table:table-cell>
          <table:table-cell office:value-type="float" office:value="2.2803" calcext:value-type="float">
            <text:p>2,28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754" calcext:value-type="float">
            <text:p>2,175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494" calcext:value-type="float">
            <text:p>0,0494</text:p>
          </table:table-cell>
          <table:table-cell office:value-type="float" office:value="0" calcext:value-type="float">
            <text:p>0</text:p>
          </table:table-cell>
          <table:table-cell office:value-type="float" office:value="0.7947" calcext:value-type="float">
            <text:p>0,7947</text:p>
          </table:table-cell>
          <table:table-cell office:value-type="float" office:value="0.4842" calcext:value-type="float">
            <text:p>0,4842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735" calcext:value-type="float">
            <text:p>0,0735</text:p>
          </table:table-cell>
          <table:table-cell office:value-type="float" office:value="0" calcext:value-type="float">
            <text:p>0</text:p>
          </table:table-cell>
          <table:table-cell office:value-type="float" office:value="2.269" calcext:value-type="float">
            <text:p>2,26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35" calcext:value-type="float">
            <text:p>1,935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393" calcext:value-type="float">
            <text:p>0,0393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,855</text:p>
          </table:table-cell>
          <table:table-cell office:value-type="float" office:value="0.3688" calcext:value-type="float">
            <text:p>0,3688</text:p>
          </table:table-cell>
          <table:table-cell office:value-type="float" office:value="0.096" calcext:value-type="float">
            <text:p>0,09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731" calcext:value-type="float">
            <text:p>0,0731</text:p>
          </table:table-cell>
          <table:table-cell office:value-type="float" office:value="0" calcext:value-type="float">
            <text:p>0</text:p>
          </table:table-cell>
          <table:table-cell office:value-type="float" office:value="2.0311" calcext:value-type="float">
            <text:p>2,03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922" calcext:value-type="float">
            <text:p>1,8922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56" calcext:value-type="float">
            <text:p>0,0356</text:p>
          </table:table-cell>
          <table:table-cell office:value-type="float" office:value="0" calcext:value-type="float">
            <text:p>0</text:p>
          </table:table-cell>
          <table:table-cell office:value-type="float" office:value="1.0645" calcext:value-type="float">
            <text:p>1,0645</text:p>
          </table:table-cell>
          <table:table-cell office:value-type="float" office:value="0.3185" calcext:value-type="float">
            <text:p>0,3185</text:p>
          </table:table-cell>
          <table:table-cell office:value-type="float" office:value="0.0919" calcext:value-type="float">
            <text:p>0,09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735" calcext:value-type="float">
            <text:p>0,0735</text:p>
          </table:table-cell>
          <table:table-cell office:value-type="float" office:value="0" calcext:value-type="float">
            <text:p>0</text:p>
          </table:table-cell>
          <table:table-cell office:value-type="float" office:value="1.9841" calcext:value-type="float">
            <text:p>1,98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97" calcext:value-type="float">
            <text:p>1,897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434" calcext:value-type="float">
            <text:p>0,0434</text:p>
          </table:table-cell>
          <table:table-cell office:value-type="float" office:value="0" calcext:value-type="float">
            <text:p>0</text:p>
          </table:table-cell>
          <table:table-cell office:value-type="float" office:value="0.6878" calcext:value-type="float">
            <text:p>0,6878</text:p>
          </table:table-cell>
          <table:table-cell office:value-type="float" office:value="0.4256" calcext:value-type="float">
            <text:p>0,4256</text:p>
          </table:table-cell>
          <table:table-cell office:value-type="float" office:value="0.0943" calcext:value-type="float">
            <text:p>0,094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736" calcext:value-type="float">
            <text:p>0,0736</text:p>
          </table:table-cell>
          <table:table-cell office:value-type="float" office:value="0" calcext:value-type="float">
            <text:p>0</text:p>
          </table:table-cell>
          <table:table-cell office:value-type="float" office:value="1.9914" calcext:value-type="float">
            <text:p>1,991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318" calcext:value-type="float">
            <text:p>2,0318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58" calcext:value-type="float">
            <text:p>0,0158</text:p>
          </table:table-cell>
          <table:table-cell office:value-type="float" office:value="0" calcext:value-type="float">
            <text:p>0</text:p>
          </table:table-cell>
          <table:table-cell office:value-type="float" office:value="1.3769" calcext:value-type="float">
            <text:p>1,3769</text:p>
          </table:table-cell>
          <table:table-cell office:value-type="float" office:value="0.4078" calcext:value-type="float">
            <text:p>0,4078</text:p>
          </table:table-cell>
          <table:table-cell office:value-type="float" office:value="0.161" calcext:value-type="float">
            <text:p>0,16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1366" calcext:value-type="float">
            <text:p>0,1366</text:p>
          </table:table-cell>
          <table:table-cell office:value-type="float" office:value="0" calcext:value-type="float">
            <text:p>0</text:p>
          </table:table-cell>
          <table:table-cell office:value-type="float" office:value="2.1928" calcext:value-type="float">
            <text:p>2,1928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885" calcext:value-type="float">
            <text:p>2,0885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78" calcext:value-type="float">
            <text:p>0,0178</text:p>
          </table:table-cell>
          <table:table-cell office:value-type="float" office:value="0" calcext:value-type="float">
            <text:p>0</text:p>
          </table:table-cell>
          <table:table-cell office:value-type="float" office:value="1.3874" calcext:value-type="float">
            <text:p>1,3874</text:p>
          </table:table-cell>
          <table:table-cell office:value-type="float" office:value="0.381" calcext:value-type="float">
            <text:p>0,381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475" calcext:value-type="float">
            <text:p>0,1475</text:p>
          </table:table-cell>
          <table:table-cell office:value-type="float" office:value="0" calcext:value-type="float">
            <text:p>0</text:p>
          </table:table-cell>
          <table:table-cell office:value-type="float" office:value="2.256" calcext:value-type="float">
            <text:p>2,256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639" calcext:value-type="float">
            <text:p>2,1639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309" calcext:value-type="float">
            <text:p>0,0309</text:p>
          </table:table-cell>
          <table:table-cell office:value-type="float" office:value="0" calcext:value-type="float">
            <text:p>0</text:p>
          </table:table-cell>
          <table:table-cell office:value-type="float" office:value="1.3144" calcext:value-type="float">
            <text:p>1,3144</text:p>
          </table:table-cell>
          <table:table-cell office:value-type="float" office:value="0.5414" calcext:value-type="float">
            <text:p>0,5414</text:p>
          </table:table-cell>
          <table:table-cell office:value-type="float" office:value="0.1619" calcext:value-type="float">
            <text:p>0,161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1392" calcext:value-type="float">
            <text:p>0,1392</text:p>
          </table:table-cell>
          <table:table-cell office:value-type="float" office:value="0" calcext:value-type="float">
            <text:p>0</text:p>
          </table:table-cell>
          <table:table-cell office:value-type="float" office:value="2.3258" calcext:value-type="float">
            <text:p>2,3258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022" calcext:value-type="float">
            <text:p>2,0022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1.3751" calcext:value-type="float">
            <text:p>1,3751</text:p>
          </table:table-cell>
          <table:table-cell office:value-type="float" office:value="0.3885" calcext:value-type="float">
            <text:p>0,3885</text:p>
          </table:table-cell>
          <table:table-cell office:value-type="float" office:value="0.1601" calcext:value-type="float">
            <text:p>0,16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2.1623" calcext:value-type="float">
            <text:p>2,162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.7733" calcext:value-type="float">
            <text:p>13,7733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431" calcext:value-type="float">
            <text:p>0,0431</text:p>
          </table:table-cell>
          <table:table-cell office:value-type="float" office:value="0" calcext:value-type="float">
            <text:p>0</text:p>
          </table:table-cell>
          <table:table-cell office:value-type="float" office:value="13.8312" calcext:value-type="float">
            <text:p>13,8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8312" calcext:value-type="float">
            <text:p>13,83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.85" calcext:value-type="float">
            <text:p>11,8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32" calcext:value-type="float">
            <text:p>0,032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11.9085" calcext:value-type="float">
            <text:p>11,9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3083" calcext:value-type="float">
            <text:p>6,30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.9619" calcext:value-type="float">
            <text:p>10,9619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427" calcext:value-type="float">
            <text:p>0,0427</text:p>
          </table:table-cell>
          <table:table-cell office:value-type="float" office:value="0" calcext:value-type="float">
            <text:p>0</text:p>
          </table:table-cell>
          <table:table-cell office:value-type="float" office:value="11.0189" calcext:value-type="float">
            <text:p>11,0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7205" calcext:value-type="float">
            <text:p>3,72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.089" calcext:value-type="float">
            <text:p>12,089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425" calcext:value-type="float">
            <text:p>0,0425</text:p>
          </table:table-cell>
          <table:table-cell office:value-type="float" office:value="0" calcext:value-type="float">
            <text:p>0</text:p>
          </table:table-cell>
          <table:table-cell office:value-type="float" office:value="12.1458" calcext:value-type="float">
            <text:p>12,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2571" calcext:value-type="float">
            <text:p>3,257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2635" calcext:value-type="float">
            <text:p>6,2635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272" calcext:value-type="float">
            <text:p>0,0272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6.3083" calcext:value-type="float">
            <text:p>6,30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5328" calcext:value-type="float">
            <text:p>3,532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2748" calcext:value-type="float">
            <text:p>6,2748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45" calcext:value-type="float">
            <text:p>0,0245</text:p>
          </table:table-cell>
          <table:table-cell office:value-type="float" office:value="0" calcext:value-type="float">
            <text:p>0</text:p>
          </table:table-cell>
          <table:table-cell office:value-type="float" office:value="6.3144" calcext:value-type="float">
            <text:p>6,31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3234" calcext:value-type="float">
            <text:p>4,32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3909" calcext:value-type="float">
            <text:p>6,3909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6.4316" calcext:value-type="float">
            <text:p>6,4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4142" calcext:value-type="float">
            <text:p>4,414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3558" calcext:value-type="float">
            <text:p>6,3558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56" calcext:value-type="float">
            <text:p>0,0256</text:p>
          </table:table-cell>
          <table:table-cell office:value-type="float" office:value="0" calcext:value-type="float">
            <text:p>0</text:p>
          </table:table-cell>
          <table:table-cell office:value-type="float" office:value="6.3973" calcext:value-type="float">
            <text:p>6,3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2717" calcext:value-type="float">
            <text:p>4,2717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6687" calcext:value-type="float">
            <text:p>3,6687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304" calcext:value-type="float">
            <text:p>0,0304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301" calcext:value-type="float">
            <text:p>0,0301</text:p>
          </table:table-cell>
          <table:table-cell office:value-type="float" office:value="0" calcext:value-type="float">
            <text:p>0</text:p>
          </table:table-cell>
          <table:table-cell office:value-type="float" office:value="3.7205" calcext:value-type="float">
            <text:p>3,7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7773" calcext:value-type="float">
            <text:p>4,777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263" calcext:value-type="float">
            <text:p>0,0263</text:p>
          </table:table-cell>
          <table:table-cell office:value-type="float" office:value="0" calcext:value-type="float">
            <text:p>0</text:p>
          </table:table-cell>
          <table:table-cell office:value-type="float" office:value="4.8226" calcext:value-type="float">
            <text:p>4,822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198" calcext:value-type="float">
            <text:p>3,6198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3.6586" calcext:value-type="float">
            <text:p>3,658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324" calcext:value-type="float">
            <text:p>3,7324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26" calcext:value-type="float">
            <text:p>0,0226</text:p>
          </table:table-cell>
          <table:table-cell office:value-type="float" office:value="0" calcext:value-type="float">
            <text:p>0</text:p>
          </table:table-cell>
          <table:table-cell office:value-type="float" office:value="3.7736" calcext:value-type="float">
            <text:p>3,773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2186" calcext:value-type="float">
            <text:p>3,2186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48" calcext:value-type="float">
            <text:p>0,0048</text:p>
          </table:table-cell>
          <table:table-cell office:value-type="float" office:value="0" calcext:value-type="float">
            <text:p>0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561" calcext:value-type="float">
            <text:p>0,0561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" calcext:value-type="float">
            <text:p>0</text:p>
          </table:table-cell>
          <table:table-cell office:value-type="float" office:value="3.2571" calcext:value-type="float">
            <text:p>3,257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2942" calcext:value-type="float">
            <text:p>3,2942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43" calcext:value-type="float">
            <text:p>0,0143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48" calcext:value-type="float">
            <text:p>0,0148</text:p>
          </table:table-cell>
          <table:table-cell office:value-type="float" office:value="0" calcext:value-type="float">
            <text:p>0</text:p>
          </table:table-cell>
          <table:table-cell office:value-type="float" office:value="3.336" calcext:value-type="float">
            <text:p>3,3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2973" calcext:value-type="float">
            <text:p>3,2973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724" calcext:value-type="float">
            <text:p>0,0724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3.335" calcext:value-type="float">
            <text:p>3,33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41" calcext:value-type="float">
            <text:p>3,34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79" calcext:value-type="float">
            <text:p>0,0079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153" calcext:value-type="float">
            <text:p>0,0153</text:p>
          </table:table-cell>
          <table:table-cell office:value-type="float" office:value="0" calcext:value-type="float">
            <text:p>0</text:p>
          </table:table-cell>
          <table:table-cell office:value-type="float" office:value="3.3775" calcext:value-type="float">
            <text:p>3,377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4255" calcext:value-type="float">
            <text:p>3,4255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426" calcext:value-type="float">
            <text:p>0,0426</text:p>
          </table:table-cell>
          <table:table-cell office:value-type="float" office:value="0" calcext:value-type="float">
            <text:p>0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1355" calcext:value-type="float">
            <text:p>0,1355</text:p>
          </table:table-cell>
          <table:table-cell office:value-type="float" office:value="0.1073" calcext:value-type="float">
            <text:p>0,107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846" calcext:value-type="float">
            <text:p>0,0846</text:p>
          </table:table-cell>
          <table:table-cell office:value-type="float" office:value="0" calcext:value-type="float">
            <text:p>0</text:p>
          </table:table-cell>
          <table:table-cell office:value-type="float" office:value="3.5328" calcext:value-type="float">
            <text:p>3,5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887" calcext:value-type="float">
            <text:p>3,3887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479" calcext:value-type="float">
            <text:p>0,0479</text:p>
          </table:table-cell>
          <table:table-cell office:value-type="float" office:value="0" calcext:value-type="float">
            <text:p>0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1469" calcext:value-type="float">
            <text:p>0,1469</text:p>
          </table:table-cell>
          <table:table-cell office:value-type="float" office:value="0.1358" calcext:value-type="float">
            <text:p>0,135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3.5245" calcext:value-type="float">
            <text:p>3,524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1459" calcext:value-type="float">
            <text:p>4,145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28" calcext:value-type="float">
            <text:p>0,0328</text:p>
          </table:table-cell>
          <table:table-cell office:value-type="float" office:value="0" calcext:value-type="float">
            <text:p>0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1549" calcext:value-type="float">
            <text:p>0,1549</text:p>
          </table:table-cell>
          <table:table-cell office:value-type="float" office:value="0.1644" calcext:value-type="float">
            <text:p>0,164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378" calcext:value-type="float">
            <text:p>0,1378</text:p>
          </table:table-cell>
          <table:table-cell office:value-type="float" office:value="0" calcext:value-type="float">
            <text:p>0</text:p>
          </table:table-cell>
          <table:table-cell office:value-type="float" office:value="4.3102" calcext:value-type="float">
            <text:p>4,31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9061" calcext:value-type="float">
            <text:p>5,9061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89" calcext:value-type="float">
            <text:p>0,0389</text:p>
          </table:table-cell>
          <table:table-cell office:value-type="float" office:value="0" calcext:value-type="float">
            <text:p>0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2568" calcext:value-type="float">
            <text:p>0,2568</text:p>
          </table:table-cell>
          <table:table-cell office:value-type="float" office:value="0.1474" calcext:value-type="float">
            <text:p>0,147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1182" calcext:value-type="float">
            <text:p>0,1182</text:p>
          </table:table-cell>
          <table:table-cell office:value-type="float" office:value="0" calcext:value-type="float">
            <text:p>0</text:p>
          </table:table-cell>
          <table:table-cell office:value-type="float" office:value="6.0534" calcext:value-type="float">
            <text:p>6,053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152" calcext:value-type="float">
            <text:p>4,152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436" calcext:value-type="float">
            <text:p>0,0436</text:p>
          </table:table-cell>
          <table:table-cell office:value-type="float" office:value="0" calcext:value-type="float">
            <text:p>0</text:p>
          </table:table-cell>
          <table:table-cell office:value-type="float" office:value="0.1869" calcext:value-type="float">
            <text:p>0,1869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1715" calcext:value-type="float">
            <text:p>0,17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1493" calcext:value-type="float">
            <text:p>0,1493</text:p>
          </table:table-cell>
          <table:table-cell office:value-type="float" office:value="0" calcext:value-type="float">
            <text:p>0</text:p>
          </table:table-cell>
          <table:table-cell office:value-type="float" office:value="4.3234" calcext:value-type="float">
            <text:p>4,323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4649" calcext:value-type="float">
            <text:p>3,464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411" calcext:value-type="float">
            <text:p>0,0411</text:p>
          </table:table-cell>
          <table:table-cell office:value-type="float" office:value="0" calcext:value-type="float">
            <text:p>0</text:p>
          </table:table-cell>
          <table:table-cell office:value-type="float" office:value="0.1619" calcext:value-type="float">
            <text:p>0,1619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1758" calcext:value-type="float">
            <text:p>0,175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1479" calcext:value-type="float">
            <text:p>0,1479</text:p>
          </table:table-cell>
          <table:table-cell office:value-type="float" office:value="0" calcext:value-type="float">
            <text:p>0</text:p>
          </table:table-cell>
          <table:table-cell office:value-type="float" office:value="3.6408" calcext:value-type="float">
            <text:p>3,640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4778" calcext:value-type="float">
            <text:p>4,477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456" calcext:value-type="float">
            <text:p>0,0456</text:p>
          </table:table-cell>
          <table:table-cell office:value-type="float" office:value="0" calcext:value-type="float">
            <text:p>0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2071" calcext:value-type="float">
            <text:p>0,2071</text:p>
          </table:table-cell>
          <table:table-cell office:value-type="float" office:value="0.2122" calcext:value-type="float">
            <text:p>0,212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1787" calcext:value-type="float">
            <text:p>0,1787</text:p>
          </table:table-cell>
          <table:table-cell office:value-type="float" office:value="0" calcext:value-type="float">
            <text:p>0</text:p>
          </table:table-cell>
          <table:table-cell office:value-type="float" office:value="4.6901" calcext:value-type="float">
            <text:p>4,690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9874" calcext:value-type="float">
            <text:p>3,9874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92" calcext:value-type="float">
            <text:p>0,0192</text:p>
          </table:table-cell>
          <table:table-cell office:value-type="float" office:value="0.0317" calcext:value-type="float">
            <text:p>0,0317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,2306</text:p>
          </table:table-cell>
          <table:table-cell office:value-type="float" office:value="0.258" calcext:value-type="float">
            <text:p>0,258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1803" calcext:value-type="float">
            <text:p>0,1803</text:p>
          </table:table-cell>
          <table:table-cell office:value-type="float" office:value="0" calcext:value-type="float">
            <text:p>0</text:p>
          </table:table-cell>
          <table:table-cell office:value-type="float" office:value="4.1947" calcext:value-type="float">
            <text:p>4,194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442" calcext:value-type="float">
            <text:p>4,0442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58" calcext:value-type="float">
            <text:p>0,0458</text:p>
          </table:table-cell>
          <table:table-cell office:value-type="float" office:value="0" calcext:value-type="float">
            <text:p>0</text:p>
          </table:table-cell>
          <table:table-cell office:value-type="float" office:value="0.5938" calcext:value-type="float">
            <text:p>0,5938</text:p>
          </table:table-cell>
          <table:table-cell office:value-type="float" office:value="0.3507" calcext:value-type="float">
            <text:p>0,3507</text:p>
          </table:table-cell>
          <table:table-cell office:value-type="float" office:value="0.37" calcext:value-type="float">
            <text:p>0,3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3418" calcext:value-type="float">
            <text:p>0,3418</text:p>
          </table:table-cell>
          <table:table-cell office:value-type="float" office:value="0" calcext:value-type="float">
            <text:p>0</text:p>
          </table:table-cell>
          <table:table-cell office:value-type="float" office:value="4.4142" calcext:value-type="float">
            <text:p>4,414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934" calcext:value-type="float">
            <text:p>4,0934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489" calcext:value-type="float">
            <text:p>0,0489</text:p>
          </table:table-cell>
          <table:table-cell office:value-type="float" office:value="0" calcext:value-type="float">
            <text:p>0</text:p>
          </table:table-cell>
          <table:table-cell office:value-type="float" office:value="0.7654" calcext:value-type="float">
            <text:p>0,7654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3179" calcext:value-type="float">
            <text:p>0,317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2939" calcext:value-type="float">
            <text:p>0,2939</text:p>
          </table:table-cell>
          <table:table-cell office:value-type="float" office:value="0" calcext:value-type="float">
            <text:p>0</text:p>
          </table:table-cell>
          <table:table-cell office:value-type="float" office:value="4.4113" calcext:value-type="float">
            <text:p>4,411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487" calcext:value-type="float">
            <text:p>4,0487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545" calcext:value-type="float">
            <text:p>0,0545</text:p>
          </table:table-cell>
          <table:table-cell office:value-type="float" office:value="0" calcext:value-type="float">
            <text:p>0</text:p>
          </table:table-cell>
          <table:table-cell office:value-type="float" office:value="0.5958" calcext:value-type="float">
            <text:p>0,5958</text:p>
          </table:table-cell>
          <table:table-cell office:value-type="float" office:value="0.4656" calcext:value-type="float">
            <text:p>0,4656</text:p>
          </table:table-cell>
          <table:table-cell office:value-type="float" office:value="0.3159" calcext:value-type="float">
            <text:p>0,315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2933" calcext:value-type="float">
            <text:p>0,2933</text:p>
          </table:table-cell>
          <table:table-cell office:value-type="float" office:value="0" calcext:value-type="float">
            <text:p>0</text:p>
          </table:table-cell>
          <table:table-cell office:value-type="float" office:value="4.3646" calcext:value-type="float">
            <text:p>4,364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909" calcext:value-type="float">
            <text:p>3,5909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201" calcext:value-type="float">
            <text:p>0,0201</text:p>
          </table:table-cell>
          <table:table-cell office:value-type="float" office:value="0.0421" calcext:value-type="float">
            <text:p>0,0421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,4985</text:p>
          </table:table-cell>
          <table:table-cell office:value-type="float" office:value="0.3385" calcext:value-type="float">
            <text:p>0,3385</text:p>
          </table:table-cell>
          <table:table-cell office:value-type="float" office:value="0.3223" calcext:value-type="float">
            <text:p>0,322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2986" calcext:value-type="float">
            <text:p>0,2986</text:p>
          </table:table-cell>
          <table:table-cell office:value-type="float" office:value="0" calcext:value-type="float">
            <text:p>0</text:p>
          </table:table-cell>
          <table:table-cell office:value-type="float" office:value="3.9132" calcext:value-type="float">
            <text:p>3,913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085" calcext:value-type="float">
            <text:p>3,7085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892" calcext:value-type="float">
            <text:p>0,0892</text:p>
          </table:table-cell>
          <table:table-cell office:value-type="float" office:value="0" calcext:value-type="float">
            <text:p>0</text:p>
          </table:table-cell>
          <table:table-cell office:value-type="float" office:value="1.6192" calcext:value-type="float">
            <text:p>1,6192</text:p>
          </table:table-cell>
          <table:table-cell office:value-type="float" office:value="0.8046" calcext:value-type="float">
            <text:p>0,8046</text:p>
          </table:table-cell>
          <table:table-cell office:value-type="float" office:value="0.5632" calcext:value-type="float">
            <text:p>0,563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5392" calcext:value-type="float">
            <text:p>0,5392</text:p>
          </table:table-cell>
          <table:table-cell office:value-type="float" office:value="0" calcext:value-type="float">
            <text:p>0</text:p>
          </table:table-cell>
          <table:table-cell office:value-type="float" office:value="4.2717" calcext:value-type="float">
            <text:p>4,2717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8016" calcext:value-type="float">
            <text:p>3,8016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623" calcext:value-type="float">
            <text:p>0,0623</text:p>
          </table:table-cell>
          <table:table-cell office:value-type="float" office:value="0" calcext:value-type="float">
            <text:p>0</text:p>
          </table:table-cell>
          <table:table-cell office:value-type="float" office:value="1.5338" calcext:value-type="float">
            <text:p>1,5338</text:p>
          </table:table-cell>
          <table:table-cell office:value-type="float" office:value="0.8903" calcext:value-type="float">
            <text:p>0,8903</text:p>
          </table:table-cell>
          <table:table-cell office:value-type="float" office:value="0.5684" calcext:value-type="float">
            <text:p>0,568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5443" calcext:value-type="float">
            <text:p>0,5443</text:p>
          </table:table-cell>
          <table:table-cell office:value-type="float" office:value="0" calcext:value-type="float">
            <text:p>0</text:p>
          </table:table-cell>
          <table:table-cell office:value-type="float" office:value="4.37" calcext:value-type="float">
            <text:p>4,37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056" calcext:value-type="float">
            <text:p>3,7056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652" calcext:value-type="float">
            <text:p>0,0652</text:p>
          </table:table-cell>
          <table:table-cell office:value-type="float" office:value="0" calcext:value-type="float">
            <text:p>0</text:p>
          </table:table-cell>
          <table:table-cell office:value-type="float" office:value="1.2183" calcext:value-type="float">
            <text:p>1,2183</text:p>
          </table:table-cell>
          <table:table-cell office:value-type="float" office:value="0.9121" calcext:value-type="float">
            <text:p>0,9121</text:p>
          </table:table-cell>
          <table:table-cell office:value-type="float" office:value="0.5724" calcext:value-type="float">
            <text:p>0,572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5478" calcext:value-type="float">
            <text:p>0,5478</text:p>
          </table:table-cell>
          <table:table-cell office:value-type="float" office:value="0" calcext:value-type="float">
            <text:p>0</text:p>
          </table:table-cell>
          <table:table-cell office:value-type="float" office:value="4.278" calcext:value-type="float">
            <text:p>4,278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242" calcext:value-type="float">
            <text:p>3,7242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1372" calcext:value-type="float">
            <text:p>0,1372</text:p>
          </table:table-cell>
          <table:table-cell office:value-type="float" office:value="0" calcext:value-type="float">
            <text:p>0</text:p>
          </table:table-cell>
          <table:table-cell office:value-type="float" office:value="1.081" calcext:value-type="float">
            <text:p>1,081</text:p>
          </table:table-cell>
          <table:table-cell office:value-type="float" office:value="0.8459" calcext:value-type="float">
            <text:p>0,8459</text:p>
          </table:table-cell>
          <table:table-cell office:value-type="float" office:value="0.573" calcext:value-type="float">
            <text:p>0,57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549" calcext:value-type="float">
            <text:p>0,549</text:p>
          </table:table-cell>
          <table:table-cell office:value-type="float" office:value="0" calcext:value-type="float">
            <text:p>0</text:p>
          </table:table-cell>
          <table:table-cell office:value-type="float" office:value="4.2971" calcext:value-type="float">
            <text:p>4,2971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</table:table>
      <table:table table:name="charts" table:style-name="ta1">
        <table:shapes>
          <draw:frame draw:z-index="0" draw:style-name="gr1" draw:text-style-name="P1" svg:width="159.99mm" svg:height="89.99mm" svg:x="1.3mm" svg:y="135.47mm">
            <draw:object draw:notify-on-update-of-ranges="omp.S5:omp.S12 omp.T4:omp.T4 omp.T5:omp.T12 omp.T13:omp.T13 omp.T14:omp.T21 omp.T22:omp.T22 omp.T23:omp.T3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235.24mm" svg:y="154.56mm">
            <draw:object draw:notify-on-update-of-ranges="omp.V5:omp.V12 omp.W4:omp.W4 omp.W5:omp.W12 omp.W13:omp.W13 omp.W14:omp.W21 omp.W22:omp.W22 omp.W23:omp.W3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75.73mm" svg:y="195.53mm">
            <draw:object draw:notify-on-update-of-ranges="omp2.AE5:omp2.AE12 omp2.AF4:omp2.AF4 omp2.AF5:omp2.AF12 omp2.AF13:omp2.AF13 omp2.AF14:omp2.AF21 omp2.AF22:omp2.AF22 omp2.AF23:omp2.AF30 omp2.AF31:omp2.AF31 omp2.AF32:omp2.AF3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40.83mm" svg:y="194.63mm">
            <draw:object draw:notify-on-update-of-ranges="omp2.AA40:omp2.AA47 omp2.AB39:omp2.AB39 omp2.AB40:omp2.AB47 omp2.AB48:omp2.AB48 omp2.AB49:omp2.AB56 omp2.AB57:omp2.AB57 omp2.AB58:omp2.AB65 omp2.AB66:omp2.AB66 omp2.AB67:omp2.AB7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405.93mm" svg:y="196.89mm">
            <draw:object draw:notify-on-update-of-ranges="omp2.T74:omp2.T81 omp2.U73:omp2.U73 omp2.U74:omp2.U81 omp2.U82:omp2.U82 omp2.U83:omp2.U90 omp2.U91:omp2.U91 omp2.U92:omp2.U99 omp2.U100:omp2.U100 omp2.U101:omp2.U10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68.68mm" svg:y="196.43mm">
            <draw:object draw:notify-on-update-of-ranges="omp2.T111:omp2.T118 omp2.U110:omp2.U110 omp2.U111:omp2.U118 omp2.U119:omp2.U119 omp2.U120:omp2.U127 omp2.U128:omp2.U128 omp2.U129:omp2.U136 omp2.U137:omp2.U137 omp2.U138:omp2.U14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72.44mm" svg:y="290.81mm">
            <draw:object draw:notify-on-update-of-ranges="omp2.AI5:omp2.AI12 omp2.AJ4:omp2.AJ4 omp2.AJ5:omp2.AJ12 omp2.AJ13:omp2.AJ13 omp2.AJ14:omp2.AJ21 omp2.AJ22:omp2.AJ22 omp2.AJ23:omp2.AJ30 omp2.AJ31:omp2.AJ31 omp2.AJ32:omp2.AJ35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236.13mm" svg:y="291.26mm">
            <draw:object draw:notify-on-update-of-ranges="omp2.AD40:omp2.AD47 omp2.AE39:omp2.AE39 omp2.AE40:omp2.AE47 omp2.AE48:omp2.AE48 omp2.AE49:omp2.AE56 omp2.AE57:omp2.AE57 omp2.AE58:omp2.AE65 omp2.AE66:omp2.AE66 omp2.AE67:omp2.AE7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03.59mm" svg:y="289.91mm">
            <draw:object draw:notify-on-update-of-ranges="omp2.X74:omp2.X81 omp2.Y73:omp2.Y73 omp2.Y74:omp2.Y81 omp2.Y82:omp2.Y82 omp2.Y83:omp2.Y90 omp2.Y91:omp2.Y91 omp2.Y92:omp2.Y99 omp2.Y100:omp2.Y100 omp2.Y101:omp2.Y10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565.39mm" svg:y="288.1mm">
            <draw:object draw:notify-on-update-of-ranges="omp2.X111:omp2.X118 omp2.Y110:omp2.Y110 omp2.Y111:omp2.Y118 omp2.Y119:omp2.Y119 omp2.Y120:omp2.Y127 omp2.Y128:omp2.Y128 omp2.Y129:omp2.Y136 omp2.Y137:omp2.Y137 omp2.Y138:omp2.Y14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0" draw:style-name="gr1" draw:text-style-name="P1" svg:width="188.15mm" svg:height="105.83mm" svg:x="502.82mm" svg:y="415.25mm">
            <draw:object draw:notify-on-update-of-ranges="'prod-cons'.BG4:'prod-cons'.BG6 'prod-cons'.BH3:'prod-cons'.BH3 'prod-cons'.BH4:'prod-cons'.BH6 'prod-cons'.BH7:'prod-cons'.BH7 'prod-cons'.BH8:'prod-cons'.BH10 'prod-cons'.BH11:'prod-cons'.BH11 'prod-cons'.BH12:'prod-cons'.BH14 'prod-cons'.BH15:'prod-cons'.BH15 'prod-cons'.BH16:'prod-cons'.BH18 'prod-cons'.BH19:'prod-cons'.BH19 'prod-cons'.BH20:'prod-cons'.BH22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1" draw:style-name="gr1" draw:text-style-name="P1" svg:width="206.66mm" svg:height="147.17mm" svg:x="50.79mm" svg:y="415.43mm">
            <draw:object draw:notify-on-update-of-ranges="'prod-cons'.AP4:'prod-cons'.AP6 'prod-cons'.AD41:'prod-cons'.AD41 'prod-cons'.AD43:'prod-cons'.AD45 'prod-cons'.AQ3:'prod-cons'.AQ3 'prod-cons'.AQ4:'prod-cons'.AQ6 'prod-cons'.AQ7:'prod-cons'.AQ7 'prod-cons'.AQ8:'prod-cons'.AQ10 'prod-cons'.AQ11:'prod-cons'.AQ11 'prod-cons'.AQ12:'prod-cons'.AQ14 'prod-cons'.AQ15:'prod-cons'.AQ15 'prod-cons'.AQ16:'prod-cons'.AQ18 'prod-cons'.AQ19:'prod-cons'.AQ19 'prod-cons'.AQ20:'prod-cons'.AQ2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2" draw:style-name="gr1" draw:text-style-name="P1" svg:width="201.55mm" svg:height="183.81mm" svg:x="274.7mm" svg:y="403.24mm">
            <draw:object draw:notify-on-update-of-ranges="'prod-cons'.BD4:'prod-cons'.BD6 'prod-cons'.BE3:'prod-cons'.BE3 'prod-cons'.BE4:'prod-cons'.BE6 'prod-cons'.BE7:'prod-cons'.BE7 'prod-cons'.BE8:'prod-cons'.BE10 'prod-cons'.BE11:'prod-cons'.BE11 'prod-cons'.BE12:'prod-cons'.BE14 'prod-cons'.BE15:'prod-cons'.BE15 'prod-cons'.BE16:'prod-cons'.BE18 'prod-cons'.BE19:'prod-cons'.BE19 'prod-cons'.BE20:'prod-cons'.BE22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3" draw:style-name="gr1" draw:text-style-name="P1" svg:width="265.43mm" svg:height="176.11mm" svg:x="348.07mm" svg:y="603.28mm">
            <draw:object draw:notify-on-update-of-ranges="pthreads.BG11:pthreads.BG17 pthreads.BH10:pthreads.BH10 pthreads.BH11:pthreads.BH17 pthreads.BH18:pthreads.BH18 pthreads.BH19:pthreads.BH25 pthreads.BH26:pthreads.BH26 pthreads.BH27:pthreads.BH33 pthreads.BH34:pthreads.BH34 pthreads.BH35:pthreads.BH42 pthreads.BH42:pthreads.BH42 pthreads.BH43:pthreads.BH49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4" draw:style-name="gr1" draw:text-style-name="P1" svg:width="213.36mm" svg:height="120.01mm" svg:x="629.93mm" svg:y="628.93mm">
            <draw:object draw:notify-on-update-of-ranges="pthreads.BJ11:pthreads.BJ17 pthreads.BK10:pthreads.BK10 pthreads.BK11:pthreads.BK17 pthreads.BK18:pthreads.BK18 pthreads.BK19:pthreads.BK25 pthreads.BK26:pthreads.BK26 pthreads.BK27:pthreads.BK33 pthreads.BK34:pthreads.BK34 pthreads.BK35:pthreads.BK41 pthreads.BK42:pthreads.BK42 pthreads.BK43:pthreads.BK49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5" draw:style-name="gr1" draw:text-style-name="P1" svg:width="230.59mm" svg:height="172.91mm" svg:x="128.84mm" svg:y="819.87mm">
            <draw:object draw:notify-on-update-of-ranges="omp_time_log.P9:omp_time_log.P39 omp_time_log.Q8:omp_time_log.Q8 omp_time_log.Q9:omp_time_log.Q39 omp_time_log.Q40:omp_time_log.Q40 omp_time_log.Q41:omp_time_log.Q71 omp_time_log.Q72:omp_time_log.Q72 omp_time_log.Q73:omp_time_log.Q103 omp_time_log.Q104:omp_time_log.Q104 omp_time_log.Q105:omp_time_log.Q135 omp_time_log.Q136:omp_time_log.Q136 omp_time_log.Q137:omp_time_log.Q16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6" draw:style-name="gr1" draw:text-style-name="P1" svg:width="322.93mm" svg:height="181.65mm" svg:x="351.76mm" svg:y="812.12mm">
            <draw:object draw:notify-on-update-of-ranges="omp_time_log.R9:omp_time_log.R39 omp_time_log.S7:omp_time_log.S8 omp_time_log.S9:omp_time_log.S39 omp_time_log.S40:omp_time_log.S40 omp_time_log.S41:omp_time_log.S71 omp_time_log.S72:omp_time_log.S72 omp_time_log.S73:omp_time_log.S103 omp_time_log.S104:omp_time_log.S104 omp_time_log.S105:omp_time_log.S135 omp_time_log.S136:omp_time_log.S136 omp_time_log.S137:omp_time_log.S167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7" draw:style-name="gr1" draw:text-style-name="P1" svg:width="262.08mm" svg:height="204.53mm" svg:x="58.7mm" svg:y="596.96mm">
            <draw:object draw:notify-on-update-of-ranges="pthreads.AQ11:pthreads.AQ17 pthreads.AC64:pthreads.AC64 pthreads.AC65:pthreads.AC71 pthreads.AR10:pthreads.AR10 pthreads.AR11:pthreads.AR17 pthreads.AR18:pthreads.AR18 pthreads.AR19:pthreads.AR25 pthreads.AR26:pthreads.AR26 pthreads.AR27:pthreads.AR33 pthreads.AR34:pthreads.AR34 pthreads.AR35:pthreads.AR41 pthreads.AR42:pthreads.AR42 pthreads.AR43:pthreads.AR4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8" draw:style-name="gr1" draw:text-style-name="P1" svg:width="355.96mm" svg:height="200.23mm" svg:x="701.42mm" svg:y="795.51mm">
            <draw:object draw:notify-on-update-of-ranges="omp_time_log.V9:omp_time_log.V39 omp_time_log.W8:omp_time_log.W8 omp_time_log.W9:omp_time_log.W39 omp_time_log.W40:omp_time_log.W40 omp_time_log.W41:omp_time_log.W71 omp_time_log.W72:omp_time_log.W72 omp_time_log.W73:omp_time_log.W103 omp_time_log.W104:omp_time_log.W104 omp_time_log.W105:omp_time_log.W135 omp_time_log.W136:omp_time_log.W136 omp_time_log.W137:omp_time_log.W167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19" draw:style-name="gr1" draw:text-style-name="P1" svg:width="159.99mm" svg:height="89.99mm" svg:x="723.84mm" svg:y="425.38mm">
            <draw:object draw:notify-on-update-of-ranges="'prod-cons2'.Q9:'prod-cons2'.Q13 'prod-cons2'.R8:'prod-cons2'.R8 'prod-cons2'.R9:'prod-cons2'.R13 'prod-cons2'.R14:'prod-cons2'.R14 'prod-cons2'.R15:'prod-cons2'.R19 'prod-cons2'.R20:'prod-cons2'.R20 'prod-cons2'.R21:'prod-cons2'.R25 'prod-cons2'.R26:'prod-cons2'.R26 'prod-cons2'.R27:'prod-cons2'.R31 'prod-cons2'.R32:'prod-cons2'.R32 'prod-cons2'.R33:'prod-cons2'.R37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20" draw:style-name="gr1" draw:text-style-name="P1" svg:width="159.99mm" svg:height="89.99mm" svg:x="903.12mm" svg:y="424.47mm">
            <draw:object draw:notify-on-update-of-ranges="'prod-cons2'.U9:'prod-cons2'.U13 'prod-cons2'.V8:'prod-cons2'.V8 'prod-cons2'.V9:'prod-cons2'.V13 'prod-cons2'.V14:'prod-cons2'.V14 'prod-cons2'.V15:'prod-cons2'.V19 'prod-cons2'.V20:'prod-cons2'.V20 'prod-cons2'.V21:'prod-cons2'.V25 'prod-cons2'.V26:'prod-cons2'.V26 'prod-cons2'.V27:'prod-cons2'.V31 'prod-cons2'.V32:'prod-cons2'.V32 'prod-cons2'.V33:'prod-cons2'.V3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21" draw:style-name="gr1" draw:text-style-name="P1" svg:width="159.99mm" svg:height="89.99mm" svg:x="68.07mm" svg:y="0.98mm">
            <draw:object draw:notify-on-update-of-ranges="omp_time_log.AE9:omp_time_log.AE16 omp_time_log.AF8:omp_time_log.AF8 omp_time_log.AF9:omp_time_log.AF16 omp_time_log.AF17:omp_time_log.AF17 omp_time_log.AF18:omp_time_log.AF25 omp_time_log.AF26:omp_time_log.AF26 omp_time_log.AF27:omp_time_log.AF34 omp_time_log.AF35:omp_time_log.AF35 omp_time_log.AF36:omp_time_log.AF43 omp_time_log.AF44:omp_time_log.AF44 omp_time_log.AF45:omp_time_log.AF52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22" draw:style-name="gr1" draw:text-style-name="P1" svg:width="212.15mm" svg:height="119.33mm" svg:x="246.11mm" svg:y="1.3mm">
            <draw:object draw:notify-on-update-of-ranges="omp_time_log.AI9:omp_time_log.AI16 omp_time_log.AJ8:omp_time_log.AJ8 omp_time_log.AJ9:omp_time_log.AJ16 omp_time_log.AJ17:omp_time_log.AJ17 omp_time_log.AJ18:omp_time_log.AJ25 omp_time_log.AJ26:omp_time_log.AJ26 omp_time_log.AJ27:omp_time_log.AJ34 omp_time_log.AJ35:omp_time_log.AJ35 omp_time_log.AJ36:omp_time_log.AJ43 omp_time_log.AJ44:omp_time_log.AJ44 omp_time_log.AJ45:omp_time_log.AJ5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23" draw:style-name="gr1" draw:text-style-name="P1" svg:width="159.99mm" svg:height="89.99mm" svg:x="410.28mm" svg:y="0.66mm">
            <draw:object draw:notify-on-update-of-ranges="omp_time_log.AL9:omp_time_log.AL16 omp_time_log.AM8:omp_time_log.AM8 omp_time_log.AM9:omp_time_log.AM16 omp_time_log.AM17:omp_time_log.AM17 omp_time_log.AM18:omp_time_log.AM25 omp_time_log.AM26:omp_time_log.AM26 omp_time_log.AM27:omp_time_log.AM34 omp_time_log.AM35:omp_time_log.AM35 omp_time_log.AM36:omp_time_log.AM43 omp_time_log.AM44:omp_time_log.AM44 omp_time_log.AM45:omp_time_log.AM5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4" draw:style-name="gr1" draw:text-style-name="P1" svg:width="159.99mm" svg:height="89.99mm" svg:x="495.44mm" svg:y="524.45mm">
            <draw:object draw:notify-on-update-of-ranges="'prod-cons2'.Z9:'prod-cons2'.Z13 'prod-cons2'.AA8:'prod-cons2'.AA8 'prod-cons2'.AA9:'prod-cons2'.AA13 'prod-cons2'.AA14:'prod-cons2'.AA14 'prod-cons2'.AA15:'prod-cons2'.AA19 'prod-cons2'.AA20:'prod-cons2'.AA20 'prod-cons2'.AA21:'prod-cons2'.AA25 'prod-cons2'.AA26:'prod-cons2'.AA26 'prod-cons2'.AA27:'prod-cons2'.AA31 'prod-cons2'.AA32:'prod-cons2'.AA32 'prod-cons2'.AA33:'prod-cons2'.AA37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25" draw:style-name="gr1" draw:text-style-name="P1" svg:width="159.99mm" svg:height="89.99mm" svg:x="657.68mm" svg:y="525.41mm">
            <draw:object draw:notify-on-update-of-ranges="'prod-cons2'.AD9:'prod-cons2'.AD13 'prod-cons2'.AE8:'prod-cons2'.AE8 'prod-cons2'.AE9:'prod-cons2'.AE13 'prod-cons2'.AE14:'prod-cons2'.AE14 'prod-cons2'.AE15:'prod-cons2'.AE19 'prod-cons2'.AE20:'prod-cons2'.AE20 'prod-cons2'.AE21:'prod-cons2'.AE25 'prod-cons2'.AE26:'prod-cons2'.AE26 'prod-cons2'.AE27:'prod-cons2'.AE31 'prod-cons2'.AE32:'prod-cons2'.AE32 'prod-cons2'.AE33:'prod-cons2'.AE37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26" draw:style-name="gr1" draw:text-style-name="P1" svg:width="179.46mm" svg:height="100.94mm" svg:x="430.17mm" svg:y="101.61mm">
            <draw:object draw:notify-on-update-of-ranges="omp.V6:omp.V12 omp.W5:omp.W5 omp.W6:omp.W12 omp.W13:omp.W13 omp.W15:omp.W21 omp.W22:omp.W22 omp.W24:omp.W30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27" draw:style-name="gr1" draw:text-style-name="P1" svg:width="231.52mm" svg:height="130.53mm" svg:x="910.78mm" svg:y="657.25mm">
            <draw:object draw:notify-on-update-of-ranges="pthreads.AU11:pthreads.AU17 pthreads.AV10:pthreads.AV10 pthreads.AV11:pthreads.AV17 pthreads.AV18:pthreads.AV18 pthreads.AV19:pthreads.AV25 pthreads.AV26:pthreads.AV26 pthreads.AV27:pthreads.AV33 pthreads.AV34:pthreads.AV34 pthreads.AV35:pthreads.AV41 pthreads.AV42:pthreads.AV42 pthreads.AV43:pthreads.AV49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rod-cons2" table:style-name="ta1">
        <table:shapes>
          <draw:frame draw:z-index="0" draw:style-name="gr1" draw:text-style-name="P1" svg:width="159.99mm" svg:height="89.99mm" svg:x="126.47mm" svg:y="170.32mm">
            <draw:object draw:notify-on-update-of-ranges="'prod-cons2'.Q9:'prod-cons2'.Q13 'prod-cons2'.R8:'prod-cons2'.R8 'prod-cons2'.R9:'prod-cons2'.R13 'prod-cons2'.R14:'prod-cons2'.R14 'prod-cons2'.R15:'prod-cons2'.R19 'prod-cons2'.R20:'prod-cons2'.R20 'prod-cons2'.R21:'prod-cons2'.R25 'prod-cons2'.R26:'prod-cons2'.R26 'prod-cons2'.R27:'prod-cons2'.R31 'prod-cons2'.R32:'prod-cons2'.R32 'prod-cons2'.R33:'prod-cons2'.R3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style-name="gr1" draw:text-style-name="P1" svg:width="159.99mm" svg:height="89.99mm" svg:x="294.74mm" svg:y="168.07mm">
            <draw:object draw:notify-on-update-of-ranges="'prod-cons2'.U9:'prod-cons2'.U13 'prod-cons2'.V8:'prod-cons2'.V8 'prod-cons2'.V9:'prod-cons2'.V13 'prod-cons2'.V14:'prod-cons2'.V14 'prod-cons2'.V15:'prod-cons2'.V19 'prod-cons2'.V20:'prod-cons2'.V20 'prod-cons2'.V21:'prod-cons2'.V25 'prod-cons2'.V26:'prod-cons2'.V26 'prod-cons2'.V27:'prod-cons2'.V31 'prod-cons2'.V32:'prod-cons2'.V32 'prod-cons2'.V33:'prod-cons2'.V37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2" draw:style-name="gr1" draw:text-style-name="P1" svg:width="188.08mm" svg:height="105.79mm" svg:x="478.92mm" svg:y="286.11mm">
            <draw:object draw:notify-on-update-of-ranges="'prod-cons2'.AD8:'prod-cons2'.AD8 'prod-cons2'.AD9:'prod-cons2'.AD13 'prod-cons2'.AE8:'prod-cons2'.AE8 'prod-cons2'.AE9:'prod-cons2'.AE13 'prod-cons2'.AE14:'prod-cons2'.AE14 'prod-cons2'.AE15:'prod-cons2'.AE19 'prod-cons2'.AE20:'prod-cons2'.AE20 'prod-cons2'.AE21:'prod-cons2'.AE25 'prod-cons2'.AE26:'prod-cons2'.AE26 'prod-cons2'.AE27:'prod-cons2'.AE31 'prod-cons2'.AE32:'prod-cons2'.AE32 'prod-cons2'.AE33:'prod-cons2'.AE37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3" draw:style-name="gr1" draw:text-style-name="P1" svg:width="181.75mm" svg:height="102.23mm" svg:x="311.19mm" svg:y="286.12mm">
            <draw:object draw:notify-on-update-of-ranges="'prod-cons2'.Z8:'prod-cons2'.Z8 'prod-cons2'.Z9:'prod-cons2'.Z13 'prod-cons2'.AA8:'prod-cons2'.AA8 'prod-cons2'.AA9:'prod-cons2'.AA13 'prod-cons2'.AA14:'prod-cons2'.AA14 'prod-cons2'.AA15:'prod-cons2'.AA19 'prod-cons2'.AA20:'prod-cons2'.AA20 'prod-cons2'.AA21:'prod-cons2'.AA25 'prod-cons2'.AA26:'prod-cons2'.AA26 'prod-cons2'.AA27:'prod-cons2'.AA31 'prod-cons2'.AA32:'prod-cons2'.AA32 'prod-cons2'.AA33:'prod-cons2'.AA37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table:shapes>
        <table:table-column table:style-name="co5" table:number-columns-repeated="18" table:default-cell-style-name="Default"/>
        <table:table-column table:style-name="co5" table:default-cell-style-name="ce2"/>
        <table:table-column table:style-name="co5" table:number-columns-repeated="8" table:default-cell-style-name="Default"/>
        <table:table-column table:style-name="co5" table:number-columns-repeated="2" table:default-cell-style-name="ce7"/>
        <table:table-column table:style-name="co5" table:number-columns-repeated="5" table:default-cell-style-name="Default"/>
        <table:table-row table:style-name="ro1" table:number-rows-repeated="6">
          <table:table-cell table:number-columns-repeated="18"/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speed up no nested threads</text:p>
          </table:table-cell>
          <table:table-cell table:style-name="Default"/>
          <table:table-cell table:number-columns-repeated="2"/>
          <table:table-cell office:value-type="string" calcext:value-type="string">
            <text:p>Efficiency 8 core no nested threads</text:p>
          </table:table-cell>
          <table:table-cell table:number-columns-repeated="4"/>
          <table:table-cell office:value-type="string" calcext:value-type="string">
            <text:p>Speed-up</text:p>
          </table:table-cell>
          <table:table-cell table:style-name="Default" table:number-columns-repeated="2"/>
          <table:table-cell/>
          <table:table-cell office:value-type="string" calcext:value-type="string">
            <text:p>efficiency on threads</text:p>
          </table:table-cell>
          <table:table-cell table:number-columns-repeated="2"/>
          <table:table-cell office:value-type="string" calcext:value-type="string">
            <text:p>scalable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verysmall</text:p>
          </table:table-cell>
          <table:table-cell table:style-name="Default"/>
          <table:table-cell table:number-columns-repeated="2"/>
          <table:table-cell office:value-type="string" calcext:value-type="string">
            <text:p>verysmall</text:p>
          </table:table-cell>
          <table:table-cell table:number-columns-repeated="4"/>
          <table:table-cell office:value-type="string" calcext:value-type="string">
            <text:p>verysmall</text:p>
          </table:table-cell>
          <table:table-cell table:style-name="Default" table:number-columns-repeated="2"/>
          <table:table-cell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</table:table-row>
        <table:table-row table:style-name="ro1">
          <table:table-cell table:number-columns-repeated="3"/>
          <table:table-cell office:value-type="float" office:value="0.7854" calcext:value-type="float">
            <text:p>0,7854</text:p>
          </table:table-cell>
          <table:table-cell office:value-type="float" office:value="0.6548" calcext:value-type="float">
            <text:p>0,6548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7966" calcext:value-type="float">
            <text:p>0,7966</text:p>
          </table:table-cell>
          <table:table-cell office:value-type="float" office:value="4" calcext:value-type="float">
            <text:p>4</text:p>
          </table:table-cell>
          <table:table-cell table:formula="of:=[.S9]/[.P9]" office:value-type="float" office:value="4.67298518704494" calcext:value-type="float">
            <text:p>4,67298518704494</text:p>
          </table:table-cell>
          <table:table-cell office:value-type="float" office:value="3.7225" calcext:value-type="float">
            <text:p>3,7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9]/8" office:value-type="float" office:value="0.584123148380618" calcext:value-type="float">
            <text:p>0,584123148380618</text:p>
          </table:table-cell>
          <table:table-cell table:number-columns-repeated="2"/>
          <table:table-cell office:value-type="float" office:value="0.7574" calcext:value-type="float">
            <text:p>0,7574</text:p>
          </table:table-cell>
          <table:table-cell office:value-type="float" office:value="4" calcext:value-type="float">
            <text:p>4</text:p>
          </table:table-cell>
          <table:table-cell table:formula="of:=[.AB9]/[.Y9]" office:value-type="float" office:value="3.36862952204912" calcext:value-type="float">
            <text:p>3,36862952204912</text:p>
          </table:table-cell>
          <table:table-cell office:value-type="float" office:value="2.5514" calcext:value-type="float">
            <text:p>2,55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A9]/[.AD9]" office:value-type="float" office:value="0.842157380512279" calcext:value-type="float">
            <text:p>0,8421573805122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08" calcext:value-type="float">
            <text:p>0,6908</text:p>
          </table:table-cell>
          <table:table-cell office:value-type="float" office:value="0.5782" calcext:value-type="float">
            <text:p>0,5782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,0095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507" calcext:value-type="float">
            <text:p>0,0507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" calcext:value-type="float">
            <text:p>0</text:p>
          </table:table-cell>
          <table:table-cell office:value-type="float" office:value="0.705" calcext:value-type="float">
            <text:p>0,705</text:p>
          </table:table-cell>
          <table:table-cell office:value-type="float" office:value="7" calcext:value-type="float">
            <text:p>7</text:p>
          </table:table-cell>
          <table:table-cell table:formula="of:=[.S10]/[.P10]" office:value-type="float" office:value="5.28014184397163" calcext:value-type="float">
            <text:p>5,28014184397163</text:p>
          </table:table-cell>
          <table:table-cell office:value-type="float" office:value="3.7225" calcext:value-type="float">
            <text:p>3,722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10]/8" office:value-type="float" office:value="0.660017730496454" calcext:value-type="float">
            <text:p>0,660017730496454</text:p>
          </table:table-cell>
          <table:table-cell table:number-columns-repeated="2"/>
          <table:table-cell office:value-type="float" office:value="0.6874" calcext:value-type="float">
            <text:p>0,6874</text:p>
          </table:table-cell>
          <table:table-cell office:value-type="float" office:value="7" calcext:value-type="float">
            <text:p>7</text:p>
          </table:table-cell>
          <table:table-cell table:formula="of:=[.AB10]/[.Y10]" office:value-type="float" office:value="3.71166715158569" calcext:value-type="float">
            <text:p>3,71166715158569</text:p>
          </table:table-cell>
          <table:table-cell office:value-type="float" office:value="2.5514" calcext:value-type="float">
            <text:p>2,551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A10]/[.AD10]" office:value-type="float" office:value="0.530238164512241" calcext:value-type="float">
            <text:p>0,5302381645122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152" calcext:value-type="float">
            <text:p>0,7152</text:p>
          </table:table-cell>
          <table:table-cell office:value-type="float" office:value="0.6019" calcext:value-type="float">
            <text:p>0,6019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" calcext:value-type="float">
            <text:p>0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849" calcext:value-type="float">
            <text:p>0,0849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" calcext:value-type="float">
            <text:p>0</text:p>
          </table:table-cell>
          <table:table-cell office:value-type="float" office:value="0.7266" calcext:value-type="float">
            <text:p>0,7266</text:p>
          </table:table-cell>
          <table:table-cell office:value-type="float" office:value="10" calcext:value-type="float">
            <text:p>10</text:p>
          </table:table-cell>
          <table:table-cell table:formula="of:=[.S11]/[.P11]" office:value-type="float" office:value="5.12317643820534" calcext:value-type="float">
            <text:p>5,12317643820534</text:p>
          </table:table-cell>
          <table:table-cell office:value-type="float" office:value="3.7225" calcext:value-type="float">
            <text:p>3,7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11]/8" office:value-type="float" office:value="0.640397054775668" calcext:value-type="float">
            <text:p>0,640397054775668</text:p>
          </table:table-cell>
          <table:table-cell table:number-columns-repeated="2"/>
          <table:table-cell office:value-type="float" office:value="0.6866" calcext:value-type="float">
            <text:p>0,6866</text:p>
          </table:table-cell>
          <table:table-cell office:value-type="float" office:value="10" calcext:value-type="float">
            <text:p>10</text:p>
          </table:table-cell>
          <table:table-cell table:formula="of:=[.AB11]/[.Y11]" office:value-type="float" office:value="3.71599184386834" calcext:value-type="float">
            <text:p>3,71599184386834</text:p>
          </table:table-cell>
          <table:table-cell office:value-type="float" office:value="2.5514" calcext:value-type="float">
            <text:p>2,55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11]/[.AD11]" office:value-type="float" office:value="0.371599184386834" calcext:value-type="float">
            <text:p>0,371599184386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17" calcext:value-type="float">
            <text:p>0,7017</text:p>
          </table:table-cell>
          <table:table-cell office:value-type="float" office:value="0.6025" calcext:value-type="float">
            <text:p>0,6025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,0235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71" calcext:value-type="float">
            <text:p>0,071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7" calcext:value-type="float">
            <text:p>0,0027</text:p>
          </table:table-cell>
          <table:table-cell office:value-type="float" office:value="0" calcext:value-type="float">
            <text:p>0</text:p>
          </table:table-cell>
          <table:table-cell office:value-type="float" office:value="0.7141" calcext:value-type="float">
            <text:p>0,7141</text:p>
          </table:table-cell>
          <table:table-cell office:value-type="float" office:value="13" calcext:value-type="float">
            <text:p>13</text:p>
          </table:table-cell>
          <table:table-cell table:formula="of:=[.S12]/[.P12]" office:value-type="float" office:value="5.21285534238902" calcext:value-type="float">
            <text:p>5,21285534238902</text:p>
          </table:table-cell>
          <table:table-cell office:value-type="float" office:value="3.7225" calcext:value-type="float">
            <text:p>3,7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12]/8" office:value-type="float" office:value="0.651606917798628" calcext:value-type="float">
            <text:p>0,651606917798628</text:p>
          </table:table-cell>
          <table:table-cell table:number-columns-repeated="2"/>
          <table:table-cell office:value-type="float" office:value="0.7044" calcext:value-type="float">
            <text:p>0,7044</text:p>
          </table:table-cell>
          <table:table-cell office:value-type="float" office:value="13" calcext:value-type="float">
            <text:p>13</text:p>
          </table:table-cell>
          <table:table-cell table:formula="of:=[.AB12]/[.Y12]" office:value-type="float" office:value="3.62208972174901" calcext:value-type="float">
            <text:p>3,62208972174901</text:p>
          </table:table-cell>
          <table:table-cell office:value-type="float" office:value="2.5514" calcext:value-type="float">
            <text:p>2,551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12]/[.AD12]" office:value-type="float" office:value="0.278622286288385" calcext:value-type="float">
            <text:p>0,278622286288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33" calcext:value-type="float">
            <text:p>0,7433</text:p>
          </table:table-cell>
          <table:table-cell office:value-type="float" office:value="0.6216" calcext:value-type="float">
            <text:p>0,6216</text:p>
          </table:table-cell>
          <table:table-cell office:value-type="float" office:value="0" calcext:value-type="float">
            <text:p>0</text:p>
          </table:table-cell>
          <table:table-cell office:value-type="float" office:value="0.0289" calcext:value-type="float">
            <text:p>0,0289</text:p>
          </table:table-cell>
          <table:table-cell office:value-type="float" office:value="0" calcext:value-type="float">
            <text:p>0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1316" calcext:value-type="float">
            <text:p>0,1316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0.7548" calcext:value-type="float">
            <text:p>0,7548</text:p>
          </table:table-cell>
          <table:table-cell office:value-type="float" office:value="16" calcext:value-type="float">
            <text:p>16</text:p>
          </table:table-cell>
          <table:table-cell table:formula="of:=[.S13]/[.P13]" office:value-type="float" office:value="4.93177000529942" calcext:value-type="float">
            <text:p>4,93177000529942</text:p>
          </table:table-cell>
          <table:table-cell office:value-type="float" office:value="3.7225" calcext:value-type="float">
            <text:p>3,72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13]/8" office:value-type="float" office:value="0.616471250662427" calcext:value-type="float">
            <text:p>0,616471250662427</text:p>
          </table:table-cell>
          <table:table-cell table:number-columns-repeated="2"/>
          <table:table-cell office:value-type="float" office:value="0.7694" calcext:value-type="float">
            <text:p>0,7694</text:p>
          </table:table-cell>
          <table:table-cell office:value-type="float" office:value="16" calcext:value-type="float">
            <text:p>16</text:p>
          </table:table-cell>
          <table:table-cell table:formula="of:=[.AB13]/[.Y13]" office:value-type="float" office:value="3.31609046009878" calcext:value-type="float">
            <text:p>3,31609046009878</text:p>
          </table:table-cell>
          <table:table-cell office:value-type="float" office:value="2.5514" calcext:value-type="float">
            <text:p>2,55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13]/[.AD13]" office:value-type="float" office:value="0.207255653756174" calcext:value-type="float">
            <text:p>0,20725565375617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small</text:p>
          </table:table-cell>
          <table:table-cell table:style-name="Default"/>
          <table:table-cell table:number-columns-repeated="2"/>
          <table:table-cell office:value-type="string" calcext:value-type="string">
            <text:p>small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7081" calcext:value-type="float">
            <text:p>1,7081</text:p>
          </table:table-cell>
          <table:table-cell office:value-type="float" office:value="1.5205" calcext:value-type="float">
            <text:p>1,520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office:value-type="float" office:value="1.7351" calcext:value-type="float">
            <text:p>1,7351</text:p>
          </table:table-cell>
          <table:table-cell office:value-type="float" office:value="4" calcext:value-type="float">
            <text:p>4</text:p>
          </table:table-cell>
          <table:table-cell table:formula="of:=[.S15]/[.P15]" office:value-type="float" office:value="3.83522563541006" calcext:value-type="float">
            <text:p>3,83522563541006</text:p>
          </table:table-cell>
          <table:table-cell office:value-type="float" office:value="6.6545" calcext:value-type="float">
            <text:p>6,654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5]/8" office:value-type="float" office:value="0.479403204426258" calcext:value-type="float">
            <text:p>0,479403204426258</text:p>
          </table:table-cell>
          <table:table-cell table:number-columns-repeated="2"/>
          <table:table-cell office:value-type="float" office:value="1.6273" calcext:value-type="float">
            <text:p>1,6273</text:p>
          </table:table-cell>
          <table:table-cell office:value-type="float" office:value="4" calcext:value-type="float">
            <text:p>4</text:p>
          </table:table-cell>
          <table:table-cell table:formula="of:=[.AB15]/[.Y15]" office:value-type="float" office:value="3.23806304922264" calcext:value-type="float">
            <text:p>3,23806304922264</text:p>
          </table:table-cell>
          <table:table-cell office:value-type="float" office:value="5.2693" calcext:value-type="float">
            <text:p>5,26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A15]/[.AD15]" office:value-type="float" office:value="0.80951576230566" calcext:value-type="float">
            <text:p>0,80951576230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446" calcext:value-type="float">
            <text:p>1,4446</text:p>
          </table:table-cell>
          <table:table-cell office:value-type="float" office:value="1.2846" calcext:value-type="float">
            <text:p>1,2846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466" calcext:value-type="float">
            <text:p>0,0466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93" calcext:value-type="float">
            <text:p>0,0093</text:p>
          </table:table-cell>
          <table:table-cell office:value-type="float" office:value="0" calcext:value-type="float">
            <text:p>0</text:p>
          </table:table-cell>
          <table:table-cell office:value-type="float" office:value="1.4713" calcext:value-type="float">
            <text:p>1,4713</text:p>
          </table:table-cell>
          <table:table-cell office:value-type="float" office:value="7" calcext:value-type="float">
            <text:p>7</text:p>
          </table:table-cell>
          <table:table-cell table:formula="of:=[.S16]/[.P16]" office:value-type="float" office:value="4.52287093046965" calcext:value-type="float">
            <text:p>4,52287093046965</text:p>
          </table:table-cell>
          <table:table-cell office:value-type="float" office:value="6.6545" calcext:value-type="float">
            <text:p>6,654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16]/8" office:value-type="float" office:value="0.565358866308707" calcext:value-type="float">
            <text:p>0,565358866308707</text:p>
          </table:table-cell>
          <table:table-cell table:number-columns-repeated="2"/>
          <table:table-cell office:value-type="float" office:value="1.4226" calcext:value-type="float">
            <text:p>1,4226</text:p>
          </table:table-cell>
          <table:table-cell office:value-type="float" office:value="7" calcext:value-type="float">
            <text:p>7</text:p>
          </table:table-cell>
          <table:table-cell table:formula="of:=[.AB16]/[.Y16]" office:value-type="float" office:value="3.70399268944187" calcext:value-type="float">
            <text:p>3,70399268944187</text:p>
          </table:table-cell>
          <table:table-cell office:value-type="float" office:value="5.2693" calcext:value-type="float">
            <text:p>5,269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A16]/[.AD16]" office:value-type="float" office:value="0.52914181277741" calcext:value-type="float">
            <text:p>0,529141812777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299" calcext:value-type="float">
            <text:p>1,4299</text:p>
          </table:table-cell>
          <table:table-cell office:value-type="float" office:value="1.309" calcext:value-type="float">
            <text:p>1,309</text:p>
          </table:table-cell>
          <table:table-cell office:value-type="float" office:value="0" calcext:value-type="float">
            <text:p>0</text:p>
          </table:table-cell>
          <table:table-cell office:value-type="float" office:value="0.0343" calcext:value-type="float">
            <text:p>0,0343</text:p>
          </table:table-cell>
          <table:table-cell office:value-type="float" office:value="0" calcext:value-type="float">
            <text:p>0</text:p>
          </table:table-cell>
          <table:table-cell office:value-type="float" office:value="0.0472" calcext:value-type="float">
            <text:p>0,0472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114" calcext:value-type="float">
            <text:p>0,0114</text:p>
          </table:table-cell>
          <table:table-cell office:value-type="float" office:value="0" calcext:value-type="float">
            <text:p>0</text:p>
          </table:table-cell>
          <table:table-cell office:value-type="float" office:value="1.4602" calcext:value-type="float">
            <text:p>1,4602</text:p>
          </table:table-cell>
          <table:table-cell office:value-type="float" office:value="10" calcext:value-type="float">
            <text:p>10</text:p>
          </table:table-cell>
          <table:table-cell table:formula="of:=[.S17]/[.P17]" office:value-type="float" office:value="4.55725243117381" calcext:value-type="float">
            <text:p>4,55725243117381</text:p>
          </table:table-cell>
          <table:table-cell office:value-type="float" office:value="6.6545" calcext:value-type="float">
            <text:p>6,654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17]/8" office:value-type="float" office:value="0.569656553896727" calcext:value-type="float">
            <text:p>0,569656553896727</text:p>
          </table:table-cell>
          <table:table-cell table:number-columns-repeated="2"/>
          <table:table-cell office:value-type="float" office:value="1.452" calcext:value-type="float">
            <text:p>1,452</text:p>
          </table:table-cell>
          <table:table-cell office:value-type="float" office:value="10" calcext:value-type="float">
            <text:p>10</text:p>
          </table:table-cell>
          <table:table-cell table:formula="of:=[.AB17]/[.Y17]" office:value-type="float" office:value="3.62899449035813" calcext:value-type="float">
            <text:p>3,62899449035813</text:p>
          </table:table-cell>
          <table:table-cell office:value-type="float" office:value="5.2693" calcext:value-type="float">
            <text:p>5,269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17]/[.AD17]" office:value-type="float" office:value="0.362899449035813" calcext:value-type="float">
            <text:p>0,362899449035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54" calcext:value-type="float">
            <text:p>1,454</text:p>
          </table:table-cell>
          <table:table-cell office:value-type="float" office:value="1.2713" calcext:value-type="float">
            <text:p>1,2713</text:p>
          </table:table-cell>
          <table:table-cell office:value-type="float" office:value="0" calcext:value-type="float">
            <text:p>0</text:p>
          </table:table-cell>
          <table:table-cell office:value-type="float" office:value="0.0415" calcext:value-type="float">
            <text:p>0,0415</text:p>
          </table:table-cell>
          <table:table-cell office:value-type="float" office:value="0" calcext:value-type="float">
            <text:p>0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18" calcext:value-type="float">
            <text:p>0,0118</text:p>
          </table:table-cell>
          <table:table-cell office:value-type="float" office:value="0" calcext:value-type="float">
            <text:p>0</text:p>
          </table:table-cell>
          <table:table-cell office:value-type="float" office:value="1.4821" calcext:value-type="float">
            <text:p>1,4821</text:p>
          </table:table-cell>
          <table:table-cell office:value-type="float" office:value="13" calcext:value-type="float">
            <text:p>13</text:p>
          </table:table-cell>
          <table:table-cell table:formula="of:=[.S18]/[.P18]" office:value-type="float" office:value="4.48991296133864" calcext:value-type="float">
            <text:p>4,48991296133864</text:p>
          </table:table-cell>
          <table:table-cell office:value-type="float" office:value="6.6545" calcext:value-type="float">
            <text:p>6,654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18]/8" office:value-type="float" office:value="0.56123912016733" calcext:value-type="float">
            <text:p>0,56123912016733</text:p>
          </table:table-cell>
          <table:table-cell table:number-columns-repeated="2"/>
          <table:table-cell office:value-type="float" office:value="1.6135" calcext:value-type="float">
            <text:p>1,6135</text:p>
          </table:table-cell>
          <table:table-cell office:value-type="float" office:value="13" calcext:value-type="float">
            <text:p>13</text:p>
          </table:table-cell>
          <table:table-cell table:formula="of:=[.AB18]/[.Y18]" office:value-type="float" office:value="3.26575766966222" calcext:value-type="float">
            <text:p>3,26575766966222</text:p>
          </table:table-cell>
          <table:table-cell office:value-type="float" office:value="5.2693" calcext:value-type="float">
            <text:p>5,269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18]/[.AD18]" office:value-type="float" office:value="0.251212128435556" calcext:value-type="float">
            <text:p>0,251212128435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846" calcext:value-type="float">
            <text:p>1,4846</text:p>
          </table:table-cell>
          <table:table-cell office:value-type="float" office:value="1.3366" calcext:value-type="float">
            <text:p>1,336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1263" calcext:value-type="float">
            <text:p>0,1263</text:p>
          </table:table-cell>
          <table:table-cell office:value-type="float" office:value="0.0304" calcext:value-type="float">
            <text:p>0,030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1.515" calcext:value-type="float">
            <text:p>1,515</text:p>
          </table:table-cell>
          <table:table-cell office:value-type="float" office:value="16" calcext:value-type="float">
            <text:p>16</text:p>
          </table:table-cell>
          <table:table-cell table:formula="of:=[.S19]/[.P19]" office:value-type="float" office:value="4.39240924092409" calcext:value-type="float">
            <text:p>4,39240924092409</text:p>
          </table:table-cell>
          <table:table-cell office:value-type="float" office:value="6.6545" calcext:value-type="float">
            <text:p>6,654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19]/8" office:value-type="float" office:value="0.549051155115512" calcext:value-type="float">
            <text:p>0,549051155115512</text:p>
          </table:table-cell>
          <table:table-cell table:number-columns-repeated="2"/>
          <table:table-cell office:value-type="float" office:value="1.5274" calcext:value-type="float">
            <text:p>1,5274</text:p>
          </table:table-cell>
          <table:table-cell office:value-type="float" office:value="16" calcext:value-type="float">
            <text:p>16</text:p>
          </table:table-cell>
          <table:table-cell table:formula="of:=[.AB19]/[.Y19]" office:value-type="float" office:value="3.44984941731046" calcext:value-type="float">
            <text:p>3,44984941731046</text:p>
          </table:table-cell>
          <table:table-cell office:value-type="float" office:value="5.2693" calcext:value-type="float">
            <text:p>5,26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19]/[.AD19]" office:value-type="float" office:value="0.215615588581904" calcext:value-type="float">
            <text:p>0,21561558858190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399" calcext:value-type="float">
            <text:p>3,5399</text:p>
          </table:table-cell>
          <table:table-cell office:value-type="float" office:value="3.3848" calcext:value-type="float">
            <text:p>3,3848</text:p>
          </table:table-cell>
          <table:table-cell office:value-type="float" office:value="0" calcext:value-type="float">
            <text:p>0</text:p>
          </table:table-cell>
          <table:table-cell office:value-type="float" office:value="0.0292" calcext:value-type="float">
            <text:p>0,0292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154" calcext:value-type="float">
            <text:p>0,0154</text:p>
          </table:table-cell>
          <table:table-cell office:value-type="float" office:value="0" calcext:value-type="float">
            <text:p>0</text:p>
          </table:table-cell>
          <table:table-cell office:value-type="float" office:value="3.5768" calcext:value-type="float">
            <text:p>3,5768</text:p>
          </table:table-cell>
          <table:table-cell office:value-type="float" office:value="4" calcext:value-type="float">
            <text:p>4</text:p>
          </table:table-cell>
          <table:table-cell table:formula="of:=[.S21]/[.P21]" office:value-type="float" office:value="3.89993849250727" calcext:value-type="float">
            <text:p>3,89993849250727</text:p>
          </table:table-cell>
          <table:table-cell office:value-type="float" office:value="13.9493" calcext:value-type="float">
            <text:p>13,94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1]/8" office:value-type="float" office:value="0.487492311563409" calcext:value-type="float">
            <text:p>0,487492311563409</text:p>
          </table:table-cell>
          <table:table-cell table:number-columns-repeated="2"/>
          <table:table-cell office:value-type="float" office:value="3.6486" calcext:value-type="float">
            <text:p>3,6486</text:p>
          </table:table-cell>
          <table:table-cell office:value-type="float" office:value="4" calcext:value-type="float">
            <text:p>4</text:p>
          </table:table-cell>
          <table:table-cell table:formula="of:=[.AB21]/[.Y21]" office:value-type="float" office:value="2.84528312229348" calcext:value-type="float">
            <text:p>2,84528312229348</text:p>
          </table:table-cell>
          <table:table-cell office:value-type="float" office:value="10.3813" calcext:value-type="float">
            <text:p>10,38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A21]/[.AD21]" office:value-type="float" office:value="0.711320780573371" calcext:value-type="float">
            <text:p>0,7113207805733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9511" calcext:value-type="float">
            <text:p>2,9511</text:p>
          </table:table-cell>
          <table:table-cell office:value-type="float" office:value="2.8437" calcext:value-type="float">
            <text:p>2,8437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368" calcext:value-type="float">
            <text:p>0,0368</text:p>
          </table:table-cell>
          <table:table-cell table:number-columns-repeated="2" office:value-type="float" office:value="0.0025" calcext:value-type="float">
            <text:p>0,0025</text:p>
          </table:table-cell>
          <table:table-cell office:value-type="float" office:value="0.0144" calcext:value-type="float">
            <text:p>0,0144</text:p>
          </table:table-cell>
          <table:table-cell office:value-type="float" office:value="0" calcext:value-type="float">
            <text:p>0</text:p>
          </table:table-cell>
          <table:table-cell office:value-type="float" office:value="2.9879" calcext:value-type="float">
            <text:p>2,9879</text:p>
          </table:table-cell>
          <table:table-cell office:value-type="float" office:value="7" calcext:value-type="float">
            <text:p>7</text:p>
          </table:table-cell>
          <table:table-cell table:formula="of:=[.S22]/[.P22]" office:value-type="float" office:value="4.66859667324877" calcext:value-type="float">
            <text:p>4,66859667324877</text:p>
          </table:table-cell>
          <table:table-cell office:value-type="float" office:value="13.9493" calcext:value-type="float">
            <text:p>13,949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22]/8" office:value-type="float" office:value="0.583574584156096" calcext:value-type="float">
            <text:p>0,583574584156096</text:p>
          </table:table-cell>
          <table:table-cell table:number-columns-repeated="2"/>
          <table:table-cell office:value-type="float" office:value="3.168" calcext:value-type="float">
            <text:p>3,168</text:p>
          </table:table-cell>
          <table:table-cell office:value-type="float" office:value="7" calcext:value-type="float">
            <text:p>7</text:p>
          </table:table-cell>
          <table:table-cell table:formula="of:=[.AB22]/[.Y22]" office:value-type="float" office:value="3.2769255050505" calcext:value-type="float">
            <text:p>3,2769255050505</text:p>
          </table:table-cell>
          <table:table-cell office:value-type="float" office:value="10.3813" calcext:value-type="float">
            <text:p>10,381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A22]/[.AD22]" office:value-type="float" office:value="0.468132215007215" calcext:value-type="float">
            <text:p>0,468132215007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9599" calcext:value-type="float">
            <text:p>2,9599</text:p>
          </table:table-cell>
          <table:table-cell office:value-type="float" office:value="2.8337" calcext:value-type="float">
            <text:p>2,8337</text:p>
          </table:table-cell>
          <table:table-cell office:value-type="float" office:value="0" calcext:value-type="float">
            <text:p>0</text:p>
          </table:table-cell>
          <table:table-cell office:value-type="float" office:value="0.0291" calcext:value-type="float">
            <text:p>0,0291</text:p>
          </table:table-cell>
          <table:table-cell office:value-type="float" office:value="0" calcext:value-type="float">
            <text:p>0</text:p>
          </table:table-cell>
          <table:table-cell office:value-type="float" office:value="0.0363" calcext:value-type="float">
            <text:p>0,0363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24" calcext:value-type="float">
            <text:p>0,0124</text:p>
          </table:table-cell>
          <table:table-cell office:value-type="float" office:value="0" calcext:value-type="float">
            <text:p>0</text:p>
          </table:table-cell>
          <table:table-cell office:value-type="float" office:value="2.9994" calcext:value-type="float">
            <text:p>2,9994</text:p>
          </table:table-cell>
          <table:table-cell office:value-type="float" office:value="10" calcext:value-type="float">
            <text:p>10</text:p>
          </table:table-cell>
          <table:table-cell table:formula="of:=[.S23]/[.P23]" office:value-type="float" office:value="4.65069680602787" calcext:value-type="float">
            <text:p>4,65069680602787</text:p>
          </table:table-cell>
          <table:table-cell office:value-type="float" office:value="13.9493" calcext:value-type="float">
            <text:p>13,949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23]/8" office:value-type="float" office:value="0.581337100753484" calcext:value-type="float">
            <text:p>0,581337100753484</text:p>
          </table:table-cell>
          <table:table-cell table:number-columns-repeated="2"/>
          <table:table-cell office:value-type="float" office:value="3.4838" calcext:value-type="float">
            <text:p>3,4838</text:p>
          </table:table-cell>
          <table:table-cell office:value-type="float" office:value="10" calcext:value-type="float">
            <text:p>10</text:p>
          </table:table-cell>
          <table:table-cell table:formula="of:=[.AB23]/[.Y23]" office:value-type="float" office:value="2.9798782938171" calcext:value-type="float">
            <text:p>2,9798782938171</text:p>
          </table:table-cell>
          <table:table-cell office:value-type="float" office:value="10.3813" calcext:value-type="float">
            <text:p>10,381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23]/[.AD23]" office:value-type="float" office:value="0.29798782938171" calcext:value-type="float">
            <text:p>0,297987829381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074" calcext:value-type="float">
            <text:p>3,074</text:p>
          </table:table-cell>
          <table:table-cell office:value-type="float" office:value="2.9322" calcext:value-type="float">
            <text:p>2,9322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0.1512" calcext:value-type="float">
            <text:p>0,1512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3.1095" calcext:value-type="float">
            <text:p>3,1095</text:p>
          </table:table-cell>
          <table:table-cell office:value-type="float" office:value="13" calcext:value-type="float">
            <text:p>13</text:p>
          </table:table-cell>
          <table:table-cell table:formula="of:=[.S24]/[.P24]" office:value-type="float" office:value="4.48602669239428" calcext:value-type="float">
            <text:p>4,48602669239428</text:p>
          </table:table-cell>
          <table:table-cell office:value-type="float" office:value="13.9493" calcext:value-type="float">
            <text:p>13,949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24]/8" office:value-type="float" office:value="0.560753336549285" calcext:value-type="float">
            <text:p>0,560753336549285</text:p>
          </table:table-cell>
          <table:table-cell table:number-columns-repeated="2"/>
          <table:table-cell office:value-type="float" office:value="3.3088" calcext:value-type="float">
            <text:p>3,3088</text:p>
          </table:table-cell>
          <table:table-cell office:value-type="float" office:value="13" calcext:value-type="float">
            <text:p>13</text:p>
          </table:table-cell>
          <table:table-cell table:formula="of:=[.AB24]/[.Y24]" office:value-type="float" office:value="3.13748186653772" calcext:value-type="float">
            <text:p>3,13748186653772</text:p>
          </table:table-cell>
          <table:table-cell office:value-type="float" office:value="10.3813" calcext:value-type="float">
            <text:p>10,38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24]/[.AD24]" office:value-type="float" office:value="0.24134475896444" calcext:value-type="float">
            <text:p>0,24134475896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114" calcext:value-type="float">
            <text:p>3,2114</text:p>
          </table:table-cell>
          <table:table-cell office:value-type="float" office:value="3.062" calcext:value-type="float">
            <text:p>3,062</text:p>
          </table:table-cell>
          <table:table-cell office:value-type="float" office:value="0" calcext:value-type="float">
            <text:p>0</text:p>
          </table:table-cell>
          <table:table-cell office:value-type="float" office:value="0.0565" calcext:value-type="float">
            <text:p>0,0565</text:p>
          </table:table-cell>
          <table:table-cell office:value-type="float" office:value="0" calcext:value-type="float">
            <text:p>0</text:p>
          </table:table-cell>
          <table:table-cell office:value-type="float" office:value="0.0822" calcext:value-type="float">
            <text:p>0,0822</text:p>
          </table:table-cell>
          <table:table-cell office:value-type="float" office:value="0.1684" calcext:value-type="float">
            <text:p>0,1684</text:p>
          </table:table-cell>
          <table:table-cell office:value-type="float" office:value="0.04" calcext:value-type="float">
            <text:p>0,0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79" calcext:value-type="float">
            <text:p>0,0179</text:p>
          </table:table-cell>
          <table:table-cell office:value-type="float" office:value="0" calcext:value-type="float">
            <text:p>0</text:p>
          </table:table-cell>
          <table:table-cell office:value-type="float" office:value="3.2514" calcext:value-type="float">
            <text:p>3,2514</text:p>
          </table:table-cell>
          <table:table-cell office:value-type="float" office:value="16" calcext:value-type="float">
            <text:p>16</text:p>
          </table:table-cell>
          <table:table-cell table:formula="of:=[.S25]/[.P25]" office:value-type="float" office:value="4.29024420249739" calcext:value-type="float">
            <text:p>4,29024420249739</text:p>
          </table:table-cell>
          <table:table-cell office:value-type="float" office:value="13.9493" calcext:value-type="float">
            <text:p>13,94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25]/8" office:value-type="float" office:value="0.536280525312173" calcext:value-type="float">
            <text:p>0,536280525312173</text:p>
          </table:table-cell>
          <table:table-cell table:number-columns-repeated="2"/>
          <table:table-cell office:value-type="float" office:value="3.4405" calcext:value-type="float">
            <text:p>3,4405</text:p>
          </table:table-cell>
          <table:table-cell office:value-type="float" office:value="16" calcext:value-type="float">
            <text:p>16</text:p>
          </table:table-cell>
          <table:table-cell table:formula="of:=[.AB25]/[.Y25]" office:value-type="float" office:value="3.01738119459381" calcext:value-type="float">
            <text:p>3,01738119459381</text:p>
          </table:table-cell>
          <table:table-cell office:value-type="float" office:value="10.3813" calcext:value-type="float">
            <text:p>10,38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25]/[.AD25]" office:value-type="float" office:value="0.188586324662113" calcext:value-type="float">
            <text:p>0,18858632466211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large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lar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512" calcext:value-type="float">
            <text:p>9,8512</text:p>
          </table:table-cell>
          <table:table-cell office:value-type="float" office:value="9.5373" calcext:value-type="float">
            <text:p>9,5373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,0275</text:p>
          </table:table-cell>
          <table:table-cell office:value-type="float" office:value="0" calcext:value-type="float">
            <text:p>0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481" calcext:value-type="float">
            <text:p>0,0481</text:p>
          </table:table-cell>
          <table:table-cell office:value-type="float" office:value="1.8114" calcext:value-type="float">
            <text:p>1,8114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389" calcext:value-type="float">
            <text:p>0,0389</text:p>
          </table:table-cell>
          <table:table-cell office:value-type="float" office:value="1.6916" calcext:value-type="float">
            <text:p>1,6916</text:p>
          </table:table-cell>
          <table:table-cell office:value-type="float" office:value="0" calcext:value-type="float">
            <text:p>0</text:p>
          </table:table-cell>
          <table:table-cell office:value-type="float" office:value="11.6627" calcext:value-type="float">
            <text:p>11,6627</text:p>
          </table:table-cell>
          <table:table-cell office:value-type="float" office:value="4" calcext:value-type="float">
            <text:p>4</text:p>
          </table:table-cell>
          <table:table-cell table:formula="of:=[.S27]/[.P27]" office:value-type="float" office:value="2.52637896884941" calcext:value-type="float">
            <text:p>2,52637896884941</text:p>
          </table:table-cell>
          <table:table-cell office:value-type="float" office:value="29.4644" calcext:value-type="float">
            <text:p>29,46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7]/8" office:value-type="float" office:value="0.315797371106176" calcext:value-type="float">
            <text:p>0,315797371106176</text:p>
          </table:table-cell>
          <table:table-cell table:number-columns-repeated="2"/>
          <table:table-cell office:value-type="float" office:value="9.4004" calcext:value-type="float">
            <text:p>9,4004</text:p>
          </table:table-cell>
          <table:table-cell office:value-type="float" office:value="4" calcext:value-type="float">
            <text:p>4</text:p>
          </table:table-cell>
          <table:table-cell table:formula="of:=[.AB27]/[.Y27]" office:value-type="float" office:value="2.51764818518361" calcext:value-type="float">
            <text:p>2,51764818518361</text:p>
          </table:table-cell>
          <table:table-cell office:value-type="float" office:value="23.6669" calcext:value-type="float">
            <text:p>23,666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A27]/[.AD27]" office:value-type="float" office:value="0.629412046295902" calcext:value-type="float">
            <text:p>0,6294120462959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872" calcext:value-type="float">
            <text:p>7,7872</text:p>
          </table:table-cell>
          <table:table-cell office:value-type="float" office:value="7.5453" calcext:value-type="float">
            <text:p>7,5453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,0226</text:p>
          </table:table-cell>
          <table:table-cell office:value-type="float" office:value="0" calcext:value-type="float">
            <text:p>0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783" calcext:value-type="float">
            <text:p>0,0783</text:p>
          </table:table-cell>
          <table:table-cell office:value-type="float" office:value="1.5309" calcext:value-type="float">
            <text:p>1,530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9" calcext:value-type="float">
            <text:p>0,039</text:p>
          </table:table-cell>
          <table:table-cell office:value-type="float" office:value="1.4106" calcext:value-type="float">
            <text:p>1,4106</text:p>
          </table:table-cell>
          <table:table-cell office:value-type="float" office:value="0" calcext:value-type="float">
            <text:p>0</text:p>
          </table:table-cell>
          <table:table-cell office:value-type="float" office:value="9.3182" calcext:value-type="float">
            <text:p>9,3182</text:p>
          </table:table-cell>
          <table:table-cell office:value-type="float" office:value="7" calcext:value-type="float">
            <text:p>7</text:p>
          </table:table-cell>
          <table:table-cell table:formula="of:=[.S28]/[.P28]" office:value-type="float" office:value="3.16202700092292" calcext:value-type="float">
            <text:p>3,16202700092292</text:p>
          </table:table-cell>
          <table:table-cell office:value-type="float" office:value="29.4644" calcext:value-type="float">
            <text:p>29,464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28]/8" office:value-type="float" office:value="0.395253375115366" calcext:value-type="float">
            <text:p>0,395253375115366</text:p>
          </table:table-cell>
          <table:table-cell table:number-columns-repeated="2"/>
          <table:table-cell office:value-type="float" office:value="7.8809" calcext:value-type="float">
            <text:p>7,8809</text:p>
          </table:table-cell>
          <table:table-cell office:value-type="float" office:value="7" calcext:value-type="float">
            <text:p>7</text:p>
          </table:table-cell>
          <table:table-cell table:formula="of:=[.AB28]/[.Y28]" office:value-type="float" office:value="3.00307071527364" calcext:value-type="float">
            <text:p>3,00307071527364</text:p>
          </table:table-cell>
          <table:table-cell office:value-type="float" office:value="23.6669" calcext:value-type="float">
            <text:p>23,666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A28]/[.AD28]" office:value-type="float" office:value="0.429010102181948" calcext:value-type="float">
            <text:p>0,429010102181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399" calcext:value-type="float">
            <text:p>7,6399</text:p>
          </table:table-cell>
          <table:table-cell office:value-type="float" office:value="7.4845" calcext:value-type="float">
            <text:p>7,4845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office:value-type="float" office:value="0" calcext:value-type="float">
            <text:p>0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1327" calcext:value-type="float">
            <text:p>0,1327</text:p>
          </table:table-cell>
          <table:table-cell office:value-type="float" office:value="1.1505" calcext:value-type="float">
            <text:p>1,150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316" calcext:value-type="float">
            <text:p>0,0316</text:p>
          </table:table-cell>
          <table:table-cell office:value-type="float" office:value="1.0539" calcext:value-type="float">
            <text:p>1,0539</text:p>
          </table:table-cell>
          <table:table-cell office:value-type="float" office:value="0" calcext:value-type="float">
            <text:p>0</text:p>
          </table:table-cell>
          <table:table-cell office:value-type="float" office:value="8.7904" calcext:value-type="float">
            <text:p>8,7904</text:p>
          </table:table-cell>
          <table:table-cell office:value-type="float" office:value="10" calcext:value-type="float">
            <text:p>10</text:p>
          </table:table-cell>
          <table:table-cell table:formula="of:=[.S29]/[.P29]" office:value-type="float" office:value="3.35188387331635" calcext:value-type="float">
            <text:p>3,35188387331635</text:p>
          </table:table-cell>
          <table:table-cell office:value-type="float" office:value="29.4644" calcext:value-type="float">
            <text:p>29,464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29]/8" office:value-type="float" office:value="0.418985484164543" calcext:value-type="float">
            <text:p>0,418985484164543</text:p>
          </table:table-cell>
          <table:table-cell table:number-columns-repeated="2"/>
          <table:table-cell office:value-type="float" office:value="8.8609" calcext:value-type="float">
            <text:p>8,8609</text:p>
          </table:table-cell>
          <table:table-cell office:value-type="float" office:value="10" calcext:value-type="float">
            <text:p>10</text:p>
          </table:table-cell>
          <table:table-cell table:formula="of:=[.AB29]/[.Y29]" office:value-type="float" office:value="2.67093636086628" calcext:value-type="float">
            <text:p>2,67093636086628</text:p>
          </table:table-cell>
          <table:table-cell office:value-type="float" office:value="23.6669" calcext:value-type="float">
            <text:p>23,66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29]/[.AD29]" office:value-type="float" office:value="0.267093636086628" calcext:value-type="float">
            <text:p>0,2670936360866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113" calcext:value-type="float">
            <text:p>7,3113</text:p>
          </table:table-cell>
          <table:table-cell office:value-type="float" office:value="7.153" calcext:value-type="float">
            <text:p>7,153</text:p>
          </table:table-cell>
          <table:table-cell office:value-type="float" office:value="0" calcext:value-type="float">
            <text:p>0</text:p>
          </table:table-cell>
          <table:table-cell office:value-type="float" office:value="0.0477" calcext:value-type="float">
            <text:p>0,0477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,084</text:p>
          </table:table-cell>
          <table:table-cell office:value-type="float" office:value="0.1593" calcext:value-type="float">
            <text:p>0,1593</text:p>
          </table:table-cell>
          <table:table-cell office:value-type="float" office:value="1.1492" calcext:value-type="float">
            <text:p>1,149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316" calcext:value-type="float">
            <text:p>0,0316</text:p>
          </table:table-cell>
          <table:table-cell office:value-type="float" office:value="1.0513" calcext:value-type="float">
            <text:p>1,0513</text:p>
          </table:table-cell>
          <table:table-cell office:value-type="float" office:value="0" calcext:value-type="float">
            <text:p>0</text:p>
          </table:table-cell>
          <table:table-cell office:value-type="float" office:value="8.4605" calcext:value-type="float">
            <text:p>8,4605</text:p>
          </table:table-cell>
          <table:table-cell office:value-type="float" office:value="13" calcext:value-type="float">
            <text:p>13</text:p>
          </table:table-cell>
          <table:table-cell table:formula="of:=[.S30]/[.P30]" office:value-type="float" office:value="3.4825837716447" calcext:value-type="float">
            <text:p>3,4825837716447</text:p>
          </table:table-cell>
          <table:table-cell office:value-type="float" office:value="29.4644" calcext:value-type="float">
            <text:p>29,464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30]/8" office:value-type="float" office:value="0.435322971455588" calcext:value-type="float">
            <text:p>0,435322971455588</text:p>
          </table:table-cell>
          <table:table-cell table:number-columns-repeated="2"/>
          <table:table-cell office:value-type="float" office:value="8.3037" calcext:value-type="float">
            <text:p>8,3037</text:p>
          </table:table-cell>
          <table:table-cell office:value-type="float" office:value="13" calcext:value-type="float">
            <text:p>13</text:p>
          </table:table-cell>
          <table:table-cell table:formula="of:=[.AB30]/[.Y30]" office:value-type="float" office:value="2.85016318026904" calcext:value-type="float">
            <text:p>2,85016318026904</text:p>
          </table:table-cell>
          <table:table-cell office:value-type="float" office:value="23.6669" calcext:value-type="float">
            <text:p>23,66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30]/[.AD30]" office:value-type="float" office:value="0.219243321559157" calcext:value-type="float">
            <text:p>0,219243321559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318" calcext:value-type="float">
            <text:p>7,5318</text:p>
          </table:table-cell>
          <table:table-cell office:value-type="float" office:value="7.3344" calcext:value-type="float">
            <text:p>7,3344</text:p>
          </table:table-cell>
          <table:table-cell office:value-type="float" office:value="0" calcext:value-type="float">
            <text:p>0</text:p>
          </table:table-cell>
          <table:table-cell office:value-type="float" office:value="0.0999" calcext:value-type="float">
            <text:p>0,0999</text:p>
          </table:table-cell>
          <table:table-cell office:value-type="float" office:value="0" calcext:value-type="float">
            <text:p>0</text:p>
          </table:table-cell>
          <table:table-cell office:value-type="float" office:value="0.1339" calcext:value-type="float">
            <text:p>0,1339</text:p>
          </table:table-cell>
          <table:table-cell office:value-type="float" office:value="0.1674" calcext:value-type="float">
            <text:p>0,1674</text:p>
          </table:table-cell>
          <table:table-cell office:value-type="float" office:value="1.3709" calcext:value-type="float">
            <text:p>1,370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384" calcext:value-type="float">
            <text:p>0,0384</text:p>
          </table:table-cell>
          <table:table-cell office:value-type="float" office:value="1.2536" calcext:value-type="float">
            <text:p>1,2536</text:p>
          </table:table-cell>
          <table:table-cell office:value-type="float" office:value="0" calcext:value-type="float">
            <text:p>0</text:p>
          </table:table-cell>
          <table:table-cell office:value-type="float" office:value="8.9027" calcext:value-type="float">
            <text:p>8,9027</text:p>
          </table:table-cell>
          <table:table-cell office:value-type="float" office:value="16" calcext:value-type="float">
            <text:p>16</text:p>
          </table:table-cell>
          <table:table-cell table:formula="of:=[.S31]/[.P31]" office:value-type="float" office:value="3.30960270479742" calcext:value-type="float">
            <text:p>3,30960270479742</text:p>
          </table:table-cell>
          <table:table-cell office:value-type="float" office:value="29.4644" calcext:value-type="float">
            <text:p>29,46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31]/8" office:value-type="float" office:value="0.413700338099678" calcext:value-type="float">
            <text:p>0,413700338099678</text:p>
          </table:table-cell>
          <table:table-cell table:number-columns-repeated="2"/>
          <table:table-cell office:value-type="float" office:value="8.6983" calcext:value-type="float">
            <text:p>8,6983</text:p>
          </table:table-cell>
          <table:table-cell office:value-type="float" office:value="16" calcext:value-type="float">
            <text:p>16</text:p>
          </table:table-cell>
          <table:table-cell table:formula="of:=[.AB31]/[.Y31]" office:value-type="float" office:value="2.72086499660853" calcext:value-type="float">
            <text:p>2,72086499660853</text:p>
          </table:table-cell>
          <table:table-cell office:value-type="float" office:value="23.6669" calcext:value-type="float">
            <text:p>23,666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31]/[.AD31]" office:value-type="float" office:value="0.170054062288033" calcext:value-type="float">
            <text:p>0,17005406228803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verylarge</text:p>
          </table:table-cell>
          <table:table-cell table:number-columns-repeated="3"/>
          <table:table-cell office:value-type="string" calcext:value-type="string">
            <text:p>verylarge</text:p>
          </table:table-cell>
          <table:table-cell table:number-columns-repeated="4"/>
          <table:table-cell office:value-type="string" calcext:value-type="string">
            <text:p>verylarge</text:p>
          </table:table-cell>
          <table:table-cell table:number-columns-repeated="3"/>
          <table:table-cell office:value-type="string" calcext:value-type="string">
            <text:p>verylar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8612" calcext:value-type="float">
            <text:p>18,8612</text:p>
          </table:table-cell>
          <table:table-cell office:value-type="float" office:value="18.5333" calcext:value-type="float">
            <text:p>18,5333</text:p>
          </table:table-cell>
          <table:table-cell office:value-type="float" office:value="0" calcext:value-type="float">
            <text:p>0</text:p>
          </table:table-cell>
          <table:table-cell office:value-type="float" office:value="0.0302" calcext:value-type="float">
            <text:p>0,0302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69" calcext:value-type="float">
            <text:p>0,069</text:p>
          </table:table-cell>
          <table:table-cell office:value-type="float" office:value="2.1202" calcext:value-type="float">
            <text:p>2,1202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84" calcext:value-type="float">
            <text:p>0,0084</text:p>
          </table:table-cell>
          <table:table-cell office:value-type="float" office:value="2.0385" calcext:value-type="float">
            <text:p>2,0385</text:p>
          </table:table-cell>
          <table:table-cell office:value-type="float" office:value="0" calcext:value-type="float">
            <text:p>0</text:p>
          </table:table-cell>
          <table:table-cell office:value-type="float" office:value="20.9814" calcext:value-type="float">
            <text:p>20,9814</text:p>
          </table:table-cell>
          <table:table-cell office:value-type="float" office:value="4" calcext:value-type="float">
            <text:p>4</text:p>
          </table:table-cell>
          <table:table-cell table:formula="of:=[.S33]/[.P33]" office:value-type="float" office:value="2.55776544939804" calcext:value-type="float">
            <text:p>2,55776544939804</text:p>
          </table:table-cell>
          <table:table-cell office:value-type="float" office:value="53.6655" calcext:value-type="float">
            <text:p>53,665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3]/8" office:value-type="float" office:value="0.319720681174755" calcext:value-type="float">
            <text:p>0,319720681174755</text:p>
          </table:table-cell>
          <table:table-cell table:number-columns-repeated="2"/>
          <table:table-cell office:value-type="float" office:value="21.1123" calcext:value-type="float">
            <text:p>21,1123</text:p>
          </table:table-cell>
          <table:table-cell office:value-type="float" office:value="4" calcext:value-type="float">
            <text:p>4</text:p>
          </table:table-cell>
          <table:table-cell table:formula="of:=[.AB33]/[.Y33]" office:value-type="float" office:value="2.29669434405536" calcext:value-type="float">
            <text:p>2,29669434405536</text:p>
          </table:table-cell>
          <table:table-cell office:value-type="float" office:value="48.4885" calcext:value-type="float">
            <text:p>48,488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A33]/[.AD33]" office:value-type="float" office:value="0.57417358601384" calcext:value-type="float">
            <text:p>0,574173586013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4341" calcext:value-type="float">
            <text:p>15,4341</text:p>
          </table:table-cell>
          <table:table-cell office:value-type="float" office:value="15.1969" calcext:value-type="float">
            <text:p>15,196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696" calcext:value-type="float">
            <text:p>0,0696</text:p>
          </table:table-cell>
          <table:table-cell office:value-type="float" office:value="2.484" calcext:value-type="float">
            <text:p>2,48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12" calcext:value-type="float">
            <text:p>0,012</text:p>
          </table:table-cell>
          <table:table-cell office:value-type="float" office:value="2.3588" calcext:value-type="float">
            <text:p>2,3588</text:p>
          </table:table-cell>
          <table:table-cell office:value-type="float" office:value="0" calcext:value-type="float">
            <text:p>0</text:p>
          </table:table-cell>
          <table:table-cell office:value-type="float" office:value="17.9182" calcext:value-type="float">
            <text:p>17,9182</text:p>
          </table:table-cell>
          <table:table-cell office:value-type="float" office:value="7" calcext:value-type="float">
            <text:p>7</text:p>
          </table:table-cell>
          <table:table-cell table:formula="of:=[.S34]/[.P34]" office:value-type="float" office:value="2.99502740230604" calcext:value-type="float">
            <text:p>2,99502740230604</text:p>
          </table:table-cell>
          <table:table-cell office:value-type="float" office:value="53.6655" calcext:value-type="float">
            <text:p>53,665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34]/8" office:value-type="float" office:value="0.374378425288254" calcext:value-type="float">
            <text:p>0,374378425288254</text:p>
          </table:table-cell>
          <table:table-cell table:number-columns-repeated="2"/>
          <table:table-cell office:value-type="float" office:value="18.117" calcext:value-type="float">
            <text:p>18,117</text:p>
          </table:table-cell>
          <table:table-cell office:value-type="float" office:value="7" calcext:value-type="float">
            <text:p>7</text:p>
          </table:table-cell>
          <table:table-cell table:formula="of:=[.AB34]/[.Y34]" office:value-type="float" office:value="2.67640889772037" calcext:value-type="float">
            <text:p>2,67640889772037</text:p>
          </table:table-cell>
          <table:table-cell office:value-type="float" office:value="48.4885" calcext:value-type="float">
            <text:p>48,488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A34]/[.AD34]" office:value-type="float" office:value="0.382344128245768" calcext:value-type="float">
            <text:p>0,382344128245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6619" calcext:value-type="float">
            <text:p>14,6619</text:p>
          </table:table-cell>
          <table:table-cell office:value-type="float" office:value="14.3984" calcext:value-type="float">
            <text:p>14,3984</text:p>
          </table:table-cell>
          <table:table-cell office:value-type="float" office:value="0" calcext:value-type="float">
            <text:p>0</text:p>
          </table:table-cell>
          <table:table-cell office:value-type="float" office:value="0.0502" calcext:value-type="float">
            <text:p>0,0502</text:p>
          </table:table-cell>
          <table:table-cell office:value-type="float" office:value="0" calcext:value-type="float">
            <text:p>0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115" calcext:value-type="float">
            <text:p>0,115</text:p>
          </table:table-cell>
          <table:table-cell office:value-type="float" office:value="2.2461" calcext:value-type="float">
            <text:p>2,246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96" calcext:value-type="float">
            <text:p>0,0096</text:p>
          </table:table-cell>
          <table:table-cell office:value-type="float" office:value="2.1414" calcext:value-type="float">
            <text:p>2,1414</text:p>
          </table:table-cell>
          <table:table-cell office:value-type="float" office:value="0" calcext:value-type="float">
            <text:p>0</text:p>
          </table:table-cell>
          <table:table-cell office:value-type="float" office:value="16.908" calcext:value-type="float">
            <text:p>16,908</text:p>
          </table:table-cell>
          <table:table-cell office:value-type="float" office:value="10" calcext:value-type="float">
            <text:p>10</text:p>
          </table:table-cell>
          <table:table-cell table:formula="of:=[.S35]/[.P35]" office:value-type="float" office:value="3.17397090134847" calcext:value-type="float">
            <text:p>3,17397090134847</text:p>
          </table:table-cell>
          <table:table-cell office:value-type="float" office:value="53.6655" calcext:value-type="float">
            <text:p>53,66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35]/8" office:value-type="float" office:value="0.396746362668559" calcext:value-type="float">
            <text:p>0,396746362668559</text:p>
          </table:table-cell>
          <table:table-cell table:number-columns-repeated="2"/>
          <table:table-cell office:value-type="float" office:value="17.4231" calcext:value-type="float">
            <text:p>17,4231</text:p>
          </table:table-cell>
          <table:table-cell office:value-type="float" office:value="10" calcext:value-type="float">
            <text:p>10</text:p>
          </table:table-cell>
          <table:table-cell table:formula="of:=[.AB35]/[.Y35]" office:value-type="float" office:value="2.78300072891736" calcext:value-type="float">
            <text:p>2,78300072891736</text:p>
          </table:table-cell>
          <table:table-cell office:value-type="float" office:value="48.4885" calcext:value-type="float">
            <text:p>48,488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35]/[.AD35]" office:value-type="float" office:value="0.278300072891736" calcext:value-type="float">
            <text:p>0,2783000728917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3719" calcext:value-type="float">
            <text:p>14,3719</text:p>
          </table:table-cell>
          <table:table-cell office:value-type="float" office:value="14.124" calcext:value-type="float">
            <text:p>14,124</text:p>
          </table:table-cell>
          <table:table-cell office:value-type="float" office:value="0" calcext:value-type="float">
            <text:p>0</text:p>
          </table:table-cell>
          <table:table-cell office:value-type="float" office:value="0.0672" calcext:value-type="float">
            <text:p>0,0672</text:p>
          </table:table-cell>
          <table:table-cell office:value-type="float" office:value="0" calcext:value-type="float">
            <text:p>0</text:p>
          </table:table-cell>
          <table:table-cell office:value-type="float" office:value="0.1093" calcext:value-type="float">
            <text:p>0,1093</text:p>
          </table:table-cell>
          <table:table-cell office:value-type="float" office:value="0.1567" calcext:value-type="float">
            <text:p>0,1567</text:p>
          </table:table-cell>
          <table:table-cell office:value-type="float" office:value="1.8998" calcext:value-type="float">
            <text:p>1,8998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85" calcext:value-type="float">
            <text:p>0,0085</text:p>
          </table:table-cell>
          <table:table-cell office:value-type="float" office:value="1.8148" calcext:value-type="float">
            <text:p>1,8148</text:p>
          </table:table-cell>
          <table:table-cell office:value-type="float" office:value="0" calcext:value-type="float">
            <text:p>0</text:p>
          </table:table-cell>
          <table:table-cell office:value-type="float" office:value="16.2717" calcext:value-type="float">
            <text:p>16,2717</text:p>
          </table:table-cell>
          <table:table-cell office:value-type="float" office:value="13" calcext:value-type="float">
            <text:p>13</text:p>
          </table:table-cell>
          <table:table-cell table:formula="of:=[.S36]/[.P36]" office:value-type="float" office:value="3.29808809159461" calcext:value-type="float">
            <text:p>3,29808809159461</text:p>
          </table:table-cell>
          <table:table-cell office:value-type="float" office:value="53.6655" calcext:value-type="float">
            <text:p>53,665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36]/8" office:value-type="float" office:value="0.412261011449326" calcext:value-type="float">
            <text:p>0,412261011449326</text:p>
          </table:table-cell>
          <table:table-cell table:number-columns-repeated="2"/>
          <table:table-cell office:value-type="float" office:value="17.6907" calcext:value-type="float">
            <text:p>17,6907</text:p>
          </table:table-cell>
          <table:table-cell office:value-type="float" office:value="13" calcext:value-type="float">
            <text:p>13</text:p>
          </table:table-cell>
          <table:table-cell table:formula="of:=[.AB36]/[.Y36]" office:value-type="float" office:value="2.74090341252749" calcext:value-type="float">
            <text:p>2,74090341252749</text:p>
          </table:table-cell>
          <table:table-cell office:value-type="float" office:value="48.4885" calcext:value-type="float">
            <text:p>48,48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36]/[.AD36]" office:value-type="float" office:value="0.210838724040576" calcext:value-type="float">
            <text:p>0,210838724040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204" calcext:value-type="float">
            <text:p>14,204</text:p>
          </table:table-cell>
          <table:table-cell office:value-type="float" office:value="14.0137" calcext:value-type="float">
            <text:p>14,0137</text:p>
          </table:table-cell>
          <table:table-cell office:value-type="float" office:value="0" calcext:value-type="float">
            <text:p>0</text:p>
          </table:table-cell>
          <table:table-cell office:value-type="float" office:value="0.0929" calcext:value-type="float">
            <text:p>0,0929</text:p>
          </table:table-cell>
          <table:table-cell office:value-type="float" office:value="0" calcext:value-type="float">
            <text:p>0</text:p>
          </table:table-cell>
          <table:table-cell office:value-type="float" office:value="0.1064" calcext:value-type="float">
            <text:p>0,1064</text:p>
          </table:table-cell>
          <table:table-cell office:value-type="float" office:value="0.2148" calcext:value-type="float">
            <text:p>0,2148</text:p>
          </table:table-cell>
          <table:table-cell office:value-type="float" office:value="9.4143" calcext:value-type="float">
            <text:p>9,414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98" calcext:value-type="float">
            <text:p>0,0098</text:p>
          </table:table-cell>
          <table:table-cell office:value-type="float" office:value="9.3197" calcext:value-type="float">
            <text:p>9,3197</text:p>
          </table:table-cell>
          <table:table-cell office:value-type="float" office:value="0" calcext:value-type="float">
            <text:p>0</text:p>
          </table:table-cell>
          <table:table-cell office:value-type="float" office:value="23.6183" calcext:value-type="float">
            <text:p>23,6183</text:p>
          </table:table-cell>
          <table:table-cell office:value-type="float" office:value="16" calcext:value-type="float">
            <text:p>16</text:p>
          </table:table-cell>
          <table:table-cell table:formula="of:=[.S37]/[.P37]" office:value-type="float" office:value="2.27219994665154" calcext:value-type="float">
            <text:p>2,27219994665154</text:p>
          </table:table-cell>
          <table:table-cell office:value-type="float" office:value="53.6655" calcext:value-type="float">
            <text:p>53,665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37]/8" office:value-type="float" office:value="0.284024993331442" calcext:value-type="float">
            <text:p>0,284024993331442</text:p>
          </table:table-cell>
          <table:table-cell table:number-columns-repeated="2"/>
          <table:table-cell office:value-type="float" office:value="18.3286" calcext:value-type="float">
            <text:p>18,3286</text:p>
          </table:table-cell>
          <table:table-cell office:value-type="float" office:value="16" calcext:value-type="float">
            <text:p>16</text:p>
          </table:table-cell>
          <table:table-cell table:formula="of:=[.AB37]/[.Y37]" office:value-type="float" office:value="2.64551029538535" calcext:value-type="float">
            <text:p>2,64551029538535</text:p>
          </table:table-cell>
          <table:table-cell office:value-type="float" office:value="48.4885" calcext:value-type="float">
            <text:p>48,488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37]/[.AD37]" office:value-type="float" office:value="0.165344393461585" calcext:value-type="float">
            <text:p>0,165344393461585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Default" table:number-columns-repeated="2"/>
          <table:table-cell table:number-columns-repeated="5"/>
        </table:table-row>
      </table:table>
      <table:table table:name="Sheet8" table:style-name="ta1">
        <table:table-column table:style-name="co5" table:number-columns-repeated="14" table:default-cell-style-name="Default"/>
        <table:table-row table:style-name="ro1">
          <table:table-cell office:value-type="float" office:value="0.8376" calcext:value-type="float">
            <text:p>0,8376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8431" calcext:value-type="float">
            <text:p>0,8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63" calcext:value-type="float">
            <text:p>0,856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8615" calcext:value-type="float">
            <text:p>0,8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355" calcext:value-type="float">
            <text:p>0,735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7408" calcext:value-type="float">
            <text:p>0,7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241" calcext:value-type="float">
            <text:p>0,7241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185" calcext:value-type="float">
            <text:p>0,0185</text:p>
          </table:table-cell>
          <table:table-cell office:value-type="float" office:value="0" calcext:value-type="float">
            <text:p>0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348" calcext:value-type="float">
            <text:p>0,0348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" calcext:value-type="float">
            <text:p>0</text:p>
          </table:table-cell>
          <table:table-cell office:value-type="float" office:value="0.7333" calcext:value-type="float">
            <text:p>0,7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7651" calcext:value-type="float">
            <text:p>0,765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363" calcext:value-type="float">
            <text:p>0,0363</text:p>
          </table:table-cell>
          <table:table-cell office:value-type="float" office:value="0" calcext:value-type="float">
            <text:p>0</text:p>
          </table:table-cell>
          <table:table-cell office:value-type="float" office:value="0.1066" calcext:value-type="float">
            <text:p>0,106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" calcext:value-type="float">
            <text:p>0</text:p>
          </table:table-cell>
          <table:table-cell office:value-type="float" office:value="0.7753" calcext:value-type="float">
            <text:p>0,77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8135" calcext:value-type="float">
            <text:p>0,813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358" calcext:value-type="float">
            <text:p>0,0358</text:p>
          </table:table-cell>
          <table:table-cell office:value-type="float" office:value="0" calcext:value-type="float">
            <text:p>0</text:p>
          </table:table-cell>
          <table:table-cell office:value-type="float" office:value="0.148" calcext:value-type="float">
            <text:p>0,148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78" calcext:value-type="float">
            <text:p>0,0078</text:p>
          </table:table-cell>
          <table:table-cell office:value-type="float" office:value="0" calcext:value-type="float">
            <text:p>0</text:p>
          </table:table-cell>
          <table:table-cell office:value-type="float" office:value="0.8266" calcext:value-type="float">
            <text:p>0,82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846" calcext:value-type="float">
            <text:p>0,846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963" calcext:value-type="float">
            <text:p>0,0963</text:p>
          </table:table-cell>
          <table:table-cell office:value-type="float" office:value="0" calcext:value-type="float">
            <text:p>0</text:p>
          </table:table-cell>
          <table:table-cell office:value-type="float" office:value="0.4659" calcext:value-type="float">
            <text:p>0,4659</text:p>
          </table:table-cell>
          <table:table-cell office:value-type="float" office:value="0.1034" calcext:value-type="float">
            <text:p>0,1034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65" calcext:value-type="float">
            <text:p>0,0165</text:p>
          </table:table-cell>
          <table:table-cell office:value-type="float" office:value="0" calcext:value-type="float">
            <text:p>0</text:p>
          </table:table-cell>
          <table:table-cell office:value-type="float" office:value="0.8684" calcext:value-type="float">
            <text:p>0,86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9256" calcext:value-type="float">
            <text:p>0,9256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185" calcext:value-type="float">
            <text:p>0,1185</text:p>
          </table:table-cell>
          <table:table-cell office:value-type="float" office:value="0" calcext:value-type="float">
            <text:p>0</text:p>
          </table:table-cell>
          <table:table-cell office:value-type="float" office:value="0.6959" calcext:value-type="float">
            <text:p>0,6959</text:p>
          </table:table-cell>
          <table:table-cell office:value-type="float" office:value="0.1582" calcext:value-type="float">
            <text:p>0,1582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08" calcext:value-type="float">
            <text:p>0,0308</text:p>
          </table:table-cell>
          <table:table-cell office:value-type="float" office:value="0" calcext:value-type="float">
            <text:p>0</text:p>
          </table:table-cell>
          <table:table-cell office:value-type="float" office:value="0.9626" calcext:value-type="float">
            <text:p>0,96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7943" calcext:value-type="float">
            <text:p>1,7943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91" calcext:value-type="float">
            <text:p>0,0291</text:p>
          </table:table-cell>
          <table:table-cell office:value-type="float" office:value="0" calcext:value-type="float">
            <text:p>0</text:p>
          </table:table-cell>
          <table:table-cell office:value-type="float" office:value="1.8327" calcext:value-type="float">
            <text:p>1,8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524" calcext:value-type="float">
            <text:p>1,752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2" calcext:value-type="float">
            <text:p>0,02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68" calcext:value-type="float">
            <text:p>0,0168</text:p>
          </table:table-cell>
          <table:table-cell office:value-type="float" office:value="0" calcext:value-type="float">
            <text:p>0</text:p>
          </table:table-cell>
          <table:table-cell office:value-type="float" office:value="1.7798" calcext:value-type="float">
            <text:p>1,7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493" calcext:value-type="float">
            <text:p>1,5493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21" calcext:value-type="float">
            <text:p>0,0121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94" calcext:value-type="float">
            <text:p>0,0094</text:p>
          </table:table-cell>
          <table:table-cell office:value-type="float" office:value="0" calcext:value-type="float">
            <text:p>0</text:p>
          </table:table-cell>
          <table:table-cell office:value-type="float" office:value="1.5711" calcext:value-type="float">
            <text:p>1,5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5288" calcext:value-type="float">
            <text:p>1,528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209" calcext:value-type="float">
            <text:p>0,0209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452" calcext:value-type="float">
            <text:p>0,0452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1.5522" calcext:value-type="float">
            <text:p>1,5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546" calcext:value-type="float">
            <text:p>1,5546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384" calcext:value-type="float">
            <text:p>0,0384</text:p>
          </table:table-cell>
          <table:table-cell office:value-type="float" office:value="0" calcext:value-type="float">
            <text:p>0</text:p>
          </table:table-cell>
          <table:table-cell office:value-type="float" office:value="0.1147" calcext:value-type="float">
            <text:p>0,1147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47" calcext:value-type="float">
            <text:p>0,0247</text:p>
          </table:table-cell>
          <table:table-cell office:value-type="float" office:value="0" calcext:value-type="float">
            <text:p>0</text:p>
          </table:table-cell>
          <table:table-cell office:value-type="float" office:value="1.5943" calcext:value-type="float">
            <text:p>1,59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6347" calcext:value-type="float">
            <text:p>1,6347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507" calcext:value-type="float">
            <text:p>0,0507</text:p>
          </table:table-cell>
          <table:table-cell office:value-type="float" office:value="0" calcext:value-type="float">
            <text:p>0</text:p>
          </table:table-cell>
          <table:table-cell office:value-type="float" office:value="0.1977" calcext:value-type="float">
            <text:p>0,1977</text:p>
          </table:table-cell>
          <table:table-cell office:value-type="float" office:value="0.0954" calcext:value-type="float">
            <text:p>0,0954</text:p>
          </table:table-cell>
          <table:table-cell office:value-type="float" office:value="0.051" calcext:value-type="float">
            <text:p>0,05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39" calcext:value-type="float">
            <text:p>0,0339</text:p>
          </table:table-cell>
          <table:table-cell office:value-type="float" office:value="0" calcext:value-type="float">
            <text:p>0</text:p>
          </table:table-cell>
          <table:table-cell office:value-type="float" office:value="1.6857" calcext:value-type="float">
            <text:p>1,68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4993" calcext:value-type="float">
            <text:p>0,4993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613" calcext:value-type="float">
            <text:p>0,0613</text:p>
          </table:table-cell>
          <table:table-cell office:value-type="float" office:value="0" calcext:value-type="float">
            <text:p>0</text:p>
          </table:table-cell>
          <table:table-cell office:value-type="float" office:value="1.7986" calcext:value-type="float">
            <text:p>1,79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8382" calcext:value-type="float">
            <text:p>1,8382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2217" calcext:value-type="float">
            <text:p>0,2217</text:p>
          </table:table-cell>
          <table:table-cell office:value-type="float" office:value="0" calcext:value-type="float">
            <text:p>0</text:p>
          </table:table-cell>
          <table:table-cell office:value-type="float" office:value="1.0646" calcext:value-type="float">
            <text:p>1,0646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1285" calcext:value-type="float">
            <text:p>0,128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1105" calcext:value-type="float">
            <text:p>0,1105</text:p>
          </table:table-cell>
          <table:table-cell office:value-type="float" office:value="0" calcext:value-type="float">
            <text:p>0</text:p>
          </table:table-cell>
          <table:table-cell office:value-type="float" office:value="1.9667" calcext:value-type="float">
            <text:p>1,9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.1486" calcext:value-type="float">
            <text:p>4,1486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742" calcext:value-type="float">
            <text:p>0,074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53" calcext:value-type="float">
            <text:p>0,0553</text:p>
          </table:table-cell>
          <table:table-cell office:value-type="float" office:value="0" calcext:value-type="float">
            <text:p>0</text:p>
          </table:table-cell>
          <table:table-cell office:value-type="float" office:value="4.2228" calcext:value-type="float">
            <text:p>4,2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978" calcext:value-type="float">
            <text:p>4,3978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73" calcext:value-type="float">
            <text:p>0,007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432" calcext:value-type="float">
            <text:p>0,0432</text:p>
          </table:table-cell>
          <table:table-cell office:value-type="float" office:value="0" calcext:value-type="float">
            <text:p>0</text:p>
          </table:table-cell>
          <table:table-cell office:value-type="float" office:value="4.4675" calcext:value-type="float">
            <text:p>4,4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495" calcext:value-type="float">
            <text:p>4,3495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179" calcext:value-type="float">
            <text:p>0,0179</text:p>
          </table:table-cell>
          <table:table-cell office:value-type="float" office:value="0" calcext:value-type="float">
            <text:p>0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93" calcext:value-type="float">
            <text:p>0,0193</text:p>
          </table:table-cell>
          <table:table-cell office:value-type="float" office:value="0" calcext:value-type="float">
            <text:p>0</text:p>
          </table:table-cell>
          <table:table-cell office:value-type="float" office:value="4.3897" calcext:value-type="float">
            <text:p>4,3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1553" calcext:value-type="float">
            <text:p>4,1553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358" calcext:value-type="float">
            <text:p>0,0358</text:p>
          </table:table-cell>
          <table:table-cell office:value-type="float" office:value="0" calcext:value-type="float">
            <text:p>0</text:p>
          </table:table-cell>
          <table:table-cell office:value-type="float" office:value="0.0728" calcext:value-type="float">
            <text:p>0,0728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4.2074" calcext:value-type="float">
            <text:p>4,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5607" calcext:value-type="float">
            <text:p>3,5607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39" calcext:value-type="float">
            <text:p>0,0439</text:p>
          </table:table-cell>
          <table:table-cell office:value-type="float" office:value="0" calcext:value-type="float">
            <text:p>0</text:p>
          </table:table-cell>
          <table:table-cell office:value-type="float" office:value="0.2034" calcext:value-type="float">
            <text:p>0,2034</text:p>
          </table:table-cell>
          <table:table-cell office:value-type="float" office:value="0.0917" calcext:value-type="float">
            <text:p>0,0917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1158" calcext:value-type="float">
            <text:p>0,1158</text:p>
          </table:table-cell>
          <table:table-cell office:value-type="float" office:value="0" calcext:value-type="float">
            <text:p>0</text:p>
          </table:table-cell>
          <table:table-cell office:value-type="float" office:value="3.6984" calcext:value-type="float">
            <text:p>3,6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2271" calcext:value-type="float">
            <text:p>4,2271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698" calcext:value-type="float">
            <text:p>0,0698</text:p>
          </table:table-cell>
          <table:table-cell office:value-type="float" office:value="0" calcext:value-type="float">
            <text:p>0</text:p>
          </table:table-cell>
          <table:table-cell office:value-type="float" office:value="0.2767" calcext:value-type="float">
            <text:p>0,2767</text:p>
          </table:table-cell>
          <table:table-cell office:value-type="float" office:value="0.1467" calcext:value-type="float">
            <text:p>0,1467</text:p>
          </table:table-cell>
          <table:table-cell office:value-type="float" office:value="0.1741" calcext:value-type="float">
            <text:p>0,174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523" calcext:value-type="float">
            <text:p>0,1523</text:p>
          </table:table-cell>
          <table:table-cell office:value-type="float" office:value="0" calcext:value-type="float">
            <text:p>0</text:p>
          </table:table-cell>
          <table:table-cell office:value-type="float" office:value="4.4012" calcext:value-type="float">
            <text:p>4,40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759" calcext:value-type="float">
            <text:p>3,759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143" calcext:value-type="float">
            <text:p>0,143</text:p>
          </table:table-cell>
          <table:table-cell office:value-type="float" office:value="0" calcext:value-type="float">
            <text:p>0</text:p>
          </table:table-cell>
          <table:table-cell office:value-type="float" office:value="0.7582" calcext:value-type="float">
            <text:p>0,7582</text:p>
          </table:table-cell>
          <table:table-cell office:value-type="float" office:value="0.2111" calcext:value-type="float">
            <text:p>0,2111</text:p>
          </table:table-cell>
          <table:table-cell office:value-type="float" office:value="0.3169" calcext:value-type="float">
            <text:p>0,316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2938" calcext:value-type="float">
            <text:p>0,2938</text:p>
          </table:table-cell>
          <table:table-cell office:value-type="float" office:value="0" calcext:value-type="float">
            <text:p>0</text:p>
          </table:table-cell>
          <table:table-cell office:value-type="float" office:value="4.0758" calcext:value-type="float">
            <text:p>4,07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.9631" calcext:value-type="float">
            <text:p>3,9631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2896" calcext:value-type="float">
            <text:p>0,2896</text:p>
          </table:table-cell>
          <table:table-cell office:value-type="float" office:value="0" calcext:value-type="float">
            <text:p>0</text:p>
          </table:table-cell>
          <table:table-cell office:value-type="float" office:value="1.6778" calcext:value-type="float">
            <text:p>1,6778</text:p>
          </table:table-cell>
          <table:table-cell office:value-type="float" office:value="0.333" calcext:value-type="float">
            <text:p>0,333</text:p>
          </table:table-cell>
          <table:table-cell office:value-type="float" office:value="0.5541" calcext:value-type="float">
            <text:p>0,554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521" calcext:value-type="float">
            <text:p>0,521</text:p>
          </table:table-cell>
          <table:table-cell office:value-type="float" office:value="0" calcext:value-type="float">
            <text:p>0</text:p>
          </table:table-cell>
          <table:table-cell office:value-type="float" office:value="4.5172" calcext:value-type="float">
            <text:p>4,51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.9009" calcext:value-type="float">
            <text:p>9,9009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35" calcext:value-type="float">
            <text:p>0,0135</text:p>
          </table:table-cell>
          <table:table-cell office:value-type="float" office:value="4.3694" calcext:value-type="float">
            <text:p>4,3694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5" calcext:value-type="float">
            <text:p>0,005</text:p>
          </table:table-cell>
          <table:table-cell office:value-type="float" office:value="4.3018" calcext:value-type="float">
            <text:p>4,3018</text:p>
          </table:table-cell>
          <table:table-cell office:value-type="float" office:value="0" calcext:value-type="float">
            <text:p>0</text:p>
          </table:table-cell>
          <table:table-cell office:value-type="float" office:value="14.2703" calcext:value-type="float">
            <text:p>14,2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92" calcext:value-type="float">
            <text:p>8,2492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091" calcext:value-type="float">
            <text:p>0,0091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48" calcext:value-type="float">
            <text:p>0,0248</text:p>
          </table:table-cell>
          <table:table-cell office:value-type="float" office:value="2.6206" calcext:value-type="float">
            <text:p>2,620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92" calcext:value-type="float">
            <text:p>0,0192</text:p>
          </table:table-cell>
          <table:table-cell office:value-type="float" office:value="2.5261" calcext:value-type="float">
            <text:p>2,5261</text:p>
          </table:table-cell>
          <table:table-cell office:value-type="float" office:value="0" calcext:value-type="float">
            <text:p>0</text:p>
          </table:table-cell>
          <table:table-cell office:value-type="float" office:value="10.8698" calcext:value-type="float">
            <text:p>10,8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4294" calcext:value-type="float">
            <text:p>8,4294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179" calcext:value-type="float">
            <text:p>0,017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68" calcext:value-type="float">
            <text:p>0,0468</text:p>
          </table:table-cell>
          <table:table-cell office:value-type="float" office:value="1.49" calcext:value-type="float">
            <text:p>1,4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54" calcext:value-type="float">
            <text:p>0,0254</text:p>
          </table:table-cell>
          <table:table-cell office:value-type="float" office:value="1.4026" calcext:value-type="float">
            <text:p>1,4026</text:p>
          </table:table-cell>
          <table:table-cell office:value-type="float" office:value="0" calcext:value-type="float">
            <text:p>0</text:p>
          </table:table-cell>
          <table:table-cell office:value-type="float" office:value="9.9194" calcext:value-type="float">
            <text:p>9,9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019" calcext:value-type="float">
            <text:p>8,0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361" calcext:value-type="float">
            <text:p>0,0361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0705" calcext:value-type="float">
            <text:p>0,0705</text:p>
          </table:table-cell>
          <table:table-cell office:value-type="float" office:value="1.4113" calcext:value-type="float">
            <text:p>1,411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379" calcext:value-type="float">
            <text:p>0,0379</text:p>
          </table:table-cell>
          <table:table-cell office:value-type="float" office:value="1.2932" calcext:value-type="float">
            <text:p>1,2932</text:p>
          </table:table-cell>
          <table:table-cell office:value-type="float" office:value="0" calcext:value-type="float">
            <text:p>0</text:p>
          </table:table-cell>
          <table:table-cell office:value-type="float" office:value="9.4303" calcext:value-type="float">
            <text:p>9,43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9477" calcext:value-type="float">
            <text:p>7,9477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325" calcext:value-type="float">
            <text:p>0,0325</text:p>
          </table:table-cell>
          <table:table-cell office:value-type="float" office:value="0.0593" calcext:value-type="float">
            <text:p>0,0593</text:p>
          </table:table-cell>
          <table:table-cell office:value-type="float" office:value="0" calcext:value-type="float">
            <text:p>0</text:p>
          </table:table-cell>
          <table:table-cell office:value-type="float" office:value="0.2273" calcext:value-type="float">
            <text:p>0,2273</text:p>
          </table:table-cell>
          <table:table-cell office:value-type="float" office:value="0.104" calcext:value-type="float">
            <text:p>0,104</text:p>
          </table:table-cell>
          <table:table-cell office:value-type="float" office:value="2.2554" calcext:value-type="float">
            <text:p>2,255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78" calcext:value-type="float">
            <text:p>0,0378</text:p>
          </table:table-cell>
          <table:table-cell office:value-type="float" office:value="2.1415" calcext:value-type="float">
            <text:p>2,1415</text:p>
          </table:table-cell>
          <table:table-cell office:value-type="float" office:value="0" calcext:value-type="float">
            <text:p>0</text:p>
          </table:table-cell>
          <table:table-cell office:value-type="float" office:value="10.2031" calcext:value-type="float">
            <text:p>10,20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.2304" calcext:value-type="float">
            <text:p>8,2304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327" calcext:value-type="float">
            <text:p>0,0327</text:p>
          </table:table-cell>
          <table:table-cell office:value-type="float" office:value="0.0979" calcext:value-type="float">
            <text:p>0,0979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,3066</text:p>
          </table:table-cell>
          <table:table-cell office:value-type="float" office:value="0.1323" calcext:value-type="float">
            <text:p>0,1323</text:p>
          </table:table-cell>
          <table:table-cell office:value-type="float" office:value="2.2052" calcext:value-type="float">
            <text:p>2,205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9" calcext:value-type="float">
            <text:p>0,0399</text:p>
          </table:table-cell>
          <table:table-cell office:value-type="float" office:value="2.0894" calcext:value-type="float">
            <text:p>2,0894</text:p>
          </table:table-cell>
          <table:table-cell office:value-type="float" office:value="0" calcext:value-type="float">
            <text:p>0</text:p>
          </table:table-cell>
          <table:table-cell office:value-type="float" office:value="10.4357" calcext:value-type="float">
            <text:p>10,43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0384" calcext:value-type="float">
            <text:p>8,0384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2518" calcext:value-type="float">
            <text:p>0,2518</text:p>
          </table:table-cell>
          <table:table-cell office:value-type="float" office:value="0" calcext:value-type="float">
            <text:p>0</text:p>
          </table:table-cell>
          <table:table-cell office:value-type="float" office:value="0.7551" calcext:value-type="float">
            <text:p>0,7551</text:p>
          </table:table-cell>
          <table:table-cell office:value-type="float" office:value="0.2889" calcext:value-type="float">
            <text:p>0,2889</text:p>
          </table:table-cell>
          <table:table-cell office:value-type="float" office:value="2.7309" calcext:value-type="float">
            <text:p>2,730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326" calcext:value-type="float">
            <text:p>0,0326</text:p>
          </table:table-cell>
          <table:table-cell office:value-type="float" office:value="2.6359" calcext:value-type="float">
            <text:p>2,6359</text:p>
          </table:table-cell>
          <table:table-cell office:value-type="float" office:value="0" calcext:value-type="float">
            <text:p>0</text:p>
          </table:table-cell>
          <table:table-cell office:value-type="float" office:value="10.7693" calcext:value-type="float">
            <text:p>10,76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9373" calcext:value-type="float">
            <text:p>7,937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4207" calcext:value-type="float">
            <text:p>0,4207</text:p>
          </table:table-cell>
          <table:table-cell office:value-type="float" office:value="0" calcext:value-type="float">
            <text:p>0</text:p>
          </table:table-cell>
          <table:table-cell office:value-type="float" office:value="1.3986" calcext:value-type="float">
            <text:p>1,3986</text:p>
          </table:table-cell>
          <table:table-cell office:value-type="float" office:value="0.3964" calcext:value-type="float">
            <text:p>0,3964</text:p>
          </table:table-cell>
          <table:table-cell office:value-type="float" office:value="3.759" calcext:value-type="float">
            <text:p>3,75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408" calcext:value-type="float">
            <text:p>0,0408</text:p>
          </table:table-cell>
          <table:table-cell office:value-type="float" office:value="3.6425" calcext:value-type="float">
            <text:p>3,6425</text:p>
          </table:table-cell>
          <table:table-cell office:value-type="float" office:value="0" calcext:value-type="float">
            <text:p>0</text:p>
          </table:table-cell>
          <table:table-cell office:value-type="float" office:value="11.6963" calcext:value-type="float">
            <text:p>11,69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.3088" calcext:value-type="float">
            <text:p>20,3088</text:p>
          </table:table-cell>
          <table:table-cell office:value-type="float" office:value="0.043" calcext:value-type="float">
            <text:p>0,043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211" calcext:value-type="float">
            <text:p>0,0211</text:p>
          </table:table-cell>
          <table:table-cell office:value-type="float" office:value="7.4661" calcext:value-type="float">
            <text:p>7,4661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43" calcext:value-type="float">
            <text:p>0,0043</text:p>
          </table:table-cell>
          <table:table-cell office:value-type="float" office:value="7.3791" calcext:value-type="float">
            <text:p>7,3791</text:p>
          </table:table-cell>
          <table:table-cell office:value-type="float" office:value="0" calcext:value-type="float">
            <text:p>0</text:p>
          </table:table-cell>
          <table:table-cell office:value-type="float" office:value="27.7749" calcext:value-type="float">
            <text:p>27,7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38" calcext:value-type="float">
            <text:p>17,0138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274" calcext:value-type="float">
            <text:p>0,0274</text:p>
          </table:table-cell>
          <table:table-cell office:value-type="float" office:value="4.3384" calcext:value-type="float">
            <text:p>4,338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04" calcext:value-type="float">
            <text:p>0,0104</text:p>
          </table:table-cell>
          <table:table-cell office:value-type="float" office:value="4.247" calcext:value-type="float">
            <text:p>4,247</text:p>
          </table:table-cell>
          <table:table-cell office:value-type="float" office:value="0" calcext:value-type="float">
            <text:p>0</text:p>
          </table:table-cell>
          <table:table-cell office:value-type="float" office:value="21.3522" calcext:value-type="float">
            <text:p>21,3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3221" calcext:value-type="float">
            <text:p>16,3221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218" calcext:value-type="float">
            <text:p>0,0218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519" calcext:value-type="float">
            <text:p>0,0519</text:p>
          </table:table-cell>
          <table:table-cell office:value-type="float" office:value="2.527" calcext:value-type="float">
            <text:p>2,52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05" calcext:value-type="float">
            <text:p>0,0105</text:p>
          </table:table-cell>
          <table:table-cell office:value-type="float" office:value="2.4175" calcext:value-type="float">
            <text:p>2,4175</text:p>
          </table:table-cell>
          <table:table-cell office:value-type="float" office:value="0" calcext:value-type="float">
            <text:p>0</text:p>
          </table:table-cell>
          <table:table-cell office:value-type="float" office:value="18.8491" calcext:value-type="float">
            <text:p>18,8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4733" calcext:value-type="float">
            <text:p>15,4733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074" calcext:value-type="float">
            <text:p>0,074</text:p>
          </table:table-cell>
          <table:table-cell office:value-type="float" office:value="2.2866" calcext:value-type="float">
            <text:p>2,286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17" calcext:value-type="float">
            <text:p>0,0117</text:p>
          </table:table-cell>
          <table:table-cell office:value-type="float" office:value="2.1665" calcext:value-type="float">
            <text:p>2,1665</text:p>
          </table:table-cell>
          <table:table-cell office:value-type="float" office:value="0" calcext:value-type="float">
            <text:p>0</text:p>
          </table:table-cell>
          <table:table-cell office:value-type="float" office:value="17.7599" calcext:value-type="float">
            <text:p>17,7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.5147" calcext:value-type="float">
            <text:p>16,5147</text:p>
          </table:table-cell>
          <table:table-cell office:value-type="float" office:value="0.0317" calcext:value-type="float">
            <text:p>0,031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0.2583" calcext:value-type="float">
            <text:p>0,2583</text:p>
          </table:table-cell>
          <table:table-cell office:value-type="float" office:value="0.1491" calcext:value-type="float">
            <text:p>0,1491</text:p>
          </table:table-cell>
          <table:table-cell office:value-type="float" office:value="3.7031" calcext:value-type="float">
            <text:p>3,703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28" calcext:value-type="float">
            <text:p>0,0128</text:p>
          </table:table-cell>
          <table:table-cell office:value-type="float" office:value="3.6093" calcext:value-type="float">
            <text:p>3,6093</text:p>
          </table:table-cell>
          <table:table-cell office:value-type="float" office:value="0" calcext:value-type="float">
            <text:p>0</text:p>
          </table:table-cell>
          <table:table-cell office:value-type="float" office:value="20.2178" calcext:value-type="float">
            <text:p>20,21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.4934" calcext:value-type="float">
            <text:p>15,4934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901" calcext:value-type="float">
            <text:p>0,0901</text:p>
          </table:table-cell>
          <table:table-cell office:value-type="float" office:value="0" calcext:value-type="float">
            <text:p>0</text:p>
          </table:table-cell>
          <table:table-cell office:value-type="float" office:value="0.3421" calcext:value-type="float">
            <text:p>0,3421</text:p>
          </table:table-cell>
          <table:table-cell office:value-type="float" office:value="0.2044" calcext:value-type="float">
            <text:p>0,2044</text:p>
          </table:table-cell>
          <table:table-cell office:value-type="float" office:value="3.7013" calcext:value-type="float">
            <text:p>3,701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18" calcext:value-type="float">
            <text:p>0,0118</text:p>
          </table:table-cell>
          <table:table-cell office:value-type="float" office:value="3.5902" calcext:value-type="float">
            <text:p>3,5902</text:p>
          </table:table-cell>
          <table:table-cell office:value-type="float" office:value="0" calcext:value-type="float">
            <text:p>0</text:p>
          </table:table-cell>
          <table:table-cell office:value-type="float" office:value="19.1947" calcext:value-type="float">
            <text:p>19,19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7725" calcext:value-type="float">
            <text:p>16,7725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513" calcext:value-type="float">
            <text:p>0,0513</text:p>
          </table:table-cell>
          <table:table-cell office:value-type="float" office:value="0.2145" calcext:value-type="float">
            <text:p>0,2145</text:p>
          </table:table-cell>
          <table:table-cell office:value-type="float" office:value="0" calcext:value-type="float">
            <text:p>0</text:p>
          </table:table-cell>
          <table:table-cell office:value-type="float" office:value="1.0726" calcext:value-type="float">
            <text:p>1,0726</text:p>
          </table:table-cell>
          <table:table-cell office:value-type="float" office:value="0.4404" calcext:value-type="float">
            <text:p>0,4404</text:p>
          </table:table-cell>
          <table:table-cell office:value-type="float" office:value="5.3549" calcext:value-type="float">
            <text:p>5,354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34" calcext:value-type="float">
            <text:p>0,0134</text:p>
          </table:table-cell>
          <table:table-cell office:value-type="float" office:value="5.2555" calcext:value-type="float">
            <text:p>5,2555</text:p>
          </table:table-cell>
          <table:table-cell office:value-type="float" office:value="0" calcext:value-type="float">
            <text:p>0</text:p>
          </table:table-cell>
          <table:table-cell office:value-type="float" office:value="22.1273" calcext:value-type="float">
            <text:p>22,12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7746" calcext:value-type="float">
            <text:p>15,7746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4234" calcext:value-type="float">
            <text:p>0,4234</text:p>
          </table:table-cell>
          <table:table-cell office:value-type="float" office:value="0" calcext:value-type="float">
            <text:p>0</text:p>
          </table:table-cell>
          <table:table-cell office:value-type="float" office:value="1.4175" calcext:value-type="float">
            <text:p>1,4175</text:p>
          </table:table-cell>
          <table:table-cell office:value-type="float" office:value="0.5959" calcext:value-type="float">
            <text:p>0,5959</text:p>
          </table:table-cell>
          <table:table-cell office:value-type="float" office:value="8.1765" calcext:value-type="float">
            <text:p>8,176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55" calcext:value-type="float">
            <text:p>0,0155</text:p>
          </table:table-cell>
          <table:table-cell office:value-type="float" office:value="8.0588" calcext:value-type="float">
            <text:p>8,0588</text:p>
          </table:table-cell>
          <table:table-cell office:value-type="float" office:value="0" calcext:value-type="float">
            <text:p>0</text:p>
          </table:table-cell>
          <table:table-cell office:value-type="float" office:value="23.9511" calcext:value-type="float">
            <text:p>23,9511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0.7473" calcext:value-type="float">
            <text:p>0,7473</text:p>
          </table:table-cell>
          <table:table-cell office:value-type="float" office:value="0.6654" calcext:value-type="float">
            <text:p>0,6654</text:p>
          </table:table-cell>
          <table:table-cell office:value-type="float" office:value="0" calcext:value-type="float">
            <text:p>0</text:p>
          </table:table-cell>
          <table:table-cell office:value-type="float" office:value="0.0193" calcext:value-type="float">
            <text:p>0,0193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" calcext:value-type="float">
            <text:p>0</text:p>
          </table:table-cell>
          <table:table-cell office:value-type="float" office:value="0.7574" calcext:value-type="float">
            <text:p>0,7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763" calcext:value-type="float">
            <text:p>0,6763</text:p>
          </table:table-cell>
          <table:table-cell office:value-type="float" office:value="0.5594" calcext:value-type="float">
            <text:p>0,5594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" calcext:value-type="float">
            <text:p>0</text:p>
          </table:table-cell>
          <table:table-cell office:value-type="float" office:value="0.0253" calcext:value-type="float">
            <text:p>0,0253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6874" calcext:value-type="float">
            <text:p>0,68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765" calcext:value-type="float">
            <text:p>0,6765</text:p>
          </table:table-cell>
          <table:table-cell office:value-type="float" office:value="0.5538" calcext:value-type="float">
            <text:p>0,5538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" calcext:value-type="float">
            <text:p>0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" calcext:value-type="float">
            <text:p>0</text:p>
          </table:table-cell>
          <table:table-cell office:value-type="float" office:value="0.6866" calcext:value-type="float">
            <text:p>0,6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14" calcext:value-type="float">
            <text:p>0,6914</text:p>
          </table:table-cell>
          <table:table-cell office:value-type="float" office:value="0.612" calcext:value-type="float">
            <text:p>0,612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,0243</text:p>
          </table:table-cell>
          <table:table-cell office:value-type="float" office:value="0" calcext:value-type="float">
            <text:p>0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6" calcext:value-type="float">
            <text:p>0,0026</text:p>
          </table:table-cell>
          <table:table-cell office:value-type="float" office:value="0" calcext:value-type="float">
            <text:p>0</text:p>
          </table:table-cell>
          <table:table-cell office:value-type="float" office:value="0.7044" calcext:value-type="float">
            <text:p>0,7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7568" calcext:value-type="float">
            <text:p>0,7568</text:p>
          </table:table-cell>
          <table:table-cell office:value-type="float" office:value="0.6549" calcext:value-type="float">
            <text:p>0,6549</text:p>
          </table:table-cell>
          <table:table-cell office:value-type="float" office:value="0" calcext:value-type="float">
            <text:p>0</text:p>
          </table:table-cell>
          <table:table-cell office:value-type="float" office:value="0.0234" calcext:value-type="float">
            <text:p>0,0234</text:p>
          </table:table-cell>
          <table:table-cell office:value-type="float" office:value="0" calcext:value-type="float">
            <text:p>0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1134" calcext:value-type="float">
            <text:p>0,1134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23" calcext:value-type="float">
            <text:p>0,0023</text:p>
          </table:table-cell>
          <table:table-cell office:value-type="float" office:value="0" calcext:value-type="float">
            <text:p>0</text:p>
          </table:table-cell>
          <table:table-cell office:value-type="float" office:value="0.7694" calcext:value-type="float">
            <text:p>0,76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5983" calcext:value-type="float">
            <text:p>1,5983</text:p>
          </table:table-cell>
          <table:table-cell office:value-type="float" office:value="1.4543" calcext:value-type="float">
            <text:p>1,454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1.6273" calcext:value-type="float">
            <text:p>1,6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95" calcext:value-type="float">
            <text:p>1,395</text:p>
          </table:table-cell>
          <table:table-cell office:value-type="float" office:value="1.2608" calcext:value-type="float">
            <text:p>1,2608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83" calcext:value-type="float">
            <text:p>0,0083</text:p>
          </table:table-cell>
          <table:table-cell office:value-type="float" office:value="0" calcext:value-type="float">
            <text:p>0</text:p>
          </table:table-cell>
          <table:table-cell office:value-type="float" office:value="1.4226" calcext:value-type="float">
            <text:p>1,42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4159" calcext:value-type="float">
            <text:p>1,4159</text:p>
          </table:table-cell>
          <table:table-cell office:value-type="float" office:value="1.249" calcext:value-type="float">
            <text:p>1,249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,0283</text:p>
          </table:table-cell>
          <table:table-cell office:value-type="float" office:value="0" calcext:value-type="float">
            <text:p>0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36" calcext:value-type="float">
            <text:p>0,036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119" calcext:value-type="float">
            <text:p>0,0119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,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837" calcext:value-type="float">
            <text:p>1,5837</text:p>
          </table:table-cell>
          <table:table-cell office:value-type="float" office:value="1.4524" calcext:value-type="float">
            <text:p>1,4524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,0344</text:p>
          </table:table-cell>
          <table:table-cell office:value-type="float" office:value="0" calcext:value-type="float">
            <text:p>0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1261" calcext:value-type="float">
            <text:p>0,1261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13" calcext:value-type="float">
            <text:p>0,0113</text:p>
          </table:table-cell>
          <table:table-cell office:value-type="float" office:value="0" calcext:value-type="float">
            <text:p>0</text:p>
          </table:table-cell>
          <table:table-cell office:value-type="float" office:value="1.6135" calcext:value-type="float">
            <text:p>1,61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4928" calcext:value-type="float">
            <text:p>1,4928</text:p>
          </table:table-cell>
          <table:table-cell office:value-type="float" office:value="1.3237" calcext:value-type="float">
            <text:p>1,3237</text:p>
          </table:table-cell>
          <table:table-cell office:value-type="float" office:value="0" calcext:value-type="float">
            <text:p>0</text:p>
          </table:table-cell>
          <table:table-cell office:value-type="float" office:value="0.0581" calcext:value-type="float">
            <text:p>0,0581</text:p>
          </table:table-cell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309" calcext:value-type="float">
            <text:p>0,1309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" calcext:value-type="float">
            <text:p>0</text:p>
          </table:table-cell>
          <table:table-cell office:value-type="float" office:value="1.5274" calcext:value-type="float">
            <text:p>1,5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6077" calcext:value-type="float">
            <text:p>3,6077</text:p>
          </table:table-cell>
          <table:table-cell office:value-type="float" office:value="3.459" calcext:value-type="float">
            <text:p>3,459</text:p>
          </table:table-cell>
          <table:table-cell office:value-type="float" office:value="0" calcext:value-type="float">
            <text:p>0</text:p>
          </table:table-cell>
          <table:table-cell office:value-type="float" office:value="0.0274" calcext:value-type="float">
            <text:p>0,0274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349" calcext:value-type="float">
            <text:p>0,034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" calcext:value-type="float">
            <text:p>0,0174</text:p>
          </table:table-cell>
          <table:table-cell office:value-type="float" office:value="0" calcext:value-type="float">
            <text:p>0</text:p>
          </table:table-cell>
          <table:table-cell office:value-type="float" office:value="3.6486" calcext:value-type="float">
            <text:p>3,6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1233" calcext:value-type="float">
            <text:p>3,1233</text:p>
          </table:table-cell>
          <table:table-cell office:value-type="float" office:value="2.987" calcext:value-type="float">
            <text:p>2,987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,0233</text:p>
          </table:table-cell>
          <table:table-cell office:value-type="float" office:value="0" calcext:value-type="float">
            <text:p>0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.168" calcext:value-type="float">
            <text:p>3,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.4449" calcext:value-type="float">
            <text:p>3,4449</text:p>
          </table:table-cell>
          <table:table-cell office:value-type="float" office:value="3.3519" calcext:value-type="float">
            <text:p>3,3519</text:p>
          </table:table-cell>
          <table:table-cell office:value-type="float" office:value="0" calcext:value-type="float">
            <text:p>0</text:p>
          </table:table-cell>
          <table:table-cell office:value-type="float" office:value="0.0375" calcext:value-type="float">
            <text:p>0,0375</text:p>
          </table:table-cell>
          <table:table-cell office:value-type="float" office:value="0" calcext:value-type="float">
            <text:p>0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0389" calcext:value-type="float">
            <text:p>0,0389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57" calcext:value-type="float">
            <text:p>0,0157</text:p>
          </table:table-cell>
          <table:table-cell office:value-type="float" office:value="0" calcext:value-type="float">
            <text:p>0</text:p>
          </table:table-cell>
          <table:table-cell office:value-type="float" office:value="3.4838" calcext:value-type="float">
            <text:p>3,4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2693" calcext:value-type="float">
            <text:p>3,2693</text:p>
          </table:table-cell>
          <table:table-cell office:value-type="float" office:value="3.1537" calcext:value-type="float">
            <text:p>3,1537</text:p>
          </table:table-cell>
          <table:table-cell office:value-type="float" office:value="0" calcext:value-type="float">
            <text:p>0</text:p>
          </table:table-cell>
          <table:table-cell office:value-type="float" office:value="0.0386" calcext:value-type="float">
            <text:p>0,0386</text:p>
          </table:table-cell>
          <table:table-cell office:value-type="float" office:value="0" calcext:value-type="float">
            <text:p>0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1142" calcext:value-type="float">
            <text:p>0,1142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63" calcext:value-type="float">
            <text:p>0,0163</text:p>
          </table:table-cell>
          <table:table-cell office:value-type="float" office:value="0" calcext:value-type="float">
            <text:p>0</text:p>
          </table:table-cell>
          <table:table-cell office:value-type="float" office:value="3.3088" calcext:value-type="float">
            <text:p>3,30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3991" calcext:value-type="float">
            <text:p>3,3991</text:p>
          </table:table-cell>
          <table:table-cell office:value-type="float" office:value="3.2932" calcext:value-type="float">
            <text:p>3,2932</text:p>
          </table:table-cell>
          <table:table-cell office:value-type="float" office:value="0" calcext:value-type="float">
            <text:p>0</text:p>
          </table:table-cell>
          <table:table-cell office:value-type="float" office:value="0.0548" calcext:value-type="float">
            <text:p>0,0548</text:p>
          </table:table-cell>
          <table:table-cell office:value-type="float" office:value="0" calcext:value-type="float">
            <text:p>0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403" calcext:value-type="float">
            <text:p>0,1403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174" calcext:value-type="float">
            <text:p>0,0174</text:p>
          </table:table-cell>
          <table:table-cell office:value-type="float" office:value="0" calcext:value-type="float">
            <text:p>0</text:p>
          </table:table-cell>
          <table:table-cell office:value-type="float" office:value="3.4405" calcext:value-type="float">
            <text:p>3,44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1892" calcext:value-type="float">
            <text:p>8,1892</text:p>
          </table:table-cell>
          <table:table-cell office:value-type="float" office:value="7.9583" calcext:value-type="float">
            <text:p>7,9583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,0311</text:p>
          </table:table-cell>
          <table:table-cell office:value-type="float" office:value="0" calcext:value-type="float">
            <text:p>0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462" calcext:value-type="float">
            <text:p>0,0462</text:p>
          </table:table-cell>
          <table:table-cell office:value-type="float" office:value="1.2113" calcext:value-type="float">
            <text:p>1,211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314" calcext:value-type="float">
            <text:p>0,0314</text:p>
          </table:table-cell>
          <table:table-cell office:value-type="float" office:value="1.1147" calcext:value-type="float">
            <text:p>1,1147</text:p>
          </table:table-cell>
          <table:table-cell office:value-type="float" office:value="0" calcext:value-type="float">
            <text:p>0</text:p>
          </table:table-cell>
          <table:table-cell office:value-type="float" office:value="9.4004" calcext:value-type="float">
            <text:p>9,4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7244" calcext:value-type="float">
            <text:p>6,7244</text:p>
          </table:table-cell>
          <table:table-cell office:value-type="float" office:value="6.5529" calcext:value-type="float">
            <text:p>6,5529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" calcext:value-type="float">
            <text:p>0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637" calcext:value-type="float">
            <text:p>0,0637</text:p>
          </table:table-cell>
          <table:table-cell office:value-type="float" office:value="1.1565" calcext:value-type="float">
            <text:p>1,156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22" calcext:value-type="float">
            <text:p>0,0322</text:p>
          </table:table-cell>
          <table:table-cell office:value-type="float" office:value="1.0607" calcext:value-type="float">
            <text:p>1,0607</text:p>
          </table:table-cell>
          <table:table-cell office:value-type="float" office:value="0" calcext:value-type="float">
            <text:p>0</text:p>
          </table:table-cell>
          <table:table-cell office:value-type="float" office:value="7.8809" calcext:value-type="float">
            <text:p>7,88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476" calcext:value-type="float">
            <text:p>7,4476</text:p>
          </table:table-cell>
          <table:table-cell office:value-type="float" office:value="7.1841" calcext:value-type="float">
            <text:p>7,1841</text:p>
          </table:table-cell>
          <table:table-cell office:value-type="float" office:value="0" calcext:value-type="float">
            <text:p>0</text:p>
          </table:table-cell>
          <table:table-cell office:value-type="float" office:value="0.0327" calcext:value-type="float">
            <text:p>0,0327</text:p>
          </table:table-cell>
          <table:table-cell office:value-type="float" office:value="0" calcext:value-type="float">
            <text:p>0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1048" calcext:value-type="float">
            <text:p>0,1048</text:p>
          </table:table-cell>
          <table:table-cell office:value-type="float" office:value="1.4133" calcext:value-type="float">
            <text:p>1,413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434" calcext:value-type="float">
            <text:p>0,0434</text:p>
          </table:table-cell>
          <table:table-cell office:value-type="float" office:value="1.2896" calcext:value-type="float">
            <text:p>1,2896</text:p>
          </table:table-cell>
          <table:table-cell office:value-type="float" office:value="0" calcext:value-type="float">
            <text:p>0</text:p>
          </table:table-cell>
          <table:table-cell office:value-type="float" office:value="8.8609" calcext:value-type="float">
            <text:p>8,8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035" calcext:value-type="float">
            <text:p>7,035</text:p>
          </table:table-cell>
          <table:table-cell office:value-type="float" office:value="6.896" calcext:value-type="float">
            <text:p>6,896</text:p>
          </table:table-cell>
          <table:table-cell office:value-type="float" office:value="0" calcext:value-type="float">
            <text:p>0</text:p>
          </table:table-cell>
          <table:table-cell office:value-type="float" office:value="0.0396" calcext:value-type="float">
            <text:p>0,0396</text:p>
          </table:table-cell>
          <table:table-cell office:value-type="float" office:value="0" calcext:value-type="float">
            <text:p>0</text:p>
          </table:table-cell>
          <table:table-cell office:value-type="float" office:value="0.0744" calcext:value-type="float">
            <text:p>0,0744</text:p>
          </table:table-cell>
          <table:table-cell office:value-type="float" office:value="0.1388" calcext:value-type="float">
            <text:p>0,1388</text:p>
          </table:table-cell>
          <table:table-cell office:value-type="float" office:value="1.2687" calcext:value-type="float">
            <text:p>1,2687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312" calcext:value-type="float">
            <text:p>0,0312</text:p>
          </table:table-cell>
          <table:table-cell office:value-type="float" office:value="1.1728" calcext:value-type="float">
            <text:p>1,1728</text:p>
          </table:table-cell>
          <table:table-cell office:value-type="float" office:value="0" calcext:value-type="float">
            <text:p>0</text:p>
          </table:table-cell>
          <table:table-cell office:value-type="float" office:value="8.3037" calcext:value-type="float">
            <text:p>8,30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2082" calcext:value-type="float">
            <text:p>7,2082</text:p>
          </table:table-cell>
          <table:table-cell office:value-type="float" office:value="7.0302" calcext:value-type="float">
            <text:p>7,0302</text:p>
          </table:table-cell>
          <table:table-cell office:value-type="float" office:value="0" calcext:value-type="float">
            <text:p>0</text:p>
          </table:table-cell>
          <table:table-cell office:value-type="float" office:value="0.0492" calcext:value-type="float">
            <text:p>0,0492</text:p>
          </table:table-cell>
          <table:table-cell office:value-type="float" office:value="0" calcext:value-type="float">
            <text:p>0</text:p>
          </table:table-cell>
          <table:table-cell office:value-type="float" office:value="0.1247" calcext:value-type="float">
            <text:p>0,1247</text:p>
          </table:table-cell>
          <table:table-cell office:value-type="float" office:value="0.1793" calcext:value-type="float">
            <text:p>0,1793</text:p>
          </table:table-cell>
          <table:table-cell office:value-type="float" office:value="1.4901" calcext:value-type="float">
            <text:p>1,490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328" calcext:value-type="float">
            <text:p>0,0328</text:p>
          </table:table-cell>
          <table:table-cell office:value-type="float" office:value="1.3815" calcext:value-type="float">
            <text:p>1,3815</text:p>
          </table:table-cell>
          <table:table-cell office:value-type="float" office:value="0" calcext:value-type="float">
            <text:p>0</text:p>
          </table:table-cell>
          <table:table-cell office:value-type="float" office:value="8.6983" calcext:value-type="float">
            <text:p>8,69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.1044" calcext:value-type="float">
            <text:p>19,1044</text:p>
          </table:table-cell>
          <table:table-cell office:value-type="float" office:value="18.7753" calcext:value-type="float">
            <text:p>18,7753</text:p>
          </table:table-cell>
          <table:table-cell office:value-type="float" office:value="0" calcext:value-type="float">
            <text:p>0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59" calcext:value-type="float">
            <text:p>0,059</text:p>
          </table:table-cell>
          <table:table-cell office:value-type="float" office:value="2.0079" calcext:value-type="float">
            <text:p>2,0079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99" calcext:value-type="float">
            <text:p>0,0099</text:p>
          </table:table-cell>
          <table:table-cell office:value-type="float" office:value="1.9114" calcext:value-type="float">
            <text:p>1,9114</text:p>
          </table:table-cell>
          <table:table-cell office:value-type="float" office:value="0" calcext:value-type="float">
            <text:p>0</text:p>
          </table:table-cell>
          <table:table-cell office:value-type="float" office:value="21.1123" calcext:value-type="float">
            <text:p>21,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7346" calcext:value-type="float">
            <text:p>15,7346</text:p>
          </table:table-cell>
          <table:table-cell office:value-type="float" office:value="15.4673" calcext:value-type="float">
            <text:p>15,4673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office:value-type="float" office:value="0" calcext:value-type="float">
            <text:p>0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695" calcext:value-type="float">
            <text:p>0,0695</text:p>
          </table:table-cell>
          <table:table-cell office:value-type="float" office:value="2.3824" calcext:value-type="float">
            <text:p>2,3824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121" calcext:value-type="float">
            <text:p>0,0121</text:p>
          </table:table-cell>
          <table:table-cell office:value-type="float" office:value="2.2577" calcext:value-type="float">
            <text:p>2,2577</text:p>
          </table:table-cell>
          <table:table-cell office:value-type="float" office:value="0" calcext:value-type="float">
            <text:p>0</text:p>
          </table:table-cell>
          <table:table-cell office:value-type="float" office:value="18.117" calcext:value-type="float">
            <text:p>18,1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.1967" calcext:value-type="float">
            <text:p>15,1967</text:p>
          </table:table-cell>
          <table:table-cell office:value-type="float" office:value="14.9332" calcext:value-type="float">
            <text:p>14,9332</text:p>
          </table:table-cell>
          <table:table-cell office:value-type="float" office:value="0" calcext:value-type="float">
            <text:p>0</text:p>
          </table:table-cell>
          <table:table-cell office:value-type="float" office:value="0.0445" calcext:value-type="float">
            <text:p>0,0445</text:p>
          </table:table-cell>
          <table:table-cell office:value-type="float" office:value="0" calcext:value-type="float">
            <text:p>0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1134" calcext:value-type="float">
            <text:p>0,1134</text:p>
          </table:table-cell>
          <table:table-cell office:value-type="float" office:value="2.2265" calcext:value-type="float">
            <text:p>2,226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97" calcext:value-type="float">
            <text:p>0,0097</text:p>
          </table:table-cell>
          <table:table-cell office:value-type="float" office:value="2.1309" calcext:value-type="float">
            <text:p>2,1309</text:p>
          </table:table-cell>
          <table:table-cell office:value-type="float" office:value="0" calcext:value-type="float">
            <text:p>0</text:p>
          </table:table-cell>
          <table:table-cell office:value-type="float" office:value="17.4231" calcext:value-type="float">
            <text:p>17,4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.3085" calcext:value-type="float">
            <text:p>15,3085</text:p>
          </table:table-cell>
          <table:table-cell office:value-type="float" office:value="15.1198" calcext:value-type="float">
            <text:p>15,1198</text:p>
          </table:table-cell>
          <table:table-cell office:value-type="float" office:value="0" calcext:value-type="float">
            <text:p>0</text:p>
          </table:table-cell>
          <table:table-cell office:value-type="float" office:value="0.0602" calcext:value-type="float">
            <text:p>0,0602</text:p>
          </table:table-cell>
          <table:table-cell office:value-type="float" office:value="0" calcext:value-type="float">
            <text:p>0</text:p>
          </table:table-cell>
          <table:table-cell office:value-type="float" office:value="0.0881" calcext:value-type="float">
            <text:p>0,0881</text:p>
          </table:table-cell>
          <table:table-cell office:value-type="float" office:value="0.1591" calcext:value-type="float">
            <text:p>0,1591</text:p>
          </table:table-cell>
          <table:table-cell office:value-type="float" office:value="2.3822" calcext:value-type="float">
            <text:p>2,3822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97" calcext:value-type="float">
            <text:p>0,0097</text:p>
          </table:table-cell>
          <table:table-cell office:value-type="float" office:value="2.2891" calcext:value-type="float">
            <text:p>2,2891</text:p>
          </table:table-cell>
          <table:table-cell office:value-type="float" office:value="0" calcext:value-type="float">
            <text:p>0</text:p>
          </table:table-cell>
          <table:table-cell office:value-type="float" office:value="17.6907" calcext:value-type="float">
            <text:p>17,6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.0857" calcext:value-type="float">
            <text:p>16,0857</text:p>
          </table:table-cell>
          <table:table-cell office:value-type="float" office:value="15.8019" calcext:value-type="float">
            <text:p>15,8019</text:p>
          </table:table-cell>
          <table:table-cell office:value-type="float" office:value="0" calcext:value-type="float">
            <text:p>0</text:p>
          </table:table-cell>
          <table:table-cell office:value-type="float" office:value="0.0759" calcext:value-type="float">
            <text:p>0,0759</text:p>
          </table:table-cell>
          <table:table-cell office:value-type="float" office:value="0" calcext:value-type="float">
            <text:p>0</text:p>
          </table:table-cell>
          <table:table-cell office:value-type="float" office:value="0.1348" calcext:value-type="float">
            <text:p>0,1348</text:p>
          </table:table-cell>
          <table:table-cell office:value-type="float" office:value="0.2318" calcext:value-type="float">
            <text:p>0,2318</text:p>
          </table:table-cell>
          <table:table-cell office:value-type="float" office:value="2.2429" calcext:value-type="float">
            <text:p>2,2429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102" calcext:value-type="float">
            <text:p>0,0102</text:p>
          </table:table-cell>
          <table:table-cell office:value-type="float" office:value="2.1466" calcext:value-type="float">
            <text:p>2,1466</text:p>
          </table:table-cell>
          <table:table-cell office:value-type="float" office:value="0" calcext:value-type="float">
            <text:p>0</text:p>
          </table:table-cell>
          <table:table-cell office:value-type="float" office:value="18.3286" calcext:value-type="float">
            <text:p>18,3286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  <table:database-ranges>
        <table:database-range table:name="__Anonymous_Sheet_DB__0" table:target-range-address="omp_time_log.R8:omp_time_log.S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7:45:06.174100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6T17:47:25.091789070</dc:date>
    <meta:editing-duration>PT2H6M1S</meta:editing-duration>
    <meta:editing-cycles>25</meta:editing-cycles>
    <meta:generator>LibreOffice/6.0.7.3$Linux_X86_64 LibreOffice_project/00m0$Build-3</meta:generator>
    <meta:document-statistic meta:table-count="8" meta:cell-count="13481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209cm" svg:height="20.454cm" xlink:href=".." xlink:type="simple" chart:class="chart:line" chart:style-name="ch1">
        <chart:title svg:x="10.362cm" svg:y="0.545cm" chart:style-name="ch2">
          <text:p>Pthreads version speed-up</text:p>
        </chart:title>
        <chart:legend chart:legend-position="end" svg:x="22.642cm" svg:y="8.683cm" style:legend-expansion="high" chart:style-name="ch3"/>
        <chart:plot-area chart:style-name="ch4" table:cell-range-address="pthreads.AQ11:pthreads.AR17 pthreads.AC64:pthreads.AC64 pthreads.AB65:pthreads.AB68 pthreads.AR10:pthreads.AR10 pthreads.AR18:pthreads.AR49" chart:data-source-has-labels="both" svg:x="1.535cm" svg:y="1.733cm" svg:width="20.583cm" svg:height="17.331cm">
          <chartooo:coordinate-region svg:x="1.971cm" svg:y="1.933cm" svg:width="19.775cm" svg:height="16.484cm"/>
          <chart:axis chart:dimension="x" chart:name="primary-x" chart:style-name="ch5" chartooo:axis-type="auto">
            <chartooo:date-scale/>
            <chart:title svg:x="11.226cm" svg:y="19.473cm" chart:style-name="ch6">
              <text:p>threads</text:p>
            </chart:title>
            <chart:categories table:cell-range-address="pthreads.AQ11:pthreads.AQ17"/>
          </chart:axis>
          <chart:axis chart:dimension="y" chart:name="primary-y" chart:style-name="ch5">
            <chart:title svg:x="0.451cm" svg:y="11.143cm" chart:style-name="ch7">
              <text:p>speed-up</text:p>
            </chart:title>
            <chart:grid chart:style-name="ch8" chart:class="major"/>
          </chart:axis>
          <chart:series chart:style-name="ch9" chart:values-cell-range-address="pthreads.AB65:pthreads.AB68" chart:label-cell-address="pthreads.AC64:pthreads.AC64" chart:class="chart:line">
            <chart:data-point chart:repeated="4"/>
          </chart:series>
          <chart:series chart:style-name="ch10" chart:values-cell-range-address="pthreads.AR11:pthreads.AR17" chart:label-cell-address="pthreads.AR10:pthreads.AR10" chart:class="chart:line">
            <chart:data-point chart:repeated="7"/>
          </chart:series>
          <chart:series chart:style-name="ch11" chart:values-cell-range-address="pthreads.AR19:pthreads.AR25" chart:label-cell-address="pthreads.AR18:pthreads.AR18" chart:class="chart:line">
            <chart:data-point chart:repeated="7"/>
          </chart:series>
          <chart:series chart:style-name="ch12" chart:values-cell-range-address="pthreads.AR27:pthreads.AR33" chart:label-cell-address="pthreads.AR26:pthreads.AR26" chart:class="chart:line">
            <chart:data-point chart:repeated="7"/>
          </chart:series>
          <chart:series chart:style-name="ch13" chart:values-cell-range-address="pthreads.AR35:pthreads.AR41" chart:label-cell-address="pthreads.AR34:pthreads.AR34" chart:class="chart:line">
            <chart:data-point chart:repeated="7"/>
          </chart:series>
          <chart:series chart:style-name="ch14" chart:values-cell-range-address="pthreads.AR43:pthreads.AR49" chart:label-cell-address="pthreads.AR42:pthreads.AR4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p-up</text:p>
                <draw:g>
                  <svg:desc>pthreads.AC64:pthreads.AC64</svg:desc>
                </draw:g>
              </table:table-cell>
              <table:table-cell office:value-type="string">
                <text:p>verysmall</text:p>
                <draw:g>
                  <svg:desc>pthreads.AR10:pthreads.AR10</svg:desc>
                </draw:g>
              </table:table-cell>
              <table:table-cell office:value-type="string">
                <text:p>small</text:p>
                <draw:g>
                  <svg:desc>pthreads.AR18:pthreads.AR18</svg:desc>
                </draw:g>
              </table:table-cell>
              <table:table-cell office:value-type="string">
                <text:p>medium</text:p>
                <draw:g>
                  <svg:desc>pthreads.AR26:pthreads.AR26</svg:desc>
                </draw:g>
              </table:table-cell>
              <table:table-cell office:value-type="string">
                <text:p>large</text:p>
                <draw:g>
                  <svg:desc>pthreads.AR34:pthreads.AR34</svg:desc>
                </draw:g>
              </table:table-cell>
              <table:table-cell office:value-type="string">
                <text:p>verylarge</text:p>
                <draw:g>
                  <svg:desc>pthreads.AR42:pthreads.AR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AQ11:pthreads.AQ17</svg:desc>
                </draw:g>
              </table:table-cell>
              <table:table-cell office:value-type="float" office:value="2">
                <text:p>2</text:p>
                <draw:g>
                  <svg:desc>pthreads.AB65:pthreads.AB68</svg:desc>
                </draw:g>
              </table:table-cell>
              <table:table-cell office:value-type="float" office:value="2.42129569402888">
                <text:p>2.42129569402888</text:p>
                <draw:g>
                  <svg:desc>pthreads.AR11:pthreads.AR17</svg:desc>
                </draw:g>
              </table:table-cell>
              <table:table-cell office:value-type="float" office:value="1.88070542350846">
                <text:p>1.88070542350846</text:p>
                <draw:g>
                  <svg:desc>pthreads.AR19:pthreads.AR25</svg:desc>
                </draw:g>
              </table:table-cell>
              <table:table-cell office:value-type="float" office:value="1.81596042439628">
                <text:p>1.81596042439628</text:p>
                <draw:g>
                  <svg:desc>pthreads.AR27:pthreads.AR33</svg:desc>
                </draw:g>
              </table:table-cell>
              <table:table-cell office:value-type="float" office:value="1.53916554789977">
                <text:p>1.53916554789977</text:p>
                <draw:g>
                  <svg:desc>pthreads.AR35:pthreads.AR41</svg:desc>
                </draw:g>
              </table:table-cell>
              <table:table-cell office:value-type="float" office:value="1.44460535843592">
                <text:p>1.44460535843592</text:p>
                <draw:g>
                  <svg:desc>pthreads.AR43:pthreads.AR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9500472062484">
                <text:p>3.19500472062484</text:p>
              </table:table-cell>
              <table:table-cell office:value-type="float" office:value="2.46709672635599">
                <text:p>2.46709672635599</text:p>
              </table:table-cell>
              <table:table-cell office:value-type="float" office:value="2.32527087847975">
                <text:p>2.32527087847975</text:p>
              </table:table-cell>
              <table:table-cell office:value-type="float" office:value="2.08433726416763">
                <text:p>2.08433726416763</text:p>
              </table:table-cell>
              <table:table-cell office:value-type="float" office:value="1.68336475333988">
                <text:p>1.683364753339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0545238313055">
                <text:p>3.40545238313055</text:p>
              </table:table-cell>
              <table:table-cell office:value-type="float" office:value="2.33491228070175">
                <text:p>2.33491228070175</text:p>
              </table:table-cell>
              <table:table-cell office:value-type="float" office:value="2.61968524639423">
                <text:p>2.61968524639423</text:p>
              </table:table-cell>
              <table:table-cell office:value-type="float" office:value="2.25761813180498">
                <text:p>2.25761813180498</text:p>
              </table:table-cell>
              <table:table-cell office:value-type="float" office:value="2.0083942725837">
                <text:p>2.00839427258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70628862231916">
                <text:p>2.70628862231916</text:p>
              </table:table-cell>
              <table:table-cell office:value-type="float" office:value="2.21927630481908">
                <text:p>2.21927630481908</text:p>
              </table:table-cell>
              <table:table-cell office:value-type="float" office:value="3.04909396926709">
                <text:p>3.04909396926709</text:p>
              </table:table-cell>
              <table:table-cell office:value-type="float" office:value="1.97084969331309">
                <text:p>1.97084969331309</text:p>
              </table:table-cell>
              <table:table-cell office:value-type="float" office:value="1.87602907092593">
                <text:p>1.876029070925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.9378107489543">
                <text:p>2.9378107489543</text:p>
              </table:table-cell>
              <table:table-cell office:value-type="float" office:value="2.58517540111107">
                <text:p>2.58517540111107</text:p>
              </table:table-cell>
              <table:table-cell office:value-type="float" office:value="2.56959437055594">
                <text:p>2.56959437055594</text:p>
              </table:table-cell>
              <table:table-cell office:value-type="float" office:value="2.17799855117458">
                <text:p>2.17799855117458</text:p>
              </table:table-cell>
              <table:table-cell office:value-type="float" office:value="2.00817632420903">
                <text:p>2.008176324209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.77715607281409">
                <text:p>2.77715607281409</text:p>
              </table:table-cell>
              <table:table-cell office:value-type="float" office:value="2.98341179107823">
                <text:p>2.98341179107823</text:p>
              </table:table-cell>
              <table:table-cell office:value-type="float" office:value="2.68106248438371">
                <text:p>2.68106248438371</text:p>
              </table:table-cell>
              <table:table-cell office:value-type="float" office:value="1.99854845383201">
                <text:p>1.99854845383201</text:p>
              </table:table-cell>
              <table:table-cell office:value-type="float" office:value="2.0523592446134">
                <text:p>2.0523592446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3.16431485889153">
                <text:p>3.16431485889153</text:p>
              </table:table-cell>
              <table:table-cell office:value-type="float" office:value="2.66542497797004">
                <text:p>2.66542497797004</text:p>
              </table:table-cell>
              <table:table-cell office:value-type="float" office:value="2.70676239448918">
                <text:p>2.70676239448918</text:p>
              </table:table-cell>
              <table:table-cell office:value-type="float" office:value="2.38184698958805">
                <text:p>2.38184698958805</text:p>
              </table:table-cell>
              <table:table-cell office:value-type="float" office:value="2.04648936819305">
                <text:p>2.04648936819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OMP, speed-up</text:p>
        </chart:title>
        <chart:subtitle svg:x="4.662cm" svg:y="1.275cm" chart:style-name="ch3">
          <text:p>2 internal threads, only get_signatures</text:p>
        </chart:subtitle>
        <chart:legend chart:legend-position="end" svg:x="13.174cm" svg:y="3.454cm" style:legend-expansion="high" chart:style-name="ch4"/>
        <chart:plot-area chart:style-name="ch5" table:cell-range-address="Sheet4.AA40:Sheet4.AB47 Sheet4.AB39:Sheet4.AB39 Sheet4.AB48:Sheet4.AB70" chart:data-source-has-labels="both" svg:x="1.331cm" svg:y="2.138cm" svg:width="11.523cm" svg:height="5.701cm">
          <chartooo:coordinate-region svg:x="1.767cm" svg:y="2.338cm" svg:width="10.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AA40:Sheet4.AA47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4.AB40:Sheet4.AB47" chart:label-cell-address="Sheet4.AB39:Sheet4.AB39" chart:class="chart:line">
            <chart:data-point chart:repeated="8"/>
          </chart:series>
          <chart:series chart:style-name="ch11" chart:values-cell-range-address="Sheet4.AB49:Sheet4.AB56" chart:label-cell-address="Sheet4.AB48:Sheet4.AB48" chart:class="chart:line">
            <chart:data-point chart:repeated="8"/>
          </chart:series>
          <chart:series chart:style-name="ch12" chart:values-cell-range-address="Sheet4.AB58:Sheet4.AB65" chart:label-cell-address="Sheet4.AB57:Sheet4.AB57" chart:class="chart:line">
            <chart:data-point chart:repeated="8"/>
          </chart:series>
          <chart:series chart:style-name="ch13" chart:values-cell-range-address="Sheet4.AB67:Sheet4.AB70" chart:label-cell-address="Sheet4.AB66:Sheet4.AB6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AB39:Sheet4.AB39</svg:desc>
                </draw:g>
              </table:table-cell>
              <table:table-cell office:value-type="string">
                <text:p>small</text:p>
                <draw:g>
                  <svg:desc>Sheet4.AB48:Sheet4.AB48</svg:desc>
                </draw:g>
              </table:table-cell>
              <table:table-cell office:value-type="string">
                <text:p>medium</text:p>
                <draw:g>
                  <svg:desc>Sheet4.AB57:Sheet4.AB57</svg:desc>
                </draw:g>
              </table:table-cell>
              <table:table-cell office:value-type="string">
                <text:p>large</text:p>
                <draw:g>
                  <svg:desc>Sheet4.AB66:Sheet4.AB6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A40:Sheet4.AA47</svg:desc>
                </draw:g>
              </table:table-cell>
              <table:table-cell office:value-type="float" office:value="2.19176872350448">
                <text:p>2.19176872350448</text:p>
                <draw:g>
                  <svg:desc>Sheet4.AB40:Sheet4.AB47</svg:desc>
                </draw:g>
              </table:table-cell>
              <table:table-cell office:value-type="float" office:value="1.960088365243">
                <text:p>1.960088365243</text:p>
                <draw:g>
                  <svg:desc>Sheet4.AB49:Sheet4.AB56</svg:desc>
                </draw:g>
              </table:table-cell>
              <table:table-cell office:value-type="float" office:value="2.04134106008722">
                <text:p>2.04134106008722</text:p>
                <draw:g>
                  <svg:desc>Sheet4.AB58:Sheet4.AB65</svg:desc>
                </draw:g>
              </table:table-cell>
              <table:table-cell office:value-type="float" office:value="1.70801184879454">
                <text:p>1.70801184879454</text:p>
                <draw:g>
                  <svg:desc>Sheet4.AB67:Sheet4.AB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10826619578413">
                <text:p>4.10826619578413</text:p>
              </table:table-cell>
              <table:table-cell office:value-type="float" office:value="3.67165084970205">
                <text:p>3.67165084970205</text:p>
              </table:table-cell>
              <table:table-cell office:value-type="float" office:value="3.71288261911099">
                <text:p>3.71288261911099</text:p>
              </table:table-cell>
              <table:table-cell office:value-type="float" office:value="2.82293652694611">
                <text:p>2.82293652694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5729483282675">
                <text:p>5.65729483282675</text:p>
              </table:table-cell>
              <table:table-cell office:value-type="float" office:value="4.60455300304456">
                <text:p>4.60455300304456</text:p>
              </table:table-cell>
              <table:table-cell office:value-type="float" office:value="4.28642104292782">
                <text:p>4.28642104292782</text:p>
              </table:table-cell>
              <table:table-cell office:value-type="float" office:value="3.54011774600505">
                <text:p>3.54011774600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9438620223199">
                <text:p>6.29438620223199</text:p>
              </table:table-cell>
              <table:table-cell office:value-type="float" office:value="5.08909452431936">
                <text:p>5.08909452431936</text:p>
              </table:table-cell>
              <table:table-cell office:value-type="float" office:value="4.3167976728353">
                <text:p>4.3167976728353</text:p>
              </table:table-cell>
              <table:table-cell office:value-type="float" office:value="3.52314333201803">
                <text:p>3.52314333201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73044950738916">
                <text:p>5.73044950738916</text:p>
              </table:table-cell>
              <table:table-cell office:value-type="float" office:value="4.7805316091954">
                <text:p>4.7805316091954</text:p>
              </table:table-cell>
              <table:table-cell office:value-type="float" office:value="4.80116335100158">
                <text:p>4.80116335100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2164156163541">
                <text:p>5.72164156163541</text:p>
              </table:table-cell>
              <table:table-cell office:value-type="float" office:value="4.51152542372881">
                <text:p>4.51152542372881</text:p>
              </table:table-cell>
              <table:table-cell office:value-type="float" office:value="4.56755075311068">
                <text:p>4.5675507531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8432214415821">
                <text:p>4.8432214415821</text:p>
              </table:table-cell>
              <table:table-cell office:value-type="float" office:value="4.21704689480355">
                <text:p>4.21704689480355</text:p>
              </table:table-cell>
              <table:table-cell office:value-type="float" office:value="3.50256114096319">
                <text:p>3.5025611409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13381454747363">
                <text:p>4.13381454747363</text:p>
              </table:table-cell>
              <table:table-cell office:value-type="float" office:value="3.49978962869465">
                <text:p>3.49978962869465</text:p>
              </table:table-cell>
              <table:table-cell office:value-type="float" office:value="3.72259286934244">
                <text:p>3.722592869342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OMP, speed-up</text:p>
        </chart:title>
        <chart:subtitle svg:x="4.662cm" svg:y="1.275cm" chart:style-name="ch3">
          <text:p>4 internal threads, only get_signatures</text:p>
        </chart:subtitle>
        <chart:legend chart:legend-position="end" svg:x="13.174cm" svg:y="3.454cm" style:legend-expansion="high" chart:style-name="ch4"/>
        <chart:plot-area chart:style-name="ch5" table:cell-range-address="Sheet4.T74:Sheet4.U81 Sheet4.U73:Sheet4.U73 Sheet4.U82:Sheet4.U104" chart:data-source-has-labels="both" svg:x="1.331cm" svg:y="2.138cm" svg:width="11.523cm" svg:height="5.701cm">
          <chartooo:coordinate-region svg:x="1.767cm" svg:y="2.338cm" svg:width="10.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T74:Sheet4.T81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4.U74:Sheet4.U81" chart:label-cell-address="Sheet4.U73:Sheet4.U73" chart:class="chart:line">
            <chart:data-point chart:repeated="8"/>
          </chart:series>
          <chart:series chart:style-name="ch11" chart:values-cell-range-address="Sheet4.U83:Sheet4.U90" chart:label-cell-address="Sheet4.U82:Sheet4.U82" chart:class="chart:line">
            <chart:data-point chart:repeated="8"/>
          </chart:series>
          <chart:series chart:style-name="ch12" chart:values-cell-range-address="Sheet4.U92:Sheet4.U99" chart:label-cell-address="Sheet4.U91:Sheet4.U91" chart:class="chart:line">
            <chart:data-point chart:repeated="8"/>
          </chart:series>
          <chart:series chart:style-name="ch13" chart:values-cell-range-address="Sheet4.U101:Sheet4.U104" chart:label-cell-address="Sheet4.U100:Sheet4.U100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U73:Sheet4.U73</svg:desc>
                </draw:g>
              </table:table-cell>
              <table:table-cell office:value-type="string">
                <text:p>small</text:p>
                <draw:g>
                  <svg:desc>Sheet4.U82:Sheet4.U82</svg:desc>
                </draw:g>
              </table:table-cell>
              <table:table-cell office:value-type="string">
                <text:p>medium</text:p>
                <draw:g>
                  <svg:desc>Sheet4.U91:Sheet4.U91</svg:desc>
                </draw:g>
              </table:table-cell>
              <table:table-cell office:value-type="string">
                <text:p>large</text:p>
                <draw:g>
                  <svg:desc>Sheet4.U100:Sheet4.U10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T74:Sheet4.T81</svg:desc>
                </draw:g>
              </table:table-cell>
              <table:table-cell office:value-type="float" office:value="3.16216445803602">
                <text:p>3.16216445803602</text:p>
                <draw:g>
                  <svg:desc>Sheet4.U74:Sheet4.U81</svg:desc>
                </draw:g>
              </table:table-cell>
              <table:table-cell office:value-type="float" office:value="2.77641021361816">
                <text:p>2.77641021361816</text:p>
                <draw:g>
                  <svg:desc>Sheet4.U83:Sheet4.U90</svg:desc>
                </draw:g>
              </table:table-cell>
              <table:table-cell office:value-type="float" office:value="2.64056259109925">
                <text:p>2.64056259109925</text:p>
                <draw:g>
                  <svg:desc>Sheet4.U92:Sheet4.U99</svg:desc>
                </draw:g>
              </table:table-cell>
              <table:table-cell office:value-type="float" office:value="2.22735931783133">
                <text:p>2.22735931783133</text:p>
                <draw:g>
                  <svg:desc>Sheet4.U101:Sheet4.U1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53520955165692">
                <text:p>4.53520955165692</text:p>
              </table:table-cell>
              <table:table-cell office:value-type="float" office:value="3.95747844186738">
                <text:p>3.95747844186738</text:p>
              </table:table-cell>
              <table:table-cell office:value-type="float" office:value="3.96286931818182">
                <text:p>3.96286931818182</text:p>
              </table:table-cell>
              <table:table-cell office:value-type="float" office:value="2.55374988082547">
                <text:p>2.553749880825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70148567927707">
                <text:p>5.70148567927707</text:p>
              </table:table-cell>
              <table:table-cell office:value-type="float" office:value="4.80885966180084">
                <text:p>4.80885966180084</text:p>
              </table:table-cell>
              <table:table-cell office:value-type="float" office:value="4.42035047691479">
                <text:p>4.42035047691479</text:p>
              </table:table-cell>
              <table:table-cell office:value-type="float" office:value="2.76010529175371">
                <text:p>2.76010529175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7061317677756">
                <text:p>6.07061317677756</text:p>
              </table:table-cell>
              <table:table-cell office:value-type="float" office:value="5.00225513042171">
                <text:p>5.00225513042171</text:p>
              </table:table-cell>
              <table:table-cell office:value-type="float" office:value="4.92995228839018">
                <text:p>4.92995228839018</text:p>
              </table:table-cell>
              <table:table-cell office:value-type="float" office:value="3.43900930237987">
                <text:p>3.439009302379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71988322065151">
                <text:p>5.71988322065151</text:p>
              </table:table-cell>
              <table:table-cell office:value-type="float" office:value="4.71415415131765">
                <text:p>4.71415415131765</text:p>
              </table:table-cell>
              <table:table-cell office:value-type="float" office:value="4.68537552062341">
                <text:p>4.6853755206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50096054381558">
                <text:p>5.50096054381558</text:p>
              </table:table-cell>
              <table:table-cell office:value-type="float" office:value="4.51030229090416">
                <text:p>4.51030229090416</text:p>
              </table:table-cell>
              <table:table-cell office:value-type="float" office:value="4.29592559514644">
                <text:p>4.2959255951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67885872297637">
                <text:p>4.67885872297637</text:p>
              </table:table-cell>
              <table:table-cell office:value-type="float" office:value="3.9410719573586">
                <text:p>3.9410719573586</text:p>
              </table:table-cell>
              <table:table-cell office:value-type="float" office:value="3.66527405538914">
                <text:p>3.66527405538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77229428455614">
                <text:p>3.77229428455614</text:p>
              </table:table-cell>
              <table:table-cell office:value-type="float" office:value="3.73659385703858">
                <text:p>3.73659385703858</text:p>
              </table:table-cell>
              <table:table-cell office:value-type="float" office:value="3.63746121150486">
                <text:p>3.6374612115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OMP, speed-up</text:p>
        </chart:title>
        <chart:subtitle svg:x="4.662cm" svg:y="1.275cm" chart:style-name="ch3">
          <text:p>8 internal threads, only get_signatures</text:p>
        </chart:subtitle>
        <chart:legend chart:legend-position="end" svg:x="13.174cm" svg:y="3.454cm" style:legend-expansion="high" chart:style-name="ch4"/>
        <chart:plot-area chart:style-name="ch5" table:cell-range-address="Sheet4.T111:Sheet4.U118 Sheet4.U110:Sheet4.U110 Sheet4.U119:Sheet4.U141" chart:data-source-has-labels="both" svg:x="1.331cm" svg:y="2.138cm" svg:width="11.523cm" svg:height="5.701cm">
          <chartooo:coordinate-region svg:x="1.767cm" svg:y="2.338cm" svg:width="10.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T111:Sheet4.T118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4.U111:Sheet4.U118" chart:label-cell-address="Sheet4.U110:Sheet4.U110" chart:class="chart:line">
            <chart:data-point chart:repeated="8"/>
          </chart:series>
          <chart:series chart:style-name="ch11" chart:values-cell-range-address="Sheet4.U120:Sheet4.U127" chart:label-cell-address="Sheet4.U119:Sheet4.U119" chart:class="chart:line">
            <chart:data-point chart:repeated="8"/>
          </chart:series>
          <chart:series chart:style-name="ch12" chart:values-cell-range-address="Sheet4.U129:Sheet4.U136" chart:label-cell-address="Sheet4.U128:Sheet4.U128" chart:class="chart:line">
            <chart:data-point chart:repeated="8"/>
          </chart:series>
          <chart:series chart:style-name="ch13" chart:values-cell-range-address="Sheet4.U138:Sheet4.U141" chart:label-cell-address="Sheet4.U137:Sheet4.U13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U110:Sheet4.U110</svg:desc>
                </draw:g>
              </table:table-cell>
              <table:table-cell office:value-type="string">
                <text:p>small</text:p>
                <draw:g>
                  <svg:desc>Sheet4.U119:Sheet4.U119</svg:desc>
                </draw:g>
              </table:table-cell>
              <table:table-cell office:value-type="string">
                <text:p>medium</text:p>
                <draw:g>
                  <svg:desc>Sheet4.U128:Sheet4.U128</svg:desc>
                </draw:g>
              </table:table-cell>
              <table:table-cell office:value-type="string">
                <text:p>large</text:p>
                <draw:g>
                  <svg:desc>Sheet4.U137:Sheet4.U1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T111:Sheet4.T118</svg:desc>
                </draw:g>
              </table:table-cell>
              <table:table-cell office:value-type="float" office:value="2.81666162227603">
                <text:p>2.81666162227603</text:p>
                <draw:g>
                  <svg:desc>Sheet4.U111:Sheet4.U118</svg:desc>
                </draw:g>
              </table:table-cell>
              <table:table-cell office:value-type="float" office:value="2.56811515899969">
                <text:p>2.56811515899969</text:p>
                <draw:g>
                  <svg:desc>Sheet4.U120:Sheet4.U127</svg:desc>
                </draw:g>
              </table:table-cell>
              <table:table-cell office:value-type="float" office:value="2.66411382734912">
                <text:p>2.66411382734912</text:p>
                <draw:g>
                  <svg:desc>Sheet4.U129:Sheet4.U136</svg:desc>
                </draw:g>
              </table:table-cell>
              <table:table-cell office:value-type="float" office:value="1.83400557713375">
                <text:p>1.83400557713375</text:p>
                <draw:g>
                  <svg:desc>Sheet4.U138:Sheet4.U1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7426556991774">
                <text:p>4.37426556991774</text:p>
              </table:table-cell>
              <table:table-cell office:value-type="float" office:value="3.81981516560473">
                <text:p>3.81981516560473</text:p>
              </table:table-cell>
              <table:table-cell office:value-type="float" office:value="3.78984975683973">
                <text:p>3.78984975683973</text:p>
              </table:table-cell>
              <table:table-cell office:value-type="float" office:value="3.00087588861956">
                <text:p>3.00087588861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9025828517514">
                <text:p>4.39025828517514</text:p>
              </table:table-cell>
              <table:table-cell office:value-type="float" office:value="4.56632127907775">
                <text:p>4.56632127907775</text:p>
              </table:table-cell>
              <table:table-cell office:value-type="float" office:value="3.84617293481857">
                <text:p>3.84617293481857</text:p>
              </table:table-cell>
              <table:table-cell office:value-type="float" office:value="2.63166638383008">
                <text:p>2.63166638383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445987654321">
                <text:p>5.7445987654321</text:p>
              </table:table-cell>
              <table:table-cell office:value-type="float" office:value="4.69983755914966">
                <text:p>4.69983755914966</text:p>
              </table:table-cell>
              <table:table-cell office:value-type="float" office:value="4.72169380225434">
                <text:p>4.72169380225434</text:p>
              </table:table-cell>
              <table:table-cell office:value-type="float" office:value="3.23365306525604">
                <text:p>3.233653065256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61378374302519">
                <text:p>5.61378374302519</text:p>
              </table:table-cell>
              <table:table-cell office:value-type="float" office:value="4.59755423518032">
                <text:p>4.59755423518032</text:p>
              </table:table-cell>
              <table:table-cell office:value-type="float" office:value="4.52825839961045">
                <text:p>4.5282583996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09164273013268">
                <text:p>5.09164273013268</text:p>
              </table:table-cell>
              <table:table-cell office:value-type="float" office:value="4.43662910860724">
                <text:p>4.43662910860724</text:p>
              </table:table-cell>
              <table:table-cell office:value-type="float" office:value="4.24907855859149">
                <text:p>4.2490785585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4677148343735">
                <text:p>4.4677148343735</text:p>
              </table:table-cell>
              <table:table-cell office:value-type="float" office:value="3.77217844793379">
                <text:p>3.77217844793379</text:p>
              </table:table-cell>
              <table:table-cell office:value-type="float" office:value="3.9880210417977">
                <text:p>3.988021041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85471678575127">
                <text:p>3.85471678575127</text:p>
              </table:table-cell>
              <table:table-cell office:value-type="float" office:value="3.59916707231327">
                <text:p>3.59916707231327</text:p>
              </table:table-cell>
              <table:table-cell office:value-type="float" office:value="3.55378069907266">
                <text:p>3.553780699072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OMP, efficiecy on 8 core</text:p>
        </chart:title>
        <chart:subtitle svg:x="6.554cm" svg:y="1.275cm" chart:style-name="ch3">
          <text:p>1 internal thread</text:p>
        </chart:subtitle>
        <chart:legend chart:legend-position="end" svg:x="13.174cm" svg:y="3.454cm" style:legend-expansion="high" chart:style-name="ch4"/>
        <chart:plot-area chart:style-name="ch5" table:cell-range-address="Sheet4.AI5:Sheet4.AJ12 Sheet4.AJ4:Sheet4.AJ4 Sheet4.AJ13:Sheet4.AJ35" chart:data-source-has-labels="both" svg:x="1.331cm" svg:y="2.138cm" svg:width="11.523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532cm" svg:y="8.019cm" chart:style-name="ch7">
              <text:p>thread </text:p>
            </chart:title>
            <chart:categories table:cell-range-address="Sheet4.AI5:Sheet4.AI12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4.AJ5:Sheet4.AJ12" chart:label-cell-address="Sheet4.AJ4:Sheet4.AJ4" chart:class="chart:line">
            <chart:data-point chart:repeated="8"/>
          </chart:series>
          <chart:series chart:style-name="ch11" chart:values-cell-range-address="Sheet4.AJ14:Sheet4.AJ21" chart:label-cell-address="Sheet4.AJ13:Sheet4.AJ13" chart:class="chart:line">
            <chart:data-point chart:repeated="8"/>
          </chart:series>
          <chart:series chart:style-name="ch12" chart:values-cell-range-address="Sheet4.AJ23:Sheet4.AJ30" chart:label-cell-address="Sheet4.AJ22:Sheet4.AJ22" chart:class="chart:line">
            <chart:data-point chart:repeated="8"/>
          </chart:series>
          <chart:series chart:style-name="ch13" chart:values-cell-range-address="Sheet4.AJ32:Sheet4.AJ35" chart:label-cell-address="Sheet4.AJ31:Sheet4.AJ3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AJ4:Sheet4.AJ4</svg:desc>
                </draw:g>
              </table:table-cell>
              <table:table-cell office:value-type="string">
                <text:p>small</text:p>
                <draw:g>
                  <svg:desc>Sheet4.AJ13:Sheet4.AJ13</svg:desc>
                </draw:g>
              </table:table-cell>
              <table:table-cell office:value-type="string">
                <text:p>medium</text:p>
                <draw:g>
                  <svg:desc>Sheet4.AJ22:Sheet4.AJ22</svg:desc>
                </draw:g>
              </table:table-cell>
              <table:table-cell office:value-type="string">
                <text:p>large</text:p>
                <draw:g>
                  <svg:desc>Sheet4.AJ31:Sheet4.AJ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I5:Sheet4.AI12</svg:desc>
                </draw:g>
              </table:table-cell>
              <table:table-cell office:value-type="float" office:value="0.173036517794058">
                <text:p>0.173036517794058</text:p>
                <draw:g>
                  <svg:desc>Sheet4.AJ5:Sheet4.AJ12</svg:desc>
                </draw:g>
              </table:table-cell>
              <table:table-cell office:value-type="float" office:value="0.154485643711463">
                <text:p>0.154485643711463</text:p>
                <draw:g>
                  <svg:desc>Sheet4.AJ14:Sheet4.AJ21</svg:desc>
                </draw:g>
              </table:table-cell>
              <table:table-cell office:value-type="float" office:value="0.164046109266071">
                <text:p>0.164046109266071</text:p>
                <draw:g>
                  <svg:desc>Sheet4.AJ23:Sheet4.AJ30</svg:desc>
                </draw:g>
              </table:table-cell>
              <table:table-cell office:value-type="float" office:value="0.13278329181283">
                <text:p>0.13278329181283</text:p>
                <draw:g>
                  <svg:desc>Sheet4.AJ32:Sheet4.AJ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864626699972">
                <text:p>0.322864626699972</text:p>
              </table:table-cell>
              <table:table-cell office:value-type="float" office:value="0.295482398493837">
                <text:p>0.295482398493837</text:p>
              </table:table-cell>
              <table:table-cell office:value-type="float" office:value="0.309945873402421">
                <text:p>0.309945873402421</text:p>
              </table:table-cell>
              <table:table-cell office:value-type="float" office:value="0.270800552916783">
                <text:p>0.2708005529167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839570473251">
                <text:p>0.59839570473251</text:p>
              </table:table-cell>
              <table:table-cell office:value-type="float" office:value="0.529884380175819">
                <text:p>0.529884380175819</text:p>
              </table:table-cell>
              <table:table-cell office:value-type="float" office:value="0.492852398315385">
                <text:p>0.492852398315385</text:p>
              </table:table-cell>
              <table:table-cell office:value-type="float" office:value="0.450113046135044">
                <text:p>0.4501130461350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542510121457">
                <text:p>0.753542510121457</text:p>
              </table:table-cell>
              <table:table-cell office:value-type="float" office:value="0.624906092705281">
                <text:p>0.624906092705281</text:p>
              </table:table-cell>
              <table:table-cell office:value-type="float" office:value="0.575998447410148">
                <text:p>0.575998447410148</text:p>
              </table:table-cell>
              <table:table-cell office:value-type="float" office:value="0.421749038109198">
                <text:p>0.4217490381091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22871679353736">
                <text:p>0.722871679353736</text:p>
              </table:table-cell>
              <table:table-cell office:value-type="float" office:value="0.580509805289971">
                <text:p>0.580509805289971</text:p>
              </table:table-cell>
              <table:table-cell office:value-type="float" office:value="0.586499327278843">
                <text:p>0.58649932727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0479106628242">
                <text:p>0.670479106628242</text:p>
              </table:table-cell>
              <table:table-cell office:value-type="float" office:value="0.54995867768595">
                <text:p>0.54995867768595</text:p>
              </table:table-cell>
              <table:table-cell office:value-type="float" office:value="0.576264954722718">
                <text:p>0.576264954722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09446627373936">
                <text:p>0.609446627373936</text:p>
              </table:table-cell>
              <table:table-cell office:value-type="float" office:value="0.529648201209806">
                <text:p>0.529648201209806</text:p>
              </table:table-cell>
              <table:table-cell office:value-type="float" office:value="0.510544461687114">
                <text:p>0.510544461687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9819765530843">
                <text:p>0.509819765530843</text:p>
              </table:table-cell>
              <table:table-cell office:value-type="float" office:value="0.435389950274797">
                <text:p>0.435389950274797</text:p>
              </table:table-cell>
              <table:table-cell office:value-type="float" office:value="0.462056469777672">
                <text:p>0.4620564697776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OMP, efficiency 8 core</text:p>
        </chart:title>
        <chart:subtitle svg:x="6.448cm" svg:y="1.275cm" chart:style-name="ch3">
          <text:p>2 internal threads</text:p>
        </chart:subtitle>
        <chart:legend chart:legend-position="end" svg:x="13.174cm" svg:y="3.454cm" style:legend-expansion="high" chart:style-name="ch4"/>
        <chart:plot-area chart:style-name="ch5" table:cell-range-address="Sheet4.AD40:Sheet4.AE47 Sheet4.AE39:Sheet4.AE39 Sheet4.AE48:Sheet4.AE70" chart:data-source-has-labels="both" svg:x="1.331cm" svg:y="2.138cm" svg:width="11.523cm" svg:height="5.701cm">
          <chartooo:coordinate-region svg:x="2.058cm" svg:y="2.338cm" svg:width="10.60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AD40:Sheet4.AD47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4.AE40:Sheet4.AE47" chart:label-cell-address="Sheet4.AE39:Sheet4.AE39" chart:class="chart:line">
            <chart:data-point chart:repeated="8"/>
          </chart:series>
          <chart:series chart:style-name="ch11" chart:values-cell-range-address="Sheet4.AE49:Sheet4.AE56" chart:label-cell-address="Sheet4.AE48:Sheet4.AE48" chart:class="chart:line">
            <chart:data-point chart:repeated="8"/>
          </chart:series>
          <chart:series chart:style-name="ch12" chart:values-cell-range-address="Sheet4.AE58:Sheet4.AE65" chart:label-cell-address="Sheet4.AE57:Sheet4.AE57" chart:class="chart:line">
            <chart:data-point chart:repeated="8"/>
          </chart:series>
          <chart:series chart:style-name="ch13" chart:values-cell-range-address="Sheet4.AE67:Sheet4.AE70" chart:label-cell-address="Sheet4.AE66:Sheet4.AE6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AE39:Sheet4.AE39</svg:desc>
                </draw:g>
              </table:table-cell>
              <table:table-cell office:value-type="string">
                <text:p>small</text:p>
                <draw:g>
                  <svg:desc>Sheet4.AE48:Sheet4.AE48</svg:desc>
                </draw:g>
              </table:table-cell>
              <table:table-cell office:value-type="string">
                <text:p>medium</text:p>
                <draw:g>
                  <svg:desc>Sheet4.AE57:Sheet4.AE57</svg:desc>
                </draw:g>
              </table:table-cell>
              <table:table-cell office:value-type="string">
                <text:p>large</text:p>
                <draw:g>
                  <svg:desc>Sheet4.AE66:Sheet4.AE6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D40:Sheet4.AD47</svg:desc>
                </draw:g>
              </table:table-cell>
              <table:table-cell office:value-type="float" office:value="0.273971090438059">
                <text:p>0.273971090438059</text:p>
                <draw:g>
                  <svg:desc>Sheet4.AE40:Sheet4.AE47</svg:desc>
                </draw:g>
              </table:table-cell>
              <table:table-cell office:value-type="float" office:value="0.245011045655376">
                <text:p>0.245011045655376</text:p>
                <draw:g>
                  <svg:desc>Sheet4.AE49:Sheet4.AE56</svg:desc>
                </draw:g>
              </table:table-cell>
              <table:table-cell office:value-type="float" office:value="0.255167632510902">
                <text:p>0.255167632510902</text:p>
                <draw:g>
                  <svg:desc>Sheet4.AE58:Sheet4.AE65</svg:desc>
                </draw:g>
              </table:table-cell>
              <table:table-cell office:value-type="float" office:value="0.213501481099318">
                <text:p>0.213501481099318</text:p>
                <draw:g>
                  <svg:desc>Sheet4.AE67:Sheet4.AE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13533274473016">
                <text:p>0.513533274473016</text:p>
              </table:table-cell>
              <table:table-cell office:value-type="float" office:value="0.458956356212757">
                <text:p>0.458956356212757</text:p>
              </table:table-cell>
              <table:table-cell office:value-type="float" office:value="0.464110327388874">
                <text:p>0.464110327388874</text:p>
              </table:table-cell>
              <table:table-cell office:value-type="float" office:value="0.352867065868263">
                <text:p>0.352867065868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07161854103343">
                <text:p>0.707161854103343</text:p>
              </table:table-cell>
              <table:table-cell office:value-type="float" office:value="0.57556912538057">
                <text:p>0.57556912538057</text:p>
              </table:table-cell>
              <table:table-cell office:value-type="float" office:value="0.535802630365977">
                <text:p>0.535802630365977</text:p>
              </table:table-cell>
              <table:table-cell office:value-type="float" office:value="0.442514718250631">
                <text:p>0.4425147182506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86798275278999">
                <text:p>0.786798275278999</text:p>
              </table:table-cell>
              <table:table-cell office:value-type="float" office:value="0.636136815539921">
                <text:p>0.636136815539921</text:p>
              </table:table-cell>
              <table:table-cell office:value-type="float" office:value="0.539599709104413">
                <text:p>0.539599709104413</text:p>
              </table:table-cell>
              <table:table-cell office:value-type="float" office:value="0.440392916502254">
                <text:p>0.4403929165022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16306188423645">
                <text:p>0.716306188423645</text:p>
              </table:table-cell>
              <table:table-cell office:value-type="float" office:value="0.597566451149425">
                <text:p>0.597566451149425</text:p>
              </table:table-cell>
              <table:table-cell office:value-type="float" office:value="0.600145418875198">
                <text:p>0.600145418875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15205195204427">
                <text:p>0.715205195204427</text:p>
              </table:table-cell>
              <table:table-cell office:value-type="float" office:value="0.563940677966102">
                <text:p>0.563940677966102</text:p>
              </table:table-cell>
              <table:table-cell office:value-type="float" office:value="0.570943844138834">
                <text:p>0.57094384413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05402680197762">
                <text:p>0.605402680197762</text:p>
              </table:table-cell>
              <table:table-cell office:value-type="float" office:value="0.527130861850444">
                <text:p>0.527130861850444</text:p>
              </table:table-cell>
              <table:table-cell office:value-type="float" office:value="0.437820142620399">
                <text:p>0.437820142620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6726818434203">
                <text:p>0.516726818434203</text:p>
              </table:table-cell>
              <table:table-cell office:value-type="float" office:value="0.437473703586831">
                <text:p>0.437473703586831</text:p>
              </table:table-cell>
              <table:table-cell office:value-type="float" office:value="0.465324108667805">
                <text:p>0.4653241086678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7cm" svg:y="0.316cm" chart:style-name="ch2">
          <text:p>OMP efficiency 8 core</text:p>
        </chart:title>
        <chart:subtitle svg:x="4.768cm" svg:y="1.275cm" chart:style-name="ch3">
          <text:p>4 internal threads only get:signatures</text:p>
        </chart:subtitle>
        <chart:legend chart:legend-position="end" svg:x="13.174cm" svg:y="3.454cm" style:legend-expansion="high" chart:style-name="ch4"/>
        <chart:plot-area chart:style-name="ch5" table:cell-range-address="Sheet4.X74:Sheet4.Y81 Sheet4.Y73:Sheet4.Y73 Sheet4.Y82:Sheet4.Y104" chart:data-source-has-labels="both" svg:x="1.331cm" svg:y="2.138cm" svg:width="11.523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X74:Sheet4.X81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4.Y74:Sheet4.Y81" chart:label-cell-address="Sheet4.Y73:Sheet4.Y73" chart:class="chart:line">
            <chart:data-point chart:repeated="8"/>
          </chart:series>
          <chart:series chart:style-name="ch11" chart:values-cell-range-address="Sheet4.Y83:Sheet4.Y90" chart:label-cell-address="Sheet4.Y82:Sheet4.Y82" chart:class="chart:line">
            <chart:data-point chart:repeated="8"/>
          </chart:series>
          <chart:series chart:style-name="ch12" chart:values-cell-range-address="Sheet4.Y92:Sheet4.Y99" chart:label-cell-address="Sheet4.Y91:Sheet4.Y91" chart:class="chart:line">
            <chart:data-point chart:repeated="8"/>
          </chart:series>
          <chart:series chart:style-name="ch13" chart:values-cell-range-address="Sheet4.Y101:Sheet4.Y104" chart:label-cell-address="Sheet4.Y100:Sheet4.Y100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Y73:Sheet4.Y73</svg:desc>
                </draw:g>
              </table:table-cell>
              <table:table-cell office:value-type="string">
                <text:p>small</text:p>
                <draw:g>
                  <svg:desc>Sheet4.Y82:Sheet4.Y82</svg:desc>
                </draw:g>
              </table:table-cell>
              <table:table-cell office:value-type="string">
                <text:p>medium</text:p>
                <draw:g>
                  <svg:desc>Sheet4.Y91:Sheet4.Y91</svg:desc>
                </draw:g>
              </table:table-cell>
              <table:table-cell office:value-type="string">
                <text:p>large</text:p>
                <draw:g>
                  <svg:desc>Sheet4.Y100:Sheet4.Y10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X74:Sheet4.X81</svg:desc>
                </draw:g>
              </table:table-cell>
              <table:table-cell office:value-type="float" office:value="0.395270557254502">
                <text:p>0.395270557254502</text:p>
                <draw:g>
                  <svg:desc>Sheet4.Y74:Sheet4.Y81</svg:desc>
                </draw:g>
              </table:table-cell>
              <table:table-cell office:value-type="float" office:value="0.34705127670227">
                <text:p>0.34705127670227</text:p>
                <draw:g>
                  <svg:desc>Sheet4.Y83:Sheet4.Y90</svg:desc>
                </draw:g>
              </table:table-cell>
              <table:table-cell office:value-type="float" office:value="0.330070323887406">
                <text:p>0.330070323887406</text:p>
                <draw:g>
                  <svg:desc>Sheet4.Y92:Sheet4.Y99</svg:desc>
                </draw:g>
              </table:table-cell>
              <table:table-cell office:value-type="float" office:value="0.278419914728917">
                <text:p>0.278419914728917</text:p>
                <draw:g>
                  <svg:desc>Sheet4.Y101:Sheet4.Y1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6901193957115">
                <text:p>0.566901193957115</text:p>
              </table:table-cell>
              <table:table-cell office:value-type="float" office:value="0.494684805233423">
                <text:p>0.494684805233423</text:p>
              </table:table-cell>
              <table:table-cell office:value-type="float" office:value="0.495358664772727">
                <text:p>0.495358664772727</text:p>
              </table:table-cell>
              <table:table-cell office:value-type="float" office:value="0.319218735103183">
                <text:p>0.3192187351031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12685709909634">
                <text:p>0.712685709909634</text:p>
              </table:table-cell>
              <table:table-cell office:value-type="float" office:value="0.601107457725105">
                <text:p>0.601107457725105</text:p>
              </table:table-cell>
              <table:table-cell office:value-type="float" office:value="0.552543809614349">
                <text:p>0.552543809614349</text:p>
              </table:table-cell>
              <table:table-cell office:value-type="float" office:value="0.345013161469213">
                <text:p>0.3450131614692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8826647097195">
                <text:p>0.758826647097195</text:p>
              </table:table-cell>
              <table:table-cell office:value-type="float" office:value="0.625281891302714">
                <text:p>0.625281891302714</text:p>
              </table:table-cell>
              <table:table-cell office:value-type="float" office:value="0.616244036048772">
                <text:p>0.616244036048772</text:p>
              </table:table-cell>
              <table:table-cell office:value-type="float" office:value="0.429876162797484">
                <text:p>0.4298761627974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14985402581438">
                <text:p>0.714985402581438</text:p>
              </table:table-cell>
              <table:table-cell office:value-type="float" office:value="0.589269268914707">
                <text:p>0.589269268914707</text:p>
              </table:table-cell>
              <table:table-cell office:value-type="float" office:value="0.585671940077926">
                <text:p>0.585671940077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7620067976947">
                <text:p>0.687620067976947</text:p>
              </table:table-cell>
              <table:table-cell office:value-type="float" office:value="0.56378778636302">
                <text:p>0.56378778636302</text:p>
              </table:table-cell>
              <table:table-cell office:value-type="float" office:value="0.536990699393305">
                <text:p>0.53699069939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4857340372046">
                <text:p>0.584857340372046</text:p>
              </table:table-cell>
              <table:table-cell office:value-type="float" office:value="0.492633994669825">
                <text:p>0.492633994669825</text:p>
              </table:table-cell>
              <table:table-cell office:value-type="float" office:value="0.458159256923643">
                <text:p>0.45815925692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71536785569518">
                <text:p>0.471536785569518</text:p>
              </table:table-cell>
              <table:table-cell office:value-type="float" office:value="0.467074232129822">
                <text:p>0.467074232129822</text:p>
              </table:table-cell>
              <table:table-cell office:value-type="float" office:value="0.454682651438108">
                <text:p>0.4546826514381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OMP efficiency  8 core</text:p>
        </chart:title>
        <chart:subtitle svg:x="4.662cm" svg:y="1.275cm" chart:style-name="ch3">
          <text:p>8 internal threads, only get_signatures</text:p>
        </chart:subtitle>
        <chart:legend chart:legend-position="end" svg:x="13.174cm" svg:y="3.454cm" style:legend-expansion="high" chart:style-name="ch4"/>
        <chart:plot-area chart:style-name="ch5" table:cell-range-address="Sheet4.X111:Sheet4.Y118 Sheet4.Y110:Sheet4.Y110 Sheet4.Y119:Sheet4.Y141" chart:data-source-has-labels="both" svg:x="1.331cm" svg:y="2.138cm" svg:width="11.523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X111:Sheet4.X118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4.Y111:Sheet4.Y118" chart:label-cell-address="Sheet4.Y110:Sheet4.Y110" chart:class="chart:line">
            <chart:data-point chart:repeated="8"/>
          </chart:series>
          <chart:series chart:style-name="ch11" chart:values-cell-range-address="Sheet4.Y120:Sheet4.Y127" chart:label-cell-address="Sheet4.Y119:Sheet4.Y119" chart:class="chart:line">
            <chart:data-point chart:repeated="8"/>
          </chart:series>
          <chart:series chart:style-name="ch12" chart:values-cell-range-address="Sheet4.Y129:Sheet4.Y136" chart:label-cell-address="Sheet4.Y128:Sheet4.Y128" chart:class="chart:line">
            <chart:data-point chart:repeated="8"/>
          </chart:series>
          <chart:series chart:style-name="ch13" chart:values-cell-range-address="Sheet4.Y138:Sheet4.Y141" chart:label-cell-address="Sheet4.Y137:Sheet4.Y13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Y110:Sheet4.Y110</svg:desc>
                </draw:g>
              </table:table-cell>
              <table:table-cell office:value-type="string">
                <text:p>small</text:p>
                <draw:g>
                  <svg:desc>Sheet4.Y119:Sheet4.Y119</svg:desc>
                </draw:g>
              </table:table-cell>
              <table:table-cell office:value-type="string">
                <text:p>medium</text:p>
                <draw:g>
                  <svg:desc>Sheet4.Y128:Sheet4.Y128</svg:desc>
                </draw:g>
              </table:table-cell>
              <table:table-cell office:value-type="string">
                <text:p>large</text:p>
                <draw:g>
                  <svg:desc>Sheet4.Y137:Sheet4.Y1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X111:Sheet4.X118</svg:desc>
                </draw:g>
              </table:table-cell>
              <table:table-cell office:value-type="float" office:value="0.352082702784504">
                <text:p>0.352082702784504</text:p>
                <draw:g>
                  <svg:desc>Sheet4.Y111:Sheet4.Y118</svg:desc>
                </draw:g>
              </table:table-cell>
              <table:table-cell office:value-type="float" office:value="0.321014394874961">
                <text:p>0.321014394874961</text:p>
                <draw:g>
                  <svg:desc>Sheet4.Y120:Sheet4.Y127</svg:desc>
                </draw:g>
              </table:table-cell>
              <table:table-cell office:value-type="float" office:value="0.33301422841864">
                <text:p>0.33301422841864</text:p>
                <draw:g>
                  <svg:desc>Sheet4.Y129:Sheet4.Y136</svg:desc>
                </draw:g>
              </table:table-cell>
              <table:table-cell office:value-type="float" office:value="0.229250697141719">
                <text:p>0.229250697141719</text:p>
                <draw:g>
                  <svg:desc>Sheet4.Y138:Sheet4.Y1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6783196239718">
                <text:p>0.546783196239718</text:p>
              </table:table-cell>
              <table:table-cell office:value-type="float" office:value="0.477476895700591">
                <text:p>0.477476895700591</text:p>
              </table:table-cell>
              <table:table-cell office:value-type="float" office:value="0.473731219604967">
                <text:p>0.473731219604967</text:p>
              </table:table-cell>
              <table:table-cell office:value-type="float" office:value="0.375109486077445">
                <text:p>0.3751094860774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8782285646892">
                <text:p>0.548782285646892</text:p>
              </table:table-cell>
              <table:table-cell office:value-type="float" office:value="0.570790159884718">
                <text:p>0.570790159884718</text:p>
              </table:table-cell>
              <table:table-cell office:value-type="float" office:value="0.480771616852322">
                <text:p>0.480771616852322</text:p>
              </table:table-cell>
              <table:table-cell office:value-type="float" office:value="0.32895829797876">
                <text:p>0.328958297978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18074845679012">
                <text:p>0.718074845679012</text:p>
              </table:table-cell>
              <table:table-cell office:value-type="float" office:value="0.587479694893707">
                <text:p>0.587479694893707</text:p>
              </table:table-cell>
              <table:table-cell office:value-type="float" office:value="0.590211725281793">
                <text:p>0.590211725281793</text:p>
              </table:table-cell>
              <table:table-cell office:value-type="float" office:value="0.404206633157005">
                <text:p>0.4042066331570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01722967878148">
                <text:p>0.701722967878148</text:p>
              </table:table-cell>
              <table:table-cell office:value-type="float" office:value="0.57469427939754">
                <text:p>0.57469427939754</text:p>
              </table:table-cell>
              <table:table-cell office:value-type="float" office:value="0.566032299951307">
                <text:p>0.56603229995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36455341266585">
                <text:p>0.636455341266585</text:p>
              </table:table-cell>
              <table:table-cell office:value-type="float" office:value="0.554578638575905">
                <text:p>0.554578638575905</text:p>
              </table:table-cell>
              <table:table-cell office:value-type="float" office:value="0.531134819823936">
                <text:p>0.53113481982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58464354296688">
                <text:p>0.558464354296688</text:p>
              </table:table-cell>
              <table:table-cell office:value-type="float" office:value="0.471522305991724">
                <text:p>0.471522305991724</text:p>
              </table:table-cell>
              <table:table-cell office:value-type="float" office:value="0.498502630224713">
                <text:p>0.498502630224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81839598218909">
                <text:p>0.481839598218909</text:p>
              </table:table-cell>
              <table:table-cell office:value-type="float" office:value="0.449895884039159">
                <text:p>0.449895884039159</text:p>
              </table:table-cell>
              <table:table-cell office:value-type="float" office:value="0.444222587384082">
                <text:p>0.4442225873840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OMP speed-up 8 core</text:p>
        </chart:title>
        <chart:subtitle svg:x="6.342cm" svg:y="1.275cm" chart:style-name="ch3">
          <text:p>no internal threads</text:p>
        </chart:subtitle>
        <chart:legend chart:legend-position="end" svg:x="13.174cm" svg:y="3.703cm" style:legend-expansion="high" chart:style-name="ch4"/>
        <chart:plot-area chart:style-name="ch5" table:cell-range-address="Sheet5.S5:Sheet5.T12 Sheet5.T4:Sheet5.T4 Sheet5.T13:Sheet5.T30" chart:data-source-has-labels="both" svg:x="1.331cm" svg:y="2.138cm" svg:width="11.523cm" svg:height="5.701cm">
          <chartooo:coordinate-region svg:x="1.767cm" svg:y="2.338cm" svg:width="10.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5.S5:Sheet5.S12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5.T5:Sheet5.T12" chart:label-cell-address="Sheet5.T4:Sheet5.T4" chart:class="chart:line">
            <chart:data-point chart:repeated="8"/>
          </chart:series>
          <chart:series chart:style-name="ch11" chart:values-cell-range-address="Sheet5.T14:Sheet5.T21" chart:label-cell-address="Sheet5.T13:Sheet5.T13" chart:class="chart:line">
            <chart:data-point chart:repeated="8"/>
          </chart:series>
          <chart:series chart:style-name="ch12" chart:values-cell-range-address="Sheet5.T23:Sheet5.T30" chart:label-cell-address="Sheet5.T22:Sheet5.T2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5.T4:Sheet5.T4</svg:desc>
                </draw:g>
              </table:table-cell>
              <table:table-cell office:value-type="string">
                <text:p>small</text:p>
                <draw:g>
                  <svg:desc>Sheet5.T13:Sheet5.T13</svg:desc>
                </draw:g>
              </table:table-cell>
              <table:table-cell office:value-type="string">
                <text:p>medium</text:p>
                <draw:g>
                  <svg:desc>Sheet5.T22:Sheet5.T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S5:Sheet5.S12</svg:desc>
                </draw:g>
              </table:table-cell>
              <table:table-cell office:value-type="float" office:value="1.4192847338722">
                <text:p>1.4192847338722</text:p>
                <draw:g>
                  <svg:desc>Sheet5.T5:Sheet5.T12</svg:desc>
                </draw:g>
              </table:table-cell>
              <table:table-cell office:value-type="float" office:value="1.03033165082216">
                <text:p>1.03033165082216</text:p>
                <draw:g>
                  <svg:desc>Sheet5.T14:Sheet5.T21</svg:desc>
                </draw:g>
              </table:table-cell>
              <table:table-cell office:value-type="float" office:value="1.00853866620394">
                <text:p>1.00853866620394</text:p>
                <draw:g>
                  <svg:desc>Sheet5.T23:Sheet5.T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8005267535348">
                <text:p>2.58005267535348</text:p>
              </table:table-cell>
              <table:table-cell office:value-type="float" office:value="2.02147695859534">
                <text:p>2.02147695859534</text:p>
              </table:table-cell>
              <table:table-cell office:value-type="float" office:value="2.21126135408906">
                <text:p>2.21126135408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0793368857312">
                <text:p>4.40793368857312</text:p>
              </table:table-cell>
              <table:table-cell office:value-type="float" office:value="3.74859170797657">
                <text:p>3.74859170797657</text:p>
              </table:table-cell>
              <table:table-cell office:value-type="float" office:value="3.74930788872463">
                <text:p>3.74930788872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222611980572">
                <text:p>5.0222611980572</text:p>
              </table:table-cell>
              <table:table-cell office:value-type="float" office:value="4.22588429542135">
                <text:p>4.22588429542135</text:p>
              </table:table-cell>
              <table:table-cell office:value-type="float" office:value="4.2827361763532">
                <text:p>4.28273617635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9301563287948">
                <text:p>4.69301563287948</text:p>
              </table:table-cell>
              <table:table-cell office:value-type="float" office:value="4.07102655083813">
                <text:p>4.07102655083813</text:p>
              </table:table-cell>
              <table:table-cell office:value-type="float" office:value="3.94851109601449">
                <text:p>3.948511096014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7971947574155">
                <text:p>4.27971947574155</text:p>
              </table:table-cell>
              <table:table-cell office:value-type="float" office:value="3.33960654421359">
                <text:p>3.33960654421359</text:p>
              </table:table-cell>
              <table:table-cell office:value-type="float" office:value="3.22646528195402">
                <text:p>3.226465281954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73070755662457">
                <text:p>3.73070755662457</text:p>
              </table:table-cell>
              <table:table-cell office:value-type="float" office:value="2.93278977523138">
                <text:p>2.93278977523138</text:p>
              </table:table-cell>
              <table:table-cell office:value-type="float" office:value="3.16009695981152">
                <text:p>3.160096959811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46118084611808">
                <text:p>3.46118084611808</text:p>
              </table:table-cell>
              <table:table-cell office:value-type="float" office:value="3.03470448741335">
                <text:p>3.03470448741335</text:p>
              </table:table-cell>
              <table:table-cell office:value-type="float" office:value="3.26551490039095">
                <text:p>3.2655149003909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2cm" svg:y="0.318cm" chart:style-name="ch2">
          <text:p>OMP efficiency 8 core</text:p>
        </chart:title>
        <chart:subtitle svg:x="6.448cm" svg:y="1.275cm" chart:style-name="ch3">
          <text:p>no iternal threads</text:p>
        </chart:subtitle>
        <chart:legend chart:legend-position="end" svg:x="13.174cm" svg:y="3.703cm" style:legend-expansion="high" chart:style-name="ch4"/>
        <chart:plot-area chart:style-name="ch5" table:cell-range-address="Sheet5.V5:Sheet5.W12 Sheet5.W4:Sheet5.W4 Sheet5.W13:Sheet5.W30" chart:data-source-has-labels="both" svg:x="1.331cm" svg:y="2.138cm" svg:width="11.523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5.V5:Sheet5.V12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5.W5:Sheet5.W12" chart:label-cell-address="Sheet5.W4:Sheet5.W4" chart:class="chart:line">
            <chart:data-point chart:repeated="8"/>
          </chart:series>
          <chart:series chart:style-name="ch11" chart:values-cell-range-address="Sheet5.W14:Sheet5.W21" chart:label-cell-address="Sheet5.W13:Sheet5.W13" chart:class="chart:line">
            <chart:data-point chart:repeated="8"/>
          </chart:series>
          <chart:series chart:style-name="ch12" chart:values-cell-range-address="Sheet5.W23:Sheet5.W30" chart:label-cell-address="Sheet5.W22:Sheet5.W2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5.W4:Sheet5.W4</svg:desc>
                </draw:g>
              </table:table-cell>
              <table:table-cell office:value-type="string">
                <text:p>small</text:p>
                <draw:g>
                  <svg:desc>Sheet5.W13:Sheet5.W13</svg:desc>
                </draw:g>
              </table:table-cell>
              <table:table-cell office:value-type="string">
                <text:p>medium</text:p>
                <draw:g>
                  <svg:desc>Sheet5.W22:Sheet5.W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V5:Sheet5.V12</svg:desc>
                </draw:g>
              </table:table-cell>
              <table:table-cell office:value-type="float" office:value="0.177410591734025">
                <text:p>0.177410591734025</text:p>
                <draw:g>
                  <svg:desc>Sheet5.W5:Sheet5.W12</svg:desc>
                </draw:g>
              </table:table-cell>
              <table:table-cell office:value-type="float" office:value="0.12879145635277">
                <text:p>0.12879145635277</text:p>
                <draw:g>
                  <svg:desc>Sheet5.W14:Sheet5.W21</svg:desc>
                </draw:g>
              </table:table-cell>
              <table:table-cell office:value-type="float" office:value="0.126067333275493">
                <text:p>0.126067333275493</text:p>
                <draw:g>
                  <svg:desc>Sheet5.W23:Sheet5.W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506584419185">
                <text:p>0.322506584419185</text:p>
              </table:table-cell>
              <table:table-cell office:value-type="float" office:value="0.252684619824418">
                <text:p>0.252684619824418</text:p>
              </table:table-cell>
              <table:table-cell office:value-type="float" office:value="0.276407669261132">
                <text:p>0.2764076692611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099171107164">
                <text:p>0.55099171107164</text:p>
              </table:table-cell>
              <table:table-cell office:value-type="float" office:value="0.468573963497071">
                <text:p>0.468573963497071</text:p>
              </table:table-cell>
              <table:table-cell office:value-type="float" office:value="0.468663486090579">
                <text:p>0.468663486090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6626954109935">
                <text:p>0.586626954109935</text:p>
              </table:table-cell>
              <table:table-cell office:value-type="float" office:value="0.508878318854766">
                <text:p>0.508878318854766</text:p>
              </table:table-cell>
              <table:table-cell office:value-type="float" office:value="0.493563887001812">
                <text:p>0.493563887001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4964934467694">
                <text:p>0.534964934467694</text:p>
              </table:table-cell>
              <table:table-cell office:value-type="float" office:value="0.417450818026699">
                <text:p>0.417450818026699</text:p>
              </table:table-cell>
              <table:table-cell office:value-type="float" office:value="0.403308160244252">
                <text:p>0.4033081602442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6338444578072">
                <text:p>0.466338444578072</text:p>
              </table:table-cell>
              <table:table-cell office:value-type="float" office:value="0.366598721903922">
                <text:p>0.366598721903922</text:p>
              </table:table-cell>
              <table:table-cell office:value-type="float" office:value="0.39501211997644">
                <text:p>0.395012119976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32647605764761">
                <text:p>0.432647605764761</text:p>
              </table:table-cell>
              <table:table-cell office:value-type="float" office:value="0.379338060926669">
                <text:p>0.379338060926669</text:p>
              </table:table-cell>
              <table:table-cell office:value-type="float" office:value="0.408189362548868">
                <text:p>0.4081893625488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 speed-up </text:p>
        </chart:title>
        <chart:subtitle svg:x="6.342cm" svg:y="1.275cm" chart:style-name="ch3">
          <text:p>no internal threads</text:p>
        </chart:subtitle>
        <chart:legend chart:legend-position="end" svg:x="13.174cm" svg:y="3.703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4192847338722">
                <text:p>1.4192847338722</text:p>
              </table:table-cell>
              <table:table-cell office:value-type="float" office:value="1.03033165082216">
                <text:p>1.03033165082216</text:p>
              </table:table-cell>
              <table:table-cell office:value-type="float" office:value="1.00853866620394">
                <text:p>1.00853866620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8005267535348">
                <text:p>2.58005267535348</text:p>
              </table:table-cell>
              <table:table-cell office:value-type="float" office:value="2.02147695859534">
                <text:p>2.02147695859534</text:p>
              </table:table-cell>
              <table:table-cell office:value-type="float" office:value="2.21126135408906">
                <text:p>2.21126135408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0793368857312">
                <text:p>4.40793368857312</text:p>
              </table:table-cell>
              <table:table-cell office:value-type="float" office:value="3.74859170797657">
                <text:p>3.74859170797657</text:p>
              </table:table-cell>
              <table:table-cell office:value-type="float" office:value="3.74930788872463">
                <text:p>3.74930788872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222611980572">
                <text:p>5.0222611980572</text:p>
              </table:table-cell>
              <table:table-cell office:value-type="float" office:value="4.22588429542135">
                <text:p>4.22588429542135</text:p>
              </table:table-cell>
              <table:table-cell office:value-type="float" office:value="4.2827361763532">
                <text:p>4.28273617635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9301563287948">
                <text:p>4.69301563287948</text:p>
              </table:table-cell>
              <table:table-cell office:value-type="float" office:value="4.07102655083813">
                <text:p>4.07102655083813</text:p>
              </table:table-cell>
              <table:table-cell office:value-type="float" office:value="3.94851109601449">
                <text:p>3.948511096014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7971947574155">
                <text:p>4.27971947574155</text:p>
              </table:table-cell>
              <table:table-cell office:value-type="float" office:value="3.33960654421359">
                <text:p>3.33960654421359</text:p>
              </table:table-cell>
              <table:table-cell office:value-type="float" office:value="3.22646528195402">
                <text:p>3.226465281954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73070755662457">
                <text:p>3.73070755662457</text:p>
              </table:table-cell>
              <table:table-cell office:value-type="float" office:value="2.93278977523138">
                <text:p>2.93278977523138</text:p>
              </table:table-cell>
              <table:table-cell office:value-type="float" office:value="3.16009695981152">
                <text:p>3.160096959811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46118084611808">
                <text:p>3.46118084611808</text:p>
              </table:table-cell>
              <table:table-cell office:value-type="float" office:value="3.03470448741335">
                <text:p>3.03470448741335</text:p>
              </table:table-cell>
              <table:table-cell office:value-type="float" office:value="3.26551490039095">
                <text:p>3.2655149003909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44cm" svg:height="17.612cm" xlink:href=".." xlink:type="simple" chart:class="chart:line" chart:style-name="ch1">
        <chart:title svg:x="10.49cm" svg:y="0.488cm" chart:style-name="ch2">
          <text:p>Pthreads version efficiency</text:p>
        </chart:title>
        <chart:legend chart:legend-position="end" svg:x="23.612cm" svg:y="7.511cm" style:legend-expansion="high" chart:style-name="ch3"/>
        <chart:plot-area chart:style-name="ch4" table:cell-range-address="pthreads.BG11:pthreads.BH17 pthreads.BH10:pthreads.BH10 pthreads.BH18:pthreads.BH49" chart:data-source-has-labels="both" svg:x="1.541cm" svg:y="1.619cm" svg:width="21.541cm" svg:height="14.66cm">
          <chartooo:coordinate-region svg:x="2.268cm" svg:y="1.818cm" svg:width="20.814cm" svg:height="13.814cm"/>
          <chart:axis chart:dimension="x" chart:name="primary-x" chart:style-name="ch5" chartooo:axis-type="auto">
            <chartooo:date-scale/>
            <chart:title svg:x="11.711cm" svg:y="16.631cm" chart:style-name="ch6">
              <text:p>threads</text:p>
            </chart:title>
            <chart:categories table:cell-range-address="pthreads.BG11:pthreads.BG17"/>
          </chart:axis>
          <chart:axis chart:dimension="y" chart:name="primary-y" chart:style-name="ch5">
            <chart:title svg:x="0.451cm" svg:y="9.681cm" chart:style-name="ch7">
              <text:p>efficiency</text:p>
            </chart:title>
            <chart:grid chart:style-name="ch8" chart:class="major"/>
          </chart:axis>
          <chart:series chart:style-name="ch9" chart:values-cell-range-address="pthreads.BH11:pthreads.BH17" chart:label-cell-address="pthreads.BH10:pthreads.BH10" chart:class="chart:line">
            <chart:data-point chart:repeated="7"/>
          </chart:series>
          <chart:series chart:style-name="ch10" chart:values-cell-range-address="pthreads.BH19:pthreads.BH25" chart:label-cell-address="pthreads.BH18:pthreads.BH18" chart:class="chart:line">
            <chart:data-point chart:repeated="7"/>
          </chart:series>
          <chart:series chart:style-name="ch11" chart:values-cell-range-address="pthreads.BH27:pthreads.BH33" chart:label-cell-address="pthreads.BH26:pthreads.BH26" chart:class="chart:line">
            <chart:data-point chart:repeated="7"/>
          </chart:series>
          <chart:series chart:style-name="ch12" chart:values-cell-range-address="pthreads.BH35:pthreads.BH42" chart:label-cell-address="pthreads.BH34:pthreads.BH34" chart:class="chart:line">
            <chart:data-point chart:repeated="8"/>
          </chart:series>
          <chart:series chart:style-name="ch13" chart:values-cell-range-address="pthreads.BH43:pthreads.BH49" chart:label-cell-address="pthreads.BH42:pthreads.BH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 small</text:p>
                <draw:g>
                  <svg:desc>pthreads.BH10:pthreads.BH10</svg:desc>
                </draw:g>
              </table:table-cell>
              <table:table-cell office:value-type="string">
                <text:p>small</text:p>
                <draw:g>
                  <svg:desc>pthreads.BH18:pthreads.BH18</svg:desc>
                </draw:g>
              </table:table-cell>
              <table:table-cell office:value-type="string">
                <text:p>medium</text:p>
                <draw:g>
                  <svg:desc>pthreads.BH26:pthreads.BH26</svg:desc>
                </draw:g>
              </table:table-cell>
              <table:table-cell office:value-type="string">
                <text:p>large</text:p>
                <draw:g>
                  <svg:desc>pthreads.BH34:pthreads.BH34</svg:desc>
                </draw:g>
              </table:table-cell>
              <table:table-cell office:value-type="string">
                <text:p>very large</text:p>
                <draw:g>
                  <svg:desc>pthreads.BH42:pthreads.BH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BG11:pthreads.BG17</svg:desc>
                </draw:g>
              </table:table-cell>
              <table:table-cell office:value-type="float" office:value="0.60532392350722">
                <text:p>0.60532392350722</text:p>
                <draw:g>
                  <svg:desc>pthreads.BH11:pthreads.BH17</svg:desc>
                </draw:g>
              </table:table-cell>
              <table:table-cell office:value-type="float" office:value="0.470176355877116">
                <text:p>0.470176355877116</text:p>
                <draw:g>
                  <svg:desc>pthreads.BH19:pthreads.BH25</svg:desc>
                </draw:g>
              </table:table-cell>
              <table:table-cell office:value-type="float" office:value="0.453990106099069">
                <text:p>0.453990106099069</text:p>
                <draw:g>
                  <svg:desc>pthreads.BH27:pthreads.BH33</svg:desc>
                </draw:g>
              </table:table-cell>
              <table:table-cell office:value-type="float" office:value="0.384791386974941">
                <text:p>0.384791386974941</text:p>
                <draw:g>
                  <svg:desc>pthreads.BH35:pthreads.BH42</svg:desc>
                </draw:g>
              </table:table-cell>
              <table:table-cell office:value-type="float" office:value="0.361151339608979">
                <text:p>0.361151339608979</text:p>
                <draw:g>
                  <svg:desc>pthreads.BH43:pthreads.BH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99375590078105">
                <text:p>0.399375590078105</text:p>
              </table:table-cell>
              <table:table-cell office:value-type="float" office:value="0.308387090794498">
                <text:p>0.308387090794498</text:p>
              </table:table-cell>
              <table:table-cell office:value-type="float" office:value="0.290658859809968">
                <text:p>0.290658859809968</text:p>
              </table:table-cell>
              <table:table-cell office:value-type="float" office:value="0.260542158020953">
                <text:p>0.260542158020953</text:p>
              </table:table-cell>
              <table:table-cell office:value-type="float" office:value="0.210420594167485">
                <text:p>0.210420594167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2840773945659">
                <text:p>0.212840773945659</text:p>
              </table:table-cell>
              <table:table-cell office:value-type="float" office:value="0.14593201754386">
                <text:p>0.14593201754386</text:p>
              </table:table-cell>
              <table:table-cell office:value-type="float" office:value="0.163730327899639">
                <text:p>0.163730327899639</text:p>
              </table:table-cell>
              <table:table-cell office:value-type="float" office:value="0.141101133237811">
                <text:p>0.141101133237811</text:p>
              </table:table-cell>
              <table:table-cell office:value-type="float" office:value="0.125524642036481">
                <text:p>0.1255246420364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2762025929965">
                <text:p>0.112762025929965</text:p>
              </table:table-cell>
              <table:table-cell office:value-type="float" office:value="0.0924698460341282">
                <text:p>0.0924698460341282</text:p>
              </table:table-cell>
              <table:table-cell office:value-type="float" office:value="0.127045582052795">
                <text:p>0.127045582052795</text:p>
              </table:table-cell>
              <table:table-cell office:value-type="float" office:value="0.0821187372213787">
                <text:p>0.0821187372213787</text:p>
              </table:table-cell>
              <table:table-cell office:value-type="float" office:value="0.078167877955247">
                <text:p>0.0781678779552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1806585904822">
                <text:p>0.091806585904822</text:p>
              </table:table-cell>
              <table:table-cell office:value-type="float" office:value="0.0807867312847209">
                <text:p>0.0807867312847209</text:p>
              </table:table-cell>
              <table:table-cell office:value-type="float" office:value="0.0802998240798733">
                <text:p>0.0802998240798733</text:p>
              </table:table-cell>
              <table:table-cell office:value-type="float" office:value="0.0680624547242057">
                <text:p>0.0680624547242057</text:p>
              </table:table-cell>
              <table:table-cell office:value-type="float" office:value="0.0627555101315322">
                <text:p>0.06275551013153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433930636377201">
                <text:p>0.0433930636377201</text:p>
              </table:table-cell>
              <table:table-cell office:value-type="float" office:value="0.0466158092355974">
                <text:p>0.0466158092355974</text:p>
              </table:table-cell>
              <table:table-cell office:value-type="float" office:value="0.0418916013184955">
                <text:p>0.0418916013184955</text:p>
              </table:table-cell>
              <table:table-cell office:value-type="float" office:value="0.0312273195911252">
                <text:p>0.0312273195911252</text:p>
              </table:table-cell>
              <table:table-cell office:value-type="float" office:value="0.0320681131970843">
                <text:p>0.03206811319708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47212098350901">
                <text:p>0.0247212098350901</text:p>
              </table:table-cell>
              <table:table-cell office:value-type="float" office:value="0.0208236326403909">
                <text:p>0.0208236326403909</text:p>
              </table:table-cell>
              <table:table-cell office:value-type="float" office:value="0.0211465812069467">
                <text:p>0.0211465812069467</text:p>
              </table:table-cell>
              <table:table-cell office:value-type="float" office:value="0.0186081796061566">
                <text:p>0.0186081796061566</text:p>
              </table:table-cell>
              <table:table-cell office:value-type="float" office:value="0.0159881981890082">
                <text:p>0.0159881981890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652cm" svg:y="0.32cm" chart:style-name="ch2">
          <text:p>OMP efficiency 8 core</text:p>
        </chart:title>
        <chart:subtitle svg:x="6.448cm" svg:y="1.275cm" chart:style-name="ch3">
          <text:p>no iternal threads</text:p>
        </chart:subtitle>
        <chart:legend chart:legend-position="end" svg:x="13.174cm" svg:y="3.703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77410591734025">
                <text:p>0.177410591734025</text:p>
              </table:table-cell>
              <table:table-cell office:value-type="float" office:value="0.12879145635277">
                <text:p>0.12879145635277</text:p>
              </table:table-cell>
              <table:table-cell office:value-type="float" office:value="0.126067333275493">
                <text:p>0.12606733327549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506584419185">
                <text:p>0.322506584419185</text:p>
              </table:table-cell>
              <table:table-cell office:value-type="float" office:value="0.252684619824418">
                <text:p>0.252684619824418</text:p>
              </table:table-cell>
              <table:table-cell office:value-type="float" office:value="0.276407669261132">
                <text:p>0.2764076692611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099171107164">
                <text:p>0.55099171107164</text:p>
              </table:table-cell>
              <table:table-cell office:value-type="float" office:value="0.468573963497071">
                <text:p>0.468573963497071</text:p>
              </table:table-cell>
              <table:table-cell office:value-type="float" office:value="0.468663486090579">
                <text:p>0.468663486090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6626954109935">
                <text:p>0.586626954109935</text:p>
              </table:table-cell>
              <table:table-cell office:value-type="float" office:value="0.508878318854766">
                <text:p>0.508878318854766</text:p>
              </table:table-cell>
              <table:table-cell office:value-type="float" office:value="0.493563887001812">
                <text:p>0.493563887001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4964934467694">
                <text:p>0.534964934467694</text:p>
              </table:table-cell>
              <table:table-cell office:value-type="float" office:value="0.417450818026699">
                <text:p>0.417450818026699</text:p>
              </table:table-cell>
              <table:table-cell office:value-type="float" office:value="0.403308160244252">
                <text:p>0.4033081602442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6338444578072">
                <text:p>0.466338444578072</text:p>
              </table:table-cell>
              <table:table-cell office:value-type="float" office:value="0.366598721903922">
                <text:p>0.366598721903922</text:p>
              </table:table-cell>
              <table:table-cell office:value-type="float" office:value="0.39501211997644">
                <text:p>0.395012119976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32647605764761">
                <text:p>0.432647605764761</text:p>
              </table:table-cell>
              <table:table-cell office:value-type="float" office:value="0.379338060926669">
                <text:p>0.379338060926669</text:p>
              </table:table-cell>
              <table:table-cell office:value-type="float" office:value="0.408189362548868">
                <text:p>0.4081893625488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, speed-up</text:p>
        </chart:title>
        <chart:subtitle svg:x="6.554cm" svg:y="1.275cm" chart:style-name="ch3">
          <text:p>1 internal thread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38429214235246">
                <text:p>1.38429214235246</text:p>
              </table:table-cell>
              <table:table-cell office:value-type="float" office:value="1.2358851496917">
                <text:p>1.2358851496917</text:p>
              </table:table-cell>
              <table:table-cell office:value-type="float" office:value="1.31236887412857">
                <text:p>1.31236887412857</text:p>
              </table:table-cell>
              <table:table-cell office:value-type="float" office:value="1.06226633450264">
                <text:p>1.062266334502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8291701359978">
                <text:p>2.58291701359978</text:p>
              </table:table-cell>
              <table:table-cell office:value-type="float" office:value="2.36385918795069">
                <text:p>2.36385918795069</text:p>
              </table:table-cell>
              <table:table-cell office:value-type="float" office:value="2.47956698721937">
                <text:p>2.47956698721937</text:p>
              </table:table-cell>
              <table:table-cell office:value-type="float" office:value="2.16640442333426">
                <text:p>2.166404423334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78716563786008">
                <text:p>4.78716563786008</text:p>
              </table:table-cell>
              <table:table-cell office:value-type="float" office:value="4.23907504140655">
                <text:p>4.23907504140655</text:p>
              </table:table-cell>
              <table:table-cell office:value-type="float" office:value="3.94281918652308">
                <text:p>3.94281918652308</text:p>
              </table:table-cell>
              <table:table-cell office:value-type="float" office:value="3.60090436908035">
                <text:p>3.60090436908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2834008097166">
                <text:p>6.02834008097166</text:p>
              </table:table-cell>
              <table:table-cell office:value-type="float" office:value="4.99924874164225">
                <text:p>4.99924874164225</text:p>
              </table:table-cell>
              <table:table-cell office:value-type="float" office:value="4.60798757928118">
                <text:p>4.60798757928118</text:p>
              </table:table-cell>
              <table:table-cell office:value-type="float" office:value="3.37399230487358">
                <text:p>3.373992304873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78297343482989">
                <text:p>5.78297343482989</text:p>
              </table:table-cell>
              <table:table-cell office:value-type="float" office:value="4.64407844231977">
                <text:p>4.64407844231977</text:p>
              </table:table-cell>
              <table:table-cell office:value-type="float" office:value="4.69199461823074">
                <text:p>4.6919946182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36383285302594">
                <text:p>5.36383285302594</text:p>
              </table:table-cell>
              <table:table-cell office:value-type="float" office:value="4.3996694214876">
                <text:p>4.3996694214876</text:p>
              </table:table-cell>
              <table:table-cell office:value-type="float" office:value="4.61011963778174">
                <text:p>4.61011963778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87557301899149">
                <text:p>4.87557301899149</text:p>
              </table:table-cell>
              <table:table-cell office:value-type="float" office:value="4.23718560967845">
                <text:p>4.23718560967845</text:p>
              </table:table-cell>
              <table:table-cell office:value-type="float" office:value="4.08435569349691">
                <text:p>4.0843556934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7855812424674">
                <text:p>4.07855812424674</text:p>
              </table:table-cell>
              <table:table-cell office:value-type="float" office:value="3.48311960219838">
                <text:p>3.48311960219838</text:p>
              </table:table-cell>
              <table:table-cell office:value-type="float" office:value="3.69645175822137">
                <text:p>3.696451758221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, speed-up</text:p>
        </chart:title>
        <chart:subtitle svg:x="4.662cm" svg:y="1.275cm" chart:style-name="ch3">
          <text:p>2 internal threads, only get_signatures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.19176872350448">
                <text:p>2.19176872350448</text:p>
              </table:table-cell>
              <table:table-cell office:value-type="float" office:value="1.960088365243">
                <text:p>1.960088365243</text:p>
              </table:table-cell>
              <table:table-cell office:value-type="float" office:value="2.04134106008722">
                <text:p>2.04134106008722</text:p>
              </table:table-cell>
              <table:table-cell office:value-type="float" office:value="1.70801184879454">
                <text:p>1.708011848794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10826619578413">
                <text:p>4.10826619578413</text:p>
              </table:table-cell>
              <table:table-cell office:value-type="float" office:value="3.67165084970205">
                <text:p>3.67165084970205</text:p>
              </table:table-cell>
              <table:table-cell office:value-type="float" office:value="3.71288261911099">
                <text:p>3.71288261911099</text:p>
              </table:table-cell>
              <table:table-cell office:value-type="float" office:value="2.82293652694611">
                <text:p>2.82293652694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5729483282675">
                <text:p>5.65729483282675</text:p>
              </table:table-cell>
              <table:table-cell office:value-type="float" office:value="4.60455300304456">
                <text:p>4.60455300304456</text:p>
              </table:table-cell>
              <table:table-cell office:value-type="float" office:value="4.28642104292782">
                <text:p>4.28642104292782</text:p>
              </table:table-cell>
              <table:table-cell office:value-type="float" office:value="3.54011774600505">
                <text:p>3.54011774600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9438620223199">
                <text:p>6.29438620223199</text:p>
              </table:table-cell>
              <table:table-cell office:value-type="float" office:value="5.08909452431936">
                <text:p>5.08909452431936</text:p>
              </table:table-cell>
              <table:table-cell office:value-type="float" office:value="4.3167976728353">
                <text:p>4.3167976728353</text:p>
              </table:table-cell>
              <table:table-cell office:value-type="float" office:value="3.52314333201803">
                <text:p>3.52314333201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73044950738916">
                <text:p>5.73044950738916</text:p>
              </table:table-cell>
              <table:table-cell office:value-type="float" office:value="4.7805316091954">
                <text:p>4.7805316091954</text:p>
              </table:table-cell>
              <table:table-cell office:value-type="float" office:value="4.80116335100158">
                <text:p>4.80116335100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2164156163541">
                <text:p>5.72164156163541</text:p>
              </table:table-cell>
              <table:table-cell office:value-type="float" office:value="4.51152542372881">
                <text:p>4.51152542372881</text:p>
              </table:table-cell>
              <table:table-cell office:value-type="float" office:value="4.56755075311068">
                <text:p>4.5675507531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8432214415821">
                <text:p>4.8432214415821</text:p>
              </table:table-cell>
              <table:table-cell office:value-type="float" office:value="4.21704689480355">
                <text:p>4.21704689480355</text:p>
              </table:table-cell>
              <table:table-cell office:value-type="float" office:value="3.50256114096319">
                <text:p>3.5025611409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13381454747363">
                <text:p>4.13381454747363</text:p>
              </table:table-cell>
              <table:table-cell office:value-type="float" office:value="3.49978962869465">
                <text:p>3.49978962869465</text:p>
              </table:table-cell>
              <table:table-cell office:value-type="float" office:value="3.72259286934244">
                <text:p>3.722592869342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, speed-up</text:p>
        </chart:title>
        <chart:subtitle svg:x="4.662cm" svg:y="1.275cm" chart:style-name="ch3">
          <text:p>4 internal threads, only get_signatures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16216445803602">
                <text:p>3.16216445803602</text:p>
              </table:table-cell>
              <table:table-cell office:value-type="float" office:value="2.77641021361816">
                <text:p>2.77641021361816</text:p>
              </table:table-cell>
              <table:table-cell office:value-type="float" office:value="2.64056259109925">
                <text:p>2.64056259109925</text:p>
              </table:table-cell>
              <table:table-cell office:value-type="float" office:value="2.22735931783133">
                <text:p>2.227359317831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53520955165692">
                <text:p>4.53520955165692</text:p>
              </table:table-cell>
              <table:table-cell office:value-type="float" office:value="3.95747844186738">
                <text:p>3.95747844186738</text:p>
              </table:table-cell>
              <table:table-cell office:value-type="float" office:value="3.96286931818182">
                <text:p>3.96286931818182</text:p>
              </table:table-cell>
              <table:table-cell office:value-type="float" office:value="2.55374988082547">
                <text:p>2.553749880825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70148567927707">
                <text:p>5.70148567927707</text:p>
              </table:table-cell>
              <table:table-cell office:value-type="float" office:value="4.80885966180084">
                <text:p>4.80885966180084</text:p>
              </table:table-cell>
              <table:table-cell office:value-type="float" office:value="4.42035047691479">
                <text:p>4.42035047691479</text:p>
              </table:table-cell>
              <table:table-cell office:value-type="float" office:value="2.76010529175371">
                <text:p>2.76010529175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7061317677756">
                <text:p>6.07061317677756</text:p>
              </table:table-cell>
              <table:table-cell office:value-type="float" office:value="5.00225513042171">
                <text:p>5.00225513042171</text:p>
              </table:table-cell>
              <table:table-cell office:value-type="float" office:value="4.92995228839018">
                <text:p>4.92995228839018</text:p>
              </table:table-cell>
              <table:table-cell office:value-type="float" office:value="3.43900930237987">
                <text:p>3.439009302379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71988322065151">
                <text:p>5.71988322065151</text:p>
              </table:table-cell>
              <table:table-cell office:value-type="float" office:value="4.71415415131765">
                <text:p>4.71415415131765</text:p>
              </table:table-cell>
              <table:table-cell office:value-type="float" office:value="4.68537552062341">
                <text:p>4.6853755206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50096054381558">
                <text:p>5.50096054381558</text:p>
              </table:table-cell>
              <table:table-cell office:value-type="float" office:value="4.51030229090416">
                <text:p>4.51030229090416</text:p>
              </table:table-cell>
              <table:table-cell office:value-type="float" office:value="4.29592559514644">
                <text:p>4.2959255951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67885872297637">
                <text:p>4.67885872297637</text:p>
              </table:table-cell>
              <table:table-cell office:value-type="float" office:value="3.9410719573586">
                <text:p>3.9410719573586</text:p>
              </table:table-cell>
              <table:table-cell office:value-type="float" office:value="3.66527405538914">
                <text:p>3.66527405538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77229428455614">
                <text:p>3.77229428455614</text:p>
              </table:table-cell>
              <table:table-cell office:value-type="float" office:value="3.73659385703858">
                <text:p>3.73659385703858</text:p>
              </table:table-cell>
              <table:table-cell office:value-type="float" office:value="3.63746121150486">
                <text:p>3.6374612115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, speed-up</text:p>
        </chart:title>
        <chart:subtitle svg:x="4.662cm" svg:y="1.275cm" chart:style-name="ch3">
          <text:p>8 internal threads, only get_signatures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.81666162227603">
                <text:p>2.81666162227603</text:p>
              </table:table-cell>
              <table:table-cell office:value-type="float" office:value="2.56811515899969">
                <text:p>2.56811515899969</text:p>
              </table:table-cell>
              <table:table-cell office:value-type="float" office:value="2.66411382734912">
                <text:p>2.66411382734912</text:p>
              </table:table-cell>
              <table:table-cell office:value-type="float" office:value="1.83400557713375">
                <text:p>1.83400557713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7426556991774">
                <text:p>4.37426556991774</text:p>
              </table:table-cell>
              <table:table-cell office:value-type="float" office:value="3.81981516560473">
                <text:p>3.81981516560473</text:p>
              </table:table-cell>
              <table:table-cell office:value-type="float" office:value="3.78984975683973">
                <text:p>3.78984975683973</text:p>
              </table:table-cell>
              <table:table-cell office:value-type="float" office:value="3.00087588861956">
                <text:p>3.00087588861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9025828517514">
                <text:p>4.39025828517514</text:p>
              </table:table-cell>
              <table:table-cell office:value-type="float" office:value="4.56632127907775">
                <text:p>4.56632127907775</text:p>
              </table:table-cell>
              <table:table-cell office:value-type="float" office:value="3.84617293481857">
                <text:p>3.84617293481857</text:p>
              </table:table-cell>
              <table:table-cell office:value-type="float" office:value="2.63166638383008">
                <text:p>2.63166638383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445987654321">
                <text:p>5.7445987654321</text:p>
              </table:table-cell>
              <table:table-cell office:value-type="float" office:value="4.69983755914966">
                <text:p>4.69983755914966</text:p>
              </table:table-cell>
              <table:table-cell office:value-type="float" office:value="4.72169380225434">
                <text:p>4.72169380225434</text:p>
              </table:table-cell>
              <table:table-cell office:value-type="float" office:value="3.23365306525604">
                <text:p>3.233653065256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61378374302519">
                <text:p>5.61378374302519</text:p>
              </table:table-cell>
              <table:table-cell office:value-type="float" office:value="4.59755423518032">
                <text:p>4.59755423518032</text:p>
              </table:table-cell>
              <table:table-cell office:value-type="float" office:value="4.52825839961045">
                <text:p>4.5282583996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09164273013268">
                <text:p>5.09164273013268</text:p>
              </table:table-cell>
              <table:table-cell office:value-type="float" office:value="4.43662910860724">
                <text:p>4.43662910860724</text:p>
              </table:table-cell>
              <table:table-cell office:value-type="float" office:value="4.24907855859149">
                <text:p>4.2490785585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4677148343735">
                <text:p>4.4677148343735</text:p>
              </table:table-cell>
              <table:table-cell office:value-type="float" office:value="3.77217844793379">
                <text:p>3.77217844793379</text:p>
              </table:table-cell>
              <table:table-cell office:value-type="float" office:value="3.9880210417977">
                <text:p>3.988021041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85471678575127">
                <text:p>3.85471678575127</text:p>
              </table:table-cell>
              <table:table-cell office:value-type="float" office:value="3.59916707231327">
                <text:p>3.59916707231327</text:p>
              </table:table-cell>
              <table:table-cell office:value-type="float" office:value="3.55378069907266">
                <text:p>3.553780699072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456cm" svg:y="0.316cm" chart:style-name="ch2">
          <text:p>OMP, efficiecy on 8 core</text:p>
        </chart:title>
        <chart:subtitle svg:x="6.554cm" svg:y="1.275cm" chart:style-name="ch3">
          <text:p>1 internal thread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532cm" svg:y="8.019cm" chart:style-name="ch7">
              <text:p>thread 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73036517794058">
                <text:p>0.173036517794058</text:p>
              </table:table-cell>
              <table:table-cell office:value-type="float" office:value="0.154485643711463">
                <text:p>0.154485643711463</text:p>
              </table:table-cell>
              <table:table-cell office:value-type="float" office:value="0.164046109266071">
                <text:p>0.164046109266071</text:p>
              </table:table-cell>
              <table:table-cell office:value-type="float" office:value="0.13278329181283">
                <text:p>0.132783291812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864626699972">
                <text:p>0.322864626699972</text:p>
              </table:table-cell>
              <table:table-cell office:value-type="float" office:value="0.295482398493837">
                <text:p>0.295482398493837</text:p>
              </table:table-cell>
              <table:table-cell office:value-type="float" office:value="0.309945873402421">
                <text:p>0.309945873402421</text:p>
              </table:table-cell>
              <table:table-cell office:value-type="float" office:value="0.270800552916783">
                <text:p>0.2708005529167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839570473251">
                <text:p>0.59839570473251</text:p>
              </table:table-cell>
              <table:table-cell office:value-type="float" office:value="0.529884380175819">
                <text:p>0.529884380175819</text:p>
              </table:table-cell>
              <table:table-cell office:value-type="float" office:value="0.492852398315385">
                <text:p>0.492852398315385</text:p>
              </table:table-cell>
              <table:table-cell office:value-type="float" office:value="0.450113046135044">
                <text:p>0.4501130461350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542510121457">
                <text:p>0.753542510121457</text:p>
              </table:table-cell>
              <table:table-cell office:value-type="float" office:value="0.624906092705281">
                <text:p>0.624906092705281</text:p>
              </table:table-cell>
              <table:table-cell office:value-type="float" office:value="0.575998447410148">
                <text:p>0.575998447410148</text:p>
              </table:table-cell>
              <table:table-cell office:value-type="float" office:value="0.421749038109198">
                <text:p>0.4217490381091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22871679353736">
                <text:p>0.722871679353736</text:p>
              </table:table-cell>
              <table:table-cell office:value-type="float" office:value="0.580509805289971">
                <text:p>0.580509805289971</text:p>
              </table:table-cell>
              <table:table-cell office:value-type="float" office:value="0.586499327278843">
                <text:p>0.58649932727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0479106628242">
                <text:p>0.670479106628242</text:p>
              </table:table-cell>
              <table:table-cell office:value-type="float" office:value="0.54995867768595">
                <text:p>0.54995867768595</text:p>
              </table:table-cell>
              <table:table-cell office:value-type="float" office:value="0.576264954722718">
                <text:p>0.576264954722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09446627373936">
                <text:p>0.609446627373936</text:p>
              </table:table-cell>
              <table:table-cell office:value-type="float" office:value="0.529648201209806">
                <text:p>0.529648201209806</text:p>
              </table:table-cell>
              <table:table-cell office:value-type="float" office:value="0.510544461687114">
                <text:p>0.510544461687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9819765530843">
                <text:p>0.509819765530843</text:p>
              </table:table-cell>
              <table:table-cell office:value-type="float" office:value="0.435389950274797">
                <text:p>0.435389950274797</text:p>
              </table:table-cell>
              <table:table-cell office:value-type="float" office:value="0.462056469777672">
                <text:p>0.4620564697776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641cm" svg:y="0.316cm" chart:style-name="ch2">
          <text:p>OMP, efficiency 8 core</text:p>
        </chart:title>
        <chart:subtitle svg:x="6.448cm" svg:y="1.275cm" chart:style-name="ch3">
          <text:p>2 internal threads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273971090438059">
                <text:p>0.273971090438059</text:p>
              </table:table-cell>
              <table:table-cell office:value-type="float" office:value="0.245011045655376">
                <text:p>0.245011045655376</text:p>
              </table:table-cell>
              <table:table-cell office:value-type="float" office:value="0.255167632510902">
                <text:p>0.255167632510902</text:p>
              </table:table-cell>
              <table:table-cell office:value-type="float" office:value="0.213501481099318">
                <text:p>0.2135014810993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13533274473016">
                <text:p>0.513533274473016</text:p>
              </table:table-cell>
              <table:table-cell office:value-type="float" office:value="0.458956356212757">
                <text:p>0.458956356212757</text:p>
              </table:table-cell>
              <table:table-cell office:value-type="float" office:value="0.464110327388874">
                <text:p>0.464110327388874</text:p>
              </table:table-cell>
              <table:table-cell office:value-type="float" office:value="0.352867065868263">
                <text:p>0.352867065868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07161854103343">
                <text:p>0.707161854103343</text:p>
              </table:table-cell>
              <table:table-cell office:value-type="float" office:value="0.57556912538057">
                <text:p>0.57556912538057</text:p>
              </table:table-cell>
              <table:table-cell office:value-type="float" office:value="0.535802630365977">
                <text:p>0.535802630365977</text:p>
              </table:table-cell>
              <table:table-cell office:value-type="float" office:value="0.442514718250631">
                <text:p>0.4425147182506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86798275278999">
                <text:p>0.786798275278999</text:p>
              </table:table-cell>
              <table:table-cell office:value-type="float" office:value="0.636136815539921">
                <text:p>0.636136815539921</text:p>
              </table:table-cell>
              <table:table-cell office:value-type="float" office:value="0.539599709104413">
                <text:p>0.539599709104413</text:p>
              </table:table-cell>
              <table:table-cell office:value-type="float" office:value="0.440392916502254">
                <text:p>0.4403929165022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16306188423645">
                <text:p>0.716306188423645</text:p>
              </table:table-cell>
              <table:table-cell office:value-type="float" office:value="0.597566451149425">
                <text:p>0.597566451149425</text:p>
              </table:table-cell>
              <table:table-cell office:value-type="float" office:value="0.600145418875198">
                <text:p>0.600145418875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15205195204427">
                <text:p>0.715205195204427</text:p>
              </table:table-cell>
              <table:table-cell office:value-type="float" office:value="0.563940677966102">
                <text:p>0.563940677966102</text:p>
              </table:table-cell>
              <table:table-cell office:value-type="float" office:value="0.570943844138834">
                <text:p>0.57094384413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05402680197762">
                <text:p>0.605402680197762</text:p>
              </table:table-cell>
              <table:table-cell office:value-type="float" office:value="0.527130861850444">
                <text:p>0.527130861850444</text:p>
              </table:table-cell>
              <table:table-cell office:value-type="float" office:value="0.437820142620399">
                <text:p>0.437820142620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6726818434203">
                <text:p>0.516726818434203</text:p>
              </table:table-cell>
              <table:table-cell office:value-type="float" office:value="0.437473703586831">
                <text:p>0.437473703586831</text:p>
              </table:table-cell>
              <table:table-cell office:value-type="float" office:value="0.465324108667805">
                <text:p>0.4653241086678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707cm" svg:y="0.316cm" chart:style-name="ch2">
          <text:p>OMP efficiency 8 core</text:p>
        </chart:title>
        <chart:subtitle svg:x="4.768cm" svg:y="1.275cm" chart:style-name="ch3">
          <text:p>4 internal threads only get:signatures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95270557254502">
                <text:p>0.395270557254502</text:p>
              </table:table-cell>
              <table:table-cell office:value-type="float" office:value="0.34705127670227">
                <text:p>0.34705127670227</text:p>
              </table:table-cell>
              <table:table-cell office:value-type="float" office:value="0.330070323887406">
                <text:p>0.330070323887406</text:p>
              </table:table-cell>
              <table:table-cell office:value-type="float" office:value="0.278419914728917">
                <text:p>0.2784199147289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6901193957115">
                <text:p>0.566901193957115</text:p>
              </table:table-cell>
              <table:table-cell office:value-type="float" office:value="0.494684805233423">
                <text:p>0.494684805233423</text:p>
              </table:table-cell>
              <table:table-cell office:value-type="float" office:value="0.495358664772727">
                <text:p>0.495358664772727</text:p>
              </table:table-cell>
              <table:table-cell office:value-type="float" office:value="0.319218735103183">
                <text:p>0.3192187351031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12685709909634">
                <text:p>0.712685709909634</text:p>
              </table:table-cell>
              <table:table-cell office:value-type="float" office:value="0.601107457725105">
                <text:p>0.601107457725105</text:p>
              </table:table-cell>
              <table:table-cell office:value-type="float" office:value="0.552543809614349">
                <text:p>0.552543809614349</text:p>
              </table:table-cell>
              <table:table-cell office:value-type="float" office:value="0.345013161469213">
                <text:p>0.3450131614692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8826647097195">
                <text:p>0.758826647097195</text:p>
              </table:table-cell>
              <table:table-cell office:value-type="float" office:value="0.625281891302714">
                <text:p>0.625281891302714</text:p>
              </table:table-cell>
              <table:table-cell office:value-type="float" office:value="0.616244036048772">
                <text:p>0.616244036048772</text:p>
              </table:table-cell>
              <table:table-cell office:value-type="float" office:value="0.429876162797484">
                <text:p>0.4298761627974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14985402581438">
                <text:p>0.714985402581438</text:p>
              </table:table-cell>
              <table:table-cell office:value-type="float" office:value="0.589269268914707">
                <text:p>0.589269268914707</text:p>
              </table:table-cell>
              <table:table-cell office:value-type="float" office:value="0.585671940077926">
                <text:p>0.585671940077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7620067976947">
                <text:p>0.687620067976947</text:p>
              </table:table-cell>
              <table:table-cell office:value-type="float" office:value="0.56378778636302">
                <text:p>0.56378778636302</text:p>
              </table:table-cell>
              <table:table-cell office:value-type="float" office:value="0.536990699393305">
                <text:p>0.53699069939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4857340372046">
                <text:p>0.584857340372046</text:p>
              </table:table-cell>
              <table:table-cell office:value-type="float" office:value="0.492633994669825">
                <text:p>0.492633994669825</text:p>
              </table:table-cell>
              <table:table-cell office:value-type="float" office:value="0.458159256923643">
                <text:p>0.45815925692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71536785569518">
                <text:p>0.471536785569518</text:p>
              </table:table-cell>
              <table:table-cell office:value-type="float" office:value="0.467074232129822">
                <text:p>0.467074232129822</text:p>
              </table:table-cell>
              <table:table-cell office:value-type="float" office:value="0.454682651438108">
                <text:p>0.4546826514381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641cm" svg:y="0.316cm" chart:style-name="ch2">
          <text:p>OMP efficiency  8 core</text:p>
        </chart:title>
        <chart:subtitle svg:x="4.662cm" svg:y="1.275cm" chart:style-name="ch3">
          <text:p>8 internal threads, only get_signatures</text:p>
        </chart:subtitle>
        <chart:legend chart:legend-position="end" svg:x="13.174cm" svg:y="3.454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52082702784504">
                <text:p>0.352082702784504</text:p>
              </table:table-cell>
              <table:table-cell office:value-type="float" office:value="0.321014394874961">
                <text:p>0.321014394874961</text:p>
              </table:table-cell>
              <table:table-cell office:value-type="float" office:value="0.33301422841864">
                <text:p>0.33301422841864</text:p>
              </table:table-cell>
              <table:table-cell office:value-type="float" office:value="0.229250697141719">
                <text:p>0.2292506971417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6783196239718">
                <text:p>0.546783196239718</text:p>
              </table:table-cell>
              <table:table-cell office:value-type="float" office:value="0.477476895700591">
                <text:p>0.477476895700591</text:p>
              </table:table-cell>
              <table:table-cell office:value-type="float" office:value="0.473731219604967">
                <text:p>0.473731219604967</text:p>
              </table:table-cell>
              <table:table-cell office:value-type="float" office:value="0.375109486077445">
                <text:p>0.3751094860774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8782285646892">
                <text:p>0.548782285646892</text:p>
              </table:table-cell>
              <table:table-cell office:value-type="float" office:value="0.570790159884718">
                <text:p>0.570790159884718</text:p>
              </table:table-cell>
              <table:table-cell office:value-type="float" office:value="0.480771616852322">
                <text:p>0.480771616852322</text:p>
              </table:table-cell>
              <table:table-cell office:value-type="float" office:value="0.32895829797876">
                <text:p>0.328958297978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18074845679012">
                <text:p>0.718074845679012</text:p>
              </table:table-cell>
              <table:table-cell office:value-type="float" office:value="0.587479694893707">
                <text:p>0.587479694893707</text:p>
              </table:table-cell>
              <table:table-cell office:value-type="float" office:value="0.590211725281793">
                <text:p>0.590211725281793</text:p>
              </table:table-cell>
              <table:table-cell office:value-type="float" office:value="0.404206633157005">
                <text:p>0.4042066331570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01722967878148">
                <text:p>0.701722967878148</text:p>
              </table:table-cell>
              <table:table-cell office:value-type="float" office:value="0.57469427939754">
                <text:p>0.57469427939754</text:p>
              </table:table-cell>
              <table:table-cell office:value-type="float" office:value="0.566032299951307">
                <text:p>0.56603229995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36455341266585">
                <text:p>0.636455341266585</text:p>
              </table:table-cell>
              <table:table-cell office:value-type="float" office:value="0.554578638575905">
                <text:p>0.554578638575905</text:p>
              </table:table-cell>
              <table:table-cell office:value-type="float" office:value="0.531134819823936">
                <text:p>0.53113481982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58464354296688">
                <text:p>0.558464354296688</text:p>
              </table:table-cell>
              <table:table-cell office:value-type="float" office:value="0.471522305991724">
                <text:p>0.471522305991724</text:p>
              </table:table-cell>
              <table:table-cell office:value-type="float" office:value="0.498502630224713">
                <text:p>0.498502630224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81839598218909">
                <text:p>0.481839598218909</text:p>
              </table:table-cell>
              <table:table-cell office:value-type="float" office:value="0.449895884039159">
                <text:p>0.449895884039159</text:p>
              </table:table-cell>
              <table:table-cell office:value-type="float" office:value="0.444222587384082">
                <text:p>0.4442225873840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97cm" svg:height="11.642cm" xlink:href=".." xlink:type="simple" chart:class="chart:line" chart:style-name="ch1">
        <chart:title svg:x="6.831cm" svg:y="0.5cm" chart:style-name="ch2">
          <text:p>Prod-Cons effciency 8 core</text:p>
        </chart:title>
        <chart:legend chart:legend-position="end" svg:x="17.871cm" svg:y="4.526cm" style:legend-expansion="high" chart:style-name="ch3"/>
        <chart:plot-area chart:style-name="ch4" table:cell-range-address="'prod-cons'.BG4:'prod-cons'.BH6 'prod-cons'.BH3:'prod-cons'.BH3 'prod-cons'.BH7:'prod-cons'.BH22" chart:data-source-has-labels="both" svg:x="1.424cm" svg:y="1.379cm" svg:width="16.034cm" svg:height="9.05cm">
          <chartooo:coordinate-region svg:x="2.151cm" svg:y="1.578cm" svg:width="15.12cm" svg:height="8.204cm"/>
          <chart:axis chart:dimension="x" chart:name="primary-x" chart:style-name="ch5" chartooo:axis-type="auto">
            <chartooo:date-scale/>
            <chart:title svg:x="8.841cm" svg:y="10.661cm" chart:style-name="ch6">
              <text:p>threads</text:p>
            </chart:title>
            <chart:categories table:cell-range-address="'prod-cons'.BG4:'prod-cons'.BG6"/>
          </chart:axis>
          <chart:axis chart:dimension="y" chart:name="primary-y" chart:style-name="ch5">
            <chart:title svg:x="0.451cm" svg:y="6.636cm" chart:style-name="ch7">
              <text:p>efficiency</text:p>
            </chart:title>
            <chart:grid chart:style-name="ch8" chart:class="major"/>
          </chart:axis>
          <chart:series chart:style-name="ch9" chart:values-cell-range-address="'prod-cons'.BH4:'prod-cons'.BH6" chart:label-cell-address="'prod-cons'.BH3:'prod-cons'.BH3" chart:class="chart:line">
            <chart:data-point chart:repeated="3"/>
          </chart:series>
          <chart:series chart:style-name="ch10" chart:values-cell-range-address="'prod-cons'.BH8:'prod-cons'.BH10" chart:label-cell-address="'prod-cons'.BH7:'prod-cons'.BH7" chart:class="chart:line">
            <chart:data-point chart:repeated="3"/>
          </chart:series>
          <chart:series chart:style-name="ch11" chart:values-cell-range-address="'prod-cons'.BH12:'prod-cons'.BH14" chart:label-cell-address="'prod-cons'.BH11:'prod-cons'.BH11" chart:class="chart:line">
            <chart:data-point chart:repeated="3"/>
          </chart:series>
          <chart:series chart:style-name="ch12" chart:values-cell-range-address="'prod-cons'.BH16:'prod-cons'.BH18" chart:label-cell-address="'prod-cons'.BH15:'prod-cons'.BH15" chart:class="chart:line">
            <chart:data-point chart:repeated="3"/>
          </chart:series>
          <chart:series chart:style-name="ch13" chart:values-cell-range-address="'prod-cons'.BH20:'prod-cons'.BH22" chart:label-cell-address="'prod-cons'.BH19:'prod-cons'.BH1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BH3:'prod-cons'.BH3</svg:desc>
                </draw:g>
              </table:table-cell>
              <table:table-cell office:value-type="string">
                <text:p>small</text:p>
                <draw:g>
                  <svg:desc>'prod-cons'.BH7:'prod-cons'.BH7</svg:desc>
                </draw:g>
              </table:table-cell>
              <table:table-cell office:value-type="string">
                <text:p>medium</text:p>
                <draw:g>
                  <svg:desc>'prod-cons'.BH11:'prod-cons'.BH11</svg:desc>
                </draw:g>
              </table:table-cell>
              <table:table-cell office:value-type="string">
                <text:p>large</text:p>
                <draw:g>
                  <svg:desc>'prod-cons'.BH15:'prod-cons'.BH15</svg:desc>
                </draw:g>
              </table:table-cell>
              <table:table-cell office:value-type="string">
                <text:p>verylarge</text:p>
                <draw:g>
                  <svg:desc>'prod-cons'.BH19:'prod-cons'.BH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BG4:'prod-cons'.BG6</svg:desc>
                </draw:g>
              </table:table-cell>
              <table:table-cell office:value-type="float" office:value="0.607140527139875">
                <text:p>0.607140527139875</text:p>
                <draw:g>
                  <svg:desc>'prod-cons'.BH4:'prod-cons'.BH6</svg:desc>
                </draw:g>
              </table:table-cell>
              <table:table-cell office:value-type="float" office:value="0.50124284423019">
                <text:p>0.50124284423019</text:p>
                <draw:g>
                  <svg:desc>'prod-cons'.BH8:'prod-cons'.BH10</svg:desc>
                </draw:g>
              </table:table-cell>
              <table:table-cell office:value-type="float" office:value="0.501946715412517">
                <text:p>0.501946715412517</text:p>
                <draw:g>
                  <svg:desc>'prod-cons'.BH12:'prod-cons'.BH14</svg:desc>
                </draw:g>
              </table:table-cell>
              <table:table-cell office:value-type="float" office:value="0.440092964343753">
                <text:p>0.440092964343753</text:p>
                <draw:g>
                  <svg:desc>'prod-cons'.BH16:'prod-cons'.BH18</svg:desc>
                </draw:g>
              </table:table-cell>
              <table:table-cell office:value-type="float" office:value="0.312027587714606">
                <text:p>0.312027587714606</text:p>
                <draw:g>
                  <svg:desc>'prod-cons'.BH20:'prod-cons'.BH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4447379694417">
                <text:p>0.664447379694417</text:p>
              </table:table-cell>
              <table:table-cell office:value-type="float" office:value="0.580712440659034">
                <text:p>0.580712440659034</text:p>
              </table:table-cell>
              <table:table-cell office:value-type="float" office:value="0.586459874882282">
                <text:p>0.586459874882282</text:p>
              </table:table-cell>
              <table:table-cell office:value-type="float" office:value="0.318154332558762">
                <text:p>0.318154332558762</text:p>
              </table:table-cell>
              <table:table-cell office:value-type="float" office:value="0.359108757447765">
                <text:p>0.359108757447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424625672336">
                <text:p>0.676424625672336</text:p>
              </table:table-cell>
              <table:table-cell office:value-type="float" office:value="0.585948506621584">
                <text:p>0.585948506621584</text:p>
              </table:table-cell>
              <table:table-cell office:value-type="float" office:value="0.591553297598046">
                <text:p>0.591553297598046</text:p>
              </table:table-cell>
              <table:table-cell office:value-type="float" office:value="0.399030335861322">
                <text:p>0.399030335861322</text:p>
              </table:table-cell>
              <table:table-cell office:value-type="float" office:value="0.351421914535825">
                <text:p>0.3514219145358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9cm" svg:height="14.292cm" xlink:href=".." xlink:type="simple" chart:class="chart:line" chart:style-name="ch1">
        <chart:title svg:x="9.737cm" svg:y="0.421cm" chart:style-name="ch2">
          <text:p>Pthread version elapsed time</text:p>
        </chart:title>
        <chart:legend chart:legend-position="end" svg:x="22.583cm" svg:y="5.851cm" style:legend-expansion="high" chart:style-name="ch3"/>
        <chart:plot-area chart:style-name="ch4" table:cell-range-address="pthreads.L11:pthreads.M17 pthreads.M10:pthreads.M10 pthreads.M18:pthreads.M49" chart:data-source-has-labels="both" svg:x="1.519cm" svg:y="1.485cm" svg:width="20.556cm" svg:height="11.541cm">
          <chartooo:coordinate-region svg:x="2.14cm" svg:y="1.685cm" svg:width="19.748cm" svg:height="10.694cm"/>
          <chart:axis chart:dimension="x" chart:name="primary-x" chart:style-name="ch5" chartooo:axis-type="auto">
            <chartooo:date-scale/>
            <chart:title svg:x="11.197cm" svg:y="13.311cm" chart:style-name="ch6">
              <text:p>threads</text:p>
            </chart:title>
            <chart:categories table:cell-range-address="pthreads.L11:pthreads.L17"/>
          </chart:axis>
          <chart:axis chart:dimension="y" chart:name="primary-y" chart:style-name="ch5">
            <chart:title svg:x="0.451cm" svg:y="7.96cm" chart:style-name="ch7">
              <text:p>total time</text:p>
            </chart:title>
            <chart:grid chart:style-name="ch8" chart:class="major"/>
          </chart:axis>
          <chart:series chart:style-name="ch9" chart:values-cell-range-address="pthreads.M11:pthreads.M17" chart:label-cell-address="pthreads.M10:pthreads.M10" chart:class="chart:line">
            <chart:data-point chart:repeated="7"/>
          </chart:series>
          <chart:series chart:style-name="ch10" chart:values-cell-range-address="pthreads.M19:pthreads.M25" chart:label-cell-address="pthreads.M18:pthreads.M18" chart:class="chart:line">
            <chart:data-point chart:repeated="7"/>
          </chart:series>
          <chart:series chart:style-name="ch11" chart:values-cell-range-address="pthreads.M27:pthreads.M33" chart:label-cell-address="pthreads.M26:pthreads.M26" chart:class="chart:line">
            <chart:data-point chart:repeated="7"/>
          </chart:series>
          <chart:series chart:style-name="ch12" chart:values-cell-range-address="pthreads.M35:pthreads.M41" chart:label-cell-address="pthreads.M34:pthreads.M34" chart:class="chart:line">
            <chart:data-point chart:repeated="7"/>
          </chart:series>
          <chart:series chart:style-name="ch13" chart:values-cell-range-address="pthreads.M43:pthreads.M49" chart:label-cell-address="pthreads.M42:pthreads.M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s.M10:pthreads.M10</svg:desc>
                </draw:g>
              </table:table-cell>
              <table:table-cell office:value-type="string">
                <text:p>small</text:p>
                <draw:g>
                  <svg:desc>pthreads.M18:pthreads.M18</svg:desc>
                </draw:g>
              </table:table-cell>
              <table:table-cell office:value-type="string">
                <text:p>medium</text:p>
                <draw:g>
                  <svg:desc>pthreads.M26:pthreads.M26</svg:desc>
                </draw:g>
              </table:table-cell>
              <table:table-cell office:value-type="string">
                <text:p>large</text:p>
                <draw:g>
                  <svg:desc>pthreads.M34:pthreads.M34</svg:desc>
                </draw:g>
              </table:table-cell>
              <table:table-cell office:value-type="string">
                <text:p>verylarge</text:p>
                <draw:g>
                  <svg:desc>pthreads.M42:pthreads.M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L11:pthreads.L17</svg:desc>
                </draw:g>
              </table:table-cell>
              <table:table-cell office:value-type="float" office:value="1.5374">
                <text:p>1.5374</text:p>
                <draw:g>
                  <svg:desc>pthreads.M11:pthreads.M17</svg:desc>
                </draw:g>
              </table:table-cell>
              <table:table-cell office:value-type="float" office:value="3.5383">
                <text:p>3.5383</text:p>
                <draw:g>
                  <svg:desc>pthreads.M19:pthreads.M25</svg:desc>
                </draw:g>
              </table:table-cell>
              <table:table-cell office:value-type="float" office:value="7.6815">
                <text:p>7.6815</text:p>
                <draw:g>
                  <svg:desc>pthreads.M27:pthreads.M33</svg:desc>
                </draw:g>
              </table:table-cell>
              <table:table-cell office:value-type="float" office:value="19.1431">
                <text:p>19.1431</text:p>
                <draw:g>
                  <svg:desc>pthreads.M35:pthreads.M41</svg:desc>
                </draw:g>
              </table:table-cell>
              <table:table-cell office:value-type="float" office:value="37.1489">
                <text:p>37.1489</text:p>
                <draw:g>
                  <svg:desc>pthreads.M43:pthreads.M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51">
                <text:p>1.1651</text:p>
              </table:table-cell>
              <table:table-cell office:value-type="float" office:value="2.6973">
                <text:p>2.6973</text:p>
              </table:table-cell>
              <table:table-cell office:value-type="float" office:value="5.999">
                <text:p>5.999</text:p>
              </table:table-cell>
              <table:table-cell office:value-type="float" office:value="14.1361">
                <text:p>14.1361</text:p>
              </table:table-cell>
              <table:table-cell office:value-type="float" office:value="31.8799">
                <text:p>31.87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931">
                <text:p>1.0931</text:p>
              </table:table-cell>
              <table:table-cell office:value-type="float" office:value="2.85">
                <text:p>2.85</text:p>
              </table:table-cell>
              <table:table-cell office:value-type="float" office:value="5.3248">
                <text:p>5.3248</text:p>
              </table:table-cell>
              <table:table-cell office:value-type="float" office:value="13.0511">
                <text:p>13.0511</text:p>
              </table:table-cell>
              <table:table-cell office:value-type="float" office:value="26.7206">
                <text:p>26.72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755">
                <text:p>1.3755</text:p>
              </table:table-cell>
              <table:table-cell office:value-type="float" office:value="2.9985">
                <text:p>2.9985</text:p>
              </table:table-cell>
              <table:table-cell office:value-type="float" office:value="4.5749">
                <text:p>4.5749</text:p>
              </table:table-cell>
              <table:table-cell office:value-type="float" office:value="14.9501">
                <text:p>14.9501</text:p>
              </table:table-cell>
              <table:table-cell office:value-type="float" office:value="28.6059">
                <text:p>28.60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671">
                <text:p>1.2671</text:p>
              </table:table-cell>
              <table:table-cell office:value-type="float" office:value="2.5741">
                <text:p>2.5741</text:p>
              </table:table-cell>
              <table:table-cell office:value-type="float" office:value="5.4286">
                <text:p>5.4286</text:p>
              </table:table-cell>
              <table:table-cell office:value-type="float" office:value="13.5282">
                <text:p>13.5282</text:p>
              </table:table-cell>
              <table:table-cell office:value-type="float" office:value="26.7235">
                <text:p>26.72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404">
                <text:p>1.3404</text:p>
              </table:table-cell>
              <table:table-cell office:value-type="float" office:value="2.2305">
                <text:p>2.2305</text:p>
              </table:table-cell>
              <table:table-cell office:value-type="float" office:value="5.2029">
                <text:p>5.2029</text:p>
              </table:table-cell>
              <table:table-cell office:value-type="float" office:value="14.7429">
                <text:p>14.7429</text:p>
              </table:table-cell>
              <table:table-cell office:value-type="float" office:value="26.1482">
                <text:p>26.14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764">
                <text:p>1.1764</text:p>
              </table:table-cell>
              <table:table-cell office:value-type="float" office:value="2.4966">
                <text:p>2.4966</text:p>
              </table:table-cell>
              <table:table-cell office:value-type="float" office:value="5.1535">
                <text:p>5.1535</text:p>
              </table:table-cell>
              <table:table-cell office:value-type="float" office:value="12.3704">
                <text:p>12.3704</text:p>
              </table:table-cell>
              <table:table-cell office:value-type="float" office:value="26.2232">
                <text:p>26.2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67cm" svg:height="14.718cm" xlink:href=".." xlink:type="simple" chart:class="chart:line" chart:style-name="ch1">
        <chart:title svg:x="7.273cm" svg:y="0.43cm" chart:style-name="ch2">
          <text:p>Producer-Consumer speed-up</text:p>
        </chart:title>
        <chart:legend chart:legend-position="end" svg:x="17.1cm" svg:y="5.815cm" style:legend-expansion="high" chart:style-name="ch3"/>
        <chart:plot-area chart:style-name="ch4" table:cell-range-address="'prod-cons'.AP4:'prod-cons'.AQ6 'prod-cons'.AD41:'prod-cons'.AD41 'prod-cons'.AD43:'prod-cons'.AD45 'prod-cons'.AQ3:'prod-cons'.AQ3 'prod-cons'.AQ7:'prod-cons'.AQ22" chart:data-source-has-labels="both" svg:x="1.424cm" svg:y="1.503cm" svg:width="15.263cm" svg:height="11.94cm">
          <chartooo:coordinate-region svg:x="2.045cm" svg:y="1.702cm" svg:width="14.455cm" svg:height="11.094cm"/>
          <chart:axis chart:dimension="x" chart:name="primary-x" chart:style-name="ch5" chartooo:axis-type="auto">
            <chartooo:date-scale/>
            <chart:title svg:x="8.455cm" svg:y="13.737cm" chart:style-name="ch6">
              <text:p>threads</text:p>
            </chart:title>
            <chart:categories table:cell-range-address="'prod-cons'.AP4:'prod-cons'.AP6"/>
          </chart:axis>
          <chart:axis chart:dimension="y" chart:name="primary-y" chart:style-name="ch5">
            <chart:title svg:x="0.451cm" svg:y="8.218cm" chart:style-name="ch7">
              <text:p>speed-up</text:p>
            </chart:title>
            <chart:grid chart:style-name="ch8" chart:class="major"/>
          </chart:axis>
          <chart:series chart:style-name="ch9" chart:values-cell-range-address="'prod-cons'.AD43:'prod-cons'.AD45" chart:label-cell-address="'prod-cons'.AD41:'prod-cons'.AD41" chart:class="chart:line">
            <chart:data-point chart:repeated="3"/>
          </chart:series>
          <chart:series chart:style-name="ch10" chart:values-cell-range-address="'prod-cons'.AQ4:'prod-cons'.AQ6" chart:label-cell-address="'prod-cons'.AQ3:'prod-cons'.AQ3" chart:class="chart:line">
            <chart:data-point chart:repeated="3"/>
          </chart:series>
          <chart:series chart:style-name="ch11" chart:values-cell-range-address="'prod-cons'.AQ8:'prod-cons'.AQ10" chart:label-cell-address="'prod-cons'.AQ7:'prod-cons'.AQ7" chart:class="chart:line">
            <chart:data-point chart:repeated="3"/>
          </chart:series>
          <chart:series chart:style-name="ch12" chart:values-cell-range-address="'prod-cons'.AQ12:'prod-cons'.AQ14" chart:label-cell-address="'prod-cons'.AQ11:'prod-cons'.AQ11" chart:class="chart:line">
            <chart:data-point chart:repeated="3"/>
          </chart:series>
          <chart:series chart:style-name="ch13" chart:values-cell-range-address="'prod-cons'.AQ16:'prod-cons'.AQ18" chart:label-cell-address="'prod-cons'.AQ15:'prod-cons'.AQ15" chart:class="chart:line">
            <chart:data-point chart:repeated="3"/>
          </chart:series>
          <chart:series chart:style-name="ch14" chart:values-cell-range-address="'prod-cons'.AQ20:'prod-cons'.AQ22" chart:label-cell-address="'prod-cons'.AQ19:'prod-cons'.AQ19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-up</text:p>
                <draw:g>
                  <svg:desc>'prod-cons'.AD41:'prod-cons'.AD41</svg:desc>
                </draw:g>
              </table:table-cell>
              <table:table-cell office:value-type="string">
                <text:p>verysmall</text:p>
                <draw:g>
                  <svg:desc>'prod-cons'.AQ3:'prod-cons'.AQ3</svg:desc>
                </draw:g>
              </table:table-cell>
              <table:table-cell office:value-type="string">
                <text:p>small</text:p>
                <draw:g>
                  <svg:desc>'prod-cons'.AQ7:'prod-cons'.AQ7</svg:desc>
                </draw:g>
              </table:table-cell>
              <table:table-cell office:value-type="string">
                <text:p>medium</text:p>
                <draw:g>
                  <svg:desc>'prod-cons'.AQ11:'prod-cons'.AQ11</svg:desc>
                </draw:g>
              </table:table-cell>
              <table:table-cell office:value-type="string">
                <text:p>large</text:p>
                <draw:g>
                  <svg:desc>'prod-cons'.AQ15:'prod-cons'.AQ15</svg:desc>
                </draw:g>
              </table:table-cell>
              <table:table-cell office:value-type="string">
                <text:p>verylarge</text:p>
                <draw:g>
                  <svg:desc>'prod-cons'.AQ19:'prod-cons'.AQ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AP4:'prod-cons'.AP6</svg:desc>
                </draw:g>
              </table:table-cell>
              <table:table-cell office:value-type="float" office:value="4">
                <text:p>4</text:p>
                <draw:g>
                  <svg:desc>'prod-cons'.AD43:'prod-cons'.AD45</svg:desc>
                </draw:g>
              </table:table-cell>
              <table:table-cell office:value-type="float" office:value="4.857124217119">
                <text:p>4.857124217119</text:p>
                <draw:g>
                  <svg:desc>'prod-cons'.AQ4:'prod-cons'.AQ6</svg:desc>
                </draw:g>
              </table:table-cell>
              <table:table-cell office:value-type="float" office:value="4.00994275384152">
                <text:p>4.00994275384152</text:p>
                <draw:g>
                  <svg:desc>'prod-cons'.AQ8:'prod-cons'.AQ10</svg:desc>
                </draw:g>
              </table:table-cell>
              <table:table-cell office:value-type="float" office:value="4.01557372330013">
                <text:p>4.01557372330013</text:p>
                <draw:g>
                  <svg:desc>'prod-cons'.AQ12:'prod-cons'.AQ14</svg:desc>
                </draw:g>
              </table:table-cell>
              <table:table-cell office:value-type="float" office:value="3.52074371475002">
                <text:p>3.52074371475002</text:p>
                <draw:g>
                  <svg:desc>'prod-cons'.AQ16:'prod-cons'.AQ18</svg:desc>
                </draw:g>
              </table:table-cell>
              <table:table-cell office:value-type="float" office:value="2.49622070171685">
                <text:p>2.49622070171685</text:p>
                <draw:g>
                  <svg:desc>'prod-cons'.AQ20:'prod-cons'.AQ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31557903755533">
                <text:p>5.31557903755533</text:p>
              </table:table-cell>
              <table:table-cell office:value-type="float" office:value="4.64569952527227">
                <text:p>4.64569952527227</text:p>
              </table:table-cell>
              <table:table-cell office:value-type="float" office:value="4.69167899905825">
                <text:p>4.69167899905825</text:p>
              </table:table-cell>
              <table:table-cell office:value-type="float" office:value="2.5452346604701">
                <text:p>2.5452346604701</text:p>
              </table:table-cell>
              <table:table-cell office:value-type="float" office:value="2.87287005958212">
                <text:p>2.87287005958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41139700537869">
                <text:p>5.41139700537869</text:p>
              </table:table-cell>
              <table:table-cell office:value-type="float" office:value="4.68758805297267">
                <text:p>4.68758805297267</text:p>
              </table:table-cell>
              <table:table-cell office:value-type="float" office:value="4.73242638078437">
                <text:p>4.73242638078437</text:p>
              </table:table-cell>
              <table:table-cell office:value-type="float" office:value="3.19224268689057">
                <text:p>3.19224268689057</text:p>
              </table:table-cell>
              <table:table-cell office:value-type="float" office:value="2.8113753162866">
                <text:p>2.811375316286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56cm" svg:height="18.382cm" xlink:href=".." xlink:type="simple" chart:class="chart:line" chart:style-name="ch1">
        <chart:title svg:x="6.978cm" svg:y="0.503cm" chart:style-name="ch2">
          <text:p>Producer-Consumer efficiency</text:p>
        </chart:title>
        <chart:legend chart:legend-position="end" svg:x="17.33cm" svg:y="7.896cm" style:legend-expansion="high" chart:style-name="ch3"/>
        <chart:plot-area chart:style-name="ch4" table:cell-range-address="'prod-cons'.BD4:'prod-cons'.BE6 'prod-cons'.BD3:'prod-cons'.BE3 'prod-cons'.BE7:'prod-cons'.BE22" chart:data-source-has-labels="both" svg:x="1.414cm" svg:y="1.649cm" svg:width="15.513cm" svg:height="15.385cm">
          <chartooo:coordinate-region svg:x="2.141cm" svg:y="1.848cm" svg:width="14.599cm" svg:height="14.539cm"/>
          <chart:axis chart:dimension="x" chart:name="primary-x" chart:style-name="ch5" chartooo:axis-type="auto">
            <chartooo:date-scale/>
            <chart:title svg:x="8.57cm" svg:y="17.401cm" chart:style-name="ch6">
              <text:p>threads</text:p>
            </chart:title>
            <chart:categories table:cell-range-address="'prod-cons'.BD4:'prod-cons'.BD6"/>
          </chart:axis>
          <chart:axis chart:dimension="y" chart:name="primary-y" chart:style-name="ch5">
            <chart:title svg:x="0.451cm" svg:y="10.073cm" chart:style-name="ch7">
              <text:p>efficiency</text:p>
            </chart:title>
            <chart:grid chart:style-name="ch8" chart:class="major"/>
          </chart:axis>
          <chart:series chart:style-name="ch9" chart:values-cell-range-address="'prod-cons'.BE4:'prod-cons'.BE6" chart:label-cell-address="'prod-cons'.BE3:'prod-cons'.BE3" chart:class="chart:line">
            <chart:data-point chart:repeated="3"/>
          </chart:series>
          <chart:series chart:style-name="ch10" chart:values-cell-range-address="'prod-cons'.BE8:'prod-cons'.BE10" chart:label-cell-address="'prod-cons'.BE7:'prod-cons'.BE7" chart:class="chart:line">
            <chart:data-point chart:repeated="3"/>
          </chart:series>
          <chart:series chart:style-name="ch11" chart:values-cell-range-address="'prod-cons'.BE12:'prod-cons'.BE14" chart:label-cell-address="'prod-cons'.BE11:'prod-cons'.BE11" chart:class="chart:line">
            <chart:data-point chart:repeated="3"/>
          </chart:series>
          <chart:series chart:style-name="ch12" chart:values-cell-range-address="'prod-cons'.BE16:'prod-cons'.BE18" chart:label-cell-address="'prod-cons'.BE15:'prod-cons'.BE15" chart:class="chart:line">
            <chart:data-point chart:repeated="3"/>
          </chart:series>
          <chart:series chart:style-name="ch13" chart:values-cell-range-address="'prod-cons'.BE20:'prod-cons'.BE22" chart:label-cell-address="'prod-cons'.BE19:'prod-cons'.BE1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BE3:'prod-cons'.BE3</svg:desc>
                </draw:g>
              </table:table-cell>
              <table:table-cell office:value-type="string">
                <text:p>small</text:p>
                <draw:g>
                  <svg:desc>'prod-cons'.BE7:'prod-cons'.BE7</svg:desc>
                </draw:g>
              </table:table-cell>
              <table:table-cell office:value-type="string">
                <text:p>medium</text:p>
                <draw:g>
                  <svg:desc>'prod-cons'.BE11:'prod-cons'.BE11</svg:desc>
                </draw:g>
              </table:table-cell>
              <table:table-cell office:value-type="string">
                <text:p>large</text:p>
                <draw:g>
                  <svg:desc>'prod-cons'.BE15:'prod-cons'.BE15</svg:desc>
                </draw:g>
              </table:table-cell>
              <table:table-cell office:value-type="string">
                <text:p>verylarge</text:p>
                <draw:g>
                  <svg:desc>'prod-cons'.BE19:'prod-cons'.BE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BD4:'prod-cons'.BD6</svg:desc>
                </draw:g>
              </table:table-cell>
              <table:table-cell office:value-type="float" office:value="0.607140527139875">
                <text:p>0.607140527139875</text:p>
                <draw:g>
                  <svg:desc>'prod-cons'.BE4:'prod-cons'.BE6</svg:desc>
                </draw:g>
              </table:table-cell>
              <table:table-cell office:value-type="float" office:value="0.286424482417251">
                <text:p>0.286424482417251</text:p>
                <draw:g>
                  <svg:desc>'prod-cons'.BE8:'prod-cons'.BE10</svg:desc>
                </draw:g>
              </table:table-cell>
              <table:table-cell office:value-type="float" office:value="0.286826694521438">
                <text:p>0.286826694521438</text:p>
                <draw:g>
                  <svg:desc>'prod-cons'.BE12:'prod-cons'.BE14</svg:desc>
                </draw:g>
              </table:table-cell>
              <table:table-cell office:value-type="float" office:value="0.251481693910716">
                <text:p>0.251481693910716</text:p>
                <draw:g>
                  <svg:desc>'prod-cons'.BE16:'prod-cons'.BE18</svg:desc>
                </draw:g>
              </table:table-cell>
              <table:table-cell office:value-type="float" office:value="0.178301478694061">
                <text:p>0.178301478694061</text:p>
                <draw:g>
                  <svg:desc>'prod-cons'.BE20:'prod-cons'.BE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83234457959576">
                <text:p>0.483234457959576</text:p>
              </table:table-cell>
              <table:table-cell office:value-type="float" office:value="0.580712440659034">
                <text:p>0.580712440659034</text:p>
              </table:table-cell>
              <table:table-cell office:value-type="float" office:value="0.586459874882282">
                <text:p>0.586459874882282</text:p>
              </table:table-cell>
              <table:table-cell office:value-type="float" office:value="0.318154332558762">
                <text:p>0.318154332558762</text:p>
              </table:table-cell>
              <table:table-cell office:value-type="float" office:value="0.359108757447765">
                <text:p>0.359108757447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6528357527049">
                <text:p>0.386528357527049</text:p>
              </table:table-cell>
              <table:table-cell office:value-type="float" office:value="0.426144368452061">
                <text:p>0.426144368452061</text:p>
              </table:table-cell>
              <table:table-cell office:value-type="float" office:value="0.430220580071306">
                <text:p>0.430220580071306</text:p>
              </table:table-cell>
              <table:table-cell office:value-type="float" office:value="0.290203880626416">
                <text:p>0.290203880626416</text:p>
              </table:table-cell>
              <table:table-cell office:value-type="float" office:value="0.255579574207873">
                <text:p>0.25557957420787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16cm" svg:height="11.034cm" xlink:href=".." xlink:type="simple" chart:class="chart:line" chart:style-name="ch1">
        <chart:title svg:x="6.944cm" svg:y="0.543cm" chart:style-name="ch2">
          <text:p>Prod-Cons effciency 8 core</text:p>
        </chart:title>
        <chart:legend chart:legend-position="end" svg:x="16.79cm" svg:y="4.222cm" style:legend-expansion="high" chart:style-name="ch3"/>
        <chart:plot-area chart:style-name="ch4" table:cell-range-address="'prod-cons'.BG4:'prod-cons'.BH6 'prod-cons'.BG3:'prod-cons'.BH3 'prod-cons'.BH7:'prod-cons'.BH22" chart:data-source-has-labels="both" svg:x="1.403cm" svg:y="1.355cm" svg:width="14.995cm" svg:height="8.478cm">
          <chartooo:coordinate-region svg:x="2.13cm" svg:y="1.554cm" svg:width="14.082cm" svg:height="7.632cm"/>
          <chart:axis chart:dimension="x" chart:name="primary-x" chart:style-name="ch5" chartooo:axis-type="auto">
            <chartooo:date-scale/>
            <chart:title svg:x="8.3cm" svg:y="10.053cm" chart:style-name="ch6">
              <text:p>threads</text:p>
            </chart:title>
            <chart:categories table:cell-range-address="'prod-cons'.BG4:'prod-cons'.BG6"/>
          </chart:axis>
          <chart:axis chart:dimension="y" chart:name="primary-y" chart:style-name="ch5">
            <chart:title svg:x="0.451cm" svg:y="6.326cm" chart:style-name="ch7">
              <text:p>efficiency</text:p>
            </chart:title>
            <chart:grid chart:style-name="ch8" chart:class="major"/>
          </chart:axis>
          <chart:series chart:style-name="ch9" chart:values-cell-range-address="'prod-cons'.BH4:'prod-cons'.BH6" chart:label-cell-address="'prod-cons'.BH3:'prod-cons'.BH3" chart:class="chart:line">
            <chart:data-point chart:repeated="3"/>
          </chart:series>
          <chart:series chart:style-name="ch10" chart:values-cell-range-address="'prod-cons'.BH8:'prod-cons'.BH10" chart:label-cell-address="'prod-cons'.BH7:'prod-cons'.BH7" chart:class="chart:line">
            <chart:data-point chart:repeated="3"/>
          </chart:series>
          <chart:series chart:style-name="ch11" chart:values-cell-range-address="'prod-cons'.BH12:'prod-cons'.BH14" chart:label-cell-address="'prod-cons'.BH11:'prod-cons'.BH11" chart:class="chart:line">
            <chart:data-point chart:repeated="3"/>
          </chart:series>
          <chart:series chart:style-name="ch12" chart:values-cell-range-address="'prod-cons'.BH16:'prod-cons'.BH18" chart:label-cell-address="'prod-cons'.BH15:'prod-cons'.BH15" chart:class="chart:line">
            <chart:data-point chart:repeated="3"/>
          </chart:series>
          <chart:series chart:style-name="ch13" chart:values-cell-range-address="'prod-cons'.BH20:'prod-cons'.BH22" chart:label-cell-address="'prod-cons'.BH19:'prod-cons'.BH1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BH3:'prod-cons'.BH3</svg:desc>
                </draw:g>
              </table:table-cell>
              <table:table-cell office:value-type="string">
                <text:p>small</text:p>
                <draw:g>
                  <svg:desc>'prod-cons'.BH7:'prod-cons'.BH7</svg:desc>
                </draw:g>
              </table:table-cell>
              <table:table-cell office:value-type="string">
                <text:p>medium</text:p>
                <draw:g>
                  <svg:desc>'prod-cons'.BH11:'prod-cons'.BH11</svg:desc>
                </draw:g>
              </table:table-cell>
              <table:table-cell office:value-type="string">
                <text:p>large</text:p>
                <draw:g>
                  <svg:desc>'prod-cons'.BH15:'prod-cons'.BH15</svg:desc>
                </draw:g>
              </table:table-cell>
              <table:table-cell office:value-type="string">
                <text:p>verylarge</text:p>
                <draw:g>
                  <svg:desc>'prod-cons'.BH19:'prod-cons'.BH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BG4:'prod-cons'.BG6</svg:desc>
                </draw:g>
              </table:table-cell>
              <table:table-cell office:value-type="float" office:value="0.607140527139875">
                <text:p>0.607140527139875</text:p>
                <draw:g>
                  <svg:desc>'prod-cons'.BH4:'prod-cons'.BH6</svg:desc>
                </draw:g>
              </table:table-cell>
              <table:table-cell office:value-type="float" office:value="0.50124284423019">
                <text:p>0.50124284423019</text:p>
                <draw:g>
                  <svg:desc>'prod-cons'.BH8:'prod-cons'.BH10</svg:desc>
                </draw:g>
              </table:table-cell>
              <table:table-cell office:value-type="float" office:value="0.501946715412517">
                <text:p>0.501946715412517</text:p>
                <draw:g>
                  <svg:desc>'prod-cons'.BH12:'prod-cons'.BH14</svg:desc>
                </draw:g>
              </table:table-cell>
              <table:table-cell office:value-type="float" office:value="0.440092964343753">
                <text:p>0.440092964343753</text:p>
                <draw:g>
                  <svg:desc>'prod-cons'.BH16:'prod-cons'.BH18</svg:desc>
                </draw:g>
              </table:table-cell>
              <table:table-cell office:value-type="float" office:value="0.312027587714606">
                <text:p>0.312027587714606</text:p>
                <draw:g>
                  <svg:desc>'prod-cons'.BH20:'prod-cons'.BH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4447379694417">
                <text:p>0.664447379694417</text:p>
              </table:table-cell>
              <table:table-cell office:value-type="float" office:value="0.580712440659034">
                <text:p>0.580712440659034</text:p>
              </table:table-cell>
              <table:table-cell office:value-type="float" office:value="0.586459874882282">
                <text:p>0.586459874882282</text:p>
              </table:table-cell>
              <table:table-cell office:value-type="float" office:value="0.318154332558762">
                <text:p>0.318154332558762</text:p>
              </table:table-cell>
              <table:table-cell office:value-type="float" office:value="0.359108757447765">
                <text:p>0.359108757447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424625672336">
                <text:p>0.676424625672336</text:p>
              </table:table-cell>
              <table:table-cell office:value-type="float" office:value="0.585948506621584">
                <text:p>0.585948506621584</text:p>
              </table:table-cell>
              <table:table-cell office:value-type="float" office:value="0.591553297598046">
                <text:p>0.591553297598046</text:p>
              </table:table-cell>
              <table:table-cell office:value-type="float" office:value="0.399030335861322">
                <text:p>0.399030335861322</text:p>
              </table:table-cell>
              <table:table-cell office:value-type="float" office:value="0.351421914535825">
                <text:p>0.35142191453582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68cm" svg:y="0.318cm" chart:style-name="ch2">
          <text:p>Pthreads efficiency 8 core</text:p>
        </chart:title>
        <chart:legend chart:legend-position="end" svg:x="13.174cm" svg:y="3.205cm" style:legend-expansion="high" chart:style-name="ch3"/>
        <chart:plot-area chart:style-name="ch4" table:cell-range-address="pthreads.BJ11:pthreads.BK17 pthreads.BK10:pthreads.BK10 pthreads.BK18:pthreads.BK49" chart:data-source-has-labels="both" svg:x="1.331cm" svg:y="1.275cm" svg:width="11.523cm" svg:height="6.564cm">
          <chartooo:coordinate-region svg:x="2.243cm" svg:y="1.474cm" svg:width="10.424cm" svg:height="5.718cm"/>
          <chart:axis chart:dimension="x" chart:name="primary-x" chart:style-name="ch5" chartooo:axis-type="auto">
            <chartooo:date-scale/>
            <chart:title svg:x="6.492cm" svg:y="8.019cm" chart:style-name="ch6">
              <text:p>threads</text:p>
            </chart:title>
            <chart:categories table:cell-range-address="pthreads.BJ11:pthreads.BJ17"/>
          </chart:axis>
          <chart:axis chart:dimension="y" chart:name="primary-y" chart:style-name="ch5">
            <chart:title svg:x="0.451cm" svg:y="5.289cm" chart:style-name="ch7">
              <text:p>efficiency</text:p>
            </chart:title>
            <chart:grid chart:style-name="ch8" chart:class="major"/>
          </chart:axis>
          <chart:series chart:style-name="ch9" chart:values-cell-range-address="pthreads.BK11:pthreads.BK17" chart:label-cell-address="pthreads.BK10:pthreads.BK10" chart:class="chart:line">
            <chart:data-point chart:repeated="7"/>
          </chart:series>
          <chart:series chart:style-name="ch10" chart:values-cell-range-address="pthreads.BK19:pthreads.BK25" chart:label-cell-address="pthreads.BK18:pthreads.BK18" chart:class="chart:line">
            <chart:data-point chart:repeated="7"/>
          </chart:series>
          <chart:series chart:style-name="ch11" chart:values-cell-range-address="pthreads.BK27:pthreads.BK33" chart:label-cell-address="pthreads.BK26:pthreads.BK26" chart:class="chart:line">
            <chart:data-point chart:repeated="7"/>
          </chart:series>
          <chart:series chart:style-name="ch12" chart:values-cell-range-address="pthreads.BK35:pthreads.BK41" chart:label-cell-address="pthreads.BK34:pthreads.BK34" chart:class="chart:line">
            <chart:data-point chart:repeated="7"/>
          </chart:series>
          <chart:series chart:style-name="ch13" chart:values-cell-range-address="pthreads.BK43:pthreads.BK49" chart:label-cell-address="pthreads.BK42:pthreads.BK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s.BK10:pthreads.BK10</svg:desc>
                </draw:g>
              </table:table-cell>
              <table:table-cell office:value-type="string">
                <text:p>small</text:p>
                <draw:g>
                  <svg:desc>pthreads.BK18:pthreads.BK18</svg:desc>
                </draw:g>
              </table:table-cell>
              <table:table-cell office:value-type="string">
                <text:p>medium</text:p>
                <draw:g>
                  <svg:desc>pthreads.BK26:pthreads.BK26</svg:desc>
                </draw:g>
              </table:table-cell>
              <table:table-cell office:value-type="string">
                <text:p>large</text:p>
                <draw:g>
                  <svg:desc>pthreads.BK34:pthreads.BK34</svg:desc>
                </draw:g>
              </table:table-cell>
              <table:table-cell office:value-type="string">
                <text:p>verylarge</text:p>
                <draw:g>
                  <svg:desc>pthreads.BK42:pthreads.BK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BJ11:pthreads.BJ17</svg:desc>
                </draw:g>
              </table:table-cell>
              <table:table-cell office:value-type="float" office:value="0.30266196175361">
                <text:p>0.30266196175361</text:p>
                <draw:g>
                  <svg:desc>pthreads.BK11:pthreads.BK17</svg:desc>
                </draw:g>
              </table:table-cell>
              <table:table-cell office:value-type="float" office:value="0.235088177938558">
                <text:p>0.235088177938558</text:p>
                <draw:g>
                  <svg:desc>pthreads.BK19:pthreads.BK25</svg:desc>
                </draw:g>
              </table:table-cell>
              <table:table-cell office:value-type="float" office:value="0.226995053049535">
                <text:p>0.226995053049535</text:p>
                <draw:g>
                  <svg:desc>pthreads.BK27:pthreads.BK33</svg:desc>
                </draw:g>
              </table:table-cell>
              <table:table-cell office:value-type="float" office:value="0.192395693487471">
                <text:p>0.192395693487471</text:p>
                <draw:g>
                  <svg:desc>pthreads.BK35:pthreads.BK41</svg:desc>
                </draw:g>
              </table:table-cell>
              <table:table-cell office:value-type="float" office:value="0.18057566980449">
                <text:p>0.18057566980449</text:p>
                <draw:g>
                  <svg:desc>pthreads.BK43:pthreads.BK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99375590078105">
                <text:p>0.399375590078105</text:p>
              </table:table-cell>
              <table:table-cell office:value-type="float" office:value="0.308387090794498">
                <text:p>0.308387090794498</text:p>
              </table:table-cell>
              <table:table-cell office:value-type="float" office:value="0.290658859809968">
                <text:p>0.290658859809968</text:p>
              </table:table-cell>
              <table:table-cell office:value-type="float" office:value="0.260542158020953">
                <text:p>0.260542158020953</text:p>
              </table:table-cell>
              <table:table-cell office:value-type="float" office:value="0.210420594167485">
                <text:p>0.210420594167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5681547891318">
                <text:p>0.425681547891318</text:p>
              </table:table-cell>
              <table:table-cell office:value-type="float" office:value="0.291864035087719">
                <text:p>0.291864035087719</text:p>
              </table:table-cell>
              <table:table-cell office:value-type="float" office:value="0.327460655799279">
                <text:p>0.327460655799279</text:p>
              </table:table-cell>
              <table:table-cell office:value-type="float" office:value="0.282202266475623">
                <text:p>0.282202266475623</text:p>
              </table:table-cell>
              <table:table-cell office:value-type="float" office:value="0.251049284072962">
                <text:p>0.2510492840729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8286077789895">
                <text:p>0.338286077789895</text:p>
              </table:table-cell>
              <table:table-cell office:value-type="float" office:value="0.277409538102385">
                <text:p>0.277409538102385</text:p>
              </table:table-cell>
              <table:table-cell office:value-type="float" office:value="0.381136746158386">
                <text:p>0.381136746158386</text:p>
              </table:table-cell>
              <table:table-cell office:value-type="float" office:value="0.246356211664136">
                <text:p>0.246356211664136</text:p>
              </table:table-cell>
              <table:table-cell office:value-type="float" office:value="0.234503633865741">
                <text:p>0.23450363386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67226343619288">
                <text:p>0.367226343619288</text:p>
              </table:table-cell>
              <table:table-cell office:value-type="float" office:value="0.323146925138883">
                <text:p>0.323146925138883</text:p>
              </table:table-cell>
              <table:table-cell office:value-type="float" office:value="0.321199296319493">
                <text:p>0.321199296319493</text:p>
              </table:table-cell>
              <table:table-cell office:value-type="float" office:value="0.272249818896823">
                <text:p>0.272249818896823</text:p>
              </table:table-cell>
              <table:table-cell office:value-type="float" office:value="0.251022040526129">
                <text:p>0.2510220405261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47144509101761">
                <text:p>0.347144509101761</text:p>
              </table:table-cell>
              <table:table-cell office:value-type="float" office:value="0.372926473884779">
                <text:p>0.372926473884779</text:p>
              </table:table-cell>
              <table:table-cell office:value-type="float" office:value="0.335132810547964">
                <text:p>0.335132810547964</text:p>
              </table:table-cell>
              <table:table-cell office:value-type="float" office:value="0.249818556729002">
                <text:p>0.249818556729002</text:p>
              </table:table-cell>
              <table:table-cell office:value-type="float" office:value="0.256544905576674">
                <text:p>0.2565449055766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95539357361442">
                <text:p>0.395539357361442</text:p>
              </table:table-cell>
              <table:table-cell office:value-type="float" office:value="0.333178122246255">
                <text:p>0.333178122246255</text:p>
              </table:table-cell>
              <table:table-cell office:value-type="float" office:value="0.338345299311148">
                <text:p>0.338345299311148</text:p>
              </table:table-cell>
              <table:table-cell office:value-type="float" office:value="0.297730873698506">
                <text:p>0.297730873698506</text:p>
              </table:table-cell>
              <table:table-cell office:value-type="float" office:value="0.255811171024131">
                <text:p>0.25581117102413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44cm" svg:height="17.612cm" xlink:href=".." xlink:type="simple" chart:class="chart:line" chart:style-name="ch1">
        <chart:title svg:x="10.49cm" svg:y="0.488cm" chart:style-name="ch2">
          <text:p>Pthreads version efficiency</text:p>
        </chart:title>
        <chart:legend chart:legend-position="end" svg:x="23.612cm" svg:y="7.511cm" style:legend-expansion="high" chart:style-name="ch3"/>
        <chart:plot-area chart:style-name="ch4" table:cell-range-address="pthreads.BG11:pthreads.BH17 pthreads.BH10:pthreads.BH10 pthreads.BH18:pthreads.BH49" chart:data-source-has-labels="both" svg:x="1.541cm" svg:y="1.619cm" svg:width="21.541cm" svg:height="14.66cm">
          <chartooo:coordinate-region svg:x="2.268cm" svg:y="1.818cm" svg:width="20.814cm" svg:height="13.814cm"/>
          <chart:axis chart:dimension="x" chart:name="primary-x" chart:style-name="ch5" chartooo:axis-type="auto">
            <chartooo:date-scale/>
            <chart:title svg:x="11.711cm" svg:y="16.631cm" chart:style-name="ch6">
              <text:p>threads</text:p>
            </chart:title>
            <chart:categories table:cell-range-address="pthreads.BG11:pthreads.BG17"/>
          </chart:axis>
          <chart:axis chart:dimension="y" chart:name="primary-y" chart:style-name="ch5">
            <chart:title svg:x="0.451cm" svg:y="9.681cm" chart:style-name="ch7">
              <text:p>efficiency</text:p>
            </chart:title>
            <chart:grid chart:style-name="ch8" chart:class="major"/>
          </chart:axis>
          <chart:series chart:style-name="ch9" chart:values-cell-range-address="pthreads.BH11:pthreads.BH17" chart:label-cell-address="pthreads.BH10:pthreads.BH10" chart:class="chart:line">
            <chart:data-point chart:repeated="7"/>
          </chart:series>
          <chart:series chart:style-name="ch10" chart:values-cell-range-address="pthreads.BH19:pthreads.BH25" chart:label-cell-address="pthreads.BH18:pthreads.BH18" chart:class="chart:line">
            <chart:data-point chart:repeated="7"/>
          </chart:series>
          <chart:series chart:style-name="ch11" chart:values-cell-range-address="pthreads.BH27:pthreads.BH33" chart:label-cell-address="pthreads.BH26:pthreads.BH26" chart:class="chart:line">
            <chart:data-point chart:repeated="7"/>
          </chart:series>
          <chart:series chart:style-name="ch12" chart:values-cell-range-address="pthreads.BH35:pthreads.BH42" chart:label-cell-address="pthreads.BH34:pthreads.BH34" chart:class="chart:line">
            <chart:data-point chart:repeated="8"/>
          </chart:series>
          <chart:series chart:style-name="ch13" chart:values-cell-range-address="pthreads.BH43:pthreads.BH49" chart:label-cell-address="pthreads.BH42:pthreads.BH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 small</text:p>
                <draw:g>
                  <svg:desc>pthreads.BH10:pthreads.BH10</svg:desc>
                </draw:g>
              </table:table-cell>
              <table:table-cell office:value-type="string">
                <text:p>small</text:p>
                <draw:g>
                  <svg:desc>pthreads.BH18:pthreads.BH18</svg:desc>
                </draw:g>
              </table:table-cell>
              <table:table-cell office:value-type="string">
                <text:p>medium</text:p>
                <draw:g>
                  <svg:desc>pthreads.BH26:pthreads.BH26</svg:desc>
                </draw:g>
              </table:table-cell>
              <table:table-cell office:value-type="string">
                <text:p>large</text:p>
                <draw:g>
                  <svg:desc>pthreads.BH34:pthreads.BH34</svg:desc>
                </draw:g>
              </table:table-cell>
              <table:table-cell office:value-type="string">
                <text:p>very large</text:p>
                <draw:g>
                  <svg:desc>pthreads.BH42:pthreads.BH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BG11:pthreads.BG17</svg:desc>
                </draw:g>
              </table:table-cell>
              <table:table-cell office:value-type="float" office:value="0.60532392350722">
                <text:p>0.60532392350722</text:p>
                <draw:g>
                  <svg:desc>pthreads.BH11:pthreads.BH17</svg:desc>
                </draw:g>
              </table:table-cell>
              <table:table-cell office:value-type="float" office:value="0.470176355877116">
                <text:p>0.470176355877116</text:p>
                <draw:g>
                  <svg:desc>pthreads.BH19:pthreads.BH25</svg:desc>
                </draw:g>
              </table:table-cell>
              <table:table-cell office:value-type="float" office:value="0.453990106099069">
                <text:p>0.453990106099069</text:p>
                <draw:g>
                  <svg:desc>pthreads.BH27:pthreads.BH33</svg:desc>
                </draw:g>
              </table:table-cell>
              <table:table-cell office:value-type="float" office:value="0.384791386974941">
                <text:p>0.384791386974941</text:p>
                <draw:g>
                  <svg:desc>pthreads.BH35:pthreads.BH42</svg:desc>
                </draw:g>
              </table:table-cell>
              <table:table-cell office:value-type="float" office:value="0.361151339608979">
                <text:p>0.361151339608979</text:p>
                <draw:g>
                  <svg:desc>pthreads.BH43:pthreads.BH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99375590078105">
                <text:p>0.399375590078105</text:p>
              </table:table-cell>
              <table:table-cell office:value-type="float" office:value="0.308387090794498">
                <text:p>0.308387090794498</text:p>
              </table:table-cell>
              <table:table-cell office:value-type="float" office:value="0.290658859809968">
                <text:p>0.290658859809968</text:p>
              </table:table-cell>
              <table:table-cell office:value-type="float" office:value="0.260542158020953">
                <text:p>0.260542158020953</text:p>
              </table:table-cell>
              <table:table-cell office:value-type="float" office:value="0.210420594167485">
                <text:p>0.210420594167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2840773945659">
                <text:p>0.212840773945659</text:p>
              </table:table-cell>
              <table:table-cell office:value-type="float" office:value="0.14593201754386">
                <text:p>0.14593201754386</text:p>
              </table:table-cell>
              <table:table-cell office:value-type="float" office:value="0.163730327899639">
                <text:p>0.163730327899639</text:p>
              </table:table-cell>
              <table:table-cell office:value-type="float" office:value="0.141101133237811">
                <text:p>0.141101133237811</text:p>
              </table:table-cell>
              <table:table-cell office:value-type="float" office:value="0.125524642036481">
                <text:p>0.1255246420364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2762025929965">
                <text:p>0.112762025929965</text:p>
              </table:table-cell>
              <table:table-cell office:value-type="float" office:value="0.0924698460341282">
                <text:p>0.0924698460341282</text:p>
              </table:table-cell>
              <table:table-cell office:value-type="float" office:value="0.127045582052795">
                <text:p>0.127045582052795</text:p>
              </table:table-cell>
              <table:table-cell office:value-type="float" office:value="0.0821187372213787">
                <text:p>0.0821187372213787</text:p>
              </table:table-cell>
              <table:table-cell office:value-type="float" office:value="0.078167877955247">
                <text:p>0.0781678779552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1806585904822">
                <text:p>0.091806585904822</text:p>
              </table:table-cell>
              <table:table-cell office:value-type="float" office:value="0.0807867312847209">
                <text:p>0.0807867312847209</text:p>
              </table:table-cell>
              <table:table-cell office:value-type="float" office:value="0.0802998240798733">
                <text:p>0.0802998240798733</text:p>
              </table:table-cell>
              <table:table-cell office:value-type="float" office:value="0.0680624547242057">
                <text:p>0.0680624547242057</text:p>
              </table:table-cell>
              <table:table-cell office:value-type="float" office:value="0.0627555101315322">
                <text:p>0.06275551013153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433930636377201">
                <text:p>0.0433930636377201</text:p>
              </table:table-cell>
              <table:table-cell office:value-type="float" office:value="0.0466158092355974">
                <text:p>0.0466158092355974</text:p>
              </table:table-cell>
              <table:table-cell office:value-type="float" office:value="0.0418916013184955">
                <text:p>0.0418916013184955</text:p>
              </table:table-cell>
              <table:table-cell office:value-type="float" office:value="0.0312273195911252">
                <text:p>0.0312273195911252</text:p>
              </table:table-cell>
              <table:table-cell office:value-type="float" office:value="0.0320681131970843">
                <text:p>0.03206811319708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47212098350901">
                <text:p>0.0247212098350901</text:p>
              </table:table-cell>
              <table:table-cell office:value-type="float" office:value="0.0208236326403909">
                <text:p>0.0208236326403909</text:p>
              </table:table-cell>
              <table:table-cell office:value-type="float" office:value="0.0211465812069467">
                <text:p>0.0211465812069467</text:p>
              </table:table-cell>
              <table:table-cell office:value-type="float" office:value="0.0186081796061566">
                <text:p>0.0186081796061566</text:p>
              </table:table-cell>
              <table:table-cell office:value-type="float" office:value="0.0159881981890082">
                <text:p>0.0159881981890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597cm" svg:height="20.024cm" xlink:href=".." xlink:type="simple" chart:class="chart:line" chart:style-name="ch1">
        <chart:title svg:x="15.505cm" svg:y="0.536cm" chart:style-name="ch2">
          <text:p>OMP efficiency 8 core</text:p>
        </chart:title>
        <chart:subtitle svg:x="14.778cm" svg:y="1.715cm" chart:style-name="ch3">
          <text:p>n nested threads in inner functions</text:p>
        </chart:subtitle>
        <chart:legend chart:legend-position="end" svg:x="32.771cm" svg:y="8.717cm" style:legend-expansion="high" chart:style-name="ch4"/>
        <chart:plot-area chart:style-name="ch5" table:cell-range-address="omp_time_log.V9:omp_time_log.W39 omp_time_log.W8:omp_time_log.W8 omp_time_log.W40:omp_time_log.W167" chart:data-source-has-labels="both" svg:x="1.722cm" svg:y="2.798cm" svg:width="30.338cm" svg:height="15.845cm">
          <chartooo:coordinate-region svg:x="2.634cm" svg:y="2.997cm" svg:width="29.239cm" svg:height="14.999cm"/>
          <chart:axis chart:dimension="x" chart:name="primary-x" chart:style-name="ch6" chartooo:axis-type="auto">
            <chartooo:date-scale/>
            <chart:title svg:x="16.291cm" svg:y="19.043cm" chart:style-name="ch7">
              <text:p>threads</text:p>
            </chart:title>
            <chart:categories table:cell-range-address="omp_time_log.V9:omp_time_log.V39"/>
          </chart:axis>
          <chart:axis chart:dimension="y" chart:name="primary-y" chart:style-name="ch6">
            <chart:title svg:x="0.451cm" svg:y="11.452cm" chart:style-name="ch8">
              <text:p>efficiency</text:p>
            </chart:title>
            <chart:grid chart:style-name="ch9" chart:class="major"/>
          </chart:axis>
          <chart:series chart:style-name="ch10" chart:values-cell-range-address="omp_time_log.W9:omp_time_log.W39" chart:label-cell-address="omp_time_log.W8:omp_time_log.W8" chart:class="chart:line">
            <chart:data-point chart:repeated="31"/>
          </chart:series>
          <chart:series chart:style-name="ch11" chart:values-cell-range-address="omp_time_log.W41:omp_time_log.W71" chart:label-cell-address="omp_time_log.W40:omp_time_log.W40" chart:class="chart:line">
            <chart:data-point chart:repeated="31"/>
          </chart:series>
          <chart:series chart:style-name="ch12" chart:values-cell-range-address="omp_time_log.W73:omp_time_log.W103" chart:label-cell-address="omp_time_log.W72:omp_time_log.W72" chart:class="chart:line">
            <chart:data-point chart:repeated="31"/>
          </chart:series>
          <chart:series chart:style-name="ch13" chart:values-cell-range-address="omp_time_log.W105:omp_time_log.W135" chart:label-cell-address="omp_time_log.W104:omp_time_log.W104" chart:class="chart:line">
            <chart:data-point chart:repeated="31"/>
          </chart:series>
          <chart:series chart:style-name="ch14" chart:values-cell-range-address="omp_time_log.W137:omp_time_log.W167" chart:label-cell-address="omp_time_log.W136:omp_time_log.W136" chart:class="chart:line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W8:omp_time_log.W8</svg:desc>
                </draw:g>
              </table:table-cell>
              <table:table-cell office:value-type="string">
                <text:p>small</text:p>
                <draw:g>
                  <svg:desc>omp_time_log.W40:omp_time_log.W40</svg:desc>
                </draw:g>
              </table:table-cell>
              <table:table-cell office:value-type="string">
                <text:p>medium</text:p>
                <draw:g>
                  <svg:desc>omp_time_log.W72:omp_time_log.W72</svg:desc>
                </draw:g>
              </table:table-cell>
              <table:table-cell office:value-type="string">
                <text:p>large</text:p>
                <draw:g>
                  <svg:desc>omp_time_log.W104:omp_time_log.W104</svg:desc>
                </draw:g>
              </table:table-cell>
              <table:table-cell office:value-type="string">
                <text:p>verylarge</text:p>
                <draw:g>
                  <svg:desc>omp_time_log.W136:omp_time_log.W1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_time_log.V9:omp_time_log.V39</svg:desc>
                </draw:g>
              </table:table-cell>
              <table:table-cell office:value-type="float" office:value="0.237549775372677">
                <text:p>0.237549775372677</text:p>
                <draw:g>
                  <svg:desc>omp_time_log.W9:omp_time_log.W39</svg:desc>
                </draw:g>
              </table:table-cell>
              <table:table-cell office:value-type="float" office:value="0.265644460767094">
                <text:p>0.265644460767094</text:p>
                <draw:g>
                  <svg:desc>omp_time_log.W41:omp_time_log.W71</svg:desc>
                </draw:g>
              </table:table-cell>
              <table:table-cell office:value-type="float" office:value="0.268582199904499">
                <text:p>0.268582199904499</text:p>
                <draw:g>
                  <svg:desc>omp_time_log.W73:omp_time_log.W103</svg:desc>
                </draw:g>
              </table:table-cell>
              <table:table-cell office:value-type="float" office:value="0.21208273590501">
                <text:p>0.21208273590501</text:p>
                <draw:g>
                  <svg:desc>omp_time_log.W105:omp_time_log.W135</svg:desc>
                </draw:g>
              </table:table-cell>
              <table:table-cell office:value-type="float" office:value="0.188604414142124">
                <text:p>0.188604414142124</text:p>
                <draw:g>
                  <svg:desc>omp_time_log.W137:omp_time_log.W1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8527216856892">
                <text:p>0.408527216856892</text:p>
              </table:table-cell>
              <table:table-cell office:value-type="float" office:value="0.357369178553016">
                <text:p>0.357369178553016</text:p>
              </table:table-cell>
              <table:table-cell office:value-type="float" office:value="0.362161446433764">
                <text:p>0.362161446433764</text:p>
              </table:table-cell>
              <table:table-cell office:value-type="float" office:value="0.265519677603074">
                <text:p>0.265519677603074</text:p>
              </table:table-cell>
              <table:table-cell office:value-type="float" office:value="0.28833940829318">
                <text:p>0.288339408293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3094202234842">
                <text:p>0.213094202234842</text:p>
              </table:table-cell>
              <table:table-cell office:value-type="float" office:value="0.19539416504193">
                <text:p>0.19539416504193</text:p>
              </table:table-cell>
              <table:table-cell office:value-type="float" office:value="0.199729957274258">
                <text:p>0.199729957274258</text:p>
              </table:table-cell>
              <table:table-cell office:value-type="float" office:value="0.175135641497501">
                <text:p>0.175135641497501</text:p>
              </table:table-cell>
              <table:table-cell office:value-type="float" office:value="0.159804359478292">
                <text:p>0.159804359478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7982264775987">
                <text:p>0.187982264775987</text:p>
              </table:table-cell>
              <table:table-cell office:value-type="float" office:value="0.206001263032765">
                <text:p>0.206001263032765</text:p>
              </table:table-cell>
              <table:table-cell office:value-type="float" office:value="0.22824301328621">
                <text:p>0.22824301328621</text:p>
              </table:table-cell>
              <table:table-cell office:value-type="float" office:value="0.220178029125517">
                <text:p>0.220178029125517</text:p>
              </table:table-cell>
              <table:table-cell office:value-type="float" office:value="0.201615387620897">
                <text:p>0.201615387620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543288638985">
                <text:p>0.33543288638985</text:p>
              </table:table-cell>
              <table:table-cell office:value-type="float" office:value="0.365471221441125">
                <text:p>0.365471221441125</text:p>
              </table:table-cell>
              <table:table-cell office:value-type="float" office:value="0.387515001333452">
                <text:p>0.387515001333452</text:p>
              </table:table-cell>
              <table:table-cell office:value-type="float" office:value="0.311276104833461">
                <text:p>0.311276104833461</text:p>
              </table:table-cell>
              <table:table-cell office:value-type="float" office:value="0.27620486268374">
                <text:p>0.276204862683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9313778498693">
                <text:p>0.419313778498693</text:p>
              </table:table-cell>
              <table:table-cell office:value-type="float" office:value="0.40661509507748">
                <text:p>0.40661509507748</text:p>
              </table:table-cell>
              <table:table-cell office:value-type="float" office:value="0.345354928796372">
                <text:p>0.345354928796372</text:p>
              </table:table-cell>
              <table:table-cell office:value-type="float" office:value="0.327004350528278">
                <text:p>0.327004350528278</text:p>
              </table:table-cell>
              <table:table-cell office:value-type="float" office:value="0.290998620528103">
                <text:p>0.2909986205281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7198848897536">
                <text:p>0.377198848897536</text:p>
              </table:table-cell>
              <table:table-cell office:value-type="float" office:value="0.316086221310229">
                <text:p>0.316086221310229</text:p>
              </table:table-cell>
              <table:table-cell office:value-type="float" office:value="0.356212972420838">
                <text:p>0.356212972420838</text:p>
              </table:table-cell>
              <table:table-cell office:value-type="float" office:value="0.283440176695577">
                <text:p>0.283440176695577</text:p>
              </table:table-cell>
              <table:table-cell office:value-type="float" office:value="0.279004441985917">
                <text:p>0.2790044419859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0199965597317">
                <text:p>0.400199965597317</text:p>
              </table:table-cell>
              <table:table-cell office:value-type="float" office:value="0.324065957612592">
                <text:p>0.324065957612592</text:p>
              </table:table-cell>
              <table:table-cell office:value-type="float" office:value="0.35362669343717">
                <text:p>0.35362669343717</text:p>
              </table:table-cell>
              <table:table-cell office:value-type="float" office:value="0.343209519904577">
                <text:p>0.343209519904577</text:p>
              </table:table-cell>
              <table:table-cell office:value-type="float" office:value="0.314868902167127">
                <text:p>0.314868902167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6685706057406">
                <text:p>0.446685706057406</text:p>
              </table:table-cell>
              <table:table-cell office:value-type="float" office:value="0.381775518634111">
                <text:p>0.381775518634111</text:p>
              </table:table-cell>
              <table:table-cell office:value-type="float" office:value="0.391262762257377">
                <text:p>0.391262762257377</text:p>
              </table:table-cell>
              <table:table-cell office:value-type="float" office:value="0.368345518006981">
                <text:p>0.368345518006981</text:p>
              </table:table-cell>
              <table:table-cell office:value-type="float" office:value="0.33545801641238">
                <text:p>0.33545801641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5906761511397">
                <text:p>0.355906761511397</text:p>
              </table:table-cell>
              <table:table-cell office:value-type="float" office:value="0.367944663157429">
                <text:p>0.367944663157429</text:p>
              </table:table-cell>
              <table:table-cell office:value-type="float" office:value="0.397126312433097">
                <text:p>0.397126312433097</text:p>
              </table:table-cell>
              <table:table-cell office:value-type="float" office:value="0.374567773167358">
                <text:p>0.374567773167358</text:p>
              </table:table-cell>
              <table:table-cell office:value-type="float" office:value="0.330944927922328">
                <text:p>0.3309449279223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2505842941726">
                <text:p>0.362505842941726</text:p>
              </table:table-cell>
              <table:table-cell office:value-type="float" office:value="0.343411980843861">
                <text:p>0.343411980843861</text:p>
              </table:table-cell>
              <table:table-cell office:value-type="float" office:value="0.364105013677462">
                <text:p>0.364105013677462</text:p>
              </table:table-cell>
              <table:table-cell office:value-type="float" office:value="0.34113686043496">
                <text:p>0.34113686043496</text:p>
              </table:table-cell>
              <table:table-cell office:value-type="float" office:value="0.306111448284674">
                <text:p>0.306111448284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1711153006549">
                <text:p>0.461711153006549</text:p>
              </table:table-cell>
              <table:table-cell office:value-type="float" office:value="0.362935773812121">
                <text:p>0.362935773812121</text:p>
              </table:table-cell>
              <table:table-cell office:value-type="float" office:value="0.43705196009625">
                <text:p>0.43705196009625</text:p>
              </table:table-cell>
              <table:table-cell office:value-type="float" office:value="0.347244614151699">
                <text:p>0.347244614151699</text:p>
              </table:table-cell>
              <table:table-cell office:value-type="float" office:value="0.339644744969773">
                <text:p>0.3396447449697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1644248608534">
                <text:p>0.431644248608534</text:p>
              </table:table-cell>
              <table:table-cell office:value-type="float" office:value="0.393236183992814">
                <text:p>0.393236183992814</text:p>
              </table:table-cell>
              <table:table-cell office:value-type="float" office:value="0.415484189958777">
                <text:p>0.415484189958777</text:p>
              </table:table-cell>
              <table:table-cell office:value-type="float" office:value="0.366647752160236">
                <text:p>0.366647752160236</text:p>
              </table:table-cell>
              <table:table-cell office:value-type="float" office:value="0.330433053218529">
                <text:p>0.3304330532185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2285860274991">
                <text:p>0.432285860274991</text:p>
              </table:table-cell>
              <table:table-cell office:value-type="float" office:value="0.386889534883721">
                <text:p>0.386889534883721</text:p>
              </table:table-cell>
              <table:table-cell office:value-type="float" office:value="0.404186949466852">
                <text:p>0.404186949466852</text:p>
              </table:table-cell>
              <table:table-cell office:value-type="float" office:value="0.383431367445734">
                <text:p>0.383431367445734</text:p>
              </table:table-cell>
              <table:table-cell office:value-type="float" office:value="0.350282364183219">
                <text:p>0.3502823641832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5203414302701">
                <text:p>0.395203414302701</text:p>
              </table:table-cell>
              <table:table-cell office:value-type="float" office:value="0.353436371361802">
                <text:p>0.353436371361802</text:p>
              </table:table-cell>
              <table:table-cell office:value-type="float" office:value="0.375821730321579">
                <text:p>0.375821730321579</text:p>
              </table:table-cell>
              <table:table-cell office:value-type="float" office:value="0.346578023694586">
                <text:p>0.346578023694586</text:p>
              </table:table-cell>
              <table:table-cell office:value-type="float" office:value="0.320533419023136">
                <text:p>0.3205334190231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272849229704">
                <text:p>0.40272849229704</text:p>
              </table:table-cell>
              <table:table-cell office:value-type="float" office:value="0.358369953901168">
                <text:p>0.358369953901168</text:p>
              </table:table-cell>
              <table:table-cell office:value-type="float" office:value="0.395406254251894">
                <text:p>0.395406254251894</text:p>
              </table:table-cell>
              <table:table-cell office:value-type="float" office:value="0.336819146212094">
                <text:p>0.336819146212094</text:p>
              </table:table-cell>
              <table:table-cell office:value-type="float" office:value="0.301304696413011">
                <text:p>0.3013046964130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39803875236295">
                <text:p>0.439803875236295</text:p>
              </table:table-cell>
              <table:table-cell office:value-type="float" office:value="0.38228434211131">
                <text:p>0.38228434211131</text:p>
              </table:table-cell>
              <table:table-cell office:value-type="float" office:value="0.404618392351603">
                <text:p>0.404618392351603</text:p>
              </table:table-cell>
              <table:table-cell office:value-type="float" office:value="0.34170656127069">
                <text:p>0.34170656127069</text:p>
              </table:table-cell>
              <table:table-cell office:value-type="float" office:value="0.306235819641822">
                <text:p>0.3062358196418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85991289921194">
                <text:p>0.385991289921194</text:p>
              </table:table-cell>
              <table:table-cell office:value-type="float" office:value="0.383429750161335">
                <text:p>0.383429750161335</text:p>
              </table:table-cell>
              <table:table-cell office:value-type="float" office:value="0.38426129977742">
                <text:p>0.38426129977742</text:p>
              </table:table-cell>
              <table:table-cell office:value-type="float" office:value="0.365005351621343">
                <text:p>0.365005351621343</text:p>
              </table:table-cell>
              <table:table-cell office:value-type="float" office:value="0.319539448300172">
                <text:p>0.3195394483001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97295508879781">
                <text:p>0.397295508879781</text:p>
              </table:table-cell>
              <table:table-cell office:value-type="float" office:value="0.344492876666943">
                <text:p>0.344492876666943</text:p>
              </table:table-cell>
              <table:table-cell office:value-type="float" office:value="0.369749035158404">
                <text:p>0.369749035158404</text:p>
              </table:table-cell>
              <table:table-cell office:value-type="float" office:value="0.330516992273384">
                <text:p>0.330516992273384</text:p>
              </table:table-cell>
              <table:table-cell office:value-type="float" office:value="0.299156138371455">
                <text:p>0.299156138371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1653953412073">
                <text:p>0.381653953412073</text:p>
              </table:table-cell>
              <table:table-cell office:value-type="float" office:value="0.377256338155926">
                <text:p>0.377256338155926</text:p>
              </table:table-cell>
              <table:table-cell office:value-type="float" office:value="0.405078987106516">
                <text:p>0.405078987106516</text:p>
              </table:table-cell>
              <table:table-cell office:value-type="float" office:value="0.328304392783285">
                <text:p>0.328304392783285</text:p>
              </table:table-cell>
              <table:table-cell office:value-type="float" office:value="0.30064571139177">
                <text:p>0.300645711391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88019096064043">
                <text:p>0.388019096064043</text:p>
              </table:table-cell>
              <table:table-cell office:value-type="float" office:value="0.346400907841586">
                <text:p>0.346400907841586</text:p>
              </table:table-cell>
              <table:table-cell office:value-type="float" office:value="0.380820429379518">
                <text:p>0.380820429379518</text:p>
              </table:table-cell>
              <table:table-cell office:value-type="float" office:value="0.372970865527752">
                <text:p>0.372970865527752</text:p>
              </table:table-cell>
              <table:table-cell office:value-type="float" office:value="0.316782560445788">
                <text:p>0.3167825604457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73985291753737">
                <text:p>0.373985291753737</text:p>
              </table:table-cell>
              <table:table-cell office:value-type="float" office:value="0.366001892022704">
                <text:p>0.366001892022704</text:p>
              </table:table-cell>
              <table:table-cell office:value-type="float" office:value="0.403084400573304">
                <text:p>0.403084400573304</text:p>
              </table:table-cell>
              <table:table-cell office:value-type="float" office:value="0.320697461796334">
                <text:p>0.320697461796334</text:p>
              </table:table-cell>
              <table:table-cell office:value-type="float" office:value="0.306532482487285">
                <text:p>0.3065324824872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92172355667931">
                <text:p>0.392172355667931</text:p>
              </table:table-cell>
              <table:table-cell office:value-type="float" office:value="0.349471683051844">
                <text:p>0.349471683051844</text:p>
              </table:table-cell>
              <table:table-cell office:value-type="float" office:value="0.347356966413004">
                <text:p>0.347356966413004</text:p>
              </table:table-cell>
              <table:table-cell office:value-type="float" office:value="0.327050810734012">
                <text:p>0.327050810734012</text:p>
              </table:table-cell>
              <table:table-cell office:value-type="float" office:value="0.289806822452921">
                <text:p>0.2898068224529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0651449387692">
                <text:p>0.360651449387692</text:p>
              </table:table-cell>
              <table:table-cell office:value-type="float" office:value="0.347022319566124">
                <text:p>0.347022319566124</text:p>
              </table:table-cell>
              <table:table-cell office:value-type="float" office:value="0.318879043909219">
                <text:p>0.318879043909219</text:p>
              </table:table-cell>
              <table:table-cell office:value-type="float" office:value="0.294439070406997">
                <text:p>0.294439070406997</text:p>
              </table:table-cell>
              <table:table-cell office:value-type="float" office:value="0.2914626383844">
                <text:p>0.29146263838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41338394953052">
                <text:p>0.341338394953052</text:p>
              </table:table-cell>
              <table:table-cell office:value-type="float" office:value="0.335381219256512">
                <text:p>0.335381219256512</text:p>
              </table:table-cell>
              <table:table-cell office:value-type="float" office:value="0.373447238225782">
                <text:p>0.373447238225782</text:p>
              </table:table-cell>
              <table:table-cell office:value-type="float" office:value="0.346027734455739">
                <text:p>0.346027734455739</text:p>
              </table:table-cell>
              <table:table-cell office:value-type="float" office:value="0.276806641027969">
                <text:p>0.2768066410279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3266142663962">
                <text:p>0.393266142663962</text:p>
              </table:table-cell>
              <table:table-cell office:value-type="float" office:value="0.33878242984564">
                <text:p>0.33878242984564</text:p>
              </table:table-cell>
              <table:table-cell office:value-type="float" office:value="0.368771545798701">
                <text:p>0.368771545798701</text:p>
              </table:table-cell>
              <table:table-cell office:value-type="float" office:value="0.322494636837266">
                <text:p>0.322494636837266</text:p>
              </table:table-cell>
              <table:table-cell office:value-type="float" office:value="0.287886509452181">
                <text:p>0.2878865094521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43176119182831">
                <text:p>0.343176119182831</text:p>
              </table:table-cell>
              <table:table-cell office:value-type="float" office:value="0.333927137695705">
                <text:p>0.333927137695705</text:p>
              </table:table-cell>
              <table:table-cell office:value-type="float" office:value="0.339749522621878">
                <text:p>0.339749522621878</text:p>
              </table:table-cell>
              <table:table-cell office:value-type="float" office:value="0.308450232402328">
                <text:p>0.308450232402328</text:p>
              </table:table-cell>
              <table:table-cell office:value-type="float" office:value="0.272206994079623">
                <text:p>0.2722069940796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41714401116252">
                <text:p>0.341714401116252</text:p>
              </table:table-cell>
              <table:table-cell office:value-type="float" office:value="0.310505244689985">
                <text:p>0.310505244689985</text:p>
              </table:table-cell>
              <table:table-cell office:value-type="float" office:value="0.362945443570209">
                <text:p>0.362945443570209</text:p>
              </table:table-cell>
              <table:table-cell office:value-type="float" office:value="0.271441205733869">
                <text:p>0.271441205733869</text:p>
              </table:table-cell>
              <table:table-cell office:value-type="float" office:value="0.239555025051156">
                <text:p>0.239555025051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64664968652038">
                <text:p>0.364664968652038</text:p>
              </table:table-cell>
              <table:table-cell office:value-type="float" office:value="0.328221796945902">
                <text:p>0.328221796945902</text:p>
              </table:table-cell>
              <table:table-cell office:value-type="float" office:value="0.40145105217111">
                <text:p>0.40145105217111</text:p>
              </table:table-cell>
              <table:table-cell office:value-type="float" office:value="0.290001653530287">
                <text:p>0.290001653530287</text:p>
              </table:table-cell>
              <table:table-cell office:value-type="float" office:value="0.255537344817209">
                <text:p>0.2555373448172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35626442585113">
                <text:p>0.335626442585113</text:p>
              </table:table-cell>
              <table:table-cell office:value-type="float" office:value="0.320655526001311">
                <text:p>0.320655526001311</text:p>
              </table:table-cell>
              <table:table-cell office:value-type="float" office:value="0.291675030528094">
                <text:p>0.291675030528094</text:p>
              </table:table-cell>
              <table:table-cell office:value-type="float" office:value="0.295706176586298">
                <text:p>0.295706176586298</text:p>
              </table:table-cell>
              <table:table-cell office:value-type="float" office:value="0.24903154014352">
                <text:p>0.249031540143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10208333333333">
                <text:p>0.310208333333333</text:p>
              </table:table-cell>
              <table:table-cell office:value-type="float" office:value="0.307520610743465">
                <text:p>0.307520610743465</text:p>
              </table:table-cell>
              <table:table-cell office:value-type="float" office:value="0.308094796360102">
                <text:p>0.308094796360102</text:p>
              </table:table-cell>
              <table:table-cell office:value-type="float" office:value="0.267556572590898">
                <text:p>0.267556572590898</text:p>
              </table:table-cell>
              <table:table-cell office:value-type="float" office:value="0.227834865096185">
                <text:p>0.22783486509618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37cm" svg:height="12.002cm" xlink:href=".." xlink:type="simple" chart:class="chart:line" chart:style-name="ch1">
        <chart:title svg:x="7.295cm" svg:y="0.428cm" chart:style-name="ch2">
          <text:p>Pthreads efficiency 8 core</text:p>
        </chart:title>
        <chart:legend chart:legend-position="end" svg:x="18.511cm" svg:y="4.706cm" style:legend-expansion="high" chart:style-name="ch3"/>
        <chart:plot-area chart:style-name="ch4" table:cell-range-address="pthreads.BJ11:pthreads.BK17 pthreads.BK10:pthreads.BK10 pthreads.BK18:pthreads.BK49" chart:data-source-has-labels="both" svg:x="1.437cm" svg:y="1.395cm" svg:width="16.648cm" svg:height="9.386cm">
          <chartooo:coordinate-region svg:x="2.349cm" svg:y="1.594cm" svg:width="15.549cm" svg:height="8.54cm"/>
          <chart:axis chart:dimension="x" chart:name="primary-x" chart:style-name="ch5" chartooo:axis-type="auto">
            <chartooo:date-scale/>
            <chart:title svg:x="9.161cm" svg:y="11.021cm" chart:style-name="ch6">
              <text:p>threads</text:p>
            </chart:title>
            <chart:categories table:cell-range-address="pthreads.BJ11:pthreads.BJ17"/>
          </chart:axis>
          <chart:axis chart:dimension="y" chart:name="primary-y" chart:style-name="ch5">
            <chart:title svg:x="0.451cm" svg:y="6.82cm" chart:style-name="ch7">
              <text:p>efficiency</text:p>
            </chart:title>
            <chart:grid chart:style-name="ch8" chart:class="major"/>
          </chart:axis>
          <chart:series chart:style-name="ch9" chart:values-cell-range-address="pthreads.BK11:pthreads.BK17" chart:label-cell-address="pthreads.BK10:pthreads.BK10" chart:class="chart:line">
            <chart:data-point chart:repeated="7"/>
          </chart:series>
          <chart:series chart:style-name="ch10" chart:values-cell-range-address="pthreads.BK19:pthreads.BK25" chart:label-cell-address="pthreads.BK18:pthreads.BK18" chart:class="chart:line">
            <chart:data-point chart:repeated="7"/>
          </chart:series>
          <chart:series chart:style-name="ch11" chart:values-cell-range-address="pthreads.BK27:pthreads.BK33" chart:label-cell-address="pthreads.BK26:pthreads.BK26" chart:class="chart:line">
            <chart:data-point chart:repeated="7"/>
          </chart:series>
          <chart:series chart:style-name="ch12" chart:values-cell-range-address="pthreads.BK35:pthreads.BK41" chart:label-cell-address="pthreads.BK34:pthreads.BK34" chart:class="chart:line">
            <chart:data-point chart:repeated="7"/>
          </chart:series>
          <chart:series chart:style-name="ch13" chart:values-cell-range-address="pthreads.BK43:pthreads.BK49" chart:label-cell-address="pthreads.BK42:pthreads.BK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s.BK10:pthreads.BK10</svg:desc>
                </draw:g>
              </table:table-cell>
              <table:table-cell office:value-type="string">
                <text:p>small</text:p>
                <draw:g>
                  <svg:desc>pthreads.BK18:pthreads.BK18</svg:desc>
                </draw:g>
              </table:table-cell>
              <table:table-cell office:value-type="string">
                <text:p>medium</text:p>
                <draw:g>
                  <svg:desc>pthreads.BK26:pthreads.BK26</svg:desc>
                </draw:g>
              </table:table-cell>
              <table:table-cell office:value-type="string">
                <text:p>large</text:p>
                <draw:g>
                  <svg:desc>pthreads.BK34:pthreads.BK34</svg:desc>
                </draw:g>
              </table:table-cell>
              <table:table-cell office:value-type="string">
                <text:p>verylarge</text:p>
                <draw:g>
                  <svg:desc>pthreads.BK42:pthreads.BK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BJ11:pthreads.BJ17</svg:desc>
                </draw:g>
              </table:table-cell>
              <table:table-cell office:value-type="float" office:value="0.30266196175361">
                <text:p>0.30266196175361</text:p>
                <draw:g>
                  <svg:desc>pthreads.BK11:pthreads.BK17</svg:desc>
                </draw:g>
              </table:table-cell>
              <table:table-cell office:value-type="float" office:value="0.235088177938558">
                <text:p>0.235088177938558</text:p>
                <draw:g>
                  <svg:desc>pthreads.BK19:pthreads.BK25</svg:desc>
                </draw:g>
              </table:table-cell>
              <table:table-cell office:value-type="float" office:value="0.226995053049535">
                <text:p>0.226995053049535</text:p>
                <draw:g>
                  <svg:desc>pthreads.BK27:pthreads.BK33</svg:desc>
                </draw:g>
              </table:table-cell>
              <table:table-cell office:value-type="float" office:value="0.192395693487471">
                <text:p>0.192395693487471</text:p>
                <draw:g>
                  <svg:desc>pthreads.BK35:pthreads.BK41</svg:desc>
                </draw:g>
              </table:table-cell>
              <table:table-cell office:value-type="float" office:value="0.18057566980449">
                <text:p>0.18057566980449</text:p>
                <draw:g>
                  <svg:desc>pthreads.BK43:pthreads.BK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99375590078105">
                <text:p>0.399375590078105</text:p>
              </table:table-cell>
              <table:table-cell office:value-type="float" office:value="0.308387090794498">
                <text:p>0.308387090794498</text:p>
              </table:table-cell>
              <table:table-cell office:value-type="float" office:value="0.290658859809968">
                <text:p>0.290658859809968</text:p>
              </table:table-cell>
              <table:table-cell office:value-type="float" office:value="0.260542158020953">
                <text:p>0.260542158020953</text:p>
              </table:table-cell>
              <table:table-cell office:value-type="float" office:value="0.210420594167485">
                <text:p>0.210420594167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5681547891318">
                <text:p>0.425681547891318</text:p>
              </table:table-cell>
              <table:table-cell office:value-type="float" office:value="0.291864035087719">
                <text:p>0.291864035087719</text:p>
              </table:table-cell>
              <table:table-cell office:value-type="float" office:value="0.327460655799279">
                <text:p>0.327460655799279</text:p>
              </table:table-cell>
              <table:table-cell office:value-type="float" office:value="0.282202266475623">
                <text:p>0.282202266475623</text:p>
              </table:table-cell>
              <table:table-cell office:value-type="float" office:value="0.251049284072962">
                <text:p>0.2510492840729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8286077789895">
                <text:p>0.338286077789895</text:p>
              </table:table-cell>
              <table:table-cell office:value-type="float" office:value="0.277409538102385">
                <text:p>0.277409538102385</text:p>
              </table:table-cell>
              <table:table-cell office:value-type="float" office:value="0.381136746158386">
                <text:p>0.381136746158386</text:p>
              </table:table-cell>
              <table:table-cell office:value-type="float" office:value="0.246356211664136">
                <text:p>0.246356211664136</text:p>
              </table:table-cell>
              <table:table-cell office:value-type="float" office:value="0.234503633865741">
                <text:p>0.23450363386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67226343619288">
                <text:p>0.367226343619288</text:p>
              </table:table-cell>
              <table:table-cell office:value-type="float" office:value="0.323146925138883">
                <text:p>0.323146925138883</text:p>
              </table:table-cell>
              <table:table-cell office:value-type="float" office:value="0.321199296319493">
                <text:p>0.321199296319493</text:p>
              </table:table-cell>
              <table:table-cell office:value-type="float" office:value="0.272249818896823">
                <text:p>0.272249818896823</text:p>
              </table:table-cell>
              <table:table-cell office:value-type="float" office:value="0.251022040526129">
                <text:p>0.2510220405261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47144509101761">
                <text:p>0.347144509101761</text:p>
              </table:table-cell>
              <table:table-cell office:value-type="float" office:value="0.372926473884779">
                <text:p>0.372926473884779</text:p>
              </table:table-cell>
              <table:table-cell office:value-type="float" office:value="0.335132810547964">
                <text:p>0.335132810547964</text:p>
              </table:table-cell>
              <table:table-cell office:value-type="float" office:value="0.249818556729002">
                <text:p>0.249818556729002</text:p>
              </table:table-cell>
              <table:table-cell office:value-type="float" office:value="0.256544905576674">
                <text:p>0.2565449055766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95539357361442">
                <text:p>0.395539357361442</text:p>
              </table:table-cell>
              <table:table-cell office:value-type="float" office:value="0.333178122246255">
                <text:p>0.333178122246255</text:p>
              </table:table-cell>
              <table:table-cell office:value-type="float" office:value="0.338345299311148">
                <text:p>0.338345299311148</text:p>
              </table:table-cell>
              <table:table-cell office:value-type="float" office:value="0.297730873698506">
                <text:p>0.297730873698506</text:p>
              </table:table-cell>
              <table:table-cell office:value-type="float" office:value="0.255811171024131">
                <text:p>0.25581117102413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6cm" svg:height="17.292cm" xlink:href=".." xlink:type="simple" chart:class="chart:line" chart:style-name="ch1">
        <chart:title svg:x="8.814cm" svg:y="0.481cm" chart:style-name="ch2">
          <text:p>OpenMP version speed-up</text:p>
        </chart:title>
        <chart:legend chart:legend-position="end" svg:x="20.234cm" svg:y="7.351cm" style:legend-expansion="high" chart:style-name="ch3"/>
        <chart:plot-area chart:style-name="ch4" table:cell-range-address="omp_time_log.P9:omp_time_log.Q39 omp_time_log.Q8:omp_time_log.Q8 omp_time_log.Q40:omp_time_log.Q167" chart:data-source-has-labels="both" svg:x="1.472cm" svg:y="1.605cm" svg:width="18.301cm" svg:height="14.361cm">
          <chartooo:coordinate-region svg:x="2.199cm" svg:y="1.804cm" svg:width="17.387cm" svg:height="13.515cm"/>
          <chart:axis chart:dimension="x" chart:name="primary-x" chart:style-name="ch5" chartooo:axis-type="auto">
            <chartooo:date-scale/>
            <chart:title svg:x="10.022cm" svg:y="16.311cm" chart:style-name="ch6">
              <text:p>threads</text:p>
            </chart:title>
            <chart:categories table:cell-range-address="omp_time_log.P9:omp_time_log.P39"/>
          </chart:axis>
          <chart:axis chart:dimension="y" chart:name="primary-y" chart:style-name="ch5">
            <chart:title svg:x="0.451cm" svg:y="9.53cm" chart:style-name="ch7">
              <text:p>speed-up</text:p>
            </chart:title>
            <chart:grid chart:style-name="ch8" chart:class="major"/>
          </chart:axis>
          <chart:series chart:style-name="ch9" chart:values-cell-range-address="omp_time_log.Q9:omp_time_log.Q39" chart:label-cell-address="omp_time_log.Q8:omp_time_log.Q8" chart:class="chart:line">
            <chart:data-point chart:repeated="31"/>
          </chart:series>
          <chart:series chart:style-name="ch10" chart:values-cell-range-address="omp_time_log.Q41:omp_time_log.Q71" chart:label-cell-address="omp_time_log.Q40:omp_time_log.Q40" chart:class="chart:line">
            <chart:data-point chart:repeated="31"/>
          </chart:series>
          <chart:series chart:style-name="ch11" chart:values-cell-range-address="omp_time_log.Q73:omp_time_log.Q103" chart:label-cell-address="omp_time_log.Q72:omp_time_log.Q72" chart:class="chart:line">
            <chart:data-point chart:repeated="31"/>
          </chart:series>
          <chart:series chart:style-name="ch12" chart:values-cell-range-address="omp_time_log.Q105:omp_time_log.Q135" chart:label-cell-address="omp_time_log.Q104:omp_time_log.Q104" chart:class="chart:line">
            <chart:data-point chart:repeated="31"/>
          </chart:series>
          <chart:series chart:style-name="ch13" chart:values-cell-range-address="omp_time_log.Q137:omp_time_log.Q167" chart:label-cell-address="omp_time_log.Q136:omp_time_log.Q13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Q8:omp_time_log.Q8</svg:desc>
                </draw:g>
              </table:table-cell>
              <table:table-cell office:value-type="string">
                <text:p>small</text:p>
                <draw:g>
                  <svg:desc>omp_time_log.Q40:omp_time_log.Q40</svg:desc>
                </draw:g>
              </table:table-cell>
              <table:table-cell office:value-type="string">
                <text:p>medium</text:p>
                <draw:g>
                  <svg:desc>omp_time_log.Q72:omp_time_log.Q72</svg:desc>
                </draw:g>
              </table:table-cell>
              <table:table-cell office:value-type="string">
                <text:p>large</text:p>
                <draw:g>
                  <svg:desc>omp_time_log.Q104:omp_time_log.Q104</svg:desc>
                </draw:g>
              </table:table-cell>
              <table:table-cell office:value-type="string">
                <text:p>verylarge</text:p>
                <draw:g>
                  <svg:desc>omp_time_log.Q136:omp_time_log.Q1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_time_log.P9:omp_time_log.P39</svg:desc>
                </draw:g>
              </table:table-cell>
              <table:table-cell office:value-type="float" office:value="1.90039820298142">
                <text:p>1.90039820298142</text:p>
                <draw:g>
                  <svg:desc>omp_time_log.Q9:omp_time_log.Q39</svg:desc>
                </draw:g>
              </table:table-cell>
              <table:table-cell office:value-type="float" office:value="2.12515568613675">
                <text:p>2.12515568613675</text:p>
                <draw:g>
                  <svg:desc>omp_time_log.Q41:omp_time_log.Q71</svg:desc>
                </draw:g>
              </table:table-cell>
              <table:table-cell office:value-type="float" office:value="2.14865759923599">
                <text:p>2.14865759923599</text:p>
                <draw:g>
                  <svg:desc>omp_time_log.Q73:omp_time_log.Q103</svg:desc>
                </draw:g>
              </table:table-cell>
              <table:table-cell office:value-type="float" office:value="1.69666188724008">
                <text:p>1.69666188724008</text:p>
                <draw:g>
                  <svg:desc>omp_time_log.Q105:omp_time_log.Q135</svg:desc>
                </draw:g>
              </table:table-cell>
              <table:table-cell office:value-type="float" office:value="1.50883531313699">
                <text:p>1.50883531313699</text:p>
                <draw:g>
                  <svg:desc>omp_time_log.Q137:omp_time_log.Q1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6821773485514">
                <text:p>3.26821773485514</text:p>
              </table:table-cell>
              <table:table-cell office:value-type="float" office:value="2.85895342842413">
                <text:p>2.85895342842413</text:p>
              </table:table-cell>
              <table:table-cell office:value-type="float" office:value="2.89729157147011">
                <text:p>2.89729157147011</text:p>
              </table:table-cell>
              <table:table-cell office:value-type="float" office:value="2.12415742082459">
                <text:p>2.12415742082459</text:p>
              </table:table-cell>
              <table:table-cell office:value-type="float" office:value="2.30671526634544">
                <text:p>2.30671526634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0475361787873">
                <text:p>1.70475361787873</text:p>
              </table:table-cell>
              <table:table-cell office:value-type="float" office:value="1.56315332033544">
                <text:p>1.56315332033544</text:p>
              </table:table-cell>
              <table:table-cell office:value-type="float" office:value="1.59783965819406">
                <text:p>1.59783965819406</text:p>
              </table:table-cell>
              <table:table-cell office:value-type="float" office:value="1.40108513198001">
                <text:p>1.40108513198001</text:p>
              </table:table-cell>
              <table:table-cell office:value-type="float" office:value="1.27843487582634">
                <text:p>1.278434875826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0385811820789">
                <text:p>1.50385811820789</text:p>
              </table:table-cell>
              <table:table-cell office:value-type="float" office:value="1.64801010426212">
                <text:p>1.64801010426212</text:p>
              </table:table-cell>
              <table:table-cell office:value-type="float" office:value="1.82594410628968">
                <text:p>1.82594410628968</text:p>
              </table:table-cell>
              <table:table-cell office:value-type="float" office:value="1.76142423300414">
                <text:p>1.76142423300414</text:p>
              </table:table-cell>
              <table:table-cell office:value-type="float" office:value="1.61292310096717">
                <text:p>1.612923100967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834630911188">
                <text:p>2.6834630911188</text:p>
              </table:table-cell>
              <table:table-cell office:value-type="float" office:value="2.923769771529">
                <text:p>2.923769771529</text:p>
              </table:table-cell>
              <table:table-cell office:value-type="float" office:value="3.10012001066762">
                <text:p>3.10012001066762</text:p>
              </table:table-cell>
              <table:table-cell office:value-type="float" office:value="2.49020883866769">
                <text:p>2.49020883866769</text:p>
              </table:table-cell>
              <table:table-cell office:value-type="float" office:value="2.20963890146992">
                <text:p>2.209638901469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5451022798955">
                <text:p>3.35451022798955</text:p>
              </table:table-cell>
              <table:table-cell office:value-type="float" office:value="3.25292076061984">
                <text:p>3.25292076061984</text:p>
              </table:table-cell>
              <table:table-cell office:value-type="float" office:value="2.76283943037097">
                <text:p>2.76283943037097</text:p>
              </table:table-cell>
              <table:table-cell office:value-type="float" office:value="2.61603480422623">
                <text:p>2.61603480422623</text:p>
              </table:table-cell>
              <table:table-cell office:value-type="float" office:value="2.32798896422483">
                <text:p>2.32798896422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1759079118029">
                <text:p>3.01759079118029</text:p>
              </table:table-cell>
              <table:table-cell office:value-type="float" office:value="2.52868977048184">
                <text:p>2.52868977048184</text:p>
              </table:table-cell>
              <table:table-cell office:value-type="float" office:value="2.8497037793667">
                <text:p>2.8497037793667</text:p>
              </table:table-cell>
              <table:table-cell office:value-type="float" office:value="2.26752141356462">
                <text:p>2.26752141356462</text:p>
              </table:table-cell>
              <table:table-cell office:value-type="float" office:value="2.23203553588734">
                <text:p>2.232035535887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0159972477853">
                <text:p>3.20159972477853</text:p>
              </table:table-cell>
              <table:table-cell office:value-type="float" office:value="2.59252766090073">
                <text:p>2.59252766090073</text:p>
              </table:table-cell>
              <table:table-cell office:value-type="float" office:value="2.82901354749736">
                <text:p>2.82901354749736</text:p>
              </table:table-cell>
              <table:table-cell office:value-type="float" office:value="2.74567615923662">
                <text:p>2.74567615923662</text:p>
              </table:table-cell>
              <table:table-cell office:value-type="float" office:value="2.51895121733702">
                <text:p>2.518951217337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7348564845925">
                <text:p>3.57348564845925</text:p>
              </table:table-cell>
              <table:table-cell office:value-type="float" office:value="3.05420414907288">
                <text:p>3.05420414907288</text:p>
              </table:table-cell>
              <table:table-cell office:value-type="float" office:value="3.13010209805901">
                <text:p>3.13010209805901</text:p>
              </table:table-cell>
              <table:table-cell office:value-type="float" office:value="2.94676414405585">
                <text:p>2.94676414405585</text:p>
              </table:table-cell>
              <table:table-cell office:value-type="float" office:value="2.68366413129904">
                <text:p>2.683664131299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4725409209117">
                <text:p>2.84725409209117</text:p>
              </table:table-cell>
              <table:table-cell office:value-type="float" office:value="2.94355730525943">
                <text:p>2.94355730525943</text:p>
              </table:table-cell>
              <table:table-cell office:value-type="float" office:value="3.17701049946478">
                <text:p>3.17701049946478</text:p>
              </table:table-cell>
              <table:table-cell office:value-type="float" office:value="2.99654218533887">
                <text:p>2.99654218533887</text:p>
              </table:table-cell>
              <table:table-cell office:value-type="float" office:value="2.64755942337862">
                <text:p>2.647559423378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90004674353381">
                <text:p>2.90004674353381</text:p>
              </table:table-cell>
              <table:table-cell office:value-type="float" office:value="2.74729584675089">
                <text:p>2.74729584675089</text:p>
              </table:table-cell>
              <table:table-cell office:value-type="float" office:value="2.9128401094197">
                <text:p>2.9128401094197</text:p>
              </table:table-cell>
              <table:table-cell office:value-type="float" office:value="2.72909488347968">
                <text:p>2.72909488347968</text:p>
              </table:table-cell>
              <table:table-cell office:value-type="float" office:value="2.44889158627739">
                <text:p>2.448891586277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9368922405239">
                <text:p>3.69368922405239</text:p>
              </table:table-cell>
              <table:table-cell office:value-type="float" office:value="2.90348619049697">
                <text:p>2.90348619049697</text:p>
              </table:table-cell>
              <table:table-cell office:value-type="float" office:value="3.49641568077">
                <text:p>3.49641568077</text:p>
              </table:table-cell>
              <table:table-cell office:value-type="float" office:value="2.7779569132136">
                <text:p>2.7779569132136</text:p>
              </table:table-cell>
              <table:table-cell office:value-type="float" office:value="2.71715795975818">
                <text:p>2.71715795975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45315398886827">
                <text:p>3.45315398886827</text:p>
              </table:table-cell>
              <table:table-cell office:value-type="float" office:value="3.14588947194251">
                <text:p>3.14588947194251</text:p>
              </table:table-cell>
              <table:table-cell office:value-type="float" office:value="3.32387351967022">
                <text:p>3.32387351967022</text:p>
              </table:table-cell>
              <table:table-cell office:value-type="float" office:value="2.93318201728189">
                <text:p>2.93318201728189</text:p>
              </table:table-cell>
              <table:table-cell office:value-type="float" office:value="2.64346442574823">
                <text:p>2.643464425748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45828688219993">
                <text:p>3.45828688219993</text:p>
              </table:table-cell>
              <table:table-cell office:value-type="float" office:value="3.09511627906977">
                <text:p>3.09511627906977</text:p>
              </table:table-cell>
              <table:table-cell office:value-type="float" office:value="3.23349559573482">
                <text:p>3.23349559573482</text:p>
              </table:table-cell>
              <table:table-cell office:value-type="float" office:value="3.06745093956587">
                <text:p>3.06745093956587</text:p>
              </table:table-cell>
              <table:table-cell office:value-type="float" office:value="2.80225891346576">
                <text:p>2.80225891346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16162731442161">
                <text:p>3.16162731442161</text:p>
              </table:table-cell>
              <table:table-cell office:value-type="float" office:value="2.82749097089441">
                <text:p>2.82749097089441</text:p>
              </table:table-cell>
              <table:table-cell office:value-type="float" office:value="3.00657384257264">
                <text:p>3.00657384257264</text:p>
              </table:table-cell>
              <table:table-cell office:value-type="float" office:value="2.77262418955669">
                <text:p>2.77262418955669</text:p>
              </table:table-cell>
              <table:table-cell office:value-type="float" office:value="2.56426735218509">
                <text:p>2.564267352185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2182793837632">
                <text:p>3.22182793837632</text:p>
              </table:table-cell>
              <table:table-cell office:value-type="float" office:value="2.86695963120934">
                <text:p>2.86695963120934</text:p>
              </table:table-cell>
              <table:table-cell office:value-type="float" office:value="3.16325003401515">
                <text:p>3.16325003401515</text:p>
              </table:table-cell>
              <table:table-cell office:value-type="float" office:value="2.69455316969675">
                <text:p>2.69455316969675</text:p>
              </table:table-cell>
              <table:table-cell office:value-type="float" office:value="2.41043757130409">
                <text:p>2.410437571304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843100189036">
                <text:p>3.51843100189036</text:p>
              </table:table-cell>
              <table:table-cell office:value-type="float" office:value="3.05827473689048">
                <text:p>3.05827473689048</text:p>
              </table:table-cell>
              <table:table-cell office:value-type="float" office:value="3.23694713881283">
                <text:p>3.23694713881283</text:p>
              </table:table-cell>
              <table:table-cell office:value-type="float" office:value="2.73365249016552">
                <text:p>2.73365249016552</text:p>
              </table:table-cell>
              <table:table-cell office:value-type="float" office:value="2.44988655713457">
                <text:p>2.449886557134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8793031936956">
                <text:p>3.08793031936956</text:p>
              </table:table-cell>
              <table:table-cell office:value-type="float" office:value="3.06743800129068">
                <text:p>3.06743800129068</text:p>
              </table:table-cell>
              <table:table-cell office:value-type="float" office:value="3.07409039821936">
                <text:p>3.07409039821936</text:p>
              </table:table-cell>
              <table:table-cell office:value-type="float" office:value="2.92004281297074">
                <text:p>2.92004281297074</text:p>
              </table:table-cell>
              <table:table-cell office:value-type="float" office:value="2.55631558640138">
                <text:p>2.556315586401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17836407103825">
                <text:p>3.17836407103825</text:p>
              </table:table-cell>
              <table:table-cell office:value-type="float" office:value="2.75594301333554">
                <text:p>2.75594301333554</text:p>
              </table:table-cell>
              <table:table-cell office:value-type="float" office:value="2.95799228126723">
                <text:p>2.95799228126723</text:p>
              </table:table-cell>
              <table:table-cell office:value-type="float" office:value="2.64413593818707">
                <text:p>2.64413593818707</text:p>
              </table:table-cell>
              <table:table-cell office:value-type="float" office:value="2.39324910697164">
                <text:p>2.393249106971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5323162729659">
                <text:p>3.05323162729659</text:p>
              </table:table-cell>
              <table:table-cell office:value-type="float" office:value="3.0180507052474">
                <text:p>3.0180507052474</text:p>
              </table:table-cell>
              <table:table-cell office:value-type="float" office:value="3.24063189685213">
                <text:p>3.24063189685213</text:p>
              </table:table-cell>
              <table:table-cell office:value-type="float" office:value="2.62643514226628">
                <text:p>2.62643514226628</text:p>
              </table:table-cell>
              <table:table-cell office:value-type="float" office:value="2.40516569113416">
                <text:p>2.405165691134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10415276851234">
                <text:p>3.10415276851234</text:p>
              </table:table-cell>
              <table:table-cell office:value-type="float" office:value="2.77120726273269">
                <text:p>2.77120726273269</text:p>
              </table:table-cell>
              <table:table-cell office:value-type="float" office:value="3.04656343503615">
                <text:p>3.04656343503615</text:p>
              </table:table-cell>
              <table:table-cell office:value-type="float" office:value="2.98376692422202">
                <text:p>2.98376692422202</text:p>
              </table:table-cell>
              <table:table-cell office:value-type="float" office:value="2.5342604835663">
                <text:p>2.53426048356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9918823340299">
                <text:p>2.9918823340299</text:p>
              </table:table-cell>
              <table:table-cell office:value-type="float" office:value="2.92801513618163">
                <text:p>2.92801513618163</text:p>
              </table:table-cell>
              <table:table-cell office:value-type="float" office:value="3.22467520458643">
                <text:p>3.22467520458643</text:p>
              </table:table-cell>
              <table:table-cell office:value-type="float" office:value="2.56557969437067">
                <text:p>2.56557969437067</text:p>
              </table:table-cell>
              <table:table-cell office:value-type="float" office:value="2.45225985989828">
                <text:p>2.452259859898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13737884534345">
                <text:p>3.13737884534345</text:p>
              </table:table-cell>
              <table:table-cell office:value-type="float" office:value="2.79577346441476">
                <text:p>2.79577346441476</text:p>
              </table:table-cell>
              <table:table-cell office:value-type="float" office:value="2.77885573130404">
                <text:p>2.77885573130404</text:p>
              </table:table-cell>
              <table:table-cell office:value-type="float" office:value="2.61640648587209">
                <text:p>2.61640648587209</text:p>
              </table:table-cell>
              <table:table-cell office:value-type="float" office:value="2.31845457962337">
                <text:p>2.318454579623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88521159510153">
                <text:p>2.88521159510153</text:p>
              </table:table-cell>
              <table:table-cell office:value-type="float" office:value="2.77617855652899">
                <text:p>2.77617855652899</text:p>
              </table:table-cell>
              <table:table-cell office:value-type="float" office:value="2.55103235127375">
                <text:p>2.55103235127375</text:p>
              </table:table-cell>
              <table:table-cell office:value-type="float" office:value="2.35551256325597">
                <text:p>2.35551256325597</text:p>
              </table:table-cell>
              <table:table-cell office:value-type="float" office:value="2.3317011070752">
                <text:p>2.33170110707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.73070715962441">
                <text:p>2.73070715962441</text:p>
              </table:table-cell>
              <table:table-cell office:value-type="float" office:value="2.68304975405209">
                <text:p>2.68304975405209</text:p>
              </table:table-cell>
              <table:table-cell office:value-type="float" office:value="2.98757790580626">
                <text:p>2.98757790580626</text:p>
              </table:table-cell>
              <table:table-cell office:value-type="float" office:value="2.76822187564592">
                <text:p>2.76822187564592</text:p>
              </table:table-cell>
              <table:table-cell office:value-type="float" office:value="2.21445312822375">
                <text:p>2.214453128223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1461291413117">
                <text:p>3.1461291413117</text:p>
              </table:table-cell>
              <table:table-cell office:value-type="float" office:value="2.71025943876512">
                <text:p>2.71025943876512</text:p>
              </table:table-cell>
              <table:table-cell office:value-type="float" office:value="2.95017236638961">
                <text:p>2.95017236638961</text:p>
              </table:table-cell>
              <table:table-cell office:value-type="float" office:value="2.57995709469813">
                <text:p>2.57995709469813</text:p>
              </table:table-cell>
              <table:table-cell office:value-type="float" office:value="2.30309207561745">
                <text:p>2.303092075617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74540895346264">
                <text:p>2.74540895346264</text:p>
              </table:table-cell>
              <table:table-cell office:value-type="float" office:value="2.67141710156564">
                <text:p>2.67141710156564</text:p>
              </table:table-cell>
              <table:table-cell office:value-type="float" office:value="2.71799618097502">
                <text:p>2.71799618097502</text:p>
              </table:table-cell>
              <table:table-cell office:value-type="float" office:value="2.46760185921863">
                <text:p>2.46760185921863</text:p>
              </table:table-cell>
              <table:table-cell office:value-type="float" office:value="2.17765595263698">
                <text:p>2.177655952636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73371520893001">
                <text:p>2.73371520893001</text:p>
              </table:table-cell>
              <table:table-cell office:value-type="float" office:value="2.48404195751988">
                <text:p>2.48404195751988</text:p>
              </table:table-cell>
              <table:table-cell office:value-type="float" office:value="2.90356354856168">
                <text:p>2.90356354856168</text:p>
              </table:table-cell>
              <table:table-cell office:value-type="float" office:value="2.17152964587095">
                <text:p>2.17152964587095</text:p>
              </table:table-cell>
              <table:table-cell office:value-type="float" office:value="1.91644020040925">
                <text:p>1.916440200409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9173197492163">
                <text:p>2.9173197492163</text:p>
              </table:table-cell>
              <table:table-cell office:value-type="float" office:value="2.62577437556722">
                <text:p>2.62577437556722</text:p>
              </table:table-cell>
              <table:table-cell office:value-type="float" office:value="3.21160841736888">
                <text:p>3.21160841736888</text:p>
              </table:table-cell>
              <table:table-cell office:value-type="float" office:value="2.3200132282423">
                <text:p>2.3200132282423</text:p>
              </table:table-cell>
              <table:table-cell office:value-type="float" office:value="2.04429875853767">
                <text:p>2.0442987585376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.6850115406809">
                <text:p>2.6850115406809</text:p>
              </table:table-cell>
              <table:table-cell office:value-type="float" office:value="2.56524420801049">
                <text:p>2.56524420801049</text:p>
              </table:table-cell>
              <table:table-cell office:value-type="float" office:value="2.33340024422475">
                <text:p>2.33340024422475</text:p>
              </table:table-cell>
              <table:table-cell office:value-type="float" office:value="2.36564941269038">
                <text:p>2.36564941269038</text:p>
              </table:table-cell>
              <table:table-cell office:value-type="float" office:value="1.99225232114816">
                <text:p>1.9922523211481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.48166666666667">
                <text:p>2.48166666666667</text:p>
              </table:table-cell>
              <table:table-cell office:value-type="float" office:value="2.46016488594772">
                <text:p>2.46016488594772</text:p>
              </table:table-cell>
              <table:table-cell office:value-type="float" office:value="2.46475837088082">
                <text:p>2.46475837088082</text:p>
              </table:table-cell>
              <table:table-cell office:value-type="float" office:value="2.14045258072718">
                <text:p>2.14045258072718</text:p>
              </table:table-cell>
              <table:table-cell office:value-type="float" office:value="1.82267892076948">
                <text:p>1.8226789207694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294cm" svg:height="18.166cm" xlink:href=".." xlink:type="simple" chart:class="chart:line" chart:style-name="ch1">
        <chart:title svg:x="13.391cm" svg:y="0.499cm" chart:style-name="ch2">
          <text:p>OpenMP version efficiency</text:p>
        </chart:title>
        <chart:legend chart:legend-position="end" svg:x="27.881cm" svg:y="7.788cm" style:legend-expansion="high" chart:style-name="ch3"/>
        <chart:plot-area chart:style-name="ch4" table:cell-range-address="omp_time_log.R9:omp_time_log.S39 omp_time_log.S7:omp_time_log.S8 omp_time_log.S40:omp_time_log.S167" chart:data-source-has-labels="both" svg:x="1.656cm" svg:y="1.641cm" svg:width="25.58cm" svg:height="15.181cm">
          <chartooo:coordinate-region svg:x="2.383cm" svg:y="1.841cm" svg:width="24.667cm" svg:height="14.334cm"/>
          <chart:axis chart:dimension="x" chart:name="primary-x" chart:style-name="ch5" chartooo:axis-type="auto">
            <chartooo:date-scale/>
            <chart:title svg:x="13.846cm" svg:y="17.185cm" chart:style-name="ch6">
              <text:p>threads</text:p>
            </chart:title>
            <chart:categories table:cell-range-address="omp_time_log.R9:omp_time_log.R39"/>
          </chart:axis>
          <chart:axis chart:dimension="y" chart:name="primary-y" chart:style-name="ch5">
            <chart:title svg:x="0.451cm" svg:y="9.963cm" chart:style-name="ch7">
              <text:p>efficiency</text:p>
            </chart:title>
            <chart:grid chart:style-name="ch8" chart:class="major"/>
          </chart:axis>
          <chart:series chart:style-name="ch9" chart:values-cell-range-address="omp_time_log.S9:omp_time_log.S39" chart:label-cell-address="omp_time_log.S7:omp_time_log.S8" chart:class="chart:line">
            <chart:data-point chart:repeated="31"/>
          </chart:series>
          <chart:series chart:style-name="ch10" chart:values-cell-range-address="omp_time_log.S41:omp_time_log.S71" chart:label-cell-address="omp_time_log.S40:omp_time_log.S40" chart:class="chart:line">
            <chart:data-point chart:repeated="31"/>
          </chart:series>
          <chart:series chart:style-name="ch11" chart:values-cell-range-address="omp_time_log.S73:omp_time_log.S103" chart:label-cell-address="omp_time_log.S72:omp_time_log.S72" chart:class="chart:line">
            <chart:data-point chart:repeated="31"/>
          </chart:series>
          <chart:series chart:style-name="ch12" chart:values-cell-range-address="omp_time_log.S105:omp_time_log.S135" chart:label-cell-address="omp_time_log.S104:omp_time_log.S104" chart:class="chart:line">
            <chart:data-point chart:repeated="31"/>
          </chart:series>
          <chart:series chart:style-name="ch13" chart:values-cell-range-address="omp_time_log.S137:omp_time_log.S167" chart:label-cell-address="omp_time_log.S136:omp_time_log.S13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verysmall</text:p>
                <text:list>
                  <text:list-item>
                    <text:p>efficiency</text:p>
                  </text:list-item>
                  <text:list-item>
                    <text:p>verysmall</text:p>
                  </text:list-item>
                </text:list>
                <draw:g>
                  <svg:desc>omp_time_log.S7:omp_time_log.S8</svg:desc>
                </draw:g>
              </table:table-cell>
              <table:table-cell office:value-type="string">
                <text:p>small</text:p>
                <draw:g>
                  <svg:desc>omp_time_log.S40:omp_time_log.S40</svg:desc>
                </draw:g>
              </table:table-cell>
              <table:table-cell office:value-type="string">
                <text:p>medium</text:p>
                <draw:g>
                  <svg:desc>omp_time_log.S72:omp_time_log.S72</svg:desc>
                </draw:g>
              </table:table-cell>
              <table:table-cell office:value-type="string">
                <text:p>large</text:p>
                <draw:g>
                  <svg:desc>omp_time_log.S104:omp_time_log.S104</svg:desc>
                </draw:g>
              </table:table-cell>
              <table:table-cell office:value-type="string">
                <text:p>verylarge</text:p>
                <draw:g>
                  <svg:desc>omp_time_log.S136:omp_time_log.S1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_time_log.R9:omp_time_log.R39</svg:desc>
                </draw:g>
              </table:table-cell>
              <table:table-cell office:value-type="float" office:value="0.950199101490709">
                <text:p>0.950199101490709</text:p>
                <draw:g>
                  <svg:desc>omp_time_log.S9:omp_time_log.S39</svg:desc>
                </draw:g>
              </table:table-cell>
              <table:table-cell office:value-type="float" office:value="1.06257784306837">
                <text:p>1.06257784306837</text:p>
                <draw:g>
                  <svg:desc>omp_time_log.S41:omp_time_log.S71</svg:desc>
                </draw:g>
              </table:table-cell>
              <table:table-cell office:value-type="float" office:value="1.074328799618">
                <text:p>1.074328799618</text:p>
                <draw:g>
                  <svg:desc>omp_time_log.S73:omp_time_log.S103</svg:desc>
                </draw:g>
              </table:table-cell>
              <table:table-cell office:value-type="float" office:value="0.848330943620041">
                <text:p>0.848330943620041</text:p>
                <draw:g>
                  <svg:desc>omp_time_log.S105:omp_time_log.S135</svg:desc>
                </draw:g>
              </table:table-cell>
              <table:table-cell office:value-type="float" office:value="0.754417656568496">
                <text:p>0.754417656568496</text:p>
                <draw:g>
                  <svg:desc>omp_time_log.S137:omp_time_log.S1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7054433713784">
                <text:p>0.817054433713784</text:p>
              </table:table-cell>
              <table:table-cell office:value-type="float" office:value="0.714738357106032">
                <text:p>0.714738357106032</text:p>
              </table:table-cell>
              <table:table-cell office:value-type="float" office:value="0.724322892867528">
                <text:p>0.724322892867528</text:p>
              </table:table-cell>
              <table:table-cell office:value-type="float" office:value="0.531039355206148">
                <text:p>0.531039355206148</text:p>
              </table:table-cell>
              <table:table-cell office:value-type="float" office:value="0.57667881658636">
                <text:p>0.576678816586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3094202234842">
                <text:p>0.213094202234842</text:p>
              </table:table-cell>
              <table:table-cell office:value-type="float" office:value="0.19539416504193">
                <text:p>0.19539416504193</text:p>
              </table:table-cell>
              <table:table-cell office:value-type="float" office:value="0.199729957274258">
                <text:p>0.199729957274258</text:p>
              </table:table-cell>
              <table:table-cell office:value-type="float" office:value="0.175135641497501">
                <text:p>0.175135641497501</text:p>
              </table:table-cell>
              <table:table-cell office:value-type="float" office:value="0.159804359478292">
                <text:p>0.159804359478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1929059103947">
                <text:p>0.751929059103947</text:p>
              </table:table-cell>
              <table:table-cell office:value-type="float" office:value="0.824005052131058">
                <text:p>0.824005052131058</text:p>
              </table:table-cell>
              <table:table-cell office:value-type="float" office:value="0.912972053144839">
                <text:p>0.912972053144839</text:p>
              </table:table-cell>
              <table:table-cell office:value-type="float" office:value="0.880712116502068">
                <text:p>0.880712116502068</text:p>
              </table:table-cell>
              <table:table-cell office:value-type="float" office:value="0.806461550483587">
                <text:p>0.8064615504835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944876970396">
                <text:p>0.8944876970396</text:p>
              </table:table-cell>
              <table:table-cell office:value-type="float" office:value="0.974589923843">
                <text:p>0.974589923843</text:p>
              </table:table-cell>
              <table:table-cell office:value-type="float" office:value="1.03337333688921">
                <text:p>1.03337333688921</text:p>
              </table:table-cell>
              <table:table-cell office:value-type="float" office:value="0.830069612889231">
                <text:p>0.830069612889231</text:p>
              </table:table-cell>
              <table:table-cell office:value-type="float" office:value="0.736546300489974">
                <text:p>0.7365463004899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70902045597909">
                <text:p>0.670902045597909</text:p>
              </table:table-cell>
              <table:table-cell office:value-type="float" office:value="0.650584152123967">
                <text:p>0.650584152123967</text:p>
              </table:table-cell>
              <table:table-cell office:value-type="float" office:value="0.552567886074194">
                <text:p>0.552567886074194</text:p>
              </table:table-cell>
              <table:table-cell office:value-type="float" office:value="0.523206960845246">
                <text:p>0.523206960845246</text:p>
              </table:table-cell>
              <table:table-cell office:value-type="float" office:value="0.465597792844966">
                <text:p>0.4655977928449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5287865686698">
                <text:p>0.335287865686698</text:p>
              </table:table-cell>
              <table:table-cell office:value-type="float" office:value="0.280965530053537">
                <text:p>0.280965530053537</text:p>
              </table:table-cell>
              <table:table-cell office:value-type="float" office:value="0.316633753262967">
                <text:p>0.316633753262967</text:p>
              </table:table-cell>
              <table:table-cell office:value-type="float" office:value="0.251946823729402">
                <text:p>0.251946823729402</text:p>
              </table:table-cell>
              <table:table-cell office:value-type="float" office:value="0.248003948431926">
                <text:p>0.2480039484319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0399931194633">
                <text:p>0.800399931194633</text:p>
              </table:table-cell>
              <table:table-cell office:value-type="float" office:value="0.648131915225183">
                <text:p>0.648131915225183</text:p>
              </table:table-cell>
              <table:table-cell office:value-type="float" office:value="0.707253386874341">
                <text:p>0.707253386874341</text:p>
              </table:table-cell>
              <table:table-cell office:value-type="float" office:value="0.686419039809155">
                <text:p>0.686419039809155</text:p>
              </table:table-cell>
              <table:table-cell office:value-type="float" office:value="0.629737804334255">
                <text:p>0.6297378043342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469712969185">
                <text:p>0.71469712969185</text:p>
              </table:table-cell>
              <table:table-cell office:value-type="float" office:value="0.610840829814577">
                <text:p>0.610840829814577</text:p>
              </table:table-cell>
              <table:table-cell office:value-type="float" office:value="0.626020419611803">
                <text:p>0.626020419611803</text:p>
              </table:table-cell>
              <table:table-cell office:value-type="float" office:value="0.589352828811169">
                <text:p>0.589352828811169</text:p>
              </table:table-cell>
              <table:table-cell office:value-type="float" office:value="0.536732826259808">
                <text:p>0.5367328262598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6750584584453">
                <text:p>0.406750584584453</text:p>
              </table:table-cell>
              <table:table-cell office:value-type="float" office:value="0.420508186465633">
                <text:p>0.420508186465633</text:p>
              </table:table-cell>
              <table:table-cell office:value-type="float" office:value="0.453858642780683">
                <text:p>0.453858642780683</text:p>
              </table:table-cell>
              <table:table-cell office:value-type="float" office:value="0.428077455048409">
                <text:p>0.428077455048409</text:p>
              </table:table-cell>
              <table:table-cell office:value-type="float" office:value="0.378222774768375">
                <text:p>0.3782227747683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3640613048528">
                <text:p>0.263640613048528</text:p>
              </table:table-cell>
              <table:table-cell office:value-type="float" office:value="0.249754167886444">
                <text:p>0.249754167886444</text:p>
              </table:table-cell>
              <table:table-cell office:value-type="float" office:value="0.264803646310882">
                <text:p>0.264803646310882</text:p>
              </table:table-cell>
              <table:table-cell office:value-type="float" office:value="0.248099534861789">
                <text:p>0.248099534861789</text:p>
              </table:table-cell>
              <table:table-cell office:value-type="float" office:value="0.222626507843399">
                <text:p>0.2226265078433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1711153006549">
                <text:p>0.461711153006549</text:p>
              </table:table-cell>
              <table:table-cell office:value-type="float" office:value="0.362935773812121">
                <text:p>0.362935773812121</text:p>
              </table:table-cell>
              <table:table-cell office:value-type="float" office:value="0.43705196009625">
                <text:p>0.43705196009625</text:p>
              </table:table-cell>
              <table:table-cell office:value-type="float" office:value="0.347244614151699">
                <text:p>0.347244614151699</text:p>
              </table:table-cell>
              <table:table-cell office:value-type="float" office:value="0.339644744969773">
                <text:p>0.3396447449697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3683776540919">
                <text:p>0.383683776540919</text:p>
              </table:table-cell>
              <table:table-cell office:value-type="float" office:value="0.349543274660279">
                <text:p>0.349543274660279</text:p>
              </table:table-cell>
              <table:table-cell office:value-type="float" office:value="0.369319279963357">
                <text:p>0.369319279963357</text:p>
              </table:table-cell>
              <table:table-cell office:value-type="float" office:value="0.325909113031321">
                <text:p>0.325909113031321</text:p>
              </table:table-cell>
              <table:table-cell office:value-type="float" office:value="0.293718269527581">
                <text:p>0.2937182695275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438971656363">
                <text:p>0.31438971656363</text:p>
              </table:table-cell>
              <table:table-cell office:value-type="float" office:value="0.281374207188161">
                <text:p>0.281374207188161</text:p>
              </table:table-cell>
              <table:table-cell office:value-type="float" office:value="0.293954145066802">
                <text:p>0.293954145066802</text:p>
              </table:table-cell>
              <table:table-cell office:value-type="float" office:value="0.27885917632417">
                <text:p>0.27885917632417</text:p>
              </table:table-cell>
              <table:table-cell office:value-type="float" office:value="0.254750810315069">
                <text:p>0.2547508103150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10775154294774">
                <text:p>0.210775154294774</text:p>
              </table:table-cell>
              <table:table-cell office:value-type="float" office:value="0.188499398059628">
                <text:p>0.188499398059628</text:p>
              </table:table-cell>
              <table:table-cell office:value-type="float" office:value="0.200438256171509">
                <text:p>0.200438256171509</text:p>
              </table:table-cell>
              <table:table-cell office:value-type="float" office:value="0.184841612637113">
                <text:p>0.184841612637113</text:p>
              </table:table-cell>
              <table:table-cell office:value-type="float" office:value="0.170951156812339">
                <text:p>0.1709511568123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848566153136">
                <text:p>0.26848566153136</text:p>
              </table:table-cell>
              <table:table-cell office:value-type="float" office:value="0.238913302600778">
                <text:p>0.238913302600778</text:p>
              </table:table-cell>
              <table:table-cell office:value-type="float" office:value="0.263604169501262">
                <text:p>0.263604169501262</text:p>
              </table:table-cell>
              <table:table-cell office:value-type="float" office:value="0.224546097474729">
                <text:p>0.224546097474729</text:p>
              </table:table-cell>
              <table:table-cell office:value-type="float" office:value="0.200869797608674">
                <text:p>0.2008697976086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0648538606951">
                <text:p>0.270648538606951</text:p>
              </table:table-cell>
              <table:table-cell office:value-type="float" office:value="0.235251902837729">
                <text:p>0.235251902837729</text:p>
              </table:table-cell>
              <table:table-cell office:value-type="float" office:value="0.248995933754833">
                <text:p>0.248995933754833</text:p>
              </table:table-cell>
              <table:table-cell office:value-type="float" office:value="0.210280960781963">
                <text:p>0.210280960781963</text:p>
              </table:table-cell>
              <table:table-cell office:value-type="float" office:value="0.188452812087275">
                <text:p>0.1884528120872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5862021291304">
                <text:p>0.205862021291304</text:p>
              </table:table-cell>
              <table:table-cell office:value-type="float" office:value="0.204495866752712">
                <text:p>0.204495866752712</text:p>
              </table:table-cell>
              <table:table-cell office:value-type="float" office:value="0.204939359881291">
                <text:p>0.204939359881291</text:p>
              </table:table-cell>
              <table:table-cell office:value-type="float" office:value="0.194669520864716">
                <text:p>0.194669520864716</text:p>
              </table:table-cell>
              <table:table-cell office:value-type="float" office:value="0.170421039093425">
                <text:p>0.1704210390934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67282319528329">
                <text:p>0.167282319528329</text:p>
              </table:table-cell>
              <table:table-cell office:value-type="float" office:value="0.145049632280818">
                <text:p>0.145049632280818</text:p>
              </table:table-cell>
              <table:table-cell office:value-type="float" office:value="0.155683804277223">
                <text:p>0.155683804277223</text:p>
              </table:table-cell>
              <table:table-cell office:value-type="float" office:value="0.139165049378267">
                <text:p>0.139165049378267</text:p>
              </table:table-cell>
              <table:table-cell office:value-type="float" office:value="0.125960479314297">
                <text:p>0.1259604793142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0826976706037">
                <text:p>0.190826976706037</text:p>
              </table:table-cell>
              <table:table-cell office:value-type="float" office:value="0.188628169077963">
                <text:p>0.188628169077963</text:p>
              </table:table-cell>
              <table:table-cell office:value-type="float" office:value="0.202539493553258">
                <text:p>0.202539493553258</text:p>
              </table:table-cell>
              <table:table-cell office:value-type="float" office:value="0.164152196391642">
                <text:p>0.164152196391642</text:p>
              </table:table-cell>
              <table:table-cell office:value-type="float" office:value="0.150322855695885">
                <text:p>0.1503228556958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82597221677197">
                <text:p>0.182597221677197</text:p>
              </table:table-cell>
              <table:table-cell office:value-type="float" office:value="0.163012191925452">
                <text:p>0.163012191925452</text:p>
              </table:table-cell>
              <table:table-cell office:value-type="float" office:value="0.179209613825656">
                <text:p>0.179209613825656</text:p>
              </table:table-cell>
              <table:table-cell office:value-type="float" office:value="0.175515701424825">
                <text:p>0.175515701424825</text:p>
              </table:table-cell>
              <table:table-cell office:value-type="float" office:value="0.149074146092135">
                <text:p>0.1490741460921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7467491264732">
                <text:p>0.157467491264732</text:p>
              </table:table-cell>
              <table:table-cell office:value-type="float" office:value="0.154106059799033">
                <text:p>0.154106059799033</text:p>
              </table:table-cell>
              <table:table-cell office:value-type="float" office:value="0.169719747609812">
                <text:p>0.169719747609812</text:p>
              </table:table-cell>
              <table:table-cell office:value-type="float" office:value="0.135030510230035">
                <text:p>0.135030510230035</text:p>
              </table:table-cell>
              <table:table-cell office:value-type="float" office:value="0.129066308415699">
                <text:p>0.1290663084156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6407775884498">
                <text:p>0.136407775884498</text:p>
              </table:table-cell>
              <table:table-cell office:value-type="float" office:value="0.121555368018033">
                <text:p>0.121555368018033</text:p>
              </table:table-cell>
              <table:table-cell office:value-type="float" office:value="0.120819814404523">
                <text:p>0.120819814404523</text:p>
              </table:table-cell>
              <table:table-cell office:value-type="float" office:value="0.113756803733569">
                <text:p>0.113756803733569</text:p>
              </table:table-cell>
              <table:table-cell office:value-type="float" office:value="0.100802373027103">
                <text:p>0.100802373027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162862346923">
                <text:p>0.090162862346923</text:p>
              </table:table-cell>
              <table:table-cell office:value-type="float" office:value="0.0867555798915311">
                <text:p>0.0867555798915311</text:p>
              </table:table-cell>
              <table:table-cell office:value-type="float" office:value="0.0797197609773047">
                <text:p>0.0797197609773047</text:p>
              </table:table-cell>
              <table:table-cell office:value-type="float" office:value="0.0736097676017492">
                <text:p>0.0736097676017492</text:p>
              </table:table-cell>
              <table:table-cell office:value-type="float" office:value="0.0728656595961">
                <text:p>0.07286565959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27487018068004">
                <text:p>0.0827487018068004</text:p>
              </table:table-cell>
              <table:table-cell office:value-type="float" office:value="0.0813045380015786">
                <text:p>0.0813045380015786</text:p>
              </table:table-cell>
              <table:table-cell office:value-type="float" office:value="0.0905326638123109">
                <text:p>0.0905326638123109</text:p>
              </table:table-cell>
              <table:table-cell office:value-type="float" office:value="0.0838855113832096">
                <text:p>0.0838855113832096</text:p>
              </table:table-cell>
              <table:table-cell office:value-type="float" office:value="0.0671046402492045">
                <text:p>0.06710464024920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98894040374771">
                <text:p>0.0898894040374771</text:p>
              </table:table-cell>
              <table:table-cell office:value-type="float" office:value="0.0774359839647177">
                <text:p>0.0774359839647177</text:p>
              </table:table-cell>
              <table:table-cell office:value-type="float" office:value="0.0842906390397032">
                <text:p>0.0842906390397032</text:p>
              </table:table-cell>
              <table:table-cell office:value-type="float" office:value="0.073713059848518">
                <text:p>0.073713059848518</text:p>
              </table:table-cell>
              <table:table-cell office:value-type="float" office:value="0.0658026307319271">
                <text:p>0.06580263073192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0395101370837">
                <text:p>0.070395101370837</text:p>
              </table:table-cell>
              <table:table-cell office:value-type="float" office:value="0.0684978743991189">
                <text:p>0.0684978743991189</text:p>
              </table:table-cell>
              <table:table-cell office:value-type="float" office:value="0.0696922097685903">
                <text:p>0.0696922097685903</text:p>
              </table:table-cell>
              <table:table-cell office:value-type="float" office:value="0.0632718425440673">
                <text:p>0.0632718425440673</text:p>
              </table:table-cell>
              <table:table-cell office:value-type="float" office:value="0.055837332118897">
                <text:p>0.0558373321188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27143001395315">
                <text:p>0.0427143001395315</text:p>
              </table:table-cell>
              <table:table-cell office:value-type="float" office:value="0.0388131555862481">
                <text:p>0.0388131555862481</text:p>
              </table:table-cell>
              <table:table-cell office:value-type="float" office:value="0.0453681804462762">
                <text:p>0.0453681804462762</text:p>
              </table:table-cell>
              <table:table-cell office:value-type="float" office:value="0.0339301507167336">
                <text:p>0.0339301507167336</text:p>
              </table:table-cell>
              <table:table-cell office:value-type="float" office:value="0.0299443781313945">
                <text:p>0.02994437813139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448818422956354">
                <text:p>0.0448818422956354</text:p>
              </table:table-cell>
              <table:table-cell office:value-type="float" office:value="0.0403965288548803">
                <text:p>0.0403965288548803</text:p>
              </table:table-cell>
              <table:table-cell office:value-type="float" office:value="0.0494093602672136">
                <text:p>0.0494093602672136</text:p>
              </table:table-cell>
              <table:table-cell office:value-type="float" office:value="0.0356925112037276">
                <text:p>0.0356925112037276</text:p>
              </table:table-cell>
              <table:table-cell office:value-type="float" office:value="0.0314507501313488">
                <text:p>0.03145075013134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400747991146403">
                <text:p>0.0400747991146403</text:p>
              </table:table-cell>
              <table:table-cell office:value-type="float" office:value="0.0382872269852311">
                <text:p>0.0382872269852311</text:p>
              </table:table-cell>
              <table:table-cell office:value-type="float" office:value="0.0348268693167874">
                <text:p>0.0348268693167874</text:p>
              </table:table-cell>
              <table:table-cell office:value-type="float" office:value="0.0353082001894087">
                <text:p>0.0353082001894087</text:p>
              </table:table-cell>
              <table:table-cell office:value-type="float" office:value="0.029735109270868">
                <text:p>0.0297351092708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49530516431925">
                <text:p>0.0349530516431925</text:p>
              </table:table-cell>
              <table:table-cell office:value-type="float" office:value="0.0346502096612356">
                <text:p>0.0346502096612356</text:p>
              </table:table-cell>
              <table:table-cell office:value-type="float" office:value="0.0347149066321242">
                <text:p>0.0347149066321242</text:p>
              </table:table-cell>
              <table:table-cell office:value-type="float" office:value="0.0301472194468617">
                <text:p>0.0301472194468617</text:p>
              </table:table-cell>
              <table:table-cell office:value-type="float" office:value="0.0256715340953448">
                <text:p>0.025671534095344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209cm" svg:height="20.454cm" xlink:href=".." xlink:type="simple" chart:class="chart:line" chart:style-name="ch1">
        <chart:title svg:x="10.362cm" svg:y="0.545cm" chart:style-name="ch2">
          <text:p>Pthreads version speed-up</text:p>
        </chart:title>
        <chart:legend chart:legend-position="end" svg:x="22.642cm" svg:y="8.683cm" style:legend-expansion="high" chart:style-name="ch3"/>
        <chart:plot-area chart:style-name="ch4" table:cell-range-address="pthreads.AQ11:pthreads.AR17 pthreads.AC64:pthreads.AC71 pthreads.AR10:pthreads.AR10 pthreads.AR18:pthreads.AR49" chart:data-source-has-labels="both" svg:x="1.535cm" svg:y="1.733cm" svg:width="20.583cm" svg:height="17.331cm">
          <chartooo:coordinate-region svg:x="2.156cm" svg:y="1.933cm" svg:width="19.775cm" svg:height="16.484cm"/>
          <chart:axis chart:dimension="x" chart:name="primary-x" chart:style-name="ch5" chartooo:axis-type="auto">
            <chartooo:date-scale/>
            <chart:title svg:x="11.226cm" svg:y="19.473cm" chart:style-name="ch6">
              <text:p>threads</text:p>
            </chart:title>
            <chart:categories table:cell-range-address="pthreads.AQ11:pthreads.AQ17"/>
          </chart:axis>
          <chart:axis chart:dimension="y" chart:name="primary-y" chart:style-name="ch5">
            <chart:title svg:x="0.451cm" svg:y="11.143cm" chart:style-name="ch7">
              <text:p>speed-up</text:p>
            </chart:title>
            <chart:grid chart:style-name="ch8" chart:class="major"/>
          </chart:axis>
          <chart:series chart:style-name="ch9" chart:values-cell-range-address="pthreads.AC65:pthreads.AC71" chart:label-cell-address="pthreads.AC64:pthreads.AC64" chart:class="chart:line">
            <chart:data-point chart:repeated="7"/>
          </chart:series>
          <chart:series chart:style-name="ch10" chart:values-cell-range-address="pthreads.AR11:pthreads.AR17" chart:label-cell-address="pthreads.AR10:pthreads.AR10" chart:class="chart:line">
            <chart:data-point chart:repeated="7"/>
          </chart:series>
          <chart:series chart:style-name="ch11" chart:values-cell-range-address="pthreads.AR19:pthreads.AR25" chart:label-cell-address="pthreads.AR18:pthreads.AR18" chart:class="chart:line">
            <chart:data-point chart:repeated="7"/>
          </chart:series>
          <chart:series chart:style-name="ch12" chart:values-cell-range-address="pthreads.AR27:pthreads.AR33" chart:label-cell-address="pthreads.AR26:pthreads.AR26" chart:class="chart:line">
            <chart:data-point chart:repeated="7"/>
          </chart:series>
          <chart:series chart:style-name="ch13" chart:values-cell-range-address="pthreads.AR35:pthreads.AR41" chart:label-cell-address="pthreads.AR34:pthreads.AR34" chart:class="chart:line">
            <chart:data-point chart:repeated="7"/>
          </chart:series>
          <chart:series chart:style-name="ch14" chart:values-cell-range-address="pthreads.AR43:pthreads.AR49" chart:label-cell-address="pthreads.AR42:pthreads.AR4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p-up</text:p>
                <draw:g>
                  <svg:desc>pthreads.AC64:pthreads.AC64</svg:desc>
                </draw:g>
              </table:table-cell>
              <table:table-cell office:value-type="string">
                <text:p>verysmall</text:p>
                <draw:g>
                  <svg:desc>pthreads.AR10:pthreads.AR10</svg:desc>
                </draw:g>
              </table:table-cell>
              <table:table-cell office:value-type="string">
                <text:p>small</text:p>
                <draw:g>
                  <svg:desc>pthreads.AR18:pthreads.AR18</svg:desc>
                </draw:g>
              </table:table-cell>
              <table:table-cell office:value-type="string">
                <text:p>medium</text:p>
                <draw:g>
                  <svg:desc>pthreads.AR26:pthreads.AR26</svg:desc>
                </draw:g>
              </table:table-cell>
              <table:table-cell office:value-type="string">
                <text:p>large</text:p>
                <draw:g>
                  <svg:desc>pthreads.AR34:pthreads.AR34</svg:desc>
                </draw:g>
              </table:table-cell>
              <table:table-cell office:value-type="string">
                <text:p>verylarge</text:p>
                <draw:g>
                  <svg:desc>pthreads.AR42:pthreads.AR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AQ11:pthreads.AQ17</svg:desc>
                </draw:g>
              </table:table-cell>
              <table:table-cell office:value-type="float" office:value="2">
                <text:p>2</text:p>
                <draw:g>
                  <svg:desc>pthreads.AC65:pthreads.AC71</svg:desc>
                </draw:g>
              </table:table-cell>
              <table:table-cell office:value-type="float" office:value="2.42129569402888">
                <text:p>2.42129569402888</text:p>
                <draw:g>
                  <svg:desc>pthreads.AR11:pthreads.AR17</svg:desc>
                </draw:g>
              </table:table-cell>
              <table:table-cell office:value-type="float" office:value="1.88070542350846">
                <text:p>1.88070542350846</text:p>
                <draw:g>
                  <svg:desc>pthreads.AR19:pthreads.AR25</svg:desc>
                </draw:g>
              </table:table-cell>
              <table:table-cell office:value-type="float" office:value="1.81596042439628">
                <text:p>1.81596042439628</text:p>
                <draw:g>
                  <svg:desc>pthreads.AR27:pthreads.AR33</svg:desc>
                </draw:g>
              </table:table-cell>
              <table:table-cell office:value-type="float" office:value="1.53916554789977">
                <text:p>1.53916554789977</text:p>
                <draw:g>
                  <svg:desc>pthreads.AR35:pthreads.AR41</svg:desc>
                </draw:g>
              </table:table-cell>
              <table:table-cell office:value-type="float" office:value="1.44460535843592">
                <text:p>1.44460535843592</text:p>
                <draw:g>
                  <svg:desc>pthreads.AR43:pthreads.AR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9500472062484">
                <text:p>3.19500472062484</text:p>
              </table:table-cell>
              <table:table-cell office:value-type="float" office:value="2.46709672635599">
                <text:p>2.46709672635599</text:p>
              </table:table-cell>
              <table:table-cell office:value-type="float" office:value="2.32527087847975">
                <text:p>2.32527087847975</text:p>
              </table:table-cell>
              <table:table-cell office:value-type="float" office:value="2.08433726416763">
                <text:p>2.08433726416763</text:p>
              </table:table-cell>
              <table:table-cell office:value-type="float" office:value="1.68336475333988">
                <text:p>1.683364753339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0545238313055">
                <text:p>3.40545238313055</text:p>
              </table:table-cell>
              <table:table-cell office:value-type="float" office:value="2.33491228070175">
                <text:p>2.33491228070175</text:p>
              </table:table-cell>
              <table:table-cell office:value-type="float" office:value="2.61968524639423">
                <text:p>2.61968524639423</text:p>
              </table:table-cell>
              <table:table-cell office:value-type="float" office:value="2.25761813180498">
                <text:p>2.25761813180498</text:p>
              </table:table-cell>
              <table:table-cell office:value-type="float" office:value="2.0083942725837">
                <text:p>2.00839427258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70628862231916">
                <text:p>2.70628862231916</text:p>
              </table:table-cell>
              <table:table-cell office:value-type="float" office:value="2.21927630481908">
                <text:p>2.21927630481908</text:p>
              </table:table-cell>
              <table:table-cell office:value-type="float" office:value="3.04909396926709">
                <text:p>3.04909396926709</text:p>
              </table:table-cell>
              <table:table-cell office:value-type="float" office:value="1.97084969331309">
                <text:p>1.97084969331309</text:p>
              </table:table-cell>
              <table:table-cell office:value-type="float" office:value="1.87602907092593">
                <text:p>1.876029070925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9378107489543">
                <text:p>2.9378107489543</text:p>
              </table:table-cell>
              <table:table-cell office:value-type="float" office:value="2.58517540111107">
                <text:p>2.58517540111107</text:p>
              </table:table-cell>
              <table:table-cell office:value-type="float" office:value="2.56959437055594">
                <text:p>2.56959437055594</text:p>
              </table:table-cell>
              <table:table-cell office:value-type="float" office:value="2.17799855117458">
                <text:p>2.17799855117458</text:p>
              </table:table-cell>
              <table:table-cell office:value-type="float" office:value="2.00817632420903">
                <text:p>2.008176324209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77715607281409">
                <text:p>2.77715607281409</text:p>
              </table:table-cell>
              <table:table-cell office:value-type="float" office:value="2.98341179107823">
                <text:p>2.98341179107823</text:p>
              </table:table-cell>
              <table:table-cell office:value-type="float" office:value="2.68106248438371">
                <text:p>2.68106248438371</text:p>
              </table:table-cell>
              <table:table-cell office:value-type="float" office:value="1.99854845383201">
                <text:p>1.99854845383201</text:p>
              </table:table-cell>
              <table:table-cell office:value-type="float" office:value="2.0523592446134">
                <text:p>2.0523592446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16431485889153">
                <text:p>3.16431485889153</text:p>
              </table:table-cell>
              <table:table-cell office:value-type="float" office:value="2.66542497797004">
                <text:p>2.66542497797004</text:p>
              </table:table-cell>
              <table:table-cell office:value-type="float" office:value="2.70676239448918">
                <text:p>2.70676239448918</text:p>
              </table:table-cell>
              <table:table-cell office:value-type="float" office:value="2.38184698958805">
                <text:p>2.38184698958805</text:p>
              </table:table-cell>
              <table:table-cell office:value-type="float" office:value="2.04648936819305">
                <text:p>2.04648936819305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56cm" svg:height="18.382cm" xlink:href=".." xlink:type="simple" chart:class="chart:line" chart:style-name="ch1">
        <chart:title svg:x="6.978cm" svg:y="0.503cm" chart:style-name="ch2">
          <text:p>Producer-Consumer efficiency</text:p>
        </chart:title>
        <chart:legend chart:legend-position="end" svg:x="17.33cm" svg:y="7.896cm" style:legend-expansion="high" chart:style-name="ch3"/>
        <chart:plot-area chart:style-name="ch4" table:cell-range-address="'prod-cons'.BD4:'prod-cons'.BE6 'prod-cons'.BE3:'prod-cons'.BE3 'prod-cons'.BE7:'prod-cons'.BE22" chart:data-source-has-labels="both" svg:x="1.414cm" svg:y="1.649cm" svg:width="15.513cm" svg:height="15.385cm">
          <chartooo:coordinate-region svg:x="2.141cm" svg:y="1.848cm" svg:width="14.599cm" svg:height="14.539cm"/>
          <chart:axis chart:dimension="x" chart:name="primary-x" chart:style-name="ch5" chartooo:axis-type="auto">
            <chartooo:date-scale/>
            <chart:title svg:x="8.57cm" svg:y="17.401cm" chart:style-name="ch6">
              <text:p>threads</text:p>
            </chart:title>
            <chart:categories table:cell-range-address="'prod-cons'.BD4:'prod-cons'.BD6"/>
          </chart:axis>
          <chart:axis chart:dimension="y" chart:name="primary-y" chart:style-name="ch5">
            <chart:title svg:x="0.451cm" svg:y="10.073cm" chart:style-name="ch7">
              <text:p>efficiency</text:p>
            </chart:title>
            <chart:grid chart:style-name="ch8" chart:class="major"/>
          </chart:axis>
          <chart:series chart:style-name="ch9" chart:values-cell-range-address="'prod-cons'.BE4:'prod-cons'.BE6" chart:label-cell-address="'prod-cons'.BE3:'prod-cons'.BE3" chart:class="chart:line">
            <chart:data-point chart:repeated="3"/>
          </chart:series>
          <chart:series chart:style-name="ch10" chart:values-cell-range-address="'prod-cons'.BE8:'prod-cons'.BE10" chart:label-cell-address="'prod-cons'.BE7:'prod-cons'.BE7" chart:class="chart:line">
            <chart:data-point chart:repeated="3"/>
          </chart:series>
          <chart:series chart:style-name="ch11" chart:values-cell-range-address="'prod-cons'.BE12:'prod-cons'.BE14" chart:label-cell-address="'prod-cons'.BE11:'prod-cons'.BE11" chart:class="chart:line">
            <chart:data-point chart:repeated="3"/>
          </chart:series>
          <chart:series chart:style-name="ch12" chart:values-cell-range-address="'prod-cons'.BE16:'prod-cons'.BE18" chart:label-cell-address="'prod-cons'.BE15:'prod-cons'.BE15" chart:class="chart:line">
            <chart:data-point chart:repeated="3"/>
          </chart:series>
          <chart:series chart:style-name="ch13" chart:values-cell-range-address="'prod-cons'.BE20:'prod-cons'.BE22" chart:label-cell-address="'prod-cons'.BE19:'prod-cons'.BE1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BE3:'prod-cons'.BE3</svg:desc>
                </draw:g>
              </table:table-cell>
              <table:table-cell office:value-type="string">
                <text:p>small</text:p>
                <draw:g>
                  <svg:desc>'prod-cons'.BE7:'prod-cons'.BE7</svg:desc>
                </draw:g>
              </table:table-cell>
              <table:table-cell office:value-type="string">
                <text:p>medium</text:p>
                <draw:g>
                  <svg:desc>'prod-cons'.BE11:'prod-cons'.BE11</svg:desc>
                </draw:g>
              </table:table-cell>
              <table:table-cell office:value-type="string">
                <text:p>large</text:p>
                <draw:g>
                  <svg:desc>'prod-cons'.BE15:'prod-cons'.BE15</svg:desc>
                </draw:g>
              </table:table-cell>
              <table:table-cell office:value-type="string">
                <text:p>verylarge</text:p>
                <draw:g>
                  <svg:desc>'prod-cons'.BE19:'prod-cons'.BE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BD4:'prod-cons'.BD6</svg:desc>
                </draw:g>
              </table:table-cell>
              <table:table-cell office:value-type="float" office:value="0.607140527139875">
                <text:p>0.607140527139875</text:p>
                <draw:g>
                  <svg:desc>'prod-cons'.BE4:'prod-cons'.BE6</svg:desc>
                </draw:g>
              </table:table-cell>
              <table:table-cell office:value-type="float" office:value="0.286424482417251">
                <text:p>0.286424482417251</text:p>
                <draw:g>
                  <svg:desc>'prod-cons'.BE8:'prod-cons'.BE10</svg:desc>
                </draw:g>
              </table:table-cell>
              <table:table-cell office:value-type="float" office:value="0.286826694521438">
                <text:p>0.286826694521438</text:p>
                <draw:g>
                  <svg:desc>'prod-cons'.BE12:'prod-cons'.BE14</svg:desc>
                </draw:g>
              </table:table-cell>
              <table:table-cell office:value-type="float" office:value="0.251481693910716">
                <text:p>0.251481693910716</text:p>
                <draw:g>
                  <svg:desc>'prod-cons'.BE16:'prod-cons'.BE18</svg:desc>
                </draw:g>
              </table:table-cell>
              <table:table-cell office:value-type="float" office:value="0.178301478694061">
                <text:p>0.178301478694061</text:p>
                <draw:g>
                  <svg:desc>'prod-cons'.BE20:'prod-cons'.BE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83234457959576">
                <text:p>0.483234457959576</text:p>
              </table:table-cell>
              <table:table-cell office:value-type="float" office:value="0.580712440659034">
                <text:p>0.580712440659034</text:p>
              </table:table-cell>
              <table:table-cell office:value-type="float" office:value="0.586459874882282">
                <text:p>0.586459874882282</text:p>
              </table:table-cell>
              <table:table-cell office:value-type="float" office:value="0.318154332558762">
                <text:p>0.318154332558762</text:p>
              </table:table-cell>
              <table:table-cell office:value-type="float" office:value="0.359108757447765">
                <text:p>0.359108757447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6528357527049">
                <text:p>0.386528357527049</text:p>
              </table:table-cell>
              <table:table-cell office:value-type="float" office:value="0.426144368452061">
                <text:p>0.426144368452061</text:p>
              </table:table-cell>
              <table:table-cell office:value-type="float" office:value="0.430220580071306">
                <text:p>0.430220580071306</text:p>
              </table:table-cell>
              <table:table-cell office:value-type="float" office:value="0.290203880626416">
                <text:p>0.290203880626416</text:p>
              </table:table-cell>
              <table:table-cell office:value-type="float" office:value="0.255579574207873">
                <text:p>0.2555795742078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597cm" svg:height="20.024cm" xlink:href=".." xlink:type="simple" chart:class="chart:line" chart:style-name="ch1">
        <chart:title svg:x="15.505cm" svg:y="0.536cm" chart:style-name="ch2">
          <text:p>OMP efficiency 8 core</text:p>
        </chart:title>
        <chart:subtitle svg:x="14.778cm" svg:y="1.715cm" chart:style-name="ch3">
          <text:p>n nested threads in inner functions</text:p>
        </chart:subtitle>
        <chart:legend chart:legend-position="end" svg:x="32.771cm" svg:y="8.717cm" style:legend-expansion="high" chart:style-name="ch4"/>
        <chart:plot-area chart:style-name="ch5" table:cell-range-address="omp_time_log.V9:omp_time_log.W39 omp_time_log.W8:omp_time_log.W8 omp_time_log.W40:omp_time_log.W167" chart:data-source-has-labels="both" svg:x="1.722cm" svg:y="2.798cm" svg:width="30.338cm" svg:height="15.845cm">
          <chartooo:coordinate-region svg:x="2.634cm" svg:y="2.997cm" svg:width="29.239cm" svg:height="14.999cm"/>
          <chart:axis chart:dimension="x" chart:name="primary-x" chart:style-name="ch6" chartooo:axis-type="auto">
            <chartooo:date-scale/>
            <chart:title svg:x="16.291cm" svg:y="19.043cm" chart:style-name="ch7">
              <text:p>threads</text:p>
            </chart:title>
            <chart:categories table:cell-range-address="omp_time_log.V9:omp_time_log.V39"/>
          </chart:axis>
          <chart:axis chart:dimension="y" chart:name="primary-y" chart:style-name="ch6">
            <chart:title svg:x="0.451cm" svg:y="11.452cm" chart:style-name="ch8">
              <text:p>efficiency</text:p>
            </chart:title>
            <chart:grid chart:style-name="ch9" chart:class="major"/>
          </chart:axis>
          <chart:series chart:style-name="ch10" chart:values-cell-range-address="omp_time_log.W9:omp_time_log.W39" chart:label-cell-address="omp_time_log.W8:omp_time_log.W8" chart:class="chart:line">
            <chart:data-point chart:repeated="31"/>
          </chart:series>
          <chart:series chart:style-name="ch11" chart:values-cell-range-address="omp_time_log.W41:omp_time_log.W71" chart:label-cell-address="omp_time_log.W40:omp_time_log.W40" chart:class="chart:line">
            <chart:data-point chart:repeated="31"/>
          </chart:series>
          <chart:series chart:style-name="ch12" chart:values-cell-range-address="omp_time_log.W73:omp_time_log.W103" chart:label-cell-address="omp_time_log.W72:omp_time_log.W72" chart:class="chart:line">
            <chart:data-point chart:repeated="31"/>
          </chart:series>
          <chart:series chart:style-name="ch13" chart:values-cell-range-address="omp_time_log.W105:omp_time_log.W135" chart:label-cell-address="omp_time_log.W104:omp_time_log.W104" chart:class="chart:line">
            <chart:data-point chart:repeated="31"/>
          </chart:series>
          <chart:series chart:style-name="ch14" chart:values-cell-range-address="omp_time_log.W137:omp_time_log.W167" chart:label-cell-address="omp_time_log.W136:omp_time_log.W136" chart:class="chart:line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W8:omp_time_log.W8</svg:desc>
                </draw:g>
              </table:table-cell>
              <table:table-cell office:value-type="string">
                <text:p>small</text:p>
                <draw:g>
                  <svg:desc>omp_time_log.W40:omp_time_log.W40</svg:desc>
                </draw:g>
              </table:table-cell>
              <table:table-cell office:value-type="string">
                <text:p>medium</text:p>
                <draw:g>
                  <svg:desc>omp_time_log.W72:omp_time_log.W72</svg:desc>
                </draw:g>
              </table:table-cell>
              <table:table-cell office:value-type="string">
                <text:p>large</text:p>
                <draw:g>
                  <svg:desc>omp_time_log.W104:omp_time_log.W104</svg:desc>
                </draw:g>
              </table:table-cell>
              <table:table-cell office:value-type="string">
                <text:p>verylarge</text:p>
                <draw:g>
                  <svg:desc>omp_time_log.W136:omp_time_log.W1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_time_log.V9:omp_time_log.V39</svg:desc>
                </draw:g>
              </table:table-cell>
              <table:table-cell office:value-type="float" office:value="0.237549775372677">
                <text:p>0.237549775372677</text:p>
                <draw:g>
                  <svg:desc>omp_time_log.W9:omp_time_log.W39</svg:desc>
                </draw:g>
              </table:table-cell>
              <table:table-cell office:value-type="float" office:value="0.265644460767094">
                <text:p>0.265644460767094</text:p>
                <draw:g>
                  <svg:desc>omp_time_log.W41:omp_time_log.W71</svg:desc>
                </draw:g>
              </table:table-cell>
              <table:table-cell office:value-type="float" office:value="0.268582199904499">
                <text:p>0.268582199904499</text:p>
                <draw:g>
                  <svg:desc>omp_time_log.W73:omp_time_log.W103</svg:desc>
                </draw:g>
              </table:table-cell>
              <table:table-cell office:value-type="float" office:value="0.21208273590501">
                <text:p>0.21208273590501</text:p>
                <draw:g>
                  <svg:desc>omp_time_log.W105:omp_time_log.W135</svg:desc>
                </draw:g>
              </table:table-cell>
              <table:table-cell office:value-type="float" office:value="0.188604414142124">
                <text:p>0.188604414142124</text:p>
                <draw:g>
                  <svg:desc>omp_time_log.W137:omp_time_log.W1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8527216856892">
                <text:p>0.408527216856892</text:p>
              </table:table-cell>
              <table:table-cell office:value-type="float" office:value="0.357369178553016">
                <text:p>0.357369178553016</text:p>
              </table:table-cell>
              <table:table-cell office:value-type="float" office:value="0.362161446433764">
                <text:p>0.362161446433764</text:p>
              </table:table-cell>
              <table:table-cell office:value-type="float" office:value="0.265519677603074">
                <text:p>0.265519677603074</text:p>
              </table:table-cell>
              <table:table-cell office:value-type="float" office:value="0.28833940829318">
                <text:p>0.288339408293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3094202234842">
                <text:p>0.213094202234842</text:p>
              </table:table-cell>
              <table:table-cell office:value-type="float" office:value="0.19539416504193">
                <text:p>0.19539416504193</text:p>
              </table:table-cell>
              <table:table-cell office:value-type="float" office:value="0.199729957274258">
                <text:p>0.199729957274258</text:p>
              </table:table-cell>
              <table:table-cell office:value-type="float" office:value="0.175135641497501">
                <text:p>0.175135641497501</text:p>
              </table:table-cell>
              <table:table-cell office:value-type="float" office:value="0.159804359478292">
                <text:p>0.159804359478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7982264775987">
                <text:p>0.187982264775987</text:p>
              </table:table-cell>
              <table:table-cell office:value-type="float" office:value="0.206001263032765">
                <text:p>0.206001263032765</text:p>
              </table:table-cell>
              <table:table-cell office:value-type="float" office:value="0.22824301328621">
                <text:p>0.22824301328621</text:p>
              </table:table-cell>
              <table:table-cell office:value-type="float" office:value="0.220178029125517">
                <text:p>0.220178029125517</text:p>
              </table:table-cell>
              <table:table-cell office:value-type="float" office:value="0.201615387620897">
                <text:p>0.201615387620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543288638985">
                <text:p>0.33543288638985</text:p>
              </table:table-cell>
              <table:table-cell office:value-type="float" office:value="0.365471221441125">
                <text:p>0.365471221441125</text:p>
              </table:table-cell>
              <table:table-cell office:value-type="float" office:value="0.387515001333452">
                <text:p>0.387515001333452</text:p>
              </table:table-cell>
              <table:table-cell office:value-type="float" office:value="0.311276104833461">
                <text:p>0.311276104833461</text:p>
              </table:table-cell>
              <table:table-cell office:value-type="float" office:value="0.27620486268374">
                <text:p>0.276204862683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9313778498693">
                <text:p>0.419313778498693</text:p>
              </table:table-cell>
              <table:table-cell office:value-type="float" office:value="0.40661509507748">
                <text:p>0.40661509507748</text:p>
              </table:table-cell>
              <table:table-cell office:value-type="float" office:value="0.345354928796372">
                <text:p>0.345354928796372</text:p>
              </table:table-cell>
              <table:table-cell office:value-type="float" office:value="0.327004350528278">
                <text:p>0.327004350528278</text:p>
              </table:table-cell>
              <table:table-cell office:value-type="float" office:value="0.290998620528103">
                <text:p>0.2909986205281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7198848897536">
                <text:p>0.377198848897536</text:p>
              </table:table-cell>
              <table:table-cell office:value-type="float" office:value="0.316086221310229">
                <text:p>0.316086221310229</text:p>
              </table:table-cell>
              <table:table-cell office:value-type="float" office:value="0.356212972420838">
                <text:p>0.356212972420838</text:p>
              </table:table-cell>
              <table:table-cell office:value-type="float" office:value="0.283440176695577">
                <text:p>0.283440176695577</text:p>
              </table:table-cell>
              <table:table-cell office:value-type="float" office:value="0.279004441985917">
                <text:p>0.2790044419859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0199965597317">
                <text:p>0.400199965597317</text:p>
              </table:table-cell>
              <table:table-cell office:value-type="float" office:value="0.324065957612592">
                <text:p>0.324065957612592</text:p>
              </table:table-cell>
              <table:table-cell office:value-type="float" office:value="0.35362669343717">
                <text:p>0.35362669343717</text:p>
              </table:table-cell>
              <table:table-cell office:value-type="float" office:value="0.343209519904577">
                <text:p>0.343209519904577</text:p>
              </table:table-cell>
              <table:table-cell office:value-type="float" office:value="0.314868902167127">
                <text:p>0.314868902167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6685706057406">
                <text:p>0.446685706057406</text:p>
              </table:table-cell>
              <table:table-cell office:value-type="float" office:value="0.381775518634111">
                <text:p>0.381775518634111</text:p>
              </table:table-cell>
              <table:table-cell office:value-type="float" office:value="0.391262762257377">
                <text:p>0.391262762257377</text:p>
              </table:table-cell>
              <table:table-cell office:value-type="float" office:value="0.368345518006981">
                <text:p>0.368345518006981</text:p>
              </table:table-cell>
              <table:table-cell office:value-type="float" office:value="0.33545801641238">
                <text:p>0.33545801641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5906761511397">
                <text:p>0.355906761511397</text:p>
              </table:table-cell>
              <table:table-cell office:value-type="float" office:value="0.367944663157429">
                <text:p>0.367944663157429</text:p>
              </table:table-cell>
              <table:table-cell office:value-type="float" office:value="0.397126312433097">
                <text:p>0.397126312433097</text:p>
              </table:table-cell>
              <table:table-cell office:value-type="float" office:value="0.374567773167358">
                <text:p>0.374567773167358</text:p>
              </table:table-cell>
              <table:table-cell office:value-type="float" office:value="0.330944927922328">
                <text:p>0.3309449279223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2505842941726">
                <text:p>0.362505842941726</text:p>
              </table:table-cell>
              <table:table-cell office:value-type="float" office:value="0.343411980843861">
                <text:p>0.343411980843861</text:p>
              </table:table-cell>
              <table:table-cell office:value-type="float" office:value="0.364105013677462">
                <text:p>0.364105013677462</text:p>
              </table:table-cell>
              <table:table-cell office:value-type="float" office:value="0.34113686043496">
                <text:p>0.34113686043496</text:p>
              </table:table-cell>
              <table:table-cell office:value-type="float" office:value="0.306111448284674">
                <text:p>0.306111448284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1711153006549">
                <text:p>0.461711153006549</text:p>
              </table:table-cell>
              <table:table-cell office:value-type="float" office:value="0.362935773812121">
                <text:p>0.362935773812121</text:p>
              </table:table-cell>
              <table:table-cell office:value-type="float" office:value="0.43705196009625">
                <text:p>0.43705196009625</text:p>
              </table:table-cell>
              <table:table-cell office:value-type="float" office:value="0.347244614151699">
                <text:p>0.347244614151699</text:p>
              </table:table-cell>
              <table:table-cell office:value-type="float" office:value="0.339644744969773">
                <text:p>0.3396447449697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1644248608534">
                <text:p>0.431644248608534</text:p>
              </table:table-cell>
              <table:table-cell office:value-type="float" office:value="0.393236183992814">
                <text:p>0.393236183992814</text:p>
              </table:table-cell>
              <table:table-cell office:value-type="float" office:value="0.415484189958777">
                <text:p>0.415484189958777</text:p>
              </table:table-cell>
              <table:table-cell office:value-type="float" office:value="0.366647752160236">
                <text:p>0.366647752160236</text:p>
              </table:table-cell>
              <table:table-cell office:value-type="float" office:value="0.330433053218529">
                <text:p>0.3304330532185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2285860274991">
                <text:p>0.432285860274991</text:p>
              </table:table-cell>
              <table:table-cell office:value-type="float" office:value="0.386889534883721">
                <text:p>0.386889534883721</text:p>
              </table:table-cell>
              <table:table-cell office:value-type="float" office:value="0.404186949466852">
                <text:p>0.404186949466852</text:p>
              </table:table-cell>
              <table:table-cell office:value-type="float" office:value="0.383431367445734">
                <text:p>0.383431367445734</text:p>
              </table:table-cell>
              <table:table-cell office:value-type="float" office:value="0.350282364183219">
                <text:p>0.3502823641832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5203414302701">
                <text:p>0.395203414302701</text:p>
              </table:table-cell>
              <table:table-cell office:value-type="float" office:value="0.353436371361802">
                <text:p>0.353436371361802</text:p>
              </table:table-cell>
              <table:table-cell office:value-type="float" office:value="0.375821730321579">
                <text:p>0.375821730321579</text:p>
              </table:table-cell>
              <table:table-cell office:value-type="float" office:value="0.346578023694586">
                <text:p>0.346578023694586</text:p>
              </table:table-cell>
              <table:table-cell office:value-type="float" office:value="0.320533419023136">
                <text:p>0.3205334190231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272849229704">
                <text:p>0.40272849229704</text:p>
              </table:table-cell>
              <table:table-cell office:value-type="float" office:value="0.358369953901168">
                <text:p>0.358369953901168</text:p>
              </table:table-cell>
              <table:table-cell office:value-type="float" office:value="0.395406254251894">
                <text:p>0.395406254251894</text:p>
              </table:table-cell>
              <table:table-cell office:value-type="float" office:value="0.336819146212094">
                <text:p>0.336819146212094</text:p>
              </table:table-cell>
              <table:table-cell office:value-type="float" office:value="0.301304696413011">
                <text:p>0.3013046964130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39803875236295">
                <text:p>0.439803875236295</text:p>
              </table:table-cell>
              <table:table-cell office:value-type="float" office:value="0.38228434211131">
                <text:p>0.38228434211131</text:p>
              </table:table-cell>
              <table:table-cell office:value-type="float" office:value="0.404618392351603">
                <text:p>0.404618392351603</text:p>
              </table:table-cell>
              <table:table-cell office:value-type="float" office:value="0.34170656127069">
                <text:p>0.34170656127069</text:p>
              </table:table-cell>
              <table:table-cell office:value-type="float" office:value="0.306235819641822">
                <text:p>0.3062358196418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85991289921194">
                <text:p>0.385991289921194</text:p>
              </table:table-cell>
              <table:table-cell office:value-type="float" office:value="0.383429750161335">
                <text:p>0.383429750161335</text:p>
              </table:table-cell>
              <table:table-cell office:value-type="float" office:value="0.38426129977742">
                <text:p>0.38426129977742</text:p>
              </table:table-cell>
              <table:table-cell office:value-type="float" office:value="0.365005351621343">
                <text:p>0.365005351621343</text:p>
              </table:table-cell>
              <table:table-cell office:value-type="float" office:value="0.319539448300172">
                <text:p>0.3195394483001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97295508879781">
                <text:p>0.397295508879781</text:p>
              </table:table-cell>
              <table:table-cell office:value-type="float" office:value="0.344492876666943">
                <text:p>0.344492876666943</text:p>
              </table:table-cell>
              <table:table-cell office:value-type="float" office:value="0.369749035158404">
                <text:p>0.369749035158404</text:p>
              </table:table-cell>
              <table:table-cell office:value-type="float" office:value="0.330516992273384">
                <text:p>0.330516992273384</text:p>
              </table:table-cell>
              <table:table-cell office:value-type="float" office:value="0.299156138371455">
                <text:p>0.299156138371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1653953412073">
                <text:p>0.381653953412073</text:p>
              </table:table-cell>
              <table:table-cell office:value-type="float" office:value="0.377256338155926">
                <text:p>0.377256338155926</text:p>
              </table:table-cell>
              <table:table-cell office:value-type="float" office:value="0.405078987106516">
                <text:p>0.405078987106516</text:p>
              </table:table-cell>
              <table:table-cell office:value-type="float" office:value="0.328304392783285">
                <text:p>0.328304392783285</text:p>
              </table:table-cell>
              <table:table-cell office:value-type="float" office:value="0.30064571139177">
                <text:p>0.300645711391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88019096064043">
                <text:p>0.388019096064043</text:p>
              </table:table-cell>
              <table:table-cell office:value-type="float" office:value="0.346400907841586">
                <text:p>0.346400907841586</text:p>
              </table:table-cell>
              <table:table-cell office:value-type="float" office:value="0.380820429379518">
                <text:p>0.380820429379518</text:p>
              </table:table-cell>
              <table:table-cell office:value-type="float" office:value="0.372970865527752">
                <text:p>0.372970865527752</text:p>
              </table:table-cell>
              <table:table-cell office:value-type="float" office:value="0.316782560445788">
                <text:p>0.3167825604457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73985291753737">
                <text:p>0.373985291753737</text:p>
              </table:table-cell>
              <table:table-cell office:value-type="float" office:value="0.366001892022704">
                <text:p>0.366001892022704</text:p>
              </table:table-cell>
              <table:table-cell office:value-type="float" office:value="0.403084400573304">
                <text:p>0.403084400573304</text:p>
              </table:table-cell>
              <table:table-cell office:value-type="float" office:value="0.320697461796334">
                <text:p>0.320697461796334</text:p>
              </table:table-cell>
              <table:table-cell office:value-type="float" office:value="0.306532482487285">
                <text:p>0.3065324824872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92172355667931">
                <text:p>0.392172355667931</text:p>
              </table:table-cell>
              <table:table-cell office:value-type="float" office:value="0.349471683051844">
                <text:p>0.349471683051844</text:p>
              </table:table-cell>
              <table:table-cell office:value-type="float" office:value="0.347356966413004">
                <text:p>0.347356966413004</text:p>
              </table:table-cell>
              <table:table-cell office:value-type="float" office:value="0.327050810734012">
                <text:p>0.327050810734012</text:p>
              </table:table-cell>
              <table:table-cell office:value-type="float" office:value="0.289806822452921">
                <text:p>0.2898068224529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0651449387692">
                <text:p>0.360651449387692</text:p>
              </table:table-cell>
              <table:table-cell office:value-type="float" office:value="0.347022319566124">
                <text:p>0.347022319566124</text:p>
              </table:table-cell>
              <table:table-cell office:value-type="float" office:value="0.318879043909219">
                <text:p>0.318879043909219</text:p>
              </table:table-cell>
              <table:table-cell office:value-type="float" office:value="0.294439070406997">
                <text:p>0.294439070406997</text:p>
              </table:table-cell>
              <table:table-cell office:value-type="float" office:value="0.2914626383844">
                <text:p>0.29146263838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41338394953052">
                <text:p>0.341338394953052</text:p>
              </table:table-cell>
              <table:table-cell office:value-type="float" office:value="0.335381219256512">
                <text:p>0.335381219256512</text:p>
              </table:table-cell>
              <table:table-cell office:value-type="float" office:value="0.373447238225782">
                <text:p>0.373447238225782</text:p>
              </table:table-cell>
              <table:table-cell office:value-type="float" office:value="0.346027734455739">
                <text:p>0.346027734455739</text:p>
              </table:table-cell>
              <table:table-cell office:value-type="float" office:value="0.276806641027969">
                <text:p>0.2768066410279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3266142663962">
                <text:p>0.393266142663962</text:p>
              </table:table-cell>
              <table:table-cell office:value-type="float" office:value="0.33878242984564">
                <text:p>0.33878242984564</text:p>
              </table:table-cell>
              <table:table-cell office:value-type="float" office:value="0.368771545798701">
                <text:p>0.368771545798701</text:p>
              </table:table-cell>
              <table:table-cell office:value-type="float" office:value="0.322494636837266">
                <text:p>0.322494636837266</text:p>
              </table:table-cell>
              <table:table-cell office:value-type="float" office:value="0.287886509452181">
                <text:p>0.2878865094521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43176119182831">
                <text:p>0.343176119182831</text:p>
              </table:table-cell>
              <table:table-cell office:value-type="float" office:value="0.333927137695705">
                <text:p>0.333927137695705</text:p>
              </table:table-cell>
              <table:table-cell office:value-type="float" office:value="0.339749522621878">
                <text:p>0.339749522621878</text:p>
              </table:table-cell>
              <table:table-cell office:value-type="float" office:value="0.308450232402328">
                <text:p>0.308450232402328</text:p>
              </table:table-cell>
              <table:table-cell office:value-type="float" office:value="0.272206994079623">
                <text:p>0.2722069940796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41714401116252">
                <text:p>0.341714401116252</text:p>
              </table:table-cell>
              <table:table-cell office:value-type="float" office:value="0.310505244689985">
                <text:p>0.310505244689985</text:p>
              </table:table-cell>
              <table:table-cell office:value-type="float" office:value="0.362945443570209">
                <text:p>0.362945443570209</text:p>
              </table:table-cell>
              <table:table-cell office:value-type="float" office:value="0.271441205733869">
                <text:p>0.271441205733869</text:p>
              </table:table-cell>
              <table:table-cell office:value-type="float" office:value="0.239555025051156">
                <text:p>0.239555025051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64664968652038">
                <text:p>0.364664968652038</text:p>
              </table:table-cell>
              <table:table-cell office:value-type="float" office:value="0.328221796945902">
                <text:p>0.328221796945902</text:p>
              </table:table-cell>
              <table:table-cell office:value-type="float" office:value="0.40145105217111">
                <text:p>0.40145105217111</text:p>
              </table:table-cell>
              <table:table-cell office:value-type="float" office:value="0.290001653530287">
                <text:p>0.290001653530287</text:p>
              </table:table-cell>
              <table:table-cell office:value-type="float" office:value="0.255537344817209">
                <text:p>0.2555373448172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35626442585113">
                <text:p>0.335626442585113</text:p>
              </table:table-cell>
              <table:table-cell office:value-type="float" office:value="0.320655526001311">
                <text:p>0.320655526001311</text:p>
              </table:table-cell>
              <table:table-cell office:value-type="float" office:value="0.291675030528094">
                <text:p>0.291675030528094</text:p>
              </table:table-cell>
              <table:table-cell office:value-type="float" office:value="0.295706176586298">
                <text:p>0.295706176586298</text:p>
              </table:table-cell>
              <table:table-cell office:value-type="float" office:value="0.24903154014352">
                <text:p>0.249031540143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10208333333333">
                <text:p>0.310208333333333</text:p>
              </table:table-cell>
              <table:table-cell office:value-type="float" office:value="0.307520610743465">
                <text:p>0.307520610743465</text:p>
              </table:table-cell>
              <table:table-cell office:value-type="float" office:value="0.308094796360102">
                <text:p>0.308094796360102</text:p>
              </table:table-cell>
              <table:table-cell office:value-type="float" office:value="0.267556572590898">
                <text:p>0.267556572590898</text:p>
              </table:table-cell>
              <table:table-cell office:value-type="float" office:value="0.227834865096185">
                <text:p>0.22783486509618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9cm" svg:y="0.381cm" chart:style-name="ch2">
          <text:p>Prod-Cons speed-up 8 core</text:p>
        </chart:title>
        <chart:subtitle svg:x="6.382cm" svg:y="1.275cm" chart:style-name="ch3">
          <text:p>no nested threads</text:p>
        </chart:subtitle>
        <chart:legend chart:legend-position="end" svg:x="13.174cm" svg:y="3.205cm" style:legend-expansion="high" chart:style-name="ch4"/>
        <chart:plot-area chart:style-name="ch5" table:cell-range-address="Sheet7.Q9:Sheet7.R13 Sheet7.R8:Sheet7.R8 Sheet7.R14:Sheet7.R37" chart:data-source-has-labels="both" svg:x="1.331cm" svg:y="2.138cm" svg:width="11.523cm" svg:height="5.701cm">
          <chartooo:coordinate-region svg:x="1.767cm" svg:y="2.338cm" svg:width="10.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7.Q9:Sheet7.Q13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7.R9:Sheet7.R13" chart:label-cell-address="Sheet7.R8:Sheet7.R8" chart:class="chart:line">
            <chart:data-point chart:repeated="5"/>
          </chart:series>
          <chart:series chart:style-name="ch11" chart:values-cell-range-address="Sheet7.R15:Sheet7.R19" chart:label-cell-address="Sheet7.R14:Sheet7.R14" chart:class="chart:line">
            <chart:data-point chart:repeated="5"/>
          </chart:series>
          <chart:series chart:style-name="ch12" chart:values-cell-range-address="Sheet7.R21:Sheet7.R25" chart:label-cell-address="Sheet7.R20:Sheet7.R20" chart:class="chart:line">
            <chart:data-point chart:repeated="5"/>
          </chart:series>
          <chart:series chart:style-name="ch13" chart:values-cell-range-address="Sheet7.R27:Sheet7.R31" chart:label-cell-address="Sheet7.R26:Sheet7.R26" chart:class="chart:line">
            <chart:data-point chart:repeated="5"/>
          </chart:series>
          <chart:series chart:style-name="ch14" chart:values-cell-range-address="Sheet7.R33:Sheet7.R37" chart:label-cell-address="Sheet7.R32:Sheet7.R3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7.R8:Sheet7.R8</svg:desc>
                </draw:g>
              </table:table-cell>
              <table:table-cell office:value-type="string">
                <text:p>small</text:p>
                <draw:g>
                  <svg:desc>Sheet7.R14:Sheet7.R14</svg:desc>
                </draw:g>
              </table:table-cell>
              <table:table-cell office:value-type="string">
                <text:p>medium</text:p>
                <draw:g>
                  <svg:desc>Sheet7.R20:Sheet7.R20</svg:desc>
                </draw:g>
              </table:table-cell>
              <table:table-cell office:value-type="string">
                <text:p>large</text:p>
                <draw:g>
                  <svg:desc>Sheet7.R26:Sheet7.R26</svg:desc>
                </draw:g>
              </table:table-cell>
              <table:table-cell office:value-type="string">
                <text:p>verylarge</text:p>
                <draw:g>
                  <svg:desc>Sheet7.R32:Sheet7.R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7.Q9:Sheet7.Q13</svg:desc>
                </draw:g>
              </table:table-cell>
              <table:table-cell office:value-type="float" office:value="4.67298518704494">
                <text:p>4.67298518704494</text:p>
                <draw:g>
                  <svg:desc>Sheet7.R9:Sheet7.R13</svg:desc>
                </draw:g>
              </table:table-cell>
              <table:table-cell office:value-type="float" office:value="3.83522563541006">
                <text:p>3.83522563541006</text:p>
                <draw:g>
                  <svg:desc>Sheet7.R15:Sheet7.R19</svg:desc>
                </draw:g>
              </table:table-cell>
              <table:table-cell office:value-type="float" office:value="3.89993849250727">
                <text:p>3.89993849250727</text:p>
                <draw:g>
                  <svg:desc>Sheet7.R21:Sheet7.R25</svg:desc>
                </draw:g>
              </table:table-cell>
              <table:table-cell office:value-type="float" office:value="2.52637896884941">
                <text:p>2.52637896884941</text:p>
                <draw:g>
                  <svg:desc>Sheet7.R27:Sheet7.R31</svg:desc>
                </draw:g>
              </table:table-cell>
              <table:table-cell office:value-type="float" office:value="2.55776544939804">
                <text:p>2.55776544939804</text:p>
                <draw:g>
                  <svg:desc>Sheet7.R33:Sheet7.R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28014184397163">
                <text:p>5.28014184397163</text:p>
              </table:table-cell>
              <table:table-cell office:value-type="float" office:value="4.52287093046965">
                <text:p>4.52287093046965</text:p>
              </table:table-cell>
              <table:table-cell office:value-type="float" office:value="4.66859667324877">
                <text:p>4.66859667324877</text:p>
              </table:table-cell>
              <table:table-cell office:value-type="float" office:value="3.16202700092292">
                <text:p>3.16202700092292</text:p>
              </table:table-cell>
              <table:table-cell office:value-type="float" office:value="2.99502740230604">
                <text:p>2.99502740230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2317643820534">
                <text:p>5.12317643820534</text:p>
              </table:table-cell>
              <table:table-cell office:value-type="float" office:value="4.55725243117381">
                <text:p>4.55725243117381</text:p>
              </table:table-cell>
              <table:table-cell office:value-type="float" office:value="4.65069680602787">
                <text:p>4.65069680602787</text:p>
              </table:table-cell>
              <table:table-cell office:value-type="float" office:value="3.35188387331635">
                <text:p>3.35188387331635</text:p>
              </table:table-cell>
              <table:table-cell office:value-type="float" office:value="3.17397090134847">
                <text:p>3.173970901348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21285534238902">
                <text:p>5.21285534238902</text:p>
              </table:table-cell>
              <table:table-cell office:value-type="float" office:value="4.48991296133864">
                <text:p>4.48991296133864</text:p>
              </table:table-cell>
              <table:table-cell office:value-type="float" office:value="4.48602669239428">
                <text:p>4.48602669239428</text:p>
              </table:table-cell>
              <table:table-cell office:value-type="float" office:value="3.4825837716447">
                <text:p>3.4825837716447</text:p>
              </table:table-cell>
              <table:table-cell office:value-type="float" office:value="3.29808809159461">
                <text:p>3.298088091594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93177000529942">
                <text:p>4.93177000529942</text:p>
              </table:table-cell>
              <table:table-cell office:value-type="float" office:value="4.39240924092409">
                <text:p>4.39240924092409</text:p>
              </table:table-cell>
              <table:table-cell office:value-type="float" office:value="4.29024420249739">
                <text:p>4.29024420249739</text:p>
              </table:table-cell>
              <table:table-cell office:value-type="float" office:value="3.30960270479742">
                <text:p>3.30960270479742</text:p>
              </table:table-cell>
              <table:table-cell office:value-type="float" office:value="2.27219994665154">
                <text:p>2.2721999466515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6cm" chart:style-name="ch2">
          <text:p>Prod-Cons efficiency 8 core</text:p>
        </chart:title>
        <chart:subtitle svg:x="6.382cm" svg:y="1.275cm" chart:style-name="ch3">
          <text:p>no nested threads</text:p>
        </chart:subtitle>
        <chart:legend chart:legend-position="end" svg:x="13.174cm" svg:y="3.205cm" style:legend-expansion="high" chart:style-name="ch4"/>
        <chart:plot-area chart:style-name="ch5" table:cell-range-address="Sheet7.U9:Sheet7.V13 Sheet7.V8:Sheet7.V8 Sheet7.V14:Sheet7.V37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7.U9:Sheet7.U13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7.V9:Sheet7.V13" chart:label-cell-address="Sheet7.V8:Sheet7.V8" chart:class="chart:line">
            <chart:data-point chart:repeated="5"/>
          </chart:series>
          <chart:series chart:style-name="ch11" chart:values-cell-range-address="Sheet7.V15:Sheet7.V19" chart:label-cell-address="Sheet7.V14:Sheet7.V14" chart:class="chart:line">
            <chart:data-point chart:repeated="5"/>
          </chart:series>
          <chart:series chart:style-name="ch12" chart:values-cell-range-address="Sheet7.V21:Sheet7.V25" chart:label-cell-address="Sheet7.V20:Sheet7.V20" chart:class="chart:line">
            <chart:data-point chart:repeated="5"/>
          </chart:series>
          <chart:series chart:style-name="ch13" chart:values-cell-range-address="Sheet7.V27:Sheet7.V31" chart:label-cell-address="Sheet7.V26:Sheet7.V26" chart:class="chart:line">
            <chart:data-point chart:repeated="5"/>
          </chart:series>
          <chart:series chart:style-name="ch14" chart:values-cell-range-address="Sheet7.V33:Sheet7.V37" chart:label-cell-address="Sheet7.V32:Sheet7.V3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7.V8:Sheet7.V8</svg:desc>
                </draw:g>
              </table:table-cell>
              <table:table-cell office:value-type="string">
                <text:p>small</text:p>
                <draw:g>
                  <svg:desc>Sheet7.V14:Sheet7.V14</svg:desc>
                </draw:g>
              </table:table-cell>
              <table:table-cell office:value-type="string">
                <text:p>medium</text:p>
                <draw:g>
                  <svg:desc>Sheet7.V20:Sheet7.V20</svg:desc>
                </draw:g>
              </table:table-cell>
              <table:table-cell office:value-type="string">
                <text:p>large</text:p>
                <draw:g>
                  <svg:desc>Sheet7.V26:Sheet7.V26</svg:desc>
                </draw:g>
              </table:table-cell>
              <table:table-cell office:value-type="string">
                <text:p>verylarge</text:p>
                <draw:g>
                  <svg:desc>Sheet7.V32:Sheet7.V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7.U9:Sheet7.U13</svg:desc>
                </draw:g>
              </table:table-cell>
              <table:table-cell office:value-type="float" office:value="0.584123148380618">
                <text:p>0.584123148380618</text:p>
                <draw:g>
                  <svg:desc>Sheet7.V9:Sheet7.V13</svg:desc>
                </draw:g>
              </table:table-cell>
              <table:table-cell office:value-type="float" office:value="0.479403204426258">
                <text:p>0.479403204426258</text:p>
                <draw:g>
                  <svg:desc>Sheet7.V15:Sheet7.V19</svg:desc>
                </draw:g>
              </table:table-cell>
              <table:table-cell office:value-type="float" office:value="0.487492311563409">
                <text:p>0.487492311563409</text:p>
                <draw:g>
                  <svg:desc>Sheet7.V21:Sheet7.V25</svg:desc>
                </draw:g>
              </table:table-cell>
              <table:table-cell office:value-type="float" office:value="0.315797371106176">
                <text:p>0.315797371106176</text:p>
                <draw:g>
                  <svg:desc>Sheet7.V27:Sheet7.V31</svg:desc>
                </draw:g>
              </table:table-cell>
              <table:table-cell office:value-type="float" office:value="0.319720681174755">
                <text:p>0.319720681174755</text:p>
                <draw:g>
                  <svg:desc>Sheet7.V33:Sheet7.V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0017730496454">
                <text:p>0.660017730496454</text:p>
              </table:table-cell>
              <table:table-cell office:value-type="float" office:value="0.565358866308707">
                <text:p>0.565358866308707</text:p>
              </table:table-cell>
              <table:table-cell office:value-type="float" office:value="0.583574584156096">
                <text:p>0.583574584156096</text:p>
              </table:table-cell>
              <table:table-cell office:value-type="float" office:value="0.395253375115366">
                <text:p>0.395253375115366</text:p>
              </table:table-cell>
              <table:table-cell office:value-type="float" office:value="0.374378425288254">
                <text:p>0.3743784252882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0397054775668">
                <text:p>0.640397054775668</text:p>
              </table:table-cell>
              <table:table-cell office:value-type="float" office:value="0.569656553896727">
                <text:p>0.569656553896727</text:p>
              </table:table-cell>
              <table:table-cell office:value-type="float" office:value="0.581337100753484">
                <text:p>0.581337100753484</text:p>
              </table:table-cell>
              <table:table-cell office:value-type="float" office:value="0.418985484164543">
                <text:p>0.418985484164543</text:p>
              </table:table-cell>
              <table:table-cell office:value-type="float" office:value="0.396746362668559">
                <text:p>0.3967463626685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606917798628">
                <text:p>0.651606917798628</text:p>
              </table:table-cell>
              <table:table-cell office:value-type="float" office:value="0.56123912016733">
                <text:p>0.56123912016733</text:p>
              </table:table-cell>
              <table:table-cell office:value-type="float" office:value="0.560753336549285">
                <text:p>0.560753336549285</text:p>
              </table:table-cell>
              <table:table-cell office:value-type="float" office:value="0.435322971455588">
                <text:p>0.435322971455588</text:p>
              </table:table-cell>
              <table:table-cell office:value-type="float" office:value="0.412261011449326">
                <text:p>0.4122610114493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16471250662427">
                <text:p>0.616471250662427</text:p>
              </table:table-cell>
              <table:table-cell office:value-type="float" office:value="0.549051155115512">
                <text:p>0.549051155115512</text:p>
              </table:table-cell>
              <table:table-cell office:value-type="float" office:value="0.536280525312173">
                <text:p>0.536280525312173</text:p>
              </table:table-cell>
              <table:table-cell office:value-type="float" office:value="0.413700338099678">
                <text:p>0.413700338099678</text:p>
              </table:table-cell>
              <table:table-cell office:value-type="float" office:value="0.284024993331442">
                <text:p>0.28402499333144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45cm" svg:y="0.385cm" chart:style-name="ch2">
          <text:p>Prod-Cons speed-up</text:p>
        </chart:title>
        <chart:subtitle svg:x="6.382cm" svg:y="1.275cm" chart:style-name="ch3">
          <text:p>no nested threads</text:p>
        </chart:subtitle>
        <chart:legend chart:legend-position="end" svg:x="13.174cm" svg:y="3.205cm" style:legend-expansion="high" chart:style-name="ch4"/>
        <chart:plot-area chart:style-name="ch5" chart:data-source-has-labels="both" svg:x="1.331cm" svg:y="2.138cm" svg:width="11.523cm" svg:height="5.701cm">
          <chartooo:coordinate-region svg:x="1.789cm" svg:y="2.338cm" svg:width="11.065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4.67298518704494">
                <text:p>4.67298518704494</text:p>
              </table:table-cell>
              <table:table-cell office:value-type="float" office:value="3.83522563541006">
                <text:p>3.83522563541006</text:p>
              </table:table-cell>
              <table:table-cell office:value-type="float" office:value="3.89993849250727">
                <text:p>3.89993849250727</text:p>
              </table:table-cell>
              <table:table-cell office:value-type="float" office:value="2.52637896884941">
                <text:p>2.52637896884941</text:p>
              </table:table-cell>
              <table:table-cell office:value-type="float" office:value="2.55776544939804">
                <text:p>2.55776544939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28014184397163">
                <text:p>5.28014184397163</text:p>
              </table:table-cell>
              <table:table-cell office:value-type="float" office:value="4.52287093046965">
                <text:p>4.52287093046965</text:p>
              </table:table-cell>
              <table:table-cell office:value-type="float" office:value="4.66859667324877">
                <text:p>4.66859667324877</text:p>
              </table:table-cell>
              <table:table-cell office:value-type="float" office:value="3.16202700092292">
                <text:p>3.16202700092292</text:p>
              </table:table-cell>
              <table:table-cell office:value-type="float" office:value="2.99502740230604">
                <text:p>2.99502740230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2317643820534">
                <text:p>5.12317643820534</text:p>
              </table:table-cell>
              <table:table-cell office:value-type="float" office:value="4.55725243117381">
                <text:p>4.55725243117381</text:p>
              </table:table-cell>
              <table:table-cell office:value-type="float" office:value="4.65069680602787">
                <text:p>4.65069680602787</text:p>
              </table:table-cell>
              <table:table-cell office:value-type="float" office:value="3.35188387331635">
                <text:p>3.35188387331635</text:p>
              </table:table-cell>
              <table:table-cell office:value-type="float" office:value="3.17397090134847">
                <text:p>3.173970901348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21285534238902">
                <text:p>5.21285534238902</text:p>
              </table:table-cell>
              <table:table-cell office:value-type="float" office:value="4.48991296133864">
                <text:p>4.48991296133864</text:p>
              </table:table-cell>
              <table:table-cell office:value-type="float" office:value="4.48602669239428">
                <text:p>4.48602669239428</text:p>
              </table:table-cell>
              <table:table-cell office:value-type="float" office:value="3.4825837716447">
                <text:p>3.4825837716447</text:p>
              </table:table-cell>
              <table:table-cell office:value-type="float" office:value="3.29808809159461">
                <text:p>3.298088091594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93177000529942">
                <text:p>4.93177000529942</text:p>
              </table:table-cell>
              <table:table-cell office:value-type="float" office:value="4.39240924092409">
                <text:p>4.39240924092409</text:p>
              </table:table-cell>
              <table:table-cell office:value-type="float" office:value="4.29024420249739">
                <text:p>4.29024420249739</text:p>
              </table:table-cell>
              <table:table-cell office:value-type="float" office:value="3.30960270479742">
                <text:p>3.30960270479742</text:p>
              </table:table-cell>
              <table:table-cell office:value-type="float" office:value="2.27219994665154">
                <text:p>2.2721999466515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152cm" svg:y="0.316cm" chart:style-name="ch2">
          <text:p>Prod-Cons efficiency 8 core</text:p>
        </chart:title>
        <chart:subtitle svg:x="6.382cm" svg:y="1.275cm" chart:style-name="ch3">
          <text:p>no nested threads</text:p>
        </chart:subtitle>
        <chart:legend chart:legend-position="end" svg:x="13.174cm" svg:y="3.205cm" style:legend-expansion="high" chart:style-name="ch4"/>
        <chart:plot-area chart:style-name="ch5" chart:data-source-has-labels="both" svg:x="1.331cm" svg:y="2.138cm" svg:width="11.523cm" svg:height="5.701cm">
          <chartooo:coordinate-region svg:x="2.058cm" svg:y="2.337cm" svg:width="10.796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5.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584123148380618">
                <text:p>0.584123148380618</text:p>
              </table:table-cell>
              <table:table-cell office:value-type="float" office:value="0.479403204426258">
                <text:p>0.479403204426258</text:p>
              </table:table-cell>
              <table:table-cell office:value-type="float" office:value="0.487492311563409">
                <text:p>0.487492311563409</text:p>
              </table:table-cell>
              <table:table-cell office:value-type="float" office:value="0.315797371106176">
                <text:p>0.315797371106176</text:p>
              </table:table-cell>
              <table:table-cell office:value-type="float" office:value="0.319720681174755">
                <text:p>0.3197206811747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0017730496454">
                <text:p>0.660017730496454</text:p>
              </table:table-cell>
              <table:table-cell office:value-type="float" office:value="0.565358866308707">
                <text:p>0.565358866308707</text:p>
              </table:table-cell>
              <table:table-cell office:value-type="float" office:value="0.583574584156096">
                <text:p>0.583574584156096</text:p>
              </table:table-cell>
              <table:table-cell office:value-type="float" office:value="0.395253375115366">
                <text:p>0.395253375115366</text:p>
              </table:table-cell>
              <table:table-cell office:value-type="float" office:value="0.374378425288254">
                <text:p>0.3743784252882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0397054775668">
                <text:p>0.640397054775668</text:p>
              </table:table-cell>
              <table:table-cell office:value-type="float" office:value="0.569656553896727">
                <text:p>0.569656553896727</text:p>
              </table:table-cell>
              <table:table-cell office:value-type="float" office:value="0.581337100753484">
                <text:p>0.581337100753484</text:p>
              </table:table-cell>
              <table:table-cell office:value-type="float" office:value="0.418985484164543">
                <text:p>0.418985484164543</text:p>
              </table:table-cell>
              <table:table-cell office:value-type="float" office:value="0.396746362668559">
                <text:p>0.3967463626685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606917798628">
                <text:p>0.651606917798628</text:p>
              </table:table-cell>
              <table:table-cell office:value-type="float" office:value="0.56123912016733">
                <text:p>0.56123912016733</text:p>
              </table:table-cell>
              <table:table-cell office:value-type="float" office:value="0.560753336549285">
                <text:p>0.560753336549285</text:p>
              </table:table-cell>
              <table:table-cell office:value-type="float" office:value="0.435322971455588">
                <text:p>0.435322971455588</text:p>
              </table:table-cell>
              <table:table-cell office:value-type="float" office:value="0.412261011449326">
                <text:p>0.4122610114493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16471250662427">
                <text:p>0.616471250662427</text:p>
              </table:table-cell>
              <table:table-cell office:value-type="float" office:value="0.549051155115512">
                <text:p>0.549051155115512</text:p>
              </table:table-cell>
              <table:table-cell office:value-type="float" office:value="0.536280525312173">
                <text:p>0.536280525312173</text:p>
              </table:table-cell>
              <table:table-cell office:value-type="float" office:value="0.413700338099678">
                <text:p>0.413700338099678</text:p>
              </table:table-cell>
              <table:table-cell office:value-type="float" office:value="0.284024993331442">
                <text:p>0.28402499333144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OMP speed-up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table:cell-range-address="omp_time_log.AE9:omp_time_log.AF16 omp_time_log.AF8:omp_time_log.AF8 omp_time_log.AF17:omp_time_log.AF52" chart:data-source-has-labels="both" svg:x="1.331cm" svg:y="2.138cm" svg:width="11.523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omp_time_log.AE9:omp_time_log.AE16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omp_time_log.AF9:omp_time_log.AF16" chart:label-cell-address="omp_time_log.AF8:omp_time_log.AF8" chart:class="chart:line">
            <chart:data-point chart:repeated="8"/>
          </chart:series>
          <chart:series chart:style-name="ch11" chart:values-cell-range-address="omp_time_log.AF18:omp_time_log.AF25" chart:label-cell-address="omp_time_log.AF17:omp_time_log.AF17" chart:class="chart:line">
            <chart:data-point chart:repeated="8"/>
          </chart:series>
          <chart:series chart:style-name="ch12" chart:values-cell-range-address="omp_time_log.AF27:omp_time_log.AF34" chart:label-cell-address="omp_time_log.AF26:omp_time_log.AF26" chart:class="chart:line">
            <chart:data-point chart:repeated="8"/>
          </chart:series>
          <chart:series chart:style-name="ch13" chart:values-cell-range-address="omp_time_log.AF36:omp_time_log.AF43" chart:label-cell-address="omp_time_log.AF35:omp_time_log.AF35" chart:class="chart:line">
            <chart:data-point chart:repeated="8"/>
          </chart:series>
          <chart:series chart:style-name="ch14" chart:values-cell-range-address="omp_time_log.AF45:omp_time_log.AF52" chart:label-cell-address="omp_time_log.AF44:omp_time_log.AF4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AF8:omp_time_log.AF8</svg:desc>
                </draw:g>
              </table:table-cell>
              <table:table-cell office:value-type="string">
                <text:p>small</text:p>
                <draw:g>
                  <svg:desc>omp_time_log.AF17:omp_time_log.AF17</svg:desc>
                </draw:g>
              </table:table-cell>
              <table:table-cell office:value-type="string">
                <text:p>medium</text:p>
                <draw:g>
                  <svg:desc>omp_time_log.AF26:omp_time_log.AF26</svg:desc>
                </draw:g>
              </table:table-cell>
              <table:table-cell office:value-type="string">
                <text:p>large</text:p>
                <draw:g>
                  <svg:desc>omp_time_log.AF35:omp_time_log.AF35</svg:desc>
                </draw:g>
              </table:table-cell>
              <table:table-cell office:value-type="string">
                <text:p>verylarge</text:p>
                <draw:g>
                  <svg:desc>omp_time_log.AF44:omp_time_log.AF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_time_log.AE9:omp_time_log.AE16</svg:desc>
                </draw:g>
              </table:table-cell>
              <table:table-cell office:value-type="float" office:value="3.02621278614636">
                <text:p>3.02621278614636</text:p>
                <draw:g>
                  <svg:desc>omp_time_log.AF9:omp_time_log.AF16</svg:desc>
                </draw:g>
              </table:table-cell>
              <table:table-cell office:value-type="float" office:value="2.87515687237409">
                <text:p>2.87515687237409</text:p>
                <draw:g>
                  <svg:desc>omp_time_log.AF18:omp_time_log.AF25</svg:desc>
                </draw:g>
              </table:table-cell>
              <table:table-cell office:value-type="float" office:value="2.45839253575826">
                <text:p>2.45839253575826</text:p>
                <draw:g>
                  <svg:desc>omp_time_log.AF27:omp_time_log.AF34</svg:desc>
                </draw:g>
              </table:table-cell>
              <table:table-cell office:value-type="float" office:value="1.65847249181867">
                <text:p>1.65847249181867</text:p>
                <draw:g>
                  <svg:desc>omp_time_log.AF36:omp_time_log.AF43</svg:desc>
                </draw:g>
              </table:table-cell>
              <table:table-cell office:value-type="float" office:value="1.74576686144685">
                <text:p>1.74576686144685</text:p>
                <draw:g>
                  <svg:desc>omp_time_log.AF45:omp_time_log.AF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72cm" svg:height="12.584cm" xlink:href=".." xlink:type="simple" chart:class="chart:line" chart:style-name="ch1">
        <chart:title svg:x="8.113cm" svg:y="0.387cm" chart:style-name="ch2">
          <text:p>OpenMP efficiency on threads</text:p>
        </chart:title>
        <chart:subtitle svg:x="9.674cm" svg:y="1.417cm" chart:style-name="ch3">
          <text:p>4 nested threads</text:p>
        </chart:subtitle>
        <chart:legend chart:legend-position="end" svg:x="19.546cm" svg:y="4.997cm" style:legend-expansion="high" chart:style-name="ch4"/>
        <chart:plot-area chart:style-name="ch5" table:cell-range-address="omp_time_log.AI10:omp_time_log.AJ16 omp_time_log.AJ9:omp_time_log.AJ9 omp_time_log.AJ17:omp_time_log.AJ17 omp_time_log.AJ19:omp_time_log.AJ26 omp_time_log.AJ28:omp_time_log.AJ35 omp_time_log.AJ37:omp_time_log.AJ44 omp_time_log.AJ46:omp_time_log.AJ52" chart:data-source-has-labels="both" svg:x="1.458cm" svg:y="2.351cm" svg:width="17.641cm" svg:height="9.001cm">
          <chartooo:coordinate-region svg:x="2.37cm" svg:y="2.55cm" svg:width="16.449cm" svg:height="8.155cm"/>
          <chart:axis chart:dimension="x" chart:name="primary-x" chart:style-name="ch6" chartooo:axis-type="auto">
            <chartooo:date-scale/>
            <chart:title svg:x="9.678cm" svg:y="11.603cm" chart:style-name="ch7">
              <text:p>threads</text:p>
            </chart:title>
            <chart:categories table:cell-range-address="omp_time_log.AI10:omp_time_log.AI16"/>
          </chart:axis>
          <chart:axis chart:dimension="y" chart:name="primary-y" chart:style-name="ch6">
            <chart:title svg:x="0.451cm" svg:y="7.583cm" chart:style-name="ch8">
              <text:p>efficiency</text:p>
            </chart:title>
            <chart:grid chart:style-name="ch9" chart:class="major"/>
          </chart:axis>
          <chart:series chart:style-name="ch10" chart:values-cell-range-address="omp_time_log.AJ10:omp_time_log.AJ16" chart:label-cell-address="omp_time_log.AJ9:omp_time_log.AJ9" chart:class="chart:line">
            <chart:data-point chart:repeated="7"/>
          </chart:series>
          <chart:series chart:style-name="ch11" chart:values-cell-range-address="omp_time_log.AJ19:omp_time_log.AJ25" chart:label-cell-address="omp_time_log.AJ17:omp_time_log.AJ17" chart:class="chart:line">
            <chart:data-point chart:repeated="7"/>
          </chart:series>
          <chart:series chart:style-name="ch12" chart:values-cell-range-address="omp_time_log.AJ28:omp_time_log.AJ34" chart:label-cell-address="omp_time_log.AJ26:omp_time_log.AJ26" chart:class="chart:line">
            <chart:data-point chart:repeated="7"/>
          </chart:series>
          <chart:series chart:style-name="ch13" chart:values-cell-range-address="omp_time_log.AJ37:omp_time_log.AJ43" chart:label-cell-address="omp_time_log.AJ35:omp_time_log.AJ35" chart:class="chart:line">
            <chart:data-point chart:repeated="7"/>
          </chart:series>
          <chart:series chart:style-name="ch14" chart:values-cell-range-address="omp_time_log.AJ46:omp_time_log.AJ52" chart:label-cell-address="omp_time_log.AJ44:omp_time_log.AJ44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AJ9:omp_time_log.AJ9</svg:desc>
                </draw:g>
              </table:table-cell>
              <table:table-cell office:value-type="string">
                <text:p>small</text:p>
                <draw:g>
                  <svg:desc>omp_time_log.AJ17:omp_time_log.AJ17</svg:desc>
                </draw:g>
              </table:table-cell>
              <table:table-cell office:value-type="string">
                <text:p>medium</text:p>
                <draw:g>
                  <svg:desc>omp_time_log.AJ26:omp_time_log.AJ26</svg:desc>
                </draw:g>
              </table:table-cell>
              <table:table-cell office:value-type="string">
                <text:p>large</text:p>
                <draw:g>
                  <svg:desc>omp_time_log.AJ35:omp_time_log.AJ35</svg:desc>
                </draw:g>
              </table:table-cell>
              <table:table-cell office:value-type="string">
                <text:p>verylarge</text:p>
                <draw:g>
                  <svg:desc>omp_time_log.AJ44:omp_time_log.AJ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mp_time_log.AI10:omp_time_log.AI16</svg:desc>
                </draw:g>
              </table:table-cell>
              <table:table-cell office:value-type="float" office:value="0.370197330237957">
                <text:p>0.370197330237957</text:p>
                <draw:g>
                  <svg:desc>omp_time_log.AJ10:omp_time_log.AJ16</svg:desc>
                </draw:g>
              </table:table-cell>
              <table:table-cell office:value-type="float" office:value="0.370076694010563">
                <text:p>0.370076694010563</text:p>
                <draw:g>
                  <svg:desc>omp_time_log.AJ19:omp_time_log.AJ25</svg:desc>
                </draw:g>
              </table:table-cell>
              <table:table-cell office:value-type="float" office:value="0.290467263570229">
                <text:p>0.290467263570229</text:p>
                <draw:g>
                  <svg:desc>omp_time_log.AJ28:omp_time_log.AJ34</svg:desc>
                </draw:g>
              </table:table-cell>
              <table:table-cell office:value-type="float" office:value="0.272163471269021">
                <text:p>0.272163471269021</text:p>
                <draw:g>
                  <svg:desc>omp_time_log.AJ37:omp_time_log.AJ43</svg:desc>
                </draw:g>
              </table:table-cell>
              <table:table-cell office:value-type="float" office:value="0.283861264881371">
                <text:p>0.283861264881371</text:p>
                <draw:g>
                  <svg:desc>omp_time_log.AJ46:omp_time_log.AJ52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84cm" svg:y="0.316cm" chart:style-name="ch2">
          <text:p>OMP efficiency on 8 cores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table:cell-range-address="omp_time_log.AL9:omp_time_log.AM16 omp_time_log.AM8:omp_time_log.AM8 omp_time_log.AM17:omp_time_log.AM52" chart:data-source-has-labels="both" svg:x="1.331cm" svg:y="2.138cm" svg:width="11.523cm" svg:height="5.701cm">
          <chartooo:coordinate-region svg:x="2.243cm" svg:y="2.337cm" svg:width="10.424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omp_time_log.AL9:omp_time_log.AL16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omp_time_log.AM9:omp_time_log.AM16" chart:label-cell-address="omp_time_log.AM8:omp_time_log.AM8" chart:class="chart:line">
            <chart:data-point chart:repeated="8"/>
          </chart:series>
          <chart:series chart:style-name="ch11" chart:values-cell-range-address="omp_time_log.AM18:omp_time_log.AM25" chart:label-cell-address="omp_time_log.AM17:omp_time_log.AM17" chart:class="chart:line">
            <chart:data-point chart:repeated="8"/>
          </chart:series>
          <chart:series chart:style-name="ch12" chart:values-cell-range-address="omp_time_log.AM27:omp_time_log.AM34" chart:label-cell-address="omp_time_log.AM26:omp_time_log.AM26" chart:class="chart:line">
            <chart:data-point chart:repeated="8"/>
          </chart:series>
          <chart:series chart:style-name="ch13" chart:values-cell-range-address="omp_time_log.AM36:omp_time_log.AM43" chart:label-cell-address="omp_time_log.AM35:omp_time_log.AM35" chart:class="chart:line">
            <chart:data-point chart:repeated="8"/>
          </chart:series>
          <chart:series chart:style-name="ch14" chart:values-cell-range-address="omp_time_log.AM45:omp_time_log.AM52" chart:label-cell-address="omp_time_log.AM44:omp_time_log.AM4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AM8:omp_time_log.AM8</svg:desc>
                </draw:g>
              </table:table-cell>
              <table:table-cell office:value-type="string">
                <text:p>small</text:p>
                <draw:g>
                  <svg:desc>omp_time_log.AM17:omp_time_log.AM17</svg:desc>
                </draw:g>
              </table:table-cell>
              <table:table-cell office:value-type="string">
                <text:p>medium</text:p>
                <draw:g>
                  <svg:desc>omp_time_log.AM26:omp_time_log.AM26</svg:desc>
                </draw:g>
              </table:table-cell>
              <table:table-cell office:value-type="string">
                <text:p>large</text:p>
                <draw:g>
                  <svg:desc>omp_time_log.AM35:omp_time_log.AM35</svg:desc>
                </draw:g>
              </table:table-cell>
              <table:table-cell office:value-type="string">
                <text:p>verylarge</text:p>
                <draw:g>
                  <svg:desc>omp_time_log.AM44:omp_time_log.AM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_time_log.AL9:omp_time_log.AL16</svg:desc>
                </draw:g>
              </table:table-cell>
              <table:table-cell office:value-type="float" office:value="0.378276598268296">
                <text:p>0.378276598268296</text:p>
                <draw:g>
                  <svg:desc>omp_time_log.AM9:omp_time_log.AM16</svg:desc>
                </draw:g>
              </table:table-cell>
              <table:table-cell office:value-type="float" office:value="0.359394609046762">
                <text:p>0.359394609046762</text:p>
                <draw:g>
                  <svg:desc>omp_time_log.AM18:omp_time_log.AM25</svg:desc>
                </draw:g>
              </table:table-cell>
              <table:table-cell office:value-type="float" office:value="0.307299066969783">
                <text:p>0.307299066969783</text:p>
                <draw:g>
                  <svg:desc>omp_time_log.AM27:omp_time_log.AM34</svg:desc>
                </draw:g>
              </table:table-cell>
              <table:table-cell office:value-type="float" office:value="0.207309061477334">
                <text:p>0.207309061477334</text:p>
                <draw:g>
                  <svg:desc>omp_time_log.AM36:omp_time_log.AM43</svg:desc>
                </draw:g>
              </table:table-cell>
              <table:table-cell office:value-type="float" office:value="0.218220857680856">
                <text:p>0.218220857680856</text:p>
                <draw:g>
                  <svg:desc>omp_time_log.AM45:omp_time_log.AM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0514308855292">
                <text:p>0.430514308855292</text:p>
              </table:table-cell>
              <table:table-cell office:value-type="float" office:value="0.419236522181911">
                <text:p>0.419236522181911</text:p>
              </table:table-cell>
              <table:table-cell office:value-type="float" office:value="0.295615304007107">
                <text:p>0.295615304007107</text:p>
              </table:table-cell>
              <table:table-cell office:value-type="float" office:value="0.298240064923282">
                <text:p>0.298240064923282</text:p>
              </table:table-cell>
              <table:table-cell office:value-type="float" office:value="0.32155713004865">
                <text:p>0.321557130048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491749624983">
                <text:p>0.43491749624983</text:p>
              </table:table-cell>
              <table:table-cell office:value-type="float" office:value="0.424341257569901">
                <text:p>0.424341257569901</text:p>
              </table:table-cell>
              <table:table-cell office:value-type="float" office:value="0.30842384845748">
                <text:p>0.30842384845748</text:p>
              </table:table-cell>
              <table:table-cell office:value-type="float" office:value="0.313708206525773">
                <text:p>0.313708206525773</text:p>
              </table:table-cell>
              <table:table-cell office:value-type="float" office:value="0.34127796327682">
                <text:p>0.341277963276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11356894105508">
                <text:p>0.411356894105508</text:p>
              </table:table-cell>
              <table:table-cell office:value-type="float" office:value="0.413135858997679">
                <text:p>0.413135858997679</text:p>
              </table:table-cell>
              <table:table-cell office:value-type="float" office:value="0.350871322734155">
                <text:p>0.350871322734155</text:p>
              </table:table-cell>
              <table:table-cell office:value-type="float" office:value="0.289947417941606">
                <text:p>0.289947417941606</text:p>
              </table:table-cell>
              <table:table-cell office:value-type="float" office:value="0.299788429008102">
                <text:p>0.2997884290081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5827486087588">
                <text:p>0.385827486087588</text:p>
              </table:table-cell>
              <table:table-cell office:value-type="float" office:value="0.390735302841549">
                <text:p>0.390735302841549</text:p>
              </table:table-cell>
              <table:table-cell office:value-type="float" office:value="0.294842883758975">
                <text:p>0.294842883758975</text:p>
              </table:table-cell>
              <table:table-cell office:value-type="float" office:value="0.283484816543212">
                <text:p>0.283484816543212</text:p>
              </table:table-cell>
              <table:table-cell office:value-type="float" office:value="0.31576750352962">
                <text:p>0.315767503529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7255872869645">
                <text:p>0.367255872869645</text:p>
              </table:table-cell>
              <table:table-cell office:value-type="float" office:value="0.366208439897698">
                <text:p>0.366208439897698</text:p>
              </table:table-cell>
              <table:table-cell office:value-type="float" office:value="0.318382280779233">
                <text:p>0.318382280779233</text:p>
              </table:table-cell>
              <table:table-cell office:value-type="float" office:value="0.274703323335779">
                <text:p>0.274703323335779</text:p>
              </table:table-cell>
              <table:table-cell office:value-type="float" office:value="0.273917852607412">
                <text:p>0.2739178526074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31316226885518">
                <text:p>0.331316226885518</text:p>
              </table:table-cell>
              <table:table-cell office:value-type="float" office:value="0.334907459195607">
                <text:p>0.334907459195607</text:p>
              </table:table-cell>
              <table:table-cell office:value-type="float" office:value="0.287271429203932">
                <text:p>0.287271429203932</text:p>
              </table:table-cell>
              <table:table-cell office:value-type="float" office:value="0.25293148260561">
                <text:p>0.25293148260561</text:p>
              </table:table-cell>
              <table:table-cell office:value-type="float" office:value="0.253059880339525">
                <text:p>0.25305988033952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OMP speed-up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table:cell-range-address="omp_time_log.AE9:omp_time_log.AF16 omp_time_log.AF8:omp_time_log.AF8 omp_time_log.AF17:omp_time_log.AF52" chart:data-source-has-labels="both" svg:x="1.331cm" svg:y="2.138cm" svg:width="11.523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omp_time_log.AE9:omp_time_log.AE16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omp_time_log.AF9:omp_time_log.AF16" chart:label-cell-address="omp_time_log.AF8:omp_time_log.AF8" chart:class="chart:line">
            <chart:data-point chart:repeated="8"/>
          </chart:series>
          <chart:series chart:style-name="ch11" chart:values-cell-range-address="omp_time_log.AF18:omp_time_log.AF25" chart:label-cell-address="omp_time_log.AF17:omp_time_log.AF17" chart:class="chart:line">
            <chart:data-point chart:repeated="8"/>
          </chart:series>
          <chart:series chart:style-name="ch12" chart:values-cell-range-address="omp_time_log.AF27:omp_time_log.AF34" chart:label-cell-address="omp_time_log.AF26:omp_time_log.AF26" chart:class="chart:line">
            <chart:data-point chart:repeated="8"/>
          </chart:series>
          <chart:series chart:style-name="ch13" chart:values-cell-range-address="omp_time_log.AF36:omp_time_log.AF43" chart:label-cell-address="omp_time_log.AF35:omp_time_log.AF35" chart:class="chart:line">
            <chart:data-point chart:repeated="8"/>
          </chart:series>
          <chart:series chart:style-name="ch14" chart:values-cell-range-address="omp_time_log.AF45:omp_time_log.AF52" chart:label-cell-address="omp_time_log.AF44:omp_time_log.AF4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AF8:omp_time_log.AF8</svg:desc>
                </draw:g>
              </table:table-cell>
              <table:table-cell office:value-type="string">
                <text:p>small</text:p>
                <draw:g>
                  <svg:desc>omp_time_log.AF17:omp_time_log.AF17</svg:desc>
                </draw:g>
              </table:table-cell>
              <table:table-cell office:value-type="string">
                <text:p>medium</text:p>
                <draw:g>
                  <svg:desc>omp_time_log.AF26:omp_time_log.AF26</svg:desc>
                </draw:g>
              </table:table-cell>
              <table:table-cell office:value-type="string">
                <text:p>large</text:p>
                <draw:g>
                  <svg:desc>omp_time_log.AF35:omp_time_log.AF35</svg:desc>
                </draw:g>
              </table:table-cell>
              <table:table-cell office:value-type="string">
                <text:p>verylarge</text:p>
                <draw:g>
                  <svg:desc>omp_time_log.AF44:omp_time_log.AF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_time_log.AE9:omp_time_log.AE16</svg:desc>
                </draw:g>
              </table:table-cell>
              <table:table-cell office:value-type="float" office:value="3.02621278614636">
                <text:p>3.02621278614636</text:p>
                <draw:g>
                  <svg:desc>omp_time_log.AF9:omp_time_log.AF16</svg:desc>
                </draw:g>
              </table:table-cell>
              <table:table-cell office:value-type="float" office:value="2.87515687237409">
                <text:p>2.87515687237409</text:p>
                <draw:g>
                  <svg:desc>omp_time_log.AF18:omp_time_log.AF25</svg:desc>
                </draw:g>
              </table:table-cell>
              <table:table-cell office:value-type="float" office:value="2.45839253575826">
                <text:p>2.45839253575826</text:p>
                <draw:g>
                  <svg:desc>omp_time_log.AF27:omp_time_log.AF34</svg:desc>
                </draw:g>
              </table:table-cell>
              <table:table-cell office:value-type="float" office:value="1.65847249181867">
                <text:p>1.65847249181867</text:p>
                <draw:g>
                  <svg:desc>omp_time_log.AF36:omp_time_log.AF43</svg:desc>
                </draw:g>
              </table:table-cell>
              <table:table-cell office:value-type="float" office:value="1.74576686144685">
                <text:p>1.74576686144685</text:p>
                <draw:g>
                  <svg:desc>omp_time_log.AF45:omp_time_log.AF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16cm" svg:height="11.934cm" xlink:href=".." xlink:type="simple" chart:class="chart:line" chart:style-name="ch1">
        <chart:title svg:x="7.892cm" svg:y="0.374cm" chart:style-name="ch2">
          <text:p>OMP efficiency on threads</text:p>
        </chart:title>
        <chart:subtitle svg:x="9.096cm" svg:y="1.391cm" chart:style-name="ch3">
          <text:p>4 nested threads</text:p>
        </chart:subtitle>
        <chart:legend chart:legend-position="end" svg:x="18.39cm" svg:y="4.672cm" style:legend-expansion="high" chart:style-name="ch4"/>
        <chart:plot-area chart:style-name="ch5" table:cell-range-address="omp_time_log.AI9:omp_time_log.AJ16 omp_time_log.AJ8:omp_time_log.AJ8 omp_time_log.AJ17:omp_time_log.AJ52" chart:data-source-has-labels="both" svg:x="1.435cm" svg:y="2.312cm" svg:width="16.531cm" svg:height="8.403cm">
          <chartooo:coordinate-region svg:x="2.162cm" svg:y="2.511cm" svg:width="15.524cm" svg:height="7.557cm"/>
          <chart:axis chart:dimension="x" chart:name="primary-x" chart:style-name="ch6" chartooo:axis-type="auto">
            <chartooo:date-scale/>
            <chart:title svg:x="9.1cm" svg:y="10.953cm" chart:style-name="ch7">
              <text:p>threads</text:p>
            </chart:title>
            <chart:categories table:cell-range-address="omp_time_log.AI9:omp_time_log.AI16"/>
          </chart:axis>
          <chart:axis chart:dimension="y" chart:name="primary-y" chart:style-name="ch6">
            <chart:title svg:x="0.451cm" svg:y="7.245cm" chart:style-name="ch8">
              <text:p>efficiency</text:p>
            </chart:title>
            <chart:grid chart:style-name="ch9" chart:class="major"/>
          </chart:axis>
          <chart:series chart:style-name="ch10" chart:values-cell-range-address="omp_time_log.AJ9:omp_time_log.AJ16" chart:label-cell-address="omp_time_log.AJ8:omp_time_log.AJ8" chart:class="chart:line">
            <chart:data-point chart:repeated="8"/>
          </chart:series>
          <chart:series chart:style-name="ch11" chart:values-cell-range-address="omp_time_log.AJ18:omp_time_log.AJ25" chart:label-cell-address="omp_time_log.AJ17:omp_time_log.AJ17" chart:class="chart:line">
            <chart:data-point chart:repeated="8"/>
          </chart:series>
          <chart:series chart:style-name="ch12" chart:values-cell-range-address="omp_time_log.AJ27:omp_time_log.AJ34" chart:label-cell-address="omp_time_log.AJ26:omp_time_log.AJ26" chart:class="chart:line">
            <chart:data-point chart:repeated="8"/>
          </chart:series>
          <chart:series chart:style-name="ch13" chart:values-cell-range-address="omp_time_log.AJ36:omp_time_log.AJ43" chart:label-cell-address="omp_time_log.AJ35:omp_time_log.AJ35" chart:class="chart:line">
            <chart:data-point chart:repeated="8"/>
          </chart:series>
          <chart:series chart:style-name="ch14" chart:values-cell-range-address="omp_time_log.AJ45:omp_time_log.AJ52" chart:label-cell-address="omp_time_log.AJ44:omp_time_log.AJ4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AJ8:omp_time_log.AJ8</svg:desc>
                </draw:g>
              </table:table-cell>
              <table:table-cell office:value-type="string">
                <text:p>small</text:p>
                <draw:g>
                  <svg:desc>omp_time_log.AJ17:omp_time_log.AJ17</svg:desc>
                </draw:g>
              </table:table-cell>
              <table:table-cell office:value-type="string">
                <text:p>medium</text:p>
                <draw:g>
                  <svg:desc>omp_time_log.AJ26:omp_time_log.AJ26</svg:desc>
                </draw:g>
              </table:table-cell>
              <table:table-cell office:value-type="string">
                <text:p>large</text:p>
                <draw:g>
                  <svg:desc>omp_time_log.AJ35:omp_time_log.AJ35</svg:desc>
                </draw:g>
              </table:table-cell>
              <table:table-cell office:value-type="string">
                <text:p>verylarge</text:p>
                <draw:g>
                  <svg:desc>omp_time_log.AJ44:omp_time_log.AJ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mp_time_log.AI9:omp_time_log.AI16</svg:desc>
                </draw:g>
              </table:table-cell>
              <table:table-cell office:value-type="float" office:value="NaN">
                <text:p>NaN</text:p>
                <draw:g>
                  <svg:desc>omp_time_log.AJ9:omp_time_log.AJ16</svg:desc>
                </draw:g>
              </table:table-cell>
              <table:table-cell office:value-type="float" office:value="0.718789218093523">
                <text:p>0.718789218093523</text:p>
                <draw:g>
                  <svg:desc>omp_time_log.AJ18:omp_time_log.AJ25</svg:desc>
                </draw:g>
              </table:table-cell>
              <table:table-cell office:value-type="float" office:value="0.614598133939566">
                <text:p>0.614598133939566</text:p>
                <draw:g>
                  <svg:desc>omp_time_log.AJ27:omp_time_log.AJ34</svg:desc>
                </draw:g>
              </table:table-cell>
              <table:table-cell office:value-type="float" office:value="0.414618122954668">
                <text:p>0.414618122954668</text:p>
                <draw:g>
                  <svg:desc>omp_time_log.AJ36:omp_time_log.AJ43</svg:desc>
                </draw:g>
              </table:table-cell>
              <table:table-cell office:value-type="float" office:value="0.436441715361712">
                <text:p>0.436441715361712</text:p>
                <draw:g>
                  <svg:desc>omp_time_log.AJ45:omp_time_log.AJ5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67cm" svg:height="14.718cm" xlink:href=".." xlink:type="simple" chart:class="chart:line" chart:style-name="ch1">
        <chart:title svg:x="7.273cm" svg:y="0.43cm" chart:style-name="ch2">
          <text:p>Producer-Consumer speed-up</text:p>
        </chart:title>
        <chart:legend chart:legend-position="end" svg:x="17.1cm" svg:y="5.815cm" style:legend-expansion="high" chart:style-name="ch3"/>
        <chart:plot-area chart:style-name="ch4" table:cell-range-address="'prod-cons'.AP4:'prod-cons'.AQ6 'prod-cons'.AD41:'prod-cons'.AD41 'prod-cons'.AD43:'prod-cons'.AD45 'prod-cons'.AQ3:'prod-cons'.AQ3 'prod-cons'.AQ7:'prod-cons'.AQ22" chart:data-source-has-labels="both" svg:x="1.424cm" svg:y="1.503cm" svg:width="15.263cm" svg:height="11.94cm">
          <chartooo:coordinate-region svg:x="2.045cm" svg:y="1.702cm" svg:width="14.455cm" svg:height="11.094cm"/>
          <chart:axis chart:dimension="x" chart:name="primary-x" chart:style-name="ch5" chartooo:axis-type="auto">
            <chartooo:date-scale/>
            <chart:title svg:x="8.455cm" svg:y="13.737cm" chart:style-name="ch6">
              <text:p>threads</text:p>
            </chart:title>
            <chart:categories table:cell-range-address="'prod-cons'.AP4:'prod-cons'.AP6"/>
          </chart:axis>
          <chart:axis chart:dimension="y" chart:name="primary-y" chart:style-name="ch5">
            <chart:title svg:x="0.451cm" svg:y="8.218cm" chart:style-name="ch7">
              <text:p>speed-up</text:p>
            </chart:title>
            <chart:grid chart:style-name="ch8" chart:class="major"/>
          </chart:axis>
          <chart:series chart:style-name="ch9" chart:values-cell-range-address="'prod-cons'.AD43:'prod-cons'.AD45" chart:label-cell-address="'prod-cons'.AD41:'prod-cons'.AD41" chart:class="chart:line">
            <chart:data-point chart:repeated="3"/>
          </chart:series>
          <chart:series chart:style-name="ch10" chart:values-cell-range-address="'prod-cons'.AQ4:'prod-cons'.AQ6" chart:label-cell-address="'prod-cons'.AQ3:'prod-cons'.AQ3" chart:class="chart:line">
            <chart:data-point chart:repeated="3"/>
          </chart:series>
          <chart:series chart:style-name="ch11" chart:values-cell-range-address="'prod-cons'.AQ8:'prod-cons'.AQ10" chart:label-cell-address="'prod-cons'.AQ7:'prod-cons'.AQ7" chart:class="chart:line">
            <chart:data-point chart:repeated="3"/>
          </chart:series>
          <chart:series chart:style-name="ch12" chart:values-cell-range-address="'prod-cons'.AQ12:'prod-cons'.AQ14" chart:label-cell-address="'prod-cons'.AQ11:'prod-cons'.AQ11" chart:class="chart:line">
            <chart:data-point chart:repeated="3"/>
          </chart:series>
          <chart:series chart:style-name="ch13" chart:values-cell-range-address="'prod-cons'.AQ16:'prod-cons'.AQ18" chart:label-cell-address="'prod-cons'.AQ15:'prod-cons'.AQ15" chart:class="chart:line">
            <chart:data-point chart:repeated="3"/>
          </chart:series>
          <chart:series chart:style-name="ch14" chart:values-cell-range-address="'prod-cons'.AQ20:'prod-cons'.AQ22" chart:label-cell-address="'prod-cons'.AQ19:'prod-cons'.AQ19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-up</text:p>
                <draw:g>
                  <svg:desc>'prod-cons'.AD41:'prod-cons'.AD41</svg:desc>
                </draw:g>
              </table:table-cell>
              <table:table-cell office:value-type="string">
                <text:p>verysmall</text:p>
                <draw:g>
                  <svg:desc>'prod-cons'.AQ3:'prod-cons'.AQ3</svg:desc>
                </draw:g>
              </table:table-cell>
              <table:table-cell office:value-type="string">
                <text:p>small</text:p>
                <draw:g>
                  <svg:desc>'prod-cons'.AQ7:'prod-cons'.AQ7</svg:desc>
                </draw:g>
              </table:table-cell>
              <table:table-cell office:value-type="string">
                <text:p>medium</text:p>
                <draw:g>
                  <svg:desc>'prod-cons'.AQ11:'prod-cons'.AQ11</svg:desc>
                </draw:g>
              </table:table-cell>
              <table:table-cell office:value-type="string">
                <text:p>large</text:p>
                <draw:g>
                  <svg:desc>'prod-cons'.AQ15:'prod-cons'.AQ15</svg:desc>
                </draw:g>
              </table:table-cell>
              <table:table-cell office:value-type="string">
                <text:p>verylarge</text:p>
                <draw:g>
                  <svg:desc>'prod-cons'.AQ19:'prod-cons'.AQ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AP4:'prod-cons'.AP6</svg:desc>
                </draw:g>
              </table:table-cell>
              <table:table-cell office:value-type="float" office:value="4">
                <text:p>4</text:p>
                <draw:g>
                  <svg:desc>'prod-cons'.AD43:'prod-cons'.AD45</svg:desc>
                </draw:g>
              </table:table-cell>
              <table:table-cell office:value-type="float" office:value="4.857124217119">
                <text:p>4.857124217119</text:p>
                <draw:g>
                  <svg:desc>'prod-cons'.AQ4:'prod-cons'.AQ6</svg:desc>
                </draw:g>
              </table:table-cell>
              <table:table-cell office:value-type="float" office:value="4.00994275384152">
                <text:p>4.00994275384152</text:p>
                <draw:g>
                  <svg:desc>'prod-cons'.AQ8:'prod-cons'.AQ10</svg:desc>
                </draw:g>
              </table:table-cell>
              <table:table-cell office:value-type="float" office:value="4.01557372330013">
                <text:p>4.01557372330013</text:p>
                <draw:g>
                  <svg:desc>'prod-cons'.AQ12:'prod-cons'.AQ14</svg:desc>
                </draw:g>
              </table:table-cell>
              <table:table-cell office:value-type="float" office:value="3.52074371475002">
                <text:p>3.52074371475002</text:p>
                <draw:g>
                  <svg:desc>'prod-cons'.AQ16:'prod-cons'.AQ18</svg:desc>
                </draw:g>
              </table:table-cell>
              <table:table-cell office:value-type="float" office:value="2.49622070171685">
                <text:p>2.49622070171685</text:p>
                <draw:g>
                  <svg:desc>'prod-cons'.AQ20:'prod-cons'.AQ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31557903755533">
                <text:p>5.31557903755533</text:p>
              </table:table-cell>
              <table:table-cell office:value-type="float" office:value="4.64569952527227">
                <text:p>4.64569952527227</text:p>
              </table:table-cell>
              <table:table-cell office:value-type="float" office:value="4.69167899905825">
                <text:p>4.69167899905825</text:p>
              </table:table-cell>
              <table:table-cell office:value-type="float" office:value="2.5452346604701">
                <text:p>2.5452346604701</text:p>
              </table:table-cell>
              <table:table-cell office:value-type="float" office:value="2.87287005958212">
                <text:p>2.87287005958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41139700537869">
                <text:p>5.41139700537869</text:p>
              </table:table-cell>
              <table:table-cell office:value-type="float" office:value="4.68758805297267">
                <text:p>4.68758805297267</text:p>
              </table:table-cell>
              <table:table-cell office:value-type="float" office:value="4.73242638078437">
                <text:p>4.73242638078437</text:p>
              </table:table-cell>
              <table:table-cell office:value-type="float" office:value="3.19224268689057">
                <text:p>3.19224268689057</text:p>
              </table:table-cell>
              <table:table-cell office:value-type="float" office:value="2.8113753162866">
                <text:p>2.81137531628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84cm" svg:y="0.316cm" chart:style-name="ch2">
          <text:p>OMP efficiency on 8 cores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table:cell-range-address="omp_time_log.AL9:omp_time_log.AM16 omp_time_log.AM8:omp_time_log.AM8 omp_time_log.AM17:omp_time_log.AM52" chart:data-source-has-labels="both" svg:x="1.331cm" svg:y="2.138cm" svg:width="11.523cm" svg:height="5.701cm">
          <chartooo:coordinate-region svg:x="2.243cm" svg:y="2.337cm" svg:width="10.424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omp_time_log.AL9:omp_time_log.AL16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omp_time_log.AM9:omp_time_log.AM16" chart:label-cell-address="omp_time_log.AM8:omp_time_log.AM8" chart:class="chart:line">
            <chart:data-point chart:repeated="8"/>
          </chart:series>
          <chart:series chart:style-name="ch11" chart:values-cell-range-address="omp_time_log.AM18:omp_time_log.AM25" chart:label-cell-address="omp_time_log.AM17:omp_time_log.AM17" chart:class="chart:line">
            <chart:data-point chart:repeated="8"/>
          </chart:series>
          <chart:series chart:style-name="ch12" chart:values-cell-range-address="omp_time_log.AM27:omp_time_log.AM34" chart:label-cell-address="omp_time_log.AM26:omp_time_log.AM26" chart:class="chart:line">
            <chart:data-point chart:repeated="8"/>
          </chart:series>
          <chart:series chart:style-name="ch13" chart:values-cell-range-address="omp_time_log.AM36:omp_time_log.AM43" chart:label-cell-address="omp_time_log.AM35:omp_time_log.AM35" chart:class="chart:line">
            <chart:data-point chart:repeated="8"/>
          </chart:series>
          <chart:series chart:style-name="ch14" chart:values-cell-range-address="omp_time_log.AM45:omp_time_log.AM52" chart:label-cell-address="omp_time_log.AM44:omp_time_log.AM4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AM8:omp_time_log.AM8</svg:desc>
                </draw:g>
              </table:table-cell>
              <table:table-cell office:value-type="string">
                <text:p>small</text:p>
                <draw:g>
                  <svg:desc>omp_time_log.AM17:omp_time_log.AM17</svg:desc>
                </draw:g>
              </table:table-cell>
              <table:table-cell office:value-type="string">
                <text:p>medium</text:p>
                <draw:g>
                  <svg:desc>omp_time_log.AM26:omp_time_log.AM26</svg:desc>
                </draw:g>
              </table:table-cell>
              <table:table-cell office:value-type="string">
                <text:p>large</text:p>
                <draw:g>
                  <svg:desc>omp_time_log.AM35:omp_time_log.AM35</svg:desc>
                </draw:g>
              </table:table-cell>
              <table:table-cell office:value-type="string">
                <text:p>verylarge</text:p>
                <draw:g>
                  <svg:desc>omp_time_log.AM44:omp_time_log.AM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_time_log.AL9:omp_time_log.AL16</svg:desc>
                </draw:g>
              </table:table-cell>
              <table:table-cell office:value-type="float" office:value="0.378276598268296">
                <text:p>0.378276598268296</text:p>
                <draw:g>
                  <svg:desc>omp_time_log.AM9:omp_time_log.AM16</svg:desc>
                </draw:g>
              </table:table-cell>
              <table:table-cell office:value-type="float" office:value="0.359394609046762">
                <text:p>0.359394609046762</text:p>
                <draw:g>
                  <svg:desc>omp_time_log.AM18:omp_time_log.AM25</svg:desc>
                </draw:g>
              </table:table-cell>
              <table:table-cell office:value-type="float" office:value="0.307299066969783">
                <text:p>0.307299066969783</text:p>
                <draw:g>
                  <svg:desc>omp_time_log.AM27:omp_time_log.AM34</svg:desc>
                </draw:g>
              </table:table-cell>
              <table:table-cell office:value-type="float" office:value="0.207309061477334">
                <text:p>0.207309061477334</text:p>
                <draw:g>
                  <svg:desc>omp_time_log.AM36:omp_time_log.AM43</svg:desc>
                </draw:g>
              </table:table-cell>
              <table:table-cell office:value-type="float" office:value="0.218220857680856">
                <text:p>0.218220857680856</text:p>
                <draw:g>
                  <svg:desc>omp_time_log.AM45:omp_time_log.AM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0514308855292">
                <text:p>0.430514308855292</text:p>
              </table:table-cell>
              <table:table-cell office:value-type="float" office:value="0.419236522181911">
                <text:p>0.419236522181911</text:p>
              </table:table-cell>
              <table:table-cell office:value-type="float" office:value="0.295615304007107">
                <text:p>0.295615304007107</text:p>
              </table:table-cell>
              <table:table-cell office:value-type="float" office:value="0.298240064923282">
                <text:p>0.298240064923282</text:p>
              </table:table-cell>
              <table:table-cell office:value-type="float" office:value="0.32155713004865">
                <text:p>0.321557130048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491749624983">
                <text:p>0.43491749624983</text:p>
              </table:table-cell>
              <table:table-cell office:value-type="float" office:value="0.424341257569901">
                <text:p>0.424341257569901</text:p>
              </table:table-cell>
              <table:table-cell office:value-type="float" office:value="0.30842384845748">
                <text:p>0.30842384845748</text:p>
              </table:table-cell>
              <table:table-cell office:value-type="float" office:value="0.313708206525773">
                <text:p>0.313708206525773</text:p>
              </table:table-cell>
              <table:table-cell office:value-type="float" office:value="0.34127796327682">
                <text:p>0.341277963276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11356894105508">
                <text:p>0.411356894105508</text:p>
              </table:table-cell>
              <table:table-cell office:value-type="float" office:value="0.413135858997679">
                <text:p>0.413135858997679</text:p>
              </table:table-cell>
              <table:table-cell office:value-type="float" office:value="0.350871322734155">
                <text:p>0.350871322734155</text:p>
              </table:table-cell>
              <table:table-cell office:value-type="float" office:value="0.289947417941606">
                <text:p>0.289947417941606</text:p>
              </table:table-cell>
              <table:table-cell office:value-type="float" office:value="0.299788429008102">
                <text:p>0.2997884290081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5827486087588">
                <text:p>0.385827486087588</text:p>
              </table:table-cell>
              <table:table-cell office:value-type="float" office:value="0.390735302841549">
                <text:p>0.390735302841549</text:p>
              </table:table-cell>
              <table:table-cell office:value-type="float" office:value="0.294842883758975">
                <text:p>0.294842883758975</text:p>
              </table:table-cell>
              <table:table-cell office:value-type="float" office:value="0.283484816543212">
                <text:p>0.283484816543212</text:p>
              </table:table-cell>
              <table:table-cell office:value-type="float" office:value="0.31576750352962">
                <text:p>0.315767503529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7255872869645">
                <text:p>0.367255872869645</text:p>
              </table:table-cell>
              <table:table-cell office:value-type="float" office:value="0.366208439897698">
                <text:p>0.366208439897698</text:p>
              </table:table-cell>
              <table:table-cell office:value-type="float" office:value="0.318382280779233">
                <text:p>0.318382280779233</text:p>
              </table:table-cell>
              <table:table-cell office:value-type="float" office:value="0.274703323335779">
                <text:p>0.274703323335779</text:p>
              </table:table-cell>
              <table:table-cell office:value-type="float" office:value="0.273917852607412">
                <text:p>0.2739178526074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31316226885518">
                <text:p>0.331316226885518</text:p>
              </table:table-cell>
              <table:table-cell office:value-type="float" office:value="0.334907459195607">
                <text:p>0.334907459195607</text:p>
              </table:table-cell>
              <table:table-cell office:value-type="float" office:value="0.287271429203932">
                <text:p>0.287271429203932</text:p>
              </table:table-cell>
              <table:table-cell office:value-type="float" office:value="0.25293148260561">
                <text:p>0.25293148260561</text:p>
              </table:table-cell>
              <table:table-cell office:value-type="float" office:value="0.253059880339525">
                <text:p>0.25305988033952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cm" svg:y="0.284cm" chart:style-name="ch2">
          <text:p>Prod-cons efficiency on threads</text:p>
        </chart:title>
        <chart:legend chart:legend-position="end" svg:x="13.174cm" svg:y="3.205cm" style:legend-expansion="high" chart:style-name="ch3"/>
        <chart:plot-area chart:style-name="ch4" table:cell-range-address="'prod-cons2'.AD8:'prod-cons2'.AE13 'prod-cons2'.AE14:'prod-cons2'.AE37" chart:data-source-has-labels="both" svg:x="1.331cm" svg:y="1.275cm" svg:width="11.523cm" svg:height="6.564cm">
          <chartooo:coordinate-region svg:x="2.058cm" svg:y="1.474cm" svg:width="10.61cm" svg:height="5.718cm"/>
          <chart:axis chart:dimension="x" chart:name="primary-x" chart:style-name="ch5" chartooo:axis-type="auto">
            <chartooo:date-scale/>
            <chart:title svg:x="6.492cm" svg:y="8.019cm" chart:style-name="ch6">
              <text:p>threads</text:p>
            </chart:title>
            <chart:categories table:cell-range-address="'prod-cons2'.AD9:'prod-cons2'.AD13"/>
          </chart:axis>
          <chart:axis chart:dimension="y" chart:name="primary-y" chart:style-name="ch5">
            <chart:title svg:x="0.451cm" svg:y="5.289cm" chart:style-name="ch7">
              <text:p>efficiency</text:p>
            </chart:title>
            <chart:grid chart:style-name="ch8" chart:class="major"/>
          </chart:axis>
          <chart:series chart:style-name="ch9" chart:values-cell-range-address="'prod-cons2'.AE9:'prod-cons2'.AE13" chart:label-cell-address="'prod-cons2'.AE8:'prod-cons2'.AE8" chart:class="chart:line">
            <chart:data-point chart:repeated="5"/>
          </chart:series>
          <chart:series chart:style-name="ch10" chart:values-cell-range-address="'prod-cons2'.AE15:'prod-cons2'.AE19" chart:label-cell-address="'prod-cons2'.AE14:'prod-cons2'.AE14" chart:class="chart:line">
            <chart:data-point chart:repeated="5"/>
          </chart:series>
          <chart:series chart:style-name="ch11" chart:values-cell-range-address="'prod-cons2'.AE21:'prod-cons2'.AE25" chart:label-cell-address="'prod-cons2'.AE20:'prod-cons2'.AE20" chart:class="chart:line">
            <chart:data-point chart:repeated="5"/>
          </chart:series>
          <chart:series chart:style-name="ch12" chart:values-cell-range-address="'prod-cons2'.AE27:'prod-cons2'.AE31" chart:label-cell-address="'prod-cons2'.AE26:'prod-cons2'.AE26" chart:class="chart:line">
            <chart:data-point chart:repeated="5"/>
          </chart:series>
          <chart:series chart:style-name="ch13" chart:values-cell-range-address="'prod-cons2'.AE33:'prod-cons2'.AE37" chart:label-cell-address="'prod-cons2'.AE32:'prod-cons2'.AE3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2'.AE8:'prod-cons2'.AE8</svg:desc>
                </draw:g>
              </table:table-cell>
              <table:table-cell office:value-type="string">
                <text:p>small</text:p>
                <draw:g>
                  <svg:desc>'prod-cons2'.AE14:'prod-cons2'.AE14</svg:desc>
                </draw:g>
              </table:table-cell>
              <table:table-cell office:value-type="string">
                <text:p>medium</text:p>
                <draw:g>
                  <svg:desc>'prod-cons2'.AE20:'prod-cons2'.AE20</svg:desc>
                </draw:g>
              </table:table-cell>
              <table:table-cell office:value-type="string">
                <text:p>large</text:p>
                <draw:g>
                  <svg:desc>'prod-cons2'.AE26:'prod-cons2'.AE26</svg:desc>
                </draw:g>
              </table:table-cell>
              <table:table-cell office:value-type="string">
                <text:p>verylarge</text:p>
                <draw:g>
                  <svg:desc>'prod-cons2'.AE32:'prod-cons2'.AE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2'.AD9:'prod-cons2'.AD13</svg:desc>
                </draw:g>
              </table:table-cell>
              <table:table-cell office:value-type="float" office:value="0.842157380512279">
                <text:p>0.842157380512279</text:p>
                <draw:g>
                  <svg:desc>'prod-cons2'.AE9:'prod-cons2'.AE13</svg:desc>
                </draw:g>
              </table:table-cell>
              <table:table-cell office:value-type="float" office:value="0.80951576230566">
                <text:p>0.80951576230566</text:p>
                <draw:g>
                  <svg:desc>'prod-cons2'.AE15:'prod-cons2'.AE19</svg:desc>
                </draw:g>
              </table:table-cell>
              <table:table-cell office:value-type="float" office:value="0.711320780573371">
                <text:p>0.711320780573371</text:p>
                <draw:g>
                  <svg:desc>'prod-cons2'.AE21:'prod-cons2'.AE25</svg:desc>
                </draw:g>
              </table:table-cell>
              <table:table-cell office:value-type="float" office:value="0.629412046295902">
                <text:p>0.629412046295902</text:p>
                <draw:g>
                  <svg:desc>'prod-cons2'.AE27:'prod-cons2'.AE31</svg:desc>
                </draw:g>
              </table:table-cell>
              <table:table-cell office:value-type="float" office:value="0.57417358601384">
                <text:p>0.57417358601384</text:p>
                <draw:g>
                  <svg:desc>'prod-cons2'.AE33:'prod-cons2'.AE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0238164512241">
                <text:p>0.530238164512241</text:p>
              </table:table-cell>
              <table:table-cell office:value-type="float" office:value="0.52914181277741">
                <text:p>0.52914181277741</text:p>
              </table:table-cell>
              <table:table-cell office:value-type="float" office:value="0.468132215007215">
                <text:p>0.468132215007215</text:p>
              </table:table-cell>
              <table:table-cell office:value-type="float" office:value="0.429010102181948">
                <text:p>0.429010102181948</text:p>
              </table:table-cell>
              <table:table-cell office:value-type="float" office:value="0.382344128245768">
                <text:p>0.3823441282457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1599184386834">
                <text:p>0.371599184386834</text:p>
              </table:table-cell>
              <table:table-cell office:value-type="float" office:value="0.362899449035813">
                <text:p>0.362899449035813</text:p>
              </table:table-cell>
              <table:table-cell office:value-type="float" office:value="0.29798782938171">
                <text:p>0.29798782938171</text:p>
              </table:table-cell>
              <table:table-cell office:value-type="float" office:value="0.267093636086628">
                <text:p>0.267093636086628</text:p>
              </table:table-cell>
              <table:table-cell office:value-type="float" office:value="0.278300072891736">
                <text:p>0.2783000728917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8622286288385">
                <text:p>0.278622286288385</text:p>
              </table:table-cell>
              <table:table-cell office:value-type="float" office:value="0.251212128435556">
                <text:p>0.251212128435556</text:p>
              </table:table-cell>
              <table:table-cell office:value-type="float" office:value="0.24134475896444">
                <text:p>0.24134475896444</text:p>
              </table:table-cell>
              <table:table-cell office:value-type="float" office:value="0.219243321559157">
                <text:p>0.219243321559157</text:p>
              </table:table-cell>
              <table:table-cell office:value-type="float" office:value="0.210838724040576">
                <text:p>0.2108387240405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7255653756174">
                <text:p>0.207255653756174</text:p>
              </table:table-cell>
              <table:table-cell office:value-type="float" office:value="0.215615588581904">
                <text:p>0.215615588581904</text:p>
              </table:table-cell>
              <table:table-cell office:value-type="float" office:value="0.188586324662113">
                <text:p>0.188586324662113</text:p>
              </table:table-cell>
              <table:table-cell office:value-type="float" office:value="0.170054062288033">
                <text:p>0.170054062288033</text:p>
              </table:table-cell>
              <table:table-cell office:value-type="float" office:value="0.165344393461585">
                <text:p>0.16534439346158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19cm" svg:y="0.316cm" chart:style-name="ch2">
          <text:p>Prod-cons speed-up</text:p>
        </chart:title>
        <chart:legend chart:legend-position="end" svg:x="13.174cm" svg:y="3.205cm" style:legend-expansion="high" chart:style-name="ch3"/>
        <chart:plot-area chart:style-name="ch4" table:cell-range-address="'prod-cons2'.Z8:'prod-cons2'.AA13 'prod-cons2'.AA14:'prod-cons2'.AA37" chart:data-source-has-labels="both" svg:x="1.331cm" svg:y="1.275cm" svg:width="11.523cm" svg:height="6.564cm">
          <chartooo:coordinate-region svg:x="2.058cm" svg:y="1.474cm" svg:width="10.61cm" svg:height="5.718cm"/>
          <chart:axis chart:dimension="x" chart:name="primary-x" chart:style-name="ch5" chartooo:axis-type="auto">
            <chartooo:date-scale/>
            <chart:title svg:x="6.492cm" svg:y="8.019cm" chart:style-name="ch6">
              <text:p>threads</text:p>
            </chart:title>
            <chart:categories table:cell-range-address="'prod-cons2'.Z9:'prod-cons2'.Z13"/>
          </chart:axis>
          <chart:axis chart:dimension="y" chart:name="primary-y" chart:style-name="ch5">
            <chart:title svg:x="0.451cm" svg:y="5.302cm" chart:style-name="ch7">
              <text:p>speed-up</text:p>
            </chart:title>
            <chart:grid chart:style-name="ch8" chart:class="major"/>
          </chart:axis>
          <chart:series chart:style-name="ch9" chart:values-cell-range-address="'prod-cons2'.AA9:'prod-cons2'.AA13" chart:label-cell-address="'prod-cons2'.AA8:'prod-cons2'.AA8" chart:class="chart:line">
            <chart:data-point chart:repeated="5"/>
          </chart:series>
          <chart:series chart:style-name="ch10" chart:values-cell-range-address="'prod-cons2'.AA15:'prod-cons2'.AA19" chart:label-cell-address="'prod-cons2'.AA14:'prod-cons2'.AA14" chart:class="chart:line">
            <chart:data-point chart:repeated="5"/>
          </chart:series>
          <chart:series chart:style-name="ch11" chart:values-cell-range-address="'prod-cons2'.AA21:'prod-cons2'.AA25" chart:label-cell-address="'prod-cons2'.AA20:'prod-cons2'.AA20" chart:class="chart:line">
            <chart:data-point chart:repeated="5"/>
          </chart:series>
          <chart:series chart:style-name="ch12" chart:values-cell-range-address="'prod-cons2'.AA27:'prod-cons2'.AA31" chart:label-cell-address="'prod-cons2'.AA26:'prod-cons2'.AA26" chart:class="chart:line">
            <chart:data-point chart:repeated="5"/>
          </chart:series>
          <chart:series chart:style-name="ch13" chart:values-cell-range-address="'prod-cons2'.AA33:'prod-cons2'.AA37" chart:label-cell-address="'prod-cons2'.AA32:'prod-cons2'.AA3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2'.AA8:'prod-cons2'.AA8</svg:desc>
                </draw:g>
              </table:table-cell>
              <table:table-cell office:value-type="string">
                <text:p>small</text:p>
                <draw:g>
                  <svg:desc>'prod-cons2'.AA14:'prod-cons2'.AA14</svg:desc>
                </draw:g>
              </table:table-cell>
              <table:table-cell office:value-type="string">
                <text:p>medium</text:p>
                <draw:g>
                  <svg:desc>'prod-cons2'.AA20:'prod-cons2'.AA20</svg:desc>
                </draw:g>
              </table:table-cell>
              <table:table-cell office:value-type="string">
                <text:p>large</text:p>
                <draw:g>
                  <svg:desc>'prod-cons2'.AA26:'prod-cons2'.AA26</svg:desc>
                </draw:g>
              </table:table-cell>
              <table:table-cell office:value-type="string">
                <text:p>verylarge</text:p>
                <draw:g>
                  <svg:desc>'prod-cons2'.AA32:'prod-cons2'.AA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2'.Z9:'prod-cons2'.Z13</svg:desc>
                </draw:g>
              </table:table-cell>
              <table:table-cell office:value-type="float" office:value="3.36862952204912">
                <text:p>3.36862952204912</text:p>
                <draw:g>
                  <svg:desc>'prod-cons2'.AA9:'prod-cons2'.AA13</svg:desc>
                </draw:g>
              </table:table-cell>
              <table:table-cell office:value-type="float" office:value="3.23806304922264">
                <text:p>3.23806304922264</text:p>
                <draw:g>
                  <svg:desc>'prod-cons2'.AA15:'prod-cons2'.AA19</svg:desc>
                </draw:g>
              </table:table-cell>
              <table:table-cell office:value-type="float" office:value="2.84528312229348">
                <text:p>2.84528312229348</text:p>
                <draw:g>
                  <svg:desc>'prod-cons2'.AA21:'prod-cons2'.AA25</svg:desc>
                </draw:g>
              </table:table-cell>
              <table:table-cell office:value-type="float" office:value="2.51764818518361">
                <text:p>2.51764818518361</text:p>
                <draw:g>
                  <svg:desc>'prod-cons2'.AA27:'prod-cons2'.AA31</svg:desc>
                </draw:g>
              </table:table-cell>
              <table:table-cell office:value-type="float" office:value="2.29669434405536">
                <text:p>2.29669434405536</text:p>
                <draw:g>
                  <svg:desc>'prod-cons2'.AA33:'prod-cons2'.AA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1166715158569">
                <text:p>3.71166715158569</text:p>
              </table:table-cell>
              <table:table-cell office:value-type="float" office:value="3.70399268944187">
                <text:p>3.70399268944187</text:p>
              </table:table-cell>
              <table:table-cell office:value-type="float" office:value="3.2769255050505">
                <text:p>3.2769255050505</text:p>
              </table:table-cell>
              <table:table-cell office:value-type="float" office:value="3.00307071527364">
                <text:p>3.00307071527364</text:p>
              </table:table-cell>
              <table:table-cell office:value-type="float" office:value="2.67640889772037">
                <text:p>2.676408897720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1599184386834">
                <text:p>3.71599184386834</text:p>
              </table:table-cell>
              <table:table-cell office:value-type="float" office:value="3.62899449035813">
                <text:p>3.62899449035813</text:p>
              </table:table-cell>
              <table:table-cell office:value-type="float" office:value="2.9798782938171">
                <text:p>2.9798782938171</text:p>
              </table:table-cell>
              <table:table-cell office:value-type="float" office:value="2.67093636086628">
                <text:p>2.67093636086628</text:p>
              </table:table-cell>
              <table:table-cell office:value-type="float" office:value="2.78300072891736">
                <text:p>2.783000728917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62208972174901">
                <text:p>3.62208972174901</text:p>
              </table:table-cell>
              <table:table-cell office:value-type="float" office:value="3.26575766966222">
                <text:p>3.26575766966222</text:p>
              </table:table-cell>
              <table:table-cell office:value-type="float" office:value="3.13748186653772">
                <text:p>3.13748186653772</text:p>
              </table:table-cell>
              <table:table-cell office:value-type="float" office:value="2.85016318026904">
                <text:p>2.85016318026904</text:p>
              </table:table-cell>
              <table:table-cell office:value-type="float" office:value="2.74090341252749">
                <text:p>2.740903412527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1609046009878">
                <text:p>3.31609046009878</text:p>
              </table:table-cell>
              <table:table-cell office:value-type="float" office:value="3.44984941731046">
                <text:p>3.44984941731046</text:p>
              </table:table-cell>
              <table:table-cell office:value-type="float" office:value="3.01738119459381">
                <text:p>3.01738119459381</text:p>
              </table:table-cell>
              <table:table-cell office:value-type="float" office:value="2.72086499660853">
                <text:p>2.72086499660853</text:p>
              </table:table-cell>
              <table:table-cell office:value-type="float" office:value="2.64551029538535">
                <text:p>2.6455102953853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19cm" svg:y="0.316cm" chart:style-name="ch2">
          <text:p>Prod-cons speed-up</text:p>
        </chart:title>
        <chart:legend chart:legend-position="end" svg:x="13.174cm" svg:y="3.205cm" style:legend-expansion="high" chart:style-name="ch3"/>
        <chart:plot-area chart:style-name="ch4" table:cell-range-address="'prod-cons2'.Z9:'prod-cons2'.AA13 'prod-cons2'.AA8:'prod-cons2'.AA8 'prod-cons2'.AA14:'prod-cons2'.AA37" chart:data-source-has-labels="both" svg:x="1.331cm" svg:y="1.275cm" svg:width="11.523cm" svg:height="6.564cm">
          <chartooo:coordinate-region svg:x="2.058cm" svg:y="1.474cm" svg:width="10.61cm" svg:height="5.718cm"/>
          <chart:axis chart:dimension="x" chart:name="primary-x" chart:style-name="ch5" chartooo:axis-type="auto">
            <chartooo:date-scale/>
            <chart:title svg:x="6.492cm" svg:y="8.019cm" chart:style-name="ch6">
              <text:p>threads</text:p>
            </chart:title>
            <chart:categories table:cell-range-address="'prod-cons2'.Z9:'prod-cons2'.Z13"/>
          </chart:axis>
          <chart:axis chart:dimension="y" chart:name="primary-y" chart:style-name="ch5">
            <chart:title svg:x="0.451cm" svg:y="5.302cm" chart:style-name="ch7">
              <text:p>speed-up</text:p>
            </chart:title>
            <chart:grid chart:style-name="ch8" chart:class="major"/>
          </chart:axis>
          <chart:series chart:style-name="ch9" chart:values-cell-range-address="'prod-cons2'.AA9:'prod-cons2'.AA13" chart:label-cell-address="'prod-cons2'.AA8:'prod-cons2'.AA8" chart:class="chart:line">
            <chart:data-point chart:repeated="5"/>
          </chart:series>
          <chart:series chart:style-name="ch10" chart:values-cell-range-address="'prod-cons2'.AA15:'prod-cons2'.AA19" chart:label-cell-address="'prod-cons2'.AA14:'prod-cons2'.AA14" chart:class="chart:line">
            <chart:data-point chart:repeated="5"/>
          </chart:series>
          <chart:series chart:style-name="ch11" chart:values-cell-range-address="'prod-cons2'.AA21:'prod-cons2'.AA25" chart:label-cell-address="'prod-cons2'.AA20:'prod-cons2'.AA20" chart:class="chart:line">
            <chart:data-point chart:repeated="5"/>
          </chart:series>
          <chart:series chart:style-name="ch12" chart:values-cell-range-address="'prod-cons2'.AA27:'prod-cons2'.AA31" chart:label-cell-address="'prod-cons2'.AA26:'prod-cons2'.AA26" chart:class="chart:line">
            <chart:data-point chart:repeated="5"/>
          </chart:series>
          <chart:series chart:style-name="ch13" chart:values-cell-range-address="'prod-cons2'.AA33:'prod-cons2'.AA37" chart:label-cell-address="'prod-cons2'.AA32:'prod-cons2'.AA3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2'.AA8:'prod-cons2'.AA8</svg:desc>
                </draw:g>
              </table:table-cell>
              <table:table-cell office:value-type="string">
                <text:p>small</text:p>
                <draw:g>
                  <svg:desc>'prod-cons2'.AA14:'prod-cons2'.AA14</svg:desc>
                </draw:g>
              </table:table-cell>
              <table:table-cell office:value-type="string">
                <text:p>medium</text:p>
                <draw:g>
                  <svg:desc>'prod-cons2'.AA20:'prod-cons2'.AA20</svg:desc>
                </draw:g>
              </table:table-cell>
              <table:table-cell office:value-type="string">
                <text:p>large</text:p>
                <draw:g>
                  <svg:desc>'prod-cons2'.AA26:'prod-cons2'.AA26</svg:desc>
                </draw:g>
              </table:table-cell>
              <table:table-cell office:value-type="string">
                <text:p>verylarge</text:p>
                <draw:g>
                  <svg:desc>'prod-cons2'.AA32:'prod-cons2'.AA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2'.Z9:'prod-cons2'.Z13</svg:desc>
                </draw:g>
              </table:table-cell>
              <table:table-cell office:value-type="float" office:value="3.36862952204912">
                <text:p>3.36862952204912</text:p>
                <draw:g>
                  <svg:desc>'prod-cons2'.AA9:'prod-cons2'.AA13</svg:desc>
                </draw:g>
              </table:table-cell>
              <table:table-cell office:value-type="float" office:value="3.23806304922264">
                <text:p>3.23806304922264</text:p>
                <draw:g>
                  <svg:desc>'prod-cons2'.AA15:'prod-cons2'.AA19</svg:desc>
                </draw:g>
              </table:table-cell>
              <table:table-cell office:value-type="float" office:value="2.84528312229348">
                <text:p>2.84528312229348</text:p>
                <draw:g>
                  <svg:desc>'prod-cons2'.AA21:'prod-cons2'.AA25</svg:desc>
                </draw:g>
              </table:table-cell>
              <table:table-cell office:value-type="float" office:value="2.51764818518361">
                <text:p>2.51764818518361</text:p>
                <draw:g>
                  <svg:desc>'prod-cons2'.AA27:'prod-cons2'.AA31</svg:desc>
                </draw:g>
              </table:table-cell>
              <table:table-cell office:value-type="float" office:value="2.29669434405536">
                <text:p>2.29669434405536</text:p>
                <draw:g>
                  <svg:desc>'prod-cons2'.AA33:'prod-cons2'.AA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1166715158569">
                <text:p>3.71166715158569</text:p>
              </table:table-cell>
              <table:table-cell office:value-type="float" office:value="3.70399268944187">
                <text:p>3.70399268944187</text:p>
              </table:table-cell>
              <table:table-cell office:value-type="float" office:value="3.2769255050505">
                <text:p>3.2769255050505</text:p>
              </table:table-cell>
              <table:table-cell office:value-type="float" office:value="3.00307071527364">
                <text:p>3.00307071527364</text:p>
              </table:table-cell>
              <table:table-cell office:value-type="float" office:value="2.67640889772037">
                <text:p>2.676408897720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1599184386834">
                <text:p>3.71599184386834</text:p>
              </table:table-cell>
              <table:table-cell office:value-type="float" office:value="3.62899449035813">
                <text:p>3.62899449035813</text:p>
              </table:table-cell>
              <table:table-cell office:value-type="float" office:value="2.9798782938171">
                <text:p>2.9798782938171</text:p>
              </table:table-cell>
              <table:table-cell office:value-type="float" office:value="2.67093636086628">
                <text:p>2.67093636086628</text:p>
              </table:table-cell>
              <table:table-cell office:value-type="float" office:value="2.78300072891736">
                <text:p>2.783000728917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62208972174901">
                <text:p>3.62208972174901</text:p>
              </table:table-cell>
              <table:table-cell office:value-type="float" office:value="3.26575766966222">
                <text:p>3.26575766966222</text:p>
              </table:table-cell>
              <table:table-cell office:value-type="float" office:value="3.13748186653772">
                <text:p>3.13748186653772</text:p>
              </table:table-cell>
              <table:table-cell office:value-type="float" office:value="2.85016318026904">
                <text:p>2.85016318026904</text:p>
              </table:table-cell>
              <table:table-cell office:value-type="float" office:value="2.74090341252749">
                <text:p>2.740903412527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1609046009878">
                <text:p>3.31609046009878</text:p>
              </table:table-cell>
              <table:table-cell office:value-type="float" office:value="3.44984941731046">
                <text:p>3.44984941731046</text:p>
              </table:table-cell>
              <table:table-cell office:value-type="float" office:value="3.01738119459381">
                <text:p>3.01738119459381</text:p>
              </table:table-cell>
              <table:table-cell office:value-type="float" office:value="2.72086499660853">
                <text:p>2.72086499660853</text:p>
              </table:table-cell>
              <table:table-cell office:value-type="float" office:value="2.64551029538535">
                <text:p>2.6455102953853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cm" svg:y="0.286cm" chart:style-name="ch2">
          <text:p>Prod-cons efficiency on threads</text:p>
        </chart:title>
        <chart:legend chart:legend-position="end" svg:x="13.174cm" svg:y="3.205cm" style:legend-expansion="high" chart:style-name="ch3"/>
        <chart:plot-area chart:style-name="ch4" table:cell-range-address="'prod-cons2'.AD9:'prod-cons2'.AE13 'prod-cons2'.AE8:'prod-cons2'.AE8 'prod-cons2'.AE14:'prod-cons2'.AE37" chart:data-source-has-labels="both" svg:x="1.331cm" svg:y="1.275cm" svg:width="11.523cm" svg:height="6.564cm">
          <chartooo:coordinate-region svg:x="2.058cm" svg:y="1.474cm" svg:width="10.61cm" svg:height="5.718cm"/>
          <chart:axis chart:dimension="x" chart:name="primary-x" chart:style-name="ch5" chartooo:axis-type="auto">
            <chartooo:date-scale/>
            <chart:title svg:x="6.492cm" svg:y="8.019cm" chart:style-name="ch6">
              <text:p>threads</text:p>
            </chart:title>
            <chart:categories table:cell-range-address="'prod-cons2'.AD9:'prod-cons2'.AD13"/>
          </chart:axis>
          <chart:axis chart:dimension="y" chart:name="primary-y" chart:style-name="ch5">
            <chart:title svg:x="0.451cm" svg:y="5.289cm" chart:style-name="ch7">
              <text:p>efficiency</text:p>
            </chart:title>
            <chart:grid chart:style-name="ch8" chart:class="major"/>
          </chart:axis>
          <chart:series chart:style-name="ch9" chart:values-cell-range-address="'prod-cons2'.AE9:'prod-cons2'.AE13" chart:label-cell-address="'prod-cons2'.AE8:'prod-cons2'.AE8" chart:class="chart:line">
            <chart:data-point chart:repeated="5"/>
          </chart:series>
          <chart:series chart:style-name="ch10" chart:values-cell-range-address="'prod-cons2'.AE15:'prod-cons2'.AE19" chart:label-cell-address="'prod-cons2'.AE14:'prod-cons2'.AE14" chart:class="chart:line">
            <chart:data-point chart:repeated="5"/>
          </chart:series>
          <chart:series chart:style-name="ch11" chart:values-cell-range-address="'prod-cons2'.AE21:'prod-cons2'.AE25" chart:label-cell-address="'prod-cons2'.AE20:'prod-cons2'.AE20" chart:class="chart:line">
            <chart:data-point chart:repeated="5"/>
          </chart:series>
          <chart:series chart:style-name="ch12" chart:values-cell-range-address="'prod-cons2'.AE27:'prod-cons2'.AE31" chart:label-cell-address="'prod-cons2'.AE26:'prod-cons2'.AE26" chart:class="chart:line">
            <chart:data-point chart:repeated="5"/>
          </chart:series>
          <chart:series chart:style-name="ch13" chart:values-cell-range-address="'prod-cons2'.AE33:'prod-cons2'.AE37" chart:label-cell-address="'prod-cons2'.AE32:'prod-cons2'.AE3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2'.AE8:'prod-cons2'.AE8</svg:desc>
                </draw:g>
              </table:table-cell>
              <table:table-cell office:value-type="string">
                <text:p>small</text:p>
                <draw:g>
                  <svg:desc>'prod-cons2'.AE14:'prod-cons2'.AE14</svg:desc>
                </draw:g>
              </table:table-cell>
              <table:table-cell office:value-type="string">
                <text:p>medium</text:p>
                <draw:g>
                  <svg:desc>'prod-cons2'.AE20:'prod-cons2'.AE20</svg:desc>
                </draw:g>
              </table:table-cell>
              <table:table-cell office:value-type="string">
                <text:p>large</text:p>
                <draw:g>
                  <svg:desc>'prod-cons2'.AE26:'prod-cons2'.AE26</svg:desc>
                </draw:g>
              </table:table-cell>
              <table:table-cell office:value-type="string">
                <text:p>verylarge</text:p>
                <draw:g>
                  <svg:desc>'prod-cons2'.AE32:'prod-cons2'.AE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2'.AD9:'prod-cons2'.AD13</svg:desc>
                </draw:g>
              </table:table-cell>
              <table:table-cell office:value-type="float" office:value="0.842157380512279">
                <text:p>0.842157380512279</text:p>
                <draw:g>
                  <svg:desc>'prod-cons2'.AE9:'prod-cons2'.AE13</svg:desc>
                </draw:g>
              </table:table-cell>
              <table:table-cell office:value-type="float" office:value="0.80951576230566">
                <text:p>0.80951576230566</text:p>
                <draw:g>
                  <svg:desc>'prod-cons2'.AE15:'prod-cons2'.AE19</svg:desc>
                </draw:g>
              </table:table-cell>
              <table:table-cell office:value-type="float" office:value="0.711320780573371">
                <text:p>0.711320780573371</text:p>
                <draw:g>
                  <svg:desc>'prod-cons2'.AE21:'prod-cons2'.AE25</svg:desc>
                </draw:g>
              </table:table-cell>
              <table:table-cell office:value-type="float" office:value="0.629412046295902">
                <text:p>0.629412046295902</text:p>
                <draw:g>
                  <svg:desc>'prod-cons2'.AE27:'prod-cons2'.AE31</svg:desc>
                </draw:g>
              </table:table-cell>
              <table:table-cell office:value-type="float" office:value="0.57417358601384">
                <text:p>0.57417358601384</text:p>
                <draw:g>
                  <svg:desc>'prod-cons2'.AE33:'prod-cons2'.AE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0238164512241">
                <text:p>0.530238164512241</text:p>
              </table:table-cell>
              <table:table-cell office:value-type="float" office:value="0.52914181277741">
                <text:p>0.52914181277741</text:p>
              </table:table-cell>
              <table:table-cell office:value-type="float" office:value="0.468132215007215">
                <text:p>0.468132215007215</text:p>
              </table:table-cell>
              <table:table-cell office:value-type="float" office:value="0.429010102181948">
                <text:p>0.429010102181948</text:p>
              </table:table-cell>
              <table:table-cell office:value-type="float" office:value="0.382344128245768">
                <text:p>0.3823441282457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1599184386834">
                <text:p>0.371599184386834</text:p>
              </table:table-cell>
              <table:table-cell office:value-type="float" office:value="0.362899449035813">
                <text:p>0.362899449035813</text:p>
              </table:table-cell>
              <table:table-cell office:value-type="float" office:value="0.29798782938171">
                <text:p>0.29798782938171</text:p>
              </table:table-cell>
              <table:table-cell office:value-type="float" office:value="0.267093636086628">
                <text:p>0.267093636086628</text:p>
              </table:table-cell>
              <table:table-cell office:value-type="float" office:value="0.278300072891736">
                <text:p>0.2783000728917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8622286288385">
                <text:p>0.278622286288385</text:p>
              </table:table-cell>
              <table:table-cell office:value-type="float" office:value="0.251212128435556">
                <text:p>0.251212128435556</text:p>
              </table:table-cell>
              <table:table-cell office:value-type="float" office:value="0.24134475896444">
                <text:p>0.24134475896444</text:p>
              </table:table-cell>
              <table:table-cell office:value-type="float" office:value="0.219243321559157">
                <text:p>0.219243321559157</text:p>
              </table:table-cell>
              <table:table-cell office:value-type="float" office:value="0.210838724040576">
                <text:p>0.2108387240405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7255653756174">
                <text:p>0.207255653756174</text:p>
              </table:table-cell>
              <table:table-cell office:value-type="float" office:value="0.215615588581904">
                <text:p>0.215615588581904</text:p>
              </table:table-cell>
              <table:table-cell office:value-type="float" office:value="0.188586324662113">
                <text:p>0.188586324662113</text:p>
              </table:table-cell>
              <table:table-cell office:value-type="float" office:value="0.170054062288033">
                <text:p>0.170054062288033</text:p>
              </table:table-cell>
              <table:table-cell office:value-type="float" office:value="0.165344393461585">
                <text:p>0.165344393461585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OpenMP efficiency on threads</text:p>
        </chart:title>
        <chart:subtitle svg:x="6.342cm" svg:y="1.275cm" chart:style-name="ch3">
          <text:p>no internal threads</text:p>
        </chart:subtitle>
        <chart:legend chart:legend-position="end" svg:x="13.174cm" svg:y="3.703cm" style:legend-expansion="high" chart:style-name="ch4"/>
        <chart:plot-area chart:style-name="ch5" table:cell-range-address="omp.V5:omp.W12 omp.W13:omp.W13 omp.W15:omp.W22 omp.W24:omp.W30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omp.V6:omp.V12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omp.W6:omp.W12" chart:label-cell-address="omp.W5:omp.W5" chart:class="chart:line">
            <chart:data-point chart:repeated="7"/>
          </chart:series>
          <chart:series chart:style-name="ch11" chart:values-cell-range-address="omp.W15:omp.W21" chart:label-cell-address="omp.W13:omp.W13" chart:class="chart:line">
            <chart:data-point chart:repeated="7"/>
          </chart:series>
          <chart:series chart:style-name="ch12" chart:values-cell-range-address="omp.W24:omp.W30" chart:label-cell-address="omp.W22:omp.W2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.W5:omp.W5</svg:desc>
                </draw:g>
              </table:table-cell>
              <table:table-cell office:value-type="string">
                <text:p>small</text:p>
                <draw:g>
                  <svg:desc>omp.W13:omp.W13</svg:desc>
                </draw:g>
              </table:table-cell>
              <table:table-cell office:value-type="string">
                <text:p>medium</text:p>
                <draw:g>
                  <svg:desc>omp.W22:omp.W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.V6:omp.V12</svg:desc>
                </draw:g>
              </table:table-cell>
              <table:table-cell office:value-type="float" office:value="1.29002633767674">
                <text:p>1.29002633767674</text:p>
                <draw:g>
                  <svg:desc>omp.W6:omp.W12</svg:desc>
                </draw:g>
              </table:table-cell>
              <table:table-cell office:value-type="float" office:value="0.252684619824418">
                <text:p>0.252684619824418</text:p>
                <draw:g>
                  <svg:desc>omp.W15:omp.W21</svg:desc>
                </draw:g>
              </table:table-cell>
              <table:table-cell office:value-type="float" office:value="0.276407669261132">
                <text:p>0.276407669261132</text:p>
                <draw:g>
                  <svg:desc>omp.W24:omp.W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98342214328">
                <text:p>1.10198342214328</text:p>
              </table:table-cell>
              <table:table-cell office:value-type="float" office:value="0.468573963497071">
                <text:p>0.468573963497071</text:p>
              </table:table-cell>
              <table:table-cell office:value-type="float" office:value="0.468663486090579">
                <text:p>0.468663486090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108463607329">
                <text:p>0.39108463607329</text:p>
              </table:table-cell>
              <table:table-cell office:value-type="float" office:value="0.508878318854766">
                <text:p>0.508878318854766</text:p>
              </table:table-cell>
              <table:table-cell office:value-type="float" office:value="0.493563887001812">
                <text:p>0.493563887001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7482467233847">
                <text:p>0.267482467233847</text:p>
              </table:table-cell>
              <table:table-cell office:value-type="float" office:value="0.417450818026699">
                <text:p>0.417450818026699</text:p>
              </table:table-cell>
              <table:table-cell office:value-type="float" office:value="0.403308160244252">
                <text:p>0.4033081602442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6584611144518">
                <text:p>0.116584611144518</text:p>
              </table:table-cell>
              <table:table-cell office:value-type="float" office:value="0.366598721903922">
                <text:p>0.366598721903922</text:p>
              </table:table-cell>
              <table:table-cell office:value-type="float" office:value="0.39501211997644">
                <text:p>0.395012119976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40809507205951">
                <text:p>0.0540809507205951</text:p>
              </table:table-cell>
              <table:table-cell office:value-type="float" office:value="0.379338060926669">
                <text:p>0.379338060926669</text:p>
              </table:table-cell>
              <table:table-cell office:value-type="float" office:value="0.408189362548868">
                <text:p>0.408189362548868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OpenMP efficiency on threads</text:p>
        </chart:title>
        <chart:subtitle svg:x="6.342cm" svg:y="1.275cm" chart:style-name="ch3">
          <text:p>no internal threads</text:p>
        </chart:subtitle>
        <chart:legend chart:legend-position="end" svg:x="13.174cm" svg:y="3.703cm" style:legend-expansion="high" chart:style-name="ch4"/>
        <chart:plot-area chart:style-name="ch5" table:cell-range-address="omp.V6:omp.W12 omp.W5:omp.W5 omp.W13:omp.W13 omp.W15:omp.W22 omp.W24:omp.W30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omp.V6:omp.V12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omp.W6:omp.W12" chart:label-cell-address="omp.W5:omp.W5" chart:class="chart:line">
            <chart:data-point chart:repeated="7"/>
          </chart:series>
          <chart:series chart:style-name="ch11" chart:values-cell-range-address="omp.W15:omp.W21" chart:label-cell-address="omp.W13:omp.W13" chart:class="chart:line">
            <chart:data-point chart:repeated="7"/>
          </chart:series>
          <chart:series chart:style-name="ch12" chart:values-cell-range-address="omp.W24:omp.W30" chart:label-cell-address="omp.W22:omp.W2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.W5:omp.W5</svg:desc>
                </draw:g>
              </table:table-cell>
              <table:table-cell office:value-type="string">
                <text:p>small</text:p>
                <draw:g>
                  <svg:desc>omp.W13:omp.W13</svg:desc>
                </draw:g>
              </table:table-cell>
              <table:table-cell office:value-type="string">
                <text:p>medium</text:p>
                <draw:g>
                  <svg:desc>omp.W22:omp.W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.V6:omp.V12</svg:desc>
                </draw:g>
              </table:table-cell>
              <table:table-cell office:value-type="float" office:value="1.29002633767674">
                <text:p>1.29002633767674</text:p>
                <draw:g>
                  <svg:desc>omp.W6:omp.W12</svg:desc>
                </draw:g>
              </table:table-cell>
              <table:table-cell office:value-type="float" office:value="1.01073847929767">
                <text:p>1.01073847929767</text:p>
                <draw:g>
                  <svg:desc>omp.W15:omp.W21</svg:desc>
                </draw:g>
              </table:table-cell>
              <table:table-cell office:value-type="float" office:value="1.10563067704453">
                <text:p>1.10563067704453</text:p>
                <draw:g>
                  <svg:desc>omp.W24:omp.W3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98342214328">
                <text:p>1.10198342214328</text:p>
              </table:table-cell>
              <table:table-cell office:value-type="float" office:value="0.937147926994142">
                <text:p>0.937147926994142</text:p>
              </table:table-cell>
              <table:table-cell office:value-type="float" office:value="0.937326972181159">
                <text:p>0.9373269721811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108463607329">
                <text:p>0.39108463607329</text:p>
              </table:table-cell>
              <table:table-cell office:value-type="float" office:value="0.339252212569844">
                <text:p>0.339252212569844</text:p>
              </table:table-cell>
              <table:table-cell office:value-type="float" office:value="0.329042591334541">
                <text:p>0.3290425913345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7482467233847">
                <text:p>0.267482467233847</text:p>
              </table:table-cell>
              <table:table-cell office:value-type="float" office:value="0.208725409013349">
                <text:p>0.208725409013349</text:p>
              </table:table-cell>
              <table:table-cell office:value-type="float" office:value="0.201654080122126">
                <text:p>0.2016540801221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6584611144518">
                <text:p>0.116584611144518</text:p>
              </table:table-cell>
              <table:table-cell office:value-type="float" office:value="0.0916496804759806">
                <text:p>0.0916496804759806</text:p>
              </table:table-cell>
              <table:table-cell office:value-type="float" office:value="0.0987530299941099">
                <text:p>0.0987530299941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40809507205951">
                <text:p>0.0540809507205951</text:p>
              </table:table-cell>
              <table:table-cell office:value-type="float" office:value="0.0474172576158336">
                <text:p>0.0474172576158336</text:p>
              </table:table-cell>
              <table:table-cell office:value-type="float" office:value="0.0510236703186085">
                <text:p>0.0510236703186085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line" chart:style-name="ch1">
        <chart:title svg:x="6.021cm" svg:y="0.316cm" chart:style-name="ch2">
          <text:p>Pthreads efficiency</text:p>
        </chart:title>
        <chart:subtitle svg:x="5.2cm" svg:y="1.275cm" chart:style-name="ch3">
          <text:p>main threads * 4 nested threads</text:p>
        </chart:subtitle>
        <chart:legend chart:legend-position="end" svg:x="13.193cm" svg:y="3.221cm" style:legend-expansion="high" chart:style-name="ch4"/>
        <chart:plot-area chart:style-name="ch5" table:cell-range-address="pthreads.AU10:pthreads.AV17 pthreads.AV18:pthreads.AV49" chart:data-source-has-labels="both" svg:x="1.331cm" svg:y="2.138cm" svg:width="11.542cm" svg:height="5.733cm">
          <chartooo:coordinate-region svg:x="2.243cm" svg:y="2.337cm" svg:width="10.443cm" svg:height="4.887cm"/>
          <chart:axis chart:dimension="x" chart:name="primary-x" chart:style-name="ch6" chartooo:axis-type="auto">
            <chartooo:date-scale/>
            <chart:title svg:x="6.502cm" svg:y="8.051cm" chart:style-name="ch7">
              <text:p>threads</text:p>
            </chart:title>
            <chart:categories table:cell-range-address="pthreads.AU11:pthreads.AU17"/>
          </chart:axis>
          <chart:axis chart:dimension="y" chart:name="primary-y" chart:style-name="ch6">
            <chart:title svg:x="0.451cm" svg:y="5.736cm" chart:style-name="ch8">
              <text:p>efficiency</text:p>
            </chart:title>
            <chart:grid chart:style-name="ch9" chart:class="major"/>
          </chart:axis>
          <chart:series chart:style-name="ch10" chart:values-cell-range-address="pthreads.AV11:pthreads.AV17" chart:label-cell-address="pthreads.AV10:pthreads.AV10" chart:class="chart:line">
            <chart:data-point chart:repeated="7"/>
          </chart:series>
          <chart:series chart:style-name="ch11" chart:values-cell-range-address="pthreads.AV19:pthreads.AV25" chart:label-cell-address="pthreads.AV18:pthreads.AV18" chart:class="chart:line">
            <chart:data-point chart:repeated="7"/>
          </chart:series>
          <chart:series chart:style-name="ch12" chart:values-cell-range-address="pthreads.AV27:pthreads.AV33" chart:label-cell-address="pthreads.AV26:pthreads.AV26" chart:class="chart:line">
            <chart:data-point chart:repeated="7"/>
          </chart:series>
          <chart:series chart:style-name="ch13" chart:values-cell-range-address="pthreads.AV35:pthreads.AV41" chart:label-cell-address="pthreads.AV34:pthreads.AV34" chart:class="chart:line">
            <chart:data-point chart:repeated="7"/>
          </chart:series>
          <chart:series chart:style-name="ch14" chart:values-cell-range-address="pthreads.AV43:pthreads.AV49" chart:label-cell-address="pthreads.AV42:pthreads.AV4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s.AV10:pthreads.AV10</svg:desc>
                </draw:g>
              </table:table-cell>
              <table:table-cell office:value-type="string">
                <text:p>small</text:p>
                <draw:g>
                  <svg:desc>pthreads.AV18:pthreads.AV18</svg:desc>
                </draw:g>
              </table:table-cell>
              <table:table-cell office:value-type="string">
                <text:p>medium</text:p>
                <draw:g>
                  <svg:desc>pthreads.AV26:pthreads.AV26</svg:desc>
                </draw:g>
              </table:table-cell>
              <table:table-cell office:value-type="string">
                <text:p>large</text:p>
                <draw:g>
                  <svg:desc>pthreads.AV34:pthreads.AV34</svg:desc>
                </draw:g>
              </table:table-cell>
              <table:table-cell office:value-type="string">
                <text:p>verylarge</text:p>
                <draw:g>
                  <svg:desc>pthreads.AV42:pthreads.AV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AU11:pthreads.AU17</svg:desc>
                </draw:g>
              </table:table-cell>
              <table:table-cell office:value-type="float" office:value="0.301800117080786">
                <text:p>0.301800117080786</text:p>
                <draw:g>
                  <svg:desc>pthreads.AV11:pthreads.AV17</svg:desc>
                </draw:g>
              </table:table-cell>
              <table:table-cell office:value-type="float" office:value="0.233339456801289">
                <text:p>0.233339456801289</text:p>
                <draw:g>
                  <svg:desc>pthreads.AV19:pthreads.AV25</svg:desc>
                </draw:g>
              </table:table-cell>
              <table:table-cell office:value-type="float" office:value="0.225580941222417">
                <text:p>0.225580941222417</text:p>
                <draw:g>
                  <svg:desc>pthreads.AV27:pthreads.AV33</svg:desc>
                </draw:g>
              </table:table-cell>
              <table:table-cell office:value-type="float" office:value="0.163323207839901">
                <text:p>0.163323207839901</text:p>
                <draw:g>
                  <svg:desc>pthreads.AV35:pthreads.AV41</svg:desc>
                </draw:g>
              </table:table-cell>
              <table:table-cell office:value-type="float" office:value="0.160956650129614">
                <text:p>0.160956650129614</text:p>
                <draw:g>
                  <svg:desc>pthreads.AV43:pthreads.AV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9119174319801">
                <text:p>0.199119174319801</text:p>
              </table:table-cell>
              <table:table-cell office:value-type="float" office:value="0.153046565083602">
                <text:p>0.153046565083602</text:p>
              </table:table-cell>
              <table:table-cell office:value-type="float" office:value="0.144424070678446">
                <text:p>0.144424070678446</text:p>
              </table:table-cell>
              <table:table-cell office:value-type="float" office:value="0.110586105785896">
                <text:p>0.110586105785896</text:p>
              </table:table-cell>
              <table:table-cell office:value-type="float" office:value="0.0937795052682097">
                <text:p>0.09377950526820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6117349739274">
                <text:p>0.106117349739274</text:p>
              </table:table-cell>
              <table:table-cell office:value-type="float" office:value="0.0724232456140351">
                <text:p>0.0724232456140351</text:p>
              </table:table-cell>
              <table:table-cell office:value-type="float" office:value="0.0813551682692308">
                <text:p>0.0813551682692308</text:p>
              </table:table-cell>
              <table:table-cell office:value-type="float" office:value="0.0598898272942511">
                <text:p>0.0598898272942511</text:p>
              </table:table-cell>
              <table:table-cell office:value-type="float" office:value="0.0559433779555848">
                <text:p>0.05594337795558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62204652853508">
                <text:p>0.0562204652853508</text:p>
              </table:table-cell>
              <table:table-cell office:value-type="float" office:value="0.0458910010560836">
                <text:p>0.0458910010560836</text:p>
              </table:table-cell>
              <table:table-cell office:value-type="float" office:value="0.0631270628866205">
                <text:p>0.0631270628866205</text:p>
              </table:table-cell>
              <table:table-cell office:value-type="float" office:value="0.0348549786734983">
                <text:p>0.0348549786734983</text:p>
              </table:table-cell>
              <table:table-cell office:value-type="float" office:value="0.0348375830393963">
                <text:p>0.0348375830393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57725810906795">
                <text:p>0.0457725810906795</text:p>
              </table:table-cell>
              <table:table-cell office:value-type="float" office:value="0.0400928965463657">
                <text:p>0.0400928965463657</text:p>
              </table:table-cell>
              <table:table-cell office:value-type="float" office:value="0.0398997900011053">
                <text:p>0.0398997900011053</text:p>
              </table:table-cell>
              <table:table-cell office:value-type="float" office:value="0.0288888442290918">
                <text:p>0.0288888442290918</text:p>
              </table:table-cell>
              <table:table-cell office:value-type="float" office:value="0.0279686535259229">
                <text:p>0.0279686535259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16347498880931">
                <text:p>0.0216347498880931</text:p>
              </table:table-cell>
              <table:table-cell office:value-type="float" office:value="0.0231345270118807">
                <text:p>0.0231345270118807</text:p>
              </table:table-cell>
              <table:table-cell office:value-type="float" office:value="0.0208153145361241">
                <text:p>0.0208153145361241</text:p>
              </table:table-cell>
              <table:table-cell office:value-type="float" office:value="0.0132543143648807">
                <text:p>0.0132543143648807</text:p>
              </table:table-cell>
              <table:table-cell office:value-type="float" office:value="0.0142920031302346">
                <text:p>0.01429200313023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23254074931996">
                <text:p>0.0123254074931996</text:p>
              </table:table-cell>
              <table:table-cell office:value-type="float" office:value="0.0103343672394456">
                <text:p>0.0103343672394456</text:p>
              </table:table-cell>
              <table:table-cell office:value-type="float" office:value="0.010507422140293">
                <text:p>0.010507422140293</text:p>
              </table:table-cell>
              <table:table-cell office:value-type="float" office:value="0.00789816947107612">
                <text:p>0.00789816947107612</text:p>
              </table:table-cell>
              <table:table-cell office:value-type="float" office:value="0.00712556355154977">
                <text:p>0.00712556355154977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53cm" svg:height="13.054cm" xlink:href=".." xlink:type="simple" chart:class="chart:line" chart:style-name="ch1">
        <chart:title svg:x="9.588cm" svg:y="0.397cm" chart:style-name="ch2">
          <text:p>Pthreads efficiency</text:p>
        </chart:title>
        <chart:subtitle svg:x="8.767cm" svg:y="1.437cm" chart:style-name="ch3">
          <text:p>main threads * 4 nested threads</text:p>
        </chart:subtitle>
        <chart:legend chart:legend-position="end" svg:x="20.327cm" svg:y="5.232cm" style:legend-expansion="high" chart:style-name="ch4"/>
        <chart:plot-area chart:style-name="ch5" table:cell-range-address="pthreads.AU11:pthreads.AV17 pthreads.AU10:pthreads.AV10 pthreads.AV18:pthreads.AV49" chart:data-source-has-labels="both" svg:x="1.474cm" svg:y="2.381cm" svg:width="18.39cm" svg:height="9.431cm">
          <chartooo:coordinate-region svg:x="2.386cm" svg:y="2.58cm" svg:width="17.291cm" svg:height="8.585cm"/>
          <chart:axis chart:dimension="x" chart:name="primary-x" chart:style-name="ch6" chartooo:axis-type="auto">
            <chartooo:date-scale/>
            <chart:title svg:x="10.069cm" svg:y="12.073cm" chart:style-name="ch7">
              <text:p>threads</text:p>
            </chart:title>
            <chart:categories table:cell-range-address="pthreads.AU11:pthreads.AU17"/>
          </chart:axis>
          <chart:axis chart:dimension="y" chart:name="primary-y" chart:style-name="ch6">
            <chart:title svg:x="0.451cm" svg:y="7.828cm" chart:style-name="ch8">
              <text:p>efficiency</text:p>
            </chart:title>
            <chart:grid chart:style-name="ch9" chart:class="major"/>
          </chart:axis>
          <chart:series chart:style-name="ch10" chart:values-cell-range-address="pthreads.AV11:pthreads.AV17" chart:label-cell-address="pthreads.AV10:pthreads.AV10" chart:class="chart:line">
            <chart:data-point chart:repeated="7"/>
          </chart:series>
          <chart:series chart:style-name="ch11" chart:values-cell-range-address="pthreads.AV19:pthreads.AV25" chart:label-cell-address="pthreads.AV18:pthreads.AV18" chart:class="chart:line">
            <chart:data-point chart:repeated="7"/>
          </chart:series>
          <chart:series chart:style-name="ch12" chart:values-cell-range-address="pthreads.AV27:pthreads.AV33" chart:label-cell-address="pthreads.AV26:pthreads.AV26" chart:class="chart:line">
            <chart:data-point chart:repeated="7"/>
          </chart:series>
          <chart:series chart:style-name="ch13" chart:values-cell-range-address="pthreads.AV35:pthreads.AV41" chart:label-cell-address="pthreads.AV34:pthreads.AV34" chart:class="chart:line">
            <chart:data-point chart:repeated="7"/>
          </chart:series>
          <chart:series chart:style-name="ch14" chart:values-cell-range-address="pthreads.AV43:pthreads.AV49" chart:label-cell-address="pthreads.AV42:pthreads.AV4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s.AV10:pthreads.AV10</svg:desc>
                </draw:g>
              </table:table-cell>
              <table:table-cell office:value-type="string">
                <text:p>small</text:p>
                <draw:g>
                  <svg:desc>pthreads.AV18:pthreads.AV18</svg:desc>
                </draw:g>
              </table:table-cell>
              <table:table-cell office:value-type="string">
                <text:p>medium</text:p>
                <draw:g>
                  <svg:desc>pthreads.AV26:pthreads.AV26</svg:desc>
                </draw:g>
              </table:table-cell>
              <table:table-cell office:value-type="string">
                <text:p>large</text:p>
                <draw:g>
                  <svg:desc>pthreads.AV34:pthreads.AV34</svg:desc>
                </draw:g>
              </table:table-cell>
              <table:table-cell office:value-type="string">
                <text:p>verylarge</text:p>
                <draw:g>
                  <svg:desc>pthreads.AV42:pthreads.AV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s.AU11:pthreads.AU17</svg:desc>
                </draw:g>
              </table:table-cell>
              <table:table-cell office:value-type="float" office:value="0.301800117080786">
                <text:p>0.301800117080786</text:p>
                <draw:g>
                  <svg:desc>pthreads.AV11:pthreads.AV17</svg:desc>
                </draw:g>
              </table:table-cell>
              <table:table-cell office:value-type="float" office:value="0.233339456801289">
                <text:p>0.233339456801289</text:p>
                <draw:g>
                  <svg:desc>pthreads.AV19:pthreads.AV25</svg:desc>
                </draw:g>
              </table:table-cell>
              <table:table-cell office:value-type="float" office:value="0.225580941222417">
                <text:p>0.225580941222417</text:p>
                <draw:g>
                  <svg:desc>pthreads.AV27:pthreads.AV33</svg:desc>
                </draw:g>
              </table:table-cell>
              <table:table-cell office:value-type="float" office:value="0.163323207839901">
                <text:p>0.163323207839901</text:p>
                <draw:g>
                  <svg:desc>pthreads.AV35:pthreads.AV41</svg:desc>
                </draw:g>
              </table:table-cell>
              <table:table-cell office:value-type="float" office:value="0.160956650129614">
                <text:p>0.160956650129614</text:p>
                <draw:g>
                  <svg:desc>pthreads.AV43:pthreads.AV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9119174319801">
                <text:p>0.199119174319801</text:p>
              </table:table-cell>
              <table:table-cell office:value-type="float" office:value="0.153046565083602">
                <text:p>0.153046565083602</text:p>
              </table:table-cell>
              <table:table-cell office:value-type="float" office:value="0.144424070678446">
                <text:p>0.144424070678446</text:p>
              </table:table-cell>
              <table:table-cell office:value-type="float" office:value="0.110586105785896">
                <text:p>0.110586105785896</text:p>
              </table:table-cell>
              <table:table-cell office:value-type="float" office:value="0.0937795052682097">
                <text:p>0.09377950526820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6117349739274">
                <text:p>0.106117349739274</text:p>
              </table:table-cell>
              <table:table-cell office:value-type="float" office:value="0.0724232456140351">
                <text:p>0.0724232456140351</text:p>
              </table:table-cell>
              <table:table-cell office:value-type="float" office:value="0.0813551682692308">
                <text:p>0.0813551682692308</text:p>
              </table:table-cell>
              <table:table-cell office:value-type="float" office:value="0.0598898272942511">
                <text:p>0.0598898272942511</text:p>
              </table:table-cell>
              <table:table-cell office:value-type="float" office:value="0.0559433779555848">
                <text:p>0.05594337795558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62204652853508">
                <text:p>0.0562204652853508</text:p>
              </table:table-cell>
              <table:table-cell office:value-type="float" office:value="0.0458910010560836">
                <text:p>0.0458910010560836</text:p>
              </table:table-cell>
              <table:table-cell office:value-type="float" office:value="0.0631270628866205">
                <text:p>0.0631270628866205</text:p>
              </table:table-cell>
              <table:table-cell office:value-type="float" office:value="0.0348549786734983">
                <text:p>0.0348549786734983</text:p>
              </table:table-cell>
              <table:table-cell office:value-type="float" office:value="0.0348375830393963">
                <text:p>0.0348375830393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57725810906795">
                <text:p>0.0457725810906795</text:p>
              </table:table-cell>
              <table:table-cell office:value-type="float" office:value="0.0400928965463657">
                <text:p>0.0400928965463657</text:p>
              </table:table-cell>
              <table:table-cell office:value-type="float" office:value="0.0398997900011053">
                <text:p>0.0398997900011053</text:p>
              </table:table-cell>
              <table:table-cell office:value-type="float" office:value="0.0288888442290918">
                <text:p>0.0288888442290918</text:p>
              </table:table-cell>
              <table:table-cell office:value-type="float" office:value="0.0279686535259229">
                <text:p>0.0279686535259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16347498880931">
                <text:p>0.0216347498880931</text:p>
              </table:table-cell>
              <table:table-cell office:value-type="float" office:value="0.0231345270118807">
                <text:p>0.0231345270118807</text:p>
              </table:table-cell>
              <table:table-cell office:value-type="float" office:value="0.0208153145361241">
                <text:p>0.0208153145361241</text:p>
              </table:table-cell>
              <table:table-cell office:value-type="float" office:value="0.0132543143648807">
                <text:p>0.0132543143648807</text:p>
              </table:table-cell>
              <table:table-cell office:value-type="float" office:value="0.0142920031302346">
                <text:p>0.01429200313023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23254074931996">
                <text:p>0.0123254074931996</text:p>
              </table:table-cell>
              <table:table-cell office:value-type="float" office:value="0.0103343672394456">
                <text:p>0.0103343672394456</text:p>
              </table:table-cell>
              <table:table-cell office:value-type="float" office:value="0.010507422140293">
                <text:p>0.010507422140293</text:p>
              </table:table-cell>
              <table:table-cell office:value-type="float" office:value="0.00789816947107612">
                <text:p>0.00789816947107612</text:p>
              </table:table-cell>
              <table:table-cell office:value-type="float" office:value="0.00712556355154977">
                <text:p>0.00712556355154977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6cm" svg:height="17.292cm" xlink:href=".." xlink:type="simple" chart:class="chart:line" chart:style-name="ch1">
        <chart:title svg:x="8.814cm" svg:y="0.481cm" chart:style-name="ch2">
          <text:p>OpenMP version speed-up</text:p>
        </chart:title>
        <chart:legend chart:legend-position="end" svg:x="20.234cm" svg:y="7.351cm" style:legend-expansion="high" chart:style-name="ch3"/>
        <chart:plot-area chart:style-name="ch4" table:cell-range-address="omp_time_log.P9:omp_time_log.Q39 omp_time_log.Q8:omp_time_log.Q8 omp_time_log.Q40:omp_time_log.Q167" chart:data-source-has-labels="both" svg:x="1.472cm" svg:y="1.605cm" svg:width="18.301cm" svg:height="14.361cm">
          <chartooo:coordinate-region svg:x="2.199cm" svg:y="1.804cm" svg:width="17.387cm" svg:height="13.515cm"/>
          <chart:axis chart:dimension="x" chart:name="primary-x" chart:style-name="ch5" chartooo:axis-type="auto">
            <chartooo:date-scale/>
            <chart:title svg:x="10.022cm" svg:y="16.311cm" chart:style-name="ch6">
              <text:p>threads</text:p>
            </chart:title>
            <chart:categories table:cell-range-address="omp_time_log.P9:omp_time_log.P39"/>
          </chart:axis>
          <chart:axis chart:dimension="y" chart:name="primary-y" chart:style-name="ch5">
            <chart:title svg:x="0.451cm" svg:y="9.53cm" chart:style-name="ch7">
              <text:p>speed-up</text:p>
            </chart:title>
            <chart:grid chart:style-name="ch8" chart:class="major"/>
          </chart:axis>
          <chart:series chart:style-name="ch9" chart:values-cell-range-address="omp_time_log.Q9:omp_time_log.Q39" chart:label-cell-address="omp_time_log.Q8:omp_time_log.Q8" chart:class="chart:line">
            <chart:data-point chart:repeated="31"/>
          </chart:series>
          <chart:series chart:style-name="ch10" chart:values-cell-range-address="omp_time_log.Q41:omp_time_log.Q71" chart:label-cell-address="omp_time_log.Q40:omp_time_log.Q40" chart:class="chart:line">
            <chart:data-point chart:repeated="31"/>
          </chart:series>
          <chart:series chart:style-name="ch11" chart:values-cell-range-address="omp_time_log.Q73:omp_time_log.Q103" chart:label-cell-address="omp_time_log.Q72:omp_time_log.Q72" chart:class="chart:line">
            <chart:data-point chart:repeated="31"/>
          </chart:series>
          <chart:series chart:style-name="ch12" chart:values-cell-range-address="omp_time_log.Q105:omp_time_log.Q135" chart:label-cell-address="omp_time_log.Q104:omp_time_log.Q104" chart:class="chart:line">
            <chart:data-point chart:repeated="31"/>
          </chart:series>
          <chart:series chart:style-name="ch13" chart:values-cell-range-address="omp_time_log.Q137:omp_time_log.Q167" chart:label-cell-address="omp_time_log.Q136:omp_time_log.Q13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_time_log.Q8:omp_time_log.Q8</svg:desc>
                </draw:g>
              </table:table-cell>
              <table:table-cell office:value-type="string">
                <text:p>small</text:p>
                <draw:g>
                  <svg:desc>omp_time_log.Q40:omp_time_log.Q40</svg:desc>
                </draw:g>
              </table:table-cell>
              <table:table-cell office:value-type="string">
                <text:p>medium</text:p>
                <draw:g>
                  <svg:desc>omp_time_log.Q72:omp_time_log.Q72</svg:desc>
                </draw:g>
              </table:table-cell>
              <table:table-cell office:value-type="string">
                <text:p>large</text:p>
                <draw:g>
                  <svg:desc>omp_time_log.Q104:omp_time_log.Q104</svg:desc>
                </draw:g>
              </table:table-cell>
              <table:table-cell office:value-type="string">
                <text:p>verylarge</text:p>
                <draw:g>
                  <svg:desc>omp_time_log.Q136:omp_time_log.Q1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_time_log.P9:omp_time_log.P39</svg:desc>
                </draw:g>
              </table:table-cell>
              <table:table-cell office:value-type="float" office:value="1.90039820298142">
                <text:p>1.90039820298142</text:p>
                <draw:g>
                  <svg:desc>omp_time_log.Q9:omp_time_log.Q39</svg:desc>
                </draw:g>
              </table:table-cell>
              <table:table-cell office:value-type="float" office:value="2.12515568613675">
                <text:p>2.12515568613675</text:p>
                <draw:g>
                  <svg:desc>omp_time_log.Q41:omp_time_log.Q71</svg:desc>
                </draw:g>
              </table:table-cell>
              <table:table-cell office:value-type="float" office:value="2.14865759923599">
                <text:p>2.14865759923599</text:p>
                <draw:g>
                  <svg:desc>omp_time_log.Q73:omp_time_log.Q103</svg:desc>
                </draw:g>
              </table:table-cell>
              <table:table-cell office:value-type="float" office:value="1.69666188724008">
                <text:p>1.69666188724008</text:p>
                <draw:g>
                  <svg:desc>omp_time_log.Q105:omp_time_log.Q135</svg:desc>
                </draw:g>
              </table:table-cell>
              <table:table-cell office:value-type="float" office:value="1.50883531313699">
                <text:p>1.50883531313699</text:p>
                <draw:g>
                  <svg:desc>omp_time_log.Q137:omp_time_log.Q1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6821773485514">
                <text:p>3.26821773485514</text:p>
              </table:table-cell>
              <table:table-cell office:value-type="float" office:value="2.85895342842413">
                <text:p>2.85895342842413</text:p>
              </table:table-cell>
              <table:table-cell office:value-type="float" office:value="2.89729157147011">
                <text:p>2.89729157147011</text:p>
              </table:table-cell>
              <table:table-cell office:value-type="float" office:value="2.12415742082459">
                <text:p>2.12415742082459</text:p>
              </table:table-cell>
              <table:table-cell office:value-type="float" office:value="2.30671526634544">
                <text:p>2.30671526634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0475361787873">
                <text:p>1.70475361787873</text:p>
              </table:table-cell>
              <table:table-cell office:value-type="float" office:value="1.56315332033544">
                <text:p>1.56315332033544</text:p>
              </table:table-cell>
              <table:table-cell office:value-type="float" office:value="1.59783965819406">
                <text:p>1.59783965819406</text:p>
              </table:table-cell>
              <table:table-cell office:value-type="float" office:value="1.40108513198001">
                <text:p>1.40108513198001</text:p>
              </table:table-cell>
              <table:table-cell office:value-type="float" office:value="1.27843487582634">
                <text:p>1.278434875826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0385811820789">
                <text:p>1.50385811820789</text:p>
              </table:table-cell>
              <table:table-cell office:value-type="float" office:value="1.64801010426212">
                <text:p>1.64801010426212</text:p>
              </table:table-cell>
              <table:table-cell office:value-type="float" office:value="1.82594410628968">
                <text:p>1.82594410628968</text:p>
              </table:table-cell>
              <table:table-cell office:value-type="float" office:value="1.76142423300414">
                <text:p>1.76142423300414</text:p>
              </table:table-cell>
              <table:table-cell office:value-type="float" office:value="1.61292310096717">
                <text:p>1.612923100967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834630911188">
                <text:p>2.6834630911188</text:p>
              </table:table-cell>
              <table:table-cell office:value-type="float" office:value="2.923769771529">
                <text:p>2.923769771529</text:p>
              </table:table-cell>
              <table:table-cell office:value-type="float" office:value="3.10012001066762">
                <text:p>3.10012001066762</text:p>
              </table:table-cell>
              <table:table-cell office:value-type="float" office:value="2.49020883866769">
                <text:p>2.49020883866769</text:p>
              </table:table-cell>
              <table:table-cell office:value-type="float" office:value="2.20963890146992">
                <text:p>2.209638901469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5451022798955">
                <text:p>3.35451022798955</text:p>
              </table:table-cell>
              <table:table-cell office:value-type="float" office:value="3.25292076061984">
                <text:p>3.25292076061984</text:p>
              </table:table-cell>
              <table:table-cell office:value-type="float" office:value="2.76283943037097">
                <text:p>2.76283943037097</text:p>
              </table:table-cell>
              <table:table-cell office:value-type="float" office:value="2.61603480422623">
                <text:p>2.61603480422623</text:p>
              </table:table-cell>
              <table:table-cell office:value-type="float" office:value="2.32798896422483">
                <text:p>2.32798896422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1759079118029">
                <text:p>3.01759079118029</text:p>
              </table:table-cell>
              <table:table-cell office:value-type="float" office:value="2.52868977048184">
                <text:p>2.52868977048184</text:p>
              </table:table-cell>
              <table:table-cell office:value-type="float" office:value="2.8497037793667">
                <text:p>2.8497037793667</text:p>
              </table:table-cell>
              <table:table-cell office:value-type="float" office:value="2.26752141356462">
                <text:p>2.26752141356462</text:p>
              </table:table-cell>
              <table:table-cell office:value-type="float" office:value="2.23203553588734">
                <text:p>2.232035535887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0159972477853">
                <text:p>3.20159972477853</text:p>
              </table:table-cell>
              <table:table-cell office:value-type="float" office:value="2.59252766090073">
                <text:p>2.59252766090073</text:p>
              </table:table-cell>
              <table:table-cell office:value-type="float" office:value="2.82901354749736">
                <text:p>2.82901354749736</text:p>
              </table:table-cell>
              <table:table-cell office:value-type="float" office:value="2.74567615923662">
                <text:p>2.74567615923662</text:p>
              </table:table-cell>
              <table:table-cell office:value-type="float" office:value="2.51895121733702">
                <text:p>2.518951217337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7348564845925">
                <text:p>3.57348564845925</text:p>
              </table:table-cell>
              <table:table-cell office:value-type="float" office:value="3.05420414907288">
                <text:p>3.05420414907288</text:p>
              </table:table-cell>
              <table:table-cell office:value-type="float" office:value="3.13010209805901">
                <text:p>3.13010209805901</text:p>
              </table:table-cell>
              <table:table-cell office:value-type="float" office:value="2.94676414405585">
                <text:p>2.94676414405585</text:p>
              </table:table-cell>
              <table:table-cell office:value-type="float" office:value="2.68366413129904">
                <text:p>2.683664131299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4725409209117">
                <text:p>2.84725409209117</text:p>
              </table:table-cell>
              <table:table-cell office:value-type="float" office:value="2.94355730525943">
                <text:p>2.94355730525943</text:p>
              </table:table-cell>
              <table:table-cell office:value-type="float" office:value="3.17701049946478">
                <text:p>3.17701049946478</text:p>
              </table:table-cell>
              <table:table-cell office:value-type="float" office:value="2.99654218533887">
                <text:p>2.99654218533887</text:p>
              </table:table-cell>
              <table:table-cell office:value-type="float" office:value="2.64755942337862">
                <text:p>2.647559423378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90004674353381">
                <text:p>2.90004674353381</text:p>
              </table:table-cell>
              <table:table-cell office:value-type="float" office:value="2.74729584675089">
                <text:p>2.74729584675089</text:p>
              </table:table-cell>
              <table:table-cell office:value-type="float" office:value="2.9128401094197">
                <text:p>2.9128401094197</text:p>
              </table:table-cell>
              <table:table-cell office:value-type="float" office:value="2.72909488347968">
                <text:p>2.72909488347968</text:p>
              </table:table-cell>
              <table:table-cell office:value-type="float" office:value="2.44889158627739">
                <text:p>2.448891586277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9368922405239">
                <text:p>3.69368922405239</text:p>
              </table:table-cell>
              <table:table-cell office:value-type="float" office:value="2.90348619049697">
                <text:p>2.90348619049697</text:p>
              </table:table-cell>
              <table:table-cell office:value-type="float" office:value="3.49641568077">
                <text:p>3.49641568077</text:p>
              </table:table-cell>
              <table:table-cell office:value-type="float" office:value="2.7779569132136">
                <text:p>2.7779569132136</text:p>
              </table:table-cell>
              <table:table-cell office:value-type="float" office:value="2.71715795975818">
                <text:p>2.71715795975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45315398886827">
                <text:p>3.45315398886827</text:p>
              </table:table-cell>
              <table:table-cell office:value-type="float" office:value="3.14588947194251">
                <text:p>3.14588947194251</text:p>
              </table:table-cell>
              <table:table-cell office:value-type="float" office:value="3.32387351967022">
                <text:p>3.32387351967022</text:p>
              </table:table-cell>
              <table:table-cell office:value-type="float" office:value="2.93318201728189">
                <text:p>2.93318201728189</text:p>
              </table:table-cell>
              <table:table-cell office:value-type="float" office:value="2.64346442574823">
                <text:p>2.643464425748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45828688219993">
                <text:p>3.45828688219993</text:p>
              </table:table-cell>
              <table:table-cell office:value-type="float" office:value="3.09511627906977">
                <text:p>3.09511627906977</text:p>
              </table:table-cell>
              <table:table-cell office:value-type="float" office:value="3.23349559573482">
                <text:p>3.23349559573482</text:p>
              </table:table-cell>
              <table:table-cell office:value-type="float" office:value="3.06745093956587">
                <text:p>3.06745093956587</text:p>
              </table:table-cell>
              <table:table-cell office:value-type="float" office:value="2.80225891346576">
                <text:p>2.80225891346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16162731442161">
                <text:p>3.16162731442161</text:p>
              </table:table-cell>
              <table:table-cell office:value-type="float" office:value="2.82749097089441">
                <text:p>2.82749097089441</text:p>
              </table:table-cell>
              <table:table-cell office:value-type="float" office:value="3.00657384257264">
                <text:p>3.00657384257264</text:p>
              </table:table-cell>
              <table:table-cell office:value-type="float" office:value="2.77262418955669">
                <text:p>2.77262418955669</text:p>
              </table:table-cell>
              <table:table-cell office:value-type="float" office:value="2.56426735218509">
                <text:p>2.564267352185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2182793837632">
                <text:p>3.22182793837632</text:p>
              </table:table-cell>
              <table:table-cell office:value-type="float" office:value="2.86695963120934">
                <text:p>2.86695963120934</text:p>
              </table:table-cell>
              <table:table-cell office:value-type="float" office:value="3.16325003401515">
                <text:p>3.16325003401515</text:p>
              </table:table-cell>
              <table:table-cell office:value-type="float" office:value="2.69455316969675">
                <text:p>2.69455316969675</text:p>
              </table:table-cell>
              <table:table-cell office:value-type="float" office:value="2.41043757130409">
                <text:p>2.410437571304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843100189036">
                <text:p>3.51843100189036</text:p>
              </table:table-cell>
              <table:table-cell office:value-type="float" office:value="3.05827473689048">
                <text:p>3.05827473689048</text:p>
              </table:table-cell>
              <table:table-cell office:value-type="float" office:value="3.23694713881283">
                <text:p>3.23694713881283</text:p>
              </table:table-cell>
              <table:table-cell office:value-type="float" office:value="2.73365249016552">
                <text:p>2.73365249016552</text:p>
              </table:table-cell>
              <table:table-cell office:value-type="float" office:value="2.44988655713457">
                <text:p>2.449886557134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8793031936956">
                <text:p>3.08793031936956</text:p>
              </table:table-cell>
              <table:table-cell office:value-type="float" office:value="3.06743800129068">
                <text:p>3.06743800129068</text:p>
              </table:table-cell>
              <table:table-cell office:value-type="float" office:value="3.07409039821936">
                <text:p>3.07409039821936</text:p>
              </table:table-cell>
              <table:table-cell office:value-type="float" office:value="2.92004281297074">
                <text:p>2.92004281297074</text:p>
              </table:table-cell>
              <table:table-cell office:value-type="float" office:value="2.55631558640138">
                <text:p>2.556315586401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17836407103825">
                <text:p>3.17836407103825</text:p>
              </table:table-cell>
              <table:table-cell office:value-type="float" office:value="2.75594301333554">
                <text:p>2.75594301333554</text:p>
              </table:table-cell>
              <table:table-cell office:value-type="float" office:value="2.95799228126723">
                <text:p>2.95799228126723</text:p>
              </table:table-cell>
              <table:table-cell office:value-type="float" office:value="2.64413593818707">
                <text:p>2.64413593818707</text:p>
              </table:table-cell>
              <table:table-cell office:value-type="float" office:value="2.39324910697164">
                <text:p>2.393249106971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5323162729659">
                <text:p>3.05323162729659</text:p>
              </table:table-cell>
              <table:table-cell office:value-type="float" office:value="3.0180507052474">
                <text:p>3.0180507052474</text:p>
              </table:table-cell>
              <table:table-cell office:value-type="float" office:value="3.24063189685213">
                <text:p>3.24063189685213</text:p>
              </table:table-cell>
              <table:table-cell office:value-type="float" office:value="2.62643514226628">
                <text:p>2.62643514226628</text:p>
              </table:table-cell>
              <table:table-cell office:value-type="float" office:value="2.40516569113416">
                <text:p>2.405165691134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10415276851234">
                <text:p>3.10415276851234</text:p>
              </table:table-cell>
              <table:table-cell office:value-type="float" office:value="2.77120726273269">
                <text:p>2.77120726273269</text:p>
              </table:table-cell>
              <table:table-cell office:value-type="float" office:value="3.04656343503615">
                <text:p>3.04656343503615</text:p>
              </table:table-cell>
              <table:table-cell office:value-type="float" office:value="2.98376692422202">
                <text:p>2.98376692422202</text:p>
              </table:table-cell>
              <table:table-cell office:value-type="float" office:value="2.5342604835663">
                <text:p>2.53426048356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9918823340299">
                <text:p>2.9918823340299</text:p>
              </table:table-cell>
              <table:table-cell office:value-type="float" office:value="2.92801513618163">
                <text:p>2.92801513618163</text:p>
              </table:table-cell>
              <table:table-cell office:value-type="float" office:value="3.22467520458643">
                <text:p>3.22467520458643</text:p>
              </table:table-cell>
              <table:table-cell office:value-type="float" office:value="2.56557969437067">
                <text:p>2.56557969437067</text:p>
              </table:table-cell>
              <table:table-cell office:value-type="float" office:value="2.45225985989828">
                <text:p>2.452259859898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13737884534345">
                <text:p>3.13737884534345</text:p>
              </table:table-cell>
              <table:table-cell office:value-type="float" office:value="2.79577346441476">
                <text:p>2.79577346441476</text:p>
              </table:table-cell>
              <table:table-cell office:value-type="float" office:value="2.77885573130404">
                <text:p>2.77885573130404</text:p>
              </table:table-cell>
              <table:table-cell office:value-type="float" office:value="2.61640648587209">
                <text:p>2.61640648587209</text:p>
              </table:table-cell>
              <table:table-cell office:value-type="float" office:value="2.31845457962337">
                <text:p>2.318454579623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88521159510153">
                <text:p>2.88521159510153</text:p>
              </table:table-cell>
              <table:table-cell office:value-type="float" office:value="2.77617855652899">
                <text:p>2.77617855652899</text:p>
              </table:table-cell>
              <table:table-cell office:value-type="float" office:value="2.55103235127375">
                <text:p>2.55103235127375</text:p>
              </table:table-cell>
              <table:table-cell office:value-type="float" office:value="2.35551256325597">
                <text:p>2.35551256325597</text:p>
              </table:table-cell>
              <table:table-cell office:value-type="float" office:value="2.3317011070752">
                <text:p>2.33170110707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.73070715962441">
                <text:p>2.73070715962441</text:p>
              </table:table-cell>
              <table:table-cell office:value-type="float" office:value="2.68304975405209">
                <text:p>2.68304975405209</text:p>
              </table:table-cell>
              <table:table-cell office:value-type="float" office:value="2.98757790580626">
                <text:p>2.98757790580626</text:p>
              </table:table-cell>
              <table:table-cell office:value-type="float" office:value="2.76822187564592">
                <text:p>2.76822187564592</text:p>
              </table:table-cell>
              <table:table-cell office:value-type="float" office:value="2.21445312822375">
                <text:p>2.214453128223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1461291413117">
                <text:p>3.1461291413117</text:p>
              </table:table-cell>
              <table:table-cell office:value-type="float" office:value="2.71025943876512">
                <text:p>2.71025943876512</text:p>
              </table:table-cell>
              <table:table-cell office:value-type="float" office:value="2.95017236638961">
                <text:p>2.95017236638961</text:p>
              </table:table-cell>
              <table:table-cell office:value-type="float" office:value="2.57995709469813">
                <text:p>2.57995709469813</text:p>
              </table:table-cell>
              <table:table-cell office:value-type="float" office:value="2.30309207561745">
                <text:p>2.303092075617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74540895346264">
                <text:p>2.74540895346264</text:p>
              </table:table-cell>
              <table:table-cell office:value-type="float" office:value="2.67141710156564">
                <text:p>2.67141710156564</text:p>
              </table:table-cell>
              <table:table-cell office:value-type="float" office:value="2.71799618097502">
                <text:p>2.71799618097502</text:p>
              </table:table-cell>
              <table:table-cell office:value-type="float" office:value="2.46760185921863">
                <text:p>2.46760185921863</text:p>
              </table:table-cell>
              <table:table-cell office:value-type="float" office:value="2.17765595263698">
                <text:p>2.177655952636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73371520893001">
                <text:p>2.73371520893001</text:p>
              </table:table-cell>
              <table:table-cell office:value-type="float" office:value="2.48404195751988">
                <text:p>2.48404195751988</text:p>
              </table:table-cell>
              <table:table-cell office:value-type="float" office:value="2.90356354856168">
                <text:p>2.90356354856168</text:p>
              </table:table-cell>
              <table:table-cell office:value-type="float" office:value="2.17152964587095">
                <text:p>2.17152964587095</text:p>
              </table:table-cell>
              <table:table-cell office:value-type="float" office:value="1.91644020040925">
                <text:p>1.916440200409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9173197492163">
                <text:p>2.9173197492163</text:p>
              </table:table-cell>
              <table:table-cell office:value-type="float" office:value="2.62577437556722">
                <text:p>2.62577437556722</text:p>
              </table:table-cell>
              <table:table-cell office:value-type="float" office:value="3.21160841736888">
                <text:p>3.21160841736888</text:p>
              </table:table-cell>
              <table:table-cell office:value-type="float" office:value="2.3200132282423">
                <text:p>2.3200132282423</text:p>
              </table:table-cell>
              <table:table-cell office:value-type="float" office:value="2.04429875853767">
                <text:p>2.0442987585376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.6850115406809">
                <text:p>2.6850115406809</text:p>
              </table:table-cell>
              <table:table-cell office:value-type="float" office:value="2.56524420801049">
                <text:p>2.56524420801049</text:p>
              </table:table-cell>
              <table:table-cell office:value-type="float" office:value="2.33340024422475">
                <text:p>2.33340024422475</text:p>
              </table:table-cell>
              <table:table-cell office:value-type="float" office:value="2.36564941269038">
                <text:p>2.36564941269038</text:p>
              </table:table-cell>
              <table:table-cell office:value-type="float" office:value="1.99225232114816">
                <text:p>1.9922523211481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.48166666666667">
                <text:p>2.48166666666667</text:p>
              </table:table-cell>
              <table:table-cell office:value-type="float" office:value="2.46016488594772">
                <text:p>2.46016488594772</text:p>
              </table:table-cell>
              <table:table-cell office:value-type="float" office:value="2.46475837088082">
                <text:p>2.46475837088082</text:p>
              </table:table-cell>
              <table:table-cell office:value-type="float" office:value="2.14045258072718">
                <text:p>2.14045258072718</text:p>
              </table:table-cell>
              <table:table-cell office:value-type="float" office:value="1.82267892076948">
                <text:p>1.82267892076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294cm" svg:height="18.166cm" xlink:href=".." xlink:type="simple" chart:class="chart:line" chart:style-name="ch1">
        <chart:title svg:x="13.391cm" svg:y="0.499cm" chart:style-name="ch2">
          <text:p>OpenMP version efficiency</text:p>
        </chart:title>
        <chart:legend chart:legend-position="end" svg:x="27.881cm" svg:y="7.788cm" style:legend-expansion="high" chart:style-name="ch3"/>
        <chart:plot-area chart:style-name="ch4" table:cell-range-address="omp_time_log.R9:omp_time_log.S39 omp_time_log.S7:omp_time_log.S8 omp_time_log.S40:omp_time_log.S167" chart:data-source-has-labels="both" svg:x="1.656cm" svg:y="1.641cm" svg:width="25.58cm" svg:height="15.181cm">
          <chartooo:coordinate-region svg:x="2.383cm" svg:y="1.841cm" svg:width="24.667cm" svg:height="14.334cm"/>
          <chart:axis chart:dimension="x" chart:name="primary-x" chart:style-name="ch5" chartooo:axis-type="auto">
            <chartooo:date-scale/>
            <chart:title svg:x="13.846cm" svg:y="17.185cm" chart:style-name="ch6">
              <text:p>threads</text:p>
            </chart:title>
            <chart:categories table:cell-range-address="omp_time_log.R9:omp_time_log.R39"/>
          </chart:axis>
          <chart:axis chart:dimension="y" chart:name="primary-y" chart:style-name="ch5">
            <chart:title svg:x="0.451cm" svg:y="9.963cm" chart:style-name="ch7">
              <text:p>efficiency</text:p>
            </chart:title>
            <chart:grid chart:style-name="ch8" chart:class="major"/>
          </chart:axis>
          <chart:series chart:style-name="ch9" chart:values-cell-range-address="omp_time_log.S9:omp_time_log.S39" chart:label-cell-address="omp_time_log.S7:omp_time_log.S8" chart:class="chart:line">
            <chart:data-point chart:repeated="31"/>
          </chart:series>
          <chart:series chart:style-name="ch10" chart:values-cell-range-address="omp_time_log.S41:omp_time_log.S71" chart:label-cell-address="omp_time_log.S40:omp_time_log.S40" chart:class="chart:line">
            <chart:data-point chart:repeated="31"/>
          </chart:series>
          <chart:series chart:style-name="ch11" chart:values-cell-range-address="omp_time_log.S73:omp_time_log.S103" chart:label-cell-address="omp_time_log.S72:omp_time_log.S72" chart:class="chart:line">
            <chart:data-point chart:repeated="31"/>
          </chart:series>
          <chart:series chart:style-name="ch12" chart:values-cell-range-address="omp_time_log.S105:omp_time_log.S135" chart:label-cell-address="omp_time_log.S104:omp_time_log.S104" chart:class="chart:line">
            <chart:data-point chart:repeated="31"/>
          </chart:series>
          <chart:series chart:style-name="ch13" chart:values-cell-range-address="omp_time_log.S137:omp_time_log.S167" chart:label-cell-address="omp_time_log.S136:omp_time_log.S13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verysmall</text:p>
                <text:list>
                  <text:list-item>
                    <text:p>efficiency</text:p>
                  </text:list-item>
                  <text:list-item>
                    <text:p>verysmall</text:p>
                  </text:list-item>
                </text:list>
                <draw:g>
                  <svg:desc>omp_time_log.S7:omp_time_log.S8</svg:desc>
                </draw:g>
              </table:table-cell>
              <table:table-cell office:value-type="string">
                <text:p>small</text:p>
                <draw:g>
                  <svg:desc>omp_time_log.S40:omp_time_log.S40</svg:desc>
                </draw:g>
              </table:table-cell>
              <table:table-cell office:value-type="string">
                <text:p>medium</text:p>
                <draw:g>
                  <svg:desc>omp_time_log.S72:omp_time_log.S72</svg:desc>
                </draw:g>
              </table:table-cell>
              <table:table-cell office:value-type="string">
                <text:p>large</text:p>
                <draw:g>
                  <svg:desc>omp_time_log.S104:omp_time_log.S104</svg:desc>
                </draw:g>
              </table:table-cell>
              <table:table-cell office:value-type="string">
                <text:p>verylarge</text:p>
                <draw:g>
                  <svg:desc>omp_time_log.S136:omp_time_log.S1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_time_log.R9:omp_time_log.R39</svg:desc>
                </draw:g>
              </table:table-cell>
              <table:table-cell office:value-type="float" office:value="0.950199101490709">
                <text:p>0.950199101490709</text:p>
                <draw:g>
                  <svg:desc>omp_time_log.S9:omp_time_log.S39</svg:desc>
                </draw:g>
              </table:table-cell>
              <table:table-cell office:value-type="float" office:value="1.06257784306837">
                <text:p>1.06257784306837</text:p>
                <draw:g>
                  <svg:desc>omp_time_log.S41:omp_time_log.S71</svg:desc>
                </draw:g>
              </table:table-cell>
              <table:table-cell office:value-type="float" office:value="1.074328799618">
                <text:p>1.074328799618</text:p>
                <draw:g>
                  <svg:desc>omp_time_log.S73:omp_time_log.S103</svg:desc>
                </draw:g>
              </table:table-cell>
              <table:table-cell office:value-type="float" office:value="0.848330943620041">
                <text:p>0.848330943620041</text:p>
                <draw:g>
                  <svg:desc>omp_time_log.S105:omp_time_log.S135</svg:desc>
                </draw:g>
              </table:table-cell>
              <table:table-cell office:value-type="float" office:value="0.754417656568496">
                <text:p>0.754417656568496</text:p>
                <draw:g>
                  <svg:desc>omp_time_log.S137:omp_time_log.S1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7054433713784">
                <text:p>0.817054433713784</text:p>
              </table:table-cell>
              <table:table-cell office:value-type="float" office:value="0.714738357106032">
                <text:p>0.714738357106032</text:p>
              </table:table-cell>
              <table:table-cell office:value-type="float" office:value="0.724322892867528">
                <text:p>0.724322892867528</text:p>
              </table:table-cell>
              <table:table-cell office:value-type="float" office:value="0.531039355206148">
                <text:p>0.531039355206148</text:p>
              </table:table-cell>
              <table:table-cell office:value-type="float" office:value="0.57667881658636">
                <text:p>0.576678816586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3094202234842">
                <text:p>0.213094202234842</text:p>
              </table:table-cell>
              <table:table-cell office:value-type="float" office:value="0.19539416504193">
                <text:p>0.19539416504193</text:p>
              </table:table-cell>
              <table:table-cell office:value-type="float" office:value="0.199729957274258">
                <text:p>0.199729957274258</text:p>
              </table:table-cell>
              <table:table-cell office:value-type="float" office:value="0.175135641497501">
                <text:p>0.175135641497501</text:p>
              </table:table-cell>
              <table:table-cell office:value-type="float" office:value="0.159804359478292">
                <text:p>0.159804359478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1929059103947">
                <text:p>0.751929059103947</text:p>
              </table:table-cell>
              <table:table-cell office:value-type="float" office:value="0.824005052131058">
                <text:p>0.824005052131058</text:p>
              </table:table-cell>
              <table:table-cell office:value-type="float" office:value="0.912972053144839">
                <text:p>0.912972053144839</text:p>
              </table:table-cell>
              <table:table-cell office:value-type="float" office:value="0.880712116502068">
                <text:p>0.880712116502068</text:p>
              </table:table-cell>
              <table:table-cell office:value-type="float" office:value="0.806461550483587">
                <text:p>0.8064615504835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944876970396">
                <text:p>0.8944876970396</text:p>
              </table:table-cell>
              <table:table-cell office:value-type="float" office:value="0.974589923843">
                <text:p>0.974589923843</text:p>
              </table:table-cell>
              <table:table-cell office:value-type="float" office:value="1.03337333688921">
                <text:p>1.03337333688921</text:p>
              </table:table-cell>
              <table:table-cell office:value-type="float" office:value="0.830069612889231">
                <text:p>0.830069612889231</text:p>
              </table:table-cell>
              <table:table-cell office:value-type="float" office:value="0.736546300489974">
                <text:p>0.7365463004899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70902045597909">
                <text:p>0.670902045597909</text:p>
              </table:table-cell>
              <table:table-cell office:value-type="float" office:value="0.650584152123967">
                <text:p>0.650584152123967</text:p>
              </table:table-cell>
              <table:table-cell office:value-type="float" office:value="0.552567886074194">
                <text:p>0.552567886074194</text:p>
              </table:table-cell>
              <table:table-cell office:value-type="float" office:value="0.523206960845246">
                <text:p>0.523206960845246</text:p>
              </table:table-cell>
              <table:table-cell office:value-type="float" office:value="0.465597792844966">
                <text:p>0.4655977928449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5287865686698">
                <text:p>0.335287865686698</text:p>
              </table:table-cell>
              <table:table-cell office:value-type="float" office:value="0.280965530053537">
                <text:p>0.280965530053537</text:p>
              </table:table-cell>
              <table:table-cell office:value-type="float" office:value="0.316633753262967">
                <text:p>0.316633753262967</text:p>
              </table:table-cell>
              <table:table-cell office:value-type="float" office:value="0.251946823729402">
                <text:p>0.251946823729402</text:p>
              </table:table-cell>
              <table:table-cell office:value-type="float" office:value="0.248003948431926">
                <text:p>0.2480039484319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0399931194633">
                <text:p>0.800399931194633</text:p>
              </table:table-cell>
              <table:table-cell office:value-type="float" office:value="0.648131915225183">
                <text:p>0.648131915225183</text:p>
              </table:table-cell>
              <table:table-cell office:value-type="float" office:value="0.707253386874341">
                <text:p>0.707253386874341</text:p>
              </table:table-cell>
              <table:table-cell office:value-type="float" office:value="0.686419039809155">
                <text:p>0.686419039809155</text:p>
              </table:table-cell>
              <table:table-cell office:value-type="float" office:value="0.629737804334255">
                <text:p>0.6297378043342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469712969185">
                <text:p>0.71469712969185</text:p>
              </table:table-cell>
              <table:table-cell office:value-type="float" office:value="0.610840829814577">
                <text:p>0.610840829814577</text:p>
              </table:table-cell>
              <table:table-cell office:value-type="float" office:value="0.626020419611803">
                <text:p>0.626020419611803</text:p>
              </table:table-cell>
              <table:table-cell office:value-type="float" office:value="0.589352828811169">
                <text:p>0.589352828811169</text:p>
              </table:table-cell>
              <table:table-cell office:value-type="float" office:value="0.536732826259808">
                <text:p>0.5367328262598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6750584584453">
                <text:p>0.406750584584453</text:p>
              </table:table-cell>
              <table:table-cell office:value-type="float" office:value="0.420508186465633">
                <text:p>0.420508186465633</text:p>
              </table:table-cell>
              <table:table-cell office:value-type="float" office:value="0.453858642780683">
                <text:p>0.453858642780683</text:p>
              </table:table-cell>
              <table:table-cell office:value-type="float" office:value="0.428077455048409">
                <text:p>0.428077455048409</text:p>
              </table:table-cell>
              <table:table-cell office:value-type="float" office:value="0.378222774768375">
                <text:p>0.3782227747683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3640613048528">
                <text:p>0.263640613048528</text:p>
              </table:table-cell>
              <table:table-cell office:value-type="float" office:value="0.249754167886444">
                <text:p>0.249754167886444</text:p>
              </table:table-cell>
              <table:table-cell office:value-type="float" office:value="0.264803646310882">
                <text:p>0.264803646310882</text:p>
              </table:table-cell>
              <table:table-cell office:value-type="float" office:value="0.248099534861789">
                <text:p>0.248099534861789</text:p>
              </table:table-cell>
              <table:table-cell office:value-type="float" office:value="0.222626507843399">
                <text:p>0.2226265078433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1711153006549">
                <text:p>0.461711153006549</text:p>
              </table:table-cell>
              <table:table-cell office:value-type="float" office:value="0.362935773812121">
                <text:p>0.362935773812121</text:p>
              </table:table-cell>
              <table:table-cell office:value-type="float" office:value="0.43705196009625">
                <text:p>0.43705196009625</text:p>
              </table:table-cell>
              <table:table-cell office:value-type="float" office:value="0.347244614151699">
                <text:p>0.347244614151699</text:p>
              </table:table-cell>
              <table:table-cell office:value-type="float" office:value="0.339644744969773">
                <text:p>0.3396447449697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3683776540919">
                <text:p>0.383683776540919</text:p>
              </table:table-cell>
              <table:table-cell office:value-type="float" office:value="0.349543274660279">
                <text:p>0.349543274660279</text:p>
              </table:table-cell>
              <table:table-cell office:value-type="float" office:value="0.369319279963357">
                <text:p>0.369319279963357</text:p>
              </table:table-cell>
              <table:table-cell office:value-type="float" office:value="0.325909113031321">
                <text:p>0.325909113031321</text:p>
              </table:table-cell>
              <table:table-cell office:value-type="float" office:value="0.293718269527581">
                <text:p>0.2937182695275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438971656363">
                <text:p>0.31438971656363</text:p>
              </table:table-cell>
              <table:table-cell office:value-type="float" office:value="0.281374207188161">
                <text:p>0.281374207188161</text:p>
              </table:table-cell>
              <table:table-cell office:value-type="float" office:value="0.293954145066802">
                <text:p>0.293954145066802</text:p>
              </table:table-cell>
              <table:table-cell office:value-type="float" office:value="0.27885917632417">
                <text:p>0.27885917632417</text:p>
              </table:table-cell>
              <table:table-cell office:value-type="float" office:value="0.254750810315069">
                <text:p>0.2547508103150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10775154294774">
                <text:p>0.210775154294774</text:p>
              </table:table-cell>
              <table:table-cell office:value-type="float" office:value="0.188499398059628">
                <text:p>0.188499398059628</text:p>
              </table:table-cell>
              <table:table-cell office:value-type="float" office:value="0.200438256171509">
                <text:p>0.200438256171509</text:p>
              </table:table-cell>
              <table:table-cell office:value-type="float" office:value="0.184841612637113">
                <text:p>0.184841612637113</text:p>
              </table:table-cell>
              <table:table-cell office:value-type="float" office:value="0.170951156812339">
                <text:p>0.1709511568123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848566153136">
                <text:p>0.26848566153136</text:p>
              </table:table-cell>
              <table:table-cell office:value-type="float" office:value="0.238913302600778">
                <text:p>0.238913302600778</text:p>
              </table:table-cell>
              <table:table-cell office:value-type="float" office:value="0.263604169501262">
                <text:p>0.263604169501262</text:p>
              </table:table-cell>
              <table:table-cell office:value-type="float" office:value="0.224546097474729">
                <text:p>0.224546097474729</text:p>
              </table:table-cell>
              <table:table-cell office:value-type="float" office:value="0.200869797608674">
                <text:p>0.2008697976086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0648538606951">
                <text:p>0.270648538606951</text:p>
              </table:table-cell>
              <table:table-cell office:value-type="float" office:value="0.235251902837729">
                <text:p>0.235251902837729</text:p>
              </table:table-cell>
              <table:table-cell office:value-type="float" office:value="0.248995933754833">
                <text:p>0.248995933754833</text:p>
              </table:table-cell>
              <table:table-cell office:value-type="float" office:value="0.210280960781963">
                <text:p>0.210280960781963</text:p>
              </table:table-cell>
              <table:table-cell office:value-type="float" office:value="0.188452812087275">
                <text:p>0.1884528120872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5862021291304">
                <text:p>0.205862021291304</text:p>
              </table:table-cell>
              <table:table-cell office:value-type="float" office:value="0.204495866752712">
                <text:p>0.204495866752712</text:p>
              </table:table-cell>
              <table:table-cell office:value-type="float" office:value="0.204939359881291">
                <text:p>0.204939359881291</text:p>
              </table:table-cell>
              <table:table-cell office:value-type="float" office:value="0.194669520864716">
                <text:p>0.194669520864716</text:p>
              </table:table-cell>
              <table:table-cell office:value-type="float" office:value="0.170421039093425">
                <text:p>0.1704210390934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67282319528329">
                <text:p>0.167282319528329</text:p>
              </table:table-cell>
              <table:table-cell office:value-type="float" office:value="0.145049632280818">
                <text:p>0.145049632280818</text:p>
              </table:table-cell>
              <table:table-cell office:value-type="float" office:value="0.155683804277223">
                <text:p>0.155683804277223</text:p>
              </table:table-cell>
              <table:table-cell office:value-type="float" office:value="0.139165049378267">
                <text:p>0.139165049378267</text:p>
              </table:table-cell>
              <table:table-cell office:value-type="float" office:value="0.125960479314297">
                <text:p>0.1259604793142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0826976706037">
                <text:p>0.190826976706037</text:p>
              </table:table-cell>
              <table:table-cell office:value-type="float" office:value="0.188628169077963">
                <text:p>0.188628169077963</text:p>
              </table:table-cell>
              <table:table-cell office:value-type="float" office:value="0.202539493553258">
                <text:p>0.202539493553258</text:p>
              </table:table-cell>
              <table:table-cell office:value-type="float" office:value="0.164152196391642">
                <text:p>0.164152196391642</text:p>
              </table:table-cell>
              <table:table-cell office:value-type="float" office:value="0.150322855695885">
                <text:p>0.1503228556958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82597221677197">
                <text:p>0.182597221677197</text:p>
              </table:table-cell>
              <table:table-cell office:value-type="float" office:value="0.163012191925452">
                <text:p>0.163012191925452</text:p>
              </table:table-cell>
              <table:table-cell office:value-type="float" office:value="0.179209613825656">
                <text:p>0.179209613825656</text:p>
              </table:table-cell>
              <table:table-cell office:value-type="float" office:value="0.175515701424825">
                <text:p>0.175515701424825</text:p>
              </table:table-cell>
              <table:table-cell office:value-type="float" office:value="0.149074146092135">
                <text:p>0.1490741460921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7467491264732">
                <text:p>0.157467491264732</text:p>
              </table:table-cell>
              <table:table-cell office:value-type="float" office:value="0.154106059799033">
                <text:p>0.154106059799033</text:p>
              </table:table-cell>
              <table:table-cell office:value-type="float" office:value="0.169719747609812">
                <text:p>0.169719747609812</text:p>
              </table:table-cell>
              <table:table-cell office:value-type="float" office:value="0.135030510230035">
                <text:p>0.135030510230035</text:p>
              </table:table-cell>
              <table:table-cell office:value-type="float" office:value="0.129066308415699">
                <text:p>0.1290663084156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6407775884498">
                <text:p>0.136407775884498</text:p>
              </table:table-cell>
              <table:table-cell office:value-type="float" office:value="0.121555368018033">
                <text:p>0.121555368018033</text:p>
              </table:table-cell>
              <table:table-cell office:value-type="float" office:value="0.120819814404523">
                <text:p>0.120819814404523</text:p>
              </table:table-cell>
              <table:table-cell office:value-type="float" office:value="0.113756803733569">
                <text:p>0.113756803733569</text:p>
              </table:table-cell>
              <table:table-cell office:value-type="float" office:value="0.100802373027103">
                <text:p>0.100802373027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162862346923">
                <text:p>0.090162862346923</text:p>
              </table:table-cell>
              <table:table-cell office:value-type="float" office:value="0.0867555798915311">
                <text:p>0.0867555798915311</text:p>
              </table:table-cell>
              <table:table-cell office:value-type="float" office:value="0.0797197609773047">
                <text:p>0.0797197609773047</text:p>
              </table:table-cell>
              <table:table-cell office:value-type="float" office:value="0.0736097676017492">
                <text:p>0.0736097676017492</text:p>
              </table:table-cell>
              <table:table-cell office:value-type="float" office:value="0.0728656595961">
                <text:p>0.07286565959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27487018068004">
                <text:p>0.0827487018068004</text:p>
              </table:table-cell>
              <table:table-cell office:value-type="float" office:value="0.0813045380015786">
                <text:p>0.0813045380015786</text:p>
              </table:table-cell>
              <table:table-cell office:value-type="float" office:value="0.0905326638123109">
                <text:p>0.0905326638123109</text:p>
              </table:table-cell>
              <table:table-cell office:value-type="float" office:value="0.0838855113832096">
                <text:p>0.0838855113832096</text:p>
              </table:table-cell>
              <table:table-cell office:value-type="float" office:value="0.0671046402492045">
                <text:p>0.06710464024920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98894040374771">
                <text:p>0.0898894040374771</text:p>
              </table:table-cell>
              <table:table-cell office:value-type="float" office:value="0.0774359839647177">
                <text:p>0.0774359839647177</text:p>
              </table:table-cell>
              <table:table-cell office:value-type="float" office:value="0.0842906390397032">
                <text:p>0.0842906390397032</text:p>
              </table:table-cell>
              <table:table-cell office:value-type="float" office:value="0.073713059848518">
                <text:p>0.073713059848518</text:p>
              </table:table-cell>
              <table:table-cell office:value-type="float" office:value="0.0658026307319271">
                <text:p>0.06580263073192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0395101370837">
                <text:p>0.070395101370837</text:p>
              </table:table-cell>
              <table:table-cell office:value-type="float" office:value="0.0684978743991189">
                <text:p>0.0684978743991189</text:p>
              </table:table-cell>
              <table:table-cell office:value-type="float" office:value="0.0696922097685903">
                <text:p>0.0696922097685903</text:p>
              </table:table-cell>
              <table:table-cell office:value-type="float" office:value="0.0632718425440673">
                <text:p>0.0632718425440673</text:p>
              </table:table-cell>
              <table:table-cell office:value-type="float" office:value="0.055837332118897">
                <text:p>0.0558373321188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27143001395315">
                <text:p>0.0427143001395315</text:p>
              </table:table-cell>
              <table:table-cell office:value-type="float" office:value="0.0388131555862481">
                <text:p>0.0388131555862481</text:p>
              </table:table-cell>
              <table:table-cell office:value-type="float" office:value="0.0453681804462762">
                <text:p>0.0453681804462762</text:p>
              </table:table-cell>
              <table:table-cell office:value-type="float" office:value="0.0339301507167336">
                <text:p>0.0339301507167336</text:p>
              </table:table-cell>
              <table:table-cell office:value-type="float" office:value="0.0299443781313945">
                <text:p>0.02994437813139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448818422956354">
                <text:p>0.0448818422956354</text:p>
              </table:table-cell>
              <table:table-cell office:value-type="float" office:value="0.0403965288548803">
                <text:p>0.0403965288548803</text:p>
              </table:table-cell>
              <table:table-cell office:value-type="float" office:value="0.0494093602672136">
                <text:p>0.0494093602672136</text:p>
              </table:table-cell>
              <table:table-cell office:value-type="float" office:value="0.0356925112037276">
                <text:p>0.0356925112037276</text:p>
              </table:table-cell>
              <table:table-cell office:value-type="float" office:value="0.0314507501313488">
                <text:p>0.03145075013134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400747991146403">
                <text:p>0.0400747991146403</text:p>
              </table:table-cell>
              <table:table-cell office:value-type="float" office:value="0.0382872269852311">
                <text:p>0.0382872269852311</text:p>
              </table:table-cell>
              <table:table-cell office:value-type="float" office:value="0.0348268693167874">
                <text:p>0.0348268693167874</text:p>
              </table:table-cell>
              <table:table-cell office:value-type="float" office:value="0.0353082001894087">
                <text:p>0.0353082001894087</text:p>
              </table:table-cell>
              <table:table-cell office:value-type="float" office:value="0.029735109270868">
                <text:p>0.0297351092708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49530516431925">
                <text:p>0.0349530516431925</text:p>
              </table:table-cell>
              <table:table-cell office:value-type="float" office:value="0.0346502096612356">
                <text:p>0.0346502096612356</text:p>
              </table:table-cell>
              <table:table-cell office:value-type="float" office:value="0.0347149066321242">
                <text:p>0.0347149066321242</text:p>
              </table:table-cell>
              <table:table-cell office:value-type="float" office:value="0.0301472194468617">
                <text:p>0.0301472194468617</text:p>
              </table:table-cell>
              <table:table-cell office:value-type="float" office:value="0.0256715340953448">
                <text:p>0.02567153409534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61cm" svg:height="12.353cm" xlink:href=".." xlink:type="simple" chart:class="chart:line" chart:style-name="ch1">
        <chart:title svg:x="7.652cm" svg:y="0.584cm" chart:style-name="ch2">
          <text:p>Producer-Consumer elapsed time</text:p>
        </chart:title>
        <chart:legend chart:legend-position="end" svg:x="19.135cm" svg:y="4.881cm" style:legend-expansion="high" chart:style-name="ch3"/>
        <chart:plot-area chart:style-name="ch4" table:cell-range-address="'prod-cons'.L4:'prod-cons'.M6 'prod-cons'.M3:'prod-cons'.M3 'prod-cons'.M7:'prod-cons'.M22" chart:data-source-has-labels="both" svg:x="1.45cm" svg:y="1.409cm" svg:width="17.246cm" svg:height="9.716cm">
          <chartooo:coordinate-region svg:x="2.071cm" svg:y="1.608cm" svg:width="16.438cm" svg:height="8.87cm"/>
          <chart:axis chart:dimension="x" chart:name="primary-x" chart:style-name="ch5" chartooo:axis-type="auto">
            <chartooo:date-scale/>
            <chart:title svg:x="9.473cm" svg:y="11.372cm" chart:style-name="ch6">
              <text:p>threads</text:p>
            </chart:title>
            <chart:categories table:cell-range-address="'prod-cons'.L4:'prod-cons'.L6"/>
          </chart:axis>
          <chart:axis chart:dimension="y" chart:name="primary-y" chart:style-name="ch5">
            <chart:title svg:x="0.451cm" svg:y="6.972cm" chart:style-name="ch7">
              <text:p>total time</text:p>
            </chart:title>
            <chart:grid chart:style-name="ch8" chart:class="major"/>
          </chart:axis>
          <chart:series chart:style-name="ch9" chart:values-cell-range-address="'prod-cons'.M4:'prod-cons'.M6" chart:label-cell-address="'prod-cons'.M3:'prod-cons'.M3" chart:class="chart:line">
            <chart:data-point chart:repeated="3"/>
          </chart:series>
          <chart:series chart:style-name="ch10" chart:values-cell-range-address="'prod-cons'.M8:'prod-cons'.M10" chart:label-cell-address="'prod-cons'.M7:'prod-cons'.M7" chart:class="chart:line">
            <chart:data-point chart:repeated="3"/>
          </chart:series>
          <chart:series chart:style-name="ch11" chart:values-cell-range-address="'prod-cons'.M12:'prod-cons'.M14" chart:label-cell-address="'prod-cons'.M11:'prod-cons'.M11" chart:class="chart:line">
            <chart:data-point chart:repeated="3"/>
          </chart:series>
          <chart:series chart:style-name="ch12" chart:values-cell-range-address="'prod-cons'.M16:'prod-cons'.M18" chart:label-cell-address="'prod-cons'.M15:'prod-cons'.M15" chart:class="chart:line">
            <chart:data-point chart:repeated="3"/>
          </chart:series>
          <chart:series chart:style-name="ch13" chart:values-cell-range-address="'prod-cons'.M20:'prod-cons'.M22" chart:label-cell-address="'prod-cons'.M19:'prod-cons'.M1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M3:'prod-cons'.M3</svg:desc>
                </draw:g>
              </table:table-cell>
              <table:table-cell office:value-type="string">
                <text:p>small</text:p>
                <draw:g>
                  <svg:desc>'prod-cons'.M7:'prod-cons'.M7</svg:desc>
                </draw:g>
              </table:table-cell>
              <table:table-cell office:value-type="string">
                <text:p>medium</text:p>
                <draw:g>
                  <svg:desc>'prod-cons'.M11:'prod-cons'.M11</svg:desc>
                </draw:g>
              </table:table-cell>
              <table:table-cell office:value-type="string">
                <text:p>large</text:p>
                <draw:g>
                  <svg:desc>'prod-cons'.M15:'prod-cons'.M15</svg:desc>
                </draw:g>
              </table:table-cell>
              <table:table-cell office:value-type="string">
                <text:p>verylarge</text:p>
                <draw:g>
                  <svg:desc>'prod-cons'.M19:'prod-cons'.M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L4:'prod-cons'.L6</svg:desc>
                </draw:g>
              </table:table-cell>
              <table:table-cell office:value-type="float" office:value="0.7664">
                <text:p>0.7664</text:p>
                <draw:g>
                  <svg:desc>'prod-cons'.M4:'prod-cons'.M6</svg:desc>
                </draw:g>
              </table:table-cell>
              <table:table-cell office:value-type="float" office:value="1.6595">
                <text:p>1.6595</text:p>
                <draw:g>
                  <svg:desc>'prod-cons'.M8:'prod-cons'.M10</svg:desc>
                </draw:g>
              </table:table-cell>
              <table:table-cell office:value-type="float" office:value="3.4738">
                <text:p>3.4738</text:p>
                <draw:g>
                  <svg:desc>'prod-cons'.M12:'prod-cons'.M14</svg:desc>
                </draw:g>
              </table:table-cell>
              <table:table-cell office:value-type="float" office:value="8.3688">
                <text:p>8.3688</text:p>
                <draw:g>
                  <svg:desc>'prod-cons'.M16:'prod-cons'.M18</svg:desc>
                </draw:g>
              </table:table-cell>
              <table:table-cell office:value-type="float" office:value="21.4987">
                <text:p>21.4987</text:p>
                <draw:g>
                  <svg:desc>'prod-cons'.M20:'prod-cons'.M2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1.4324">
                <text:p>1.4324</text:p>
              </table:table-cell>
              <table:table-cell office:value-type="float" office:value="2.9732">
                <text:p>2.9732</text:p>
              </table:table-cell>
              <table:table-cell office:value-type="float" office:value="11.5763">
                <text:p>11.5763</text:p>
              </table:table-cell>
              <table:table-cell office:value-type="float" office:value="18.6801">
                <text:p>18.68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879">
                <text:p>0.6879</text:p>
              </table:table-cell>
              <table:table-cell office:value-type="float" office:value="1.4196">
                <text:p>1.4196</text:p>
              </table:table-cell>
              <table:table-cell office:value-type="float" office:value="2.9476">
                <text:p>2.9476</text:p>
              </table:table-cell>
              <table:table-cell office:value-type="float" office:value="9.23">
                <text:p>9.23</text:p>
              </table:table-cell>
              <table:table-cell office:value-type="float" office:value="19.0887">
                <text:p>19.08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OMP, speed-up</text:p>
        </chart:title>
        <chart:subtitle svg:x="6.554cm" svg:y="1.275cm" chart:style-name="ch3">
          <text:p>1 internal thread</text:p>
        </chart:subtitle>
        <chart:legend chart:legend-position="end" svg:x="13.174cm" svg:y="3.454cm" style:legend-expansion="high" chart:style-name="ch4"/>
        <chart:plot-area chart:style-name="ch5" table:cell-range-address="Sheet4.AE5:Sheet4.AF12 Sheet4.AF4:Sheet4.AF4 Sheet4.AF13:Sheet4.AF35" chart:data-source-has-labels="both" svg:x="1.331cm" svg:y="2.138cm" svg:width="11.523cm" svg:height="5.701cm">
          <chartooo:coordinate-region svg:x="1.767cm" svg:y="2.338cm" svg:width="10.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4.AE5:Sheet4.AE12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4.AF5:Sheet4.AF12" chart:label-cell-address="Sheet4.AF4:Sheet4.AF4" chart:class="chart:line">
            <chart:data-point chart:repeated="8"/>
          </chart:series>
          <chart:series chart:style-name="ch11" chart:values-cell-range-address="Sheet4.AF14:Sheet4.AF21" chart:label-cell-address="Sheet4.AF13:Sheet4.AF13" chart:class="chart:line">
            <chart:data-point chart:repeated="8"/>
          </chart:series>
          <chart:series chart:style-name="ch12" chart:values-cell-range-address="Sheet4.AF23:Sheet4.AF30" chart:label-cell-address="Sheet4.AF22:Sheet4.AF22" chart:class="chart:line">
            <chart:data-point chart:repeated="8"/>
          </chart:series>
          <chart:series chart:style-name="ch13" chart:values-cell-range-address="Sheet4.AF32:Sheet4.AF35" chart:label-cell-address="Sheet4.AF31:Sheet4.AF3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4.AF4:Sheet4.AF4</svg:desc>
                </draw:g>
              </table:table-cell>
              <table:table-cell office:value-type="string">
                <text:p>small</text:p>
                <draw:g>
                  <svg:desc>Sheet4.AF13:Sheet4.AF13</svg:desc>
                </draw:g>
              </table:table-cell>
              <table:table-cell office:value-type="string">
                <text:p>medium</text:p>
                <draw:g>
                  <svg:desc>Sheet4.AF22:Sheet4.AF22</svg:desc>
                </draw:g>
              </table:table-cell>
              <table:table-cell office:value-type="string">
                <text:p>large</text:p>
                <draw:g>
                  <svg:desc>Sheet4.AF31:Sheet4.AF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E5:Sheet4.AE12</svg:desc>
                </draw:g>
              </table:table-cell>
              <table:table-cell office:value-type="float" office:value="1.38429214235246">
                <text:p>1.38429214235246</text:p>
                <draw:g>
                  <svg:desc>Sheet4.AF5:Sheet4.AF12</svg:desc>
                </draw:g>
              </table:table-cell>
              <table:table-cell office:value-type="float" office:value="1.2358851496917">
                <text:p>1.2358851496917</text:p>
                <draw:g>
                  <svg:desc>Sheet4.AF14:Sheet4.AF21</svg:desc>
                </draw:g>
              </table:table-cell>
              <table:table-cell office:value-type="float" office:value="1.31236887412857">
                <text:p>1.31236887412857</text:p>
                <draw:g>
                  <svg:desc>Sheet4.AF23:Sheet4.AF30</svg:desc>
                </draw:g>
              </table:table-cell>
              <table:table-cell office:value-type="float" office:value="1.06226633450264">
                <text:p>1.06226633450264</text:p>
                <draw:g>
                  <svg:desc>Sheet4.AF32:Sheet4.A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8291701359978">
                <text:p>2.58291701359978</text:p>
              </table:table-cell>
              <table:table-cell office:value-type="float" office:value="2.36385918795069">
                <text:p>2.36385918795069</text:p>
              </table:table-cell>
              <table:table-cell office:value-type="float" office:value="2.47956698721937">
                <text:p>2.47956698721937</text:p>
              </table:table-cell>
              <table:table-cell office:value-type="float" office:value="2.16640442333426">
                <text:p>2.166404423334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78716563786008">
                <text:p>4.78716563786008</text:p>
              </table:table-cell>
              <table:table-cell office:value-type="float" office:value="4.23907504140655">
                <text:p>4.23907504140655</text:p>
              </table:table-cell>
              <table:table-cell office:value-type="float" office:value="3.94281918652308">
                <text:p>3.94281918652308</text:p>
              </table:table-cell>
              <table:table-cell office:value-type="float" office:value="3.60090436908035">
                <text:p>3.60090436908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2834008097166">
                <text:p>6.02834008097166</text:p>
              </table:table-cell>
              <table:table-cell office:value-type="float" office:value="4.99924874164225">
                <text:p>4.99924874164225</text:p>
              </table:table-cell>
              <table:table-cell office:value-type="float" office:value="4.60798757928118">
                <text:p>4.60798757928118</text:p>
              </table:table-cell>
              <table:table-cell office:value-type="float" office:value="3.37399230487358">
                <text:p>3.373992304873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78297343482989">
                <text:p>5.78297343482989</text:p>
              </table:table-cell>
              <table:table-cell office:value-type="float" office:value="4.64407844231977">
                <text:p>4.64407844231977</text:p>
              </table:table-cell>
              <table:table-cell office:value-type="float" office:value="4.69199461823074">
                <text:p>4.6919946182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36383285302594">
                <text:p>5.36383285302594</text:p>
              </table:table-cell>
              <table:table-cell office:value-type="float" office:value="4.3996694214876">
                <text:p>4.3996694214876</text:p>
              </table:table-cell>
              <table:table-cell office:value-type="float" office:value="4.61011963778174">
                <text:p>4.61011963778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87557301899149">
                <text:p>4.87557301899149</text:p>
              </table:table-cell>
              <table:table-cell office:value-type="float" office:value="4.23718560967845">
                <text:p>4.23718560967845</text:p>
              </table:table-cell>
              <table:table-cell office:value-type="float" office:value="4.08435569349691">
                <text:p>4.0843556934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7855812424674">
                <text:p>4.07855812424674</text:p>
              </table:table-cell>
              <table:table-cell office:value-type="float" office:value="3.48311960219838">
                <text:p>3.48311960219838</text:p>
              </table:table-cell>
              <table:table-cell office:value-type="float" office:value="3.69645175822137">
                <text:p>3.696451758221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